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7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9" style:family="table-cell" style:parent-style-name="Default" style:data-style-name="N0"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/>
      <style:text-properties fo:color="#000000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1.97555555555556cm"/>
    </style:style>
    <style:style style:name="co5" style:family="table-column">
      <style:table-column-properties fo:break-before="auto" style:column-width="2.04611111111111cm"/>
    </style:style>
    <style:style style:name="co6" style:family="table-column">
      <style:table-column-properties fo:break-before="auto" style:column-width="2.13430555555556cm"/>
    </style:style>
    <style:style style:name="co7" style:family="table-column">
      <style:table-column-properties fo:break-before="auto" style:column-width="13.7583333333333cm"/>
    </style:style>
    <style:style style:name="co8" style:family="table-column">
      <style:table-column-properties fo:break-before="auto" style:column-width="2.76930555555556cm"/>
    </style:style>
    <style:style style:name="co9" style:family="table-column">
      <style:table-column-properties fo:break-before="auto" style:column-width="4.56847222222222cm"/>
    </style:style>
    <style:style style:name="co10" style:family="table-column">
      <style:table-column-properties fo:break-before="auto" style:column-width="1.78152777777778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4.40972222222222cm"/>
    </style:style>
    <style:style style:name="co13" style:family="table-column">
      <style:table-column-properties fo:break-before="auto" style:column-width="11.9415277777778cm"/>
    </style:style>
    <style:style style:name="co14" style:family="table-column">
      <style:table-column-properties fo:break-before="auto" style:column-width="2.71638888888889cm"/>
    </style:style>
    <style:style style:name="co15" style:family="table-column">
      <style:table-column-properties fo:break-before="auto" style:column-width="3.21027777777778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2.55763888888889cm"/>
    </style:style>
    <style:style style:name="co18" style:family="table-column">
      <style:table-column-properties fo:break-before="auto" style:column-width="2.46944444444444cm"/>
    </style:style>
    <style:style style:name="co19" style:family="table-column">
      <style:table-column-properties fo:break-before="auto" style:column-width="11.9944444444444cm"/>
    </style:style>
    <style:style style:name="co20" style:family="table-column">
      <style:table-column-properties fo:break-before="auto" style:column-width="24.2181944444444cm"/>
    </style:style>
    <style:style style:name="co21" style:family="table-column">
      <style:table-column-properties fo:break-before="auto" style:column-width="4.46263888888889cm"/>
    </style:style>
    <style:style style:name="co22" style:family="table-column">
      <style:table-column-properties fo:break-before="auto" style:column-width="11.2536111111111cm"/>
    </style:style>
    <style:style style:name="co23" style:family="table-column">
      <style:table-column-properties fo:break-before="auto" style:column-width="25.1706944444444cm"/>
    </style:style>
    <style:style style:name="co24" style:family="table-column">
      <style:table-column-properties fo:break-before="auto" style:column-width="7.03791666666667cm"/>
    </style:style>
    <style:style style:name="co25" style:family="table-column">
      <style:table-column-properties fo:break-before="auto" style:column-width="4.85069444444444cm"/>
    </style:style>
    <style:style style:name="co26" style:family="table-column">
      <style:table-column-properties fo:break-before="auto" style:column-width="11.7298611111111cm"/>
    </style:style>
    <style:style style:name="co27" style:family="table-column">
      <style:table-column-properties fo:break-before="auto" style:column-width="6.05013888888889cm"/>
    </style:style>
    <style:style style:name="co28" style:family="table-column">
      <style:table-column-properties fo:break-before="auto" style:column-width="3.08680555555556cm"/>
    </style:style>
    <style:style style:name="co29" style:family="table-column">
      <style:table-column-properties fo:break-before="auto" style:column-width="2.66347222222222cm"/>
    </style:style>
    <style:style style:name="co30" style:family="table-column">
      <style:table-column-properties fo:break-before="auto" style:column-width="2.73402777777778cm"/>
    </style:style>
    <style:style style:name="co31" style:family="table-column">
      <style:table-column-properties fo:break-before="auto" style:column-width="2.50472222222222cm"/>
    </style:style>
    <style:style style:name="co32" style:family="table-column">
      <style:table-column-properties fo:break-before="auto" style:column-width="3.51013888888889cm"/>
    </style:style>
    <style:style style:name="co33" style:family="table-column">
      <style:table-column-properties fo:break-before="auto" style:column-width="11.8886111111111cm"/>
    </style:style>
    <style:style style:name="co34" style:family="table-column">
      <style:table-column-properties fo:break-before="auto" style:column-width="6.29708333333333cm"/>
    </style:style>
    <style:style style:name="co35" style:family="table-column">
      <style:table-column-properties fo:break-before="auto" style:column-width="7.67291666666667cm"/>
    </style:style>
    <style:style style:name="co36" style:family="table-column">
      <style:table-column-properties fo:break-before="auto" style:column-width="1.71097222222222cm"/>
    </style:style>
    <style:style style:name="co37" style:family="table-column">
      <style:table-column-properties fo:break-before="auto" style:column-width="1.30527777777778cm"/>
    </style:style>
    <style:style style:name="co38" style:family="table-column">
      <style:table-column-properties fo:break-before="auto" style:column-width="1.35819444444444cm"/>
    </style:style>
    <style:style style:name="co39" style:family="table-column">
      <style:table-column-properties fo:break-before="auto" style:column-width="1.5875cm"/>
    </style:style>
    <style:style style:name="co40" style:family="table-column">
      <style:table-column-properties fo:break-before="auto" style:column-width="7.74347222222222cm"/>
    </style:style>
    <style:style style:name="co41" style:family="table-column">
      <style:table-column-properties fo:break-before="auto" style:column-width="3.01625cm"/>
    </style:style>
    <style:style style:name="co42" style:family="table-column">
      <style:table-column-properties fo:break-before="auto" style:column-width="2.59291666666667cm"/>
    </style:style>
    <style:style style:name="co43" style:family="table-column">
      <style:table-column-properties fo:break-before="auto" style:column-width="11.5711111111111cm"/>
    </style:style>
    <style:style style:name="co44" style:family="table-column">
      <style:table-column-properties fo:break-before="auto" style:column-width="3.03388888888889cm"/>
    </style:style>
    <style:style style:name="co45" style:family="table-column">
      <style:table-column-properties fo:break-before="auto" style:column-width="4.55083333333333cm"/>
    </style:style>
    <style:style style:name="co46" style:family="table-column">
      <style:table-column-properties fo:break-before="auto" style:column-width="3.05152777777778cm"/>
    </style:style>
    <style:style style:name="co47" style:family="table-column">
      <style:table-column-properties fo:break-before="auto" style:column-width="2.94569444444444cm"/>
    </style:style>
    <style:style style:name="co48" style:family="table-column">
      <style:table-column-properties fo:break-before="auto" style:column-width="3.19263888888889cm"/>
    </style:style>
    <style:style style:name="co49" style:family="table-column">
      <style:table-column-properties fo:break-before="auto" style:column-width="2.48708333333333cm"/>
    </style:style>
    <style:style style:name="co50" style:family="table-column">
      <style:table-column-properties fo:break-before="auto" style:column-width="12.8234722222222cm"/>
    </style:style>
    <style:style style:name="co51" style:family="table-column">
      <style:table-column-properties fo:break-before="auto" style:column-width="30.49763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52pt" style:use-optimal-row-height="true" fo:break-before="auto"/>
    </style:style>
    <style:style style:name="ro4" style:family="table-row">
      <style:table-row-properties style:row-height="13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4" table:default-cell-style-name="ce5"/>
        <table:table-column table:style-name="co2" table:number-columns-repeated="16354" table:default-cell-style-name="ce1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6" table:style-name="ce5"/>
          <table:table-cell office:value-type="string" table:style-name="ce6">
            <text:p>JSONString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table:style-name="ce8"/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table:number-columns-repeated="2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</text:p>
          </table:table-cell>
          <table:table-cell office:value-type="float" office:value="96" table:style-name="ce9">
            <text:p>96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</text:p>
          </table:table-cell>
          <table:table-cell office:value-type="string" table:style-name="ce10">
            <text:p>HE100A</text:p>
          </table:table-cell>
          <table:table-cell office:value-type="string" table:style-name="ce10">
            <text:p>HEA 100</text:p>
          </table:table-cell>
          <table:table-cell office:value-type="string" office:string-value="hea100" table:formula="of:=LOWER([.H3])" table:style-name="ce10">
            <text:p>hea100</text:p>
          </table:table-cell>
          <table:table-cell office:value-type="string" office:string-value="he100a" table:formula="of:=LOWER([.I3])" table:style-name="ce10">
            <text:p>he100a</text:p>
          </table:table-cell>
          <table:table-cell office:value-type="string" office:string-value="hea 100" table:formula="of:=LOWER([.J3])" table:style-name="ce5">
            <text:p>hea 100</text:p>
          </table:table-cell>
          <table:table-cell table:style-name="ce5"/>
          <table:table-cell office:value-type="string" office:string-value="synonyms&quot;:[&quot;HEA100&quot;,&quot;HE100A&quot;,&quot;HEA 100&quot;,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,&quot;&amp;&quot;&quot;&quot;&quot;&amp;[.L3]&amp;&quot;&quot;&quot;&quot;&amp;&quot;,&quot;&amp;&quot;&quot;&quot;&quot;&amp;[.M3]&amp;&quot;&quot;&quot;&quot;&amp;&quot;]}]},&quot;" table:style-name="ce10">
            <text:p>synonyms":["HEA100","HE100A","HEA 100",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O3]" table:style-name="ce5">
            <text:p>{"HEA100": [{"shape_coords":[96,100,5,8,12],"shape_name":"I-shape parallel flange","synonyms":["HEA100","HE100A","HEA 100","hea100","he100a","hea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20</text:p>
          </table:table-cell>
          <table:table-cell office:value-type="float" office:value="114" table:style-name="ce9">
            <text:p>114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20</text:p>
          </table:table-cell>
          <table:table-cell office:value-type="string" table:style-name="ce10">
            <text:p>HE120A</text:p>
          </table:table-cell>
          <table:table-cell office:value-type="string" table:style-name="ce10">
            <text:p>HEA 120</text:p>
          </table:table-cell>
          <table:table-cell office:value-type="string" office:string-value="hea120" table:formula="of:=LOWER([.H4])" table:style-name="ce10">
            <text:p>hea120</text:p>
          </table:table-cell>
          <table:table-cell office:value-type="string" office:string-value="he120a" table:formula="of:=LOWER([.I4])" table:style-name="ce10">
            <text:p>he120a</text:p>
          </table:table-cell>
          <table:table-cell office:value-type="string" office:string-value="hea 120" table:formula="of:=LOWER([.J4])" table:style-name="ce5">
            <text:p>hea 120</text:p>
          </table:table-cell>
          <table:table-cell table:style-name="ce5"/>
          <table:table-cell office:value-type="string" office:string-value="synonyms&quot;:[&quot;HEA120&quot;,&quot;HE120A&quot;,&quot;HEA 120&quot;,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]}]},&quot;" table:style-name="ce10">
            <text:p>synonyms":["HEA120","HE120A","HEA 120",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O4]" table:style-name="ce5">
            <text:p>{"HEA120": [{"shape_coords":[114,120,5,8,12],"shape_name":"I-shape parallel flange","synonyms":["HEA120","HE120A","HEA 120","hea120","he120a","hea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40</text:p>
          </table:table-cell>
          <table:table-cell office:value-type="float" office:value="133" table:style-name="ce9">
            <text:p>133</text:p>
          </table:table-cell>
          <table:table-cell office:value-type="float" office:value="140" table:style-name="ce9">
            <text:p>140</text:p>
          </table:table-cell>
          <table:table-cell office:value-type="float" office:value="5.5" table:style-name="ce9">
            <text:p>5,5</text:p>
          </table:table-cell>
          <table:table-cell office:value-type="float" office:value="8.5" table:style-name="ce9">
            <text:p>8,5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40</text:p>
          </table:table-cell>
          <table:table-cell office:value-type="string" table:style-name="ce10">
            <text:p>HE140A</text:p>
          </table:table-cell>
          <table:table-cell office:value-type="string" table:style-name="ce10">
            <text:p>HEA 140</text:p>
          </table:table-cell>
          <table:table-cell office:value-type="string" office:string-value="hea140" table:formula="of:=LOWER([.H5])" table:style-name="ce10">
            <text:p>hea140</text:p>
          </table:table-cell>
          <table:table-cell office:value-type="string" office:string-value="he140a" table:formula="of:=LOWER([.I5])" table:style-name="ce10">
            <text:p>he140a</text:p>
          </table:table-cell>
          <table:table-cell office:value-type="string" office:string-value="hea 140" table:formula="of:=LOWER([.J5])" table:style-name="ce5">
            <text:p>hea 140</text:p>
          </table:table-cell>
          <table:table-cell table:style-name="ce5"/>
          <table:table-cell office:value-type="string" office:string-value="synonyms&quot;:[&quot;HEA140&quot;,&quot;HE140A&quot;,&quot;HEA 140&quot;,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]}]},&quot;" table:style-name="ce10">
            <text:p>synonyms":["HEA140","HE140A","HEA 140",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O5]" table:style-name="ce5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60</text:p>
          </table:table-cell>
          <table:table-cell office:value-type="float" office:value="152" table:style-name="ce9">
            <text:p>152</text:p>
          </table:table-cell>
          <table:table-cell office:value-type="float" office:value="160" table:style-name="ce9">
            <text:p>160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60</text:p>
          </table:table-cell>
          <table:table-cell office:value-type="string" table:style-name="ce10">
            <text:p>HE160A</text:p>
          </table:table-cell>
          <table:table-cell office:value-type="string" table:style-name="ce10">
            <text:p>HEA 160</text:p>
          </table:table-cell>
          <table:table-cell office:value-type="string" office:string-value="hea160" table:formula="of:=LOWER([.H6])" table:style-name="ce10">
            <text:p>hea160</text:p>
          </table:table-cell>
          <table:table-cell office:value-type="string" office:string-value="he160a" table:formula="of:=LOWER([.I6])" table:style-name="ce10">
            <text:p>he160a</text:p>
          </table:table-cell>
          <table:table-cell office:value-type="string" office:string-value="hea 160" table:formula="of:=LOWER([.J6])" table:style-name="ce5">
            <text:p>hea 160</text:p>
          </table:table-cell>
          <table:table-cell table:style-name="ce5"/>
          <table:table-cell office:value-type="string" office:string-value="synonyms&quot;:[&quot;HEA160&quot;,&quot;HE160A&quot;,&quot;HEA 160&quot;,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]}]},&quot;" table:style-name="ce10">
            <text:p>synonyms":["HEA160","HE160A","HEA 160",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O6]" table:style-name="ce5">
            <text:p>{"HEA160": [{"shape_coords":[152,160,6,9,15],"shape_name":"I-shape parallel flange","synonyms":["HEA160","HE160A","HEA 160","hea160","he160a","hea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80</text:p>
          </table:table-cell>
          <table:table-cell office:value-type="float" office:value="171" table:style-name="ce9">
            <text:p>171</text:p>
          </table:table-cell>
          <table:table-cell office:value-type="float" office:value="180" table:style-name="ce9">
            <text:p>180</text:p>
          </table:table-cell>
          <table:table-cell office:value-type="float" office:value="6" table:style-name="ce9">
            <text:p>6</text:p>
          </table:table-cell>
          <table:table-cell office:value-type="float" office:value="9.5" table:style-name="ce9">
            <text:p>9,5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80</text:p>
          </table:table-cell>
          <table:table-cell office:value-type="string" table:style-name="ce10">
            <text:p>HE180A</text:p>
          </table:table-cell>
          <table:table-cell office:value-type="string" table:style-name="ce10">
            <text:p>HEA 180</text:p>
          </table:table-cell>
          <table:table-cell office:value-type="string" office:string-value="hea180" table:formula="of:=LOWER([.H7])" table:style-name="ce10">
            <text:p>hea180</text:p>
          </table:table-cell>
          <table:table-cell office:value-type="string" office:string-value="he180a" table:formula="of:=LOWER([.I7])" table:style-name="ce10">
            <text:p>he180a</text:p>
          </table:table-cell>
          <table:table-cell office:value-type="string" office:string-value="hea 180" table:formula="of:=LOWER([.J7])" table:style-name="ce5">
            <text:p>hea 180</text:p>
          </table:table-cell>
          <table:table-cell table:style-name="ce5"/>
          <table:table-cell office:value-type="string" office:string-value="synonyms&quot;:[&quot;HEA180&quot;,&quot;HE180A&quot;,&quot;HEA 180&quot;,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]}]},&quot;" table:style-name="ce10">
            <text:p>synonyms":["HEA180","HE180A","HEA 180",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O7]" table:style-name="ce5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00</text:p>
          </table:table-cell>
          <table:table-cell office:value-type="float" office:value="190" table:style-name="ce9">
            <text:p>190</text:p>
          </table:table-cell>
          <table:table-cell office:value-type="float" office:value="200" table:style-name="ce9">
            <text:p>200</text:p>
          </table:table-cell>
          <table:table-cell office:value-type="float" office:value="6.5" table:style-name="ce9">
            <text:p>6,5</text:p>
          </table:table-cell>
          <table:table-cell office:value-type="float" office:value="10" table:style-name="ce9">
            <text:p>10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00</text:p>
          </table:table-cell>
          <table:table-cell office:value-type="string" table:style-name="ce10">
            <text:p>HE200A</text:p>
          </table:table-cell>
          <table:table-cell office:value-type="string" table:style-name="ce10">
            <text:p>HEA 200</text:p>
          </table:table-cell>
          <table:table-cell office:value-type="string" office:string-value="hea200" table:formula="of:=LOWER([.H8])" table:style-name="ce10">
            <text:p>hea200</text:p>
          </table:table-cell>
          <table:table-cell office:value-type="string" office:string-value="he200a" table:formula="of:=LOWER([.I8])" table:style-name="ce10">
            <text:p>he200a</text:p>
          </table:table-cell>
          <table:table-cell office:value-type="string" office:string-value="hea 200" table:formula="of:=LOWER([.J8])" table:style-name="ce5">
            <text:p>hea 200</text:p>
          </table:table-cell>
          <table:table-cell table:style-name="ce5"/>
          <table:table-cell office:value-type="string" office:string-value="synonyms&quot;:[&quot;HEA200&quot;,&quot;HE200A&quot;,&quot;HEA 200&quot;,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]}]},&quot;" table:style-name="ce10">
            <text:p>synonyms":["HEA200","HE200A","HEA 200",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O8]" table:style-name="ce5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20</text:p>
          </table:table-cell>
          <table:table-cell office:value-type="float" office:value="210" table:style-name="ce9">
            <text:p>210</text:p>
          </table:table-cell>
          <table:table-cell office:value-type="float" office:value="220" table:style-name="ce9">
            <text:p>220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20</text:p>
          </table:table-cell>
          <table:table-cell office:value-type="string" table:style-name="ce10">
            <text:p>HE220A</text:p>
          </table:table-cell>
          <table:table-cell office:value-type="string" table:style-name="ce10">
            <text:p>HEA 220</text:p>
          </table:table-cell>
          <table:table-cell office:value-type="string" office:string-value="hea220" table:formula="of:=LOWER([.H9])" table:style-name="ce10">
            <text:p>hea220</text:p>
          </table:table-cell>
          <table:table-cell office:value-type="string" office:string-value="he220a" table:formula="of:=LOWER([.I9])" table:style-name="ce10">
            <text:p>he220a</text:p>
          </table:table-cell>
          <table:table-cell office:value-type="string" office:string-value="hea 220" table:formula="of:=LOWER([.J9])" table:style-name="ce5">
            <text:p>hea 220</text:p>
          </table:table-cell>
          <table:table-cell table:style-name="ce5"/>
          <table:table-cell office:value-type="string" office:string-value="synonyms&quot;:[&quot;HEA220&quot;,&quot;HE220A&quot;,&quot;HEA 220&quot;,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]}]},&quot;" table:style-name="ce10">
            <text:p>synonyms":["HEA220","HE220A","HEA 220",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O9]" table:style-name="ce5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40</text:p>
          </table:table-cell>
          <table:table-cell office:value-type="float" office:value="230" table:style-name="ce9">
            <text:p>230</text:p>
          </table:table-cell>
          <table:table-cell office:value-type="float" office:value="240" table:style-name="ce9">
            <text:p>240</text:p>
          </table:table-cell>
          <table:table-cell office:value-type="float" office:value="7.5" table:style-name="ce9">
            <text:p>7,5</text:p>
          </table:table-cell>
          <table:table-cell office:value-type="float" office:value="12" table:style-name="ce9">
            <text:p>12</text:p>
          </table:table-cell>
          <table:table-cell office:value-type="float" office:value="21" table:style-name="ce9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40</text:p>
          </table:table-cell>
          <table:table-cell office:value-type="string" table:style-name="ce10">
            <text:p>HE240A</text:p>
          </table:table-cell>
          <table:table-cell office:value-type="string" table:style-name="ce10">
            <text:p>HEA 240</text:p>
          </table:table-cell>
          <table:table-cell office:value-type="string" office:string-value="hea240" table:formula="of:=LOWER([.H10])" table:style-name="ce10">
            <text:p>hea240</text:p>
          </table:table-cell>
          <table:table-cell office:value-type="string" office:string-value="he240a" table:formula="of:=LOWER([.I10])" table:style-name="ce10">
            <text:p>he240a</text:p>
          </table:table-cell>
          <table:table-cell office:value-type="string" office:string-value="hea 240" table:formula="of:=LOWER([.J10])" table:style-name="ce5">
            <text:p>hea 240</text:p>
          </table:table-cell>
          <table:table-cell table:style-name="ce5"/>
          <table:table-cell office:value-type="string" office:string-value="synonyms&quot;:[&quot;HEA240&quot;,&quot;HE240A&quot;,&quot;HEA 240&quot;,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]}]},&quot;" table:style-name="ce10">
            <text:p>synonyms":["HEA240","HE240A","HEA 240",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O10]" table:style-name="ce5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60</text:p>
          </table:table-cell>
          <table:table-cell office:value-type="float" office:value="250" table:style-name="ce9">
            <text:p>250</text:p>
          </table:table-cell>
          <table:table-cell office:value-type="float" office:value="260" table:style-name="ce9">
            <text:p>260</text:p>
          </table:table-cell>
          <table:table-cell office:value-type="float" office:value="7.5" table:style-name="ce9">
            <text:p>7,5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60</text:p>
          </table:table-cell>
          <table:table-cell office:value-type="string" table:style-name="ce10">
            <text:p>HE260A</text:p>
          </table:table-cell>
          <table:table-cell office:value-type="string" table:style-name="ce10">
            <text:p>HEA 260</text:p>
          </table:table-cell>
          <table:table-cell office:value-type="string" office:string-value="hea260" table:formula="of:=LOWER([.H11])" table:style-name="ce10">
            <text:p>hea260</text:p>
          </table:table-cell>
          <table:table-cell office:value-type="string" office:string-value="he260a" table:formula="of:=LOWER([.I11])" table:style-name="ce10">
            <text:p>he260a</text:p>
          </table:table-cell>
          <table:table-cell office:value-type="string" office:string-value="hea 260" table:formula="of:=LOWER([.J11])" table:style-name="ce5">
            <text:p>hea 260</text:p>
          </table:table-cell>
          <table:table-cell table:style-name="ce5"/>
          <table:table-cell office:value-type="string" office:string-value="synonyms&quot;:[&quot;HEA260&quot;,&quot;HE260A&quot;,&quot;HEA 260&quot;,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]}]},&quot;" table:style-name="ce10">
            <text:p>synonyms":["HEA260","HE260A","HEA 260",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O11]" table:style-name="ce5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80</text:p>
          </table:table-cell>
          <table:table-cell office:value-type="float" office:value="270" table:style-name="ce9">
            <text:p>270</text:p>
          </table:table-cell>
          <table:table-cell office:value-type="float" office:value="280" table:style-name="ce9">
            <text:p>280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80</text:p>
          </table:table-cell>
          <table:table-cell office:value-type="string" table:style-name="ce10">
            <text:p>HE280A</text:p>
          </table:table-cell>
          <table:table-cell office:value-type="string" table:style-name="ce10">
            <text:p>HEA 280</text:p>
          </table:table-cell>
          <table:table-cell office:value-type="string" office:string-value="hea280" table:formula="of:=LOWER([.H12])" table:style-name="ce10">
            <text:p>hea280</text:p>
          </table:table-cell>
          <table:table-cell office:value-type="string" office:string-value="he280a" table:formula="of:=LOWER([.I12])" table:style-name="ce10">
            <text:p>he280a</text:p>
          </table:table-cell>
          <table:table-cell office:value-type="string" office:string-value="hea 280" table:formula="of:=LOWER([.J12])" table:style-name="ce5">
            <text:p>hea 280</text:p>
          </table:table-cell>
          <table:table-cell table:style-name="ce5"/>
          <table:table-cell office:value-type="string" office:string-value="synonyms&quot;:[&quot;HEA280&quot;,&quot;HE280A&quot;,&quot;HEA 280&quot;,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]}]},&quot;" table:style-name="ce10">
            <text:p>synonyms":["HEA280","HE280A","HEA 280",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O12]" table:style-name="ce5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00</text:p>
          </table:table-cell>
          <table:table-cell office:value-type="float" office:value="290" table:style-name="ce9">
            <text:p>290</text:p>
          </table:table-cell>
          <table:table-cell office:value-type="float" office:value="300" table:style-name="ce9">
            <text:p>300</text:p>
          </table:table-cell>
          <table:table-cell office:value-type="float" office:value="8.5" table:style-name="ce9">
            <text:p>8,5</text:p>
          </table:table-cell>
          <table:table-cell office:value-type="float" office:value="14" table:style-name="ce9">
            <text:p>1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00</text:p>
          </table:table-cell>
          <table:table-cell office:value-type="string" table:style-name="ce10">
            <text:p>HE300A</text:p>
          </table:table-cell>
          <table:table-cell office:value-type="string" table:style-name="ce10">
            <text:p>HEA 300</text:p>
          </table:table-cell>
          <table:table-cell office:value-type="string" office:string-value="hea300" table:formula="of:=LOWER([.H13])" table:style-name="ce10">
            <text:p>hea300</text:p>
          </table:table-cell>
          <table:table-cell office:value-type="string" office:string-value="he300a" table:formula="of:=LOWER([.I13])" table:style-name="ce10">
            <text:p>he300a</text:p>
          </table:table-cell>
          <table:table-cell office:value-type="string" office:string-value="hea 300" table:formula="of:=LOWER([.J13])" table:style-name="ce5">
            <text:p>hea 300</text:p>
          </table:table-cell>
          <table:table-cell table:style-name="ce5"/>
          <table:table-cell office:value-type="string" office:string-value="synonyms&quot;:[&quot;HEA300&quot;,&quot;HE300A&quot;,&quot;HEA 300&quot;,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]}]},&quot;" table:style-name="ce10">
            <text:p>synonyms":["HEA300","HE300A","HEA 300",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O13]" table:style-name="ce5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20</text:p>
          </table:table-cell>
          <table:table-cell office:value-type="float" office:value="310" table:style-name="ce9">
            <text:p>310</text:p>
          </table:table-cell>
          <table:table-cell office:value-type="float" office:value="300" table:style-name="ce9">
            <text:p>300</text:p>
          </table:table-cell>
          <table:table-cell office:value-type="float" office:value="9" table:style-name="ce9">
            <text:p>9</text:p>
          </table:table-cell>
          <table:table-cell office:value-type="float" office:value="15.5" table:style-name="ce9">
            <text:p>15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20</text:p>
          </table:table-cell>
          <table:table-cell office:value-type="string" table:style-name="ce10">
            <text:p>HE320A</text:p>
          </table:table-cell>
          <table:table-cell office:value-type="string" table:style-name="ce10">
            <text:p>HEA 320</text:p>
          </table:table-cell>
          <table:table-cell office:value-type="string" office:string-value="hea320" table:formula="of:=LOWER([.H14])" table:style-name="ce10">
            <text:p>hea320</text:p>
          </table:table-cell>
          <table:table-cell office:value-type="string" office:string-value="he320a" table:formula="of:=LOWER([.I14])" table:style-name="ce10">
            <text:p>he320a</text:p>
          </table:table-cell>
          <table:table-cell office:value-type="string" office:string-value="hea 320" table:formula="of:=LOWER([.J14])" table:style-name="ce5">
            <text:p>hea 320</text:p>
          </table:table-cell>
          <table:table-cell table:style-name="ce5"/>
          <table:table-cell office:value-type="string" office:string-value="synonyms&quot;:[&quot;HEA320&quot;,&quot;HE320A&quot;,&quot;HEA 320&quot;,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]}]},&quot;" table:style-name="ce10">
            <text:p>synonyms":["HEA320","HE320A","HEA 320",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O14]" table:style-name="ce5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40</text:p>
          </table:table-cell>
          <table:table-cell office:value-type="float" office:value="330" table:style-name="ce9">
            <text:p>330</text:p>
          </table:table-cell>
          <table:table-cell office:value-type="float" office:value="300" table:style-name="ce9">
            <text:p>300</text:p>
          </table:table-cell>
          <table:table-cell office:value-type="float" office:value="9.5" table:style-name="ce9">
            <text:p>9,5</text:p>
          </table:table-cell>
          <table:table-cell office:value-type="float" office:value="16.5" table:style-name="ce9">
            <text:p>16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40</text:p>
          </table:table-cell>
          <table:table-cell office:value-type="string" table:style-name="ce10">
            <text:p>HE340A</text:p>
          </table:table-cell>
          <table:table-cell office:value-type="string" table:style-name="ce10">
            <text:p>HEA 340</text:p>
          </table:table-cell>
          <table:table-cell office:value-type="string" office:string-value="hea340" table:formula="of:=LOWER([.H15])" table:style-name="ce10">
            <text:p>hea340</text:p>
          </table:table-cell>
          <table:table-cell office:value-type="string" office:string-value="he340a" table:formula="of:=LOWER([.I15])" table:style-name="ce10">
            <text:p>he340a</text:p>
          </table:table-cell>
          <table:table-cell office:value-type="string" office:string-value="hea 340" table:formula="of:=LOWER([.J15])" table:style-name="ce5">
            <text:p>hea 340</text:p>
          </table:table-cell>
          <table:table-cell table:style-name="ce5"/>
          <table:table-cell office:value-type="string" office:string-value="synonyms&quot;:[&quot;HEA340&quot;,&quot;HE340A&quot;,&quot;HEA 340&quot;,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]}]},&quot;" table:style-name="ce10">
            <text:p>synonyms":["HEA340","HE340A","HEA 340",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O15]" table:style-name="ce5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60</text:p>
          </table:table-cell>
          <table:table-cell office:value-type="float" office:value="350" table:style-name="ce9">
            <text:p>350</text:p>
          </table:table-cell>
          <table:table-cell office:value-type="float" office:value="300" table:style-name="ce9">
            <text:p>300</text:p>
          </table:table-cell>
          <table:table-cell office:value-type="float" office:value="10" table:style-name="ce9">
            <text:p>10</text:p>
          </table:table-cell>
          <table:table-cell office:value-type="float" office:value="17.5" table:style-name="ce9">
            <text:p>17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60</text:p>
          </table:table-cell>
          <table:table-cell office:value-type="string" table:style-name="ce10">
            <text:p>HE360A</text:p>
          </table:table-cell>
          <table:table-cell office:value-type="string" table:style-name="ce10">
            <text:p>HEA 360</text:p>
          </table:table-cell>
          <table:table-cell office:value-type="string" office:string-value="hea360" table:formula="of:=LOWER([.H16])" table:style-name="ce10">
            <text:p>hea360</text:p>
          </table:table-cell>
          <table:table-cell office:value-type="string" office:string-value="he360a" table:formula="of:=LOWER([.I16])" table:style-name="ce10">
            <text:p>he360a</text:p>
          </table:table-cell>
          <table:table-cell office:value-type="string" office:string-value="hea 360" table:formula="of:=LOWER([.J16])" table:style-name="ce5">
            <text:p>hea 360</text:p>
          </table:table-cell>
          <table:table-cell table:style-name="ce5"/>
          <table:table-cell office:value-type="string" office:string-value="synonyms&quot;:[&quot;HEA360&quot;,&quot;HE360A&quot;,&quot;HEA 360&quot;,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]}]},&quot;" table:style-name="ce10">
            <text:p>synonyms":["HEA360","HE360A","HEA 360",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O16]" table:style-name="ce5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00</text:p>
          </table:table-cell>
          <table:table-cell office:value-type="float" office:value="390" table:style-name="ce9">
            <text:p>390</text:p>
          </table:table-cell>
          <table:table-cell office:value-type="float" office:value="300" table:style-name="ce9">
            <text:p>300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00</text:p>
          </table:table-cell>
          <table:table-cell office:value-type="string" table:style-name="ce10">
            <text:p>HE400A</text:p>
          </table:table-cell>
          <table:table-cell office:value-type="string" table:style-name="ce10">
            <text:p>HEA 400</text:p>
          </table:table-cell>
          <table:table-cell office:value-type="string" office:string-value="hea400" table:formula="of:=LOWER([.H17])" table:style-name="ce10">
            <text:p>hea400</text:p>
          </table:table-cell>
          <table:table-cell office:value-type="string" office:string-value="he400a" table:formula="of:=LOWER([.I17])" table:style-name="ce10">
            <text:p>he400a</text:p>
          </table:table-cell>
          <table:table-cell office:value-type="string" office:string-value="hea 400" table:formula="of:=LOWER([.J17])" table:style-name="ce5">
            <text:p>hea 400</text:p>
          </table:table-cell>
          <table:table-cell table:style-name="ce5"/>
          <table:table-cell office:value-type="string" office:string-value="synonyms&quot;:[&quot;HEA400&quot;,&quot;HE400A&quot;,&quot;HEA 400&quot;,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]}]},&quot;" table:style-name="ce10">
            <text:p>synonyms":["HEA400","HE400A","HEA 400",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O17]" table:style-name="ce5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50</text:p>
          </table:table-cell>
          <table:table-cell office:value-type="float" office:value="440" table:style-name="ce9">
            <text:p>440</text:p>
          </table:table-cell>
          <table:table-cell office:value-type="float" office:value="300" table:style-name="ce9">
            <text:p>300</text:p>
          </table:table-cell>
          <table:table-cell office:value-type="float" office:value="11.5" table:style-name="ce9">
            <text:p>11,5</text:p>
          </table:table-cell>
          <table:table-cell office:value-type="float" office:value="21" table:style-name="ce9">
            <text:p>21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50</text:p>
          </table:table-cell>
          <table:table-cell office:value-type="string" table:style-name="ce10">
            <text:p>HE450A</text:p>
          </table:table-cell>
          <table:table-cell office:value-type="string" table:style-name="ce10">
            <text:p>HEA 450</text:p>
          </table:table-cell>
          <table:table-cell office:value-type="string" office:string-value="hea450" table:formula="of:=LOWER([.H18])" table:style-name="ce10">
            <text:p>hea450</text:p>
          </table:table-cell>
          <table:table-cell office:value-type="string" office:string-value="he450a" table:formula="of:=LOWER([.I18])" table:style-name="ce10">
            <text:p>he450a</text:p>
          </table:table-cell>
          <table:table-cell office:value-type="string" office:string-value="hea 450" table:formula="of:=LOWER([.J18])" table:style-name="ce5">
            <text:p>hea 450</text:p>
          </table:table-cell>
          <table:table-cell table:style-name="ce5"/>
          <table:table-cell office:value-type="string" office:string-value="synonyms&quot;:[&quot;HEA450&quot;,&quot;HE450A&quot;,&quot;HEA 450&quot;,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]}]},&quot;" table:style-name="ce10">
            <text:p>synonyms":["HEA450","HE450A","HEA 450",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O18]" table:style-name="ce5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00</text:p>
          </table:table-cell>
          <table:table-cell office:value-type="float" office:value="490" table:style-name="ce9">
            <text:p>490</text:p>
          </table:table-cell>
          <table:table-cell office:value-type="float" office:value="300" table:style-name="ce9">
            <text:p>300</text:p>
          </table:table-cell>
          <table:table-cell office:value-type="float" office:value="12" table:style-name="ce9">
            <text:p>12</text:p>
          </table:table-cell>
          <table:table-cell office:value-type="float" office:value="23" table:style-name="ce9">
            <text:p>23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00</text:p>
          </table:table-cell>
          <table:table-cell office:value-type="string" table:style-name="ce10">
            <text:p>HE500A</text:p>
          </table:table-cell>
          <table:table-cell office:value-type="string" table:style-name="ce10">
            <text:p>HEA 500</text:p>
          </table:table-cell>
          <table:table-cell office:value-type="string" office:string-value="hea500" table:formula="of:=LOWER([.H19])" table:style-name="ce10">
            <text:p>hea500</text:p>
          </table:table-cell>
          <table:table-cell office:value-type="string" office:string-value="he500a" table:formula="of:=LOWER([.I19])" table:style-name="ce10">
            <text:p>he500a</text:p>
          </table:table-cell>
          <table:table-cell office:value-type="string" office:string-value="hea 500" table:formula="of:=LOWER([.J19])" table:style-name="ce5">
            <text:p>hea 500</text:p>
          </table:table-cell>
          <table:table-cell table:style-name="ce5"/>
          <table:table-cell office:value-type="string" office:string-value="synonyms&quot;:[&quot;HEA500&quot;,&quot;HE500A&quot;,&quot;HEA 500&quot;,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]}]},&quot;" table:style-name="ce10">
            <text:p>synonyms":["HEA500","HE500A","HEA 500",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O19]" table:style-name="ce5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50</text:p>
          </table:table-cell>
          <table:table-cell office:value-type="float" office:value="540" table:style-name="ce9">
            <text:p>540</text:p>
          </table:table-cell>
          <table:table-cell office:value-type="float" office:value="300" table:style-name="ce9">
            <text:p>300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50</text:p>
          </table:table-cell>
          <table:table-cell office:value-type="string" table:style-name="ce10">
            <text:p>HE550A</text:p>
          </table:table-cell>
          <table:table-cell office:value-type="string" table:style-name="ce10">
            <text:p>HEA 550</text:p>
          </table:table-cell>
          <table:table-cell office:value-type="string" office:string-value="hea550" table:formula="of:=LOWER([.H20])" table:style-name="ce10">
            <text:p>hea550</text:p>
          </table:table-cell>
          <table:table-cell office:value-type="string" office:string-value="he550a" table:formula="of:=LOWER([.I20])" table:style-name="ce10">
            <text:p>he550a</text:p>
          </table:table-cell>
          <table:table-cell office:value-type="string" office:string-value="hea 550" table:formula="of:=LOWER([.J20])" table:style-name="ce5">
            <text:p>hea 550</text:p>
          </table:table-cell>
          <table:table-cell table:style-name="ce5"/>
          <table:table-cell office:value-type="string" office:string-value="synonyms&quot;:[&quot;HEA550&quot;,&quot;HE550A&quot;,&quot;HEA 550&quot;,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]}]},&quot;" table:style-name="ce10">
            <text:p>synonyms":["HEA550","HE550A","HEA 550",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O20]" table:style-name="ce5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00</text:p>
          </table:table-cell>
          <table:table-cell office:value-type="float" office:value="590" table:style-name="ce9">
            <text:p>590</text:p>
          </table:table-cell>
          <table:table-cell office:value-type="float" office:value="300" table:style-name="ce9">
            <text:p>300</text:p>
          </table:table-cell>
          <table:table-cell office:value-type="float" office:value="13" table:style-name="ce9">
            <text:p>13</text:p>
          </table:table-cell>
          <table:table-cell office:value-type="float" office:value="25" table:style-name="ce9">
            <text:p>2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00</text:p>
          </table:table-cell>
          <table:table-cell office:value-type="string" table:style-name="ce10">
            <text:p>HE600A</text:p>
          </table:table-cell>
          <table:table-cell office:value-type="string" table:style-name="ce10">
            <text:p>HEA 600</text:p>
          </table:table-cell>
          <table:table-cell office:value-type="string" office:string-value="hea600" table:formula="of:=LOWER([.H21])" table:style-name="ce10">
            <text:p>hea600</text:p>
          </table:table-cell>
          <table:table-cell office:value-type="string" office:string-value="he600a" table:formula="of:=LOWER([.I21])" table:style-name="ce10">
            <text:p>he600a</text:p>
          </table:table-cell>
          <table:table-cell office:value-type="string" office:string-value="hea 600" table:formula="of:=LOWER([.J21])" table:style-name="ce5">
            <text:p>hea 600</text:p>
          </table:table-cell>
          <table:table-cell table:style-name="ce5"/>
          <table:table-cell office:value-type="string" office:string-value="synonyms&quot;:[&quot;HEA600&quot;,&quot;HE600A&quot;,&quot;HEA 600&quot;,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]}]},&quot;" table:style-name="ce10">
            <text:p>synonyms":["HEA600","HE600A","HEA 600",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O21]" table:style-name="ce5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50</text:p>
          </table:table-cell>
          <table:table-cell office:value-type="float" office:value="640" table:style-name="ce9">
            <text:p>640</text:p>
          </table:table-cell>
          <table:table-cell office:value-type="float" office:value="300" table:style-name="ce9">
            <text:p>300</text:p>
          </table:table-cell>
          <table:table-cell office:value-type="float" office:value="13.5" table:style-name="ce9">
            <text:p>13,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50</text:p>
          </table:table-cell>
          <table:table-cell office:value-type="string" table:style-name="ce10">
            <text:p>HE650A</text:p>
          </table:table-cell>
          <table:table-cell office:value-type="string" table:style-name="ce10">
            <text:p>HEA 650</text:p>
          </table:table-cell>
          <table:table-cell office:value-type="string" office:string-value="hea650" table:formula="of:=LOWER([.H22])" table:style-name="ce10">
            <text:p>hea650</text:p>
          </table:table-cell>
          <table:table-cell office:value-type="string" office:string-value="he650a" table:formula="of:=LOWER([.I22])" table:style-name="ce10">
            <text:p>he650a</text:p>
          </table:table-cell>
          <table:table-cell office:value-type="string" office:string-value="hea 650" table:formula="of:=LOWER([.J22])" table:style-name="ce5">
            <text:p>hea 650</text:p>
          </table:table-cell>
          <table:table-cell table:style-name="ce5"/>
          <table:table-cell office:value-type="string" office:string-value="synonyms&quot;:[&quot;HEA650&quot;,&quot;HE650A&quot;,&quot;HEA 650&quot;,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]}]},&quot;" table:style-name="ce10">
            <text:p>synonyms":["HEA650","HE650A","HEA 650",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O22]" table:style-name="ce5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700</text:p>
          </table:table-cell>
          <table:table-cell office:value-type="float" office:value="690" table:style-name="ce9">
            <text:p>690</text:p>
          </table:table-cell>
          <table:table-cell office:value-type="float" office:value="300" table:style-name="ce9">
            <text:p>300</text:p>
          </table:table-cell>
          <table:table-cell office:value-type="float" office:value="14.5" table:style-name="ce9">
            <text:p>14,5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700</text:p>
          </table:table-cell>
          <table:table-cell office:value-type="string" table:style-name="ce10">
            <text:p>HE700A</text:p>
          </table:table-cell>
          <table:table-cell office:value-type="string" table:style-name="ce10">
            <text:p>HEA 700</text:p>
          </table:table-cell>
          <table:table-cell office:value-type="string" office:string-value="hea700" table:formula="of:=LOWER([.H23])" table:style-name="ce10">
            <text:p>hea700</text:p>
          </table:table-cell>
          <table:table-cell office:value-type="string" office:string-value="he700a" table:formula="of:=LOWER([.I23])" table:style-name="ce10">
            <text:p>he700a</text:p>
          </table:table-cell>
          <table:table-cell office:value-type="string" office:string-value="hea 700" table:formula="of:=LOWER([.J23])" table:style-name="ce5">
            <text:p>hea 700</text:p>
          </table:table-cell>
          <table:table-cell table:style-name="ce5"/>
          <table:table-cell office:value-type="string" office:string-value="synonyms&quot;:[&quot;HEA700&quot;,&quot;HE700A&quot;,&quot;HEA 700&quot;,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]}]},&quot;" table:style-name="ce10">
            <text:p>synonyms":["HEA700","HE700A","HEA 700",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O23]" table:style-name="ce5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800</text:p>
          </table:table-cell>
          <table:table-cell office:value-type="float" office:value="790" table:style-name="ce9">
            <text:p>790</text:p>
          </table:table-cell>
          <table:table-cell office:value-type="float" office:value="300" table:style-name="ce9">
            <text:p>300</text:p>
          </table:table-cell>
          <table:table-cell office:value-type="float" office:value="15" table:style-name="ce9">
            <text:p>15</text:p>
          </table:table-cell>
          <table:table-cell office:value-type="float" office:value="28" table:style-name="ce9">
            <text:p>28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800</text:p>
          </table:table-cell>
          <table:table-cell office:value-type="string" table:style-name="ce10">
            <text:p>HE800A</text:p>
          </table:table-cell>
          <table:table-cell office:value-type="string" table:style-name="ce10">
            <text:p>HEA 800</text:p>
          </table:table-cell>
          <table:table-cell office:value-type="string" office:string-value="hea800" table:formula="of:=LOWER([.H24])" table:style-name="ce10">
            <text:p>hea800</text:p>
          </table:table-cell>
          <table:table-cell office:value-type="string" office:string-value="he800a" table:formula="of:=LOWER([.I24])" table:style-name="ce10">
            <text:p>he800a</text:p>
          </table:table-cell>
          <table:table-cell office:value-type="string" office:string-value="hea 800" table:formula="of:=LOWER([.J24])" table:style-name="ce5">
            <text:p>hea 800</text:p>
          </table:table-cell>
          <table:table-cell table:style-name="ce5"/>
          <table:table-cell office:value-type="string" office:string-value="synonyms&quot;:[&quot;HEA800&quot;,&quot;HE800A&quot;,&quot;HEA 800&quot;,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]}]},&quot;" table:style-name="ce10">
            <text:p>synonyms":["HEA800","HE800A","HEA 800",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O24]" table:style-name="ce5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900</text:p>
          </table:table-cell>
          <table:table-cell office:value-type="float" office:value="890" table:style-name="ce9">
            <text:p>890</text:p>
          </table:table-cell>
          <table:table-cell office:value-type="float" office:value="300" table:style-name="ce9">
            <text:p>300</text:p>
          </table:table-cell>
          <table:table-cell office:value-type="float" office:value="16" table:style-name="ce9">
            <text:p>16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900</text:p>
          </table:table-cell>
          <table:table-cell office:value-type="string" table:style-name="ce10">
            <text:p>HE900A</text:p>
          </table:table-cell>
          <table:table-cell office:value-type="string" table:style-name="ce10">
            <text:p>HEA 900</text:p>
          </table:table-cell>
          <table:table-cell office:value-type="string" office:string-value="hea900" table:formula="of:=LOWER([.H25])" table:style-name="ce10">
            <text:p>hea900</text:p>
          </table:table-cell>
          <table:table-cell office:value-type="string" office:string-value="he900a" table:formula="of:=LOWER([.I25])" table:style-name="ce10">
            <text:p>he900a</text:p>
          </table:table-cell>
          <table:table-cell office:value-type="string" office:string-value="hea 900" table:formula="of:=LOWER([.J25])" table:style-name="ce5">
            <text:p>hea 900</text:p>
          </table:table-cell>
          <table:table-cell table:style-name="ce5"/>
          <table:table-cell office:value-type="string" office:string-value="synonyms&quot;:[&quot;HEA900&quot;,&quot;HE900A&quot;,&quot;HEA 900&quot;,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]}]},&quot;" table:style-name="ce10">
            <text:p>synonyms":["HEA900","HE900A","HEA 900",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O25]" table:style-name="ce5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0</text:p>
          </table:table-cell>
          <table:table-cell office:value-type="float" office:value="990" table:style-name="ce9">
            <text:p>990</text:p>
          </table:table-cell>
          <table:table-cell office:value-type="float" office:value="300" table:style-name="ce9">
            <text:p>300</text:p>
          </table:table-cell>
          <table:table-cell office:value-type="float" office:value="16.5" table:style-name="ce9">
            <text:p>16,5</text:p>
          </table:table-cell>
          <table:table-cell office:value-type="float" office:value="31" table:style-name="ce9">
            <text:p>31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0</text:p>
          </table:table-cell>
          <table:table-cell office:value-type="string" table:style-name="ce10">
            <text:p>HE1000A</text:p>
          </table:table-cell>
          <table:table-cell office:value-type="string" table:style-name="ce10">
            <text:p>HEA 1000</text:p>
          </table:table-cell>
          <table:table-cell office:value-type="string" office:string-value="hea1000" table:formula="of:=LOWER([.H26])" table:style-name="ce10">
            <text:p>hea1000</text:p>
          </table:table-cell>
          <table:table-cell office:value-type="string" office:string-value="he1000a" table:formula="of:=LOWER([.I26])" table:style-name="ce10">
            <text:p>he1000a</text:p>
          </table:table-cell>
          <table:table-cell office:value-type="string" office:string-value="hea 1000" table:formula="of:=LOWER([.J26])" table:style-name="ce5">
            <text:p>hea 1000</text:p>
          </table:table-cell>
          <table:table-cell table:style-name="ce5"/>
          <table:table-cell office:value-type="string" office:string-value="synonyms&quot;:[&quot;HEA1000&quot;,&quot;HE1000A&quot;,&quot;HEA 1000&quot;,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]}]},&quot;" table:style-name="ce10">
            <text:p>synonyms":["HEA1000","HE1000A","HEA 1000",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O26]" table:style-name="ce5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office:value-type="string" office:string-value="heb100" table:formula="of:=LOWER([.H27])" table:style-name="ce10">
            <text:p>heb100</text:p>
          </table:table-cell>
          <table:table-cell office:value-type="string" office:string-value="he100b" table:formula="of:=LOWER([.I27])" table:style-name="ce10">
            <text:p>he100b</text:p>
          </table:table-cell>
          <table:table-cell office:value-type="string" office:string-value="heb 100" table:formula="of:=LOWER([.J27])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,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,&quot;&amp;&quot;&quot;&quot;&quot;&amp;[.L27]&amp;&quot;&quot;&quot;&quot;&amp;&quot;,&quot;&amp;&quot;&quot;&quot;&quot;&amp;[.M27]&amp;&quot;&quot;&quot;&quot;&amp;&quot;]}]},&quot;" table:style-name="ce10">
            <text:p>synonyms":["HEB100","HE100B","HEB 100",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O27]" table:style-name="ce5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20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6.5" table:style-name="ce8">
            <text:p>6,5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office:value-type="string" office:string-value="heb120" table:formula="of:=LOWER([.H28])" table:style-name="ce10">
            <text:p>heb120</text:p>
          </table:table-cell>
          <table:table-cell office:value-type="string" office:string-value="he120b" table:formula="of:=LOWER([.I28])" table:style-name="ce10">
            <text:p>he120b</text:p>
          </table:table-cell>
          <table:table-cell office:value-type="string" office:string-value="heb 120" table:formula="of:=LOWER([.J28])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,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,&quot;&amp;&quot;&quot;&quot;&quot;&amp;[.L28]&amp;&quot;&quot;&quot;&quot;&amp;&quot;,&quot;&amp;&quot;&quot;&quot;&quot;&amp;[.M28]&amp;&quot;&quot;&quot;&quot;&amp;&quot;]}]},&quot;" table:style-name="ce10">
            <text:p>synonyms":["HEB120","HE120B","HEB 120",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O28]" table:style-name="ce5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4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office:value-type="string" office:string-value="heb140" table:formula="of:=LOWER([.H29])" table:style-name="ce10">
            <text:p>heb140</text:p>
          </table:table-cell>
          <table:table-cell office:value-type="string" office:string-value="he140b" table:formula="of:=LOWER([.I29])" table:style-name="ce10">
            <text:p>he140b</text:p>
          </table:table-cell>
          <table:table-cell office:value-type="string" office:string-value="heb 140" table:formula="of:=LOWER([.J29])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,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,&quot;&amp;&quot;&quot;&quot;&quot;&amp;[.L29]&amp;&quot;&quot;&quot;&quot;&amp;&quot;,&quot;&amp;&quot;&quot;&quot;&quot;&amp;[.M29]&amp;&quot;&quot;&quot;&quot;&amp;&quot;]}]},&quot;" table:style-name="ce10">
            <text:p>synonyms":["HEB140","HE140B","HEB 140",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O29]" table:style-name="ce5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60</text:p>
          </table:table-cell>
          <table:table-cell office:value-type="float" office:value="160" table:style-name="ce8">
            <text:p>160</text:p>
          </table:table-cell>
          <table:table-cell office:value-type="float" office:value="160" table:style-name="ce8">
            <text:p>16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office:value-type="string" office:string-value="heb160" table:formula="of:=LOWER([.H30])" table:style-name="ce10">
            <text:p>heb160</text:p>
          </table:table-cell>
          <table:table-cell office:value-type="string" office:string-value="he160b" table:formula="of:=LOWER([.I30])" table:style-name="ce10">
            <text:p>he160b</text:p>
          </table:table-cell>
          <table:table-cell office:value-type="string" office:string-value="heb 160" table:formula="of:=LOWER([.J30])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,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,&quot;&amp;&quot;&quot;&quot;&quot;&amp;[.L30]&amp;&quot;&quot;&quot;&quot;&amp;&quot;,&quot;&amp;&quot;&quot;&quot;&quot;&amp;[.M30]&amp;&quot;&quot;&quot;&quot;&amp;&quot;]}]},&quot;" table:style-name="ce10">
            <text:p>synonyms":["HEB160","HE160B","HEB 160",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O30]" table:style-name="ce5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80</text:p>
          </table:table-cell>
          <table:table-cell office:value-type="float" office:value="180" table:style-name="ce8">
            <text:p>180</text:p>
          </table:table-cell>
          <table:table-cell office:value-type="float" office:value="180" table:style-name="ce8">
            <text:p>18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office:value-type="string" office:string-value="heb180" table:formula="of:=LOWER([.H31])" table:style-name="ce10">
            <text:p>heb180</text:p>
          </table:table-cell>
          <table:table-cell office:value-type="string" office:string-value="he180b" table:formula="of:=LOWER([.I31])" table:style-name="ce10">
            <text:p>he180b</text:p>
          </table:table-cell>
          <table:table-cell office:value-type="string" office:string-value="heb 180" table:formula="of:=LOWER([.J31])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,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,&quot;&amp;&quot;&quot;&quot;&quot;&amp;[.L31]&amp;&quot;&quot;&quot;&quot;&amp;&quot;,&quot;&amp;&quot;&quot;&quot;&quot;&amp;[.M31]&amp;&quot;&quot;&quot;&quot;&amp;&quot;]}]},&quot;" table:style-name="ce10">
            <text:p>synonyms":["HEB180","HE180B","HEB 180",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O31]" table:style-name="ce5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00</text:p>
          </table:table-cell>
          <table:table-cell office:value-type="float" office:value="200" table:style-name="ce8">
            <text:p>200</text:p>
          </table:table-cell>
          <table:table-cell office:value-type="float" office:value="200" table:style-name="ce8">
            <text:p>200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office:value-type="string" office:string-value="heb200" table:formula="of:=LOWER([.H32])" table:style-name="ce10">
            <text:p>heb200</text:p>
          </table:table-cell>
          <table:table-cell office:value-type="string" office:string-value="he200b" table:formula="of:=LOWER([.I32])" table:style-name="ce10">
            <text:p>he200b</text:p>
          </table:table-cell>
          <table:table-cell office:value-type="string" office:string-value="heb 200" table:formula="of:=LOWER([.J32])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,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,&quot;&amp;&quot;&quot;&quot;&quot;&amp;[.L32]&amp;&quot;&quot;&quot;&quot;&amp;&quot;,&quot;&amp;&quot;&quot;&quot;&quot;&amp;[.M32]&amp;&quot;&quot;&quot;&quot;&amp;&quot;]}]},&quot;" table:style-name="ce10">
            <text:p>synonyms":["HEB200","HE200B","HEB 200",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O32]" table:style-name="ce5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20</text:p>
          </table:table-cell>
          <table:table-cell office:value-type="float" office:value="220" table:style-name="ce8">
            <text:p>220</text:p>
          </table:table-cell>
          <table:table-cell office:value-type="float" office:value="220" table:style-name="ce8">
            <text:p>220</text:p>
          </table:table-cell>
          <table:table-cell office:value-type="float" office:value="9.5" table:style-name="ce8">
            <text:p>9,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office:value-type="string" office:string-value="heb220" table:formula="of:=LOWER([.H33])" table:style-name="ce10">
            <text:p>heb220</text:p>
          </table:table-cell>
          <table:table-cell office:value-type="string" office:string-value="he220b" table:formula="of:=LOWER([.I33])" table:style-name="ce10">
            <text:p>he220b</text:p>
          </table:table-cell>
          <table:table-cell office:value-type="string" office:string-value="heb 220" table:formula="of:=LOWER([.J33])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,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,&quot;&amp;&quot;&quot;&quot;&quot;&amp;[.L33]&amp;&quot;&quot;&quot;&quot;&amp;&quot;,&quot;&amp;&quot;&quot;&quot;&quot;&amp;[.M33]&amp;&quot;&quot;&quot;&quot;&amp;&quot;]}]},&quot;" table:style-name="ce10">
            <text:p>synonyms":["HEB220","HE220B","HEB 220",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O33]" table:style-name="ce5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office:value-type="string" office:string-value="heb240" table:formula="of:=LOWER([.H34])" table:style-name="ce10">
            <text:p>heb240</text:p>
          </table:table-cell>
          <table:table-cell office:value-type="string" office:string-value="he240b" table:formula="of:=LOWER([.I34])" table:style-name="ce10">
            <text:p>he240b</text:p>
          </table:table-cell>
          <table:table-cell office:value-type="string" office:string-value="heb 240" table:formula="of:=LOWER([.J34])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,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,&quot;&amp;&quot;&quot;&quot;&quot;&amp;[.L34]&amp;&quot;&quot;&quot;&quot;&amp;&quot;,&quot;&amp;&quot;&quot;&quot;&quot;&amp;[.M34]&amp;&quot;&quot;&quot;&quot;&amp;&quot;]}]},&quot;" table:style-name="ce10">
            <text:p>synonyms":["HEB240","HE240B","HEB 240",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O34]" table:style-name="ce5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60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office:value-type="string" office:string-value="heb260" table:formula="of:=LOWER([.H35])" table:style-name="ce10">
            <text:p>heb260</text:p>
          </table:table-cell>
          <table:table-cell office:value-type="string" office:string-value="he260b" table:formula="of:=LOWER([.I35])" table:style-name="ce10">
            <text:p>he260b</text:p>
          </table:table-cell>
          <table:table-cell office:value-type="string" office:string-value="heb 260" table:formula="of:=LOWER([.J35])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,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,&quot;&amp;&quot;&quot;&quot;&quot;&amp;[.L35]&amp;&quot;&quot;&quot;&quot;&amp;&quot;,&quot;&amp;&quot;&quot;&quot;&quot;&amp;[.M35]&amp;&quot;&quot;&quot;&quot;&amp;&quot;]}]},&quot;" table:style-name="ce10">
            <text:p>synonyms":["HEB260","HE260B","HEB 260",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O35]" table:style-name="ce5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80</text:p>
          </table:table-cell>
          <table:table-cell office:value-type="float" office:value="280" table:style-name="ce8">
            <text:p>280</text:p>
          </table:table-cell>
          <table:table-cell office:value-type="float" office:value="280" table:style-name="ce8">
            <text:p>280</text:p>
          </table:table-cell>
          <table:table-cell office:value-type="float" office:value="10.5" table:style-name="ce8">
            <text:p>10,5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office:value-type="string" office:string-value="heb280" table:formula="of:=LOWER([.H36])" table:style-name="ce10">
            <text:p>heb280</text:p>
          </table:table-cell>
          <table:table-cell office:value-type="string" office:string-value="he280b" table:formula="of:=LOWER([.I36])" table:style-name="ce10">
            <text:p>he280b</text:p>
          </table:table-cell>
          <table:table-cell office:value-type="string" office:string-value="heb 280" table:formula="of:=LOWER([.J36])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,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,&quot;&amp;&quot;&quot;&quot;&quot;&amp;[.L36]&amp;&quot;&quot;&quot;&quot;&amp;&quot;,&quot;&amp;&quot;&quot;&quot;&quot;&amp;[.M36]&amp;&quot;&quot;&quot;&quot;&amp;&quot;]}]},&quot;" table:style-name="ce10">
            <text:p>synonyms":["HEB280","HE280B","HEB 280",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O36]" table:style-name="ce5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00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office:value-type="string" office:string-value="heb300" table:formula="of:=LOWER([.H37])" table:style-name="ce10">
            <text:p>heb300</text:p>
          </table:table-cell>
          <table:table-cell office:value-type="string" office:string-value="he300b" table:formula="of:=LOWER([.I37])" table:style-name="ce10">
            <text:p>he300b</text:p>
          </table:table-cell>
          <table:table-cell office:value-type="string" office:string-value="heb 300" table:formula="of:=LOWER([.J37])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,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,&quot;&amp;&quot;&quot;&quot;&quot;&amp;[.L37]&amp;&quot;&quot;&quot;&quot;&amp;&quot;,&quot;&amp;&quot;&quot;&quot;&quot;&amp;[.M37]&amp;&quot;&quot;&quot;&quot;&amp;&quot;]}]},&quot;" table:style-name="ce10">
            <text:p>synonyms":["HEB300","HE300B","HEB 300",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O37]" table:style-name="ce5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20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office:value-type="string" office:string-value="heb320" table:formula="of:=LOWER([.H38])" table:style-name="ce10">
            <text:p>heb320</text:p>
          </table:table-cell>
          <table:table-cell office:value-type="string" office:string-value="he320b" table:formula="of:=LOWER([.I38])" table:style-name="ce10">
            <text:p>he320b</text:p>
          </table:table-cell>
          <table:table-cell office:value-type="string" office:string-value="heb 320" table:formula="of:=LOWER([.J38])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,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,&quot;&amp;&quot;&quot;&quot;&quot;&amp;[.L38]&amp;&quot;&quot;&quot;&quot;&amp;&quot;,&quot;&amp;&quot;&quot;&quot;&quot;&amp;[.M38]&amp;&quot;&quot;&quot;&quot;&amp;&quot;]}]},&quot;" table:style-name="ce10">
            <text:p>synonyms":["HEB320","HE320B","HEB 320",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O38]" table:style-name="ce5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40</text:p>
          </table:table-cell>
          <table:table-cell office:value-type="float" office:value="340" table:style-name="ce8">
            <text:p>34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1.5" table:style-name="ce8">
            <text:p>2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office:value-type="string" office:string-value="heb340" table:formula="of:=LOWER([.H39])" table:style-name="ce10">
            <text:p>heb340</text:p>
          </table:table-cell>
          <table:table-cell office:value-type="string" office:string-value="he340b" table:formula="of:=LOWER([.I39])" table:style-name="ce10">
            <text:p>he340b</text:p>
          </table:table-cell>
          <table:table-cell office:value-type="string" office:string-value="heb 340" table:formula="of:=LOWER([.J39])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,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,&quot;&amp;&quot;&quot;&quot;&quot;&amp;[.L39]&amp;&quot;&quot;&quot;&quot;&amp;&quot;,&quot;&amp;&quot;&quot;&quot;&quot;&amp;[.M39]&amp;&quot;&quot;&quot;&quot;&amp;&quot;]}]},&quot;" table:style-name="ce10">
            <text:p>synonyms":["HEB340","HE340B","HEB 340",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O39]" table:style-name="ce5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60</text:p>
          </table:table-cell>
          <table:table-cell office:value-type="float" office:value="360" table:style-name="ce8">
            <text:p>36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2.5" table:style-name="ce8">
            <text:p>22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office:value-type="string" office:string-value="heb360" table:formula="of:=LOWER([.H40])" table:style-name="ce10">
            <text:p>heb360</text:p>
          </table:table-cell>
          <table:table-cell office:value-type="string" office:string-value="he360b" table:formula="of:=LOWER([.I40])" table:style-name="ce10">
            <text:p>he360b</text:p>
          </table:table-cell>
          <table:table-cell office:value-type="string" office:string-value="heb 360" table:formula="of:=LOWER([.J40])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,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,&quot;&amp;&quot;&quot;&quot;&quot;&amp;[.L40]&amp;&quot;&quot;&quot;&quot;&amp;&quot;,&quot;&amp;&quot;&quot;&quot;&quot;&amp;[.M40]&amp;&quot;&quot;&quot;&quot;&amp;&quot;]}]},&quot;" table:style-name="ce10">
            <text:p>synonyms":["HEB360","HE360B","HEB 360",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O40]" table:style-name="ce5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00</text:p>
          </table:table-cell>
          <table:table-cell office:value-type="float" office:value="400" table:style-name="ce8">
            <text:p>40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office:value-type="string" office:string-value="heb400" table:formula="of:=LOWER([.H41])" table:style-name="ce10">
            <text:p>heb400</text:p>
          </table:table-cell>
          <table:table-cell office:value-type="string" office:string-value="he400b" table:formula="of:=LOWER([.I41])" table:style-name="ce10">
            <text:p>he400b</text:p>
          </table:table-cell>
          <table:table-cell office:value-type="string" office:string-value="heb 400" table:formula="of:=LOWER([.J41])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,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,&quot;&amp;&quot;&quot;&quot;&quot;&amp;[.L41]&amp;&quot;&quot;&quot;&quot;&amp;&quot;,&quot;&amp;&quot;&quot;&quot;&quot;&amp;[.M41]&amp;&quot;&quot;&quot;&quot;&amp;&quot;]}]},&quot;" table:style-name="ce10">
            <text:p>synonyms":["HEB400","HE400B","HEB 400",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O41]" table:style-name="ce5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50</text:p>
          </table:table-cell>
          <table:table-cell office:value-type="float" office:value="450" table:style-name="ce8">
            <text:p>45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office:value-type="string" office:string-value="heb450" table:formula="of:=LOWER([.H42])" table:style-name="ce10">
            <text:p>heb450</text:p>
          </table:table-cell>
          <table:table-cell office:value-type="string" office:string-value="he450b" table:formula="of:=LOWER([.I42])" table:style-name="ce10">
            <text:p>he450b</text:p>
          </table:table-cell>
          <table:table-cell office:value-type="string" office:string-value="heb 450" table:formula="of:=LOWER([.J42])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,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,&quot;&amp;&quot;&quot;&quot;&quot;&amp;[.L42]&amp;&quot;&quot;&quot;&quot;&amp;&quot;,&quot;&amp;&quot;&quot;&quot;&quot;&amp;[.M42]&amp;&quot;&quot;&quot;&quot;&amp;&quot;]}]},&quot;" table:style-name="ce10">
            <text:p>synonyms":["HEB450","HE450B","HEB 450",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O42]" table:style-name="ce5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00</text:p>
          </table:table-cell>
          <table:table-cell office:value-type="float" office:value="500" table:style-name="ce8">
            <text:p>50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8" table:style-name="ce8">
            <text:p>2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office:value-type="string" office:string-value="heb500" table:formula="of:=LOWER([.H43])" table:style-name="ce10">
            <text:p>heb500</text:p>
          </table:table-cell>
          <table:table-cell office:value-type="string" office:string-value="he500b" table:formula="of:=LOWER([.I43])" table:style-name="ce10">
            <text:p>he500b</text:p>
          </table:table-cell>
          <table:table-cell office:value-type="string" office:string-value="heb 500" table:formula="of:=LOWER([.J43])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,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,&quot;&amp;&quot;&quot;&quot;&quot;&amp;[.K43]&amp;&quot;&quot;&quot;&quot;&amp;&quot;,&quot;&amp;&quot;&quot;&quot;&quot;&amp;[.L43]&amp;&quot;&quot;&quot;&quot;&amp;&quot;,&quot;&amp;&quot;&quot;&quot;&quot;&amp;[.M43]&amp;&quot;&quot;&quot;&quot;&amp;&quot;]}]},&quot;" table:style-name="ce10">
            <text:p>synonyms":["HEB500","HE500B","HEB 500",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O43]" table:style-name="ce5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50</text:p>
          </table:table-cell>
          <table:table-cell office:value-type="float" office:value="550" table:style-name="ce8">
            <text:p>55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9" table:style-name="ce8">
            <text:p>2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office:value-type="string" office:string-value="heb550" table:formula="of:=LOWER([.H44])" table:style-name="ce10">
            <text:p>heb550</text:p>
          </table:table-cell>
          <table:table-cell office:value-type="string" office:string-value="he550b" table:formula="of:=LOWER([.I44])" table:style-name="ce10">
            <text:p>he550b</text:p>
          </table:table-cell>
          <table:table-cell office:value-type="string" office:string-value="heb 550" table:formula="of:=LOWER([.J44])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,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,&quot;&amp;&quot;&quot;&quot;&quot;&amp;[.K44]&amp;&quot;&quot;&quot;&quot;&amp;&quot;,&quot;&amp;&quot;&quot;&quot;&quot;&amp;[.L44]&amp;&quot;&quot;&quot;&quot;&amp;&quot;,&quot;&amp;&quot;&quot;&quot;&quot;&amp;[.M44]&amp;&quot;&quot;&quot;&quot;&amp;&quot;]}]},&quot;" table:style-name="ce10">
            <text:p>synonyms":["HEB550","HE550B","HEB 550",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O44]" table:style-name="ce5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00</text:p>
          </table:table-cell>
          <table:table-cell office:value-type="float" office:value="600" table:style-name="ce8">
            <text:p>600</text:p>
          </table:table-cell>
          <table:table-cell office:value-type="float" office:value="300" table:style-name="ce8">
            <text:p>300</text:p>
          </table:table-cell>
          <table:table-cell office:value-type="float" office:value="15.5" table:style-name="ce8">
            <text:p>15,5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office:value-type="string" office:string-value="heb600" table:formula="of:=LOWER([.H45])" table:style-name="ce10">
            <text:p>heb600</text:p>
          </table:table-cell>
          <table:table-cell office:value-type="string" office:string-value="he600b" table:formula="of:=LOWER([.I45])" table:style-name="ce10">
            <text:p>he600b</text:p>
          </table:table-cell>
          <table:table-cell office:value-type="string" office:string-value="heb 600" table:formula="of:=LOWER([.J45])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,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,&quot;&amp;&quot;&quot;&quot;&quot;&amp;[.K45]&amp;&quot;&quot;&quot;&quot;&amp;&quot;,&quot;&amp;&quot;&quot;&quot;&quot;&amp;[.L45]&amp;&quot;&quot;&quot;&quot;&amp;&quot;,&quot;&amp;&quot;&quot;&quot;&quot;&amp;[.M45]&amp;&quot;&quot;&quot;&quot;&amp;&quot;]}]},&quot;" table:style-name="ce10">
            <text:p>synonyms":["HEB600","HE600B","HEB 600",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O45]" table:style-name="ce5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50</text:p>
          </table:table-cell>
          <table:table-cell office:value-type="float" office:value="650" table:style-name="ce8">
            <text:p>65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8">
            <text:p>3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office:value-type="string" office:string-value="heb650" table:formula="of:=LOWER([.H46])" table:style-name="ce10">
            <text:p>heb650</text:p>
          </table:table-cell>
          <table:table-cell office:value-type="string" office:string-value="he650b" table:formula="of:=LOWER([.I46])" table:style-name="ce10">
            <text:p>he650b</text:p>
          </table:table-cell>
          <table:table-cell office:value-type="string" office:string-value="heb 650" table:formula="of:=LOWER([.J46])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,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,&quot;&amp;&quot;&quot;&quot;&quot;&amp;[.K46]&amp;&quot;&quot;&quot;&quot;&amp;&quot;,&quot;&amp;&quot;&quot;&quot;&quot;&amp;[.L46]&amp;&quot;&quot;&quot;&quot;&amp;&quot;,&quot;&amp;&quot;&quot;&quot;&quot;&amp;[.M46]&amp;&quot;&quot;&quot;&quot;&amp;&quot;]}]},&quot;" table:style-name="ce10">
            <text:p>synonyms":["HEB650","HE650B","HEB 650",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O46]" table:style-name="ce5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700</text:p>
          </table:table-cell>
          <table:table-cell office:value-type="float" office:value="700" table:style-name="ce8">
            <text:p>700</text:p>
          </table:table-cell>
          <table:table-cell office:value-type="float" office:value="300" table:style-name="ce8">
            <text:p>300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office:value-type="string" office:string-value="heb700" table:formula="of:=LOWER([.H47])" table:style-name="ce10">
            <text:p>heb700</text:p>
          </table:table-cell>
          <table:table-cell office:value-type="string" office:string-value="he700b" table:formula="of:=LOWER([.I47])" table:style-name="ce10">
            <text:p>he700b</text:p>
          </table:table-cell>
          <table:table-cell office:value-type="string" office:string-value="heb 700" table:formula="of:=LOWER([.J47])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,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,&quot;&amp;&quot;&quot;&quot;&quot;&amp;[.K47]&amp;&quot;&quot;&quot;&quot;&amp;&quot;,&quot;&amp;&quot;&quot;&quot;&quot;&amp;[.L47]&amp;&quot;&quot;&quot;&quot;&amp;&quot;,&quot;&amp;&quot;&quot;&quot;&quot;&amp;[.M47]&amp;&quot;&quot;&quot;&quot;&amp;&quot;]}]},&quot;" table:style-name="ce10">
            <text:p>synonyms":["HEB700","HE700B","HEB 700",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O47]" table:style-name="ce5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800</text:p>
          </table:table-cell>
          <table:table-cell office:value-type="float" office:value="800" table:style-name="ce8">
            <text:p>800</text:p>
          </table:table-cell>
          <table:table-cell office:value-type="float" office:value="300" table:style-name="ce8">
            <text:p>300</text:p>
          </table:table-cell>
          <table:table-cell office:value-type="float" office:value="17.5" table:style-name="ce8">
            <text:p>17,5</text:p>
          </table:table-cell>
          <table:table-cell office:value-type="float" office:value="33" table:style-name="ce8">
            <text:p>33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office:value-type="string" office:string-value="heb800" table:formula="of:=LOWER([.H48])" table:style-name="ce10">
            <text:p>heb800</text:p>
          </table:table-cell>
          <table:table-cell office:value-type="string" office:string-value="he800b" table:formula="of:=LOWER([.I48])" table:style-name="ce10">
            <text:p>he800b</text:p>
          </table:table-cell>
          <table:table-cell office:value-type="string" office:string-value="heb 800" table:formula="of:=LOWER([.J48])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,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,&quot;&amp;&quot;&quot;&quot;&quot;&amp;[.K48]&amp;&quot;&quot;&quot;&quot;&amp;&quot;,&quot;&amp;&quot;&quot;&quot;&quot;&amp;[.L48]&amp;&quot;&quot;&quot;&quot;&amp;&quot;,&quot;&amp;&quot;&quot;&quot;&quot;&amp;[.M48]&amp;&quot;&quot;&quot;&quot;&amp;&quot;]}]},&quot;" table:style-name="ce10">
            <text:p>synonyms":["HEB800","HE800B","HEB 800",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O48]" table:style-name="ce5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900</text:p>
          </table:table-cell>
          <table:table-cell office:value-type="float" office:value="900" table:style-name="ce8">
            <text:p>900</text:p>
          </table:table-cell>
          <table:table-cell office:value-type="float" office:value="300" table:style-name="ce8">
            <text:p>300</text:p>
          </table:table-cell>
          <table:table-cell office:value-type="float" office:value="18.5" table:style-name="ce8">
            <text:p>18,5</text:p>
          </table:table-cell>
          <table:table-cell office:value-type="float" office:value="35" table:style-name="ce8">
            <text:p>35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office:value-type="string" office:string-value="heb900" table:formula="of:=LOWER([.H49])" table:style-name="ce10">
            <text:p>heb900</text:p>
          </table:table-cell>
          <table:table-cell office:value-type="string" office:string-value="he900b" table:formula="of:=LOWER([.I49])" table:style-name="ce10">
            <text:p>he900b</text:p>
          </table:table-cell>
          <table:table-cell office:value-type="string" office:string-value="heb 900" table:formula="of:=LOWER([.J49])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,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,&quot;&amp;&quot;&quot;&quot;&quot;&amp;[.K49]&amp;&quot;&quot;&quot;&quot;&amp;&quot;,&quot;&amp;&quot;&quot;&quot;&quot;&amp;[.L49]&amp;&quot;&quot;&quot;&quot;&amp;&quot;,&quot;&amp;&quot;&quot;&quot;&quot;&amp;[.M49]&amp;&quot;&quot;&quot;&quot;&amp;&quot;]}]},&quot;" table:style-name="ce10">
            <text:p>synonyms":["HEB900","HE900B","HEB 900",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O49]" table:style-name="ce5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0</text:p>
          </table:table-cell>
          <table:table-cell office:value-type="float" office:value="1000" table:style-name="ce8">
            <text:p>1000</text:p>
          </table:table-cell>
          <table:table-cell office:value-type="float" office:value="300" table:style-name="ce8">
            <text:p>300</text:p>
          </table:table-cell>
          <table:table-cell office:value-type="float" office:value="19" table:style-name="ce8">
            <text:p>19</text:p>
          </table:table-cell>
          <table:table-cell office:value-type="float" office:value="36" table:style-name="ce8">
            <text:p>36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office:value-type="string" office:string-value="heb1000" table:formula="of:=LOWER([.H50])" table:style-name="ce10">
            <text:p>heb1000</text:p>
          </table:table-cell>
          <table:table-cell office:value-type="string" office:string-value="he1000b" table:formula="of:=LOWER([.I50])" table:style-name="ce10">
            <text:p>he1000b</text:p>
          </table:table-cell>
          <table:table-cell office:value-type="string" office:string-value="heb 1000" table:formula="of:=LOWER([.J50])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,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,&quot;&amp;&quot;&quot;&quot;&quot;&amp;[.K50]&amp;&quot;&quot;&quot;&quot;&amp;&quot;,&quot;&amp;&quot;&quot;&quot;&quot;&amp;[.L50]&amp;&quot;&quot;&quot;&quot;&amp;&quot;,&quot;&amp;&quot;&quot;&quot;&quot;&amp;[.M50]&amp;&quot;&quot;&quot;&quot;&amp;&quot;]}]},&quot;" table:style-name="ce10">
            <text:p>synonyms":["HEB1000","HE1000B","HEB 1000",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O50]" table:style-name="ce5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</text:p>
          </table:table-cell>
          <table:table-cell office:value-type="float" office:value="120" table:style-name="ce8">
            <text:p>120</text:p>
          </table:table-cell>
          <table:table-cell office:value-type="float" office:value="106" table:style-name="ce8">
            <text:p>106</text:p>
          </table:table-cell>
          <table:table-cell office:value-type="float" office:value="12" table:style-name="ce8">
            <text:p>12</text:p>
          </table:table-cell>
          <table:table-cell office:value-type="float" office:value="20" table:style-name="ce8">
            <text:p>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office:value-type="string" office:string-value="hem100" table:formula="of:=LOWER([.H51])" table:style-name="ce10">
            <text:p>hem100</text:p>
          </table:table-cell>
          <table:table-cell office:value-type="string" office:string-value="he100m" table:formula="of:=LOWER([.I51])" table:style-name="ce10">
            <text:p>he100m</text:p>
          </table:table-cell>
          <table:table-cell office:value-type="string" office:string-value="hem 100" table:formula="of:=LOWER([.J51])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,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,&quot;&amp;&quot;&quot;&quot;&quot;&amp;[.K51]&amp;&quot;&quot;&quot;&quot;&amp;&quot;,&quot;&amp;&quot;&quot;&quot;&quot;&amp;[.L51]&amp;&quot;&quot;&quot;&quot;&amp;&quot;,&quot;&amp;&quot;&quot;&quot;&quot;&amp;[.M51]&amp;&quot;&quot;&quot;&quot;&amp;&quot;]}]},&quot;" table:style-name="ce10">
            <text:p>synonyms":["HEM100","HE100M","HEM 100",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O51]" table:style-name="ce5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20</text:p>
          </table:table-cell>
          <table:table-cell office:value-type="float" office:value="140" table:style-name="ce8">
            <text:p>140</text:p>
          </table:table-cell>
          <table:table-cell office:value-type="float" office:value="126" table:style-name="ce8">
            <text:p>126</text:p>
          </table:table-cell>
          <table:table-cell office:value-type="float" office:value="12.5" table:style-name="ce8">
            <text:p>12,5</text:p>
          </table:table-cell>
          <table:table-cell office:value-type="float" office:value="21" table:style-name="ce8">
            <text:p>2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office:value-type="string" office:string-value="hem120" table:formula="of:=LOWER([.H52])" table:style-name="ce10">
            <text:p>hem120</text:p>
          </table:table-cell>
          <table:table-cell office:value-type="string" office:string-value="he120m" table:formula="of:=LOWER([.I52])" table:style-name="ce10">
            <text:p>he120m</text:p>
          </table:table-cell>
          <table:table-cell office:value-type="string" office:string-value="hem 120" table:formula="of:=LOWER([.J52])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,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,&quot;&amp;&quot;&quot;&quot;&quot;&amp;[.K52]&amp;&quot;&quot;&quot;&quot;&amp;&quot;,&quot;&amp;&quot;&quot;&quot;&quot;&amp;[.L52]&amp;&quot;&quot;&quot;&quot;&amp;&quot;,&quot;&amp;&quot;&quot;&quot;&quot;&amp;[.M52]&amp;&quot;&quot;&quot;&quot;&amp;&quot;]}]},&quot;" table:style-name="ce10">
            <text:p>synonyms":["HEM120","HE120M","HEM 120",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O52]" table:style-name="ce5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40</text:p>
          </table:table-cell>
          <table:table-cell office:value-type="float" office:value="160" table:style-name="ce8">
            <text:p>160</text:p>
          </table:table-cell>
          <table:table-cell office:value-type="float" office:value="146" table:style-name="ce8">
            <text:p>146</text:p>
          </table:table-cell>
          <table:table-cell office:value-type="float" office:value="13" table:style-name="ce8">
            <text:p>13</text:p>
          </table:table-cell>
          <table:table-cell office:value-type="float" office:value="22" table:style-name="ce8">
            <text:p>2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office:value-type="string" office:string-value="hem140" table:formula="of:=LOWER([.H53])" table:style-name="ce10">
            <text:p>hem140</text:p>
          </table:table-cell>
          <table:table-cell office:value-type="string" office:string-value="he140m" table:formula="of:=LOWER([.I53])" table:style-name="ce10">
            <text:p>he140m</text:p>
          </table:table-cell>
          <table:table-cell office:value-type="string" office:string-value="hem 140" table:formula="of:=LOWER([.J53])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,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,&quot;&amp;&quot;&quot;&quot;&quot;&amp;[.K53]&amp;&quot;&quot;&quot;&quot;&amp;&quot;,&quot;&amp;&quot;&quot;&quot;&quot;&amp;[.L53]&amp;&quot;&quot;&quot;&quot;&amp;&quot;,&quot;&amp;&quot;&quot;&quot;&quot;&amp;[.M53]&amp;&quot;&quot;&quot;&quot;&amp;&quot;]}]},&quot;" table:style-name="ce10">
            <text:p>synonyms":["HEM140","HE140M","HEM 140",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O53]" table:style-name="ce5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60</text:p>
          </table:table-cell>
          <table:table-cell office:value-type="float" office:value="180" table:style-name="ce8">
            <text:p>180</text:p>
          </table:table-cell>
          <table:table-cell office:value-type="float" office:value="166" table:style-name="ce8">
            <text:p>166</text:p>
          </table:table-cell>
          <table:table-cell office:value-type="float" office:value="14" table:style-name="ce8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office:value-type="string" office:string-value="hem160" table:formula="of:=LOWER([.H54])" table:style-name="ce10">
            <text:p>hem160</text:p>
          </table:table-cell>
          <table:table-cell office:value-type="string" office:string-value="he160m" table:formula="of:=LOWER([.I54])" table:style-name="ce10">
            <text:p>he160m</text:p>
          </table:table-cell>
          <table:table-cell office:value-type="string" office:string-value="hem 160" table:formula="of:=LOWER([.J54])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,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,&quot;&amp;&quot;&quot;&quot;&quot;&amp;[.K54]&amp;&quot;&quot;&quot;&quot;&amp;&quot;,&quot;&amp;&quot;&quot;&quot;&quot;&amp;[.L54]&amp;&quot;&quot;&quot;&quot;&amp;&quot;,&quot;&amp;&quot;&quot;&quot;&quot;&amp;[.M54]&amp;&quot;&quot;&quot;&quot;&amp;&quot;]}]},&quot;" table:style-name="ce10">
            <text:p>synonyms":["HEM160","HE160M","HEM 160",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O54]" table:style-name="ce5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80</text:p>
          </table:table-cell>
          <table:table-cell office:value-type="float" office:value="200" table:style-name="ce8">
            <text:p>200</text:p>
          </table:table-cell>
          <table:table-cell office:value-type="float" office:value="186" table:style-name="ce8">
            <text:p>186</text:p>
          </table:table-cell>
          <table:table-cell office:value-type="float" office:value="14.5" table:style-name="ce8">
            <text:p>14,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office:value-type="string" office:string-value="hem180" table:formula="of:=LOWER([.H55])" table:style-name="ce10">
            <text:p>hem180</text:p>
          </table:table-cell>
          <table:table-cell office:value-type="string" office:string-value="he180m" table:formula="of:=LOWER([.I55])" table:style-name="ce10">
            <text:p>he180m</text:p>
          </table:table-cell>
          <table:table-cell office:value-type="string" office:string-value="hem 180" table:formula="of:=LOWER([.J55])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,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,&quot;&amp;&quot;&quot;&quot;&quot;&amp;[.K55]&amp;&quot;&quot;&quot;&quot;&amp;&quot;,&quot;&amp;&quot;&quot;&quot;&quot;&amp;[.L55]&amp;&quot;&quot;&quot;&quot;&amp;&quot;,&quot;&amp;&quot;&quot;&quot;&quot;&amp;[.M55]&amp;&quot;&quot;&quot;&quot;&amp;&quot;]}]},&quot;" table:style-name="ce10">
            <text:p>synonyms":["HEM180","HE180M","HEM 180",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O55]" table:style-name="ce5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00</text:p>
          </table:table-cell>
          <table:table-cell office:value-type="float" office:value="220" table:style-name="ce8">
            <text:p>220</text:p>
          </table:table-cell>
          <table:table-cell office:value-type="float" office:value="206" table:style-name="ce8">
            <text:p>206</text:p>
          </table:table-cell>
          <table:table-cell office:value-type="float" office:value="15" table:style-name="ce8">
            <text:p>15</text:p>
          </table:table-cell>
          <table:table-cell office:value-type="float" office:value="25" table:style-name="ce8">
            <text:p>2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office:value-type="string" office:string-value="hem200" table:formula="of:=LOWER([.H56])" table:style-name="ce10">
            <text:p>hem200</text:p>
          </table:table-cell>
          <table:table-cell office:value-type="string" office:string-value="he200m" table:formula="of:=LOWER([.I56])" table:style-name="ce10">
            <text:p>he200m</text:p>
          </table:table-cell>
          <table:table-cell office:value-type="string" office:string-value="hem 200" table:formula="of:=LOWER([.J56])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,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,&quot;&amp;&quot;&quot;&quot;&quot;&amp;[.K56]&amp;&quot;&quot;&quot;&quot;&amp;&quot;,&quot;&amp;&quot;&quot;&quot;&quot;&amp;[.L56]&amp;&quot;&quot;&quot;&quot;&amp;&quot;,&quot;&amp;&quot;&quot;&quot;&quot;&amp;[.M56]&amp;&quot;&quot;&quot;&quot;&amp;&quot;]}]},&quot;" table:style-name="ce10">
            <text:p>synonyms":["HEM200","HE200M","HEM 200",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O56]" table:style-name="ce5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20</text:p>
          </table:table-cell>
          <table:table-cell office:value-type="float" office:value="240" table:style-name="ce8">
            <text:p>240</text:p>
          </table:table-cell>
          <table:table-cell office:value-type="float" office:value="226" table:style-name="ce8">
            <text:p>226</text:p>
          </table:table-cell>
          <table:table-cell office:value-type="float" office:value="15.5" table:style-name="ce8">
            <text:p>15,5</text:p>
          </table:table-cell>
          <table:table-cell office:value-type="float" office:value="26" table:style-name="ce8">
            <text:p>2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office:value-type="string" office:string-value="hem220" table:formula="of:=LOWER([.H57])" table:style-name="ce10">
            <text:p>hem220</text:p>
          </table:table-cell>
          <table:table-cell office:value-type="string" office:string-value="he220m" table:formula="of:=LOWER([.I57])" table:style-name="ce10">
            <text:p>he220m</text:p>
          </table:table-cell>
          <table:table-cell office:value-type="string" office:string-value="hem 220" table:formula="of:=LOWER([.J57])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,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,&quot;&amp;&quot;&quot;&quot;&quot;&amp;[.K57]&amp;&quot;&quot;&quot;&quot;&amp;&quot;,&quot;&amp;&quot;&quot;&quot;&quot;&amp;[.L57]&amp;&quot;&quot;&quot;&quot;&amp;&quot;,&quot;&amp;&quot;&quot;&quot;&quot;&amp;[.M57]&amp;&quot;&quot;&quot;&quot;&amp;&quot;]}]},&quot;" table:style-name="ce10">
            <text:p>synonyms":["HEM220","HE220M","HEM 220",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O57]" table:style-name="ce5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40</text:p>
          </table:table-cell>
          <table:table-cell office:value-type="float" office:value="270" table:style-name="ce8">
            <text:p>270</text:p>
          </table:table-cell>
          <table:table-cell office:value-type="float" office:value="248" table:style-name="ce8">
            <text:p>248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office:value-type="string" office:string-value="hem240" table:formula="of:=LOWER([.H58])" table:style-name="ce10">
            <text:p>hem240</text:p>
          </table:table-cell>
          <table:table-cell office:value-type="string" office:string-value="he240m" table:formula="of:=LOWER([.I58])" table:style-name="ce10">
            <text:p>he240m</text:p>
          </table:table-cell>
          <table:table-cell office:value-type="string" office:string-value="hem 240" table:formula="of:=LOWER([.J58])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,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,&quot;&amp;&quot;&quot;&quot;&quot;&amp;[.K58]&amp;&quot;&quot;&quot;&quot;&amp;&quot;,&quot;&amp;&quot;&quot;&quot;&quot;&amp;[.L58]&amp;&quot;&quot;&quot;&quot;&amp;&quot;,&quot;&amp;&quot;&quot;&quot;&quot;&amp;[.M58]&amp;&quot;&quot;&quot;&quot;&amp;&quot;]}]},&quot;" table:style-name="ce10">
            <text:p>synonyms":["HEM240","HE240M","HEM 240",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O58]" table:style-name="ce5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60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office:value-type="string" office:string-value="hem260" table:formula="of:=LOWER([.H59])" table:style-name="ce10">
            <text:p>hem260</text:p>
          </table:table-cell>
          <table:table-cell office:value-type="string" office:string-value="he260m" table:formula="of:=LOWER([.I59])" table:style-name="ce10">
            <text:p>he260m</text:p>
          </table:table-cell>
          <table:table-cell office:value-type="string" office:string-value="hem 260" table:formula="of:=LOWER([.J59])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,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,&quot;&amp;&quot;&quot;&quot;&quot;&amp;[.K59]&amp;&quot;&quot;&quot;&quot;&amp;&quot;,&quot;&amp;&quot;&quot;&quot;&quot;&amp;[.L59]&amp;&quot;&quot;&quot;&quot;&amp;&quot;,&quot;&amp;&quot;&quot;&quot;&quot;&amp;[.M59]&amp;&quot;&quot;&quot;&quot;&amp;&quot;]}]},&quot;" table:style-name="ce10">
            <text:p>synonyms":["HEM260","HE260M","HEM 260",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O59]" table:style-name="ce5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80</text:p>
          </table:table-cell>
          <table:table-cell office:value-type="float" office:value="310" table:style-name="ce8">
            <text:p>310</text:p>
          </table:table-cell>
          <table:table-cell office:value-type="float" office:value="288" table:style-name="ce8">
            <text:p>288</text:p>
          </table:table-cell>
          <table:table-cell office:value-type="float" office:value="18.5" table:style-name="ce8">
            <text:p>18,5</text:p>
          </table:table-cell>
          <table:table-cell office:value-type="float" office:value="33" table:style-name="ce8">
            <text:p>3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office:value-type="string" office:string-value="hem280" table:formula="of:=LOWER([.H60])" table:style-name="ce10">
            <text:p>hem280</text:p>
          </table:table-cell>
          <table:table-cell office:value-type="string" office:string-value="he280m" table:formula="of:=LOWER([.I60])" table:style-name="ce10">
            <text:p>he280m</text:p>
          </table:table-cell>
          <table:table-cell office:value-type="string" office:string-value="hem 280" table:formula="of:=LOWER([.J60])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,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,&quot;&amp;&quot;&quot;&quot;&quot;&amp;[.K60]&amp;&quot;&quot;&quot;&quot;&amp;&quot;,&quot;&amp;&quot;&quot;&quot;&quot;&amp;[.L60]&amp;&quot;&quot;&quot;&quot;&amp;&quot;,&quot;&amp;&quot;&quot;&quot;&quot;&amp;[.M60]&amp;&quot;&quot;&quot;&quot;&amp;&quot;]}]},&quot;" table:style-name="ce10">
            <text:p>synonyms":["HEM280","HE280M","HEM 280",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O60]" table:style-name="ce5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00</text:p>
          </table:table-cell>
          <table:table-cell office:value-type="float" office:value="340" table:style-name="ce8">
            <text:p>340</text:p>
          </table:table-cell>
          <table:table-cell office:value-type="float" office:value="310" table:style-name="ce8">
            <text:p>310</text:p>
          </table:table-cell>
          <table:table-cell office:value-type="float" office:value="21" table:style-name="ce8">
            <text:p>2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office:value-type="string" office:string-value="hem300" table:formula="of:=LOWER([.H61])" table:style-name="ce10">
            <text:p>hem300</text:p>
          </table:table-cell>
          <table:table-cell office:value-type="string" office:string-value="he300m" table:formula="of:=LOWER([.I61])" table:style-name="ce10">
            <text:p>he300m</text:p>
          </table:table-cell>
          <table:table-cell office:value-type="string" office:string-value="hem 300" table:formula="of:=LOWER([.J61])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,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,&quot;&amp;&quot;&quot;&quot;&quot;&amp;[.K61]&amp;&quot;&quot;&quot;&quot;&amp;&quot;,&quot;&amp;&quot;&quot;&quot;&quot;&amp;[.L61]&amp;&quot;&quot;&quot;&quot;&amp;&quot;,&quot;&amp;&quot;&quot;&quot;&quot;&amp;[.M61]&amp;&quot;&quot;&quot;&quot;&amp;&quot;]}]},&quot;" table:style-name="ce10">
            <text:p>synonyms":["HEM300","HE300M","HEM 300",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O61]" table:style-name="ce5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20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office:value-type="string" office:string-value="hem320" table:formula="of:=LOWER([.H62])" table:style-name="ce10">
            <text:p>hem320</text:p>
          </table:table-cell>
          <table:table-cell office:value-type="string" office:string-value="he320m" table:formula="of:=LOWER([.I62])" table:style-name="ce10">
            <text:p>he320m</text:p>
          </table:table-cell>
          <table:table-cell office:value-type="string" office:string-value="hem 320" table:formula="of:=LOWER([.J62])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,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,&quot;&amp;&quot;&quot;&quot;&quot;&amp;[.K62]&amp;&quot;&quot;&quot;&quot;&amp;&quot;,&quot;&amp;&quot;&quot;&quot;&quot;&amp;[.L62]&amp;&quot;&quot;&quot;&quot;&amp;&quot;,&quot;&amp;&quot;&quot;&quot;&quot;&amp;[.M62]&amp;&quot;&quot;&quot;&quot;&amp;&quot;]}]},&quot;" table:style-name="ce10">
            <text:p>synonyms":["HEM320","HE320M","HEM 320",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O62]" table:style-name="ce5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40</text:p>
          </table:table-cell>
          <table:table-cell office:value-type="float" office:value="377" table:style-name="ce8">
            <text:p>377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office:value-type="string" office:string-value="hem340" table:formula="of:=LOWER([.H63])" table:style-name="ce10">
            <text:p>hem340</text:p>
          </table:table-cell>
          <table:table-cell office:value-type="string" office:string-value="he340m" table:formula="of:=LOWER([.I63])" table:style-name="ce10">
            <text:p>he340m</text:p>
          </table:table-cell>
          <table:table-cell office:value-type="string" office:string-value="hem 340" table:formula="of:=LOWER([.J63])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,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,&quot;&amp;&quot;&quot;&quot;&quot;&amp;[.K63]&amp;&quot;&quot;&quot;&quot;&amp;&quot;,&quot;&amp;&quot;&quot;&quot;&quot;&amp;[.L63]&amp;&quot;&quot;&quot;&quot;&amp;&quot;,&quot;&amp;&quot;&quot;&quot;&quot;&amp;[.M63]&amp;&quot;&quot;&quot;&quot;&amp;&quot;]}]},&quot;" table:style-name="ce10">
            <text:p>synonyms":["HEM340","HE340M","HEM 340",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O63]" table:style-name="ce5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60</text:p>
          </table:table-cell>
          <table:table-cell office:value-type="float" office:value="395" table:style-name="ce8">
            <text:p>395</text:p>
          </table:table-cell>
          <table:table-cell office:value-type="float" office:value="308" table:style-name="ce8">
            <text:p>308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office:value-type="string" office:string-value="hem360" table:formula="of:=LOWER([.H64])" table:style-name="ce10">
            <text:p>hem360</text:p>
          </table:table-cell>
          <table:table-cell office:value-type="string" office:string-value="he360m" table:formula="of:=LOWER([.I64])" table:style-name="ce10">
            <text:p>he360m</text:p>
          </table:table-cell>
          <table:table-cell office:value-type="string" office:string-value="hem 360" table:formula="of:=LOWER([.J64])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,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,&quot;&amp;&quot;&quot;&quot;&quot;&amp;[.K64]&amp;&quot;&quot;&quot;&quot;&amp;&quot;,&quot;&amp;&quot;&quot;&quot;&quot;&amp;[.L64]&amp;&quot;&quot;&quot;&quot;&amp;&quot;,&quot;&amp;&quot;&quot;&quot;&quot;&amp;[.M64]&amp;&quot;&quot;&quot;&quot;&amp;&quot;]}]},&quot;" table:style-name="ce10">
            <text:p>synonyms":["HEM360","HE360M","HEM 360",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O64]" table:style-name="ce5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00</text:p>
          </table:table-cell>
          <table:table-cell office:value-type="float" office:value="432" table:style-name="ce8">
            <text:p>432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office:value-type="string" office:string-value="hem400" table:formula="of:=LOWER([.H65])" table:style-name="ce10">
            <text:p>hem400</text:p>
          </table:table-cell>
          <table:table-cell office:value-type="string" office:string-value="he400m" table:formula="of:=LOWER([.I65])" table:style-name="ce10">
            <text:p>he400m</text:p>
          </table:table-cell>
          <table:table-cell office:value-type="string" office:string-value="hem 400" table:formula="of:=LOWER([.J65])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,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,&quot;&amp;&quot;&quot;&quot;&quot;&amp;[.K65]&amp;&quot;&quot;&quot;&quot;&amp;&quot;,&quot;&amp;&quot;&quot;&quot;&quot;&amp;[.L65]&amp;&quot;&quot;&quot;&quot;&amp;&quot;,&quot;&amp;&quot;&quot;&quot;&quot;&amp;[.M65]&amp;&quot;&quot;&quot;&quot;&amp;&quot;]}]},&quot;" table:style-name="ce10">
            <text:p>synonyms":["HEM400","HE400M","HEM 400",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O65]" table:style-name="ce5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50</text:p>
          </table:table-cell>
          <table:table-cell office:value-type="float" office:value="478" table:style-name="ce8">
            <text:p>478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office:value-type="string" office:string-value="hem450" table:formula="of:=LOWER([.H66])" table:style-name="ce10">
            <text:p>hem450</text:p>
          </table:table-cell>
          <table:table-cell office:value-type="string" office:string-value="he450m" table:formula="of:=LOWER([.I66])" table:style-name="ce10">
            <text:p>he450m</text:p>
          </table:table-cell>
          <table:table-cell office:value-type="string" office:string-value="hem 450" table:formula="of:=LOWER([.J66])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,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,&quot;&amp;&quot;&quot;&quot;&quot;&amp;[.K66]&amp;&quot;&quot;&quot;&quot;&amp;&quot;,&quot;&amp;&quot;&quot;&quot;&quot;&amp;[.L66]&amp;&quot;&quot;&quot;&quot;&amp;&quot;,&quot;&amp;&quot;&quot;&quot;&quot;&amp;[.M66]&amp;&quot;&quot;&quot;&quot;&amp;&quot;]}]},&quot;" table:style-name="ce10">
            <text:p>synonyms":["HEM450","HE450M","HEM 450",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O66]" table:style-name="ce5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00</text:p>
          </table:table-cell>
          <table:table-cell office:value-type="float" office:value="524" table:style-name="ce8">
            <text:p>524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office:value-type="string" office:string-value="hem500" table:formula="of:=LOWER([.H67])" table:style-name="ce10">
            <text:p>hem500</text:p>
          </table:table-cell>
          <table:table-cell office:value-type="string" office:string-value="he500m" table:formula="of:=LOWER([.I67])" table:style-name="ce10">
            <text:p>he500m</text:p>
          </table:table-cell>
          <table:table-cell office:value-type="string" office:string-value="hem 500" table:formula="of:=LOWER([.J67])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,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,&quot;&amp;&quot;&quot;&quot;&quot;&amp;[.K67]&amp;&quot;&quot;&quot;&quot;&amp;&quot;,&quot;&amp;&quot;&quot;&quot;&quot;&amp;[.L67]&amp;&quot;&quot;&quot;&quot;&amp;&quot;,&quot;&amp;&quot;&quot;&quot;&quot;&amp;[.M67]&amp;&quot;&quot;&quot;&quot;&amp;&quot;]}]},&quot;" table:style-name="ce10">
            <text:p>synonyms":["HEM500","HE500M","HEM 500",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O67]" table:style-name="ce5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50</text:p>
          </table:table-cell>
          <table:table-cell office:value-type="float" office:value="572" table:style-name="ce8">
            <text:p>572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office:value-type="string" office:string-value="hem550" table:formula="of:=LOWER([.H68])" table:style-name="ce10">
            <text:p>hem550</text:p>
          </table:table-cell>
          <table:table-cell office:value-type="string" office:string-value="he550m" table:formula="of:=LOWER([.I68])" table:style-name="ce10">
            <text:p>he550m</text:p>
          </table:table-cell>
          <table:table-cell office:value-type="string" office:string-value="hem 550" table:formula="of:=LOWER([.J68])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,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,&quot;&amp;&quot;&quot;&quot;&quot;&amp;[.K68]&amp;&quot;&quot;&quot;&quot;&amp;&quot;,&quot;&amp;&quot;&quot;&quot;&quot;&amp;[.L68]&amp;&quot;&quot;&quot;&quot;&amp;&quot;,&quot;&amp;&quot;&quot;&quot;&quot;&amp;[.M68]&amp;&quot;&quot;&quot;&quot;&amp;&quot;]}]},&quot;" table:style-name="ce10">
            <text:p>synonyms":["HEM550","HE550M","HEM 550",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O68]" table:style-name="ce5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00</text:p>
          </table:table-cell>
          <table:table-cell office:value-type="float" office:value="620" table:style-name="ce8">
            <text:p>620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office:value-type="string" office:string-value="hem600" table:formula="of:=LOWER([.H69])" table:style-name="ce10">
            <text:p>hem600</text:p>
          </table:table-cell>
          <table:table-cell office:value-type="string" office:string-value="he600m" table:formula="of:=LOWER([.I69])" table:style-name="ce10">
            <text:p>he600m</text:p>
          </table:table-cell>
          <table:table-cell office:value-type="string" office:string-value="hem 600" table:formula="of:=LOWER([.J69])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,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,&quot;&amp;&quot;&quot;&quot;&quot;&amp;[.K69]&amp;&quot;&quot;&quot;&quot;&amp;&quot;,&quot;&amp;&quot;&quot;&quot;&quot;&amp;[.L69]&amp;&quot;&quot;&quot;&quot;&amp;&quot;,&quot;&amp;&quot;&quot;&quot;&quot;&amp;[.M69]&amp;&quot;&quot;&quot;&quot;&amp;&quot;]}]},&quot;" table:style-name="ce10">
            <text:p>synonyms":["HEM600","HE600M","HEM 600",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O69]" table:style-name="ce5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50</text:p>
          </table:table-cell>
          <table:table-cell office:value-type="float" office:value="668" table:style-name="ce8">
            <text:p>668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office:value-type="string" office:string-value="hem650" table:formula="of:=LOWER([.H70])" table:style-name="ce10">
            <text:p>hem650</text:p>
          </table:table-cell>
          <table:table-cell office:value-type="string" office:string-value="he650m" table:formula="of:=LOWER([.I70])" table:style-name="ce10">
            <text:p>he650m</text:p>
          </table:table-cell>
          <table:table-cell office:value-type="string" office:string-value="hem 650" table:formula="of:=LOWER([.J70])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,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,&quot;&amp;&quot;&quot;&quot;&quot;&amp;[.K70]&amp;&quot;&quot;&quot;&quot;&amp;&quot;,&quot;&amp;&quot;&quot;&quot;&quot;&amp;[.L70]&amp;&quot;&quot;&quot;&quot;&amp;&quot;,&quot;&amp;&quot;&quot;&quot;&quot;&amp;[.M70]&amp;&quot;&quot;&quot;&quot;&amp;&quot;]}]},&quot;" table:style-name="ce10">
            <text:p>synonyms":["HEM650","HE650M","HEM 650",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O70]" table:style-name="ce5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700</text:p>
          </table:table-cell>
          <table:table-cell office:value-type="float" office:value="716" table:style-name="ce8">
            <text:p>716</text:p>
          </table:table-cell>
          <table:table-cell office:value-type="float" office:value="304" table:style-name="ce8">
            <text:p>304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office:value-type="string" office:string-value="hem700" table:formula="of:=LOWER([.H71])" table:style-name="ce10">
            <text:p>hem700</text:p>
          </table:table-cell>
          <table:table-cell office:value-type="string" office:string-value="he700m" table:formula="of:=LOWER([.I71])" table:style-name="ce10">
            <text:p>he700m</text:p>
          </table:table-cell>
          <table:table-cell office:value-type="string" office:string-value="hem 700" table:formula="of:=LOWER([.J71])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,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,&quot;&amp;&quot;&quot;&quot;&quot;&amp;[.K71]&amp;&quot;&quot;&quot;&quot;&amp;&quot;,&quot;&amp;&quot;&quot;&quot;&quot;&amp;[.L71]&amp;&quot;&quot;&quot;&quot;&amp;&quot;,&quot;&amp;&quot;&quot;&quot;&quot;&amp;[.M71]&amp;&quot;&quot;&quot;&quot;&amp;&quot;]}]},&quot;" table:style-name="ce10">
            <text:p>synonyms":["HEM700","HE700M","HEM 700",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O71]" table:style-name="ce5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800</text:p>
          </table:table-cell>
          <table:table-cell office:value-type="float" office:value="814" table:style-name="ce8">
            <text:p>814</text:p>
          </table:table-cell>
          <table:table-cell office:value-type="float" office:value="303" table:style-name="ce8">
            <text:p>303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office:value-type="string" office:string-value="hem800" table:formula="of:=LOWER([.H72])" table:style-name="ce10">
            <text:p>hem800</text:p>
          </table:table-cell>
          <table:table-cell office:value-type="string" office:string-value="he800m" table:formula="of:=LOWER([.I72])" table:style-name="ce10">
            <text:p>he800m</text:p>
          </table:table-cell>
          <table:table-cell office:value-type="string" office:string-value="hem 800" table:formula="of:=LOWER([.J72])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,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,&quot;&amp;&quot;&quot;&quot;&quot;&amp;[.K72]&amp;&quot;&quot;&quot;&quot;&amp;&quot;,&quot;&amp;&quot;&quot;&quot;&quot;&amp;[.L72]&amp;&quot;&quot;&quot;&quot;&amp;&quot;,&quot;&amp;&quot;&quot;&quot;&quot;&amp;[.M72]&amp;&quot;&quot;&quot;&quot;&amp;&quot;]}]},&quot;" table:style-name="ce10">
            <text:p>synonyms":["HEM800","HE800M","HEM 800",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O72]" table:style-name="ce5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900</text:p>
          </table:table-cell>
          <table:table-cell office:value-type="float" office:value="910" table:style-name="ce8">
            <text:p>910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office:value-type="string" office:string-value="hem900" table:formula="of:=LOWER([.H73])" table:style-name="ce10">
            <text:p>hem900</text:p>
          </table:table-cell>
          <table:table-cell office:value-type="string" office:string-value="he900m" table:formula="of:=LOWER([.I73])" table:style-name="ce10">
            <text:p>he900m</text:p>
          </table:table-cell>
          <table:table-cell office:value-type="string" office:string-value="hem 900" table:formula="of:=LOWER([.J73])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,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,&quot;&amp;&quot;&quot;&quot;&quot;&amp;[.K73]&amp;&quot;&quot;&quot;&quot;&amp;&quot;,&quot;&amp;&quot;&quot;&quot;&quot;&amp;[.L73]&amp;&quot;&quot;&quot;&quot;&amp;&quot;,&quot;&amp;&quot;&quot;&quot;&quot;&amp;[.M73]&amp;&quot;&quot;&quot;&quot;&amp;&quot;]}]},&quot;" table:style-name="ce10">
            <text:p>synonyms":["HEM900","HE900M","HEM 900",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O73]" table:style-name="ce5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0</text:p>
          </table:table-cell>
          <table:table-cell office:value-type="float" office:value="1008" table:style-name="ce8">
            <text:p>1008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office:value-type="string" office:string-value="hem1000" table:formula="of:=LOWER([.H74])" table:style-name="ce10">
            <text:p>hem1000</text:p>
          </table:table-cell>
          <table:table-cell office:value-type="string" office:string-value="he1000m" table:formula="of:=LOWER([.I74])" table:style-name="ce10">
            <text:p>he1000m</text:p>
          </table:table-cell>
          <table:table-cell office:value-type="string" office:string-value="hem 1000" table:formula="of:=LOWER([.J74])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,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,&quot;&amp;&quot;&quot;&quot;&quot;&amp;[.K74]&amp;&quot;&quot;&quot;&quot;&amp;&quot;,&quot;&amp;&quot;&quot;&quot;&quot;&amp;[.L74]&amp;&quot;&quot;&quot;&quot;&amp;&quot;,&quot;&amp;&quot;&quot;&quot;&quot;&amp;[.M74]&amp;&quot;&quot;&quot;&quot;&amp;&quot;]}]},&quot;" table:style-name="ce10">
            <text:p>synonyms":["HEM1000","HE1000M","HEM 1000",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O74]" table:style-name="ce5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80</text:p>
          </table:table-cell>
          <table:table-cell office:value-type="float" office:value="80" table:style-name="ce8">
            <text:p>80</text:p>
          </table:table-cell>
          <table:table-cell office:value-type="float" office:value="46" table:style-name="ce8">
            <text:p>46</text:p>
          </table:table-cell>
          <table:table-cell office:value-type="float" office:value="3.8" table:style-name="ce8">
            <text:p>3,8</text:p>
          </table:table-cell>
          <table:table-cell office:value-type="string" table:style-name="ce8">
            <text:p>5.2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80E</text:p>
          </table:table-cell>
          <table:table-cell office:value-type="string" office:string-value="ipe80" table:formula="of:=LOWER([.H75])" table:style-name="ce5">
            <text:p>ipe80</text:p>
          </table:table-cell>
          <table:table-cell office:value-type="string" office:string-value="ipe 80" table:formula="of:=LOWER([.I75])" table:style-name="ce5">
            <text:p>ipe 80</text:p>
          </table:table-cell>
          <table:table-cell office:value-type="string" office:string-value="ip80e" table:formula="of:=LOWER([.J75])" table:style-name="ce5">
            <text:p>ip80e</text:p>
          </table:table-cell>
          <table:table-cell table:style-name="ce5"/>
          <table:table-cell office:value-type="string" office:string-value="synonyms&quot;:[&quot;IPE80&quot;,&quot;IPE 80&quot;,&quot;IP80E&quot;,&quot;ipe80&quot;,&quot;ipe 80&quot;,&quot;ip80e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,&quot;&amp;&quot;&quot;&quot;&quot;&amp;[.K75]&amp;&quot;&quot;&quot;&quot;&amp;&quot;,&quot;&amp;&quot;&quot;&quot;&quot;&amp;[.L75]&amp;&quot;&quot;&quot;&quot;&amp;&quot;,&quot;&amp;&quot;&quot;&quot;&quot;&amp;[.M75]&amp;&quot;&quot;&quot;&quot;&amp;&quot;]}]},&quot;" table:style-name="ce10">
            <text:p>synonyms":["IPE80","IPE 80","IP80E","ipe80","ipe 80","ip80e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O75]" table:style-name="ce5">
            <text:p>{"IPE80": [{"shape_coords":[80,46,3,8,5.2,5],"shape_name":"I-shape parallel flange","synonyms":["IPE80","IPE 80","IP80E","ipe80","ipe 80","ip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00</text:p>
          </table:table-cell>
          <table:table-cell office:value-type="float" office:value="100" table:style-name="ce8">
            <text:p>100</text:p>
          </table:table-cell>
          <table:table-cell office:value-type="float" office:value="55" table:style-name="ce8">
            <text:p>55</text:p>
          </table:table-cell>
          <table:table-cell office:value-type="string" table:style-name="ce8">
            <text:p>4.1</text:p>
          </table:table-cell>
          <table:table-cell office:value-type="string" table:style-name="ce8">
            <text:p>5.7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100E</text:p>
          </table:table-cell>
          <table:table-cell office:value-type="string" office:string-value="ipe100" table:formula="of:=LOWER([.H76])" table:style-name="ce5">
            <text:p>ipe100</text:p>
          </table:table-cell>
          <table:table-cell office:value-type="string" office:string-value="ipe 100" table:formula="of:=LOWER([.I76])" table:style-name="ce5">
            <text:p>ipe 100</text:p>
          </table:table-cell>
          <table:table-cell office:value-type="string" office:string-value="ip100e" table:formula="of:=LOWER([.J76])" table:style-name="ce5">
            <text:p>ip100e</text:p>
          </table:table-cell>
          <table:table-cell table:style-name="ce5"/>
          <table:table-cell office:value-type="string" office:string-value="synonyms&quot;:[&quot;IPE100&quot;,&quot;IPE 100&quot;,&quot;IP100E&quot;,&quot;ipe100&quot;,&quot;ipe 100&quot;,&quot;ip100e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,&quot;&amp;&quot;&quot;&quot;&quot;&amp;[.K76]&amp;&quot;&quot;&quot;&quot;&amp;&quot;,&quot;&amp;&quot;&quot;&quot;&quot;&amp;[.L76]&amp;&quot;&quot;&quot;&quot;&amp;&quot;,&quot;&amp;&quot;&quot;&quot;&quot;&amp;[.M76]&amp;&quot;&quot;&quot;&quot;&amp;&quot;]}]},&quot;" table:style-name="ce10">
            <text:p>synonyms":["IPE100","IPE 100","IP100E","ipe100","ipe 100","ip100e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O76]" table:style-name="ce5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20</text:p>
          </table:table-cell>
          <table:table-cell office:value-type="float" office:value="120" table:style-name="ce8">
            <text:p>120</text:p>
          </table:table-cell>
          <table:table-cell office:value-type="float" office:value="64" table:style-name="ce8">
            <text:p>64</text:p>
          </table:table-cell>
          <table:table-cell office:value-type="string" table:style-name="ce8">
            <text:p>4.4</text:p>
          </table:table-cell>
          <table:table-cell office:value-type="string" table:style-name="ce8">
            <text:p>6.3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120E</text:p>
          </table:table-cell>
          <table:table-cell office:value-type="string" office:string-value="ipe120" table:formula="of:=LOWER([.H77])" table:style-name="ce5">
            <text:p>ipe120</text:p>
          </table:table-cell>
          <table:table-cell office:value-type="string" office:string-value="ipe 120" table:formula="of:=LOWER([.I77])" table:style-name="ce5">
            <text:p>ipe 120</text:p>
          </table:table-cell>
          <table:table-cell office:value-type="string" office:string-value="ip120e" table:formula="of:=LOWER([.J77])" table:style-name="ce5">
            <text:p>ip120e</text:p>
          </table:table-cell>
          <table:table-cell table:style-name="ce5"/>
          <table:table-cell office:value-type="string" office:string-value="synonyms&quot;:[&quot;IPE120&quot;,&quot;IPE 120&quot;,&quot;IP120E&quot;,&quot;ipe120&quot;,&quot;ipe 120&quot;,&quot;ip120e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,&quot;&amp;&quot;&quot;&quot;&quot;&amp;[.K77]&amp;&quot;&quot;&quot;&quot;&amp;&quot;,&quot;&amp;&quot;&quot;&quot;&quot;&amp;[.L77]&amp;&quot;&quot;&quot;&quot;&amp;&quot;,&quot;&amp;&quot;&quot;&quot;&quot;&amp;[.M77]&amp;&quot;&quot;&quot;&quot;&amp;&quot;]}]},&quot;" table:style-name="ce10">
            <text:p>synonyms":["IPE120","IPE 120","IP120E","ipe120","ipe 120","ip120e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O77]" table:style-name="ce5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40</text:p>
          </table:table-cell>
          <table:table-cell office:value-type="float" office:value="140" table:style-name="ce8">
            <text:p>140</text:p>
          </table:table-cell>
          <table:table-cell office:value-type="float" office:value="73" table:style-name="ce8">
            <text:p>73</text:p>
          </table:table-cell>
          <table:table-cell office:value-type="string" table:style-name="ce8">
            <text:p>4.7</text:p>
          </table:table-cell>
          <table:table-cell office:value-type="string" table:style-name="ce8">
            <text:p>6.9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140E</text:p>
          </table:table-cell>
          <table:table-cell office:value-type="string" office:string-value="ipe140" table:formula="of:=LOWER([.H78])" table:style-name="ce5">
            <text:p>ipe140</text:p>
          </table:table-cell>
          <table:table-cell office:value-type="string" office:string-value="ipe 140" table:formula="of:=LOWER([.I78])" table:style-name="ce5">
            <text:p>ipe 140</text:p>
          </table:table-cell>
          <table:table-cell office:value-type="string" office:string-value="ip140e" table:formula="of:=LOWER([.J78])" table:style-name="ce5">
            <text:p>ip140e</text:p>
          </table:table-cell>
          <table:table-cell table:style-name="ce5"/>
          <table:table-cell office:value-type="string" office:string-value="synonyms&quot;:[&quot;IPE140&quot;,&quot;IPE 140&quot;,&quot;IP140E&quot;,&quot;ipe140&quot;,&quot;ipe 140&quot;,&quot;ip140e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,&quot;&amp;&quot;&quot;&quot;&quot;&amp;[.K78]&amp;&quot;&quot;&quot;&quot;&amp;&quot;,&quot;&amp;&quot;&quot;&quot;&quot;&amp;[.L78]&amp;&quot;&quot;&quot;&quot;&amp;&quot;,&quot;&amp;&quot;&quot;&quot;&quot;&amp;[.M78]&amp;&quot;&quot;&quot;&quot;&amp;&quot;]}]},&quot;" table:style-name="ce10">
            <text:p>synonyms":["IPE140","IPE 140","IP140E","ipe140","ipe 140","ip140e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O78]" table:style-name="ce5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60</text:p>
          </table:table-cell>
          <table:table-cell office:value-type="float" office:value="160" table:style-name="ce8">
            <text:p>160</text:p>
          </table:table-cell>
          <table:table-cell office:value-type="float" office:value="82" table:style-name="ce8">
            <text:p>8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7.4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160E</text:p>
          </table:table-cell>
          <table:table-cell office:value-type="string" office:string-value="ipe160" table:formula="of:=LOWER([.H79])" table:style-name="ce5">
            <text:p>ipe160</text:p>
          </table:table-cell>
          <table:table-cell office:value-type="string" office:string-value="ipe 160" table:formula="of:=LOWER([.I79])" table:style-name="ce5">
            <text:p>ipe 160</text:p>
          </table:table-cell>
          <table:table-cell office:value-type="string" office:string-value="ip160e" table:formula="of:=LOWER([.J79])" table:style-name="ce5">
            <text:p>ip160e</text:p>
          </table:table-cell>
          <table:table-cell table:style-name="ce5"/>
          <table:table-cell office:value-type="string" office:string-value="synonyms&quot;:[&quot;IPE160&quot;,&quot;IPE 160&quot;,&quot;IP160E&quot;,&quot;ipe160&quot;,&quot;ipe 160&quot;,&quot;ip160e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,&quot;&amp;&quot;&quot;&quot;&quot;&amp;[.K79]&amp;&quot;&quot;&quot;&quot;&amp;&quot;,&quot;&amp;&quot;&quot;&quot;&quot;&amp;[.L79]&amp;&quot;&quot;&quot;&quot;&amp;&quot;,&quot;&amp;&quot;&quot;&quot;&quot;&amp;[.M79]&amp;&quot;&quot;&quot;&quot;&amp;&quot;]}]},&quot;" table:style-name="ce10">
            <text:p>synonyms":["IPE160","IPE 160","IP160E","ipe160","ipe 160","ip160e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O79]" table:style-name="ce5">
            <text:p>{"IPE160": [{"shape_coords":[160,82,5,7.4,9],"shape_name":"I-shape parallel flange","synonyms":["IPE160","IPE 160","IP160E","ipe160","ipe 160","ip1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80</text:p>
          </table:table-cell>
          <table:table-cell office:value-type="float" office:value="180" table:style-name="ce8">
            <text:p>180</text:p>
          </table:table-cell>
          <table:table-cell office:value-type="float" office:value="91" table:style-name="ce8">
            <text:p>91</text:p>
          </table:table-cell>
          <table:table-cell office:value-type="string" table:style-name="ce8">
            <text:p>5.3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180E</text:p>
          </table:table-cell>
          <table:table-cell office:value-type="string" office:string-value="ipe180" table:formula="of:=LOWER([.H80])" table:style-name="ce5">
            <text:p>ipe180</text:p>
          </table:table-cell>
          <table:table-cell office:value-type="string" office:string-value="ipe 180" table:formula="of:=LOWER([.I80])" table:style-name="ce5">
            <text:p>ipe 180</text:p>
          </table:table-cell>
          <table:table-cell office:value-type="string" office:string-value="ip180e" table:formula="of:=LOWER([.J80])" table:style-name="ce5">
            <text:p>ip180e</text:p>
          </table:table-cell>
          <table:table-cell table:style-name="ce5"/>
          <table:table-cell office:value-type="string" office:string-value="synonyms&quot;:[&quot;IPE180&quot;,&quot;IPE 180&quot;,&quot;IP180E&quot;,&quot;ipe180&quot;,&quot;ipe 180&quot;,&quot;ip180e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,&quot;&amp;&quot;&quot;&quot;&quot;&amp;[.K80]&amp;&quot;&quot;&quot;&quot;&amp;&quot;,&quot;&amp;&quot;&quot;&quot;&quot;&amp;[.L80]&amp;&quot;&quot;&quot;&quot;&amp;&quot;,&quot;&amp;&quot;&quot;&quot;&quot;&amp;[.M80]&amp;&quot;&quot;&quot;&quot;&amp;&quot;]}]},&quot;" table:style-name="ce10">
            <text:p>synonyms":["IPE180","IPE 180","IP180E","ipe180","ipe 180","ip180e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O80]" table:style-name="ce5">
            <text:p>{"IPE180": [{"shape_coords":[180,91,5.3,8,9],"shape_name":"I-shape parallel flange","synonyms":["IPE180","IPE 180","IP180E","ipe180","ipe 180","ip1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00</text:p>
          </table:table-cell>
          <table:table-cell office:value-type="float" office:value="200" table:style-name="ce8">
            <text:p>2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5.6</text:p>
          </table:table-cell>
          <table:table-cell office:value-type="string" table:style-name="ce8">
            <text:p>8.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200E</text:p>
          </table:table-cell>
          <table:table-cell office:value-type="string" office:string-value="ipe200" table:formula="of:=LOWER([.H81])" table:style-name="ce5">
            <text:p>ipe200</text:p>
          </table:table-cell>
          <table:table-cell office:value-type="string" office:string-value="ipe 200" table:formula="of:=LOWER([.I81])" table:style-name="ce5">
            <text:p>ipe 200</text:p>
          </table:table-cell>
          <table:table-cell office:value-type="string" office:string-value="ip200e" table:formula="of:=LOWER([.J81])" table:style-name="ce5">
            <text:p>ip200e</text:p>
          </table:table-cell>
          <table:table-cell table:style-name="ce5"/>
          <table:table-cell office:value-type="string" office:string-value="synonyms&quot;:[&quot;IPE200&quot;,&quot;IPE 200&quot;,&quot;IP200E&quot;,&quot;ipe200&quot;,&quot;ipe 200&quot;,&quot;ip200e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,&quot;&amp;&quot;&quot;&quot;&quot;&amp;[.K81]&amp;&quot;&quot;&quot;&quot;&amp;&quot;,&quot;&amp;&quot;&quot;&quot;&quot;&amp;[.L81]&amp;&quot;&quot;&quot;&quot;&amp;&quot;,&quot;&amp;&quot;&quot;&quot;&quot;&amp;[.M81]&amp;&quot;&quot;&quot;&quot;&amp;&quot;]}]},&quot;" table:style-name="ce10">
            <text:p>synonyms":["IPE200","IPE 200","IP200E","ipe200","ipe 200","ip200e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O81]" table:style-name="ce5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20</text:p>
          </table:table-cell>
          <table:table-cell office:value-type="float" office:value="220" table:style-name="ce8">
            <text:p>220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5.9</text:p>
          </table:table-cell>
          <table:table-cell office:value-type="string" table:style-name="ce8">
            <text:p>9.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220E</text:p>
          </table:table-cell>
          <table:table-cell office:value-type="string" office:string-value="ipe220" table:formula="of:=LOWER([.H82])" table:style-name="ce5">
            <text:p>ipe220</text:p>
          </table:table-cell>
          <table:table-cell office:value-type="string" office:string-value="ipe 220" table:formula="of:=LOWER([.I82])" table:style-name="ce5">
            <text:p>ipe 220</text:p>
          </table:table-cell>
          <table:table-cell office:value-type="string" office:string-value="ip220e" table:formula="of:=LOWER([.J82])" table:style-name="ce5">
            <text:p>ip220e</text:p>
          </table:table-cell>
          <table:table-cell table:style-name="ce5"/>
          <table:table-cell office:value-type="string" office:string-value="synonyms&quot;:[&quot;IPE220&quot;,&quot;IPE 220&quot;,&quot;IP220E&quot;,&quot;ipe220&quot;,&quot;ipe 220&quot;,&quot;ip220e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,&quot;&amp;&quot;&quot;&quot;&quot;&amp;[.K82]&amp;&quot;&quot;&quot;&quot;&amp;&quot;,&quot;&amp;&quot;&quot;&quot;&quot;&amp;[.L82]&amp;&quot;&quot;&quot;&quot;&amp;&quot;,&quot;&amp;&quot;&quot;&quot;&quot;&amp;[.M82]&amp;&quot;&quot;&quot;&quot;&amp;&quot;]}]},&quot;" table:style-name="ce10">
            <text:p>synonyms":["IPE220","IPE 220","IP220E","ipe220","ipe 220","ip220e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O82]" table:style-name="ce5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40</text:p>
          </table:table-cell>
          <table:table-cell office:value-type="float" office:value="240" table:style-name="ce8">
            <text:p>24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2</text:p>
          </table:table-cell>
          <table:table-cell office:value-type="string" table:style-name="ce8">
            <text:p>9.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240E</text:p>
          </table:table-cell>
          <table:table-cell office:value-type="string" office:string-value="ipe240" table:formula="of:=LOWER([.H83])" table:style-name="ce5">
            <text:p>ipe240</text:p>
          </table:table-cell>
          <table:table-cell office:value-type="string" office:string-value="ipe 240" table:formula="of:=LOWER([.I83])" table:style-name="ce5">
            <text:p>ipe 240</text:p>
          </table:table-cell>
          <table:table-cell office:value-type="string" office:string-value="ip240e" table:formula="of:=LOWER([.J83])" table:style-name="ce5">
            <text:p>ip240e</text:p>
          </table:table-cell>
          <table:table-cell table:style-name="ce5"/>
          <table:table-cell office:value-type="string" office:string-value="synonyms&quot;:[&quot;IPE240&quot;,&quot;IPE 240&quot;,&quot;IP240E&quot;,&quot;ipe240&quot;,&quot;ipe 240&quot;,&quot;ip240e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,&quot;&amp;&quot;&quot;&quot;&quot;&amp;[.K83]&amp;&quot;&quot;&quot;&quot;&amp;&quot;,&quot;&amp;&quot;&quot;&quot;&quot;&amp;[.L83]&amp;&quot;&quot;&quot;&quot;&amp;&quot;,&quot;&amp;&quot;&quot;&quot;&quot;&amp;[.M83]&amp;&quot;&quot;&quot;&quot;&amp;&quot;]}]},&quot;" table:style-name="ce10">
            <text:p>synonyms":["IPE240","IPE 240","IP240E","ipe240","ipe 240","ip240e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O83]" table:style-name="ce5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70</text:p>
          </table:table-cell>
          <table:table-cell office:value-type="float" office:value="270" table:style-name="ce8">
            <text:p>270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6.6</text:p>
          </table:table-cell>
          <table:table-cell office:value-type="string" table:style-name="ce8">
            <text:p>10.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270E</text:p>
          </table:table-cell>
          <table:table-cell office:value-type="string" office:string-value="ipe270" table:formula="of:=LOWER([.H84])" table:style-name="ce5">
            <text:p>ipe270</text:p>
          </table:table-cell>
          <table:table-cell office:value-type="string" office:string-value="ipe 270" table:formula="of:=LOWER([.I84])" table:style-name="ce5">
            <text:p>ipe 270</text:p>
          </table:table-cell>
          <table:table-cell office:value-type="string" office:string-value="ip270e" table:formula="of:=LOWER([.J84])" table:style-name="ce5">
            <text:p>ip270e</text:p>
          </table:table-cell>
          <table:table-cell table:style-name="ce5"/>
          <table:table-cell office:value-type="string" office:string-value="synonyms&quot;:[&quot;IPE270&quot;,&quot;IPE 270&quot;,&quot;IP270E&quot;,&quot;ipe270&quot;,&quot;ipe 270&quot;,&quot;ip270e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,&quot;&amp;&quot;&quot;&quot;&quot;&amp;[.K84]&amp;&quot;&quot;&quot;&quot;&amp;&quot;,&quot;&amp;&quot;&quot;&quot;&quot;&amp;[.L84]&amp;&quot;&quot;&quot;&quot;&amp;&quot;,&quot;&amp;&quot;&quot;&quot;&quot;&amp;[.M84]&amp;&quot;&quot;&quot;&quot;&amp;&quot;]}]},&quot;" table:style-name="ce10">
            <text:p>synonyms":["IPE270","IPE 270","IP270E","ipe270","ipe 270","ip270e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O84]" table:style-name="ce5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00</text:p>
          </table:table-cell>
          <table:table-cell office:value-type="float" office:value="300" table:style-name="ce8">
            <text:p>300</text:p>
          </table:table-cell>
          <table:table-cell office:value-type="float" office:value="150" table:style-name="ce8">
            <text:p>150</text:p>
          </table:table-cell>
          <table:table-cell office:value-type="string" table:style-name="ce8">
            <text:p>7.1</text:p>
          </table:table-cell>
          <table:table-cell office:value-type="string" table:style-name="ce8">
            <text:p>10.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300E</text:p>
          </table:table-cell>
          <table:table-cell office:value-type="string" office:string-value="ipe300" table:formula="of:=LOWER([.H85])" table:style-name="ce5">
            <text:p>ipe300</text:p>
          </table:table-cell>
          <table:table-cell office:value-type="string" office:string-value="ipe 300" table:formula="of:=LOWER([.I85])" table:style-name="ce5">
            <text:p>ipe 300</text:p>
          </table:table-cell>
          <table:table-cell office:value-type="string" office:string-value="ip300e" table:formula="of:=LOWER([.J85])" table:style-name="ce5">
            <text:p>ip300e</text:p>
          </table:table-cell>
          <table:table-cell table:style-name="ce5"/>
          <table:table-cell office:value-type="string" office:string-value="synonyms&quot;:[&quot;IPE300&quot;,&quot;IPE 300&quot;,&quot;IP300E&quot;,&quot;ipe300&quot;,&quot;ipe 300&quot;,&quot;ip300e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,&quot;&amp;&quot;&quot;&quot;&quot;&amp;[.K85]&amp;&quot;&quot;&quot;&quot;&amp;&quot;,&quot;&amp;&quot;&quot;&quot;&quot;&amp;[.L85]&amp;&quot;&quot;&quot;&quot;&amp;&quot;,&quot;&amp;&quot;&quot;&quot;&quot;&amp;[.M85]&amp;&quot;&quot;&quot;&quot;&amp;&quot;]}]},&quot;" table:style-name="ce10">
            <text:p>synonyms":["IPE300","IPE 300","IP300E","ipe300","ipe 300","ip300e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O85]" table:style-name="ce5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30</text:p>
          </table:table-cell>
          <table:table-cell office:value-type="float" office:value="330" table:style-name="ce8">
            <text:p>330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7.5</text:p>
          </table:table-cell>
          <table:table-cell office:value-type="string" table:style-name="ce8">
            <text:p>11.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330E</text:p>
          </table:table-cell>
          <table:table-cell office:value-type="string" office:string-value="ipe330" table:formula="of:=LOWER([.H86])" table:style-name="ce5">
            <text:p>ipe330</text:p>
          </table:table-cell>
          <table:table-cell office:value-type="string" office:string-value="ipe 330" table:formula="of:=LOWER([.I86])" table:style-name="ce5">
            <text:p>ipe 330</text:p>
          </table:table-cell>
          <table:table-cell office:value-type="string" office:string-value="ip330e" table:formula="of:=LOWER([.J86])" table:style-name="ce5">
            <text:p>ip330e</text:p>
          </table:table-cell>
          <table:table-cell table:style-name="ce5"/>
          <table:table-cell office:value-type="string" office:string-value="synonyms&quot;:[&quot;IPE330&quot;,&quot;IPE 330&quot;,&quot;IP330E&quot;,&quot;ipe330&quot;,&quot;ipe 330&quot;,&quot;ip330e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,&quot;&amp;&quot;&quot;&quot;&quot;&amp;[.K86]&amp;&quot;&quot;&quot;&quot;&amp;&quot;,&quot;&amp;&quot;&quot;&quot;&quot;&amp;[.L86]&amp;&quot;&quot;&quot;&quot;&amp;&quot;,&quot;&amp;&quot;&quot;&quot;&quot;&amp;[.M86]&amp;&quot;&quot;&quot;&quot;&amp;&quot;]}]},&quot;" table:style-name="ce10">
            <text:p>synonyms":["IPE330","IPE 330","IP330E","ipe330","ipe 330","ip330e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O86]" table:style-name="ce5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60</text:p>
          </table:table-cell>
          <table:table-cell office:value-type="float" office:value="360" table:style-name="ce8">
            <text:p>360</text:p>
          </table:table-cell>
          <table:table-cell office:value-type="float" office:value="170" table:style-name="ce8">
            <text:p>170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12.7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360E</text:p>
          </table:table-cell>
          <table:table-cell office:value-type="string" office:string-value="ipe360" table:formula="of:=LOWER([.H87])" table:style-name="ce5">
            <text:p>ipe360</text:p>
          </table:table-cell>
          <table:table-cell office:value-type="string" office:string-value="ipe 360" table:formula="of:=LOWER([.I87])" table:style-name="ce5">
            <text:p>ipe 360</text:p>
          </table:table-cell>
          <table:table-cell office:value-type="string" office:string-value="ip360e" table:formula="of:=LOWER([.J87])" table:style-name="ce5">
            <text:p>ip360e</text:p>
          </table:table-cell>
          <table:table-cell table:style-name="ce5"/>
          <table:table-cell office:value-type="string" office:string-value="synonyms&quot;:[&quot;IPE360&quot;,&quot;IPE 360&quot;,&quot;IP360E&quot;,&quot;ipe360&quot;,&quot;ipe 360&quot;,&quot;ip360e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,&quot;&amp;&quot;&quot;&quot;&quot;&amp;[.K87]&amp;&quot;&quot;&quot;&quot;&amp;&quot;,&quot;&amp;&quot;&quot;&quot;&quot;&amp;[.L87]&amp;&quot;&quot;&quot;&quot;&amp;&quot;,&quot;&amp;&quot;&quot;&quot;&quot;&amp;[.M87]&amp;&quot;&quot;&quot;&quot;&amp;&quot;]}]},&quot;" table:style-name="ce10">
            <text:p>synonyms":["IPE360","IPE 360","IP360E","ipe360","ipe 360","ip360e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O87]" table:style-name="ce5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00</text:p>
          </table:table-cell>
          <table:table-cell office:value-type="float" office:value="400" table:style-name="ce8">
            <text:p>400</text:p>
          </table:table-cell>
          <table:table-cell office:value-type="float" office:value="180" table:style-name="ce8">
            <text:p>180</text:p>
          </table:table-cell>
          <table:table-cell office:value-type="string" table:style-name="ce8">
            <text:p>8.6</text:p>
          </table:table-cell>
          <table:table-cell office:value-type="string" table:style-name="ce8">
            <text:p>13.5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400E</text:p>
          </table:table-cell>
          <table:table-cell office:value-type="string" office:string-value="ipe400" table:formula="of:=LOWER([.H88])" table:style-name="ce5">
            <text:p>ipe400</text:p>
          </table:table-cell>
          <table:table-cell office:value-type="string" office:string-value="ipe 400" table:formula="of:=LOWER([.I88])" table:style-name="ce5">
            <text:p>ipe 400</text:p>
          </table:table-cell>
          <table:table-cell office:value-type="string" office:string-value="ip400e" table:formula="of:=LOWER([.J88])" table:style-name="ce5">
            <text:p>ip400e</text:p>
          </table:table-cell>
          <table:table-cell table:style-name="ce5"/>
          <table:table-cell office:value-type="string" office:string-value="synonyms&quot;:[&quot;IPE400&quot;,&quot;IPE 400&quot;,&quot;IP400E&quot;,&quot;ipe400&quot;,&quot;ipe 400&quot;,&quot;ip400e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,&quot;&amp;&quot;&quot;&quot;&quot;&amp;[.K88]&amp;&quot;&quot;&quot;&quot;&amp;&quot;,&quot;&amp;&quot;&quot;&quot;&quot;&amp;[.L88]&amp;&quot;&quot;&quot;&quot;&amp;&quot;,&quot;&amp;&quot;&quot;&quot;&quot;&amp;[.M88]&amp;&quot;&quot;&quot;&quot;&amp;&quot;]}]},&quot;" table:style-name="ce10">
            <text:p>synonyms":["IPE400","IPE 400","IP400E","ipe400","ipe 400","ip400e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O88]" table:style-name="ce5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50</text:p>
          </table:table-cell>
          <table:table-cell office:value-type="float" office:value="450" table:style-name="ce8">
            <text:p>450</text:p>
          </table:table-cell>
          <table:table-cell office:value-type="float" office:value="190" table:style-name="ce8">
            <text:p>190</text:p>
          </table:table-cell>
          <table:table-cell office:value-type="string" table:style-name="ce8">
            <text:p>9.4</text:p>
          </table:table-cell>
          <table:table-cell office:value-type="string" table:style-name="ce8">
            <text:p>14.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450E</text:p>
          </table:table-cell>
          <table:table-cell office:value-type="string" office:string-value="ipe450" table:formula="of:=LOWER([.H89])" table:style-name="ce5">
            <text:p>ipe450</text:p>
          </table:table-cell>
          <table:table-cell office:value-type="string" office:string-value="ipe 450" table:formula="of:=LOWER([.I89])" table:style-name="ce5">
            <text:p>ipe 450</text:p>
          </table:table-cell>
          <table:table-cell office:value-type="string" office:string-value="ip450e" table:formula="of:=LOWER([.J89])" table:style-name="ce5">
            <text:p>ip450e</text:p>
          </table:table-cell>
          <table:table-cell table:style-name="ce5"/>
          <table:table-cell office:value-type="string" office:string-value="synonyms&quot;:[&quot;IPE450&quot;,&quot;IPE 450&quot;,&quot;IP450E&quot;,&quot;ipe450&quot;,&quot;ipe 450&quot;,&quot;ip450e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,&quot;&amp;&quot;&quot;&quot;&quot;&amp;[.K89]&amp;&quot;&quot;&quot;&quot;&amp;&quot;,&quot;&amp;&quot;&quot;&quot;&quot;&amp;[.L89]&amp;&quot;&quot;&quot;&quot;&amp;&quot;,&quot;&amp;&quot;&quot;&quot;&quot;&amp;[.M89]&amp;&quot;&quot;&quot;&quot;&amp;&quot;]}]},&quot;" table:style-name="ce10">
            <text:p>synonyms":["IPE450","IPE 450","IP450E","ipe450","ipe 450","ip450e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O89]" table:style-name="ce5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00</text:p>
          </table:table-cell>
          <table:table-cell office:value-type="float" office:value="500" table:style-name="ce8">
            <text:p>500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10.2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500E</text:p>
          </table:table-cell>
          <table:table-cell office:value-type="string" office:string-value="ipe500" table:formula="of:=LOWER([.H90])" table:style-name="ce5">
            <text:p>ipe500</text:p>
          </table:table-cell>
          <table:table-cell office:value-type="string" office:string-value="ipe 500" table:formula="of:=LOWER([.I90])" table:style-name="ce5">
            <text:p>ipe 500</text:p>
          </table:table-cell>
          <table:table-cell office:value-type="string" office:string-value="ip500e" table:formula="of:=LOWER([.J90])" table:style-name="ce5">
            <text:p>ip500e</text:p>
          </table:table-cell>
          <table:table-cell table:style-name="ce5"/>
          <table:table-cell office:value-type="string" office:string-value="synonyms&quot;:[&quot;IPE500&quot;,&quot;IPE 500&quot;,&quot;IP500E&quot;,&quot;ipe500&quot;,&quot;ipe 500&quot;,&quot;ip500e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,&quot;&amp;&quot;&quot;&quot;&quot;&amp;[.K90]&amp;&quot;&quot;&quot;&quot;&amp;&quot;,&quot;&amp;&quot;&quot;&quot;&quot;&amp;[.L90]&amp;&quot;&quot;&quot;&quot;&amp;&quot;,&quot;&amp;&quot;&quot;&quot;&quot;&amp;[.M90]&amp;&quot;&quot;&quot;&quot;&amp;&quot;]}]},&quot;" table:style-name="ce10">
            <text:p>synonyms":["IPE500","IPE 500","IP500E","ipe500","ipe 500","ip500e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O90]" table:style-name="ce5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50</text:p>
          </table:table-cell>
          <table:table-cell office:value-type="float" office:value="550" table:style-name="ce8">
            <text:p>550</text:p>
          </table:table-cell>
          <table:table-cell office:value-type="float" office:value="210" table:style-name="ce8">
            <text:p>210</text:p>
          </table:table-cell>
          <table:table-cell office:value-type="string" table:style-name="ce8">
            <text:p>11.1</text:p>
          </table:table-cell>
          <table:table-cell office:value-type="string" table:style-name="ce8">
            <text:p>17.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550E</text:p>
          </table:table-cell>
          <table:table-cell office:value-type="string" office:string-value="ipe550" table:formula="of:=LOWER([.H91])" table:style-name="ce5">
            <text:p>ipe550</text:p>
          </table:table-cell>
          <table:table-cell office:value-type="string" office:string-value="ipe 550" table:formula="of:=LOWER([.I91])" table:style-name="ce5">
            <text:p>ipe 550</text:p>
          </table:table-cell>
          <table:table-cell office:value-type="string" office:string-value="ip550e" table:formula="of:=LOWER([.J91])" table:style-name="ce5">
            <text:p>ip550e</text:p>
          </table:table-cell>
          <table:table-cell table:style-name="ce5"/>
          <table:table-cell office:value-type="string" office:string-value="synonyms&quot;:[&quot;IPE550&quot;,&quot;IPE 550&quot;,&quot;IP550E&quot;,&quot;ipe550&quot;,&quot;ipe 550&quot;,&quot;ip550e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,&quot;&amp;&quot;&quot;&quot;&quot;&amp;[.K91]&amp;&quot;&quot;&quot;&quot;&amp;&quot;,&quot;&amp;&quot;&quot;&quot;&quot;&amp;[.L91]&amp;&quot;&quot;&quot;&quot;&amp;&quot;,&quot;&amp;&quot;&quot;&quot;&quot;&amp;[.M91]&amp;&quot;&quot;&quot;&quot;&amp;&quot;]}]},&quot;" table:style-name="ce10">
            <text:p>synonyms":["IPE550","IPE 550","IP550E","ipe550","ipe 550","ip550e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O91]" table:style-name="ce5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600</text:p>
          </table:table-cell>
          <table:table-cell office:value-type="float" office:value="600" table:style-name="ce8">
            <text:p>600</text:p>
          </table:table-cell>
          <table:table-cell office:value-type="float" office:value="220" table:style-name="ce8">
            <text:p>220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600E</text:p>
          </table:table-cell>
          <table:table-cell office:value-type="string" office:string-value="ipe600" table:formula="of:=LOWER([.H92])" table:style-name="ce5">
            <text:p>ipe600</text:p>
          </table:table-cell>
          <table:table-cell office:value-type="string" office:string-value="ipe 600" table:formula="of:=LOWER([.I92])" table:style-name="ce5">
            <text:p>ipe 600</text:p>
          </table:table-cell>
          <table:table-cell office:value-type="string" office:string-value="ip600e" table:formula="of:=LOWER([.J92])" table:style-name="ce5">
            <text:p>ip600e</text:p>
          </table:table-cell>
          <table:table-cell table:style-name="ce5"/>
          <table:table-cell office:value-type="string" office:string-value="synonyms&quot;:[&quot;IPE600&quot;,&quot;IPE 600&quot;,&quot;IP600E&quot;,&quot;ipe600&quot;,&quot;ipe 600&quot;,&quot;ip600e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,&quot;&amp;&quot;&quot;&quot;&quot;&amp;[.K92]&amp;&quot;&quot;&quot;&quot;&amp;&quot;,&quot;&amp;&quot;&quot;&quot;&quot;&amp;[.L92]&amp;&quot;&quot;&quot;&quot;&amp;&quot;,&quot;&amp;&quot;&quot;&quot;&quot;&amp;[.M92]&amp;&quot;&quot;&quot;&quot;&amp;&quot;]}]},&quot;" table:style-name="ce10">
            <text:p>synonyms":["IPE600","IPE 600","IP600E","ipe600","ipe 600","ip600e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O92]" table:style-name="ce5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2">
          <table:table-cell office:value-type="string" table:style-name="ce8">
            <text:p>100AA</text:p>
          </table:table-cell>
          <table:table-cell office:value-type="float" office:value="91" table:style-name="ce8">
            <text:p>91</text:p>
          </table:table-cell>
          <table:table-cell office:value-type="float" office:value="100" table:style-name="ce8">
            <text:p>10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AA</text:p>
          </table:table-cell>
          <table:table-cell office:value-type="string" table:style-name="ce5">
            <text:p>100 AA</text:p>
          </table:table-cell>
          <table:table-cell office:value-type="string" office:string-value="100 aa" table:formula="of:=LOWER([.I93])" table:style-name="ce5">
            <text:p>100 aa</text:p>
          </table:table-cell>
          <table:table-cell office:value-type="string" office:string-value="100aa" table:formula="of:=LOWER([.H93])" table:style-name="ce5">
            <text:p>100aa</text:p>
          </table:table-cell>
          <table:table-cell table:number-columns-repeated="3" table:style-name="ce5"/>
          <table:table-cell office:value-type="string" office:string-value="synonyms&quot;:[&quot;100AA&quot;,&quot;100 AA&quot;,&quot;100 aa&quot;,&quot;100aa&quot;]}]}," table:formula="of:= &quot;synonyms&quot;&amp;&quot;&quot;&quot;&quot;&amp;&quot;:[&quot;&amp;&quot;&quot;&quot;&quot;&amp;[.H93]&amp;&quot;&quot;&quot;&quot;&amp;&quot;,&quot;&amp;&quot;&quot;&quot;&quot;&amp;[.I93]&amp;&quot;&quot;&quot;&quot;&amp;&quot;,&quot;&amp;&quot;&quot;&quot;&quot;&amp;[.J93]&amp;&quot;&quot;&quot;&quot;&amp;&quot;,&quot;&amp;&quot;&quot;&quot;&quot;&amp;[.K93]&amp;&quot;&quot;&quot;&quot;&amp;&quot;]}]},&quot;" table:style-name="ce10">
            <text:p>synonyms":["100AA","100 AA","100 aa","100aa"]}]},</text:p>
          </table:table-cell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 &amp; &quot;],&quot; &amp; &quot;&quot;&quot;&quot; &amp;&quot;shape_name&quot;&amp;&quot;&quot;&quot;&quot; &amp; &quot;:&quot; &amp; &quot;&quot;&quot;&quot; &amp;[.G93] &amp; &quot;&quot;&quot;&quot; &amp; &quot;,&quot; &amp; &quot;&quot;&quot;&quot;&amp;[.O93]" table:style-name="ce5">
            <text:p>{"100AA": [{"shape_coords":[91,100,4,2,5,5,12],"shape_name":"I-shape parallel flange","synonyms":["100AA","100 AA","100 aa","10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20AA</text:p>
          </table:table-cell>
          <table:table-cell office:value-type="float" office:value="109" table:style-name="ce8">
            <text:p>109</text:p>
          </table:table-cell>
          <table:table-cell office:value-type="float" office:value="120" table:style-name="ce8">
            <text:p>12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20AA</text:p>
          </table:table-cell>
          <table:table-cell office:value-type="string" table:style-name="ce5">
            <text:p>120 AA</text:p>
          </table:table-cell>
          <table:table-cell office:value-type="string" office:string-value="120 aa" table:formula="of:=LOWER([.I94])" table:style-name="ce5">
            <text:p>120 aa</text:p>
          </table:table-cell>
          <table:table-cell office:value-type="string" office:string-value="120aa" table:formula="of:=LOWER([.H94])" table:style-name="ce5">
            <text:p>120aa</text:p>
          </table:table-cell>
          <table:table-cell table:number-columns-repeated="3" table:style-name="ce5"/>
          <table:table-cell office:value-type="string" office:string-value="synonyms&quot;:[&quot;120AA&quot;,&quot;120 AA&quot;,&quot;120 aa&quot;,&quot;120aa&quot;]}]}," table:formula="of:= &quot;synonyms&quot;&amp;&quot;&quot;&quot;&quot;&amp;&quot;:[&quot;&amp;&quot;&quot;&quot;&quot;&amp;[.H94]&amp;&quot;&quot;&quot;&quot;&amp;&quot;,&quot;&amp;&quot;&quot;&quot;&quot;&amp;[.I94]&amp;&quot;&quot;&quot;&quot;&amp;&quot;,&quot;&amp;&quot;&quot;&quot;&quot;&amp;[.J94]&amp;&quot;&quot;&quot;&quot;&amp;&quot;,&quot;&amp;&quot;&quot;&quot;&quot;&amp;[.K94]&amp;&quot;&quot;&quot;&quot;&amp;&quot;]}]},&quot;" table:style-name="ce10">
            <text:p>synonyms":["120AA","120 AA","120 aa","120aa"]}]},</text:p>
          </table:table-cell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 &amp; &quot;],&quot; &amp; &quot;&quot;&quot;&quot; &amp;&quot;shape_name&quot;&amp;&quot;&quot;&quot;&quot; &amp; &quot;:&quot; &amp; &quot;&quot;&quot;&quot; &amp;[.G94] &amp; &quot;&quot;&quot;&quot; &amp; &quot;,&quot; &amp; &quot;&quot;&quot;&quot;&amp;[.O94]" table:style-name="ce5">
            <text:p>{"120AA": [{"shape_coords":[109,120,4,2,5,5,12],"shape_name":"I-shape parallel flange","synonyms":["120AA","120 AA","120 aa","12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40AA</text:p>
          </table:table-cell>
          <table:table-cell office:value-type="float" office:value="128" table:style-name="ce8">
            <text:p>128</text:p>
          </table:table-cell>
          <table:table-cell office:value-type="float" office:value="140" table:style-name="ce8">
            <text:p>140</text:p>
          </table:table-cell>
          <table:table-cell office:value-type="float" office:value="4.3" table:style-name="ce8">
            <text:p>4,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40AA</text:p>
          </table:table-cell>
          <table:table-cell office:value-type="string" table:style-name="ce5">
            <text:p>140 AA</text:p>
          </table:table-cell>
          <table:table-cell office:value-type="string" office:string-value="140 aa" table:formula="of:=LOWER([.I95])" table:style-name="ce5">
            <text:p>140 aa</text:p>
          </table:table-cell>
          <table:table-cell office:value-type="string" office:string-value="140aa" table:formula="of:=LOWER([.H95])" table:style-name="ce5">
            <text:p>140aa</text:p>
          </table:table-cell>
          <table:table-cell table:number-columns-repeated="3" table:style-name="ce5"/>
          <table:table-cell office:value-type="string" office:string-value="synonyms&quot;:[&quot;140AA&quot;,&quot;140 AA&quot;,&quot;140 aa&quot;,&quot;140aa&quot;]}]}," table:formula="of:= &quot;synonyms&quot;&amp;&quot;&quot;&quot;&quot;&amp;&quot;:[&quot;&amp;&quot;&quot;&quot;&quot;&amp;[.H95]&amp;&quot;&quot;&quot;&quot;&amp;&quot;,&quot;&amp;&quot;&quot;&quot;&quot;&amp;[.I95]&amp;&quot;&quot;&quot;&quot;&amp;&quot;,&quot;&amp;&quot;&quot;&quot;&quot;&amp;[.J95]&amp;&quot;&quot;&quot;&quot;&amp;&quot;,&quot;&amp;&quot;&quot;&quot;&quot;&amp;[.K95]&amp;&quot;&quot;&quot;&quot;&amp;&quot;]}]},&quot;" table:style-name="ce10">
            <text:p>synonyms":["140AA","140 AA","140 aa","140aa"]}]},</text:p>
          </table:table-cell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 &amp; &quot;],&quot; &amp; &quot;&quot;&quot;&quot; &amp;&quot;shape_name&quot;&amp;&quot;&quot;&quot;&quot; &amp; &quot;:&quot; &amp; &quot;&quot;&quot;&quot; &amp;[.G95] &amp; &quot;&quot;&quot;&quot; &amp; &quot;,&quot; &amp; &quot;&quot;&quot;&quot;&amp;[.O95]" table:style-name="ce5">
            <text:p>{"140AA": [{"shape_coords":[128,140,4,3,6,12],"shape_name":"I-shape parallel flange","synonyms":["140AA","140 AA","140 aa","14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60AA</text:p>
          </table:table-cell>
          <table:table-cell office:value-type="float" office:value="148" table:style-name="ce8">
            <text:p>148</text:p>
          </table:table-cell>
          <table:table-cell office:value-type="float" office:value="160" table:style-name="ce8">
            <text:p>160</text:p>
          </table:table-cell>
          <table:table-cell office:value-type="float" office:value="4.5" table:style-name="ce8">
            <text:p>4,5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60AA</text:p>
          </table:table-cell>
          <table:table-cell office:value-type="string" table:style-name="ce5">
            <text:p>160 AA</text:p>
          </table:table-cell>
          <table:table-cell office:value-type="string" office:string-value="160 aa" table:formula="of:=LOWER([.I96])" table:style-name="ce5">
            <text:p>160 aa</text:p>
          </table:table-cell>
          <table:table-cell office:value-type="string" office:string-value="160aa" table:formula="of:=LOWER([.H96])" table:style-name="ce5">
            <text:p>160aa</text:p>
          </table:table-cell>
          <table:table-cell table:number-columns-repeated="3" table:style-name="ce5"/>
          <table:table-cell office:value-type="string" office:string-value="synonyms&quot;:[&quot;160AA&quot;,&quot;160 AA&quot;,&quot;160 aa&quot;,&quot;160aa&quot;]}]}," table:formula="of:= &quot;synonyms&quot;&amp;&quot;&quot;&quot;&quot;&amp;&quot;:[&quot;&amp;&quot;&quot;&quot;&quot;&amp;[.H96]&amp;&quot;&quot;&quot;&quot;&amp;&quot;,&quot;&amp;&quot;&quot;&quot;&quot;&amp;[.I96]&amp;&quot;&quot;&quot;&quot;&amp;&quot;,&quot;&amp;&quot;&quot;&quot;&quot;&amp;[.J96]&amp;&quot;&quot;&quot;&quot;&amp;&quot;,&quot;&amp;&quot;&quot;&quot;&quot;&amp;[.K96]&amp;&quot;&quot;&quot;&quot;&amp;&quot;]}]},&quot;" table:style-name="ce10">
            <text:p>synonyms":["160AA","160 AA","160 aa","160aa"]}]},</text:p>
          </table:table-cell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 &amp; &quot;],&quot; &amp; &quot;&quot;&quot;&quot; &amp;&quot;shape_name&quot;&amp;&quot;&quot;&quot;&quot; &amp; &quot;:&quot; &amp; &quot;&quot;&quot;&quot; &amp;[.G96] &amp; &quot;&quot;&quot;&quot; &amp; &quot;,&quot; &amp; &quot;&quot;&quot;&quot;&amp;[.O96]" table:style-name="ce5">
            <text:p>{"160AA": [{"shape_coords":[148,160,4,5,7,15],"shape_name":"I-shape parallel flange","synonyms":["160AA","160 AA","160 aa","16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80AA</text:p>
          </table:table-cell>
          <table:table-cell office:value-type="float" office:value="167" table:style-name="ce8">
            <text:p>167</text:p>
          </table:table-cell>
          <table:table-cell office:value-type="float" office:value="180" table:style-name="ce8">
            <text:p>180</text:p>
          </table:table-cell>
          <table:table-cell office:value-type="float" office:value="5" table:style-name="ce8">
            <text:p>5</text:p>
          </table:table-cell>
          <table:table-cell office:value-type="float" office:value="7.5" table:style-name="ce8">
            <text:p>7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80AA</text:p>
          </table:table-cell>
          <table:table-cell office:value-type="string" table:style-name="ce5">
            <text:p>180 AA</text:p>
          </table:table-cell>
          <table:table-cell office:value-type="string" office:string-value="180 aa" table:formula="of:=LOWER([.I97])" table:style-name="ce5">
            <text:p>180 aa</text:p>
          </table:table-cell>
          <table:table-cell office:value-type="string" office:string-value="180aa" table:formula="of:=LOWER([.H97])" table:style-name="ce5">
            <text:p>180aa</text:p>
          </table:table-cell>
          <table:table-cell table:number-columns-repeated="3" table:style-name="ce5"/>
          <table:table-cell office:value-type="string" office:string-value="synonyms&quot;:[&quot;180AA&quot;,&quot;180 AA&quot;,&quot;180 aa&quot;,&quot;180aa&quot;]}]}," table:formula="of:= &quot;synonyms&quot;&amp;&quot;&quot;&quot;&quot;&amp;&quot;:[&quot;&amp;&quot;&quot;&quot;&quot;&amp;[.H97]&amp;&quot;&quot;&quot;&quot;&amp;&quot;,&quot;&amp;&quot;&quot;&quot;&quot;&amp;[.I97]&amp;&quot;&quot;&quot;&quot;&amp;&quot;,&quot;&amp;&quot;&quot;&quot;&quot;&amp;[.J97]&amp;&quot;&quot;&quot;&quot;&amp;&quot;,&quot;&amp;&quot;&quot;&quot;&quot;&amp;[.K97]&amp;&quot;&quot;&quot;&quot;&amp;&quot;]}]},&quot;" table:style-name="ce10">
            <text:p>synonyms":["180AA","180 AA","180 aa","180aa"]}]},</text:p>
          </table:table-cell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 &amp; &quot;],&quot; &amp; &quot;&quot;&quot;&quot; &amp;&quot;shape_name&quot;&amp;&quot;&quot;&quot;&quot; &amp; &quot;:&quot; &amp; &quot;&quot;&quot;&quot; &amp;[.G97] &amp; &quot;&quot;&quot;&quot; &amp; &quot;,&quot; &amp; &quot;&quot;&quot;&quot;&amp;[.O97]" table:style-name="ce5">
            <text:p>{"180AA": [{"shape_coords":[167,180,5,7,5,15],"shape_name":"I-shape parallel flange","synonyms":["180AA","180 AA","180 aa","1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00AA</text:p>
          </table:table-cell>
          <table:table-cell office:value-type="float" office:value="186" table:style-name="ce8">
            <text:p>186</text:p>
          </table:table-cell>
          <table:table-cell office:value-type="float" office:value="200" table:style-name="ce8">
            <text:p>200</text:p>
          </table:table-cell>
          <table:table-cell office:value-type="float" office:value="5.5" table:style-name="ce8">
            <text:p>5,5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00AA</text:p>
          </table:table-cell>
          <table:table-cell office:value-type="string" table:style-name="ce5">
            <text:p>200 AA</text:p>
          </table:table-cell>
          <table:table-cell office:value-type="string" office:string-value="200 aa" table:formula="of:=LOWER([.I98])" table:style-name="ce5">
            <text:p>200 aa</text:p>
          </table:table-cell>
          <table:table-cell office:value-type="string" office:string-value="200aa" table:formula="of:=LOWER([.H98])" table:style-name="ce5">
            <text:p>200aa</text:p>
          </table:table-cell>
          <table:table-cell table:number-columns-repeated="3" table:style-name="ce5"/>
          <table:table-cell office:value-type="string" office:string-value="synonyms&quot;:[&quot;200AA&quot;,&quot;200 AA&quot;,&quot;200 aa&quot;,&quot;200aa&quot;]}]}," table:formula="of:= &quot;synonyms&quot;&amp;&quot;&quot;&quot;&quot;&amp;&quot;:[&quot;&amp;&quot;&quot;&quot;&quot;&amp;[.H98]&amp;&quot;&quot;&quot;&quot;&amp;&quot;,&quot;&amp;&quot;&quot;&quot;&quot;&amp;[.I98]&amp;&quot;&quot;&quot;&quot;&amp;&quot;,&quot;&amp;&quot;&quot;&quot;&quot;&amp;[.J98]&amp;&quot;&quot;&quot;&quot;&amp;&quot;,&quot;&amp;&quot;&quot;&quot;&quot;&amp;[.K98]&amp;&quot;&quot;&quot;&quot;&amp;&quot;]}]},&quot;" table:style-name="ce10">
            <text:p>synonyms":["200AA","200 AA","200 aa","200aa"]}]},</text:p>
          </table:table-cell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 &amp; &quot;],&quot; &amp; &quot;&quot;&quot;&quot; &amp;&quot;shape_name&quot;&amp;&quot;&quot;&quot;&quot; &amp; &quot;:&quot; &amp; &quot;&quot;&quot;&quot; &amp;[.G98] &amp; &quot;&quot;&quot;&quot; &amp; &quot;,&quot; &amp; &quot;&quot;&quot;&quot;&amp;[.O98]" table:style-name="ce5">
            <text:p>{"200AA": [{"shape_coords":[186,200,5,5,8,18],"shape_name":"I-shape parallel flange","synonyms":["200AA","200 AA","200 aa","2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20AA</text:p>
          </table:table-cell>
          <table:table-cell office:value-type="float" office:value="205" table:style-name="ce8">
            <text:p>205</text:p>
          </table:table-cell>
          <table:table-cell office:value-type="float" office:value="220" table:style-name="ce8">
            <text:p>220</text:p>
          </table:table-cell>
          <table:table-cell office:value-type="float" office:value="6" table:style-name="ce8">
            <text:p>6</text:p>
          </table:table-cell>
          <table:table-cell office:value-type="float" office:value="8.5" table:style-name="ce8">
            <text:p>8,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20AA</text:p>
          </table:table-cell>
          <table:table-cell office:value-type="string" table:style-name="ce5">
            <text:p>220 AA</text:p>
          </table:table-cell>
          <table:table-cell office:value-type="string" office:string-value="220 aa" table:formula="of:=LOWER([.I99])" table:style-name="ce5">
            <text:p>220 aa</text:p>
          </table:table-cell>
          <table:table-cell office:value-type="string" office:string-value="220aa" table:formula="of:=LOWER([.H99])" table:style-name="ce5">
            <text:p>220aa</text:p>
          </table:table-cell>
          <table:table-cell table:number-columns-repeated="3" table:style-name="ce5"/>
          <table:table-cell office:value-type="string" office:string-value="synonyms&quot;:[&quot;220AA&quot;,&quot;220 AA&quot;,&quot;220 aa&quot;,&quot;220aa&quot;]}]}," table:formula="of:= &quot;synonyms&quot;&amp;&quot;&quot;&quot;&quot;&amp;&quot;:[&quot;&amp;&quot;&quot;&quot;&quot;&amp;[.H99]&amp;&quot;&quot;&quot;&quot;&amp;&quot;,&quot;&amp;&quot;&quot;&quot;&quot;&amp;[.I99]&amp;&quot;&quot;&quot;&quot;&amp;&quot;,&quot;&amp;&quot;&quot;&quot;&quot;&amp;[.J99]&amp;&quot;&quot;&quot;&quot;&amp;&quot;,&quot;&amp;&quot;&quot;&quot;&quot;&amp;[.K99]&amp;&quot;&quot;&quot;&quot;&amp;&quot;]}]},&quot;" table:style-name="ce10">
            <text:p>synonyms":["220AA","220 AA","220 aa","220aa"]}]},</text:p>
          </table:table-cell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 &amp; &quot;],&quot; &amp; &quot;&quot;&quot;&quot; &amp;&quot;shape_name&quot;&amp;&quot;&quot;&quot;&quot; &amp; &quot;:&quot; &amp; &quot;&quot;&quot;&quot; &amp;[.G99] &amp; &quot;&quot;&quot;&quot; &amp; &quot;,&quot; &amp; &quot;&quot;&quot;&quot;&amp;[.O99]" table:style-name="ce5">
            <text:p>{"220AA": [{"shape_coords":[205,220,6,8,5,18],"shape_name":"I-shape parallel flange","synonyms":["220AA","220 AA","220 aa","2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40AA</text:p>
          </table:table-cell>
          <table:table-cell office:value-type="float" office:value="224" table:style-name="ce8">
            <text:p>224</text:p>
          </table:table-cell>
          <table:table-cell office:value-type="float" office:value="240" table:style-name="ce8">
            <text:p>240</text:p>
          </table:table-cell>
          <table:table-cell office:value-type="float" office:value="6.5" table:style-name="ce8">
            <text:p>6,5</text:p>
          </table:table-cell>
          <table:table-cell office:value-type="float" office:value="9" table:style-name="ce8">
            <text:p>9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40AA</text:p>
          </table:table-cell>
          <table:table-cell office:value-type="string" table:style-name="ce5">
            <text:p>240 AA</text:p>
          </table:table-cell>
          <table:table-cell office:value-type="string" office:string-value="240 aa" table:formula="of:=LOWER([.I100])" table:style-name="ce5">
            <text:p>240 aa</text:p>
          </table:table-cell>
          <table:table-cell office:value-type="string" office:string-value="240aa" table:formula="of:=LOWER([.H100])" table:style-name="ce5">
            <text:p>240aa</text:p>
          </table:table-cell>
          <table:table-cell table:number-columns-repeated="3" table:style-name="ce5"/>
          <table:table-cell office:value-type="string" office:string-value="synonyms&quot;:[&quot;240AA&quot;,&quot;240 AA&quot;,&quot;240 aa&quot;,&quot;240aa&quot;]}]}," table:formula="of:= &quot;synonyms&quot;&amp;&quot;&quot;&quot;&quot;&amp;&quot;:[&quot;&amp;&quot;&quot;&quot;&quot;&amp;[.H100]&amp;&quot;&quot;&quot;&quot;&amp;&quot;,&quot;&amp;&quot;&quot;&quot;&quot;&amp;[.I100]&amp;&quot;&quot;&quot;&quot;&amp;&quot;,&quot;&amp;&quot;&quot;&quot;&quot;&amp;[.J100]&amp;&quot;&quot;&quot;&quot;&amp;&quot;,&quot;&amp;&quot;&quot;&quot;&quot;&amp;[.K100]&amp;&quot;&quot;&quot;&quot;&amp;&quot;]}]},&quot;" table:style-name="ce10">
            <text:p>synonyms":["240AA","240 AA","240 aa","240aa"]}]},</text:p>
          </table:table-cell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 &amp; &quot;],&quot; &amp; &quot;&quot;&quot;&quot; &amp;&quot;shape_name&quot;&amp;&quot;&quot;&quot;&quot; &amp; &quot;:&quot; &amp; &quot;&quot;&quot;&quot; &amp;[.G100] &amp; &quot;&quot;&quot;&quot; &amp; &quot;,&quot; &amp; &quot;&quot;&quot;&quot;&amp;[.O100]" table:style-name="ce5">
            <text:p>{"240AA": [{"shape_coords":[224,240,6,5,9,21],"shape_name":"I-shape parallel flange","synonyms":["240AA","240 AA","240 aa","2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60AA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60AA</text:p>
          </table:table-cell>
          <table:table-cell office:value-type="string" table:style-name="ce5">
            <text:p>260 AA</text:p>
          </table:table-cell>
          <table:table-cell office:value-type="string" office:string-value="260 aa" table:formula="of:=LOWER([.I101])" table:style-name="ce5">
            <text:p>260 aa</text:p>
          </table:table-cell>
          <table:table-cell office:value-type="string" office:string-value="260aa" table:formula="of:=LOWER([.H101])" table:style-name="ce5">
            <text:p>260aa</text:p>
          </table:table-cell>
          <table:table-cell table:number-columns-repeated="3" table:style-name="ce5"/>
          <table:table-cell office:value-type="string" office:string-value="synonyms&quot;:[&quot;260AA&quot;,&quot;260 AA&quot;,&quot;260 aa&quot;,&quot;260aa&quot;]}]}," table:formula="of:= &quot;synonyms&quot;&amp;&quot;&quot;&quot;&quot;&amp;&quot;:[&quot;&amp;&quot;&quot;&quot;&quot;&amp;[.H101]&amp;&quot;&quot;&quot;&quot;&amp;&quot;,&quot;&amp;&quot;&quot;&quot;&quot;&amp;[.I101]&amp;&quot;&quot;&quot;&quot;&amp;&quot;,&quot;&amp;&quot;&quot;&quot;&quot;&amp;[.J101]&amp;&quot;&quot;&quot;&quot;&amp;&quot;,&quot;&amp;&quot;&quot;&quot;&quot;&amp;[.K101]&amp;&quot;&quot;&quot;&quot;&amp;&quot;]}]},&quot;" table:style-name="ce10">
            <text:p>synonyms":["260AA","260 AA","260 aa","260aa"]}]},</text:p>
          </table:table-cell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 &amp; &quot;],&quot; &amp; &quot;&quot;&quot;&quot; &amp;&quot;shape_name&quot;&amp;&quot;&quot;&quot;&quot; &amp; &quot;:&quot; &amp; &quot;&quot;&quot;&quot; &amp;[.G101] &amp; &quot;&quot;&quot;&quot; &amp; &quot;,&quot; &amp; &quot;&quot;&quot;&quot;&amp;[.O101]" table:style-name="ce5">
            <text:p>{"260AA": [{"shape_coords":[244,260,6,5,9,5,24],"shape_name":"I-shape parallel flange","synonyms":["260AA","260 AA","260 aa","2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80AA</text:p>
          </table:table-cell>
          <table:table-cell office:value-type="float" office:value="264" table:style-name="ce8">
            <text:p>264</text:p>
          </table:table-cell>
          <table:table-cell office:value-type="float" office:value="280" table:style-name="ce8">
            <text:p>28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80AA</text:p>
          </table:table-cell>
          <table:table-cell office:value-type="string" table:style-name="ce5">
            <text:p>280 AA</text:p>
          </table:table-cell>
          <table:table-cell office:value-type="string" office:string-value="280 aa" table:formula="of:=LOWER([.I102])" table:style-name="ce5">
            <text:p>280 aa</text:p>
          </table:table-cell>
          <table:table-cell office:value-type="string" office:string-value="280aa" table:formula="of:=LOWER([.H102])" table:style-name="ce5">
            <text:p>280aa</text:p>
          </table:table-cell>
          <table:table-cell table:number-columns-repeated="3" table:style-name="ce5"/>
          <table:table-cell office:value-type="string" office:string-value="synonyms&quot;:[&quot;280AA&quot;,&quot;280 AA&quot;,&quot;280 aa&quot;,&quot;280aa&quot;]}]}," table:formula="of:= &quot;synonyms&quot;&amp;&quot;&quot;&quot;&quot;&amp;&quot;:[&quot;&amp;&quot;&quot;&quot;&quot;&amp;[.H102]&amp;&quot;&quot;&quot;&quot;&amp;&quot;,&quot;&amp;&quot;&quot;&quot;&quot;&amp;[.I102]&amp;&quot;&quot;&quot;&quot;&amp;&quot;,&quot;&amp;&quot;&quot;&quot;&quot;&amp;[.J102]&amp;&quot;&quot;&quot;&quot;&amp;&quot;,&quot;&amp;&quot;&quot;&quot;&quot;&amp;[.K102]&amp;&quot;&quot;&quot;&quot;&amp;&quot;]}]},&quot;" table:style-name="ce10">
            <text:p>synonyms":["280AA","280 AA","280 aa","280aa"]}]},</text:p>
          </table:table-cell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 &amp; &quot;],&quot; &amp; &quot;&quot;&quot;&quot; &amp;&quot;shape_name&quot;&amp;&quot;&quot;&quot;&quot; &amp; &quot;:&quot; &amp; &quot;&quot;&quot;&quot; &amp;[.G102] &amp; &quot;&quot;&quot;&quot; &amp; &quot;,&quot; &amp; &quot;&quot;&quot;&quot;&amp;[.O102]" table:style-name="ce5">
            <text:p>{"280AA": [{"shape_coords":[264,280,7,10,24],"shape_name":"I-shape parallel flange","synonyms":["280AA","280 AA","280 aa","2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00AA</text:p>
          </table:table-cell>
          <table:table-cell office:value-type="float" office:value="283" table:style-name="ce8">
            <text:p>283</text:p>
          </table:table-cell>
          <table:table-cell office:value-type="float" office:value="300" table:style-name="ce8">
            <text:p>300</text:p>
          </table:table-cell>
          <table:table-cell office:value-type="float" office:value="7.5" table:style-name="ce8">
            <text:p>7,5</text:p>
          </table:table-cell>
          <table:table-cell office:value-type="float" office:value="10.5" table:style-name="ce8">
            <text:p>1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00AA</text:p>
          </table:table-cell>
          <table:table-cell office:value-type="string" table:style-name="ce5">
            <text:p>300 AA</text:p>
          </table:table-cell>
          <table:table-cell office:value-type="string" office:string-value="300 aa" table:formula="of:=LOWER([.I103])" table:style-name="ce5">
            <text:p>300 aa</text:p>
          </table:table-cell>
          <table:table-cell office:value-type="string" office:string-value="300aa" table:formula="of:=LOWER([.H103])" table:style-name="ce5">
            <text:p>300aa</text:p>
          </table:table-cell>
          <table:table-cell table:number-columns-repeated="3" table:style-name="ce5"/>
          <table:table-cell office:value-type="string" office:string-value="synonyms&quot;:[&quot;300AA&quot;,&quot;300 AA&quot;,&quot;300 aa&quot;,&quot;300aa&quot;]}]}," table:formula="of:= &quot;synonyms&quot;&amp;&quot;&quot;&quot;&quot;&amp;&quot;:[&quot;&amp;&quot;&quot;&quot;&quot;&amp;[.H103]&amp;&quot;&quot;&quot;&quot;&amp;&quot;,&quot;&amp;&quot;&quot;&quot;&quot;&amp;[.I103]&amp;&quot;&quot;&quot;&quot;&amp;&quot;,&quot;&amp;&quot;&quot;&quot;&quot;&amp;[.J103]&amp;&quot;&quot;&quot;&quot;&amp;&quot;,&quot;&amp;&quot;&quot;&quot;&quot;&amp;[.K103]&amp;&quot;&quot;&quot;&quot;&amp;&quot;]}]},&quot;" table:style-name="ce10">
            <text:p>synonyms":["300AA","300 AA","300 aa","300aa"]}]},</text:p>
          </table:table-cell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 &amp; &quot;],&quot; &amp; &quot;&quot;&quot;&quot; &amp;&quot;shape_name&quot;&amp;&quot;&quot;&quot;&quot; &amp; &quot;:&quot; &amp; &quot;&quot;&quot;&quot; &amp;[.G103] &amp; &quot;&quot;&quot;&quot; &amp; &quot;,&quot; &amp; &quot;&quot;&quot;&quot;&amp;[.O103]" table:style-name="ce5">
            <text:p>{"300AA": [{"shape_coords":[283,300,7,5,10,5,27],"shape_name":"I-shape parallel flange","synonyms":["300AA","300 AA","300 aa","3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20AA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20AA</text:p>
          </table:table-cell>
          <table:table-cell office:value-type="string" table:style-name="ce5">
            <text:p>320 AA</text:p>
          </table:table-cell>
          <table:table-cell office:value-type="string" office:string-value="320 aa" table:formula="of:=LOWER([.I104])" table:style-name="ce5">
            <text:p>320 aa</text:p>
          </table:table-cell>
          <table:table-cell office:value-type="string" office:string-value="320aa" table:formula="of:=LOWER([.H104])" table:style-name="ce5">
            <text:p>320aa</text:p>
          </table:table-cell>
          <table:table-cell table:number-columns-repeated="3" table:style-name="ce5"/>
          <table:table-cell office:value-type="string" office:string-value="synonyms&quot;:[&quot;320AA&quot;,&quot;320 AA&quot;,&quot;320 aa&quot;,&quot;320aa&quot;]}]}," table:formula="of:= &quot;synonyms&quot;&amp;&quot;&quot;&quot;&quot;&amp;&quot;:[&quot;&amp;&quot;&quot;&quot;&quot;&amp;[.H104]&amp;&quot;&quot;&quot;&quot;&amp;&quot;,&quot;&amp;&quot;&quot;&quot;&quot;&amp;[.I104]&amp;&quot;&quot;&quot;&quot;&amp;&quot;,&quot;&amp;&quot;&quot;&quot;&quot;&amp;[.J104]&amp;&quot;&quot;&quot;&quot;&amp;&quot;,&quot;&amp;&quot;&quot;&quot;&quot;&amp;[.K104]&amp;&quot;&quot;&quot;&quot;&amp;&quot;]}]},&quot;" table:style-name="ce10">
            <text:p>synonyms":["320AA","320 AA","320 aa","320aa"]}]},</text:p>
          </table:table-cell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 &amp; &quot;],&quot; &amp; &quot;&quot;&quot;&quot; &amp;&quot;shape_name&quot;&amp;&quot;&quot;&quot;&quot; &amp; &quot;:&quot; &amp; &quot;&quot;&quot;&quot; &amp;[.G104] &amp; &quot;&quot;&quot;&quot; &amp; &quot;,&quot; &amp; &quot;&quot;&quot;&quot;&amp;[.O104]" table:style-name="ce5">
            <text:p>{"320AA": [{"shape_coords":[301,300,8,11,27],"shape_name":"I-shape parallel flange","synonyms":["320AA","320 AA","320 aa","3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40AA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1.5" table:style-name="ce8">
            <text:p>1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40AA</text:p>
          </table:table-cell>
          <table:table-cell office:value-type="string" table:style-name="ce5">
            <text:p>340 AA</text:p>
          </table:table-cell>
          <table:table-cell office:value-type="string" office:string-value="340 aa" table:formula="of:=LOWER([.I105])" table:style-name="ce5">
            <text:p>340 aa</text:p>
          </table:table-cell>
          <table:table-cell office:value-type="string" office:string-value="340aa" table:formula="of:=LOWER([.H105])" table:style-name="ce5">
            <text:p>340aa</text:p>
          </table:table-cell>
          <table:table-cell table:number-columns-repeated="3" table:style-name="ce5"/>
          <table:table-cell office:value-type="string" office:string-value="synonyms&quot;:[&quot;340AA&quot;,&quot;340 AA&quot;,&quot;340 aa&quot;,&quot;340aa&quot;]}]}," table:formula="of:= &quot;synonyms&quot;&amp;&quot;&quot;&quot;&quot;&amp;&quot;:[&quot;&amp;&quot;&quot;&quot;&quot;&amp;[.H105]&amp;&quot;&quot;&quot;&quot;&amp;&quot;,&quot;&amp;&quot;&quot;&quot;&quot;&amp;[.I105]&amp;&quot;&quot;&quot;&quot;&amp;&quot;,&quot;&amp;&quot;&quot;&quot;&quot;&amp;[.J105]&amp;&quot;&quot;&quot;&quot;&amp;&quot;,&quot;&amp;&quot;&quot;&quot;&quot;&amp;[.K105]&amp;&quot;&quot;&quot;&quot;&amp;&quot;]}]},&quot;" table:style-name="ce10">
            <text:p>synonyms":["340AA","340 AA","340 aa","340aa"]}]},</text:p>
          </table:table-cell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 &amp; &quot;],&quot; &amp; &quot;&quot;&quot;&quot; &amp;&quot;shape_name&quot;&amp;&quot;&quot;&quot;&quot; &amp; &quot;:&quot; &amp; &quot;&quot;&quot;&quot; &amp;[.G105] &amp; &quot;&quot;&quot;&quot; &amp; &quot;,&quot; &amp; &quot;&quot;&quot;&quot;&amp;[.O105]" table:style-name="ce5">
            <text:p>{"340AA": [{"shape_coords":[320,300,8,5,11,5,27],"shape_name":"I-shape parallel flange","synonyms":["340AA","340 AA","340 aa","3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60AA</text:p>
          </table:table-cell>
          <table:table-cell office:value-type="float" office:value="339" table:style-name="ce8">
            <text:p>339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60AA</text:p>
          </table:table-cell>
          <table:table-cell office:value-type="string" table:style-name="ce5">
            <text:p>360 AA</text:p>
          </table:table-cell>
          <table:table-cell office:value-type="string" office:string-value="360 aa" table:formula="of:=LOWER([.I106])" table:style-name="ce5">
            <text:p>360 aa</text:p>
          </table:table-cell>
          <table:table-cell office:value-type="string" office:string-value="360aa" table:formula="of:=LOWER([.H106])" table:style-name="ce5">
            <text:p>360aa</text:p>
          </table:table-cell>
          <table:table-cell table:number-columns-repeated="3" table:style-name="ce5"/>
          <table:table-cell office:value-type="string" office:string-value="synonyms&quot;:[&quot;360AA&quot;,&quot;360 AA&quot;,&quot;360 aa&quot;,&quot;360aa&quot;]}]}," table:formula="of:= &quot;synonyms&quot;&amp;&quot;&quot;&quot;&quot;&amp;&quot;:[&quot;&amp;&quot;&quot;&quot;&quot;&amp;[.H106]&amp;&quot;&quot;&quot;&quot;&amp;&quot;,&quot;&amp;&quot;&quot;&quot;&quot;&amp;[.I106]&amp;&quot;&quot;&quot;&quot;&amp;&quot;,&quot;&amp;&quot;&quot;&quot;&quot;&amp;[.J106]&amp;&quot;&quot;&quot;&quot;&amp;&quot;,&quot;&amp;&quot;&quot;&quot;&quot;&amp;[.K106]&amp;&quot;&quot;&quot;&quot;&amp;&quot;]}]},&quot;" table:style-name="ce10">
            <text:p>synonyms":["360AA","360 AA","360 aa","360aa"]}]},</text:p>
          </table:table-cell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 &amp; &quot;],&quot; &amp; &quot;&quot;&quot;&quot; &amp;&quot;shape_name&quot;&amp;&quot;&quot;&quot;&quot; &amp; &quot;:&quot; &amp; &quot;&quot;&quot;&quot; &amp;[.G106] &amp; &quot;&quot;&quot;&quot; &amp; &quot;,&quot; &amp; &quot;&quot;&quot;&quot;&amp;[.O106]" table:style-name="ce5">
            <text:p>{"360AA": [{"shape_coords":[339,300,9,12,27],"shape_name":"I-shape parallel flange","synonyms":["360AA","360 AA","360 aa","3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00AA</text:p>
          </table:table-cell>
          <table:table-cell office:value-type="float" office:value="378" table:style-name="ce8">
            <text:p>378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3" table:style-name="ce8">
            <text:p>1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00AA</text:p>
          </table:table-cell>
          <table:table-cell office:value-type="string" table:style-name="ce5">
            <text:p>400 AA</text:p>
          </table:table-cell>
          <table:table-cell office:value-type="string" office:string-value="400 aa" table:formula="of:=LOWER([.I107])" table:style-name="ce5">
            <text:p>400 aa</text:p>
          </table:table-cell>
          <table:table-cell office:value-type="string" office:string-value="400aa" table:formula="of:=LOWER([.H107])" table:style-name="ce5">
            <text:p>400aa</text:p>
          </table:table-cell>
          <table:table-cell table:number-columns-repeated="3" table:style-name="ce5"/>
          <table:table-cell office:value-type="string" office:string-value="synonyms&quot;:[&quot;400AA&quot;,&quot;400 AA&quot;,&quot;400 aa&quot;,&quot;400aa&quot;]}]}," table:formula="of:= &quot;synonyms&quot;&amp;&quot;&quot;&quot;&quot;&amp;&quot;:[&quot;&amp;&quot;&quot;&quot;&quot;&amp;[.H107]&amp;&quot;&quot;&quot;&quot;&amp;&quot;,&quot;&amp;&quot;&quot;&quot;&quot;&amp;[.I107]&amp;&quot;&quot;&quot;&quot;&amp;&quot;,&quot;&amp;&quot;&quot;&quot;&quot;&amp;[.J107]&amp;&quot;&quot;&quot;&quot;&amp;&quot;,&quot;&amp;&quot;&quot;&quot;&quot;&amp;[.K107]&amp;&quot;&quot;&quot;&quot;&amp;&quot;]}]},&quot;" table:style-name="ce10">
            <text:p>synonyms":["400AA","400 AA","400 aa","400aa"]}]},</text:p>
          </table:table-cell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 &amp; &quot;],&quot; &amp; &quot;&quot;&quot;&quot; &amp;&quot;shape_name&quot;&amp;&quot;&quot;&quot;&quot; &amp; &quot;:&quot; &amp; &quot;&quot;&quot;&quot; &amp;[.G107] &amp; &quot;&quot;&quot;&quot; &amp; &quot;,&quot; &amp; &quot;&quot;&quot;&quot;&amp;[.O107]" table:style-name="ce5">
            <text:p>{"400AA": [{"shape_coords":[378,300,9,5,13,27],"shape_name":"I-shape parallel flange","synonyms":["400AA","400 AA","400 aa","4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50AA</text:p>
          </table:table-cell>
          <table:table-cell office:value-type="float" office:value="425" table:style-name="ce8">
            <text:p>425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3.5" table:style-name="ce8">
            <text:p>13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50AA</text:p>
          </table:table-cell>
          <table:table-cell office:value-type="string" table:style-name="ce5">
            <text:p>450 AA</text:p>
          </table:table-cell>
          <table:table-cell office:value-type="string" office:string-value="450 aa" table:formula="of:=LOWER([.I108])" table:style-name="ce5">
            <text:p>450 aa</text:p>
          </table:table-cell>
          <table:table-cell office:value-type="string" office:string-value="450aa" table:formula="of:=LOWER([.H108])" table:style-name="ce5">
            <text:p>450aa</text:p>
          </table:table-cell>
          <table:table-cell table:number-columns-repeated="3" table:style-name="ce5"/>
          <table:table-cell office:value-type="string" office:string-value="synonyms&quot;:[&quot;450AA&quot;,&quot;450 AA&quot;,&quot;450 aa&quot;,&quot;450aa&quot;]}]}," table:formula="of:= &quot;synonyms&quot;&amp;&quot;&quot;&quot;&quot;&amp;&quot;:[&quot;&amp;&quot;&quot;&quot;&quot;&amp;[.H108]&amp;&quot;&quot;&quot;&quot;&amp;&quot;,&quot;&amp;&quot;&quot;&quot;&quot;&amp;[.I108]&amp;&quot;&quot;&quot;&quot;&amp;&quot;,&quot;&amp;&quot;&quot;&quot;&quot;&amp;[.J108]&amp;&quot;&quot;&quot;&quot;&amp;&quot;,&quot;&amp;&quot;&quot;&quot;&quot;&amp;[.K108]&amp;&quot;&quot;&quot;&quot;&amp;&quot;]}]},&quot;" table:style-name="ce10">
            <text:p>synonyms":["450AA","450 AA","450 aa","450aa"]}]},</text:p>
          </table:table-cell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 &amp; &quot;],&quot; &amp; &quot;&quot;&quot;&quot; &amp;&quot;shape_name&quot;&amp;&quot;&quot;&quot;&quot; &amp; &quot;:&quot; &amp; &quot;&quot;&quot;&quot; &amp;[.G108] &amp; &quot;&quot;&quot;&quot; &amp; &quot;,&quot; &amp; &quot;&quot;&quot;&quot;&amp;[.O108]" table:style-name="ce5">
            <text:p>{"450AA": [{"shape_coords":[425,300,10,13,5,27],"shape_name":"I-shape parallel flange","synonyms":["450AA","450 AA","450 aa","4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00AA</text:p>
          </table:table-cell>
          <table:table-cell office:value-type="float" office:value="472" table:style-name="ce8">
            <text:p>472</text:p>
          </table:table-cell>
          <table:table-cell office:value-type="float" office:value="300" table:style-name="ce8">
            <text:p>300</text:p>
          </table:table-cell>
          <table:table-cell office:value-type="float" office:value="10.5" table:style-name="ce8">
            <text:p>10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00AA</text:p>
          </table:table-cell>
          <table:table-cell office:value-type="string" table:style-name="ce5">
            <text:p>500 AA</text:p>
          </table:table-cell>
          <table:table-cell office:value-type="string" office:string-value="500 aa" table:formula="of:=LOWER([.I109])" table:style-name="ce5">
            <text:p>500 aa</text:p>
          </table:table-cell>
          <table:table-cell office:value-type="string" office:string-value="500aa" table:formula="of:=LOWER([.H109])" table:style-name="ce5">
            <text:p>500aa</text:p>
          </table:table-cell>
          <table:table-cell table:number-columns-repeated="3" table:style-name="ce5"/>
          <table:table-cell office:value-type="string" office:string-value="synonyms&quot;:[&quot;500AA&quot;,&quot;500 AA&quot;,&quot;500 aa&quot;,&quot;500aa&quot;]}]}," table:formula="of:= &quot;synonyms&quot;&amp;&quot;&quot;&quot;&quot;&amp;&quot;:[&quot;&amp;&quot;&quot;&quot;&quot;&amp;[.H109]&amp;&quot;&quot;&quot;&quot;&amp;&quot;,&quot;&amp;&quot;&quot;&quot;&quot;&amp;[.I109]&amp;&quot;&quot;&quot;&quot;&amp;&quot;,&quot;&amp;&quot;&quot;&quot;&quot;&amp;[.J109]&amp;&quot;&quot;&quot;&quot;&amp;&quot;,&quot;&amp;&quot;&quot;&quot;&quot;&amp;[.K109]&amp;&quot;&quot;&quot;&quot;&amp;&quot;]}]},&quot;" table:style-name="ce10">
            <text:p>synonyms":["500AA","500 AA","500 aa","500aa"]}]},</text:p>
          </table:table-cell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 &amp; &quot;],&quot; &amp; &quot;&quot;&quot;&quot; &amp;&quot;shape_name&quot;&amp;&quot;&quot;&quot;&quot; &amp; &quot;:&quot; &amp; &quot;&quot;&quot;&quot; &amp;[.G109] &amp; &quot;&quot;&quot;&quot; &amp; &quot;,&quot; &amp; &quot;&quot;&quot;&quot;&amp;[.O109]" table:style-name="ce5">
            <text:p>{"500AA": [{"shape_coords":[472,300,10,5,14,27],"shape_name":"I-shape parallel flange","synonyms":["500AA","500 AA","500 aa","5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50AA</text:p>
          </table:table-cell>
          <table:table-cell office:value-type="float" office:value="522" table:style-name="ce8">
            <text:p>522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50AA</text:p>
          </table:table-cell>
          <table:table-cell office:value-type="string" table:style-name="ce5">
            <text:p>550 AA</text:p>
          </table:table-cell>
          <table:table-cell office:value-type="string" office:string-value="550 aa" table:formula="of:=LOWER([.I110])" table:style-name="ce5">
            <text:p>550 aa</text:p>
          </table:table-cell>
          <table:table-cell office:value-type="string" office:string-value="550aa" table:formula="of:=LOWER([.H110])" table:style-name="ce5">
            <text:p>550aa</text:p>
          </table:table-cell>
          <table:table-cell table:number-columns-repeated="3" table:style-name="ce5"/>
          <table:table-cell office:value-type="string" office:string-value="synonyms&quot;:[&quot;550AA&quot;,&quot;550 AA&quot;,&quot;550 aa&quot;,&quot;550aa&quot;]}]}," table:formula="of:= &quot;synonyms&quot;&amp;&quot;&quot;&quot;&quot;&amp;&quot;:[&quot;&amp;&quot;&quot;&quot;&quot;&amp;[.H110]&amp;&quot;&quot;&quot;&quot;&amp;&quot;,&quot;&amp;&quot;&quot;&quot;&quot;&amp;[.I110]&amp;&quot;&quot;&quot;&quot;&amp;&quot;,&quot;&amp;&quot;&quot;&quot;&quot;&amp;[.J110]&amp;&quot;&quot;&quot;&quot;&amp;&quot;,&quot;&amp;&quot;&quot;&quot;&quot;&amp;[.K110]&amp;&quot;&quot;&quot;&quot;&amp;&quot;]}]},&quot;" table:style-name="ce10">
            <text:p>synonyms":["550AA","550 AA","550 aa","550aa"]}]},</text:p>
          </table:table-cell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 &amp; &quot;],&quot; &amp; &quot;&quot;&quot;&quot; &amp;&quot;shape_name&quot;&amp;&quot;&quot;&quot;&quot; &amp; &quot;:&quot; &amp; &quot;&quot;&quot;&quot; &amp;[.G110] &amp; &quot;&quot;&quot;&quot; &amp; &quot;,&quot; &amp; &quot;&quot;&quot;&quot;&amp;[.O110]" table:style-name="ce5">
            <text:p>{"550AA": [{"shape_coords":[522,300,11,5,15,27],"shape_name":"I-shape parallel flange","synonyms":["550AA","550 AA","550 aa","5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00AA</text:p>
          </table:table-cell>
          <table:table-cell office:value-type="float" office:value="571" table:style-name="ce8">
            <text:p>571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00AA</text:p>
          </table:table-cell>
          <table:table-cell office:value-type="string" table:style-name="ce5">
            <text:p>600 AA</text:p>
          </table:table-cell>
          <table:table-cell office:value-type="string" office:string-value="600 aa" table:formula="of:=LOWER([.I111])" table:style-name="ce5">
            <text:p>600 aa</text:p>
          </table:table-cell>
          <table:table-cell office:value-type="string" office:string-value="600aa" table:formula="of:=LOWER([.H111])" table:style-name="ce5">
            <text:p>600aa</text:p>
          </table:table-cell>
          <table:table-cell table:number-columns-repeated="3" table:style-name="ce5"/>
          <table:table-cell office:value-type="string" office:string-value="synonyms&quot;:[&quot;600AA&quot;,&quot;600 AA&quot;,&quot;600 aa&quot;,&quot;600aa&quot;]}]}," table:formula="of:= &quot;synonyms&quot;&amp;&quot;&quot;&quot;&quot;&amp;&quot;:[&quot;&amp;&quot;&quot;&quot;&quot;&amp;[.H111]&amp;&quot;&quot;&quot;&quot;&amp;&quot;,&quot;&amp;&quot;&quot;&quot;&quot;&amp;[.I111]&amp;&quot;&quot;&quot;&quot;&amp;&quot;,&quot;&amp;&quot;&quot;&quot;&quot;&amp;[.J111]&amp;&quot;&quot;&quot;&quot;&amp;&quot;,&quot;&amp;&quot;&quot;&quot;&quot;&amp;[.K111]&amp;&quot;&quot;&quot;&quot;&amp;&quot;]}]},&quot;" table:style-name="ce10">
            <text:p>synonyms":["600AA","600 AA","600 aa","600aa"]}]},</text:p>
          </table:table-cell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 &amp; &quot;],&quot; &amp; &quot;&quot;&quot;&quot; &amp;&quot;shape_name&quot;&amp;&quot;&quot;&quot;&quot; &amp; &quot;:&quot; &amp; &quot;&quot;&quot;&quot; &amp;[.G111] &amp; &quot;&quot;&quot;&quot; &amp; &quot;,&quot; &amp; &quot;&quot;&quot;&quot;&amp;[.O111]" table:style-name="ce5">
            <text:p>{"600AA": [{"shape_coords":[571,300,12,15,5,27],"shape_name":"I-shape parallel flange","synonyms":["600AA","600 AA","600 aa","6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50AA</text:p>
          </table:table-cell>
          <table:table-cell office:value-type="float" office:value="620" table:style-name="ce8">
            <text:p>62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16" table:style-name="ce8">
            <text:p>1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50AA</text:p>
          </table:table-cell>
          <table:table-cell office:value-type="string" table:style-name="ce5">
            <text:p>650 AA</text:p>
          </table:table-cell>
          <table:table-cell office:value-type="string" office:string-value="650 aa" table:formula="of:=LOWER([.I112])" table:style-name="ce5">
            <text:p>650 aa</text:p>
          </table:table-cell>
          <table:table-cell office:value-type="string" office:string-value="650aa" table:formula="of:=LOWER([.H112])" table:style-name="ce5">
            <text:p>650aa</text:p>
          </table:table-cell>
          <table:table-cell table:number-columns-repeated="3" table:style-name="ce5"/>
          <table:table-cell office:value-type="string" office:string-value="synonyms&quot;:[&quot;650AA&quot;,&quot;650 AA&quot;,&quot;650 aa&quot;,&quot;650aa&quot;]}]}," table:formula="of:= &quot;synonyms&quot;&amp;&quot;&quot;&quot;&quot;&amp;&quot;:[&quot;&amp;&quot;&quot;&quot;&quot;&amp;[.H112]&amp;&quot;&quot;&quot;&quot;&amp;&quot;,&quot;&amp;&quot;&quot;&quot;&quot;&amp;[.I112]&amp;&quot;&quot;&quot;&quot;&amp;&quot;,&quot;&amp;&quot;&quot;&quot;&quot;&amp;[.J112]&amp;&quot;&quot;&quot;&quot;&amp;&quot;,&quot;&amp;&quot;&quot;&quot;&quot;&amp;[.K112]&amp;&quot;&quot;&quot;&quot;&amp;&quot;]}]},&quot;" table:style-name="ce10">
            <text:p>synonyms":["650AA","650 AA","650 aa","650aa"]}]},</text:p>
          </table:table-cell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 &amp; &quot;],&quot; &amp; &quot;&quot;&quot;&quot; &amp;&quot;shape_name&quot;&amp;&quot;&quot;&quot;&quot; &amp; &quot;:&quot; &amp; &quot;&quot;&quot;&quot; &amp;[.G112] &amp; &quot;&quot;&quot;&quot; &amp; &quot;,&quot; &amp; &quot;&quot;&quot;&quot;&amp;[.O112]" table:style-name="ce5">
            <text:p>{"650AA": [{"shape_coords":[620,300,12,5,16,27],"shape_name":"I-shape parallel flange","synonyms":["650AA","650 AA","650 aa","6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700AA</text:p>
          </table:table-cell>
          <table:table-cell office:value-type="float" office:value="670" table:style-name="ce8">
            <text:p>67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700AA</text:p>
          </table:table-cell>
          <table:table-cell office:value-type="string" table:style-name="ce5">
            <text:p>700 AA</text:p>
          </table:table-cell>
          <table:table-cell office:value-type="string" office:string-value="700 aa" table:formula="of:=LOWER([.I113])" table:style-name="ce5">
            <text:p>700 aa</text:p>
          </table:table-cell>
          <table:table-cell office:value-type="string" office:string-value="700aa" table:formula="of:=LOWER([.H113])" table:style-name="ce5">
            <text:p>700aa</text:p>
          </table:table-cell>
          <table:table-cell table:number-columns-repeated="3" table:style-name="ce5"/>
          <table:table-cell office:value-type="string" office:string-value="synonyms&quot;:[&quot;700AA&quot;,&quot;700 AA&quot;,&quot;700 aa&quot;,&quot;700aa&quot;]}]}," table:formula="of:= &quot;synonyms&quot;&amp;&quot;&quot;&quot;&quot;&amp;&quot;:[&quot;&amp;&quot;&quot;&quot;&quot;&amp;[.H113]&amp;&quot;&quot;&quot;&quot;&amp;&quot;,&quot;&amp;&quot;&quot;&quot;&quot;&amp;[.I113]&amp;&quot;&quot;&quot;&quot;&amp;&quot;,&quot;&amp;&quot;&quot;&quot;&quot;&amp;[.J113]&amp;&quot;&quot;&quot;&quot;&amp;&quot;,&quot;&amp;&quot;&quot;&quot;&quot;&amp;[.K113]&amp;&quot;&quot;&quot;&quot;&amp;&quot;]}]},&quot;" table:style-name="ce10">
            <text:p>synonyms":["700AA","700 AA","700 aa","700aa"]}]},</text:p>
          </table:table-cell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 &amp; &quot;],&quot; &amp; &quot;&quot;&quot;&quot; &amp;&quot;shape_name&quot;&amp;&quot;&quot;&quot;&quot; &amp; &quot;:&quot; &amp; &quot;&quot;&quot;&quot; &amp;[.G113] &amp; &quot;&quot;&quot;&quot; &amp; &quot;,&quot; &amp; &quot;&quot;&quot;&quot;&amp;[.O113]" table:style-name="ce5">
            <text:p>{"700AA": [{"shape_coords":[670,300,13,17,27],"shape_name":"I-shape parallel flange","synonyms":["700AA","700 AA","700 aa","7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800AA</text:p>
          </table:table-cell>
          <table:table-cell office:value-type="float" office:value="770" table:style-name="ce8">
            <text:p>77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800AA</text:p>
          </table:table-cell>
          <table:table-cell office:value-type="string" table:style-name="ce5">
            <text:p>800 AA</text:p>
          </table:table-cell>
          <table:table-cell office:value-type="string" office:string-value="800 aa" table:formula="of:=LOWER([.I114])" table:style-name="ce5">
            <text:p>800 aa</text:p>
          </table:table-cell>
          <table:table-cell office:value-type="string" office:string-value="800aa" table:formula="of:=LOWER([.H114])" table:style-name="ce5">
            <text:p>800aa</text:p>
          </table:table-cell>
          <table:table-cell table:number-columns-repeated="3" table:style-name="ce5"/>
          <table:table-cell office:value-type="string" office:string-value="synonyms&quot;:[&quot;800AA&quot;,&quot;800 AA&quot;,&quot;800 aa&quot;,&quot;800aa&quot;]}]}," table:formula="of:= &quot;synonyms&quot;&amp;&quot;&quot;&quot;&quot;&amp;&quot;:[&quot;&amp;&quot;&quot;&quot;&quot;&amp;[.H114]&amp;&quot;&quot;&quot;&quot;&amp;&quot;,&quot;&amp;&quot;&quot;&quot;&quot;&amp;[.I114]&amp;&quot;&quot;&quot;&quot;&amp;&quot;,&quot;&amp;&quot;&quot;&quot;&quot;&amp;[.J114]&amp;&quot;&quot;&quot;&quot;&amp;&quot;,&quot;&amp;&quot;&quot;&quot;&quot;&amp;[.K114]&amp;&quot;&quot;&quot;&quot;&amp;&quot;]}]},&quot;" table:style-name="ce10">
            <text:p>synonyms":["800AA","800 AA","800 aa","800aa"]}]},</text:p>
          </table:table-cell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 &amp; &quot;],&quot; &amp; &quot;&quot;&quot;&quot; &amp;&quot;shape_name&quot;&amp;&quot;&quot;&quot;&quot; &amp; &quot;:&quot; &amp; &quot;&quot;&quot;&quot; &amp;[.G114] &amp; &quot;&quot;&quot;&quot; &amp; &quot;,&quot; &amp; &quot;&quot;&quot;&quot;&amp;[.O114]" table:style-name="ce5">
            <text:p>{"800AA": [{"shape_coords":[770,300,14,18,30],"shape_name":"I-shape parallel flange","synonyms":["800AA","800 AA","800 aa","8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900AA</text:p>
          </table:table-cell>
          <table:table-cell office:value-type="float" office:value="870" table:style-name="ce8">
            <text:p>87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900AA</text:p>
          </table:table-cell>
          <table:table-cell office:value-type="string" table:style-name="ce5">
            <text:p>900 AA</text:p>
          </table:table-cell>
          <table:table-cell office:value-type="string" office:string-value="900 aa" table:formula="of:=LOWER([.I115])" table:style-name="ce5">
            <text:p>900 aa</text:p>
          </table:table-cell>
          <table:table-cell office:value-type="string" office:string-value="900aa" table:formula="of:=LOWER([.H115])" table:style-name="ce5">
            <text:p>900aa</text:p>
          </table:table-cell>
          <table:table-cell table:number-columns-repeated="3" table:style-name="ce5"/>
          <table:table-cell office:value-type="string" office:string-value="synonyms&quot;:[&quot;900AA&quot;,&quot;900 AA&quot;,&quot;900 aa&quot;,&quot;900aa&quot;]}]}," table:formula="of:= &quot;synonyms&quot;&amp;&quot;&quot;&quot;&quot;&amp;&quot;:[&quot;&amp;&quot;&quot;&quot;&quot;&amp;[.H115]&amp;&quot;&quot;&quot;&quot;&amp;&quot;,&quot;&amp;&quot;&quot;&quot;&quot;&amp;[.I115]&amp;&quot;&quot;&quot;&quot;&amp;&quot;,&quot;&amp;&quot;&quot;&quot;&quot;&amp;[.J115]&amp;&quot;&quot;&quot;&quot;&amp;&quot;,&quot;&amp;&quot;&quot;&quot;&quot;&amp;[.K115]&amp;&quot;&quot;&quot;&quot;&amp;&quot;]}]},&quot;" table:style-name="ce10">
            <text:p>synonyms":["900AA","900 AA","900 aa","900aa"]}]},</text:p>
          </table:table-cell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 &amp; &quot;],&quot; &amp; &quot;&quot;&quot;&quot; &amp;&quot;shape_name&quot;&amp;&quot;&quot;&quot;&quot; &amp; &quot;:&quot; &amp; &quot;&quot;&quot;&quot; &amp;[.G115] &amp; &quot;&quot;&quot;&quot; &amp; &quot;,&quot; &amp; &quot;&quot;&quot;&quot;&amp;[.O115]" table:style-name="ce5">
            <text:p>{"900AA": [{"shape_coords":[870,300,15,20,30],"shape_name":"I-shape parallel flange","synonyms":["900AA","900 AA","900 aa","9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1000AA</text:p>
          </table:table-cell>
          <table:table-cell office:value-type="float" office:value="970" table:style-name="ce8">
            <text:p>97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0AA</text:p>
          </table:table-cell>
          <table:table-cell office:value-type="string" table:style-name="ce5">
            <text:p>1000 AA</text:p>
          </table:table-cell>
          <table:table-cell office:value-type="string" office:string-value="1000 aa" table:formula="of:=LOWER([.I116])" table:style-name="ce5">
            <text:p>1000 aa</text:p>
          </table:table-cell>
          <table:table-cell office:value-type="string" office:string-value="1000aa" table:formula="of:=LOWER([.H116])" table:style-name="ce5">
            <text:p>1000aa</text:p>
          </table:table-cell>
          <table:table-cell table:number-columns-repeated="3" table:style-name="ce5"/>
          <table:table-cell office:value-type="string" office:string-value="synonyms&quot;:[&quot;1000AA&quot;,&quot;1000 AA&quot;,&quot;1000 aa&quot;,&quot;1000aa&quot;]}]}," table:formula="of:= &quot;synonyms&quot;&amp;&quot;&quot;&quot;&quot;&amp;&quot;:[&quot;&amp;&quot;&quot;&quot;&quot;&amp;[.H116]&amp;&quot;&quot;&quot;&quot;&amp;&quot;,&quot;&amp;&quot;&quot;&quot;&quot;&amp;[.I116]&amp;&quot;&quot;&quot;&quot;&amp;&quot;,&quot;&amp;&quot;&quot;&quot;&quot;&amp;[.J116]&amp;&quot;&quot;&quot;&quot;&amp;&quot;,&quot;&amp;&quot;&quot;&quot;&quot;&amp;[.K116]&amp;&quot;&quot;&quot;&quot;&amp;&quot;]}]},&quot;" table:style-name="ce10">
            <text:p>synonyms":["1000AA","1000 AA","1000 aa","1000aa"]}]},</text:p>
          </table:table-cell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 &amp; &quot;],&quot; &amp; &quot;&quot;&quot;&quot; &amp;&quot;shape_name&quot;&amp;&quot;&quot;&quot;&quot; &amp; &quot;:&quot; &amp; &quot;&quot;&quot;&quot; &amp;[.G116] &amp; &quot;&quot;&quot;&quot; &amp; &quot;,&quot; &amp; &quot;&quot;&quot;&quot;&amp;[.O116]" table:style-name="ce5">
            <text:p>{"1000AA": [{"shape_coords":[970,300,16,21,30],"shape_name":"I-shape parallel flange","synonyms":["1000AA","1000 AA","1000 aa","10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54,1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54,1" table:formula="of:=[.A117]" table:style-name="ce5">
            <text:p>HD260/54,1</text:p>
          </table:table-cell>
          <table:table-cell office:value-type="string" table:style-name="ce5">
            <text:p>HD260x54,1</text:p>
          </table:table-cell>
          <table:table-cell office:value-type="string" office:string-value="hd260/54,1" table:formula="of:=LOWER([.H117])" table:style-name="ce5">
            <text:p>hd260/54,1</text:p>
          </table:table-cell>
          <table:table-cell office:value-type="string" office:string-value="hd260x54,1" table:formula="of:=LOWER([.I117])" table:style-name="ce5">
            <text:p>hd260x54,1</text:p>
          </table:table-cell>
          <table:table-cell table:number-columns-repeated="3" table:style-name="ce5"/>
          <table:table-cell office:value-type="string" office:string-value="synonyms&quot;:[&quot;HD260/54,1&quot;,&quot;HD260x54,1&quot;,&quot;hd260/54,1&quot;,&quot;hd260x54,1&quot;]}]}," table:formula="of:= &quot;synonyms&quot;&amp;&quot;&quot;&quot;&quot;&amp;&quot;:[&quot;&amp;&quot;&quot;&quot;&quot;&amp;[.H117]&amp;&quot;&quot;&quot;&quot;&amp;&quot;,&quot;&amp;&quot;&quot;&quot;&quot;&amp;[.I117]&amp;&quot;&quot;&quot;&quot;&amp;&quot;,&quot;&amp;&quot;&quot;&quot;&quot;&amp;[.J117]&amp;&quot;&quot;&quot;&quot;&amp;&quot;,&quot;&amp;&quot;&quot;&quot;&quot;&amp;[.K117]&amp;&quot;&quot;&quot;&quot;&amp;&quot;]}]},&quot;" table:style-name="ce10">
            <text:p>synonyms":["HD260/54,1","HD260x54,1","hd260/54,1","hd260x54,1"]}]},</text:p>
          </table:table-cell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 &amp; &quot;],&quot; &amp; &quot;&quot;&quot;&quot; &amp;&quot;shape_name&quot;&amp;&quot;&quot;&quot;&quot; &amp; &quot;:&quot; &amp; &quot;&quot;&quot;&quot; &amp;[.G117] &amp; &quot;&quot;&quot;&quot; &amp; &quot;,&quot; &amp; &quot;&quot;&quot;&quot;&amp;[.O117]" table:style-name="ce5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68,2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68,2" table:formula="of:=[.A118]" table:style-name="ce5">
            <text:p>HD260/68,2</text:p>
          </table:table-cell>
          <table:table-cell office:value-type="string" table:style-name="ce5">
            <text:p>HD260x68,2</text:p>
          </table:table-cell>
          <table:table-cell office:value-type="string" office:string-value="hd260/68,2" table:formula="of:=LOWER([.H118])" table:style-name="ce5">
            <text:p>hd260/68,2</text:p>
          </table:table-cell>
          <table:table-cell office:value-type="string" office:string-value="hd260x68,2" table:formula="of:=LOWER([.I118])" table:style-name="ce5">
            <text:p>hd260x68,2</text:p>
          </table:table-cell>
          <table:table-cell table:number-columns-repeated="3" table:style-name="ce5"/>
          <table:table-cell office:value-type="string" office:string-value="synonyms&quot;:[&quot;HD260/68,2&quot;,&quot;HD260x68,2&quot;,&quot;hd260/68,2&quot;,&quot;hd260x68,2&quot;]}]}," table:formula="of:= &quot;synonyms&quot;&amp;&quot;&quot;&quot;&quot;&amp;&quot;:[&quot;&amp;&quot;&quot;&quot;&quot;&amp;[.H118]&amp;&quot;&quot;&quot;&quot;&amp;&quot;,&quot;&amp;&quot;&quot;&quot;&quot;&amp;[.I118]&amp;&quot;&quot;&quot;&quot;&amp;&quot;,&quot;&amp;&quot;&quot;&quot;&quot;&amp;[.J118]&amp;&quot;&quot;&quot;&quot;&amp;&quot;,&quot;&amp;&quot;&quot;&quot;&quot;&amp;[.K118]&amp;&quot;&quot;&quot;&quot;&amp;&quot;]}]},&quot;" table:style-name="ce10">
            <text:p>synonyms":["HD260/68,2","HD260x68,2","hd260/68,2","hd260x68,2"]}]},</text:p>
          </table:table-cell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 &amp; &quot;],&quot; &amp; &quot;&quot;&quot;&quot; &amp;&quot;shape_name&quot;&amp;&quot;&quot;&quot;&quot; &amp; &quot;:&quot; &amp; &quot;&quot;&quot;&quot; &amp;[.G118] &amp; &quot;&quot;&quot;&quot; &amp; &quot;,&quot; &amp; &quot;&quot;&quot;&quot;&amp;[.O118]" table:style-name="ce5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93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93" table:formula="of:=[.A119]" table:style-name="ce5">
            <text:p>HD260/93</text:p>
          </table:table-cell>
          <table:table-cell office:value-type="string" table:style-name="ce5">
            <text:p>HD260x93</text:p>
          </table:table-cell>
          <table:table-cell office:value-type="string" office:string-value="hd260/93" table:formula="of:=LOWER([.H119])" table:style-name="ce5">
            <text:p>hd260/93</text:p>
          </table:table-cell>
          <table:table-cell office:value-type="string" office:string-value="hd260x93" table:formula="of:=LOWER([.I119])" table:style-name="ce5">
            <text:p>hd260x93</text:p>
          </table:table-cell>
          <table:table-cell table:number-columns-repeated="3" table:style-name="ce5"/>
          <table:table-cell office:value-type="string" office:string-value="synonyms&quot;:[&quot;HD260/93&quot;,&quot;HD260x93&quot;,&quot;hd260/93&quot;,&quot;hd260x93&quot;]}]}," table:formula="of:= &quot;synonyms&quot;&amp;&quot;&quot;&quot;&quot;&amp;&quot;:[&quot;&amp;&quot;&quot;&quot;&quot;&amp;[.H119]&amp;&quot;&quot;&quot;&quot;&amp;&quot;,&quot;&amp;&quot;&quot;&quot;&quot;&amp;[.I119]&amp;&quot;&quot;&quot;&quot;&amp;&quot;,&quot;&amp;&quot;&quot;&quot;&quot;&amp;[.J119]&amp;&quot;&quot;&quot;&quot;&amp;&quot;,&quot;&amp;&quot;&quot;&quot;&quot;&amp;[.K119]&amp;&quot;&quot;&quot;&quot;&amp;&quot;]}]},&quot;" table:style-name="ce10">
            <text:p>synonyms":["HD260/93","HD260x93","hd260/93","hd260x93"]}]},</text:p>
          </table:table-cell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 &amp; &quot;],&quot; &amp; &quot;&quot;&quot;&quot; &amp;&quot;shape_name&quot;&amp;&quot;&quot;&quot;&quot; &amp; &quot;:&quot; &amp; &quot;&quot;&quot;&quot; &amp;[.G119] &amp; &quot;&quot;&quot;&quot; &amp; &quot;,&quot; &amp; &quot;&quot;&quot;&quot;&amp;[.O119]" table:style-name="ce5">
            <text:p>{"HD260/93": [{"shape_coords":[260,260,10,17,5,24],"shape_name":"I-shape parallel flange","synonyms":["HD260/93","HD260x93","hd260/93","hd260x9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14</text:p>
          </table:table-cell>
          <table:table-cell office:value-type="float" office:value="268" table:style-name="ce8">
            <text:p>268</text:p>
          </table:table-cell>
          <table:table-cell office:value-type="float" office:value="262" table:style-name="ce8">
            <text:p>262</text:p>
          </table:table-cell>
          <table:table-cell office:value-type="float" office:value="12.5" table:style-name="ce8">
            <text:p>12,5</text:p>
          </table:table-cell>
          <table:table-cell office:value-type="float" office:value="21.5" table:style-name="ce8">
            <text:p>21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14" table:formula="of:=[.A120]" table:style-name="ce5">
            <text:p>HD260/114</text:p>
          </table:table-cell>
          <table:table-cell office:value-type="string" table:style-name="ce5">
            <text:p>HD260x114</text:p>
          </table:table-cell>
          <table:table-cell office:value-type="string" office:string-value="hd260/114" table:formula="of:=LOWER([.H120])" table:style-name="ce5">
            <text:p>hd260/114</text:p>
          </table:table-cell>
          <table:table-cell office:value-type="string" office:string-value="hd260x114" table:formula="of:=LOWER([.I120])" table:style-name="ce5">
            <text:p>hd260x114</text:p>
          </table:table-cell>
          <table:table-cell table:number-columns-repeated="3" table:style-name="ce5"/>
          <table:table-cell office:value-type="string" office:string-value="synonyms&quot;:[&quot;HD260/114&quot;,&quot;HD260x114&quot;,&quot;hd260/114&quot;,&quot;hd260x114&quot;]}]}," table:formula="of:= &quot;synonyms&quot;&amp;&quot;&quot;&quot;&quot;&amp;&quot;:[&quot;&amp;&quot;&quot;&quot;&quot;&amp;[.H120]&amp;&quot;&quot;&quot;&quot;&amp;&quot;,&quot;&amp;&quot;&quot;&quot;&quot;&amp;[.I120]&amp;&quot;&quot;&quot;&quot;&amp;&quot;,&quot;&amp;&quot;&quot;&quot;&quot;&amp;[.J120]&amp;&quot;&quot;&quot;&quot;&amp;&quot;,&quot;&amp;&quot;&quot;&quot;&quot;&amp;[.K120]&amp;&quot;&quot;&quot;&quot;&amp;&quot;]}]},&quot;" table:style-name="ce10">
            <text:p>synonyms":["HD260/114","HD260x114","hd260/114","hd260x114"]}]},</text:p>
          </table:table-cell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 &amp; &quot;],&quot; &amp; &quot;&quot;&quot;&quot; &amp;&quot;shape_name&quot;&amp;&quot;&quot;&quot;&quot; &amp; &quot;:&quot; &amp; &quot;&quot;&quot;&quot; &amp;[.G120] &amp; &quot;&quot;&quot;&quot; &amp; &quot;,&quot; &amp; &quot;&quot;&quot;&quot;&amp;[.O120]" table:style-name="ce5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42</text:p>
          </table:table-cell>
          <table:table-cell office:value-type="float" office:value="278" table:style-name="ce8">
            <text:p>278</text:p>
          </table:table-cell>
          <table:table-cell office:value-type="float" office:value="265" table:style-name="ce8">
            <text:p>265</text:p>
          </table:table-cell>
          <table:table-cell office:value-type="float" office:value="15.5" table:style-name="ce8">
            <text:p>15,5</text:p>
          </table:table-cell>
          <table:table-cell office:value-type="float" office:value="26.5" table:style-name="ce8">
            <text:p>26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42" table:formula="of:=[.A121]" table:style-name="ce5">
            <text:p>HD260/142</text:p>
          </table:table-cell>
          <table:table-cell office:value-type="string" table:style-name="ce5">
            <text:p>HD260x142</text:p>
          </table:table-cell>
          <table:table-cell office:value-type="string" office:string-value="hd260/142" table:formula="of:=LOWER([.H121])" table:style-name="ce5">
            <text:p>hd260/142</text:p>
          </table:table-cell>
          <table:table-cell office:value-type="string" office:string-value="hd260x142" table:formula="of:=LOWER([.I121])" table:style-name="ce5">
            <text:p>hd260x142</text:p>
          </table:table-cell>
          <table:table-cell table:number-columns-repeated="3" table:style-name="ce5"/>
          <table:table-cell office:value-type="string" office:string-value="synonyms&quot;:[&quot;HD260/142&quot;,&quot;HD260x142&quot;,&quot;hd260/142&quot;,&quot;hd260x142&quot;]}]}," table:formula="of:= &quot;synonyms&quot;&amp;&quot;&quot;&quot;&quot;&amp;&quot;:[&quot;&amp;&quot;&quot;&quot;&quot;&amp;[.H121]&amp;&quot;&quot;&quot;&quot;&amp;&quot;,&quot;&amp;&quot;&quot;&quot;&quot;&amp;[.I121]&amp;&quot;&quot;&quot;&quot;&amp;&quot;,&quot;&amp;&quot;&quot;&quot;&quot;&amp;[.J121]&amp;&quot;&quot;&quot;&quot;&amp;&quot;,&quot;&amp;&quot;&quot;&quot;&quot;&amp;[.K121]&amp;&quot;&quot;&quot;&quot;&amp;&quot;]}]},&quot;" table:style-name="ce10">
            <text:p>synonyms":["HD260/142","HD260x142","hd260/142","hd260x142"]}]},</text:p>
          </table:table-cell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 &amp; &quot;],&quot; &amp; &quot;&quot;&quot;&quot; &amp;&quot;shape_name&quot;&amp;&quot;&quot;&quot;&quot; &amp; &quot;:&quot; &amp; &quot;&quot;&quot;&quot; &amp;[.G121] &amp; &quot;&quot;&quot;&quot; &amp; &quot;,&quot; &amp; &quot;&quot;&quot;&quot;&amp;[.O121]" table:style-name="ce5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72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72" table:formula="of:=[.A122]" table:style-name="ce5">
            <text:p>HD260/172</text:p>
          </table:table-cell>
          <table:table-cell office:value-type="string" table:style-name="ce5">
            <text:p>HD260x172</text:p>
          </table:table-cell>
          <table:table-cell office:value-type="string" office:string-value="hd260/172" table:formula="of:=LOWER([.H122])" table:style-name="ce5">
            <text:p>hd260/172</text:p>
          </table:table-cell>
          <table:table-cell office:value-type="string" office:string-value="hd260x172" table:formula="of:=LOWER([.I122])" table:style-name="ce5">
            <text:p>hd260x172</text:p>
          </table:table-cell>
          <table:table-cell table:number-columns-repeated="3" table:style-name="ce5"/>
          <table:table-cell office:value-type="string" office:string-value="synonyms&quot;:[&quot;HD260/172&quot;,&quot;HD260x172&quot;,&quot;hd260/172&quot;,&quot;hd260x172&quot;]}]}," table:formula="of:= &quot;synonyms&quot;&amp;&quot;&quot;&quot;&quot;&amp;&quot;:[&quot;&amp;&quot;&quot;&quot;&quot;&amp;[.H122]&amp;&quot;&quot;&quot;&quot;&amp;&quot;,&quot;&amp;&quot;&quot;&quot;&quot;&amp;[.I122]&amp;&quot;&quot;&quot;&quot;&amp;&quot;,&quot;&amp;&quot;&quot;&quot;&quot;&amp;[.J122]&amp;&quot;&quot;&quot;&quot;&amp;&quot;,&quot;&amp;&quot;&quot;&quot;&quot;&amp;[.K122]&amp;&quot;&quot;&quot;&quot;&amp;&quot;]}]},&quot;" table:style-name="ce10">
            <text:p>synonyms":["HD260/172","HD260x172","hd260/172","hd260x172"]}]},</text:p>
          </table:table-cell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 &amp; &quot;],&quot; &amp; &quot;&quot;&quot;&quot; &amp;&quot;shape_name&quot;&amp;&quot;&quot;&quot;&quot; &amp; &quot;:&quot; &amp; &quot;&quot;&quot;&quot; &amp;[.G122] &amp; &quot;&quot;&quot;&quot; &amp; &quot;,&quot; &amp; &quot;&quot;&quot;&quot;&amp;[.O122]" table:style-name="ce5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25</text:p>
          </table:table-cell>
          <table:table-cell office:value-type="float" office:value="309" table:style-name="ce8">
            <text:p>309</text:p>
          </table:table-cell>
          <table:table-cell office:value-type="float" office:value="271" table:style-name="ce8">
            <text:p>271</text:p>
          </table:table-cell>
          <table:table-cell office:value-type="float" office:value="24" table:style-name="ce8">
            <text:p>24</text:p>
          </table:table-cell>
          <table:table-cell office:value-type="float" office:value="42" table:style-name="ce8">
            <text:p>4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25" table:formula="of:=[.A123]" table:style-name="ce5">
            <text:p>HD260/225</text:p>
          </table:table-cell>
          <table:table-cell office:value-type="string" table:style-name="ce5">
            <text:p>HD260x225</text:p>
          </table:table-cell>
          <table:table-cell office:value-type="string" office:string-value="hd260/225" table:formula="of:=LOWER([.H123])" table:style-name="ce5">
            <text:p>hd260/225</text:p>
          </table:table-cell>
          <table:table-cell office:value-type="string" office:string-value="hd260x225" table:formula="of:=LOWER([.I123])" table:style-name="ce5">
            <text:p>hd260x225</text:p>
          </table:table-cell>
          <table:table-cell table:number-columns-repeated="3" table:style-name="ce5"/>
          <table:table-cell office:value-type="string" office:string-value="synonyms&quot;:[&quot;HD260/225&quot;,&quot;HD260x225&quot;,&quot;hd260/225&quot;,&quot;hd260x225&quot;]}]}," table:formula="of:= &quot;synonyms&quot;&amp;&quot;&quot;&quot;&quot;&amp;&quot;:[&quot;&amp;&quot;&quot;&quot;&quot;&amp;[.H123]&amp;&quot;&quot;&quot;&quot;&amp;&quot;,&quot;&amp;&quot;&quot;&quot;&quot;&amp;[.I123]&amp;&quot;&quot;&quot;&quot;&amp;&quot;,&quot;&amp;&quot;&quot;&quot;&quot;&amp;[.J123]&amp;&quot;&quot;&quot;&quot;&amp;&quot;,&quot;&amp;&quot;&quot;&quot;&quot;&amp;[.K123]&amp;&quot;&quot;&quot;&quot;&amp;&quot;]}]},&quot;" table:style-name="ce10">
            <text:p>synonyms":["HD260/225","HD260x225","hd260/225","hd260x225"]}]},</text:p>
          </table:table-cell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 &amp; &quot;],&quot; &amp; &quot;&quot;&quot;&quot; &amp;&quot;shape_name&quot;&amp;&quot;&quot;&quot;&quot; &amp; &quot;:&quot; &amp; &quot;&quot;&quot;&quot; &amp;[.G123] &amp; &quot;&quot;&quot;&quot; &amp; &quot;,&quot; &amp; &quot;&quot;&quot;&quot;&amp;[.O123]" table:style-name="ce5">
            <text:p>{"HD260/225": [{"shape_coords":[309,271,24,42,24],"shape_name":"I-shape parallel flange","synonyms":["HD260/225","HD260x225","hd260/225","hd260x22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99</text:p>
          </table:table-cell>
          <table:table-cell office:value-type="float" office:value="335" table:style-name="ce8">
            <text:p>335</text:p>
          </table:table-cell>
          <table:table-cell office:value-type="float" office:value="278" table:style-name="ce8">
            <text:p>278</text:p>
          </table:table-cell>
          <table:table-cell office:value-type="float" office:value="31" table:style-name="ce8">
            <text:p>31</text:p>
          </table:table-cell>
          <table:table-cell office:value-type="float" office:value="55" table:style-name="ce8">
            <text:p>5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99" table:formula="of:=[.A124]" table:style-name="ce5">
            <text:p>HD260/299</text:p>
          </table:table-cell>
          <table:table-cell office:value-type="string" table:style-name="ce5">
            <text:p>HD260x299</text:p>
          </table:table-cell>
          <table:table-cell office:value-type="string" office:string-value="hd260/299" table:formula="of:=LOWER([.H124])" table:style-name="ce5">
            <text:p>hd260/299</text:p>
          </table:table-cell>
          <table:table-cell office:value-type="string" office:string-value="hd260x299" table:formula="of:=LOWER([.I124])" table:style-name="ce5">
            <text:p>hd260x299</text:p>
          </table:table-cell>
          <table:table-cell table:number-columns-repeated="3" table:style-name="ce5"/>
          <table:table-cell office:value-type="string" office:string-value="synonyms&quot;:[&quot;HD260/299&quot;,&quot;HD260x299&quot;,&quot;hd260/299&quot;,&quot;hd260x299&quot;]}]}," table:formula="of:= &quot;synonyms&quot;&amp;&quot;&quot;&quot;&quot;&amp;&quot;:[&quot;&amp;&quot;&quot;&quot;&quot;&amp;[.H124]&amp;&quot;&quot;&quot;&quot;&amp;&quot;,&quot;&amp;&quot;&quot;&quot;&quot;&amp;[.I124]&amp;&quot;&quot;&quot;&quot;&amp;&quot;,&quot;&amp;&quot;&quot;&quot;&quot;&amp;[.J124]&amp;&quot;&quot;&quot;&quot;&amp;&quot;,&quot;&amp;&quot;&quot;&quot;&quot;&amp;[.K124]&amp;&quot;&quot;&quot;&quot;&amp;&quot;]}]},&quot;" table:style-name="ce10">
            <text:p>synonyms":["HD260/299","HD260x299","hd260/299","hd260x299"]}]},</text:p>
          </table:table-cell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 &amp; &quot;],&quot; &amp; &quot;&quot;&quot;&quot; &amp;&quot;shape_name&quot;&amp;&quot;&quot;&quot;&quot; &amp; &quot;:&quot; &amp; &quot;&quot;&quot;&quot; &amp;[.G124] &amp; &quot;&quot;&quot;&quot; &amp; &quot;,&quot; &amp; &quot;&quot;&quot;&quot;&amp;[.O124]" table:style-name="ce5">
            <text:p>{"HD260/299": [{"shape_coords":[335,278,31,55,24],"shape_name":"I-shape parallel flange","synonyms":["HD260/299","HD260x299","hd260/299","hd260x29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74,2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74,2" table:formula="of:=[.A125]" table:style-name="ce5">
            <text:p>HD320/74,2</text:p>
          </table:table-cell>
          <table:table-cell office:value-type="string" table:style-name="ce5">
            <text:p>HD320x74,2</text:p>
          </table:table-cell>
          <table:table-cell office:value-type="string" office:string-value="hd320/74,2" table:formula="of:=LOWER([.H125])" table:style-name="ce5">
            <text:p>hd320/74,2</text:p>
          </table:table-cell>
          <table:table-cell office:value-type="string" office:string-value="hd320x74,2" table:formula="of:=LOWER([.I125])" table:style-name="ce5">
            <text:p>hd320x74,2</text:p>
          </table:table-cell>
          <table:table-cell table:number-columns-repeated="3" table:style-name="ce5"/>
          <table:table-cell office:value-type="string" office:string-value="synonyms&quot;:[&quot;HD320/74,2&quot;,&quot;HD320x74,2&quot;,&quot;hd320/74,2&quot;,&quot;hd320x74,2&quot;]}]}," table:formula="of:= &quot;synonyms&quot;&amp;&quot;&quot;&quot;&quot;&amp;&quot;:[&quot;&amp;&quot;&quot;&quot;&quot;&amp;[.H125]&amp;&quot;&quot;&quot;&quot;&amp;&quot;,&quot;&amp;&quot;&quot;&quot;&quot;&amp;[.I125]&amp;&quot;&quot;&quot;&quot;&amp;&quot;,&quot;&amp;&quot;&quot;&quot;&quot;&amp;[.J125]&amp;&quot;&quot;&quot;&quot;&amp;&quot;,&quot;&amp;&quot;&quot;&quot;&quot;&amp;[.K125]&amp;&quot;&quot;&quot;&quot;&amp;&quot;]}]},&quot;" table:style-name="ce10">
            <text:p>synonyms":["HD320/74,2","HD320x74,2","hd320/74,2","hd320x74,2"]}]},</text:p>
          </table:table-cell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 &amp; &quot;],&quot; &amp; &quot;&quot;&quot;&quot; &amp;&quot;shape_name&quot;&amp;&quot;&quot;&quot;&quot; &amp; &quot;:&quot; &amp; &quot;&quot;&quot;&quot; &amp;[.G125] &amp; &quot;&quot;&quot;&quot; &amp; &quot;,&quot; &amp; &quot;&quot;&quot;&quot;&amp;[.O125]" table:style-name="ce5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97,6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97,6" table:formula="of:=[.A126]" table:style-name="ce5">
            <text:p>HD320/97,6</text:p>
          </table:table-cell>
          <table:table-cell office:value-type="string" table:style-name="ce5">
            <text:p>HD320x97,6</text:p>
          </table:table-cell>
          <table:table-cell office:value-type="string" office:string-value="hd320/97,6" table:formula="of:=LOWER([.H126])" table:style-name="ce5">
            <text:p>hd320/97,6</text:p>
          </table:table-cell>
          <table:table-cell office:value-type="string" office:string-value="hd320x97,6" table:formula="of:=LOWER([.I126])" table:style-name="ce5">
            <text:p>hd320x97,6</text:p>
          </table:table-cell>
          <table:table-cell table:number-columns-repeated="3" table:style-name="ce5"/>
          <table:table-cell office:value-type="string" office:string-value="synonyms&quot;:[&quot;HD320/97,6&quot;,&quot;HD320x97,6&quot;,&quot;hd320/97,6&quot;,&quot;hd320x97,6&quot;]}]}," table:formula="of:= &quot;synonyms&quot;&amp;&quot;&quot;&quot;&quot;&amp;&quot;:[&quot;&amp;&quot;&quot;&quot;&quot;&amp;[.H126]&amp;&quot;&quot;&quot;&quot;&amp;&quot;,&quot;&amp;&quot;&quot;&quot;&quot;&amp;[.I126]&amp;&quot;&quot;&quot;&quot;&amp;&quot;,&quot;&amp;&quot;&quot;&quot;&quot;&amp;[.J126]&amp;&quot;&quot;&quot;&quot;&amp;&quot;,&quot;&amp;&quot;&quot;&quot;&quot;&amp;[.K126]&amp;&quot;&quot;&quot;&quot;&amp;&quot;]}]},&quot;" table:style-name="ce10">
            <text:p>synonyms":["HD320/97,6","HD320x97,6","hd320/97,6","hd320x97,6"]}]},</text:p>
          </table:table-cell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 &amp; &quot;],&quot; &amp; &quot;&quot;&quot;&quot; &amp;&quot;shape_name&quot;&amp;&quot;&quot;&quot;&quot; &amp; &quot;:&quot; &amp; &quot;&quot;&quot;&quot; &amp;[.G126] &amp; &quot;&quot;&quot;&quot; &amp; &quot;,&quot; &amp; &quot;&quot;&quot;&quot;&amp;[.O126]" table:style-name="ce5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27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27" table:formula="of:=[.A127]" table:style-name="ce5">
            <text:p>HD320/127</text:p>
          </table:table-cell>
          <table:table-cell office:value-type="string" table:style-name="ce5">
            <text:p>HD320x127</text:p>
          </table:table-cell>
          <table:table-cell office:value-type="string" office:string-value="hd320/127" table:formula="of:=LOWER([.H127])" table:style-name="ce5">
            <text:p>hd320/127</text:p>
          </table:table-cell>
          <table:table-cell office:value-type="string" office:string-value="hd320x127" table:formula="of:=LOWER([.I127])" table:style-name="ce5">
            <text:p>hd320x127</text:p>
          </table:table-cell>
          <table:table-cell table:number-columns-repeated="3" table:style-name="ce5"/>
          <table:table-cell office:value-type="string" office:string-value="synonyms&quot;:[&quot;HD320/127&quot;,&quot;HD320x127&quot;,&quot;hd320/127&quot;,&quot;hd320x127&quot;]}]}," table:formula="of:= &quot;synonyms&quot;&amp;&quot;&quot;&quot;&quot;&amp;&quot;:[&quot;&amp;&quot;&quot;&quot;&quot;&amp;[.H127]&amp;&quot;&quot;&quot;&quot;&amp;&quot;,&quot;&amp;&quot;&quot;&quot;&quot;&amp;[.I127]&amp;&quot;&quot;&quot;&quot;&amp;&quot;,&quot;&amp;&quot;&quot;&quot;&quot;&amp;[.J127]&amp;&quot;&quot;&quot;&quot;&amp;&quot;,&quot;&amp;&quot;&quot;&quot;&quot;&amp;[.K127]&amp;&quot;&quot;&quot;&quot;&amp;&quot;]}]},&quot;" table:style-name="ce10">
            <text:p>synonyms":["HD320/127","HD320x127","hd320/127","hd320x127"]}]},</text:p>
          </table:table-cell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 &amp; &quot;],&quot; &amp; &quot;&quot;&quot;&quot; &amp;&quot;shape_name&quot;&amp;&quot;&quot;&quot;&quot; &amp; &quot;:&quot; &amp; &quot;&quot;&quot;&quot; &amp;[.G127] &amp; &quot;&quot;&quot;&quot; &amp; &quot;,&quot; &amp; &quot;&quot;&quot;&quot;&amp;[.O127]" table:style-name="ce5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58</text:p>
          </table:table-cell>
          <table:table-cell office:value-type="float" office:value="330" table:style-name="ce8">
            <text:p>330</text:p>
          </table:table-cell>
          <table:table-cell office:value-type="float" office:value="303" table:style-name="ce8">
            <text:p>303</text:p>
          </table:table-cell>
          <table:table-cell office:value-type="float" office:value="14.5" table:style-name="ce8">
            <text:p>14,5</text:p>
          </table:table-cell>
          <table:table-cell office:value-type="float" office:value="25.5" table:style-name="ce8">
            <text:p>2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58" table:formula="of:=[.A128]" table:style-name="ce5">
            <text:p>HD320/158</text:p>
          </table:table-cell>
          <table:table-cell office:value-type="string" table:style-name="ce5">
            <text:p>HD320x158</text:p>
          </table:table-cell>
          <table:table-cell office:value-type="string" office:string-value="hd320/158" table:formula="of:=LOWER([.H128])" table:style-name="ce5">
            <text:p>hd320/158</text:p>
          </table:table-cell>
          <table:table-cell office:value-type="string" office:string-value="hd320x158" table:formula="of:=LOWER([.I128])" table:style-name="ce5">
            <text:p>hd320x158</text:p>
          </table:table-cell>
          <table:table-cell table:number-columns-repeated="3" table:style-name="ce5"/>
          <table:table-cell office:value-type="string" office:string-value="synonyms&quot;:[&quot;HD320/158&quot;,&quot;HD320x158&quot;,&quot;hd320/158&quot;,&quot;hd320x158&quot;]}]}," table:formula="of:= &quot;synonyms&quot;&amp;&quot;&quot;&quot;&quot;&amp;&quot;:[&quot;&amp;&quot;&quot;&quot;&quot;&amp;[.H128]&amp;&quot;&quot;&quot;&quot;&amp;&quot;,&quot;&amp;&quot;&quot;&quot;&quot;&amp;[.I128]&amp;&quot;&quot;&quot;&quot;&amp;&quot;,&quot;&amp;&quot;&quot;&quot;&quot;&amp;[.J128]&amp;&quot;&quot;&quot;&quot;&amp;&quot;,&quot;&amp;&quot;&quot;&quot;&quot;&amp;[.K128]&amp;&quot;&quot;&quot;&quot;&amp;&quot;]}]},&quot;" table:style-name="ce10">
            <text:p>synonyms":["HD320/158","HD320x158","hd320/158","hd320x158"]}]},</text:p>
          </table:table-cell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 &amp; &quot;],&quot; &amp; &quot;&quot;&quot;&quot; &amp;&quot;shape_name&quot;&amp;&quot;&quot;&quot;&quot; &amp; &quot;:&quot; &amp; &quot;&quot;&quot;&quot; &amp;[.G128] &amp; &quot;&quot;&quot;&quot; &amp; &quot;,&quot; &amp; &quot;&quot;&quot;&quot;&amp;[.O128]" table:style-name="ce5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98</text:p>
          </table:table-cell>
          <table:table-cell office:value-type="float" office:value="343" table:style-name="ce8">
            <text:p>343</text:p>
          </table:table-cell>
          <table:table-cell office:value-type="float" office:value="306" table:style-name="ce8">
            <text:p>306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98" table:formula="of:=[.A129]" table:style-name="ce5">
            <text:p>HD320/198</text:p>
          </table:table-cell>
          <table:table-cell office:value-type="string" table:style-name="ce5">
            <text:p>HD320x198</text:p>
          </table:table-cell>
          <table:table-cell office:value-type="string" office:string-value="hd320/198" table:formula="of:=LOWER([.H129])" table:style-name="ce5">
            <text:p>hd320/198</text:p>
          </table:table-cell>
          <table:table-cell office:value-type="string" office:string-value="hd320x198" table:formula="of:=LOWER([.I129])" table:style-name="ce5">
            <text:p>hd320x198</text:p>
          </table:table-cell>
          <table:table-cell table:number-columns-repeated="3" table:style-name="ce5"/>
          <table:table-cell office:value-type="string" office:string-value="synonyms&quot;:[&quot;HD320/198&quot;,&quot;HD320x198&quot;,&quot;hd320/198&quot;,&quot;hd320x198&quot;]}]}," table:formula="of:= &quot;synonyms&quot;&amp;&quot;&quot;&quot;&quot;&amp;&quot;:[&quot;&amp;&quot;&quot;&quot;&quot;&amp;[.H129]&amp;&quot;&quot;&quot;&quot;&amp;&quot;,&quot;&amp;&quot;&quot;&quot;&quot;&amp;[.I129]&amp;&quot;&quot;&quot;&quot;&amp;&quot;,&quot;&amp;&quot;&quot;&quot;&quot;&amp;[.J129]&amp;&quot;&quot;&quot;&quot;&amp;&quot;,&quot;&amp;&quot;&quot;&quot;&quot;&amp;[.K129]&amp;&quot;&quot;&quot;&quot;&amp;&quot;]}]},&quot;" table:style-name="ce10">
            <text:p>synonyms":["HD320/198","HD320x198","hd320/198","hd320x198"]}]},</text:p>
          </table:table-cell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 &amp; &quot;],&quot; &amp; &quot;&quot;&quot;&quot; &amp;&quot;shape_name&quot;&amp;&quot;&quot;&quot;&quot; &amp; &quot;:&quot; &amp; &quot;&quot;&quot;&quot; &amp;[.G129] &amp; &quot;&quot;&quot;&quot; &amp; &quot;,&quot; &amp; &quot;&quot;&quot;&quot;&amp;[.O129]" table:style-name="ce5">
            <text:p>{"HD320/198": [{"shape_coords":[343,306,18,32,27],"shape_name":"I-shape parallel flange","synonyms":["HD320/198","HD320x198","hd320/198","hd320x19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245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245" table:formula="of:=[.A130]" table:style-name="ce5">
            <text:p>HD320/245</text:p>
          </table:table-cell>
          <table:table-cell office:value-type="string" table:style-name="ce5">
            <text:p>HD320x245</text:p>
          </table:table-cell>
          <table:table-cell office:value-type="string" office:string-value="hd320/245" table:formula="of:=LOWER([.H130])" table:style-name="ce5">
            <text:p>hd320/245</text:p>
          </table:table-cell>
          <table:table-cell office:value-type="string" office:string-value="hd320x245" table:formula="of:=LOWER([.I130])" table:style-name="ce5">
            <text:p>hd320x245</text:p>
          </table:table-cell>
          <table:table-cell table:number-columns-repeated="3" table:style-name="ce5"/>
          <table:table-cell office:value-type="string" office:string-value="synonyms&quot;:[&quot;HD320/245&quot;,&quot;HD320x245&quot;,&quot;hd320/245&quot;,&quot;hd320x245&quot;]}]}," table:formula="of:= &quot;synonyms&quot;&amp;&quot;&quot;&quot;&quot;&amp;&quot;:[&quot;&amp;&quot;&quot;&quot;&quot;&amp;[.H130]&amp;&quot;&quot;&quot;&quot;&amp;&quot;,&quot;&amp;&quot;&quot;&quot;&quot;&amp;[.I130]&amp;&quot;&quot;&quot;&quot;&amp;&quot;,&quot;&amp;&quot;&quot;&quot;&quot;&amp;[.J130]&amp;&quot;&quot;&quot;&quot;&amp;&quot;,&quot;&amp;&quot;&quot;&quot;&quot;&amp;[.K130]&amp;&quot;&quot;&quot;&quot;&amp;&quot;]}]},&quot;" table:style-name="ce10">
            <text:p>synonyms":["HD320/245","HD320x245","hd320/245","hd320x245"]}]},</text:p>
          </table:table-cell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 &amp; &quot;],&quot; &amp; &quot;&quot;&quot;&quot; &amp;&quot;shape_name&quot;&amp;&quot;&quot;&quot;&quot; &amp; &quot;:&quot; &amp; &quot;&quot;&quot;&quot; &amp;[.G130] &amp; &quot;&quot;&quot;&quot; &amp; &quot;,&quot; &amp; &quot;&quot;&quot;&quot;&amp;[.O130]" table:style-name="ce5">
            <text:p>{"HD320/245": [{"shape_coords":[359,309,21,40,27],"shape_name":"I-shape parallel flange","synonyms":["HD320/245","HD320x245","hd320/245","hd320x24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00</text:p>
          </table:table-cell>
          <table:table-cell office:value-type="float" office:value="375" table:style-name="ce8">
            <text:p>375</text:p>
          </table:table-cell>
          <table:table-cell office:value-type="float" office:value="313" table:style-name="ce8">
            <text:p>313</text:p>
          </table:table-cell>
          <table:table-cell office:value-type="float" office:value="27" table:style-name="ce8">
            <text:p>27</text:p>
          </table:table-cell>
          <table:table-cell office:value-type="float" office:value="48" table:style-name="ce8">
            <text:p>4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00" table:formula="of:=[.A131]" table:style-name="ce5">
            <text:p>HD320/300</text:p>
          </table:table-cell>
          <table:table-cell office:value-type="string" table:style-name="ce5">
            <text:p>HD320x300</text:p>
          </table:table-cell>
          <table:table-cell office:value-type="string" office:string-value="hd320/300" table:formula="of:=LOWER([.H131])" table:style-name="ce5">
            <text:p>hd320/300</text:p>
          </table:table-cell>
          <table:table-cell office:value-type="string" office:string-value="hd320x300" table:formula="of:=LOWER([.I131])" table:style-name="ce5">
            <text:p>hd320x300</text:p>
          </table:table-cell>
          <table:table-cell table:number-columns-repeated="3" table:style-name="ce5"/>
          <table:table-cell office:value-type="string" office:string-value="synonyms&quot;:[&quot;HD320/300&quot;,&quot;HD320x300&quot;,&quot;hd320/300&quot;,&quot;hd320x300&quot;]}]}," table:formula="of:= &quot;synonyms&quot;&amp;&quot;&quot;&quot;&quot;&amp;&quot;:[&quot;&amp;&quot;&quot;&quot;&quot;&amp;[.H131]&amp;&quot;&quot;&quot;&quot;&amp;&quot;,&quot;&amp;&quot;&quot;&quot;&quot;&amp;[.I131]&amp;&quot;&quot;&quot;&quot;&amp;&quot;,&quot;&amp;&quot;&quot;&quot;&quot;&amp;[.J131]&amp;&quot;&quot;&quot;&quot;&amp;&quot;,&quot;&amp;&quot;&quot;&quot;&quot;&amp;[.K131]&amp;&quot;&quot;&quot;&quot;&amp;&quot;]}]},&quot;" table:style-name="ce10">
            <text:p>synonyms":["HD320/300","HD320x300","hd320/300","hd320x300"]}]},</text:p>
          </table:table-cell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 &amp; &quot;],&quot; &amp; &quot;&quot;&quot;&quot; &amp;&quot;shape_name&quot;&amp;&quot;&quot;&quot;&quot; &amp; &quot;:&quot; &amp; &quot;&quot;&quot;&quot; &amp;[.G131] &amp; &quot;&quot;&quot;&quot; &amp; &quot;,&quot; &amp; &quot;&quot;&quot;&quot;&amp;[.O131]" table:style-name="ce5">
            <text:p>{"HD320/300": [{"shape_coords":[375,313,27,48,27],"shape_name":"I-shape parallel flange","synonyms":["HD320/300","HD320x300","hd320/300","hd320x3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68</text:p>
          </table:table-cell>
          <table:table-cell office:value-type="float" office:value="395" table:style-name="ce8">
            <text:p>395</text:p>
          </table:table-cell>
          <table:table-cell office:value-type="float" office:value="319" table:style-name="ce8">
            <text:p>319</text:p>
          </table:table-cell>
          <table:table-cell office:value-type="float" office:value="33" table:style-name="ce8">
            <text:p>33</text:p>
          </table:table-cell>
          <table:table-cell office:value-type="float" office:value="58" table:style-name="ce8">
            <text:p>5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68" table:formula="of:=[.A132]" table:style-name="ce5">
            <text:p>HD320/368</text:p>
          </table:table-cell>
          <table:table-cell office:value-type="string" table:style-name="ce5">
            <text:p>HD320x368</text:p>
          </table:table-cell>
          <table:table-cell office:value-type="string" office:string-value="hd320/368" table:formula="of:=LOWER([.H132])" table:style-name="ce5">
            <text:p>hd320/368</text:p>
          </table:table-cell>
          <table:table-cell office:value-type="string" office:string-value="hd320x368" table:formula="of:=LOWER([.I132])" table:style-name="ce5">
            <text:p>hd320x368</text:p>
          </table:table-cell>
          <table:table-cell table:number-columns-repeated="3" table:style-name="ce5"/>
          <table:table-cell office:value-type="string" office:string-value="synonyms&quot;:[&quot;HD320/368&quot;,&quot;HD320x368&quot;,&quot;hd320/368&quot;,&quot;hd320x368&quot;]}]}," table:formula="of:= &quot;synonyms&quot;&amp;&quot;&quot;&quot;&quot;&amp;&quot;:[&quot;&amp;&quot;&quot;&quot;&quot;&amp;[.H132]&amp;&quot;&quot;&quot;&quot;&amp;&quot;,&quot;&amp;&quot;&quot;&quot;&quot;&amp;[.I132]&amp;&quot;&quot;&quot;&quot;&amp;&quot;,&quot;&amp;&quot;&quot;&quot;&quot;&amp;[.J132]&amp;&quot;&quot;&quot;&quot;&amp;&quot;,&quot;&amp;&quot;&quot;&quot;&quot;&amp;[.K132]&amp;&quot;&quot;&quot;&quot;&amp;&quot;]}]},&quot;" table:style-name="ce10">
            <text:p>synonyms":["HD320/368","HD320x368","hd320/368","hd320x368"]}]},</text:p>
          </table:table-cell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 &amp; &quot;],&quot; &amp; &quot;&quot;&quot;&quot; &amp;&quot;shape_name&quot;&amp;&quot;&quot;&quot;&quot; &amp; &quot;:&quot; &amp; &quot;&quot;&quot;&quot; &amp;[.G132] &amp; &quot;&quot;&quot;&quot; &amp; &quot;,&quot; &amp; &quot;&quot;&quot;&quot;&amp;[.O132]" table:style-name="ce5">
            <text:p>{"HD320/368": [{"shape_coords":[395,319,33,58,27],"shape_name":"I-shape parallel flange","synonyms":["HD320/368","HD320x368","hd320/368","hd320x36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451</text:p>
          </table:table-cell>
          <table:table-cell office:value-type="float" office:value="419" table:style-name="ce8">
            <text:p>419</text:p>
          </table:table-cell>
          <table:table-cell office:value-type="float" office:value="326" table:style-name="ce8">
            <text:p>326</text:p>
          </table:table-cell>
          <table:table-cell office:value-type="float" office:value="40" table:style-name="ce8">
            <text:p>40</text:p>
          </table:table-cell>
          <table:table-cell office:value-type="float" office:value="70" table:style-name="ce8">
            <text:p>7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451" table:formula="of:=[.A133]" table:style-name="ce5">
            <text:p>HD320/451</text:p>
          </table:table-cell>
          <table:table-cell office:value-type="string" table:style-name="ce5">
            <text:p>HD320x451</text:p>
          </table:table-cell>
          <table:table-cell office:value-type="string" office:string-value="hd320/451" table:formula="of:=LOWER([.H133])" table:style-name="ce5">
            <text:p>hd320/451</text:p>
          </table:table-cell>
          <table:table-cell office:value-type="string" office:string-value="hd320x451" table:formula="of:=LOWER([.I133])" table:style-name="ce5">
            <text:p>hd320x451</text:p>
          </table:table-cell>
          <table:table-cell table:number-columns-repeated="3" table:style-name="ce5"/>
          <table:table-cell office:value-type="string" office:string-value="synonyms&quot;:[&quot;HD320/451&quot;,&quot;HD320x451&quot;,&quot;hd320/451&quot;,&quot;hd320x451&quot;]}]}," table:formula="of:= &quot;synonyms&quot;&amp;&quot;&quot;&quot;&quot;&amp;&quot;:[&quot;&amp;&quot;&quot;&quot;&quot;&amp;[.H133]&amp;&quot;&quot;&quot;&quot;&amp;&quot;,&quot;&amp;&quot;&quot;&quot;&quot;&amp;[.I133]&amp;&quot;&quot;&quot;&quot;&amp;&quot;,&quot;&amp;&quot;&quot;&quot;&quot;&amp;[.J133]&amp;&quot;&quot;&quot;&quot;&amp;&quot;,&quot;&amp;&quot;&quot;&quot;&quot;&amp;[.K133]&amp;&quot;&quot;&quot;&quot;&amp;&quot;]}]},&quot;" table:style-name="ce10">
            <text:p>synonyms":["HD320/451","HD320x451","hd320/451","hd320x451"]}]},</text:p>
          </table:table-cell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 &amp; &quot;],&quot; &amp; &quot;&quot;&quot;&quot; &amp;&quot;shape_name&quot;&amp;&quot;&quot;&quot;&quot; &amp; &quot;:&quot; &amp; &quot;&quot;&quot;&quot; &amp;[.G133] &amp; &quot;&quot;&quot;&quot; &amp; &quot;,&quot; &amp; &quot;&quot;&quot;&quot;&amp;[.O133]" table:style-name="ce5">
            <text:p>{"HD320/451": [{"shape_coords":[419,326,40,70,27],"shape_name":"I-shape parallel flange","synonyms":["HD320/451","HD320x451","hd320/451","hd320x4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34</text:p>
          </table:table-cell>
          <table:table-cell office:value-type="float" office:value="356" table:style-name="ce8">
            <text:p>356</text:p>
          </table:table-cell>
          <table:table-cell office:value-type="float" office:value="369" table:style-name="ce8">
            <text:p>369</text:p>
          </table:table-cell>
          <table:table-cell office:value-type="float" office:value="11.2" table:style-name="ce8">
            <text:p>11,2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34" table:formula="of:=[.A134]" table:style-name="ce5">
            <text:p>HD360/134</text:p>
          </table:table-cell>
          <table:table-cell office:value-type="string" table:style-name="ce5">
            <text:p>HD360x134</text:p>
          </table:table-cell>
          <table:table-cell office:value-type="string" office:string-value="hd360/134" table:formula="of:=LOWER([.H134])" table:style-name="ce5">
            <text:p>hd360/134</text:p>
          </table:table-cell>
          <table:table-cell office:value-type="string" office:string-value="hd360x134" table:formula="of:=LOWER([.I134])" table:style-name="ce5">
            <text:p>hd360x134</text:p>
          </table:table-cell>
          <table:table-cell table:number-columns-repeated="3" table:style-name="ce5"/>
          <table:table-cell office:value-type="string" office:string-value="synonyms&quot;:[&quot;HD360/134&quot;,&quot;HD360x134&quot;,&quot;hd360/134&quot;,&quot;hd360x134&quot;]}]}," table:formula="of:= &quot;synonyms&quot;&amp;&quot;&quot;&quot;&quot;&amp;&quot;:[&quot;&amp;&quot;&quot;&quot;&quot;&amp;[.H134]&amp;&quot;&quot;&quot;&quot;&amp;&quot;,&quot;&amp;&quot;&quot;&quot;&quot;&amp;[.I134]&amp;&quot;&quot;&quot;&quot;&amp;&quot;,&quot;&amp;&quot;&quot;&quot;&quot;&amp;[.J134]&amp;&quot;&quot;&quot;&quot;&amp;&quot;,&quot;&amp;&quot;&quot;&quot;&quot;&amp;[.K134]&amp;&quot;&quot;&quot;&quot;&amp;&quot;]}]},&quot;" table:style-name="ce10">
            <text:p>synonyms":["HD360/134","HD360x134","hd360/134","hd360x134"]}]},</text:p>
          </table:table-cell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 &amp; &quot;],&quot; &amp; &quot;&quot;&quot;&quot; &amp;&quot;shape_name&quot;&amp;&quot;&quot;&quot;&quot; &amp; &quot;:&quot; &amp; &quot;&quot;&quot;&quot; &amp;[.G134] &amp; &quot;&quot;&quot;&quot; &amp; &quot;,&quot; &amp; &quot;&quot;&quot;&quot;&amp;[.O134]" table:style-name="ce5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47</text:p>
          </table:table-cell>
          <table:table-cell office:value-type="float" office:value="360" table:style-name="ce8">
            <text:p>360</text:p>
          </table:table-cell>
          <table:table-cell office:value-type="float" office:value="370" table:style-name="ce8">
            <text:p>370</text:p>
          </table:table-cell>
          <table:table-cell office:value-type="float" office:value="12.3" table:style-name="ce8">
            <text:p>12,3</text:p>
          </table:table-cell>
          <table:table-cell office:value-type="float" office:value="19.8" table:style-name="ce8">
            <text:p>19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47" table:formula="of:=[.A135]" table:style-name="ce5">
            <text:p>HD360/147</text:p>
          </table:table-cell>
          <table:table-cell office:value-type="string" table:style-name="ce5">
            <text:p>HD360x147</text:p>
          </table:table-cell>
          <table:table-cell office:value-type="string" office:string-value="hd360/147" table:formula="of:=LOWER([.H135])" table:style-name="ce5">
            <text:p>hd360/147</text:p>
          </table:table-cell>
          <table:table-cell office:value-type="string" office:string-value="hd360x147" table:formula="of:=LOWER([.I135])" table:style-name="ce5">
            <text:p>hd360x147</text:p>
          </table:table-cell>
          <table:table-cell table:number-columns-repeated="3" table:style-name="ce5"/>
          <table:table-cell office:value-type="string" office:string-value="synonyms&quot;:[&quot;HD360/147&quot;,&quot;HD360x147&quot;,&quot;hd360/147&quot;,&quot;hd360x147&quot;]}]}," table:formula="of:= &quot;synonyms&quot;&amp;&quot;&quot;&quot;&quot;&amp;&quot;:[&quot;&amp;&quot;&quot;&quot;&quot;&amp;[.H135]&amp;&quot;&quot;&quot;&quot;&amp;&quot;,&quot;&amp;&quot;&quot;&quot;&quot;&amp;[.I135]&amp;&quot;&quot;&quot;&quot;&amp;&quot;,&quot;&amp;&quot;&quot;&quot;&quot;&amp;[.J135]&amp;&quot;&quot;&quot;&quot;&amp;&quot;,&quot;&amp;&quot;&quot;&quot;&quot;&amp;[.K135]&amp;&quot;&quot;&quot;&quot;&amp;&quot;]}]},&quot;" table:style-name="ce10">
            <text:p>synonyms":["HD360/147","HD360x147","hd360/147","hd360x147"]}]},</text:p>
          </table:table-cell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 &amp; &quot;],&quot; &amp; &quot;&quot;&quot;&quot; &amp;&quot;shape_name&quot;&amp;&quot;&quot;&quot;&quot; &amp; &quot;:&quot; &amp; &quot;&quot;&quot;&quot; &amp;[.G135] &amp; &quot;&quot;&quot;&quot; &amp; &quot;,&quot; &amp; &quot;&quot;&quot;&quot;&amp;[.O135]" table:style-name="ce5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62</text:p>
          </table:table-cell>
          <table:table-cell office:value-type="float" office:value="364" table:style-name="ce8">
            <text:p>364</text:p>
          </table:table-cell>
          <table:table-cell office:value-type="float" office:value="371" table:style-name="ce8">
            <text:p>371</text:p>
          </table:table-cell>
          <table:table-cell office:value-type="float" office:value="13.3" table:style-name="ce8">
            <text:p>13,3</text:p>
          </table:table-cell>
          <table:table-cell office:value-type="float" office:value="21.8" table:style-name="ce8">
            <text:p>21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62" table:formula="of:=[.A136]" table:style-name="ce5">
            <text:p>HD360/162</text:p>
          </table:table-cell>
          <table:table-cell office:value-type="string" table:style-name="ce5">
            <text:p>HD360x162</text:p>
          </table:table-cell>
          <table:table-cell office:value-type="string" office:string-value="hd360/162" table:formula="of:=LOWER([.H136])" table:style-name="ce5">
            <text:p>hd360/162</text:p>
          </table:table-cell>
          <table:table-cell office:value-type="string" office:string-value="hd360x162" table:formula="of:=LOWER([.I136])" table:style-name="ce5">
            <text:p>hd360x162</text:p>
          </table:table-cell>
          <table:table-cell table:number-columns-repeated="3" table:style-name="ce5"/>
          <table:table-cell office:value-type="string" office:string-value="synonyms&quot;:[&quot;HD360/162&quot;,&quot;HD360x162&quot;,&quot;hd360/162&quot;,&quot;hd360x162&quot;]}]}," table:formula="of:= &quot;synonyms&quot;&amp;&quot;&quot;&quot;&quot;&amp;&quot;:[&quot;&amp;&quot;&quot;&quot;&quot;&amp;[.H136]&amp;&quot;&quot;&quot;&quot;&amp;&quot;,&quot;&amp;&quot;&quot;&quot;&quot;&amp;[.I136]&amp;&quot;&quot;&quot;&quot;&amp;&quot;,&quot;&amp;&quot;&quot;&quot;&quot;&amp;[.J136]&amp;&quot;&quot;&quot;&quot;&amp;&quot;,&quot;&amp;&quot;&quot;&quot;&quot;&amp;[.K136]&amp;&quot;&quot;&quot;&quot;&amp;&quot;]}]},&quot;" table:style-name="ce10">
            <text:p>synonyms":["HD360/162","HD360x162","hd360/162","hd360x162"]}]},</text:p>
          </table:table-cell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 &amp; &quot;],&quot; &amp; &quot;&quot;&quot;&quot; &amp;&quot;shape_name&quot;&amp;&quot;&quot;&quot;&quot; &amp; &quot;:&quot; &amp; &quot;&quot;&quot;&quot; &amp;[.G136] &amp; &quot;&quot;&quot;&quot; &amp; &quot;,&quot; &amp; &quot;&quot;&quot;&quot;&amp;[.O136]" table:style-name="ce5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79</text:p>
          </table:table-cell>
          <table:table-cell office:value-type="float" office:value="368" table:style-name="ce8">
            <text:p>368</text:p>
          </table:table-cell>
          <table:table-cell office:value-type="float" office:value="373" table:style-name="ce8">
            <text:p>373</text:p>
          </table:table-cell>
          <table:table-cell office:value-type="float" office:value="15" table:style-name="ce8">
            <text:p>15</text:p>
          </table:table-cell>
          <table:table-cell office:value-type="float" office:value="23.9" table:style-name="ce8">
            <text:p>23,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79" table:formula="of:=[.A137]" table:style-name="ce5">
            <text:p>HD360/179</text:p>
          </table:table-cell>
          <table:table-cell office:value-type="string" table:style-name="ce5">
            <text:p>HD360x179</text:p>
          </table:table-cell>
          <table:table-cell office:value-type="string" office:string-value="hd360/179" table:formula="of:=LOWER([.H137])" table:style-name="ce5">
            <text:p>hd360/179</text:p>
          </table:table-cell>
          <table:table-cell office:value-type="string" office:string-value="hd360x179" table:formula="of:=LOWER([.I137])" table:style-name="ce5">
            <text:p>hd360x179</text:p>
          </table:table-cell>
          <table:table-cell table:number-columns-repeated="3" table:style-name="ce5"/>
          <table:table-cell office:value-type="string" office:string-value="synonyms&quot;:[&quot;HD360/179&quot;,&quot;HD360x179&quot;,&quot;hd360/179&quot;,&quot;hd360x179&quot;]}]}," table:formula="of:= &quot;synonyms&quot;&amp;&quot;&quot;&quot;&quot;&amp;&quot;:[&quot;&amp;&quot;&quot;&quot;&quot;&amp;[.H137]&amp;&quot;&quot;&quot;&quot;&amp;&quot;,&quot;&amp;&quot;&quot;&quot;&quot;&amp;[.I137]&amp;&quot;&quot;&quot;&quot;&amp;&quot;,&quot;&amp;&quot;&quot;&quot;&quot;&amp;[.J137]&amp;&quot;&quot;&quot;&quot;&amp;&quot;,&quot;&amp;&quot;&quot;&quot;&quot;&amp;[.K137]&amp;&quot;&quot;&quot;&quot;&amp;&quot;]}]},&quot;" table:style-name="ce10">
            <text:p>synonyms":["HD360/179","HD360x179","hd360/179","hd360x179"]}]},</text:p>
          </table:table-cell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 &amp; &quot;],&quot; &amp; &quot;&quot;&quot;&quot; &amp;&quot;shape_name&quot;&amp;&quot;&quot;&quot;&quot; &amp; &quot;:&quot; &amp; &quot;&quot;&quot;&quot; &amp;[.G137] &amp; &quot;&quot;&quot;&quot; &amp; &quot;,&quot; &amp; &quot;&quot;&quot;&quot;&amp;[.O137]" table:style-name="ce5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96</text:p>
          </table:table-cell>
          <table:table-cell office:value-type="float" office:value="372" table:style-name="ce8">
            <text:p>372</text:p>
          </table:table-cell>
          <table:table-cell office:value-type="float" office:value="374" table:style-name="ce8">
            <text:p>374</text:p>
          </table:table-cell>
          <table:table-cell office:value-type="float" office:value="16.399999999999999" table:style-name="ce8">
            <text:p>16,4</text:p>
          </table:table-cell>
          <table:table-cell office:value-type="float" office:value="26.2" table:style-name="ce8">
            <text:p>26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96" table:formula="of:=[.A138]" table:style-name="ce5">
            <text:p>HD360/196</text:p>
          </table:table-cell>
          <table:table-cell office:value-type="string" table:style-name="ce5">
            <text:p>HD360x196</text:p>
          </table:table-cell>
          <table:table-cell office:value-type="string" office:string-value="hd360/196" table:formula="of:=LOWER([.H138])" table:style-name="ce5">
            <text:p>hd360/196</text:p>
          </table:table-cell>
          <table:table-cell office:value-type="string" office:string-value="hd360x196" table:formula="of:=LOWER([.I138])" table:style-name="ce5">
            <text:p>hd360x196</text:p>
          </table:table-cell>
          <table:table-cell table:number-columns-repeated="3" table:style-name="ce5"/>
          <table:table-cell office:value-type="string" office:string-value="synonyms&quot;:[&quot;HD360/196&quot;,&quot;HD360x196&quot;,&quot;hd360/196&quot;,&quot;hd360x196&quot;]}]}," table:formula="of:= &quot;synonyms&quot;&amp;&quot;&quot;&quot;&quot;&amp;&quot;:[&quot;&amp;&quot;&quot;&quot;&quot;&amp;[.H138]&amp;&quot;&quot;&quot;&quot;&amp;&quot;,&quot;&amp;&quot;&quot;&quot;&quot;&amp;[.I138]&amp;&quot;&quot;&quot;&quot;&amp;&quot;,&quot;&amp;&quot;&quot;&quot;&quot;&amp;[.J138]&amp;&quot;&quot;&quot;&quot;&amp;&quot;,&quot;&amp;&quot;&quot;&quot;&quot;&amp;[.K138]&amp;&quot;&quot;&quot;&quot;&amp;&quot;]}]},&quot;" table:style-name="ce10">
            <text:p>synonyms":["HD360/196","HD360x196","hd360/196","hd360x196"]}]},</text:p>
          </table:table-cell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 &amp; &quot;],&quot; &amp; &quot;&quot;&quot;&quot; &amp;&quot;shape_name&quot;&amp;&quot;&quot;&quot;&quot; &amp; &quot;:&quot; &amp; &quot;&quot;&quot;&quot; &amp;[.G138] &amp; &quot;&quot;&quot;&quot; &amp; &quot;,&quot; &amp; &quot;&quot;&quot;&quot;&amp;[.O138]" table:style-name="ce5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87</text:p>
          </table:table-cell>
          <table:table-cell office:value-type="float" office:value="368" table:style-name="ce8">
            <text:p>368</text:p>
          </table:table-cell>
          <table:table-cell office:value-type="float" office:value="391" table:style-name="ce8">
            <text:p>391</text:p>
          </table:table-cell>
          <table:table-cell office:value-type="float" office:value="15" table:style-name="ce8">
            <text:p>1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87" table:formula="of:=[.A139]" table:style-name="ce5">
            <text:p>HD400/187</text:p>
          </table:table-cell>
          <table:table-cell office:value-type="string" table:style-name="ce5">
            <text:p>HD400x187</text:p>
          </table:table-cell>
          <table:table-cell office:value-type="string" office:string-value="hd400/187" table:formula="of:=LOWER([.H139])" table:style-name="ce5">
            <text:p>hd400/187</text:p>
          </table:table-cell>
          <table:table-cell office:value-type="string" office:string-value="hd400x187" table:formula="of:=LOWER([.I139])" table:style-name="ce5">
            <text:p>hd400x187</text:p>
          </table:table-cell>
          <table:table-cell table:number-columns-repeated="3" table:style-name="ce5"/>
          <table:table-cell office:value-type="string" office:string-value="synonyms&quot;:[&quot;HD400/187&quot;,&quot;HD400x187&quot;,&quot;hd400/187&quot;,&quot;hd400x187&quot;]}]}," table:formula="of:= &quot;synonyms&quot;&amp;&quot;&quot;&quot;&quot;&amp;&quot;:[&quot;&amp;&quot;&quot;&quot;&quot;&amp;[.H139]&amp;&quot;&quot;&quot;&quot;&amp;&quot;,&quot;&amp;&quot;&quot;&quot;&quot;&amp;[.I139]&amp;&quot;&quot;&quot;&quot;&amp;&quot;,&quot;&amp;&quot;&quot;&quot;&quot;&amp;[.J139]&amp;&quot;&quot;&quot;&quot;&amp;&quot;,&quot;&amp;&quot;&quot;&quot;&quot;&amp;[.K139]&amp;&quot;&quot;&quot;&quot;&amp;&quot;]}]},&quot;" table:style-name="ce10">
            <text:p>synonyms":["HD400/187","HD400x187","hd400/187","hd400x187"]}]},</text:p>
          </table:table-cell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 &amp; &quot;],&quot; &amp; &quot;&quot;&quot;&quot; &amp;&quot;shape_name&quot;&amp;&quot;&quot;&quot;&quot; &amp; &quot;:&quot; &amp; &quot;&quot;&quot;&quot; &amp;[.G139] &amp; &quot;&quot;&quot;&quot; &amp; &quot;,&quot; &amp; &quot;&quot;&quot;&quot;&amp;[.O139]" table:style-name="ce5">
            <text:p>{"HD400/187": [{"shape_coords":[368,391,15,24,15],"shape_name":"I-shape parallel flange","synonyms":["HD400/187","HD400x187","hd400/187","hd400x1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16</text:p>
          </table:table-cell>
          <table:table-cell office:value-type="float" office:value="375" table:style-name="ce8">
            <text:p>375</text:p>
          </table:table-cell>
          <table:table-cell office:value-type="float" office:value="394" table:style-name="ce8">
            <text:p>394</text:p>
          </table:table-cell>
          <table:table-cell office:value-type="float" office:value="17.3" table:style-name="ce8">
            <text:p>17,3</text:p>
          </table:table-cell>
          <table:table-cell office:value-type="float" office:value="27.7" table:style-name="ce8">
            <text:p>27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16" table:formula="of:=[.A140]" table:style-name="ce5">
            <text:p>HD400/216</text:p>
          </table:table-cell>
          <table:table-cell office:value-type="string" table:style-name="ce5">
            <text:p>HD400x216</text:p>
          </table:table-cell>
          <table:table-cell office:value-type="string" office:string-value="hd400/216" table:formula="of:=LOWER([.H140])" table:style-name="ce5">
            <text:p>hd400/216</text:p>
          </table:table-cell>
          <table:table-cell office:value-type="string" office:string-value="hd400x216" table:formula="of:=LOWER([.I140])" table:style-name="ce5">
            <text:p>hd400x216</text:p>
          </table:table-cell>
          <table:table-cell table:number-columns-repeated="3" table:style-name="ce5"/>
          <table:table-cell office:value-type="string" office:string-value="synonyms&quot;:[&quot;HD400/216&quot;,&quot;HD400x216&quot;,&quot;hd400/216&quot;,&quot;hd400x216&quot;]}]}," table:formula="of:= &quot;synonyms&quot;&amp;&quot;&quot;&quot;&quot;&amp;&quot;:[&quot;&amp;&quot;&quot;&quot;&quot;&amp;[.H140]&amp;&quot;&quot;&quot;&quot;&amp;&quot;,&quot;&amp;&quot;&quot;&quot;&quot;&amp;[.I140]&amp;&quot;&quot;&quot;&quot;&amp;&quot;,&quot;&amp;&quot;&quot;&quot;&quot;&amp;[.J140]&amp;&quot;&quot;&quot;&quot;&amp;&quot;,&quot;&amp;&quot;&quot;&quot;&quot;&amp;[.K140]&amp;&quot;&quot;&quot;&quot;&amp;&quot;]}]},&quot;" table:style-name="ce10">
            <text:p>synonyms":["HD400/216","HD400x216","hd400/216","hd400x216"]}]},</text:p>
          </table:table-cell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 &amp; &quot;],&quot; &amp; &quot;&quot;&quot;&quot; &amp;&quot;shape_name&quot;&amp;&quot;&quot;&quot;&quot; &amp; &quot;:&quot; &amp; &quot;&quot;&quot;&quot; &amp;[.G140] &amp; &quot;&quot;&quot;&quot; &amp; &quot;,&quot; &amp; &quot;&quot;&quot;&quot;&amp;[.O140]" table:style-name="ce5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37</text:p>
          </table:table-cell>
          <table:table-cell office:value-type="float" office:value="380" table:style-name="ce8">
            <text:p>380</text:p>
          </table:table-cell>
          <table:table-cell office:value-type="float" office:value="395" table:style-name="ce8">
            <text:p>395</text:p>
          </table:table-cell>
          <table:table-cell office:value-type="float" office:value="18.899999999999999" table:style-name="ce8">
            <text:p>18,9</text:p>
          </table:table-cell>
          <table:table-cell office:value-type="float" office:value="30.2" table:style-name="ce8">
            <text:p>30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37" table:formula="of:=[.A141]" table:style-name="ce5">
            <text:p>HD400/237</text:p>
          </table:table-cell>
          <table:table-cell office:value-type="string" table:style-name="ce5">
            <text:p>HD400x237</text:p>
          </table:table-cell>
          <table:table-cell office:value-type="string" office:string-value="hd400/237" table:formula="of:=LOWER([.H141])" table:style-name="ce5">
            <text:p>hd400/237</text:p>
          </table:table-cell>
          <table:table-cell office:value-type="string" office:string-value="hd400x237" table:formula="of:=LOWER([.I141])" table:style-name="ce5">
            <text:p>hd400x237</text:p>
          </table:table-cell>
          <table:table-cell table:number-columns-repeated="3" table:style-name="ce5"/>
          <table:table-cell office:value-type="string" office:string-value="synonyms&quot;:[&quot;HD400/237&quot;,&quot;HD400x237&quot;,&quot;hd400/237&quot;,&quot;hd400x237&quot;]}]}," table:formula="of:= &quot;synonyms&quot;&amp;&quot;&quot;&quot;&quot;&amp;&quot;:[&quot;&amp;&quot;&quot;&quot;&quot;&amp;[.H141]&amp;&quot;&quot;&quot;&quot;&amp;&quot;,&quot;&amp;&quot;&quot;&quot;&quot;&amp;[.I141]&amp;&quot;&quot;&quot;&quot;&amp;&quot;,&quot;&amp;&quot;&quot;&quot;&quot;&amp;[.J141]&amp;&quot;&quot;&quot;&quot;&amp;&quot;,&quot;&amp;&quot;&quot;&quot;&quot;&amp;[.K141]&amp;&quot;&quot;&quot;&quot;&amp;&quot;]}]},&quot;" table:style-name="ce10">
            <text:p>synonyms":["HD400/237","HD400x237","hd400/237","hd400x237"]}]},</text:p>
          </table:table-cell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 &amp; &quot;],&quot; &amp; &quot;&quot;&quot;&quot; &amp;&quot;shape_name&quot;&amp;&quot;&quot;&quot;&quot; &amp; &quot;:&quot; &amp; &quot;&quot;&quot;&quot; &amp;[.G141] &amp; &quot;&quot;&quot;&quot; &amp; &quot;,&quot; &amp; &quot;&quot;&quot;&quot;&amp;[.O141]" table:style-name="ce5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62</text:p>
          </table:table-cell>
          <table:table-cell office:value-type="float" office:value="387" table:style-name="ce8">
            <text:p>387</text:p>
          </table:table-cell>
          <table:table-cell office:value-type="float" office:value="398" table:style-name="ce8">
            <text:p>398</text:p>
          </table:table-cell>
          <table:table-cell office:value-type="float" office:value="21.1" table:style-name="ce8">
            <text:p>21,1</text:p>
          </table:table-cell>
          <table:table-cell office:value-type="float" office:value="33.299999999999997" table:style-name="ce8">
            <text:p>33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62" table:formula="of:=[.A142]" table:style-name="ce5">
            <text:p>HD400/262</text:p>
          </table:table-cell>
          <table:table-cell office:value-type="string" table:style-name="ce5">
            <text:p>HD400x262</text:p>
          </table:table-cell>
          <table:table-cell office:value-type="string" office:string-value="hd400/262" table:formula="of:=LOWER([.H142])" table:style-name="ce5">
            <text:p>hd400/262</text:p>
          </table:table-cell>
          <table:table-cell office:value-type="string" office:string-value="hd400x262" table:formula="of:=LOWER([.I142])" table:style-name="ce5">
            <text:p>hd400x262</text:p>
          </table:table-cell>
          <table:table-cell table:number-columns-repeated="3" table:style-name="ce5"/>
          <table:table-cell office:value-type="string" office:string-value="synonyms&quot;:[&quot;HD400/262&quot;,&quot;HD400x262&quot;,&quot;hd400/262&quot;,&quot;hd400x262&quot;]}]}," table:formula="of:= &quot;synonyms&quot;&amp;&quot;&quot;&quot;&quot;&amp;&quot;:[&quot;&amp;&quot;&quot;&quot;&quot;&amp;[.H142]&amp;&quot;&quot;&quot;&quot;&amp;&quot;,&quot;&amp;&quot;&quot;&quot;&quot;&amp;[.I142]&amp;&quot;&quot;&quot;&quot;&amp;&quot;,&quot;&amp;&quot;&quot;&quot;&quot;&amp;[.J142]&amp;&quot;&quot;&quot;&quot;&amp;&quot;,&quot;&amp;&quot;&quot;&quot;&quot;&amp;[.K142]&amp;&quot;&quot;&quot;&quot;&amp;&quot;]}]},&quot;" table:style-name="ce10">
            <text:p>synonyms":["HD400/262","HD400x262","hd400/262","hd400x262"]}]},</text:p>
          </table:table-cell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 &amp; &quot;],&quot; &amp; &quot;&quot;&quot;&quot; &amp;&quot;shape_name&quot;&amp;&quot;&quot;&quot;&quot; &amp; &quot;:&quot; &amp; &quot;&quot;&quot;&quot; &amp;[.G142] &amp; &quot;&quot;&quot;&quot; &amp; &quot;,&quot; &amp; &quot;&quot;&quot;&quot;&amp;[.O142]" table:style-name="ce5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87</text:p>
          </table:table-cell>
          <table:table-cell office:value-type="float" office:value="393" table:style-name="ce8">
            <text:p>393</text:p>
          </table:table-cell>
          <table:table-cell office:value-type="float" office:value="399" table:style-name="ce8">
            <text:p>399</text:p>
          </table:table-cell>
          <table:table-cell office:value-type="float" office:value="22.6" table:style-name="ce8">
            <text:p>22,6</text:p>
          </table:table-cell>
          <table:table-cell office:value-type="float" office:value="36.6" table:style-name="ce8">
            <text:p>36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87" table:formula="of:=[.A143]" table:style-name="ce5">
            <text:p>HD400/287</text:p>
          </table:table-cell>
          <table:table-cell office:value-type="string" table:style-name="ce5">
            <text:p>HD400x287</text:p>
          </table:table-cell>
          <table:table-cell office:value-type="string" office:string-value="hd400/287" table:formula="of:=LOWER([.H143])" table:style-name="ce5">
            <text:p>hd400/287</text:p>
          </table:table-cell>
          <table:table-cell office:value-type="string" office:string-value="hd400x287" table:formula="of:=LOWER([.I143])" table:style-name="ce5">
            <text:p>hd400x287</text:p>
          </table:table-cell>
          <table:table-cell table:number-columns-repeated="3" table:style-name="ce5"/>
          <table:table-cell office:value-type="string" office:string-value="synonyms&quot;:[&quot;HD400/287&quot;,&quot;HD400x287&quot;,&quot;hd400/287&quot;,&quot;hd400x287&quot;]}]}," table:formula="of:= &quot;synonyms&quot;&amp;&quot;&quot;&quot;&quot;&amp;&quot;:[&quot;&amp;&quot;&quot;&quot;&quot;&amp;[.H143]&amp;&quot;&quot;&quot;&quot;&amp;&quot;,&quot;&amp;&quot;&quot;&quot;&quot;&amp;[.I143]&amp;&quot;&quot;&quot;&quot;&amp;&quot;,&quot;&amp;&quot;&quot;&quot;&quot;&amp;[.J143]&amp;&quot;&quot;&quot;&quot;&amp;&quot;,&quot;&amp;&quot;&quot;&quot;&quot;&amp;[.K143]&amp;&quot;&quot;&quot;&quot;&amp;&quot;]}]},&quot;" table:style-name="ce10">
            <text:p>synonyms":["HD400/287","HD400x287","hd400/287","hd400x287"]}]},</text:p>
          </table:table-cell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 &amp; &quot;],&quot; &amp; &quot;&quot;&quot;&quot; &amp;&quot;shape_name&quot;&amp;&quot;&quot;&quot;&quot; &amp; &quot;:&quot; &amp; &quot;&quot;&quot;&quot; &amp;[.G143] &amp; &quot;&quot;&quot;&quot; &amp; &quot;,&quot; &amp; &quot;&quot;&quot;&quot;&amp;[.O143]" table:style-name="ce5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14</text:p>
          </table:table-cell>
          <table:table-cell office:value-type="float" office:value="399" table:style-name="ce8">
            <text:p>399</text:p>
          </table:table-cell>
          <table:table-cell office:value-type="float" office:value="401" table:style-name="ce8">
            <text:p>401</text:p>
          </table:table-cell>
          <table:table-cell office:value-type="float" office:value="24.9" table:style-name="ce8">
            <text:p>24,9</text:p>
          </table:table-cell>
          <table:table-cell office:value-type="float" office:value="39.6" table:style-name="ce8">
            <text:p>39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14" table:formula="of:=[.A144]" table:style-name="ce5">
            <text:p>HD400/314</text:p>
          </table:table-cell>
          <table:table-cell office:value-type="string" table:style-name="ce5">
            <text:p>HD400x314</text:p>
          </table:table-cell>
          <table:table-cell office:value-type="string" office:string-value="hd400/314" table:formula="of:=LOWER([.H144])" table:style-name="ce5">
            <text:p>hd400/314</text:p>
          </table:table-cell>
          <table:table-cell office:value-type="string" office:string-value="hd400x314" table:formula="of:=LOWER([.I144])" table:style-name="ce5">
            <text:p>hd400x314</text:p>
          </table:table-cell>
          <table:table-cell table:number-columns-repeated="3" table:style-name="ce5"/>
          <table:table-cell office:value-type="string" office:string-value="synonyms&quot;:[&quot;HD400/314&quot;,&quot;HD400x314&quot;,&quot;hd400/314&quot;,&quot;hd400x314&quot;]}]}," table:formula="of:= &quot;synonyms&quot;&amp;&quot;&quot;&quot;&quot;&amp;&quot;:[&quot;&amp;&quot;&quot;&quot;&quot;&amp;[.H144]&amp;&quot;&quot;&quot;&quot;&amp;&quot;,&quot;&amp;&quot;&quot;&quot;&quot;&amp;[.I144]&amp;&quot;&quot;&quot;&quot;&amp;&quot;,&quot;&amp;&quot;&quot;&quot;&quot;&amp;[.J144]&amp;&quot;&quot;&quot;&quot;&amp;&quot;,&quot;&amp;&quot;&quot;&quot;&quot;&amp;[.K144]&amp;&quot;&quot;&quot;&quot;&amp;&quot;]}]},&quot;" table:style-name="ce10">
            <text:p>synonyms":["HD400/314","HD400x314","hd400/314","hd400x314"]}]},</text:p>
          </table:table-cell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 &amp; &quot;],&quot; &amp; &quot;&quot;&quot;&quot; &amp;&quot;shape_name&quot;&amp;&quot;&quot;&quot;&quot; &amp; &quot;:&quot; &amp; &quot;&quot;&quot;&quot; &amp;[.G144] &amp; &quot;&quot;&quot;&quot; &amp; &quot;,&quot; &amp; &quot;&quot;&quot;&quot;&amp;[.O144]" table:style-name="ce5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47</text:p>
          </table:table-cell>
          <table:table-cell office:value-type="float" office:value="407" table:style-name="ce8">
            <text:p>407</text:p>
          </table:table-cell>
          <table:table-cell office:value-type="float" office:value="404" table:style-name="ce8">
            <text:p>404</text:p>
          </table:table-cell>
          <table:table-cell office:value-type="float" office:value="27.2" table:style-name="ce8">
            <text:p>27,2</text:p>
          </table:table-cell>
          <table:table-cell office:value-type="float" office:value="43.7" table:style-name="ce8">
            <text:p>43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47" table:formula="of:=[.A145]" table:style-name="ce5">
            <text:p>HD400/347</text:p>
          </table:table-cell>
          <table:table-cell office:value-type="string" table:style-name="ce5">
            <text:p>HD400x347</text:p>
          </table:table-cell>
          <table:table-cell office:value-type="string" office:string-value="hd400/347" table:formula="of:=LOWER([.H145])" table:style-name="ce5">
            <text:p>hd400/347</text:p>
          </table:table-cell>
          <table:table-cell office:value-type="string" office:string-value="hd400x347" table:formula="of:=LOWER([.I145])" table:style-name="ce5">
            <text:p>hd400x347</text:p>
          </table:table-cell>
          <table:table-cell table:number-columns-repeated="3" table:style-name="ce5"/>
          <table:table-cell office:value-type="string" office:string-value="synonyms&quot;:[&quot;HD400/347&quot;,&quot;HD400x347&quot;,&quot;hd400/347&quot;,&quot;hd400x347&quot;]}]}," table:formula="of:= &quot;synonyms&quot;&amp;&quot;&quot;&quot;&quot;&amp;&quot;:[&quot;&amp;&quot;&quot;&quot;&quot;&amp;[.H145]&amp;&quot;&quot;&quot;&quot;&amp;&quot;,&quot;&amp;&quot;&quot;&quot;&quot;&amp;[.I145]&amp;&quot;&quot;&quot;&quot;&amp;&quot;,&quot;&amp;&quot;&quot;&quot;&quot;&amp;[.J145]&amp;&quot;&quot;&quot;&quot;&amp;&quot;,&quot;&amp;&quot;&quot;&quot;&quot;&amp;[.K145]&amp;&quot;&quot;&quot;&quot;&amp;&quot;]}]},&quot;" table:style-name="ce10">
            <text:p>synonyms":["HD400/347","HD400x347","hd400/347","hd400x347"]}]},</text:p>
          </table:table-cell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 &amp; &quot;],&quot; &amp; &quot;&quot;&quot;&quot; &amp;&quot;shape_name&quot;&amp;&quot;&quot;&quot;&quot; &amp; &quot;:&quot; &amp; &quot;&quot;&quot;&quot; &amp;[.G145] &amp; &quot;&quot;&quot;&quot; &amp; &quot;,&quot; &amp; &quot;&quot;&quot;&quot;&amp;[.O145]" table:style-name="ce5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82</text:p>
          </table:table-cell>
          <table:table-cell office:value-type="float" office:value="416" table:style-name="ce8">
            <text:p>416</text:p>
          </table:table-cell>
          <table:table-cell office:value-type="float" office:value="406" table:style-name="ce8">
            <text:p>406</text:p>
          </table:table-cell>
          <table:table-cell office:value-type="float" office:value="29.8" table:style-name="ce8">
            <text:p>29,8</text:p>
          </table:table-cell>
          <table:table-cell office:value-type="float" office:value="48" table:style-name="ce8">
            <text:p>4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82" table:formula="of:=[.A146]" table:style-name="ce5">
            <text:p>HD400/382</text:p>
          </table:table-cell>
          <table:table-cell office:value-type="string" table:style-name="ce5">
            <text:p>HD400x382</text:p>
          </table:table-cell>
          <table:table-cell office:value-type="string" office:string-value="hd400/382" table:formula="of:=LOWER([.H146])" table:style-name="ce5">
            <text:p>hd400/382</text:p>
          </table:table-cell>
          <table:table-cell office:value-type="string" office:string-value="hd400x382" table:formula="of:=LOWER([.I146])" table:style-name="ce5">
            <text:p>hd400x382</text:p>
          </table:table-cell>
          <table:table-cell table:number-columns-repeated="3" table:style-name="ce5"/>
          <table:table-cell office:value-type="string" office:string-value="synonyms&quot;:[&quot;HD400/382&quot;,&quot;HD400x382&quot;,&quot;hd400/382&quot;,&quot;hd400x382&quot;]}]}," table:formula="of:= &quot;synonyms&quot;&amp;&quot;&quot;&quot;&quot;&amp;&quot;:[&quot;&amp;&quot;&quot;&quot;&quot;&amp;[.H146]&amp;&quot;&quot;&quot;&quot;&amp;&quot;,&quot;&amp;&quot;&quot;&quot;&quot;&amp;[.I146]&amp;&quot;&quot;&quot;&quot;&amp;&quot;,&quot;&amp;&quot;&quot;&quot;&quot;&amp;[.J146]&amp;&quot;&quot;&quot;&quot;&amp;&quot;,&quot;&amp;&quot;&quot;&quot;&quot;&amp;[.K146]&amp;&quot;&quot;&quot;&quot;&amp;&quot;]}]},&quot;" table:style-name="ce10">
            <text:p>synonyms":["HD400/382","HD400x382","hd400/382","hd400x382"]}]},</text:p>
          </table:table-cell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 &amp; &quot;],&quot; &amp; &quot;&quot;&quot;&quot; &amp;&quot;shape_name&quot;&amp;&quot;&quot;&quot;&quot; &amp; &quot;:&quot; &amp; &quot;&quot;&quot;&quot; &amp;[.G146] &amp; &quot;&quot;&quot;&quot; &amp; &quot;,&quot; &amp; &quot;&quot;&quot;&quot;&amp;[.O146]" table:style-name="ce5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21</text:p>
          </table:table-cell>
          <table:table-cell office:value-type="float" office:value="425" table:style-name="ce8">
            <text:p>425</text:p>
          </table:table-cell>
          <table:table-cell office:value-type="float" office:value="409" table:style-name="ce8">
            <text:p>409</text:p>
          </table:table-cell>
          <table:table-cell office:value-type="float" office:value="32.799999999999997" table:style-name="ce8">
            <text:p>32,8</text:p>
          </table:table-cell>
          <table:table-cell office:value-type="float" office:value="52.6" table:style-name="ce8">
            <text:p>52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21" table:formula="of:=[.A147]" table:style-name="ce5">
            <text:p>HD400/421</text:p>
          </table:table-cell>
          <table:table-cell office:value-type="string" table:style-name="ce5">
            <text:p>HD400x421</text:p>
          </table:table-cell>
          <table:table-cell office:value-type="string" office:string-value="hd400/421" table:formula="of:=LOWER([.H147])" table:style-name="ce5">
            <text:p>hd400/421</text:p>
          </table:table-cell>
          <table:table-cell office:value-type="string" office:string-value="hd400x421" table:formula="of:=LOWER([.I147])" table:style-name="ce5">
            <text:p>hd400x421</text:p>
          </table:table-cell>
          <table:table-cell table:number-columns-repeated="3" table:style-name="ce5"/>
          <table:table-cell office:value-type="string" office:string-value="synonyms&quot;:[&quot;HD400/421&quot;,&quot;HD400x421&quot;,&quot;hd400/421&quot;,&quot;hd400x421&quot;]}]}," table:formula="of:= &quot;synonyms&quot;&amp;&quot;&quot;&quot;&quot;&amp;&quot;:[&quot;&amp;&quot;&quot;&quot;&quot;&amp;[.H147]&amp;&quot;&quot;&quot;&quot;&amp;&quot;,&quot;&amp;&quot;&quot;&quot;&quot;&amp;[.I147]&amp;&quot;&quot;&quot;&quot;&amp;&quot;,&quot;&amp;&quot;&quot;&quot;&quot;&amp;[.J147]&amp;&quot;&quot;&quot;&quot;&amp;&quot;,&quot;&amp;&quot;&quot;&quot;&quot;&amp;[.K147]&amp;&quot;&quot;&quot;&quot;&amp;&quot;]}]},&quot;" table:style-name="ce10">
            <text:p>synonyms":["HD400/421","HD400x421","hd400/421","hd400x421"]}]},</text:p>
          </table:table-cell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 &amp; &quot;],&quot; &amp; &quot;&quot;&quot;&quot; &amp;&quot;shape_name&quot;&amp;&quot;&quot;&quot;&quot; &amp; &quot;:&quot; &amp; &quot;&quot;&quot;&quot; &amp;[.G147] &amp; &quot;&quot;&quot;&quot; &amp; &quot;,&quot; &amp; &quot;&quot;&quot;&quot;&amp;[.O147]" table:style-name="ce5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63</text:p>
          </table:table-cell>
          <table:table-cell office:value-type="float" office:value="435" table:style-name="ce8">
            <text:p>435</text:p>
          </table:table-cell>
          <table:table-cell office:value-type="float" office:value="412" table:style-name="ce8">
            <text:p>412</text:p>
          </table:table-cell>
          <table:table-cell office:value-type="float" office:value="35.799999999999997" table:style-name="ce8">
            <text:p>35,8</text:p>
          </table:table-cell>
          <table:table-cell office:value-type="float" office:value="57.4" table:style-name="ce8">
            <text:p>57,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63" table:formula="of:=[.A148]" table:style-name="ce5">
            <text:p>HD400/463</text:p>
          </table:table-cell>
          <table:table-cell office:value-type="string" table:style-name="ce5">
            <text:p>HD400x463</text:p>
          </table:table-cell>
          <table:table-cell office:value-type="string" office:string-value="hd400/463" table:formula="of:=LOWER([.H148])" table:style-name="ce5">
            <text:p>hd400/463</text:p>
          </table:table-cell>
          <table:table-cell office:value-type="string" office:string-value="hd400x463" table:formula="of:=LOWER([.I148])" table:style-name="ce5">
            <text:p>hd400x463</text:p>
          </table:table-cell>
          <table:table-cell table:number-columns-repeated="3" table:style-name="ce5"/>
          <table:table-cell office:value-type="string" office:string-value="synonyms&quot;:[&quot;HD400/463&quot;,&quot;HD400x463&quot;,&quot;hd400/463&quot;,&quot;hd400x463&quot;]}]}," table:formula="of:= &quot;synonyms&quot;&amp;&quot;&quot;&quot;&quot;&amp;&quot;:[&quot;&amp;&quot;&quot;&quot;&quot;&amp;[.H148]&amp;&quot;&quot;&quot;&quot;&amp;&quot;,&quot;&amp;&quot;&quot;&quot;&quot;&amp;[.I148]&amp;&quot;&quot;&quot;&quot;&amp;&quot;,&quot;&amp;&quot;&quot;&quot;&quot;&amp;[.J148]&amp;&quot;&quot;&quot;&quot;&amp;&quot;,&quot;&amp;&quot;&quot;&quot;&quot;&amp;[.K148]&amp;&quot;&quot;&quot;&quot;&amp;&quot;]}]},&quot;" table:style-name="ce10">
            <text:p>synonyms":["HD400/463","HD400x463","hd400/463","hd400x463"]}]},</text:p>
          </table:table-cell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 &amp; &quot;],&quot; &amp; &quot;&quot;&quot;&quot; &amp;&quot;shape_name&quot;&amp;&quot;&quot;&quot;&quot; &amp; &quot;:&quot; &amp; &quot;&quot;&quot;&quot; &amp;[.G148] &amp; &quot;&quot;&quot;&quot; &amp; &quot;,&quot; &amp; &quot;&quot;&quot;&quot;&amp;[.O148]" table:style-name="ce5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09</text:p>
          </table:table-cell>
          <table:table-cell office:value-type="float" office:value="446" table:style-name="ce8">
            <text:p>446</text:p>
          </table:table-cell>
          <table:table-cell office:value-type="float" office:value="416" table:style-name="ce8">
            <text:p>416</text:p>
          </table:table-cell>
          <table:table-cell office:value-type="float" office:value="39.1" table:style-name="ce8">
            <text:p>39,1</text:p>
          </table:table-cell>
          <table:table-cell office:value-type="float" office:value="62.7" table:style-name="ce8">
            <text:p>62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09" table:formula="of:=[.A149]" table:style-name="ce5">
            <text:p>HD400/509</text:p>
          </table:table-cell>
          <table:table-cell office:value-type="string" table:style-name="ce5">
            <text:p>HD400x509</text:p>
          </table:table-cell>
          <table:table-cell office:value-type="string" office:string-value="hd400/509" table:formula="of:=LOWER([.H149])" table:style-name="ce5">
            <text:p>hd400/509</text:p>
          </table:table-cell>
          <table:table-cell office:value-type="string" office:string-value="hd400x509" table:formula="of:=LOWER([.I149])" table:style-name="ce5">
            <text:p>hd400x509</text:p>
          </table:table-cell>
          <table:table-cell table:number-columns-repeated="3" table:style-name="ce5"/>
          <table:table-cell office:value-type="string" office:string-value="synonyms&quot;:[&quot;HD400/509&quot;,&quot;HD400x509&quot;,&quot;hd400/509&quot;,&quot;hd400x509&quot;]}]}," table:formula="of:= &quot;synonyms&quot;&amp;&quot;&quot;&quot;&quot;&amp;&quot;:[&quot;&amp;&quot;&quot;&quot;&quot;&amp;[.H149]&amp;&quot;&quot;&quot;&quot;&amp;&quot;,&quot;&amp;&quot;&quot;&quot;&quot;&amp;[.I149]&amp;&quot;&quot;&quot;&quot;&amp;&quot;,&quot;&amp;&quot;&quot;&quot;&quot;&amp;[.J149]&amp;&quot;&quot;&quot;&quot;&amp;&quot;,&quot;&amp;&quot;&quot;&quot;&quot;&amp;[.K149]&amp;&quot;&quot;&quot;&quot;&amp;&quot;]}]},&quot;" table:style-name="ce10">
            <text:p>synonyms":["HD400/509","HD400x509","hd400/509","hd400x509"]}]},</text:p>
          </table:table-cell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 &amp; &quot;],&quot; &amp; &quot;&quot;&quot;&quot; &amp;&quot;shape_name&quot;&amp;&quot;&quot;&quot;&quot; &amp; &quot;:&quot; &amp; &quot;&quot;&quot;&quot; &amp;[.G149] &amp; &quot;&quot;&quot;&quot; &amp; &quot;,&quot; &amp; &quot;&quot;&quot;&quot;&amp;[.O149]" table:style-name="ce5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51</text:p>
          </table:table-cell>
          <table:table-cell office:value-type="float" office:value="455" table:style-name="ce8">
            <text:p>455</text:p>
          </table:table-cell>
          <table:table-cell office:value-type="float" office:value="418" table:style-name="ce8">
            <text:p>418</text:p>
          </table:table-cell>
          <table:table-cell office:value-type="string" table:style-name="ce8">
            <text:p>42.0</text:p>
          </table:table-cell>
          <table:table-cell office:value-type="float" office:value="67.599999999999994" table:style-name="ce8">
            <text:p>67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51" table:formula="of:=[.A150]" table:style-name="ce5">
            <text:p>HD400/551</text:p>
          </table:table-cell>
          <table:table-cell office:value-type="string" table:style-name="ce5">
            <text:p>HD400x551</text:p>
          </table:table-cell>
          <table:table-cell office:value-type="string" office:string-value="hd400/551" table:formula="of:=LOWER([.H150])" table:style-name="ce5">
            <text:p>hd400/551</text:p>
          </table:table-cell>
          <table:table-cell office:value-type="string" office:string-value="hd400x551" table:formula="of:=LOWER([.I150])" table:style-name="ce5">
            <text:p>hd400x551</text:p>
          </table:table-cell>
          <table:table-cell table:number-columns-repeated="3" table:style-name="ce5"/>
          <table:table-cell office:value-type="string" office:string-value="synonyms&quot;:[&quot;HD400/551&quot;,&quot;HD400x551&quot;,&quot;hd400/551&quot;,&quot;hd400x551&quot;]}]}," table:formula="of:= &quot;synonyms&quot;&amp;&quot;&quot;&quot;&quot;&amp;&quot;:[&quot;&amp;&quot;&quot;&quot;&quot;&amp;[.H150]&amp;&quot;&quot;&quot;&quot;&amp;&quot;,&quot;&amp;&quot;&quot;&quot;&quot;&amp;[.I150]&amp;&quot;&quot;&quot;&quot;&amp;&quot;,&quot;&amp;&quot;&quot;&quot;&quot;&amp;[.J150]&amp;&quot;&quot;&quot;&quot;&amp;&quot;,&quot;&amp;&quot;&quot;&quot;&quot;&amp;[.K150]&amp;&quot;&quot;&quot;&quot;&amp;&quot;]}]},&quot;" table:style-name="ce10">
            <text:p>synonyms":["HD400/551","HD400x551","hd400/551","hd400x551"]}]},</text:p>
          </table:table-cell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 &amp; &quot;],&quot; &amp; &quot;&quot;&quot;&quot; &amp;&quot;shape_name&quot;&amp;&quot;&quot;&quot;&quot; &amp; &quot;:&quot; &amp; &quot;&quot;&quot;&quot; &amp;[.G150] &amp; &quot;&quot;&quot;&quot; &amp; &quot;,&quot; &amp; &quot;&quot;&quot;&quot;&amp;[.O150]" table:style-name="ce5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92</text:p>
          </table:table-cell>
          <table:table-cell office:value-type="float" office:value="465" table:style-name="ce8">
            <text:p>465</text:p>
          </table:table-cell>
          <table:table-cell office:value-type="float" office:value="421" table:style-name="ce8">
            <text:p>421</text:p>
          </table:table-cell>
          <table:table-cell office:value-type="string" table:style-name="ce8">
            <text:p>45.0</text:p>
          </table:table-cell>
          <table:table-cell office:value-type="float" office:value="72.3" table:style-name="ce8">
            <text:p>72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92" table:formula="of:=[.A151]" table:style-name="ce5">
            <text:p>HD400/592</text:p>
          </table:table-cell>
          <table:table-cell office:value-type="string" table:style-name="ce5">
            <text:p>HD400x592</text:p>
          </table:table-cell>
          <table:table-cell office:value-type="string" office:string-value="hd400/592" table:formula="of:=LOWER([.H151])" table:style-name="ce5">
            <text:p>hd400/592</text:p>
          </table:table-cell>
          <table:table-cell office:value-type="string" office:string-value="hd400x592" table:formula="of:=LOWER([.I151])" table:style-name="ce5">
            <text:p>hd400x592</text:p>
          </table:table-cell>
          <table:table-cell table:number-columns-repeated="3" table:style-name="ce5"/>
          <table:table-cell office:value-type="string" office:string-value="synonyms&quot;:[&quot;HD400/592&quot;,&quot;HD400x592&quot;,&quot;hd400/592&quot;,&quot;hd400x592&quot;]}]}," table:formula="of:= &quot;synonyms&quot;&amp;&quot;&quot;&quot;&quot;&amp;&quot;:[&quot;&amp;&quot;&quot;&quot;&quot;&amp;[.H151]&amp;&quot;&quot;&quot;&quot;&amp;&quot;,&quot;&amp;&quot;&quot;&quot;&quot;&amp;[.I151]&amp;&quot;&quot;&quot;&quot;&amp;&quot;,&quot;&amp;&quot;&quot;&quot;&quot;&amp;[.J151]&amp;&quot;&quot;&quot;&quot;&amp;&quot;,&quot;&amp;&quot;&quot;&quot;&quot;&amp;[.K151]&amp;&quot;&quot;&quot;&quot;&amp;&quot;]}]},&quot;" table:style-name="ce10">
            <text:p>synonyms":["HD400/592","HD400x592","hd400/592","hd400x592"]}]},</text:p>
          </table:table-cell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 &amp; &quot;],&quot; &amp; &quot;&quot;&quot;&quot; &amp;&quot;shape_name&quot;&amp;&quot;&quot;&quot;&quot; &amp; &quot;:&quot; &amp; &quot;&quot;&quot;&quot; &amp;[.G151] &amp; &quot;&quot;&quot;&quot; &amp; &quot;,&quot; &amp; &quot;&quot;&quot;&quot;&amp;[.O151]" table:style-name="ce5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34</text:p>
          </table:table-cell>
          <table:table-cell office:value-type="float" office:value="474" table:style-name="ce8">
            <text:p>474</text:p>
          </table:table-cell>
          <table:table-cell office:value-type="float" office:value="424" table:style-name="ce8">
            <text:p>424</text:p>
          </table:table-cell>
          <table:table-cell office:value-type="float" office:value="47.6" table:style-name="ce8">
            <text:p>47,6</text:p>
          </table:table-cell>
          <table:table-cell office:value-type="string" table:style-name="ce8">
            <text:p>77.1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34" table:formula="of:=[.A152]" table:style-name="ce5">
            <text:p>HD400/634</text:p>
          </table:table-cell>
          <table:table-cell office:value-type="string" table:style-name="ce5">
            <text:p>HD400x634</text:p>
          </table:table-cell>
          <table:table-cell office:value-type="string" office:string-value="hd400/634" table:formula="of:=LOWER([.H152])" table:style-name="ce5">
            <text:p>hd400/634</text:p>
          </table:table-cell>
          <table:table-cell office:value-type="string" office:string-value="hd400x634" table:formula="of:=LOWER([.I152])" table:style-name="ce5">
            <text:p>hd400x634</text:p>
          </table:table-cell>
          <table:table-cell table:number-columns-repeated="3" table:style-name="ce5"/>
          <table:table-cell office:value-type="string" office:string-value="synonyms&quot;:[&quot;HD400/634&quot;,&quot;HD400x634&quot;,&quot;hd400/634&quot;,&quot;hd400x634&quot;]}]}," table:formula="of:= &quot;synonyms&quot;&amp;&quot;&quot;&quot;&quot;&amp;&quot;:[&quot;&amp;&quot;&quot;&quot;&quot;&amp;[.H152]&amp;&quot;&quot;&quot;&quot;&amp;&quot;,&quot;&amp;&quot;&quot;&quot;&quot;&amp;[.I152]&amp;&quot;&quot;&quot;&quot;&amp;&quot;,&quot;&amp;&quot;&quot;&quot;&quot;&amp;[.J152]&amp;&quot;&quot;&quot;&quot;&amp;&quot;,&quot;&amp;&quot;&quot;&quot;&quot;&amp;[.K152]&amp;&quot;&quot;&quot;&quot;&amp;&quot;]}]},&quot;" table:style-name="ce10">
            <text:p>synonyms":["HD400/634","HD400x634","hd400/634","hd400x634"]}]},</text:p>
          </table:table-cell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 &amp; &quot;],&quot; &amp; &quot;&quot;&quot;&quot; &amp;&quot;shape_name&quot;&amp;&quot;&quot;&quot;&quot; &amp; &quot;:&quot; &amp; &quot;&quot;&quot;&quot; &amp;[.G152] &amp; &quot;&quot;&quot;&quot; &amp; &quot;,&quot; &amp; &quot;&quot;&quot;&quot;&amp;[.O152]" table:style-name="ce5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77</text:p>
          </table:table-cell>
          <table:table-cell office:value-type="float" office:value="483" table:style-name="ce8">
            <text:p>483</text:p>
          </table:table-cell>
          <table:table-cell office:value-type="float" office:value="428" table:style-name="ce8">
            <text:p>428</text:p>
          </table:table-cell>
          <table:table-cell office:value-type="float" office:value="512" table:style-name="ce8">
            <text:p>512</text:p>
          </table:table-cell>
          <table:table-cell office:value-type="float" office:value="81.5" table:style-name="ce8">
            <text:p>81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77" table:formula="of:=[.A153]" table:style-name="ce5">
            <text:p>HD400/677</text:p>
          </table:table-cell>
          <table:table-cell office:value-type="string" table:style-name="ce5">
            <text:p>HD400x677</text:p>
          </table:table-cell>
          <table:table-cell office:value-type="string" office:string-value="hd400/677" table:formula="of:=LOWER([.H153])" table:style-name="ce5">
            <text:p>hd400/677</text:p>
          </table:table-cell>
          <table:table-cell office:value-type="string" office:string-value="hd400x677" table:formula="of:=LOWER([.I153])" table:style-name="ce5">
            <text:p>hd400x677</text:p>
          </table:table-cell>
          <table:table-cell table:number-columns-repeated="3" table:style-name="ce5"/>
          <table:table-cell office:value-type="string" office:string-value="synonyms&quot;:[&quot;HD400/677&quot;,&quot;HD400x677&quot;,&quot;hd400/677&quot;,&quot;hd400x677&quot;]}]}," table:formula="of:= &quot;synonyms&quot;&amp;&quot;&quot;&quot;&quot;&amp;&quot;:[&quot;&amp;&quot;&quot;&quot;&quot;&amp;[.H153]&amp;&quot;&quot;&quot;&quot;&amp;&quot;,&quot;&amp;&quot;&quot;&quot;&quot;&amp;[.I153]&amp;&quot;&quot;&quot;&quot;&amp;&quot;,&quot;&amp;&quot;&quot;&quot;&quot;&amp;[.J153]&amp;&quot;&quot;&quot;&quot;&amp;&quot;,&quot;&amp;&quot;&quot;&quot;&quot;&amp;[.K153]&amp;&quot;&quot;&quot;&quot;&amp;&quot;]}]},&quot;" table:style-name="ce10">
            <text:p>synonyms":["HD400/677","HD400x677","hd400/677","hd400x677"]}]},</text:p>
          </table:table-cell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 &amp; &quot;],&quot; &amp; &quot;&quot;&quot;&quot; &amp;&quot;shape_name&quot;&amp;&quot;&quot;&quot;&quot; &amp; &quot;:&quot; &amp; &quot;&quot;&quot;&quot; &amp;[.G153] &amp; &quot;&quot;&quot;&quot; &amp; &quot;,&quot; &amp; &quot;&quot;&quot;&quot;&amp;[.O153]" table:style-name="ce5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744</text:p>
          </table:table-cell>
          <table:table-cell office:value-type="float" office:value="498" table:style-name="ce8">
            <text:p>498</text:p>
          </table:table-cell>
          <table:table-cell office:value-type="float" office:value="432" table:style-name="ce8">
            <text:p>432</text:p>
          </table:table-cell>
          <table:table-cell office:value-type="float" office:value="55.6" table:style-name="ce8">
            <text:p>55,6</text:p>
          </table:table-cell>
          <table:table-cell office:value-type="string" table:style-name="ce8">
            <text:p>88.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744" table:formula="of:=[.A154]" table:style-name="ce5">
            <text:p>HD400/744</text:p>
          </table:table-cell>
          <table:table-cell office:value-type="string" table:style-name="ce5">
            <text:p>HD400x744</text:p>
          </table:table-cell>
          <table:table-cell office:value-type="string" office:string-value="hd400/744" table:formula="of:=LOWER([.H154])" table:style-name="ce5">
            <text:p>hd400/744</text:p>
          </table:table-cell>
          <table:table-cell office:value-type="string" office:string-value="hd400x744" table:formula="of:=LOWER([.I154])" table:style-name="ce5">
            <text:p>hd400x744</text:p>
          </table:table-cell>
          <table:table-cell table:number-columns-repeated="3" table:style-name="ce5"/>
          <table:table-cell office:value-type="string" office:string-value="synonyms&quot;:[&quot;HD400/744&quot;,&quot;HD400x744&quot;,&quot;hd400/744&quot;,&quot;hd400x744&quot;]}]}," table:formula="of:= &quot;synonyms&quot;&amp;&quot;&quot;&quot;&quot;&amp;&quot;:[&quot;&amp;&quot;&quot;&quot;&quot;&amp;[.H154]&amp;&quot;&quot;&quot;&quot;&amp;&quot;,&quot;&amp;&quot;&quot;&quot;&quot;&amp;[.I154]&amp;&quot;&quot;&quot;&quot;&amp;&quot;,&quot;&amp;&quot;&quot;&quot;&quot;&amp;[.J154]&amp;&quot;&quot;&quot;&quot;&amp;&quot;,&quot;&amp;&quot;&quot;&quot;&quot;&amp;[.K154]&amp;&quot;&quot;&quot;&quot;&amp;&quot;]}]},&quot;" table:style-name="ce10">
            <text:p>synonyms":["HD400/744","HD400x744","hd400/744","hd400x744"]}]},</text:p>
          </table:table-cell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 &amp; &quot;],&quot; &amp; &quot;&quot;&quot;&quot; &amp;&quot;shape_name&quot;&amp;&quot;&quot;&quot;&quot; &amp; &quot;:&quot; &amp; &quot;&quot;&quot;&quot; &amp;[.G154] &amp; &quot;&quot;&quot;&quot; &amp; &quot;,&quot; &amp; &quot;&quot;&quot;&quot;&amp;[.O154]" table:style-name="ce5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818</text:p>
          </table:table-cell>
          <table:table-cell office:value-type="float" office:value="514" table:style-name="ce8">
            <text:p>514</text:p>
          </table:table-cell>
          <table:table-cell office:value-type="float" office:value="437" table:style-name="ce8">
            <text:p>437</text:p>
          </table:table-cell>
          <table:table-cell office:value-type="float" office:value="60.5" table:style-name="ce8">
            <text:p>60,5</text:p>
          </table:table-cell>
          <table:table-cell office:value-type="float" office:value="97" table:style-name="ce8">
            <text:p>9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818" table:formula="of:=[.A155]" table:style-name="ce5">
            <text:p>HD400/818</text:p>
          </table:table-cell>
          <table:table-cell office:value-type="string" table:style-name="ce5">
            <text:p>HD400x818</text:p>
          </table:table-cell>
          <table:table-cell office:value-type="string" office:string-value="hd400/818" table:formula="of:=LOWER([.H155])" table:style-name="ce5">
            <text:p>hd400/818</text:p>
          </table:table-cell>
          <table:table-cell office:value-type="string" office:string-value="hd400x818" table:formula="of:=LOWER([.I155])" table:style-name="ce5">
            <text:p>hd400x818</text:p>
          </table:table-cell>
          <table:table-cell table:number-columns-repeated="3" table:style-name="ce5"/>
          <table:table-cell office:value-type="string" office:string-value="synonyms&quot;:[&quot;HD400/818&quot;,&quot;HD400x818&quot;,&quot;hd400/818&quot;,&quot;hd400x818&quot;]}]}," table:formula="of:= &quot;synonyms&quot;&amp;&quot;&quot;&quot;&quot;&amp;&quot;:[&quot;&amp;&quot;&quot;&quot;&quot;&amp;[.H155]&amp;&quot;&quot;&quot;&quot;&amp;&quot;,&quot;&amp;&quot;&quot;&quot;&quot;&amp;[.I155]&amp;&quot;&quot;&quot;&quot;&amp;&quot;,&quot;&amp;&quot;&quot;&quot;&quot;&amp;[.J155]&amp;&quot;&quot;&quot;&quot;&amp;&quot;,&quot;&amp;&quot;&quot;&quot;&quot;&amp;[.K155]&amp;&quot;&quot;&quot;&quot;&amp;&quot;]}]},&quot;" table:style-name="ce10">
            <text:p>synonyms":["HD400/818","HD400x818","hd400/818","hd400x818"]}]},</text:p>
          </table:table-cell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 &amp; &quot;],&quot; &amp; &quot;&quot;&quot;&quot; &amp;&quot;shape_name&quot;&amp;&quot;&quot;&quot;&quot; &amp; &quot;:&quot; &amp; &quot;&quot;&quot;&quot; &amp;[.G155] &amp; &quot;&quot;&quot;&quot; &amp; &quot;,&quot; &amp; &quot;&quot;&quot;&quot;&amp;[.O155]" table:style-name="ce5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00</text:p>
          </table:table-cell>
          <table:table-cell office:value-type="float" office:value="531" table:style-name="ce8">
            <text:p>531</text:p>
          </table:table-cell>
          <table:table-cell office:value-type="float" office:value="442" table:style-name="ce8">
            <text:p>442</text:p>
          </table:table-cell>
          <table:table-cell office:value-type="float" office:value="65.900000000000006" table:style-name="ce8">
            <text:p>65,9</text:p>
          </table:table-cell>
          <table:table-cell office:value-type="float" office:value="106" table:style-name="ce8">
            <text:p>10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00" table:formula="of:=[.A156]" table:style-name="ce5">
            <text:p>HD400/900</text:p>
          </table:table-cell>
          <table:table-cell office:value-type="string" table:style-name="ce5">
            <text:p>HD400x900</text:p>
          </table:table-cell>
          <table:table-cell office:value-type="string" office:string-value="hd400/900" table:formula="of:=LOWER([.H156])" table:style-name="ce5">
            <text:p>hd400/900</text:p>
          </table:table-cell>
          <table:table-cell office:value-type="string" office:string-value="hd400x900" table:formula="of:=LOWER([.I156])" table:style-name="ce5">
            <text:p>hd400x900</text:p>
          </table:table-cell>
          <table:table-cell table:number-columns-repeated="3" table:style-name="ce5"/>
          <table:table-cell office:value-type="string" office:string-value="synonyms&quot;:[&quot;HD400/900&quot;,&quot;HD400x900&quot;,&quot;hd400/900&quot;,&quot;hd400x900&quot;]}]}," table:formula="of:= &quot;synonyms&quot;&amp;&quot;&quot;&quot;&quot;&amp;&quot;:[&quot;&amp;&quot;&quot;&quot;&quot;&amp;[.H156]&amp;&quot;&quot;&quot;&quot;&amp;&quot;,&quot;&amp;&quot;&quot;&quot;&quot;&amp;[.I156]&amp;&quot;&quot;&quot;&quot;&amp;&quot;,&quot;&amp;&quot;&quot;&quot;&quot;&amp;[.J156]&amp;&quot;&quot;&quot;&quot;&amp;&quot;,&quot;&amp;&quot;&quot;&quot;&quot;&amp;[.K156]&amp;&quot;&quot;&quot;&quot;&amp;&quot;]}]},&quot;" table:style-name="ce10">
            <text:p>synonyms":["HD400/900","HD400x900","hd400/900","hd400x900"]}]},</text:p>
          </table:table-cell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 &amp; &quot;],&quot; &amp; &quot;&quot;&quot;&quot; &amp;&quot;shape_name&quot;&amp;&quot;&quot;&quot;&quot; &amp; &quot;:&quot; &amp; &quot;&quot;&quot;&quot; &amp;[.G156] &amp; &quot;&quot;&quot;&quot; &amp; &quot;,&quot; &amp; &quot;&quot;&quot;&quot;&amp;[.O156]" table:style-name="ce5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90</text:p>
          </table:table-cell>
          <table:table-cell office:value-type="float" office:value="550" table:style-name="ce8">
            <text:p>550</text:p>
          </table:table-cell>
          <table:table-cell office:value-type="float" office:value="448" table:style-name="ce8">
            <text:p>448</text:p>
          </table:table-cell>
          <table:table-cell office:value-type="string" table:style-name="ce8">
            <text:p>71.9</text:p>
          </table:table-cell>
          <table:table-cell office:value-type="float" office:value="115" table:style-name="ce8">
            <text:p>11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90" table:formula="of:=[.A157]" table:style-name="ce5">
            <text:p>HD400/990</text:p>
          </table:table-cell>
          <table:table-cell office:value-type="string" table:style-name="ce5">
            <text:p>HD400x990</text:p>
          </table:table-cell>
          <table:table-cell office:value-type="string" office:string-value="hd400/990" table:formula="of:=LOWER([.H157])" table:style-name="ce5">
            <text:p>hd400/990</text:p>
          </table:table-cell>
          <table:table-cell office:value-type="string" office:string-value="hd400x990" table:formula="of:=LOWER([.I157])" table:style-name="ce5">
            <text:p>hd400x990</text:p>
          </table:table-cell>
          <table:table-cell table:number-columns-repeated="3" table:style-name="ce5"/>
          <table:table-cell office:value-type="string" office:string-value="synonyms&quot;:[&quot;HD400/990&quot;,&quot;HD400x990&quot;,&quot;hd400/990&quot;,&quot;hd400x990&quot;]}]}," table:formula="of:= &quot;synonyms&quot;&amp;&quot;&quot;&quot;&quot;&amp;&quot;:[&quot;&amp;&quot;&quot;&quot;&quot;&amp;[.H157]&amp;&quot;&quot;&quot;&quot;&amp;&quot;,&quot;&amp;&quot;&quot;&quot;&quot;&amp;[.I157]&amp;&quot;&quot;&quot;&quot;&amp;&quot;,&quot;&amp;&quot;&quot;&quot;&quot;&amp;[.J157]&amp;&quot;&quot;&quot;&quot;&amp;&quot;,&quot;&amp;&quot;&quot;&quot;&quot;&amp;[.K157]&amp;&quot;&quot;&quot;&quot;&amp;&quot;]}]},&quot;" table:style-name="ce10">
            <text:p>synonyms":["HD400/990","HD400x990","hd400/990","hd400x990"]}]},</text:p>
          </table:table-cell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 &amp; &quot;],&quot; &amp; &quot;&quot;&quot;&quot; &amp;&quot;shape_name&quot;&amp;&quot;&quot;&quot;&quot; &amp; &quot;:&quot; &amp; &quot;&quot;&quot;&quot; &amp;[.G157] &amp; &quot;&quot;&quot;&quot; &amp; &quot;,&quot; &amp; &quot;&quot;&quot;&quot;&amp;[.O157]" table:style-name="ce5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086</text:p>
          </table:table-cell>
          <table:table-cell office:value-type="float" office:value="569" table:style-name="ce8">
            <text:p>569</text:p>
          </table:table-cell>
          <table:table-cell office:value-type="float" office:value="454" table:style-name="ce8">
            <text:p>454</text:p>
          </table:table-cell>
          <table:table-cell office:value-type="float" office:value="78" table:style-name="ce8">
            <text:p>78</text:p>
          </table:table-cell>
          <table:table-cell office:value-type="float" office:value="125" table:style-name="ce8">
            <text:p>12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086" table:formula="of:=[.A158]" table:style-name="ce5">
            <text:p>HD400/1086</text:p>
          </table:table-cell>
          <table:table-cell office:value-type="string" table:style-name="ce5">
            <text:p>HD400x1086</text:p>
          </table:table-cell>
          <table:table-cell office:value-type="string" office:string-value="hd400/1086" table:formula="of:=LOWER([.H158])" table:style-name="ce5">
            <text:p>hd400/1086</text:p>
          </table:table-cell>
          <table:table-cell office:value-type="string" office:string-value="hd400x1086" table:formula="of:=LOWER([.I158])" table:style-name="ce5">
            <text:p>hd400x1086</text:p>
          </table:table-cell>
          <table:table-cell table:number-columns-repeated="3" table:style-name="ce5"/>
          <table:table-cell office:value-type="string" office:string-value="synonyms&quot;:[&quot;HD400/1086&quot;,&quot;HD400x1086&quot;,&quot;hd400/1086&quot;,&quot;hd400x1086&quot;]}]}," table:formula="of:= &quot;synonyms&quot;&amp;&quot;&quot;&quot;&quot;&amp;&quot;:[&quot;&amp;&quot;&quot;&quot;&quot;&amp;[.H158]&amp;&quot;&quot;&quot;&quot;&amp;&quot;,&quot;&amp;&quot;&quot;&quot;&quot;&amp;[.I158]&amp;&quot;&quot;&quot;&quot;&amp;&quot;,&quot;&amp;&quot;&quot;&quot;&quot;&amp;[.J158]&amp;&quot;&quot;&quot;&quot;&amp;&quot;,&quot;&amp;&quot;&quot;&quot;&quot;&amp;[.K158]&amp;&quot;&quot;&quot;&quot;&amp;&quot;]}]},&quot;" table:style-name="ce10">
            <text:p>synonyms":["HD400/1086","HD400x1086","hd400/1086","hd400x1086"]}]},</text:p>
          </table:table-cell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 &amp; &quot;],&quot; &amp; &quot;&quot;&quot;&quot; &amp;&quot;shape_name&quot;&amp;&quot;&quot;&quot;&quot; &amp; &quot;:&quot; &amp; &quot;&quot;&quot;&quot; &amp;[.G158] &amp; &quot;&quot;&quot;&quot; &amp; &quot;,&quot; &amp; &quot;&quot;&quot;&quot;&amp;[.O158]" table:style-name="ce5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68"/>
        </table:table-row>
        <table:table-row table:number-rows-repeated="1048418" table:style-name="ro2">
          <table:table-cell table:number-columns-repeated="16384"/>
        </table:table-row>
      </table:table>
      <table:table table:name="C-channel_sloped_flange" table:style-name="ta2"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0" table:number-columns-repeated="3" table:default-cell-style-name="ce13"/>
        <table:table-column table:style-name="co10" table:number-columns-repeated="2" table:default-cell-style-name="ce11"/>
        <table:table-column table:style-name="co10" table:default-cell-style-name="ce13"/>
        <table:table-column table:style-name="co13" table:default-cell-style-name="ce13"/>
        <table:table-column table:style-name="co10" table:number-columns-repeated="16366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1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3"/>
          <table:table-cell table:number-columns-repeated="4" table:style-name="ce11"/>
          <table:table-cell office:value-type="string" table:style-name="ce14">
            <text:p>JSONString</text:p>
          </table:table-cell>
          <table:table-cell table:number-columns-repeated="16365" table:style-name="ce1"/>
        </table:table-row>
        <table:table-row table:style-name="ro3">
          <table:table-cell table:style-name="ce1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12">
            <text:p>centroid horizontal</text:p>
          </table:table-cell>
          <table:table-cell table:number-columns-repeated="3" table:style-name="ce3"/>
          <table:table-cell table:style-name="ce13"/>
          <table:table-cell table:number-columns-repeated="5" table:style-name="ce11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Percentage]</text:p>
          </table:table-cell>
          <table:table-cell office:value-type="string" table:style-name="ce13">
            <text:p>[mm]</text:p>
          </table:table-cell>
          <table:table-cell table:number-columns-repeated="4" table:style-name="ce13"/>
          <table:table-cell table:number-columns-repeated="3" table:style-name="ce11"/>
          <table:table-cell table:style-name="ce10"/>
          <table:table-cell table:style-name="ce11"/>
          <table:table-cell table:number-columns-repeated="16365" table:style-name="ce1"/>
        </table:table-row>
        <table:table-row table:style-name="ro1">
          <table:table-cell office:value-type="string" table:style-name="ce13">
            <text:p>UN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E4]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2.5" table:formula="of:=[.C4]/2" table:style-name="ce13">
            <text:p>2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4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80</text:p>
          </table:table-cell>
          <table:table-cell office:value-type="string" table:style-name="ce13">
            <text:p>UNP 80</text:p>
          </table:table-cell>
          <table:table-cell office:value-type="string" table:style-name="ce13">
            <text:p>UN80P</text:p>
          </table:table-cell>
          <table:table-cell office:value-type="string" office:string-value="unp80" table:formula="of:=LOWER([.L4])" table:style-name="ce11">
            <text:p>unp80</text:p>
          </table:table-cell>
          <table:table-cell office:value-type="string" office:string-value="unp 80" table:formula="of:=LOWER([.M4])" table:style-name="ce11">
            <text:p>unp 80</text:p>
          </table:table-cell>
          <table:table-cell office:value-type="string" office:string-value="un80p" table:formula="of:=LOWER([.N4])" table:style-name="ce11">
            <text:p>un80p</text:p>
          </table:table-cell>
          <table:table-cell office:value-type="string" office:string-value="synonyms&quot;:[&quot;UNP80&quot;,&quot;UNP 80&quot;,&quot;UN80P&quot;,&quot;unp80&quot;,&quot;unp 80&quot;,&quot;un80p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,&quot;&amp;&quot;&quot;&quot;&quot;&amp;[.P4]&amp;&quot;&quot;&quot;&quot;&amp;&quot;,&quot;&amp;&quot;&quot;&quot;&quot;&amp;[.Q4]&amp;&quot;&quot;&quot;&quot;&amp;&quot;]}]},&quot;" table:style-name="ce10">
            <text:p>synonyms":["UNP80","UNP 80","UN80P","unp80","unp 80","un80p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R4]" table:style-name="ce1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4.5" table:style-name="ce13">
            <text:p>4,5</text:p>
          </table:table-cell>
          <table:table-cell office:value-type="float" office:value="25" table:formula="of:=[.C5]/2" table:style-name="ce13">
            <text:p>2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5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00</text:p>
          </table:table-cell>
          <table:table-cell office:value-type="string" table:style-name="ce13">
            <text:p>UNP 100</text:p>
          </table:table-cell>
          <table:table-cell office:value-type="string" table:style-name="ce13">
            <text:p>UN100P</text:p>
          </table:table-cell>
          <table:table-cell office:value-type="string" office:string-value="unp100" table:formula="of:=LOWER([.L5])" table:style-name="ce11">
            <text:p>unp100</text:p>
          </table:table-cell>
          <table:table-cell office:value-type="string" office:string-value="unp 100" table:formula="of:=LOWER([.M5])" table:style-name="ce11">
            <text:p>unp 100</text:p>
          </table:table-cell>
          <table:table-cell office:value-type="string" office:string-value="un100p" table:formula="of:=LOWER([.N5])" table:style-name="ce11">
            <text:p>un100p</text:p>
          </table:table-cell>
          <table:table-cell office:value-type="string" office:string-value="synonyms&quot;:[&quot;UNP100&quot;,&quot;UNP 100&quot;,&quot;UN100P&quot;,&quot;unp100&quot;,&quot;unp 100&quot;,&quot;un100p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,&quot;&amp;&quot;&quot;&quot;&quot;&amp;[.P5]&amp;&quot;&quot;&quot;&quot;&amp;&quot;,&quot;&amp;&quot;&quot;&quot;&quot;&amp;[.Q5]&amp;&quot;&quot;&quot;&quot;&amp;&quot;]}]},&quot;" table:style-name="ce10">
            <text:p>synonyms":["UNP100","UNP 100","UN100P","unp100","unp 100","un100p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R5]" table:style-name="ce1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20</text:p>
          </table:table-cell>
          <table:table-cell office:value-type="float" office:value="120" table:style-name="ce13">
            <text:p>120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E6]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7.5" table:formula="of:=[.C6]/2" table:style-name="ce13">
            <text:p>27,5</text:p>
          </table:table-cell>
          <table:table-cell office:value-type="float" office:value="8" table:style-name="ce13">
            <text:p>8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20</text:p>
          </table:table-cell>
          <table:table-cell office:value-type="string" table:style-name="ce13">
            <text:p>UNP 120</text:p>
          </table:table-cell>
          <table:table-cell office:value-type="string" table:style-name="ce13">
            <text:p>UN120P</text:p>
          </table:table-cell>
          <table:table-cell office:value-type="string" office:string-value="unp120" table:formula="of:=LOWER([.L6])" table:style-name="ce11">
            <text:p>unp120</text:p>
          </table:table-cell>
          <table:table-cell office:value-type="string" office:string-value="unp 120" table:formula="of:=LOWER([.M6])" table:style-name="ce11">
            <text:p>unp 120</text:p>
          </table:table-cell>
          <table:table-cell office:value-type="string" office:string-value="un120p" table:formula="of:=LOWER([.N6])" table:style-name="ce11">
            <text:p>un120p</text:p>
          </table:table-cell>
          <table:table-cell office:value-type="string" office:string-value="synonyms&quot;:[&quot;UNP120&quot;,&quot;UNP 120&quot;,&quot;UN120P&quot;,&quot;unp120&quot;,&quot;unp 120&quot;,&quot;un120p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,&quot;&amp;&quot;&quot;&quot;&quot;&amp;[.P6]&amp;&quot;&quot;&quot;&quot;&amp;&quot;,&quot;&amp;&quot;&quot;&quot;&quot;&amp;[.Q6]&amp;&quot;&quot;&quot;&quot;&amp;&quot;]}]},&quot;" table:style-name="ce10">
            <text:p>synonyms":["UNP120","UNP 120","UN120P","unp120","unp 120","un120p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R6]" table:style-name="ce1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40</text:p>
          </table:table-cell>
          <table:table-cell office:value-type="float" office:value="140" table:style-name="ce13">
            <text:p>140</text:p>
          </table:table-cell>
          <table:table-cell office:value-type="float" office:value="60" table:style-name="ce13">
            <text:p>60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E7]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30" table:formula="of:=[.C7]/2" table:style-name="ce13">
            <text:p>3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40</text:p>
          </table:table-cell>
          <table:table-cell office:value-type="string" table:style-name="ce13">
            <text:p>UNP 140</text:p>
          </table:table-cell>
          <table:table-cell office:value-type="string" table:style-name="ce13">
            <text:p>UN140P</text:p>
          </table:table-cell>
          <table:table-cell office:value-type="string" office:string-value="unp140" table:formula="of:=LOWER([.L7])" table:style-name="ce11">
            <text:p>unp140</text:p>
          </table:table-cell>
          <table:table-cell office:value-type="string" office:string-value="unp 140" table:formula="of:=LOWER([.M7])" table:style-name="ce11">
            <text:p>unp 140</text:p>
          </table:table-cell>
          <table:table-cell office:value-type="string" office:string-value="un140p" table:formula="of:=LOWER([.N7])" table:style-name="ce11">
            <text:p>un140p</text:p>
          </table:table-cell>
          <table:table-cell office:value-type="string" office:string-value="synonyms&quot;:[&quot;UNP140&quot;,&quot;UNP 140&quot;,&quot;UN140P&quot;,&quot;unp140&quot;,&quot;unp 140&quot;,&quot;un140p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,&quot;&amp;&quot;&quot;&quot;&quot;&amp;[.P7]&amp;&quot;&quot;&quot;&quot;&amp;&quot;,&quot;&amp;&quot;&quot;&quot;&quot;&amp;[.Q7]&amp;&quot;&quot;&quot;&quot;&amp;&quot;]}]},&quot;" table:style-name="ce10">
            <text:p>synonyms":["UNP140","UNP 140","UN140P","unp140","unp 140","un140p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R7]" table:style-name="ce1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60</text:p>
          </table:table-cell>
          <table:table-cell office:value-type="float" office:value="160" table:style-name="ce13">
            <text:p>160</text:p>
          </table:table-cell>
          <table:table-cell office:value-type="float" office:value="65" table:style-name="ce13">
            <text:p>65</text:p>
          </table:table-cell>
          <table:table-cell office:value-type="float" office:value="7.5" table:style-name="ce13">
            <text:p>7,5</text:p>
          </table:table-cell>
          <table:table-cell office:value-type="float" office:value="10.5" table:style-name="ce13">
            <text:p>10,5</text:p>
          </table:table-cell>
          <table:table-cell office:value-type="float" office:value="10.5" table:style-name="ce13">
            <text:p>10,5</text:p>
          </table:table-cell>
          <table:table-cell office:value-type="float" office:value="5.5" table:style-name="ce13">
            <text:p>5,5</text:p>
          </table:table-cell>
          <table:table-cell office:value-type="float" office:value="32.5" table:formula="of:=[.C8]/2" table:style-name="ce13">
            <text:p>3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8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60</text:p>
          </table:table-cell>
          <table:table-cell office:value-type="string" table:style-name="ce13">
            <text:p>UNP 160</text:p>
          </table:table-cell>
          <table:table-cell office:value-type="string" table:style-name="ce13">
            <text:p>UN160P</text:p>
          </table:table-cell>
          <table:table-cell office:value-type="string" office:string-value="unp160" table:formula="of:=LOWER([.L8])" table:style-name="ce11">
            <text:p>unp160</text:p>
          </table:table-cell>
          <table:table-cell office:value-type="string" office:string-value="unp 160" table:formula="of:=LOWER([.M8])" table:style-name="ce11">
            <text:p>unp 160</text:p>
          </table:table-cell>
          <table:table-cell office:value-type="string" office:string-value="un160p" table:formula="of:=LOWER([.N8])" table:style-name="ce11">
            <text:p>un160p</text:p>
          </table:table-cell>
          <table:table-cell office:value-type="string" office:string-value="synonyms&quot;:[&quot;UNP160&quot;,&quot;UNP 160&quot;,&quot;UN160P&quot;,&quot;unp160&quot;,&quot;unp 160&quot;,&quot;un160p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,&quot;&amp;&quot;&quot;&quot;&quot;&amp;[.P8]&amp;&quot;&quot;&quot;&quot;&amp;&quot;,&quot;&amp;&quot;&quot;&quot;&quot;&amp;[.Q8]&amp;&quot;&quot;&quot;&quot;&amp;&quot;]}]},&quot;" table:style-name="ce10">
            <text:p>synonyms":["UNP160","UNP 160","UN160P","unp160","unp 160","un160p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R8]" table:style-name="ce1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80</text:p>
          </table:table-cell>
          <table:table-cell office:value-type="float" office:value="180" table:style-name="ce13">
            <text:p>180</text:p>
          </table:table-cell>
          <table:table-cell office:value-type="float" office:value="70" table:style-name="ce13">
            <text:p>70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3">
            <text:p>11</text:p>
          </table:table-cell>
          <table:table-cell office:value-type="float" office:value="11" table:formula="of:=[.E9]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5" table:formula="of:=[.C9]/2" table:style-name="ce13">
            <text:p>3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9.2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80</text:p>
          </table:table-cell>
          <table:table-cell office:value-type="string" table:style-name="ce13">
            <text:p>UNP 180</text:p>
          </table:table-cell>
          <table:table-cell office:value-type="string" table:style-name="ce13">
            <text:p>UN180P</text:p>
          </table:table-cell>
          <table:table-cell office:value-type="string" office:string-value="unp180" table:formula="of:=LOWER([.L9])" table:style-name="ce11">
            <text:p>unp180</text:p>
          </table:table-cell>
          <table:table-cell office:value-type="string" office:string-value="unp 180" table:formula="of:=LOWER([.M9])" table:style-name="ce11">
            <text:p>unp 180</text:p>
          </table:table-cell>
          <table:table-cell office:value-type="string" office:string-value="un180p" table:formula="of:=LOWER([.N9])" table:style-name="ce11">
            <text:p>un180p</text:p>
          </table:table-cell>
          <table:table-cell office:value-type="string" office:string-value="synonyms&quot;:[&quot;UNP180&quot;,&quot;UNP 180&quot;,&quot;UN180P&quot;,&quot;unp180&quot;,&quot;unp 180&quot;,&quot;un180p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,&quot;&amp;&quot;&quot;&quot;&quot;&amp;[.P9]&amp;&quot;&quot;&quot;&quot;&amp;&quot;,&quot;&amp;&quot;&quot;&quot;&quot;&amp;[.Q9]&amp;&quot;&quot;&quot;&quot;&amp;&quot;]}]},&quot;" table:style-name="ce10">
            <text:p>synonyms":["UNP180","UNP 180","UN180P","unp180","unp 180","un180p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R9]" table:style-name="ce1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.5" table:style-name="ce13">
            <text:p>8,5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6" table:style-name="ce13">
            <text:p>6</text:p>
          </table:table-cell>
          <table:table-cell office:value-type="float" office:value="37.5" table:formula="of:=[.C10]/2" table:style-name="ce13">
            <text:p>3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0.1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00</text:p>
          </table:table-cell>
          <table:table-cell office:value-type="string" table:style-name="ce13">
            <text:p>UNP 200</text:p>
          </table:table-cell>
          <table:table-cell office:value-type="string" table:style-name="ce13">
            <text:p>UN200P</text:p>
          </table:table-cell>
          <table:table-cell office:value-type="string" office:string-value="unp200" table:formula="of:=LOWER([.L10])" table:style-name="ce11">
            <text:p>unp200</text:p>
          </table:table-cell>
          <table:table-cell office:value-type="string" office:string-value="unp 200" table:formula="of:=LOWER([.M10])" table:style-name="ce11">
            <text:p>unp 200</text:p>
          </table:table-cell>
          <table:table-cell office:value-type="string" office:string-value="un200p" table:formula="of:=LOWER([.N10])" table:style-name="ce11">
            <text:p>un200p</text:p>
          </table:table-cell>
          <table:table-cell office:value-type="string" office:string-value="synonyms&quot;:[&quot;UNP200&quot;,&quot;UNP 200&quot;,&quot;UN200P&quot;,&quot;unp200&quot;,&quot;unp 200&quot;,&quot;un200p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,&quot;&amp;&quot;&quot;&quot;&quot;&amp;[.P10]&amp;&quot;&quot;&quot;&quot;&amp;&quot;,&quot;&amp;&quot;&quot;&quot;&quot;&amp;[.Q10]&amp;&quot;&quot;&quot;&quot;&amp;&quot;]}]},&quot;" table:style-name="ce10">
            <text:p>synonyms":["UNP200","UNP 200","UN200P","unp200","unp 200","un200p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R10]" table:style-name="ce1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9" table:style-name="ce13">
            <text:p>9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3">
            <text:p>6.5</text:p>
          </table:table-cell>
          <table:table-cell office:value-type="float" office:value="40" table:formula="of:=[.C11]/2" table:style-name="ce13">
            <text:p>4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1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20</text:p>
          </table:table-cell>
          <table:table-cell office:value-type="string" table:style-name="ce13">
            <text:p>UNP 220</text:p>
          </table:table-cell>
          <table:table-cell office:value-type="string" table:style-name="ce13">
            <text:p>UN220P</text:p>
          </table:table-cell>
          <table:table-cell office:value-type="string" office:string-value="unp220" table:formula="of:=LOWER([.L11])" table:style-name="ce11">
            <text:p>unp220</text:p>
          </table:table-cell>
          <table:table-cell office:value-type="string" office:string-value="unp 220" table:formula="of:=LOWER([.M11])" table:style-name="ce11">
            <text:p>unp 220</text:p>
          </table:table-cell>
          <table:table-cell office:value-type="string" office:string-value="un220p" table:formula="of:=LOWER([.N11])" table:style-name="ce11">
            <text:p>un220p</text:p>
          </table:table-cell>
          <table:table-cell office:value-type="string" office:string-value="synonyms&quot;:[&quot;UNP220&quot;,&quot;UNP 220&quot;,&quot;UN220P&quot;,&quot;unp220&quot;,&quot;unp 220&quot;,&quot;un220p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,&quot;&amp;&quot;&quot;&quot;&quot;&amp;[.P11]&amp;&quot;&quot;&quot;&quot;&amp;&quot;,&quot;&amp;&quot;&quot;&quot;&quot;&amp;[.Q11]&amp;&quot;&quot;&quot;&quot;&amp;&quot;]}]},&quot;" table:style-name="ce10">
            <text:p>synonyms":["UNP220","UNP 220","UN220P","unp220","unp 220","un220p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R11]" table:style-name="ce1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40</text:p>
          </table:table-cell>
          <table:table-cell office:value-type="float" office:value="240" table:style-name="ce13">
            <text:p>240</text:p>
          </table:table-cell>
          <table:table-cell office:value-type="float" office:value="85" table:style-name="ce13">
            <text:p>85</text:p>
          </table:table-cell>
          <table:table-cell office:value-type="float" office:value="9.5" table:style-name="ce13">
            <text:p>9,5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E12]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2.5" table:formula="of:=[.C12]/2" table:style-name="ce13">
            <text:p>4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2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40</text:p>
          </table:table-cell>
          <table:table-cell office:value-type="string" table:style-name="ce13">
            <text:p>UNP 240</text:p>
          </table:table-cell>
          <table:table-cell office:value-type="string" table:style-name="ce13">
            <text:p>UN240P</text:p>
          </table:table-cell>
          <table:table-cell office:value-type="string" office:string-value="unp240" table:formula="of:=LOWER([.L12])" table:style-name="ce11">
            <text:p>unp240</text:p>
          </table:table-cell>
          <table:table-cell office:value-type="string" office:string-value="unp 240" table:formula="of:=LOWER([.M12])" table:style-name="ce11">
            <text:p>unp 240</text:p>
          </table:table-cell>
          <table:table-cell office:value-type="string" office:string-value="un240p" table:formula="of:=LOWER([.N12])" table:style-name="ce11">
            <text:p>un240p</text:p>
          </table:table-cell>
          <table:table-cell office:value-type="string" office:string-value="synonyms&quot;:[&quot;UNP240&quot;,&quot;UNP 240&quot;,&quot;UN240P&quot;,&quot;unp240&quot;,&quot;unp 240&quot;,&quot;un240p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,&quot;&amp;&quot;&quot;&quot;&quot;&amp;[.P12]&amp;&quot;&quot;&quot;&quot;&amp;&quot;,&quot;&amp;&quot;&quot;&quot;&quot;&amp;[.Q12]&amp;&quot;&quot;&quot;&quot;&amp;&quot;]}]},&quot;" table:style-name="ce10">
            <text:p>synonyms":["UNP240","UNP 240","UN240P","unp240","unp 240","un240p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R12]" table:style-name="ce1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60</text:p>
          </table:table-cell>
          <table:table-cell office:value-type="float" office:value="260" table:style-name="ce13">
            <text:p>26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14" table:formula="of:=[.E13]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45" table:formula="of:=[.C13]/2" table:style-name="ce13">
            <text:p>4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3.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60</text:p>
          </table:table-cell>
          <table:table-cell office:value-type="string" table:style-name="ce13">
            <text:p>UNP 260</text:p>
          </table:table-cell>
          <table:table-cell office:value-type="string" table:style-name="ce13">
            <text:p>UN260P</text:p>
          </table:table-cell>
          <table:table-cell office:value-type="string" office:string-value="unp260" table:formula="of:=LOWER([.L13])" table:style-name="ce11">
            <text:p>unp260</text:p>
          </table:table-cell>
          <table:table-cell office:value-type="string" office:string-value="unp 260" table:formula="of:=LOWER([.M13])" table:style-name="ce11">
            <text:p>unp 260</text:p>
          </table:table-cell>
          <table:table-cell office:value-type="string" office:string-value="un260p" table:formula="of:=LOWER([.N13])" table:style-name="ce11">
            <text:p>un260p</text:p>
          </table:table-cell>
          <table:table-cell office:value-type="string" office:string-value="synonyms&quot;:[&quot;UNP260&quot;,&quot;UNP 260&quot;,&quot;UN260P&quot;,&quot;unp260&quot;,&quot;unp 260&quot;,&quot;un260p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,&quot;&amp;&quot;&quot;&quot;&quot;&amp;[.P13]&amp;&quot;&quot;&quot;&quot;&amp;&quot;,&quot;&amp;&quot;&quot;&quot;&quot;&amp;[.Q13]&amp;&quot;&quot;&quot;&quot;&amp;&quot;]}]},&quot;" table:style-name="ce10">
            <text:p>synonyms":["UNP260","UNP 260","UN260P","unp260","unp 260","un260p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R13]" table:style-name="ce1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80</text:p>
          </table:table-cell>
          <table:table-cell office:value-type="float" office:value="280" table:style-name="ce13">
            <text:p>280</text:p>
          </table:table-cell>
          <table:table-cell office:value-type="float" office:value="95" table:style-name="ce13">
            <text:p>95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E14]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7.5" table:formula="of:=[.C14]/2" table:style-name="ce13">
            <text:p>4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5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80</text:p>
          </table:table-cell>
          <table:table-cell office:value-type="string" table:style-name="ce13">
            <text:p>UNP 280</text:p>
          </table:table-cell>
          <table:table-cell office:value-type="string" table:style-name="ce13">
            <text:p>UN280P</text:p>
          </table:table-cell>
          <table:table-cell office:value-type="string" office:string-value="unp280" table:formula="of:=LOWER([.L14])" table:style-name="ce11">
            <text:p>unp280</text:p>
          </table:table-cell>
          <table:table-cell office:value-type="string" office:string-value="unp 280" table:formula="of:=LOWER([.M14])" table:style-name="ce11">
            <text:p>unp 280</text:p>
          </table:table-cell>
          <table:table-cell office:value-type="string" office:string-value="un280p" table:formula="of:=LOWER([.N14])" table:style-name="ce11">
            <text:p>un280p</text:p>
          </table:table-cell>
          <table:table-cell office:value-type="string" office:string-value="synonyms&quot;:[&quot;UNP280&quot;,&quot;UNP 280&quot;,&quot;UN280P&quot;,&quot;unp280&quot;,&quot;unp 280&quot;,&quot;un280p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,&quot;&amp;&quot;&quot;&quot;&quot;&amp;[.P14]&amp;&quot;&quot;&quot;&quot;&amp;&quot;,&quot;&amp;&quot;&quot;&quot;&quot;&amp;[.Q14]&amp;&quot;&quot;&quot;&quot;&amp;&quot;]}]},&quot;" table:style-name="ce10">
            <text:p>synonyms":["UNP280","UNP 280","UN280P","unp280","unp 280","un280p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R14]" table:style-name="ce1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5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5]/2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00</text:p>
          </table:table-cell>
          <table:table-cell office:value-type="string" table:style-name="ce13">
            <text:p>UNP 300</text:p>
          </table:table-cell>
          <table:table-cell office:value-type="string" table:style-name="ce13">
            <text:p>UN300P</text:p>
          </table:table-cell>
          <table:table-cell office:value-type="string" office:string-value="unp300" table:formula="of:=LOWER([.L15])" table:style-name="ce11">
            <text:p>unp300</text:p>
          </table:table-cell>
          <table:table-cell office:value-type="string" office:string-value="unp 300" table:formula="of:=LOWER([.M15])" table:style-name="ce11">
            <text:p>unp 300</text:p>
          </table:table-cell>
          <table:table-cell office:value-type="string" office:string-value="un300p" table:formula="of:=LOWER([.N15])" table:style-name="ce11">
            <text:p>un300p</text:p>
          </table:table-cell>
          <table:table-cell office:value-type="string" office:string-value="synonyms&quot;:[&quot;UNP300&quot;,&quot;UNP 300&quot;,&quot;UN300P&quot;,&quot;unp300&quot;,&quot;unp 300&quot;,&quot;un300p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,&quot;&amp;&quot;&quot;&quot;&quot;&amp;[.P15]&amp;&quot;&quot;&quot;&quot;&amp;&quot;,&quot;&amp;&quot;&quot;&quot;&quot;&amp;[.Q15]&amp;&quot;&quot;&quot;&quot;&amp;&quot;]}]},&quot;" table:style-name="ce10">
            <text:p>synonyms":["UNP300","UNP 300","UN300P","unp300","unp 300","un300p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R15]" table:style-name="ce1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20</text:p>
          </table:table-cell>
          <table:table-cell office:value-type="float" office:value="320" table:style-name="ce13">
            <text:p>32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7.5" table:style-name="ce13">
            <text:p>17,5</text:p>
          </table:table-cell>
          <table:table-cell office:value-type="float" office:value="17.5" table:style-name="ce13">
            <text:p>17,5</text:p>
          </table:table-cell>
          <table:table-cell office:value-type="string" table:style-name="ce13">
            <text:p>8.75</text:p>
          </table:table-cell>
          <table:table-cell office:value-type="float" office:value="50" table:formula="of:=[.C16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20</text:p>
          </table:table-cell>
          <table:table-cell office:value-type="string" table:style-name="ce13">
            <text:p>UNP 320</text:p>
          </table:table-cell>
          <table:table-cell office:value-type="string" table:style-name="ce13">
            <text:p>UN320P</text:p>
          </table:table-cell>
          <table:table-cell office:value-type="string" office:string-value="unp320" table:formula="of:=LOWER([.L16])" table:style-name="ce11">
            <text:p>unp320</text:p>
          </table:table-cell>
          <table:table-cell office:value-type="string" office:string-value="unp 320" table:formula="of:=LOWER([.M16])" table:style-name="ce11">
            <text:p>unp 320</text:p>
          </table:table-cell>
          <table:table-cell office:value-type="string" office:string-value="un320p" table:formula="of:=LOWER([.N16])" table:style-name="ce11">
            <text:p>un320p</text:p>
          </table:table-cell>
          <table:table-cell office:value-type="string" office:string-value="synonyms&quot;:[&quot;UNP320&quot;,&quot;UNP 320&quot;,&quot;UN320P&quot;,&quot;unp320&quot;,&quot;unp 320&quot;,&quot;un320p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,&quot;&amp;&quot;&quot;&quot;&quot;&amp;[.P16]&amp;&quot;&quot;&quot;&quot;&amp;&quot;,&quot;&amp;&quot;&quot;&quot;&quot;&amp;[.Q16]&amp;&quot;&quot;&quot;&quot;&amp;&quot;]}]},&quot;" table:style-name="ce10">
            <text:p>synonyms":["UNP320","UNP 320","UN320P","unp320","unp 320","un320p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R16]" table:style-name="ce1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50</text:p>
          </table:table-cell>
          <table:table-cell office:value-type="float" office:value="350" table:style-name="ce13">
            <text:p>35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7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7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50</text:p>
          </table:table-cell>
          <table:table-cell office:value-type="string" table:style-name="ce13">
            <text:p>UNP 350</text:p>
          </table:table-cell>
          <table:table-cell office:value-type="string" table:style-name="ce13">
            <text:p>UN350P</text:p>
          </table:table-cell>
          <table:table-cell office:value-type="string" office:string-value="unp350" table:formula="of:=LOWER([.L17])" table:style-name="ce11">
            <text:p>unp350</text:p>
          </table:table-cell>
          <table:table-cell office:value-type="string" office:string-value="unp 350" table:formula="of:=LOWER([.M17])" table:style-name="ce11">
            <text:p>unp 350</text:p>
          </table:table-cell>
          <table:table-cell office:value-type="string" office:string-value="un350p" table:formula="of:=LOWER([.N17])" table:style-name="ce11">
            <text:p>un350p</text:p>
          </table:table-cell>
          <table:table-cell office:value-type="string" office:string-value="synonyms&quot;:[&quot;UNP350&quot;,&quot;UNP 350&quot;,&quot;UN350P&quot;,&quot;unp350&quot;,&quot;unp 350&quot;,&quot;un350p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,&quot;&amp;&quot;&quot;&quot;&quot;&amp;[.P17]&amp;&quot;&quot;&quot;&quot;&amp;&quot;,&quot;&amp;&quot;&quot;&quot;&quot;&amp;[.Q17]&amp;&quot;&quot;&quot;&quot;&amp;&quot;]}]},&quot;" table:style-name="ce10">
            <text:p>synonyms":["UNP350","UNP 350","UN350P","unp350","unp 350","un350p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R17]" table:style-name="ce1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80</text:p>
          </table:table-cell>
          <table:table-cell office:value-type="float" office:value="380" table:style-name="ce13">
            <text:p>380</text:p>
          </table:table-cell>
          <table:table-cell office:value-type="float" office:value="102" table:style-name="ce13">
            <text:p>102</text:p>
          </table:table-cell>
          <table:table-cell office:value-type="float" office:value="13.5" table:style-name="ce13">
            <text:p>13,5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8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1" table:formula="of:=[.C18]/2" table:style-name="ce13">
            <text:p>5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3.8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80</text:p>
          </table:table-cell>
          <table:table-cell office:value-type="string" table:style-name="ce13">
            <text:p>UNP 380</text:p>
          </table:table-cell>
          <table:table-cell office:value-type="string" table:style-name="ce13">
            <text:p>UN380P</text:p>
          </table:table-cell>
          <table:table-cell office:value-type="string" office:string-value="unp380" table:formula="of:=LOWER([.L18])" table:style-name="ce11">
            <text:p>unp380</text:p>
          </table:table-cell>
          <table:table-cell office:value-type="string" office:string-value="unp 380" table:formula="of:=LOWER([.M18])" table:style-name="ce11">
            <text:p>unp 380</text:p>
          </table:table-cell>
          <table:table-cell office:value-type="string" office:string-value="un380p" table:formula="of:=LOWER([.N18])" table:style-name="ce11">
            <text:p>un380p</text:p>
          </table:table-cell>
          <table:table-cell office:value-type="string" office:string-value="synonyms&quot;:[&quot;UNP380&quot;,&quot;UNP 380&quot;,&quot;UN380P&quot;,&quot;unp380&quot;,&quot;unp 380&quot;,&quot;un380p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,&quot;&amp;&quot;&quot;&quot;&quot;&amp;[.P18]&amp;&quot;&quot;&quot;&quot;&amp;&quot;,&quot;&amp;&quot;&quot;&quot;&quot;&amp;[.Q18]&amp;&quot;&quot;&quot;&quot;&amp;&quot;]}]},&quot;" table:style-name="ce10">
            <text:p>synonyms":["UNP380","UNP 380","UN380P","unp380","unp 380","un380p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R18]" table:style-name="ce1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400</text:p>
          </table:table-cell>
          <table:table-cell office:value-type="float" office:value="400" table:style-name="ce13">
            <text:p>400</text:p>
          </table:table-cell>
          <table:table-cell office:value-type="float" office:value="110" table:style-name="ce13">
            <text:p>110</text:p>
          </table:table-cell>
          <table:table-cell office:value-type="float" office:value="14" table:style-name="ce13">
            <text:p>14</text:p>
          </table:table-cell>
          <table:table-cell office:value-type="float" office:value="18" table:style-name="ce13">
            <text:p>18</text:p>
          </table:table-cell>
          <table:table-cell office:value-type="float" office:value="18" table:formula="of:=[.E19]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5" table:formula="of:=[.C19]/2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6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400</text:p>
          </table:table-cell>
          <table:table-cell office:value-type="string" table:style-name="ce13">
            <text:p>UNP 400</text:p>
          </table:table-cell>
          <table:table-cell office:value-type="string" table:style-name="ce13">
            <text:p>UN400P</text:p>
          </table:table-cell>
          <table:table-cell office:value-type="string" office:string-value="unp400" table:formula="of:=LOWER([.L19])" table:style-name="ce11">
            <text:p>unp400</text:p>
          </table:table-cell>
          <table:table-cell office:value-type="string" office:string-value="unp 400" table:formula="of:=LOWER([.M19])" table:style-name="ce11">
            <text:p>unp 400</text:p>
          </table:table-cell>
          <table:table-cell office:value-type="string" office:string-value="un400p" table:formula="of:=LOWER([.N19])" table:style-name="ce11">
            <text:p>un400p</text:p>
          </table:table-cell>
          <table:table-cell office:value-type="string" office:string-value="synonyms&quot;:[&quot;UNP400&quot;,&quot;UNP 400&quot;,&quot;UN400P&quot;,&quot;unp400&quot;,&quot;unp 400&quot;,&quot;un400p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,&quot;&amp;&quot;&quot;&quot;&quot;&amp;[.P19]&amp;&quot;&quot;&quot;&quot;&amp;&quot;,&quot;&amp;&quot;&quot;&quot;&quot;&amp;[.Q19]&amp;&quot;&quot;&quot;&quot;&amp;&quot;]}]},&quot;" table:style-name="ce10">
            <text:p>synonyms":["UNP400","UNP 400","UN400P","unp400","unp 400","un400p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R19]" table:style-name="ce1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4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6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2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number-rows-repeated="74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C-channel sloped flange]}</text:p>
          </table:table-cell>
          <table:table-cell table:number-columns-repeated="1637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3">
            <text:p>19.7</text:p>
          </table:table-cell>
          <table:table-cell office:value-type="string" table:style-name="ce13">
            <text:p>LAngle]}</text:p>
          </table:table-cell>
          <table:table-cell table:number-columns-repeated="16372"/>
        </table:table-row>
        <table:table-row table:number-rows-repeated="1048454" table:style-name="ro1">
          <table:table-cell table:number-columns-repeated="16384"/>
        </table:table-row>
      </table:table>
      <table:table table:name="Tube_Profile" table:style-name="ta1">
        <table:table-column table:style-name="co14" table:default-cell-style-name="ce11"/>
        <table:table-column table:style-name="co2" table:number-columns-repeated="2" table:default-cell-style-name="ce13"/>
        <table:table-column table:style-name="co15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" table:number-columns-repeated="16374" table:default-cell-style-name="ce1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T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74" table:style-name="ce14"/>
        </table:table-row>
        <table:table-row table:style-name="ro2">
          <table:table-cell table:number-columns-repeated="16384"/>
        </table:table-row>
        <table:table-row table:style-name="ro2">
          <table:table-cell table:style-name="ce17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number-columns-repeated="16381" table:style-name="ce17"/>
        </table:table-row>
        <table:table-row table:style-name="ro2">
          <table:table-cell office:value-type="string" office:string-value="B42,4/2,6" table:formula="of:=&quot;B&quot; &amp;[.B4] &amp;&quot;/&quot; &amp; [.C4]" table:style-name="ce11">
            <text:p>B42,4/2,6</text:p>
          </table:table-cell>
          <table:table-cell office:value-type="float" office:value="42.4" table:style-name="ce13">
            <text:p>42,4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2,6" table:formula="of:=[.A4]" table:style-name="ce11">
            <text:p>B42,4/2,6</text:p>
          </table:table-cell>
          <table:table-cell office:value-type="string" office:string-value="B42,4x2,6" table:formula="of:=&quot;B&quot; &amp;[.B4] &amp;&quot;x&quot; &amp; [.C4]" table:style-name="ce11">
            <text:p>B42,4x2,6</text:p>
          </table:table-cell>
          <table:table-cell office:value-type="string" office:string-value="Buis42,4/2,6" table:formula="of:=&quot;Buis&quot; &amp;[.B4] &amp;&quot;/&quot; &amp; [.C4]" table:style-name="ce11">
            <text:p>Buis42,4/2,6</text:p>
          </table:table-cell>
          <table:table-cell office:value-type="string" office:string-value="Buis42,4x2,6" table:formula="of:=&quot;Buis&quot; &amp;[.B4] &amp;&quot;x&quot; &amp; [.C4]" table:style-name="ce11">
            <text:p>Buis42,4x2,6</text:p>
          </table:table-cell>
          <table:table-cell office:value-type="string" office:string-value="synonyms&quot;:[&quot;B42,4/2,6&quot;,&quot;B42,4x2,6&quot;,&quot;Buis42,4/2,6&quot;,&quot;Buis42,4x2,6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,&quot;&amp;&quot;&quot;&quot;&quot;&amp;[.H4]&amp;&quot;&quot;&quot;&quot;&amp;&quot;]}]},&quot;" table:style-name="ce11">
            <text:p>synonyms":["B42,4/2,6","B42,4x2,6","Buis42,4/2,6","Buis42,4x2,6"]}]},</text:p>
          </table:table-cell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B42,4/2,6": [{"shape_coords":[42,4,2,6],"shape_name":"Round tube profile","synonyms":["B42,4/2,6","B42,4x2,6","Buis42,4/2,6","Buis42,4x2,6"]}]},</text:p>
          </table:table-cell>
          <table:table-cell table:number-columns-repeated="16374"/>
        </table:table-row>
        <table:table-row table:style-name="ro2">
          <table:table-cell office:value-type="string" office:string-value="B42,4/3,2" table:formula="of:=&quot;B&quot; &amp;[.B5] &amp;&quot;/&quot; &amp; [.C5]" table:style-name="ce11">
            <text:p>B42,4/3,2</text:p>
          </table:table-cell>
          <table:table-cell office:value-type="float" office:value="42.4" table:style-name="ce13">
            <text:p>42,4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3,2" table:formula="of:=[.A5]" table:style-name="ce11">
            <text:p>B42,4/3,2</text:p>
          </table:table-cell>
          <table:table-cell office:value-type="string" office:string-value="B42,4x3,2" table:formula="of:=&quot;B&quot; &amp;[.B5] &amp;&quot;x&quot; &amp; [.C5]" table:style-name="ce11">
            <text:p>B42,4x3,2</text:p>
          </table:table-cell>
          <table:table-cell office:value-type="string" office:string-value="Buis42,4/3,2" table:formula="of:=&quot;Buis&quot; &amp;[.B5] &amp;&quot;/&quot; &amp; [.C5]" table:style-name="ce11">
            <text:p>Buis42,4/3,2</text:p>
          </table:table-cell>
          <table:table-cell office:value-type="string" office:string-value="Buis42,4x3,2" table:formula="of:=&quot;Buis&quot; &amp;[.B5] &amp;&quot;x&quot; &amp; [.C5]" table:style-name="ce11">
            <text:p>Buis42,4x3,2</text:p>
          </table:table-cell>
          <table:table-cell office:value-type="string" office:string-value="synonyms&quot;:[&quot;B42,4/3,2&quot;,&quot;B42,4x3,2&quot;,&quot;Buis42,4/3,2&quot;,&quot;Buis42,4x3,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,&quot;&amp;&quot;&quot;&quot;&quot;&amp;[.H5]&amp;&quot;&quot;&quot;&quot;&amp;&quot;]}]},&quot;" table:style-name="ce11">
            <text:p>synonyms":["B42,4/3,2","B42,4x3,2","Buis42,4/3,2","Buis42,4x3,2"]}]},</text:p>
          </table:table-cell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B42,4/3,2": [{"shape_coords":[42,4,3,2],"shape_name":"Round tube profile","synonyms":["B42,4/3,2","B42,4x3,2","Buis42,4/3,2","Buis42,4x3,2"]}]},</text:p>
          </table:table-cell>
          <table:table-cell table:number-columns-repeated="16374"/>
        </table:table-row>
        <table:table-row table:style-name="ro2">
          <table:table-cell office:value-type="string" office:string-value="B42,4/4" table:formula="of:=&quot;B&quot; &amp;[.B6] &amp;&quot;/&quot; &amp; [.C6]" table:style-name="ce11">
            <text:p>B42,4/4</text:p>
          </table:table-cell>
          <table:table-cell office:value-type="float" office:value="42.4" table:style-name="ce13">
            <text:p>42,4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4" table:formula="of:=[.A6]" table:style-name="ce11">
            <text:p>B42,4/4</text:p>
          </table:table-cell>
          <table:table-cell office:value-type="string" office:string-value="B42,4x4" table:formula="of:=&quot;B&quot; &amp;[.B6] &amp;&quot;x&quot; &amp; [.C6]" table:style-name="ce11">
            <text:p>B42,4x4</text:p>
          </table:table-cell>
          <table:table-cell office:value-type="string" office:string-value="Buis42,4/4" table:formula="of:=&quot;Buis&quot; &amp;[.B6] &amp;&quot;/&quot; &amp; [.C6]" table:style-name="ce11">
            <text:p>Buis42,4/4</text:p>
          </table:table-cell>
          <table:table-cell office:value-type="string" office:string-value="Buis42,4x4" table:formula="of:=&quot;Buis&quot; &amp;[.B6] &amp;&quot;x&quot; &amp; [.C6]" table:style-name="ce11">
            <text:p>Buis42,4x4</text:p>
          </table:table-cell>
          <table:table-cell office:value-type="string" office:string-value="synonyms&quot;:[&quot;B42,4/4&quot;,&quot;B42,4x4&quot;,&quot;Buis42,4/4&quot;,&quot;Buis42,4x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,&quot;&amp;&quot;&quot;&quot;&quot;&amp;[.H6]&amp;&quot;&quot;&quot;&quot;&amp;&quot;]}]},&quot;" table:style-name="ce11">
            <text:p>synonyms":["B42,4/4","B42,4x4","Buis42,4/4","Buis42,4x4"]}]},</text:p>
          </table:table-cell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B42,4/4": [{"shape_coords":[42,4,4],"shape_name":"Round tube profile","synonyms":["B42,4/4","B42,4x4","Buis42,4/4","Buis42,4x4"]}]},</text:p>
          </table:table-cell>
          <table:table-cell table:number-columns-repeated="16374"/>
        </table:table-row>
        <table:table-row table:style-name="ro2">
          <table:table-cell office:value-type="string" office:string-value="B48,3/2,6" table:formula="of:=&quot;B&quot; &amp;[.B7] &amp;&quot;/&quot; &amp; [.C7]" table:style-name="ce11">
            <text:p>B48,3/2,6</text:p>
          </table:table-cell>
          <table:table-cell office:value-type="float" office:value="48.3" table:style-name="ce13">
            <text:p>48,3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2,6" table:formula="of:=[.A7]" table:style-name="ce11">
            <text:p>B48,3/2,6</text:p>
          </table:table-cell>
          <table:table-cell office:value-type="string" office:string-value="B48,3x2,6" table:formula="of:=&quot;B&quot; &amp;[.B7] &amp;&quot;x&quot; &amp; [.C7]" table:style-name="ce11">
            <text:p>B48,3x2,6</text:p>
          </table:table-cell>
          <table:table-cell office:value-type="string" office:string-value="Buis48,3/2,6" table:formula="of:=&quot;Buis&quot; &amp;[.B7] &amp;&quot;/&quot; &amp; [.C7]" table:style-name="ce11">
            <text:p>Buis48,3/2,6</text:p>
          </table:table-cell>
          <table:table-cell office:value-type="string" office:string-value="Buis48,3x2,6" table:formula="of:=&quot;Buis&quot; &amp;[.B7] &amp;&quot;x&quot; &amp; [.C7]" table:style-name="ce11">
            <text:p>Buis48,3x2,6</text:p>
          </table:table-cell>
          <table:table-cell office:value-type="string" office:string-value="synonyms&quot;:[&quot;B48,3/2,6&quot;,&quot;B48,3x2,6&quot;,&quot;Buis48,3/2,6&quot;,&quot;Buis48,3x2,6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,&quot;&amp;&quot;&quot;&quot;&quot;&amp;[.H7]&amp;&quot;&quot;&quot;&quot;&amp;&quot;]}]},&quot;" table:style-name="ce11">
            <text:p>synonyms":["B48,3/2,6","B48,3x2,6","Buis48,3/2,6","Buis48,3x2,6"]}]},</text:p>
          </table:table-cell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B48,3/2,6": [{"shape_coords":[48,3,2,6],"shape_name":"Round tube profile","synonyms":["B48,3/2,6","B48,3x2,6","Buis48,3/2,6","Buis48,3x2,6"]}]},</text:p>
          </table:table-cell>
          <table:table-cell table:number-columns-repeated="16374"/>
        </table:table-row>
        <table:table-row table:style-name="ro2">
          <table:table-cell office:value-type="string" office:string-value="B48,3/3,2" table:formula="of:=&quot;B&quot; &amp;[.B8] &amp;&quot;/&quot; &amp; [.C8]" table:style-name="ce11">
            <text:p>B48,3/3,2</text:p>
          </table:table-cell>
          <table:table-cell office:value-type="float" office:value="48.3" table:style-name="ce13">
            <text:p>48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3,2" table:formula="of:=[.A8]" table:style-name="ce11">
            <text:p>B48,3/3,2</text:p>
          </table:table-cell>
          <table:table-cell office:value-type="string" office:string-value="B48,3x3,2" table:formula="of:=&quot;B&quot; &amp;[.B8] &amp;&quot;x&quot; &amp; [.C8]" table:style-name="ce11">
            <text:p>B48,3x3,2</text:p>
          </table:table-cell>
          <table:table-cell office:value-type="string" office:string-value="Buis48,3/3,2" table:formula="of:=&quot;Buis&quot; &amp;[.B8] &amp;&quot;/&quot; &amp; [.C8]" table:style-name="ce11">
            <text:p>Buis48,3/3,2</text:p>
          </table:table-cell>
          <table:table-cell office:value-type="string" office:string-value="Buis48,3x3,2" table:formula="of:=&quot;Buis&quot; &amp;[.B8] &amp;&quot;x&quot; &amp; [.C8]" table:style-name="ce11">
            <text:p>Buis48,3x3,2</text:p>
          </table:table-cell>
          <table:table-cell office:value-type="string" office:string-value="synonyms&quot;:[&quot;B48,3/3,2&quot;,&quot;B48,3x3,2&quot;,&quot;Buis48,3/3,2&quot;,&quot;Buis48,3x3,2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,&quot;&amp;&quot;&quot;&quot;&quot;&amp;[.H8]&amp;&quot;&quot;&quot;&quot;&amp;&quot;]}]},&quot;" table:style-name="ce11">
            <text:p>synonyms":["B48,3/3,2","B48,3x3,2","Buis48,3/3,2","Buis48,3x3,2"]}]},</text:p>
          </table:table-cell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B48,3/3,2": [{"shape_coords":[48,3,3,2],"shape_name":"Round tube profile","synonyms":["B48,3/3,2","B48,3x3,2","Buis48,3/3,2","Buis48,3x3,2"]}]},</text:p>
          </table:table-cell>
          <table:table-cell table:number-columns-repeated="16374"/>
        </table:table-row>
        <table:table-row table:style-name="ro2">
          <table:table-cell office:value-type="string" office:string-value="B48,3/4" table:formula="of:=&quot;B&quot; &amp;[.B9] &amp;&quot;/&quot; &amp; [.C9]" table:style-name="ce11">
            <text:p>B48,3/4</text:p>
          </table:table-cell>
          <table:table-cell office:value-type="float" office:value="48.3" table:style-name="ce13">
            <text:p>48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4" table:formula="of:=[.A9]" table:style-name="ce11">
            <text:p>B48,3/4</text:p>
          </table:table-cell>
          <table:table-cell office:value-type="string" office:string-value="B48,3x4" table:formula="of:=&quot;B&quot; &amp;[.B9] &amp;&quot;x&quot; &amp; [.C9]" table:style-name="ce11">
            <text:p>B48,3x4</text:p>
          </table:table-cell>
          <table:table-cell office:value-type="string" office:string-value="Buis48,3/4" table:formula="of:=&quot;Buis&quot; &amp;[.B9] &amp;&quot;/&quot; &amp; [.C9]" table:style-name="ce11">
            <text:p>Buis48,3/4</text:p>
          </table:table-cell>
          <table:table-cell office:value-type="string" office:string-value="Buis48,3x4" table:formula="of:=&quot;Buis&quot; &amp;[.B9] &amp;&quot;x&quot; &amp; [.C9]" table:style-name="ce11">
            <text:p>Buis48,3x4</text:p>
          </table:table-cell>
          <table:table-cell office:value-type="string" office:string-value="synonyms&quot;:[&quot;B48,3/4&quot;,&quot;B48,3x4&quot;,&quot;Buis48,3/4&quot;,&quot;Buis48,3x4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,&quot;&amp;&quot;&quot;&quot;&quot;&amp;[.H9]&amp;&quot;&quot;&quot;&quot;&amp;&quot;]}]},&quot;" table:style-name="ce11">
            <text:p>synonyms":["B48,3/4","B48,3x4","Buis48,3/4","Buis48,3x4"]}]},</text:p>
          </table:table-cell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B48,3/4": [{"shape_coords":[48,3,4],"shape_name":"Round tube profile","synonyms":["B48,3/4","B48,3x4","Buis48,3/4","Buis48,3x4"]}]},</text:p>
          </table:table-cell>
          <table:table-cell table:number-columns-repeated="16374"/>
        </table:table-row>
        <table:table-row table:style-name="ro2">
          <table:table-cell office:value-type="string" office:string-value="B60,3/3,2" table:formula="of:=&quot;B&quot; &amp;[.B10] &amp;&quot;/&quot; &amp; [.C10]" table:style-name="ce11">
            <text:p>B60,3/3,2</text:p>
          </table:table-cell>
          <table:table-cell office:value-type="float" office:value="60.3" table:style-name="ce13">
            <text:p>60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3,2" table:formula="of:=[.A10]" table:style-name="ce11">
            <text:p>B60,3/3,2</text:p>
          </table:table-cell>
          <table:table-cell office:value-type="string" office:string-value="B60,3x3,2" table:formula="of:=&quot;B&quot; &amp;[.B10] &amp;&quot;x&quot; &amp; [.C10]" table:style-name="ce11">
            <text:p>B60,3x3,2</text:p>
          </table:table-cell>
          <table:table-cell office:value-type="string" office:string-value="Buis60,3/3,2" table:formula="of:=&quot;Buis&quot; &amp;[.B10] &amp;&quot;/&quot; &amp; [.C10]" table:style-name="ce11">
            <text:p>Buis60,3/3,2</text:p>
          </table:table-cell>
          <table:table-cell office:value-type="string" office:string-value="Buis60,3x3,2" table:formula="of:=&quot;Buis&quot; &amp;[.B10] &amp;&quot;x&quot; &amp; [.C10]" table:style-name="ce11">
            <text:p>Buis60,3x3,2</text:p>
          </table:table-cell>
          <table:table-cell office:value-type="string" office:string-value="synonyms&quot;:[&quot;B60,3/3,2&quot;,&quot;B60,3x3,2&quot;,&quot;Buis60,3/3,2&quot;,&quot;Buis60,3x3,2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,&quot;&amp;&quot;&quot;&quot;&quot;&amp;[.H10]&amp;&quot;&quot;&quot;&quot;&amp;&quot;]}]},&quot;" table:style-name="ce11">
            <text:p>synonyms":["B60,3/3,2","B60,3x3,2","Buis60,3/3,2","Buis60,3x3,2"]}]},</text:p>
          </table:table-cell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B60,3/3,2": [{"shape_coords":[60,3,3,2],"shape_name":"Round tube profile","synonyms":["B60,3/3,2","B60,3x3,2","Buis60,3/3,2","Buis60,3x3,2"]}]},</text:p>
          </table:table-cell>
          <table:table-cell table:number-columns-repeated="16374"/>
        </table:table-row>
        <table:table-row table:style-name="ro2">
          <table:table-cell office:value-type="string" office:string-value="B60,3/4" table:formula="of:=&quot;B&quot; &amp;[.B11] &amp;&quot;/&quot; &amp; [.C11]" table:style-name="ce11">
            <text:p>B60,3/4</text:p>
          </table:table-cell>
          <table:table-cell office:value-type="float" office:value="60.3" table:style-name="ce13">
            <text:p>60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4" table:formula="of:=[.A11]" table:style-name="ce11">
            <text:p>B60,3/4</text:p>
          </table:table-cell>
          <table:table-cell office:value-type="string" office:string-value="B60,3x4" table:formula="of:=&quot;B&quot; &amp;[.B11] &amp;&quot;x&quot; &amp; [.C11]" table:style-name="ce11">
            <text:p>B60,3x4</text:p>
          </table:table-cell>
          <table:table-cell office:value-type="string" office:string-value="Buis60,3/4" table:formula="of:=&quot;Buis&quot; &amp;[.B11] &amp;&quot;/&quot; &amp; [.C11]" table:style-name="ce11">
            <text:p>Buis60,3/4</text:p>
          </table:table-cell>
          <table:table-cell office:value-type="string" office:string-value="Buis60,3x4" table:formula="of:=&quot;Buis&quot; &amp;[.B11] &amp;&quot;x&quot; &amp; [.C11]" table:style-name="ce11">
            <text:p>Buis60,3x4</text:p>
          </table:table-cell>
          <table:table-cell office:value-type="string" office:string-value="synonyms&quot;:[&quot;B60,3/4&quot;,&quot;B60,3x4&quot;,&quot;Buis60,3/4&quot;,&quot;Buis60,3x4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,&quot;&amp;&quot;&quot;&quot;&quot;&amp;[.H11]&amp;&quot;&quot;&quot;&quot;&amp;&quot;]}]},&quot;" table:style-name="ce11">
            <text:p>synonyms":["B60,3/4","B60,3x4","Buis60,3/4","Buis60,3x4"]}]},</text:p>
          </table:table-cell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B60,3/4": [{"shape_coords":[60,3,4],"shape_name":"Round tube profile","synonyms":["B60,3/4","B60,3x4","Buis60,3/4","Buis60,3x4"]}]},</text:p>
          </table:table-cell>
          <table:table-cell table:number-columns-repeated="16374"/>
        </table:table-row>
        <table:table-row table:style-name="ro2">
          <table:table-cell office:value-type="string" office:string-value="B60,3/5" table:formula="of:=&quot;B&quot; &amp;[.B12] &amp;&quot;/&quot; &amp; [.C12]" table:style-name="ce11">
            <text:p>B60,3/5</text:p>
          </table:table-cell>
          <table:table-cell office:value-type="float" office:value="60.3" table:style-name="ce13">
            <text:p>60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5" table:formula="of:=[.A12]" table:style-name="ce11">
            <text:p>B60,3/5</text:p>
          </table:table-cell>
          <table:table-cell office:value-type="string" office:string-value="B60,3x5" table:formula="of:=&quot;B&quot; &amp;[.B12] &amp;&quot;x&quot; &amp; [.C12]" table:style-name="ce11">
            <text:p>B60,3x5</text:p>
          </table:table-cell>
          <table:table-cell office:value-type="string" office:string-value="Buis60,3/5" table:formula="of:=&quot;Buis&quot; &amp;[.B12] &amp;&quot;/&quot; &amp; [.C12]" table:style-name="ce11">
            <text:p>Buis60,3/5</text:p>
          </table:table-cell>
          <table:table-cell office:value-type="string" office:string-value="Buis60,3x5" table:formula="of:=&quot;Buis&quot; &amp;[.B12] &amp;&quot;x&quot; &amp; [.C12]" table:style-name="ce11">
            <text:p>Buis60,3x5</text:p>
          </table:table-cell>
          <table:table-cell office:value-type="string" office:string-value="synonyms&quot;:[&quot;B60,3/5&quot;,&quot;B60,3x5&quot;,&quot;Buis60,3/5&quot;,&quot;Buis60,3x5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,&quot;&amp;&quot;&quot;&quot;&quot;&amp;[.H12]&amp;&quot;&quot;&quot;&quot;&amp;&quot;]}]},&quot;" table:style-name="ce11">
            <text:p>synonyms":["B60,3/5","B60,3x5","Buis60,3/5","Buis60,3x5"]}]},</text:p>
          </table:table-cell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B60,3/5": [{"shape_coords":[60,3,5],"shape_name":"Round tube profile","synonyms":["B60,3/5","B60,3x5","Buis60,3/5","Buis60,3x5"]}]},</text:p>
          </table:table-cell>
          <table:table-cell table:number-columns-repeated="16374"/>
        </table:table-row>
        <table:table-row table:style-name="ro2">
          <table:table-cell office:value-type="string" office:string-value="B76,1/3,2" table:formula="of:=&quot;B&quot; &amp;[.B13] &amp;&quot;/&quot; &amp; [.C13]" table:style-name="ce11">
            <text:p>B76,1/3,2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3,2" table:formula="of:=[.A13]" table:style-name="ce11">
            <text:p>B76,1/3,2</text:p>
          </table:table-cell>
          <table:table-cell office:value-type="string" office:string-value="B76,1x3,2" table:formula="of:=&quot;B&quot; &amp;[.B13] &amp;&quot;x&quot; &amp; [.C13]" table:style-name="ce11">
            <text:p>B76,1x3,2</text:p>
          </table:table-cell>
          <table:table-cell office:value-type="string" office:string-value="Buis76,1/3,2" table:formula="of:=&quot;Buis&quot; &amp;[.B13] &amp;&quot;/&quot; &amp; [.C13]" table:style-name="ce11">
            <text:p>Buis76,1/3,2</text:p>
          </table:table-cell>
          <table:table-cell office:value-type="string" office:string-value="Buis76,1x3,2" table:formula="of:=&quot;Buis&quot; &amp;[.B13] &amp;&quot;x&quot; &amp; [.C13]" table:style-name="ce11">
            <text:p>Buis76,1x3,2</text:p>
          </table:table-cell>
          <table:table-cell office:value-type="string" office:string-value="synonyms&quot;:[&quot;B76,1/3,2&quot;,&quot;B76,1x3,2&quot;,&quot;Buis76,1/3,2&quot;,&quot;Buis76,1x3,2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,&quot;&amp;&quot;&quot;&quot;&quot;&amp;[.H13]&amp;&quot;&quot;&quot;&quot;&amp;&quot;]}]},&quot;" table:style-name="ce11">
            <text:p>synonyms":["B76,1/3,2","B76,1x3,2","Buis76,1/3,2","Buis76,1x3,2"]}]},</text:p>
          </table:table-cell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B76,1/3,2": [{"shape_coords":[76,1,3,2],"shape_name":"Round tube profile","synonyms":["B76,1/3,2","B76,1x3,2","Buis76,1/3,2","Buis76,1x3,2"]}]},</text:p>
          </table:table-cell>
          <table:table-cell table:number-columns-repeated="16374"/>
        </table:table-row>
        <table:table-row table:style-name="ro2">
          <table:table-cell office:value-type="string" office:string-value="B76,1/4" table:formula="of:=&quot;B&quot; &amp;[.B14] &amp;&quot;/&quot; &amp; [.C14]" table:style-name="ce11">
            <text:p>B76,1/4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4" table:formula="of:=[.A14]" table:style-name="ce11">
            <text:p>B76,1/4</text:p>
          </table:table-cell>
          <table:table-cell office:value-type="string" office:string-value="B76,1x4" table:formula="of:=&quot;B&quot; &amp;[.B14] &amp;&quot;x&quot; &amp; [.C14]" table:style-name="ce11">
            <text:p>B76,1x4</text:p>
          </table:table-cell>
          <table:table-cell office:value-type="string" office:string-value="Buis76,1/4" table:formula="of:=&quot;Buis&quot; &amp;[.B14] &amp;&quot;/&quot; &amp; [.C14]" table:style-name="ce11">
            <text:p>Buis76,1/4</text:p>
          </table:table-cell>
          <table:table-cell office:value-type="string" office:string-value="Buis76,1x4" table:formula="of:=&quot;Buis&quot; &amp;[.B14] &amp;&quot;x&quot; &amp; [.C14]" table:style-name="ce11">
            <text:p>Buis76,1x4</text:p>
          </table:table-cell>
          <table:table-cell office:value-type="string" office:string-value="synonyms&quot;:[&quot;B76,1/4&quot;,&quot;B76,1x4&quot;,&quot;Buis76,1/4&quot;,&quot;Buis76,1x4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,&quot;&amp;&quot;&quot;&quot;&quot;&amp;[.H14]&amp;&quot;&quot;&quot;&quot;&amp;&quot;]}]},&quot;" table:style-name="ce11">
            <text:p>synonyms":["B76,1/4","B76,1x4","Buis76,1/4","Buis76,1x4"]}]},</text:p>
          </table:table-cell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B76,1/4": [{"shape_coords":[76,1,4],"shape_name":"Round tube profile","synonyms":["B76,1/4","B76,1x4","Buis76,1/4","Buis76,1x4"]}]},</text:p>
          </table:table-cell>
          <table:table-cell table:number-columns-repeated="16374"/>
        </table:table-row>
        <table:table-row table:style-name="ro2">
          <table:table-cell office:value-type="string" office:string-value="B76,1/5" table:formula="of:=&quot;B&quot; &amp;[.B15] &amp;&quot;/&quot; &amp; [.C15]" table:style-name="ce11">
            <text:p>B76,1/5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5" table:formula="of:=[.A15]" table:style-name="ce11">
            <text:p>B76,1/5</text:p>
          </table:table-cell>
          <table:table-cell office:value-type="string" office:string-value="B76,1x5" table:formula="of:=&quot;B&quot; &amp;[.B15] &amp;&quot;x&quot; &amp; [.C15]" table:style-name="ce11">
            <text:p>B76,1x5</text:p>
          </table:table-cell>
          <table:table-cell office:value-type="string" office:string-value="Buis76,1/5" table:formula="of:=&quot;Buis&quot; &amp;[.B15] &amp;&quot;/&quot; &amp; [.C15]" table:style-name="ce11">
            <text:p>Buis76,1/5</text:p>
          </table:table-cell>
          <table:table-cell office:value-type="string" office:string-value="Buis76,1x5" table:formula="of:=&quot;Buis&quot; &amp;[.B15] &amp;&quot;x&quot; &amp; [.C15]" table:style-name="ce11">
            <text:p>Buis76,1x5</text:p>
          </table:table-cell>
          <table:table-cell office:value-type="string" office:string-value="synonyms&quot;:[&quot;B76,1/5&quot;,&quot;B76,1x5&quot;,&quot;Buis76,1/5&quot;,&quot;Buis76,1x5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,&quot;&amp;&quot;&quot;&quot;&quot;&amp;[.H15]&amp;&quot;&quot;&quot;&quot;&amp;&quot;]}]},&quot;" table:style-name="ce11">
            <text:p>synonyms":["B76,1/5","B76,1x5","Buis76,1/5","Buis76,1x5"]}]},</text:p>
          </table:table-cell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B76,1/5": [{"shape_coords":[76,1,5],"shape_name":"Round tube profile","synonyms":["B76,1/5","B76,1x5","Buis76,1/5","Buis76,1x5"]}]},</text:p>
          </table:table-cell>
          <table:table-cell table:number-columns-repeated="16374"/>
        </table:table-row>
        <table:table-row table:style-name="ro2">
          <table:table-cell office:value-type="string" office:string-value="B88,9/3,2" table:formula="of:=&quot;B&quot; &amp;[.B16] &amp;&quot;/&quot; &amp; [.C16]" table:style-name="ce11">
            <text:p>B88,9/3,2</text:p>
          </table:table-cell>
          <table:table-cell office:value-type="float" office:value="88.9" table:style-name="ce13">
            <text:p>88,9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3,2" table:formula="of:=[.A16]" table:style-name="ce11">
            <text:p>B88,9/3,2</text:p>
          </table:table-cell>
          <table:table-cell office:value-type="string" office:string-value="B88,9x3,2" table:formula="of:=&quot;B&quot; &amp;[.B16] &amp;&quot;x&quot; &amp; [.C16]" table:style-name="ce11">
            <text:p>B88,9x3,2</text:p>
          </table:table-cell>
          <table:table-cell office:value-type="string" office:string-value="Buis88,9/3,2" table:formula="of:=&quot;Buis&quot; &amp;[.B16] &amp;&quot;/&quot; &amp; [.C16]" table:style-name="ce11">
            <text:p>Buis88,9/3,2</text:p>
          </table:table-cell>
          <table:table-cell office:value-type="string" office:string-value="Buis88,9x3,2" table:formula="of:=&quot;Buis&quot; &amp;[.B16] &amp;&quot;x&quot; &amp; [.C16]" table:style-name="ce11">
            <text:p>Buis88,9x3,2</text:p>
          </table:table-cell>
          <table:table-cell office:value-type="string" office:string-value="synonyms&quot;:[&quot;B88,9/3,2&quot;,&quot;B88,9x3,2&quot;,&quot;Buis88,9/3,2&quot;,&quot;Buis88,9x3,2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,&quot;&amp;&quot;&quot;&quot;&quot;&amp;[.H16]&amp;&quot;&quot;&quot;&quot;&amp;&quot;]}]},&quot;" table:style-name="ce11">
            <text:p>synonyms":["B88,9/3,2","B88,9x3,2","Buis88,9/3,2","Buis88,9x3,2"]}]},</text:p>
          </table:table-cell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B88,9/3,2": [{"shape_coords":[88,9,3,2],"shape_name":"Round tube profile","synonyms":["B88,9/3,2","B88,9x3,2","Buis88,9/3,2","Buis88,9x3,2"]}]},</text:p>
          </table:table-cell>
          <table:table-cell table:number-columns-repeated="16374"/>
        </table:table-row>
        <table:table-row table:style-name="ro2">
          <table:table-cell office:value-type="string" office:string-value="B88,9/4" table:formula="of:=&quot;B&quot; &amp;[.B17] &amp;&quot;/&quot; &amp; [.C17]" table:style-name="ce11">
            <text:p>B88,9/4</text:p>
          </table:table-cell>
          <table:table-cell office:value-type="float" office:value="88.9" table:style-name="ce13">
            <text:p>88,9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4" table:formula="of:=[.A17]" table:style-name="ce11">
            <text:p>B88,9/4</text:p>
          </table:table-cell>
          <table:table-cell office:value-type="string" office:string-value="B88,9x4" table:formula="of:=&quot;B&quot; &amp;[.B17] &amp;&quot;x&quot; &amp; [.C17]" table:style-name="ce11">
            <text:p>B88,9x4</text:p>
          </table:table-cell>
          <table:table-cell office:value-type="string" office:string-value="Buis88,9/4" table:formula="of:=&quot;Buis&quot; &amp;[.B17] &amp;&quot;/&quot; &amp; [.C17]" table:style-name="ce11">
            <text:p>Buis88,9/4</text:p>
          </table:table-cell>
          <table:table-cell office:value-type="string" office:string-value="Buis88,9x4" table:formula="of:=&quot;Buis&quot; &amp;[.B17] &amp;&quot;x&quot; &amp; [.C17]" table:style-name="ce11">
            <text:p>Buis88,9x4</text:p>
          </table:table-cell>
          <table:table-cell office:value-type="string" office:string-value="synonyms&quot;:[&quot;B88,9/4&quot;,&quot;B88,9x4&quot;,&quot;Buis88,9/4&quot;,&quot;Buis88,9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,&quot;&amp;&quot;&quot;&quot;&quot;&amp;[.H17]&amp;&quot;&quot;&quot;&quot;&amp;&quot;]}]},&quot;" table:style-name="ce11">
            <text:p>synonyms":["B88,9/4","B88,9x4","Buis88,9/4","Buis88,9x4"]}]},</text:p>
          </table:table-cell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B88,9/4": [{"shape_coords":[88,9,4],"shape_name":"Round tube profile","synonyms":["B88,9/4","B88,9x4","Buis88,9/4","Buis88,9x4"]}]},</text:p>
          </table:table-cell>
          <table:table-cell table:number-columns-repeated="16374"/>
        </table:table-row>
        <table:table-row table:style-name="ro2">
          <table:table-cell office:value-type="string" office:string-value="B88,9/5" table:formula="of:=&quot;B&quot; &amp;[.B18] &amp;&quot;/&quot; &amp; [.C18]" table:style-name="ce11">
            <text:p>B88,9/5</text:p>
          </table:table-cell>
          <table:table-cell office:value-type="float" office:value="88.9" table:style-name="ce13">
            <text:p>88,9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5" table:formula="of:=[.A18]" table:style-name="ce11">
            <text:p>B88,9/5</text:p>
          </table:table-cell>
          <table:table-cell office:value-type="string" office:string-value="B88,9x5" table:formula="of:=&quot;B&quot; &amp;[.B18] &amp;&quot;x&quot; &amp; [.C18]" table:style-name="ce11">
            <text:p>B88,9x5</text:p>
          </table:table-cell>
          <table:table-cell office:value-type="string" office:string-value="Buis88,9/5" table:formula="of:=&quot;Buis&quot; &amp;[.B18] &amp;&quot;/&quot; &amp; [.C18]" table:style-name="ce11">
            <text:p>Buis88,9/5</text:p>
          </table:table-cell>
          <table:table-cell office:value-type="string" office:string-value="Buis88,9x5" table:formula="of:=&quot;Buis&quot; &amp;[.B18] &amp;&quot;x&quot; &amp; [.C18]" table:style-name="ce11">
            <text:p>Buis88,9x5</text:p>
          </table:table-cell>
          <table:table-cell office:value-type="string" office:string-value="synonyms&quot;:[&quot;B88,9/5&quot;,&quot;B88,9x5&quot;,&quot;Buis88,9/5&quot;,&quot;Buis88,9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,&quot;&amp;&quot;&quot;&quot;&quot;&amp;[.H18]&amp;&quot;&quot;&quot;&quot;&amp;&quot;]}]},&quot;" table:style-name="ce11">
            <text:p>synonyms":["B88,9/5","B88,9x5","Buis88,9/5","Buis88,9x5"]}]},</text:p>
          </table:table-cell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B88,9/5": [{"shape_coords":[88,9,5],"shape_name":"Round tube profile","synonyms":["B88,9/5","B88,9x5","Buis88,9/5","Buis88,9x5"]}]},</text:p>
          </table:table-cell>
          <table:table-cell table:number-columns-repeated="16374"/>
        </table:table-row>
        <table:table-row table:style-name="ro2">
          <table:table-cell office:value-type="string" office:string-value="B114,3/4" table:formula="of:=&quot;B&quot; &amp;[.B19] &amp;&quot;/&quot; &amp; [.C19]" table:style-name="ce11">
            <text:p>B114,3/4</text:p>
          </table:table-cell>
          <table:table-cell office:value-type="float" office:value="114.3" table:style-name="ce13">
            <text:p>114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4" table:formula="of:=[.A19]" table:style-name="ce11">
            <text:p>B114,3/4</text:p>
          </table:table-cell>
          <table:table-cell office:value-type="string" office:string-value="B114,3x4" table:formula="of:=&quot;B&quot; &amp;[.B19] &amp;&quot;x&quot; &amp; [.C19]" table:style-name="ce11">
            <text:p>B114,3x4</text:p>
          </table:table-cell>
          <table:table-cell office:value-type="string" office:string-value="Buis114,3/4" table:formula="of:=&quot;Buis&quot; &amp;[.B19] &amp;&quot;/&quot; &amp; [.C19]" table:style-name="ce11">
            <text:p>Buis114,3/4</text:p>
          </table:table-cell>
          <table:table-cell office:value-type="string" office:string-value="Buis114,3x4" table:formula="of:=&quot;Buis&quot; &amp;[.B19] &amp;&quot;x&quot; &amp; [.C19]" table:style-name="ce11">
            <text:p>Buis114,3x4</text:p>
          </table:table-cell>
          <table:table-cell office:value-type="string" office:string-value="synonyms&quot;:[&quot;B114,3/4&quot;,&quot;B114,3x4&quot;,&quot;Buis114,3/4&quot;,&quot;Buis114,3x4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,&quot;&amp;&quot;&quot;&quot;&quot;&amp;[.H19]&amp;&quot;&quot;&quot;&quot;&amp;&quot;]}]},&quot;" table:style-name="ce11">
            <text:p>synonyms":["B114,3/4","B114,3x4","Buis114,3/4","Buis114,3x4"]}]},</text:p>
          </table:table-cell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B114,3/4": [{"shape_coords":[114,3,4],"shape_name":"Round tube profile","synonyms":["B114,3/4","B114,3x4","Buis114,3/4","Buis114,3x4"]}]},</text:p>
          </table:table-cell>
          <table:table-cell table:number-columns-repeated="16374"/>
        </table:table-row>
        <table:table-row table:style-name="ro2">
          <table:table-cell office:value-type="string" office:string-value="B114,3/5" table:formula="of:=&quot;B&quot; &amp;[.B20] &amp;&quot;/&quot; &amp; [.C20]" table:style-name="ce11">
            <text:p>B114,3/5</text:p>
          </table:table-cell>
          <table:table-cell office:value-type="float" office:value="114.3" table:style-name="ce13">
            <text:p>114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5" table:formula="of:=[.A20]" table:style-name="ce11">
            <text:p>B114,3/5</text:p>
          </table:table-cell>
          <table:table-cell office:value-type="string" office:string-value="B114,3x5" table:formula="of:=&quot;B&quot; &amp;[.B20] &amp;&quot;x&quot; &amp; [.C20]" table:style-name="ce11">
            <text:p>B114,3x5</text:p>
          </table:table-cell>
          <table:table-cell office:value-type="string" office:string-value="Buis114,3/5" table:formula="of:=&quot;Buis&quot; &amp;[.B20] &amp;&quot;/&quot; &amp; [.C20]" table:style-name="ce11">
            <text:p>Buis114,3/5</text:p>
          </table:table-cell>
          <table:table-cell office:value-type="string" office:string-value="Buis114,3x5" table:formula="of:=&quot;Buis&quot; &amp;[.B20] &amp;&quot;x&quot; &amp; [.C20]" table:style-name="ce11">
            <text:p>Buis114,3x5</text:p>
          </table:table-cell>
          <table:table-cell office:value-type="string" office:string-value="synonyms&quot;:[&quot;B114,3/5&quot;,&quot;B114,3x5&quot;,&quot;Buis114,3/5&quot;,&quot;Buis114,3x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,&quot;&amp;&quot;&quot;&quot;&quot;&amp;[.H20]&amp;&quot;&quot;&quot;&quot;&amp;&quot;]}]},&quot;" table:style-name="ce11">
            <text:p>synonyms":["B114,3/5","B114,3x5","Buis114,3/5","Buis114,3x5"]}]},</text:p>
          </table:table-cell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B114,3/5": [{"shape_coords":[114,3,5],"shape_name":"Round tube profile","synonyms":["B114,3/5","B114,3x5","Buis114,3/5","Buis114,3x5"]}]},</text:p>
          </table:table-cell>
          <table:table-cell table:number-columns-repeated="16374"/>
        </table:table-row>
        <table:table-row table:style-name="ro2">
          <table:table-cell office:value-type="string" office:string-value="B114,3/6,3" table:formula="of:=&quot;B&quot; &amp;[.B21] &amp;&quot;/&quot; &amp; [.C21]" table:style-name="ce11">
            <text:p>B114,3/6,3</text:p>
          </table:table-cell>
          <table:table-cell office:value-type="float" office:value="114.3" table:style-name="ce13">
            <text:p>114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6,3" table:formula="of:=[.A21]" table:style-name="ce11">
            <text:p>B114,3/6,3</text:p>
          </table:table-cell>
          <table:table-cell office:value-type="string" office:string-value="B114,3x6,3" table:formula="of:=&quot;B&quot; &amp;[.B21] &amp;&quot;x&quot; &amp; [.C21]" table:style-name="ce11">
            <text:p>B114,3x6,3</text:p>
          </table:table-cell>
          <table:table-cell office:value-type="string" office:string-value="Buis114,3/6,3" table:formula="of:=&quot;Buis&quot; &amp;[.B21] &amp;&quot;/&quot; &amp; [.C21]" table:style-name="ce11">
            <text:p>Buis114,3/6,3</text:p>
          </table:table-cell>
          <table:table-cell office:value-type="string" office:string-value="Buis114,3x6,3" table:formula="of:=&quot;Buis&quot; &amp;[.B21] &amp;&quot;x&quot; &amp; [.C21]" table:style-name="ce11">
            <text:p>Buis114,3x6,3</text:p>
          </table:table-cell>
          <table:table-cell office:value-type="string" office:string-value="synonyms&quot;:[&quot;B114,3/6,3&quot;,&quot;B114,3x6,3&quot;,&quot;Buis114,3/6,3&quot;,&quot;Buis114,3x6,3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,&quot;&amp;&quot;&quot;&quot;&quot;&amp;[.H21]&amp;&quot;&quot;&quot;&quot;&amp;&quot;]}]},&quot;" table:style-name="ce11">
            <text:p>synonyms":["B114,3/6,3","B114,3x6,3","Buis114,3/6,3","Buis114,3x6,3"]}]},</text:p>
          </table:table-cell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B114,3/6,3": [{"shape_coords":[114,3,6,3],"shape_name":"Round tube profile","synonyms":["B114,3/6,3","B114,3x6,3","Buis114,3/6,3","Buis114,3x6,3"]}]},</text:p>
          </table:table-cell>
          <table:table-cell table:number-columns-repeated="16374"/>
        </table:table-row>
        <table:table-row table:style-name="ro2">
          <table:table-cell office:value-type="string" office:string-value="B139,7/4" table:formula="of:=&quot;B&quot; &amp;[.B22] &amp;&quot;/&quot; &amp; [.C22]" table:style-name="ce11">
            <text:p>B139,7/4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4" table:formula="of:=[.A22]" table:style-name="ce11">
            <text:p>B139,7/4</text:p>
          </table:table-cell>
          <table:table-cell office:value-type="string" office:string-value="B139,7x4" table:formula="of:=&quot;B&quot; &amp;[.B22] &amp;&quot;x&quot; &amp; [.C22]" table:style-name="ce11">
            <text:p>B139,7x4</text:p>
          </table:table-cell>
          <table:table-cell office:value-type="string" office:string-value="Buis139,7/4" table:formula="of:=&quot;Buis&quot; &amp;[.B22] &amp;&quot;/&quot; &amp; [.C22]" table:style-name="ce11">
            <text:p>Buis139,7/4</text:p>
          </table:table-cell>
          <table:table-cell office:value-type="string" office:string-value="Buis139,7x4" table:formula="of:=&quot;Buis&quot; &amp;[.B22] &amp;&quot;x&quot; &amp; [.C22]" table:style-name="ce11">
            <text:p>Buis139,7x4</text:p>
          </table:table-cell>
          <table:table-cell office:value-type="string" office:string-value="synonyms&quot;:[&quot;B139,7/4&quot;,&quot;B139,7x4&quot;,&quot;Buis139,7/4&quot;,&quot;Buis139,7x4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,&quot;&amp;&quot;&quot;&quot;&quot;&amp;[.H22]&amp;&quot;&quot;&quot;&quot;&amp;&quot;]}]},&quot;" table:style-name="ce11">
            <text:p>synonyms":["B139,7/4","B139,7x4","Buis139,7/4","Buis139,7x4"]}]},</text:p>
          </table:table-cell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B139,7/4": [{"shape_coords":[139,7,4],"shape_name":"Round tube profile","synonyms":["B139,7/4","B139,7x4","Buis139,7/4","Buis139,7x4"]}]},</text:p>
          </table:table-cell>
          <table:table-cell table:number-columns-repeated="16374"/>
        </table:table-row>
        <table:table-row table:style-name="ro2">
          <table:table-cell office:value-type="string" office:string-value="B139,7/5" table:formula="of:=&quot;B&quot; &amp;[.B23] &amp;&quot;/&quot; &amp; [.C23]" table:style-name="ce11">
            <text:p>B139,7/5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5" table:formula="of:=[.A23]" table:style-name="ce11">
            <text:p>B139,7/5</text:p>
          </table:table-cell>
          <table:table-cell office:value-type="string" office:string-value="B139,7x5" table:formula="of:=&quot;B&quot; &amp;[.B23] &amp;&quot;x&quot; &amp; [.C23]" table:style-name="ce11">
            <text:p>B139,7x5</text:p>
          </table:table-cell>
          <table:table-cell office:value-type="string" office:string-value="Buis139,7/5" table:formula="of:=&quot;Buis&quot; &amp;[.B23] &amp;&quot;/&quot; &amp; [.C23]" table:style-name="ce11">
            <text:p>Buis139,7/5</text:p>
          </table:table-cell>
          <table:table-cell office:value-type="string" office:string-value="Buis139,7x5" table:formula="of:=&quot;Buis&quot; &amp;[.B23] &amp;&quot;x&quot; &amp; [.C23]" table:style-name="ce11">
            <text:p>Buis139,7x5</text:p>
          </table:table-cell>
          <table:table-cell office:value-type="string" office:string-value="synonyms&quot;:[&quot;B139,7/5&quot;,&quot;B139,7x5&quot;,&quot;Buis139,7/5&quot;,&quot;Buis139,7x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,&quot;&amp;&quot;&quot;&quot;&quot;&amp;[.H23]&amp;&quot;&quot;&quot;&quot;&amp;&quot;]}]},&quot;" table:style-name="ce11">
            <text:p>synonyms":["B139,7/5","B139,7x5","Buis139,7/5","Buis139,7x5"]}]},</text:p>
          </table:table-cell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B139,7/5": [{"shape_coords":[139,7,5],"shape_name":"Round tube profile","synonyms":["B139,7/5","B139,7x5","Buis139,7/5","Buis139,7x5"]}]},</text:p>
          </table:table-cell>
          <table:table-cell table:number-columns-repeated="16374"/>
        </table:table-row>
        <table:table-row table:style-name="ro2">
          <table:table-cell office:value-type="string" office:string-value="B139,7/6,3" table:formula="of:=&quot;B&quot; &amp;[.B24] &amp;&quot;/&quot; &amp; [.C24]" table:style-name="ce11">
            <text:p>B139,7/6,3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6,3" table:formula="of:=[.A24]" table:style-name="ce11">
            <text:p>B139,7/6,3</text:p>
          </table:table-cell>
          <table:table-cell office:value-type="string" office:string-value="B139,7x6,3" table:formula="of:=&quot;B&quot; &amp;[.B24] &amp;&quot;x&quot; &amp; [.C24]" table:style-name="ce11">
            <text:p>B139,7x6,3</text:p>
          </table:table-cell>
          <table:table-cell office:value-type="string" office:string-value="Buis139,7/6,3" table:formula="of:=&quot;Buis&quot; &amp;[.B24] &amp;&quot;/&quot; &amp; [.C24]" table:style-name="ce11">
            <text:p>Buis139,7/6,3</text:p>
          </table:table-cell>
          <table:table-cell office:value-type="string" office:string-value="Buis139,7x6,3" table:formula="of:=&quot;Buis&quot; &amp;[.B24] &amp;&quot;x&quot; &amp; [.C24]" table:style-name="ce11">
            <text:p>Buis139,7x6,3</text:p>
          </table:table-cell>
          <table:table-cell office:value-type="string" office:string-value="synonyms&quot;:[&quot;B139,7/6,3&quot;,&quot;B139,7x6,3&quot;,&quot;Buis139,7/6,3&quot;,&quot;Buis139,7x6,3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,&quot;&amp;&quot;&quot;&quot;&quot;&amp;[.H24]&amp;&quot;&quot;&quot;&quot;&amp;&quot;]}]},&quot;" table:style-name="ce11">
            <text:p>synonyms":["B139,7/6,3","B139,7x6,3","Buis139,7/6,3","Buis139,7x6,3"]}]},</text:p>
          </table:table-cell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B139,7/6,3": [{"shape_coords":[139,7,6,3],"shape_name":"Round tube profile","synonyms":["B139,7/6,3","B139,7x6,3","Buis139,7/6,3","Buis139,7x6,3"]}]},</text:p>
          </table:table-cell>
          <table:table-cell table:number-columns-repeated="16374"/>
        </table:table-row>
        <table:table-row table:style-name="ro2">
          <table:table-cell office:value-type="string" office:string-value="B139,7/8" table:formula="of:=&quot;B&quot; &amp;[.B25] &amp;&quot;/&quot; &amp; [.C25]" table:style-name="ce11">
            <text:p>B139,7/8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8" table:formula="of:=[.A25]" table:style-name="ce11">
            <text:p>B139,7/8</text:p>
          </table:table-cell>
          <table:table-cell office:value-type="string" office:string-value="B139,7x8" table:formula="of:=&quot;B&quot; &amp;[.B25] &amp;&quot;x&quot; &amp; [.C25]" table:style-name="ce11">
            <text:p>B139,7x8</text:p>
          </table:table-cell>
          <table:table-cell office:value-type="string" office:string-value="Buis139,7/8" table:formula="of:=&quot;Buis&quot; &amp;[.B25] &amp;&quot;/&quot; &amp; [.C25]" table:style-name="ce11">
            <text:p>Buis139,7/8</text:p>
          </table:table-cell>
          <table:table-cell office:value-type="string" office:string-value="Buis139,7x8" table:formula="of:=&quot;Buis&quot; &amp;[.B25] &amp;&quot;x&quot; &amp; [.C25]" table:style-name="ce11">
            <text:p>Buis139,7x8</text:p>
          </table:table-cell>
          <table:table-cell office:value-type="string" office:string-value="synonyms&quot;:[&quot;B139,7/8&quot;,&quot;B139,7x8&quot;,&quot;Buis139,7/8&quot;,&quot;Buis139,7x8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,&quot;&amp;&quot;&quot;&quot;&quot;&amp;[.H25]&amp;&quot;&quot;&quot;&quot;&amp;&quot;]}]},&quot;" table:style-name="ce11">
            <text:p>synonyms":["B139,7/8","B139,7x8","Buis139,7/8","Buis139,7x8"]}]},</text:p>
          </table:table-cell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B139,7/8": [{"shape_coords":[139,7,8],"shape_name":"Round tube profile","synonyms":["B139,7/8","B139,7x8","Buis139,7/8","Buis139,7x8"]}]},</text:p>
          </table:table-cell>
          <table:table-cell table:number-columns-repeated="16374"/>
        </table:table-row>
        <table:table-row table:style-name="ro2">
          <table:table-cell office:value-type="string" office:string-value="B168,3/5" table:formula="of:=&quot;B&quot; &amp;[.B26] &amp;&quot;/&quot; &amp; [.C26]" table:style-name="ce11">
            <text:p>B168,3/5</text:p>
          </table:table-cell>
          <table:table-cell office:value-type="float" office:value="168.3" table:style-name="ce13">
            <text:p>168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5" table:formula="of:=[.A26]" table:style-name="ce11">
            <text:p>B168,3/5</text:p>
          </table:table-cell>
          <table:table-cell office:value-type="string" office:string-value="B168,3x5" table:formula="of:=&quot;B&quot; &amp;[.B26] &amp;&quot;x&quot; &amp; [.C26]" table:style-name="ce11">
            <text:p>B168,3x5</text:p>
          </table:table-cell>
          <table:table-cell office:value-type="string" office:string-value="Buis168,3/5" table:formula="of:=&quot;Buis&quot; &amp;[.B26] &amp;&quot;/&quot; &amp; [.C26]" table:style-name="ce11">
            <text:p>Buis168,3/5</text:p>
          </table:table-cell>
          <table:table-cell office:value-type="string" office:string-value="Buis168,3x5" table:formula="of:=&quot;Buis&quot; &amp;[.B26] &amp;&quot;x&quot; &amp; [.C26]" table:style-name="ce11">
            <text:p>Buis168,3x5</text:p>
          </table:table-cell>
          <table:table-cell office:value-type="string" office:string-value="synonyms&quot;:[&quot;B168,3/5&quot;,&quot;B168,3x5&quot;,&quot;Buis168,3/5&quot;,&quot;Buis168,3x5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,&quot;&amp;&quot;&quot;&quot;&quot;&amp;[.H26]&amp;&quot;&quot;&quot;&quot;&amp;&quot;]}]},&quot;" table:style-name="ce11">
            <text:p>synonyms":["B168,3/5","B168,3x5","Buis168,3/5","Buis168,3x5"]}]},</text:p>
          </table:table-cell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B168,3/5": [{"shape_coords":[168,3,5],"shape_name":"Round tube profile","synonyms":["B168,3/5","B168,3x5","Buis168,3/5","Buis168,3x5"]}]},</text:p>
          </table:table-cell>
          <table:table-cell table:number-columns-repeated="16374"/>
        </table:table-row>
        <table:table-row table:style-name="ro2">
          <table:table-cell office:value-type="string" office:string-value="B168,3/6,3" table:formula="of:=&quot;B&quot; &amp;[.B27] &amp;&quot;/&quot; &amp; [.C27]" table:style-name="ce11">
            <text:p>B168,3/6,3</text:p>
          </table:table-cell>
          <table:table-cell office:value-type="float" office:value="168.3" table:style-name="ce13">
            <text:p>168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6,3" table:formula="of:=[.A27]" table:style-name="ce11">
            <text:p>B168,3/6,3</text:p>
          </table:table-cell>
          <table:table-cell office:value-type="string" office:string-value="B168,3x6,3" table:formula="of:=&quot;B&quot; &amp;[.B27] &amp;&quot;x&quot; &amp; [.C27]" table:style-name="ce11">
            <text:p>B168,3x6,3</text:p>
          </table:table-cell>
          <table:table-cell office:value-type="string" office:string-value="Buis168,3/6,3" table:formula="of:=&quot;Buis&quot; &amp;[.B27] &amp;&quot;/&quot; &amp; [.C27]" table:style-name="ce11">
            <text:p>Buis168,3/6,3</text:p>
          </table:table-cell>
          <table:table-cell office:value-type="string" office:string-value="Buis168,3x6,3" table:formula="of:=&quot;Buis&quot; &amp;[.B27] &amp;&quot;x&quot; &amp; [.C27]" table:style-name="ce11">
            <text:p>Buis168,3x6,3</text:p>
          </table:table-cell>
          <table:table-cell office:value-type="string" office:string-value="synonyms&quot;:[&quot;B168,3/6,3&quot;,&quot;B168,3x6,3&quot;,&quot;Buis168,3/6,3&quot;,&quot;Buis168,3x6,3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,&quot;&amp;&quot;&quot;&quot;&quot;&amp;[.H27]&amp;&quot;&quot;&quot;&quot;&amp;&quot;]}]},&quot;" table:style-name="ce11">
            <text:p>synonyms":["B168,3/6,3","B168,3x6,3","Buis168,3/6,3","Buis168,3x6,3"]}]},</text:p>
          </table:table-cell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B168,3/6,3": [{"shape_coords":[168,3,6,3],"shape_name":"Round tube profile","synonyms":["B168,3/6,3","B168,3x6,3","Buis168,3/6,3","Buis168,3x6,3"]}]},</text:p>
          </table:table-cell>
          <table:table-cell table:number-columns-repeated="16374"/>
        </table:table-row>
        <table:table-row table:style-name="ro2">
          <table:table-cell office:value-type="string" office:string-value="B168,3/8" table:formula="of:=&quot;B&quot; &amp;[.B28] &amp;&quot;/&quot; &amp; [.C28]" table:style-name="ce11">
            <text:p>B168,3/8</text:p>
          </table:table-cell>
          <table:table-cell office:value-type="float" office:value="168.3" table:style-name="ce13">
            <text:p>168,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8" table:formula="of:=[.A28]" table:style-name="ce11">
            <text:p>B168,3/8</text:p>
          </table:table-cell>
          <table:table-cell office:value-type="string" office:string-value="B168,3x8" table:formula="of:=&quot;B&quot; &amp;[.B28] &amp;&quot;x&quot; &amp; [.C28]" table:style-name="ce11">
            <text:p>B168,3x8</text:p>
          </table:table-cell>
          <table:table-cell office:value-type="string" office:string-value="Buis168,3/8" table:formula="of:=&quot;Buis&quot; &amp;[.B28] &amp;&quot;/&quot; &amp; [.C28]" table:style-name="ce11">
            <text:p>Buis168,3/8</text:p>
          </table:table-cell>
          <table:table-cell office:value-type="string" office:string-value="Buis168,3x8" table:formula="of:=&quot;Buis&quot; &amp;[.B28] &amp;&quot;x&quot; &amp; [.C28]" table:style-name="ce11">
            <text:p>Buis168,3x8</text:p>
          </table:table-cell>
          <table:table-cell office:value-type="string" office:string-value="synonyms&quot;:[&quot;B168,3/8&quot;,&quot;B168,3x8&quot;,&quot;Buis168,3/8&quot;,&quot;Buis168,3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,&quot;&amp;&quot;&quot;&quot;&quot;&amp;[.H28]&amp;&quot;&quot;&quot;&quot;&amp;&quot;]}]},&quot;" table:style-name="ce11">
            <text:p>synonyms":["B168,3/8","B168,3x8","Buis168,3/8","Buis168,3x8"]}]},</text:p>
          </table:table-cell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B168,3/8": [{"shape_coords":[168,3,8],"shape_name":"Round tube profile","synonyms":["B168,3/8","B168,3x8","Buis168,3/8","Buis168,3x8"]}]},</text:p>
          </table:table-cell>
          <table:table-cell table:number-columns-repeated="16374"/>
        </table:table-row>
        <table:table-row table:style-name="ro2">
          <table:table-cell office:value-type="string" office:string-value="B168,3/10" table:formula="of:=&quot;B&quot; &amp;[.B29] &amp;&quot;/&quot; &amp; [.C29]" table:style-name="ce11">
            <text:p>B168,3/10</text:p>
          </table:table-cell>
          <table:table-cell office:value-type="float" office:value="168.3" table:style-name="ce13">
            <text:p>168,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10" table:formula="of:=[.A29]" table:style-name="ce11">
            <text:p>B168,3/10</text:p>
          </table:table-cell>
          <table:table-cell office:value-type="string" office:string-value="B168,3x10" table:formula="of:=&quot;B&quot; &amp;[.B29] &amp;&quot;x&quot; &amp; [.C29]" table:style-name="ce11">
            <text:p>B168,3x10</text:p>
          </table:table-cell>
          <table:table-cell office:value-type="string" office:string-value="Buis168,3/10" table:formula="of:=&quot;Buis&quot; &amp;[.B29] &amp;&quot;/&quot; &amp; [.C29]" table:style-name="ce11">
            <text:p>Buis168,3/10</text:p>
          </table:table-cell>
          <table:table-cell office:value-type="string" office:string-value="Buis168,3x10" table:formula="of:=&quot;Buis&quot; &amp;[.B29] &amp;&quot;x&quot; &amp; [.C29]" table:style-name="ce11">
            <text:p>Buis168,3x10</text:p>
          </table:table-cell>
          <table:table-cell office:value-type="string" office:string-value="synonyms&quot;:[&quot;B168,3/10&quot;,&quot;B168,3x10&quot;,&quot;Buis168,3/10&quot;,&quot;Buis168,3x10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,&quot;&amp;&quot;&quot;&quot;&quot;&amp;[.H29]&amp;&quot;&quot;&quot;&quot;&amp;&quot;]}]},&quot;" table:style-name="ce11">
            <text:p>synonyms":["B168,3/10","B168,3x10","Buis168,3/10","Buis168,3x10"]}]},</text:p>
          </table:table-cell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B168,3/10": [{"shape_coords":[168,3,10],"shape_name":"Round tube profile","synonyms":["B168,3/10","B168,3x10","Buis168,3/10","Buis168,3x10"]}]},</text:p>
          </table:table-cell>
          <table:table-cell table:number-columns-repeated="16374"/>
        </table:table-row>
        <table:table-row table:style-name="ro2">
          <table:table-cell office:value-type="string" office:string-value="B193,7/6,3" table:formula="of:=&quot;B&quot; &amp;[.B30] &amp;&quot;/&quot; &amp; [.C30]" table:style-name="ce11">
            <text:p>B193,7/6,3</text:p>
          </table:table-cell>
          <table:table-cell office:value-type="float" office:value="193.7" table:style-name="ce13">
            <text:p>193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6,3" table:formula="of:=[.A30]" table:style-name="ce11">
            <text:p>B193,7/6,3</text:p>
          </table:table-cell>
          <table:table-cell office:value-type="string" office:string-value="B193,7x6,3" table:formula="of:=&quot;B&quot; &amp;[.B30] &amp;&quot;x&quot; &amp; [.C30]" table:style-name="ce11">
            <text:p>B193,7x6,3</text:p>
          </table:table-cell>
          <table:table-cell office:value-type="string" office:string-value="Buis193,7/6,3" table:formula="of:=&quot;Buis&quot; &amp;[.B30] &amp;&quot;/&quot; &amp; [.C30]" table:style-name="ce11">
            <text:p>Buis193,7/6,3</text:p>
          </table:table-cell>
          <table:table-cell office:value-type="string" office:string-value="Buis193,7x6,3" table:formula="of:=&quot;Buis&quot; &amp;[.B30] &amp;&quot;x&quot; &amp; [.C30]" table:style-name="ce11">
            <text:p>Buis193,7x6,3</text:p>
          </table:table-cell>
          <table:table-cell office:value-type="string" office:string-value="synonyms&quot;:[&quot;B193,7/6,3&quot;,&quot;B193,7x6,3&quot;,&quot;Buis193,7/6,3&quot;,&quot;Buis193,7x6,3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,&quot;&amp;&quot;&quot;&quot;&quot;&amp;[.H30]&amp;&quot;&quot;&quot;&quot;&amp;&quot;]}]},&quot;" table:style-name="ce11">
            <text:p>synonyms":["B193,7/6,3","B193,7x6,3","Buis193,7/6,3","Buis193,7x6,3"]}]},</text:p>
          </table:table-cell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B193,7/6,3": [{"shape_coords":[193,7,6,3],"shape_name":"Round tube profile","synonyms":["B193,7/6,3","B193,7x6,3","Buis193,7/6,3","Buis193,7x6,3"]}]},</text:p>
          </table:table-cell>
          <table:table-cell table:number-columns-repeated="16374"/>
        </table:table-row>
        <table:table-row table:style-name="ro2">
          <table:table-cell office:value-type="string" office:string-value="B193,7/8" table:formula="of:=&quot;B&quot; &amp;[.B31] &amp;&quot;/&quot; &amp; [.C31]" table:style-name="ce11">
            <text:p>B193,7/8</text:p>
          </table:table-cell>
          <table:table-cell office:value-type="float" office:value="193.7" table:style-name="ce13">
            <text:p>193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8" table:formula="of:=[.A31]" table:style-name="ce11">
            <text:p>B193,7/8</text:p>
          </table:table-cell>
          <table:table-cell office:value-type="string" office:string-value="B193,7x8" table:formula="of:=&quot;B&quot; &amp;[.B31] &amp;&quot;x&quot; &amp; [.C31]" table:style-name="ce11">
            <text:p>B193,7x8</text:p>
          </table:table-cell>
          <table:table-cell office:value-type="string" office:string-value="Buis193,7/8" table:formula="of:=&quot;Buis&quot; &amp;[.B31] &amp;&quot;/&quot; &amp; [.C31]" table:style-name="ce11">
            <text:p>Buis193,7/8</text:p>
          </table:table-cell>
          <table:table-cell office:value-type="string" office:string-value="Buis193,7x8" table:formula="of:=&quot;Buis&quot; &amp;[.B31] &amp;&quot;x&quot; &amp; [.C31]" table:style-name="ce11">
            <text:p>Buis193,7x8</text:p>
          </table:table-cell>
          <table:table-cell office:value-type="string" office:string-value="synonyms&quot;:[&quot;B193,7/8&quot;,&quot;B193,7x8&quot;,&quot;Buis193,7/8&quot;,&quot;Buis193,7x8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,&quot;&amp;&quot;&quot;&quot;&quot;&amp;[.H31]&amp;&quot;&quot;&quot;&quot;&amp;&quot;]}]},&quot;" table:style-name="ce11">
            <text:p>synonyms":["B193,7/8","B193,7x8","Buis193,7/8","Buis193,7x8"]}]},</text:p>
          </table:table-cell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B193,7/8": [{"shape_coords":[193,7,8],"shape_name":"Round tube profile","synonyms":["B193,7/8","B193,7x8","Buis193,7/8","Buis193,7x8"]}]},</text:p>
          </table:table-cell>
          <table:table-cell table:number-columns-repeated="16374"/>
        </table:table-row>
        <table:table-row table:style-name="ro2">
          <table:table-cell office:value-type="string" office:string-value="B193,7/10" table:formula="of:=&quot;B&quot; &amp;[.B32] &amp;&quot;/&quot; &amp; [.C32]" table:style-name="ce11">
            <text:p>B193,7/10</text:p>
          </table:table-cell>
          <table:table-cell office:value-type="float" office:value="193.7" table:style-name="ce13">
            <text:p>193,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10" table:formula="of:=[.A32]" table:style-name="ce11">
            <text:p>B193,7/10</text:p>
          </table:table-cell>
          <table:table-cell office:value-type="string" office:string-value="B193,7x10" table:formula="of:=&quot;B&quot; &amp;[.B32] &amp;&quot;x&quot; &amp; [.C32]" table:style-name="ce11">
            <text:p>B193,7x10</text:p>
          </table:table-cell>
          <table:table-cell office:value-type="string" office:string-value="Buis193,7/10" table:formula="of:=&quot;Buis&quot; &amp;[.B32] &amp;&quot;/&quot; &amp; [.C32]" table:style-name="ce11">
            <text:p>Buis193,7/10</text:p>
          </table:table-cell>
          <table:table-cell office:value-type="string" office:string-value="Buis193,7x10" table:formula="of:=&quot;Buis&quot; &amp;[.B32] &amp;&quot;x&quot; &amp; [.C32]" table:style-name="ce11">
            <text:p>Buis193,7x10</text:p>
          </table:table-cell>
          <table:table-cell office:value-type="string" office:string-value="synonyms&quot;:[&quot;B193,7/10&quot;,&quot;B193,7x10&quot;,&quot;Buis193,7/10&quot;,&quot;Buis193,7x1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,&quot;&amp;&quot;&quot;&quot;&quot;&amp;[.H32]&amp;&quot;&quot;&quot;&quot;&amp;&quot;]}]},&quot;" table:style-name="ce11">
            <text:p>synonyms":["B193,7/10","B193,7x10","Buis193,7/10","Buis193,7x10"]}]},</text:p>
          </table:table-cell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B193,7/10": [{"shape_coords":[193,7,10],"shape_name":"Round tube profile","synonyms":["B193,7/10","B193,7x10","Buis193,7/10","Buis193,7x10"]}]},</text:p>
          </table:table-cell>
          <table:table-cell table:number-columns-repeated="16374"/>
        </table:table-row>
        <table:table-row table:style-name="ro2">
          <table:table-cell office:value-type="string" office:string-value="B219,1/5,9" table:formula="of:=&quot;B&quot; &amp;[.B33] &amp;&quot;/&quot; &amp; [.C33]" table:style-name="ce11">
            <text:p>B219,1/5,9</text:p>
          </table:table-cell>
          <table:table-cell office:value-type="float" office:value="219.1" table:style-name="ce13">
            <text:p>219,1</text:p>
          </table:table-cell>
          <table:table-cell office:value-type="float" office:value="5.9" table:style-name="ce13">
            <text:p>5,9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5,9" table:formula="of:=[.A33]" table:style-name="ce11">
            <text:p>B219,1/5,9</text:p>
          </table:table-cell>
          <table:table-cell office:value-type="string" office:string-value="B219,1x5,9" table:formula="of:=&quot;B&quot; &amp;[.B33] &amp;&quot;x&quot; &amp; [.C33]" table:style-name="ce11">
            <text:p>B219,1x5,9</text:p>
          </table:table-cell>
          <table:table-cell office:value-type="string" office:string-value="Buis219,1/5,9" table:formula="of:=&quot;Buis&quot; &amp;[.B33] &amp;&quot;/&quot; &amp; [.C33]" table:style-name="ce11">
            <text:p>Buis219,1/5,9</text:p>
          </table:table-cell>
          <table:table-cell office:value-type="string" office:string-value="Buis219,1x5,9" table:formula="of:=&quot;Buis&quot; &amp;[.B33] &amp;&quot;x&quot; &amp; [.C33]" table:style-name="ce11">
            <text:p>Buis219,1x5,9</text:p>
          </table:table-cell>
          <table:table-cell office:value-type="string" office:string-value="synonyms&quot;:[&quot;B219,1/5,9&quot;,&quot;B219,1x5,9&quot;,&quot;Buis219,1/5,9&quot;,&quot;Buis219,1x5,9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,&quot;&amp;&quot;&quot;&quot;&quot;&amp;[.H33]&amp;&quot;&quot;&quot;&quot;&amp;&quot;]}]},&quot;" table:style-name="ce11">
            <text:p>synonyms":["B219,1/5,9","B219,1x5,9","Buis219,1/5,9","Buis219,1x5,9"]}]},</text:p>
          </table:table-cell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B219,1/5,9": [{"shape_coords":[219,1,5,9],"shape_name":"Round tube profile","synonyms":["B219,1/5,9","B219,1x5,9","Buis219,1/5,9","Buis219,1x5,9"]}]},</text:p>
          </table:table-cell>
          <table:table-cell table:number-columns-repeated="16374"/>
        </table:table-row>
        <table:table-row table:style-name="ro2">
          <table:table-cell office:value-type="string" office:string-value="B219,1/6,3" table:formula="of:=&quot;B&quot; &amp;[.B34] &amp;&quot;/&quot; &amp; [.C34]" table:style-name="ce11">
            <text:p>B219,1/6,3</text:p>
          </table:table-cell>
          <table:table-cell office:value-type="float" office:value="219.1" table:style-name="ce13">
            <text:p>219,1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6,3" table:formula="of:=[.A34]" table:style-name="ce11">
            <text:p>B219,1/6,3</text:p>
          </table:table-cell>
          <table:table-cell office:value-type="string" office:string-value="B219,1x6,3" table:formula="of:=&quot;B&quot; &amp;[.B34] &amp;&quot;x&quot; &amp; [.C34]" table:style-name="ce11">
            <text:p>B219,1x6,3</text:p>
          </table:table-cell>
          <table:table-cell office:value-type="string" office:string-value="Buis219,1/6,3" table:formula="of:=&quot;Buis&quot; &amp;[.B34] &amp;&quot;/&quot; &amp; [.C34]" table:style-name="ce11">
            <text:p>Buis219,1/6,3</text:p>
          </table:table-cell>
          <table:table-cell office:value-type="string" office:string-value="Buis219,1x6,3" table:formula="of:=&quot;Buis&quot; &amp;[.B34] &amp;&quot;x&quot; &amp; [.C34]" table:style-name="ce11">
            <text:p>Buis219,1x6,3</text:p>
          </table:table-cell>
          <table:table-cell office:value-type="string" office:string-value="synonyms&quot;:[&quot;B219,1/6,3&quot;,&quot;B219,1x6,3&quot;,&quot;Buis219,1/6,3&quot;,&quot;Buis219,1x6,3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,&quot;&amp;&quot;&quot;&quot;&quot;&amp;[.H34]&amp;&quot;&quot;&quot;&quot;&amp;&quot;]}]},&quot;" table:style-name="ce11">
            <text:p>synonyms":["B219,1/6,3","B219,1x6,3","Buis219,1/6,3","Buis219,1x6,3"]}]},</text:p>
          </table:table-cell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B219,1/6,3": [{"shape_coords":[219,1,6,3],"shape_name":"Round tube profile","synonyms":["B219,1/6,3","B219,1x6,3","Buis219,1/6,3","Buis219,1x6,3"]}]},</text:p>
          </table:table-cell>
          <table:table-cell table:number-columns-repeated="16374"/>
        </table:table-row>
        <table:table-row table:style-name="ro2">
          <table:table-cell office:value-type="string" office:string-value="B219,1/8" table:formula="of:=&quot;B&quot; &amp;[.B35] &amp;&quot;/&quot; &amp; [.C35]" table:style-name="ce11">
            <text:p>B219,1/8</text:p>
          </table:table-cell>
          <table:table-cell office:value-type="float" office:value="219.1" table:style-name="ce13">
            <text:p>219,1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8" table:formula="of:=[.A35]" table:style-name="ce11">
            <text:p>B219,1/8</text:p>
          </table:table-cell>
          <table:table-cell office:value-type="string" office:string-value="B219,1x8" table:formula="of:=&quot;B&quot; &amp;[.B35] &amp;&quot;x&quot; &amp; [.C35]" table:style-name="ce11">
            <text:p>B219,1x8</text:p>
          </table:table-cell>
          <table:table-cell office:value-type="string" office:string-value="Buis219,1/8" table:formula="of:=&quot;Buis&quot; &amp;[.B35] &amp;&quot;/&quot; &amp; [.C35]" table:style-name="ce11">
            <text:p>Buis219,1/8</text:p>
          </table:table-cell>
          <table:table-cell office:value-type="string" office:string-value="Buis219,1x8" table:formula="of:=&quot;Buis&quot; &amp;[.B35] &amp;&quot;x&quot; &amp; [.C35]" table:style-name="ce11">
            <text:p>Buis219,1x8</text:p>
          </table:table-cell>
          <table:table-cell office:value-type="string" office:string-value="synonyms&quot;:[&quot;B219,1/8&quot;,&quot;B219,1x8&quot;,&quot;Buis219,1/8&quot;,&quot;Buis219,1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,&quot;&amp;&quot;&quot;&quot;&quot;&amp;[.H35]&amp;&quot;&quot;&quot;&quot;&amp;&quot;]}]},&quot;" table:style-name="ce11">
            <text:p>synonyms":["B219,1/8","B219,1x8","Buis219,1/8","Buis219,1x8"]}]},</text:p>
          </table:table-cell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B219,1/8": [{"shape_coords":[219,1,8],"shape_name":"Round tube profile","synonyms":["B219,1/8","B219,1x8","Buis219,1/8","Buis219,1x8"]}]},</text:p>
          </table:table-cell>
          <table:table-cell table:number-columns-repeated="16374"/>
        </table:table-row>
        <table:table-row table:style-name="ro2">
          <table:table-cell office:value-type="string" office:string-value="B219,1/10" table:formula="of:=&quot;B&quot; &amp;[.B36] &amp;&quot;/&quot; &amp; [.C36]" table:style-name="ce11">
            <text:p>B219,1/10</text:p>
          </table:table-cell>
          <table:table-cell office:value-type="float" office:value="219.1" table:style-name="ce13">
            <text:p>219,1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10" table:formula="of:=[.A36]" table:style-name="ce11">
            <text:p>B219,1/10</text:p>
          </table:table-cell>
          <table:table-cell office:value-type="string" office:string-value="B219,1x10" table:formula="of:=&quot;B&quot; &amp;[.B36] &amp;&quot;x&quot; &amp; [.C36]" table:style-name="ce11">
            <text:p>B219,1x10</text:p>
          </table:table-cell>
          <table:table-cell office:value-type="string" office:string-value="Buis219,1/10" table:formula="of:=&quot;Buis&quot; &amp;[.B36] &amp;&quot;/&quot; &amp; [.C36]" table:style-name="ce11">
            <text:p>Buis219,1/10</text:p>
          </table:table-cell>
          <table:table-cell office:value-type="string" office:string-value="Buis219,1x10" table:formula="of:=&quot;Buis&quot; &amp;[.B36] &amp;&quot;x&quot; &amp; [.C36]" table:style-name="ce11">
            <text:p>Buis219,1x10</text:p>
          </table:table-cell>
          <table:table-cell office:value-type="string" office:string-value="synonyms&quot;:[&quot;B219,1/10&quot;,&quot;B219,1x10&quot;,&quot;Buis219,1/10&quot;,&quot;Buis219,1x10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,&quot;&amp;&quot;&quot;&quot;&quot;&amp;[.H36]&amp;&quot;&quot;&quot;&quot;&amp;&quot;]}]},&quot;" table:style-name="ce11">
            <text:p>synonyms":["B219,1/10","B219,1x10","Buis219,1/10","Buis219,1x10"]}]},</text:p>
          </table:table-cell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B219,1/10": [{"shape_coords":[219,1,10],"shape_name":"Round tube profile","synonyms":["B219,1/10","B219,1x10","Buis219,1/10","Buis219,1x10"]}]},</text:p>
          </table:table-cell>
          <table:table-cell table:number-columns-repeated="16374"/>
        </table:table-row>
        <table:table-row table:style-name="ro2">
          <table:table-cell office:value-type="string" office:string-value="B244,5/6,3" table:formula="of:=&quot;B&quot; &amp;[.B37] &amp;&quot;/&quot; &amp; [.C37]" table:style-name="ce11">
            <text:p>B244,5/6,3</text:p>
          </table:table-cell>
          <table:table-cell office:value-type="float" office:value="244.5" table:style-name="ce13">
            <text:p>244,5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6,3" table:formula="of:=[.A37]" table:style-name="ce11">
            <text:p>B244,5/6,3</text:p>
          </table:table-cell>
          <table:table-cell office:value-type="string" office:string-value="B244,5x6,3" table:formula="of:=&quot;B&quot; &amp;[.B37] &amp;&quot;x&quot; &amp; [.C37]" table:style-name="ce11">
            <text:p>B244,5x6,3</text:p>
          </table:table-cell>
          <table:table-cell office:value-type="string" office:string-value="Buis244,5/6,3" table:formula="of:=&quot;Buis&quot; &amp;[.B37] &amp;&quot;/&quot; &amp; [.C37]" table:style-name="ce11">
            <text:p>Buis244,5/6,3</text:p>
          </table:table-cell>
          <table:table-cell office:value-type="string" office:string-value="Buis244,5x6,3" table:formula="of:=&quot;Buis&quot; &amp;[.B37] &amp;&quot;x&quot; &amp; [.C37]" table:style-name="ce11">
            <text:p>Buis244,5x6,3</text:p>
          </table:table-cell>
          <table:table-cell office:value-type="string" office:string-value="synonyms&quot;:[&quot;B244,5/6,3&quot;,&quot;B244,5x6,3&quot;,&quot;Buis244,5/6,3&quot;,&quot;Buis244,5x6,3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,&quot;&amp;&quot;&quot;&quot;&quot;&amp;[.H37]&amp;&quot;&quot;&quot;&quot;&amp;&quot;]}]},&quot;" table:style-name="ce11">
            <text:p>synonyms":["B244,5/6,3","B244,5x6,3","Buis244,5/6,3","Buis244,5x6,3"]}]},</text:p>
          </table:table-cell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B244,5/6,3": [{"shape_coords":[244,5,6,3],"shape_name":"Round tube profile","synonyms":["B244,5/6,3","B244,5x6,3","Buis244,5/6,3","Buis244,5x6,3"]}]},</text:p>
          </table:table-cell>
          <table:table-cell table:number-columns-repeated="16374"/>
        </table:table-row>
        <table:table-row table:style-name="ro2">
          <table:table-cell office:value-type="string" office:string-value="B244,5/8" table:formula="of:=&quot;B&quot; &amp;[.B38] &amp;&quot;/&quot; &amp; [.C38]" table:style-name="ce11">
            <text:p>B244,5/8</text:p>
          </table:table-cell>
          <table:table-cell office:value-type="float" office:value="244.5" table:style-name="ce13">
            <text:p>244,5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8" table:formula="of:=[.A38]" table:style-name="ce11">
            <text:p>B244,5/8</text:p>
          </table:table-cell>
          <table:table-cell office:value-type="string" office:string-value="B244,5x8" table:formula="of:=&quot;B&quot; &amp;[.B38] &amp;&quot;x&quot; &amp; [.C38]" table:style-name="ce11">
            <text:p>B244,5x8</text:p>
          </table:table-cell>
          <table:table-cell office:value-type="string" office:string-value="Buis244,5/8" table:formula="of:=&quot;Buis&quot; &amp;[.B38] &amp;&quot;/&quot; &amp; [.C38]" table:style-name="ce11">
            <text:p>Buis244,5/8</text:p>
          </table:table-cell>
          <table:table-cell office:value-type="string" office:string-value="Buis244,5x8" table:formula="of:=&quot;Buis&quot; &amp;[.B38] &amp;&quot;x&quot; &amp; [.C38]" table:style-name="ce11">
            <text:p>Buis244,5x8</text:p>
          </table:table-cell>
          <table:table-cell office:value-type="string" office:string-value="synonyms&quot;:[&quot;B244,5/8&quot;,&quot;B244,5x8&quot;,&quot;Buis244,5/8&quot;,&quot;Buis244,5x8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,&quot;&amp;&quot;&quot;&quot;&quot;&amp;[.H38]&amp;&quot;&quot;&quot;&quot;&amp;&quot;]}]},&quot;" table:style-name="ce11">
            <text:p>synonyms":["B244,5/8","B244,5x8","Buis244,5/8","Buis244,5x8"]}]},</text:p>
          </table:table-cell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B244,5/8": [{"shape_coords":[244,5,8],"shape_name":"Round tube profile","synonyms":["B244,5/8","B244,5x8","Buis244,5/8","Buis244,5x8"]}]},</text:p>
          </table:table-cell>
          <table:table-cell table:number-columns-repeated="16374"/>
        </table:table-row>
        <table:table-row table:style-name="ro2">
          <table:table-cell office:value-type="string" office:string-value="B244,5/10" table:formula="of:=&quot;B&quot; &amp;[.B39] &amp;&quot;/&quot; &amp; [.C39]" table:style-name="ce11">
            <text:p>B244,5/10</text:p>
          </table:table-cell>
          <table:table-cell office:value-type="float" office:value="244.5" table:style-name="ce13">
            <text:p>244,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0" table:formula="of:=[.A39]" table:style-name="ce11">
            <text:p>B244,5/10</text:p>
          </table:table-cell>
          <table:table-cell office:value-type="string" office:string-value="B244,5x10" table:formula="of:=&quot;B&quot; &amp;[.B39] &amp;&quot;x&quot; &amp; [.C39]" table:style-name="ce11">
            <text:p>B244,5x10</text:p>
          </table:table-cell>
          <table:table-cell office:value-type="string" office:string-value="Buis244,5/10" table:formula="of:=&quot;Buis&quot; &amp;[.B39] &amp;&quot;/&quot; &amp; [.C39]" table:style-name="ce11">
            <text:p>Buis244,5/10</text:p>
          </table:table-cell>
          <table:table-cell office:value-type="string" office:string-value="Buis244,5x10" table:formula="of:=&quot;Buis&quot; &amp;[.B39] &amp;&quot;x&quot; &amp; [.C39]" table:style-name="ce11">
            <text:p>Buis244,5x10</text:p>
          </table:table-cell>
          <table:table-cell office:value-type="string" office:string-value="synonyms&quot;:[&quot;B244,5/10&quot;,&quot;B244,5x10&quot;,&quot;Buis244,5/10&quot;,&quot;Buis244,5x10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,&quot;&amp;&quot;&quot;&quot;&quot;&amp;[.H39]&amp;&quot;&quot;&quot;&quot;&amp;&quot;]}]},&quot;" table:style-name="ce11">
            <text:p>synonyms":["B244,5/10","B244,5x10","Buis244,5/10","Buis244,5x10"]}]},</text:p>
          </table:table-cell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B244,5/10": [{"shape_coords":[244,5,10],"shape_name":"Round tube profile","synonyms":["B244,5/10","B244,5x10","Buis244,5/10","Buis244,5x10"]}]},</text:p>
          </table:table-cell>
          <table:table-cell table:number-columns-repeated="16374"/>
        </table:table-row>
        <table:table-row table:style-name="ro2">
          <table:table-cell office:value-type="string" office:string-value="B244,5/12,5" table:formula="of:=&quot;B&quot; &amp;[.B40] &amp;&quot;/&quot; &amp; [.C40]" table:style-name="ce11">
            <text:p>B244,5/12,5</text:p>
          </table:table-cell>
          <table:table-cell office:value-type="float" office:value="244.5" table:style-name="ce13">
            <text:p>244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2,5" table:formula="of:=[.A40]" table:style-name="ce11">
            <text:p>B244,5/12,5</text:p>
          </table:table-cell>
          <table:table-cell office:value-type="string" office:string-value="B244,5x12,5" table:formula="of:=&quot;B&quot; &amp;[.B40] &amp;&quot;x&quot; &amp; [.C40]" table:style-name="ce11">
            <text:p>B244,5x12,5</text:p>
          </table:table-cell>
          <table:table-cell office:value-type="string" office:string-value="Buis244,5/12,5" table:formula="of:=&quot;Buis&quot; &amp;[.B40] &amp;&quot;/&quot; &amp; [.C40]" table:style-name="ce11">
            <text:p>Buis244,5/12,5</text:p>
          </table:table-cell>
          <table:table-cell office:value-type="string" office:string-value="Buis244,5x12,5" table:formula="of:=&quot;Buis&quot; &amp;[.B40] &amp;&quot;x&quot; &amp; [.C40]" table:style-name="ce11">
            <text:p>Buis244,5x12,5</text:p>
          </table:table-cell>
          <table:table-cell office:value-type="string" office:string-value="synonyms&quot;:[&quot;B244,5/12,5&quot;,&quot;B244,5x12,5&quot;,&quot;Buis244,5/12,5&quot;,&quot;Buis244,5x12,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,&quot;&amp;&quot;&quot;&quot;&quot;&amp;[.H40]&amp;&quot;&quot;&quot;&quot;&amp;&quot;]}]},&quot;" table:style-name="ce11">
            <text:p>synonyms":["B244,5/12,5","B244,5x12,5","Buis244,5/12,5","Buis244,5x12,5"]}]},</text:p>
          </table:table-cell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74"/>
        </table:table-row>
        <table:table-row table:style-name="ro2">
          <table:table-cell office:value-type="string" office:string-value="B273/6,3" table:formula="of:=&quot;B&quot; &amp;[.B41] &amp;&quot;/&quot; &amp; [.C41]" table:style-name="ce11">
            <text:p>B273/6,3</text:p>
          </table:table-cell>
          <table:table-cell office:value-type="float" office:value="273" table:style-name="ce13">
            <text:p>27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73/6,3" table:formula="of:=[.A41]" table:style-name="ce11">
            <text:p>B273/6,3</text:p>
          </table:table-cell>
          <table:table-cell office:value-type="string" office:string-value="B273x6,3" table:formula="of:=&quot;B&quot; &amp;[.B41] &amp;&quot;x&quot; &amp; [.C41]" table:style-name="ce11">
            <text:p>B273x6,3</text:p>
          </table:table-cell>
          <table:table-cell office:value-type="string" office:string-value="Buis273/6,3" table:formula="of:=&quot;Buis&quot; &amp;[.B41] &amp;&quot;/&quot; &amp; [.C41]" table:style-name="ce11">
            <text:p>Buis273/6,3</text:p>
          </table:table-cell>
          <table:table-cell office:value-type="string" office:string-value="Buis273x6,3" table:formula="of:=&quot;Buis&quot; &amp;[.B41] &amp;&quot;x&quot; &amp; [.C41]" table:style-name="ce11">
            <text:p>Buis273x6,3</text:p>
          </table:table-cell>
          <table:table-cell office:value-type="string" office:string-value="synonyms&quot;:[&quot;B273/6,3&quot;,&quot;B273x6,3&quot;,&quot;Buis273/6,3&quot;,&quot;Buis273x6,3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,&quot;&amp;&quot;&quot;&quot;&quot;&amp;[.H41]&amp;&quot;&quot;&quot;&quot;&amp;&quot;]}]},&quot;" table:style-name="ce11">
            <text:p>synonyms":["B273/6,3","B273x6,3","Buis273/6,3","Buis273x6,3"]}]},</text:p>
          </table:table-cell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B273/6,3": [{"shape_coords":[273,6,3],"shape_name":"Round tube profile","synonyms":["B273/6,3","B273x6,3","Buis273/6,3","Buis273x6,3"]}]},</text:p>
          </table:table-cell>
          <table:table-cell table:number-columns-repeated="16374"/>
        </table:table-row>
        <table:table-row table:style-name="ro2">
          <table:table-cell office:value-type="string" office:string-value="B273/8" table:formula="of:=&quot;B&quot; &amp;[.B42] &amp;&quot;/&quot; &amp; [.C42]" table:style-name="ce11">
            <text:p>B273/8</text:p>
          </table:table-cell>
          <table:table-cell office:value-type="float" office:value="273" table:style-name="ce13">
            <text:p>27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73/8" table:formula="of:=[.A42]" table:style-name="ce11">
            <text:p>B273/8</text:p>
          </table:table-cell>
          <table:table-cell office:value-type="string" office:string-value="B273x8" table:formula="of:=&quot;B&quot; &amp;[.B42] &amp;&quot;x&quot; &amp; [.C42]" table:style-name="ce11">
            <text:p>B273x8</text:p>
          </table:table-cell>
          <table:table-cell office:value-type="string" office:string-value="Buis273/8" table:formula="of:=&quot;Buis&quot; &amp;[.B42] &amp;&quot;/&quot; &amp; [.C42]" table:style-name="ce11">
            <text:p>Buis273/8</text:p>
          </table:table-cell>
          <table:table-cell office:value-type="string" office:string-value="Buis273x8" table:formula="of:=&quot;Buis&quot; &amp;[.B42] &amp;&quot;x&quot; &amp; [.C42]" table:style-name="ce11">
            <text:p>Buis273x8</text:p>
          </table:table-cell>
          <table:table-cell office:value-type="string" office:string-value="synonyms&quot;:[&quot;B273/8&quot;,&quot;B273x8&quot;,&quot;Buis273/8&quot;,&quot;Buis273x8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,&quot;&amp;&quot;&quot;&quot;&quot;&amp;[.H42]&amp;&quot;&quot;&quot;&quot;&amp;&quot;]}]},&quot;" table:style-name="ce11">
            <text:p>synonyms":["B273/8","B273x8","Buis273/8","Buis273x8"]}]},</text:p>
          </table:table-cell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B273/8": [{"shape_coords":[273,8],"shape_name":"Round tube profile","synonyms":["B273/8","B273x8","Buis273/8","Buis273x8"]}]},</text:p>
          </table:table-cell>
          <table:table-cell table:number-columns-repeated="16374"/>
        </table:table-row>
        <table:table-row table:style-name="ro2">
          <table:table-cell office:value-type="string" office:string-value="B273/10" table:formula="of:=&quot;B&quot; &amp;[.B43] &amp;&quot;/&quot; &amp; [.C43]" table:style-name="ce11">
            <text:p>B273/10</text:p>
          </table:table-cell>
          <table:table-cell office:value-type="float" office:value="273" table:style-name="ce13">
            <text:p>27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0" table:formula="of:=[.A43]" table:style-name="ce11">
            <text:p>B273/10</text:p>
          </table:table-cell>
          <table:table-cell office:value-type="string" office:string-value="B273x10" table:formula="of:=&quot;B&quot; &amp;[.B43] &amp;&quot;x&quot; &amp; [.C43]" table:style-name="ce11">
            <text:p>B273x10</text:p>
          </table:table-cell>
          <table:table-cell office:value-type="string" office:string-value="Buis273/10" table:formula="of:=&quot;Buis&quot; &amp;[.B43] &amp;&quot;/&quot; &amp; [.C43]" table:style-name="ce11">
            <text:p>Buis273/10</text:p>
          </table:table-cell>
          <table:table-cell office:value-type="string" office:string-value="Buis273x10" table:formula="of:=&quot;Buis&quot; &amp;[.B43] &amp;&quot;x&quot; &amp; [.C43]" table:style-name="ce11">
            <text:p>Buis273x10</text:p>
          </table:table-cell>
          <table:table-cell office:value-type="string" office:string-value="synonyms&quot;:[&quot;B273/10&quot;,&quot;B273x10&quot;,&quot;Buis273/10&quot;,&quot;Buis273x10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,&quot;&amp;&quot;&quot;&quot;&quot;&amp;[.H43]&amp;&quot;&quot;&quot;&quot;&amp;&quot;]}]},&quot;" table:style-name="ce11">
            <text:p>synonyms":["B273/10","B273x10","Buis273/10","Buis273x10"]}]},</text:p>
          </table:table-cell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B273/10": [{"shape_coords":[273,10],"shape_name":"Round tube profile","synonyms":["B273/10","B273x10","Buis273/10","Buis273x10"]}]},</text:p>
          </table:table-cell>
          <table:table-cell table:number-columns-repeated="16374"/>
        </table:table-row>
        <table:table-row table:style-name="ro2">
          <table:table-cell office:value-type="string" office:string-value="B273/12,5" table:formula="of:=&quot;B&quot; &amp;[.B44] &amp;&quot;/&quot; &amp; [.C44]" table:style-name="ce11">
            <text:p>B273/12,5</text:p>
          </table:table-cell>
          <table:table-cell office:value-type="float" office:value="273" table:style-name="ce13">
            <text:p>273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2,5" table:formula="of:=[.A44]" table:style-name="ce11">
            <text:p>B273/12,5</text:p>
          </table:table-cell>
          <table:table-cell office:value-type="string" office:string-value="B273x12,5" table:formula="of:=&quot;B&quot; &amp;[.B44] &amp;&quot;x&quot; &amp; [.C44]" table:style-name="ce11">
            <text:p>B273x12,5</text:p>
          </table:table-cell>
          <table:table-cell office:value-type="string" office:string-value="Buis273/12,5" table:formula="of:=&quot;Buis&quot; &amp;[.B44] &amp;&quot;/&quot; &amp; [.C44]" table:style-name="ce11">
            <text:p>Buis273/12,5</text:p>
          </table:table-cell>
          <table:table-cell office:value-type="string" office:string-value="Buis273x12,5" table:formula="of:=&quot;Buis&quot; &amp;[.B44] &amp;&quot;x&quot; &amp; [.C44]" table:style-name="ce11">
            <text:p>Buis273x12,5</text:p>
          </table:table-cell>
          <table:table-cell office:value-type="string" office:string-value="synonyms&quot;:[&quot;B273/12,5&quot;,&quot;B273x12,5&quot;,&quot;Buis273/12,5&quot;,&quot;Buis273x12,5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,&quot;&amp;&quot;&quot;&quot;&quot;&amp;[.H44]&amp;&quot;&quot;&quot;&quot;&amp;&quot;]}]},&quot;" table:style-name="ce11">
            <text:p>synonyms":["B273/12,5","B273x12,5","Buis273/12,5","Buis273x12,5"]}]},</text:p>
          </table:table-cell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B273/12,5": [{"shape_coords":[273,12,5],"shape_name":"Round tube profile","synonyms":["B273/12,5","B273x12,5","Buis273/12,5","Buis273x12,5"]}]},</text:p>
          </table:table-cell>
          <table:table-cell table:number-columns-repeated="16374"/>
        </table:table-row>
        <table:table-row table:style-name="ro2">
          <table:table-cell office:value-type="string" office:string-value="B323,9/8" table:formula="of:=&quot;B&quot; &amp;[.B45] &amp;&quot;/&quot; &amp; [.C45]" table:style-name="ce11">
            <text:p>B323,9/8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8" table:formula="of:=[.A45]" table:style-name="ce11">
            <text:p>B323,9/8</text:p>
          </table:table-cell>
          <table:table-cell office:value-type="string" office:string-value="B323,9x8" table:formula="of:=&quot;B&quot; &amp;[.B45] &amp;&quot;x&quot; &amp; [.C45]" table:style-name="ce11">
            <text:p>B323,9x8</text:p>
          </table:table-cell>
          <table:table-cell office:value-type="string" office:string-value="Buis323,9/8" table:formula="of:=&quot;Buis&quot; &amp;[.B45] &amp;&quot;/&quot; &amp; [.C45]" table:style-name="ce11">
            <text:p>Buis323,9/8</text:p>
          </table:table-cell>
          <table:table-cell office:value-type="string" office:string-value="Buis323,9x8" table:formula="of:=&quot;Buis&quot; &amp;[.B45] &amp;&quot;x&quot; &amp; [.C45]" table:style-name="ce11">
            <text:p>Buis323,9x8</text:p>
          </table:table-cell>
          <table:table-cell office:value-type="string" office:string-value="synonyms&quot;:[&quot;B323,9/8&quot;,&quot;B323,9x8&quot;,&quot;Buis323,9/8&quot;,&quot;Buis323,9x8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,&quot;&amp;&quot;&quot;&quot;&quot;&amp;[.H45]&amp;&quot;&quot;&quot;&quot;&amp;&quot;]}]},&quot;" table:style-name="ce11">
            <text:p>synonyms":["B323,9/8","B323,9x8","Buis323,9/8","Buis323,9x8"]}]},</text:p>
          </table:table-cell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B323,9/8": [{"shape_coords":[323,9,8],"shape_name":"Round tube profile","synonyms":["B323,9/8","B323,9x8","Buis323,9/8","Buis323,9x8"]}]},</text:p>
          </table:table-cell>
          <table:table-cell table:number-columns-repeated="16374"/>
        </table:table-row>
        <table:table-row table:style-name="ro2">
          <table:table-cell office:value-type="string" office:string-value="B323,9/10" table:formula="of:=&quot;B&quot; &amp;[.B46] &amp;&quot;/&quot; &amp; [.C46]" table:style-name="ce11">
            <text:p>B323,9/10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0" table:formula="of:=[.A46]" table:style-name="ce11">
            <text:p>B323,9/10</text:p>
          </table:table-cell>
          <table:table-cell office:value-type="string" office:string-value="B323,9x10" table:formula="of:=&quot;B&quot; &amp;[.B46] &amp;&quot;x&quot; &amp; [.C46]" table:style-name="ce11">
            <text:p>B323,9x10</text:p>
          </table:table-cell>
          <table:table-cell office:value-type="string" office:string-value="Buis323,9/10" table:formula="of:=&quot;Buis&quot; &amp;[.B46] &amp;&quot;/&quot; &amp; [.C46]" table:style-name="ce11">
            <text:p>Buis323,9/10</text:p>
          </table:table-cell>
          <table:table-cell office:value-type="string" office:string-value="Buis323,9x10" table:formula="of:=&quot;Buis&quot; &amp;[.B46] &amp;&quot;x&quot; &amp; [.C46]" table:style-name="ce11">
            <text:p>Buis323,9x10</text:p>
          </table:table-cell>
          <table:table-cell office:value-type="string" office:string-value="synonyms&quot;:[&quot;B323,9/10&quot;,&quot;B323,9x10&quot;,&quot;Buis323,9/10&quot;,&quot;Buis323,9x10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,&quot;&amp;&quot;&quot;&quot;&quot;&amp;[.H46]&amp;&quot;&quot;&quot;&quot;&amp;&quot;]}]},&quot;" table:style-name="ce11">
            <text:p>synonyms":["B323,9/10","B323,9x10","Buis323,9/10","Buis323,9x10"]}]},</text:p>
          </table:table-cell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B323,9/10": [{"shape_coords":[323,9,10],"shape_name":"Round tube profile","synonyms":["B323,9/10","B323,9x10","Buis323,9/10","Buis323,9x10"]}]},</text:p>
          </table:table-cell>
          <table:table-cell table:number-columns-repeated="16374"/>
        </table:table-row>
        <table:table-row table:style-name="ro2">
          <table:table-cell office:value-type="string" office:string-value="B323,9/12,5" table:formula="of:=&quot;B&quot; &amp;[.B47] &amp;&quot;/&quot; &amp; [.C47]" table:style-name="ce11">
            <text:p>B323,9/12,5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2,5" table:formula="of:=[.A47]" table:style-name="ce11">
            <text:p>B323,9/12,5</text:p>
          </table:table-cell>
          <table:table-cell office:value-type="string" office:string-value="B323,9x12,5" table:formula="of:=&quot;B&quot; &amp;[.B47] &amp;&quot;x&quot; &amp; [.C47]" table:style-name="ce11">
            <text:p>B323,9x12,5</text:p>
          </table:table-cell>
          <table:table-cell office:value-type="string" office:string-value="Buis323,9/12,5" table:formula="of:=&quot;Buis&quot; &amp;[.B47] &amp;&quot;/&quot; &amp; [.C47]" table:style-name="ce11">
            <text:p>Buis323,9/12,5</text:p>
          </table:table-cell>
          <table:table-cell office:value-type="string" office:string-value="Buis323,9x12,5" table:formula="of:=&quot;Buis&quot; &amp;[.B47] &amp;&quot;x&quot; &amp; [.C47]" table:style-name="ce11">
            <text:p>Buis323,9x12,5</text:p>
          </table:table-cell>
          <table:table-cell office:value-type="string" office:string-value="synonyms&quot;:[&quot;B323,9/12,5&quot;,&quot;B323,9x12,5&quot;,&quot;Buis323,9/12,5&quot;,&quot;Buis323,9x12,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,&quot;&amp;&quot;&quot;&quot;&quot;&amp;[.H47]&amp;&quot;&quot;&quot;&quot;&amp;&quot;]}]},&quot;" table:style-name="ce11">
            <text:p>synonyms":["B323,9/12,5","B323,9x12,5","Buis323,9/12,5","Buis323,9x12,5"]}]},</text:p>
          </table:table-cell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74"/>
        </table:table-row>
        <table:table-row table:style-name="ro2">
          <table:table-cell office:value-type="string" office:string-value="B355,6/8" table:formula="of:=&quot;B&quot; &amp;[.B48] &amp;&quot;/&quot; &amp; [.C48]" table:style-name="ce11">
            <text:p>B355,6/8</text:p>
          </table:table-cell>
          <table:table-cell office:value-type="float" office:value="355.6" table:style-name="ce13">
            <text:p>355,6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8" table:formula="of:=[.A48]" table:style-name="ce11">
            <text:p>B355,6/8</text:p>
          </table:table-cell>
          <table:table-cell office:value-type="string" office:string-value="B355,6x8" table:formula="of:=&quot;B&quot; &amp;[.B48] &amp;&quot;x&quot; &amp; [.C48]" table:style-name="ce11">
            <text:p>B355,6x8</text:p>
          </table:table-cell>
          <table:table-cell office:value-type="string" office:string-value="Buis355,6/8" table:formula="of:=&quot;Buis&quot; &amp;[.B48] &amp;&quot;/&quot; &amp; [.C48]" table:style-name="ce11">
            <text:p>Buis355,6/8</text:p>
          </table:table-cell>
          <table:table-cell office:value-type="string" office:string-value="Buis355,6x8" table:formula="of:=&quot;Buis&quot; &amp;[.B48] &amp;&quot;x&quot; &amp; [.C48]" table:style-name="ce11">
            <text:p>Buis355,6x8</text:p>
          </table:table-cell>
          <table:table-cell office:value-type="string" office:string-value="synonyms&quot;:[&quot;B355,6/8&quot;,&quot;B355,6x8&quot;,&quot;Buis355,6/8&quot;,&quot;Buis355,6x8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,&quot;&amp;&quot;&quot;&quot;&quot;&amp;[.H48]&amp;&quot;&quot;&quot;&quot;&amp;&quot;]}]},&quot;" table:style-name="ce11">
            <text:p>synonyms":["B355,6/8","B355,6x8","Buis355,6/8","Buis355,6x8"]}]},</text:p>
          </table:table-cell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B355,6/8": [{"shape_coords":[355,6,8],"shape_name":"Round tube profile","synonyms":["B355,6/8","B355,6x8","Buis355,6/8","Buis355,6x8"]}]},</text:p>
          </table:table-cell>
          <table:table-cell table:number-columns-repeated="16374"/>
        </table:table-row>
        <table:table-row table:style-name="ro2">
          <table:table-cell office:value-type="string" office:string-value="B355,6/10" table:formula="of:=&quot;B&quot; &amp;[.B49] &amp;&quot;/&quot; &amp; [.C49]" table:style-name="ce11">
            <text:p>B355,6/10</text:p>
          </table:table-cell>
          <table:table-cell office:value-type="float" office:value="355.6" table:style-name="ce13">
            <text:p>355,6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0" table:formula="of:=[.A49]" table:style-name="ce11">
            <text:p>B355,6/10</text:p>
          </table:table-cell>
          <table:table-cell office:value-type="string" office:string-value="B355,6x10" table:formula="of:=&quot;B&quot; &amp;[.B49] &amp;&quot;x&quot; &amp; [.C49]" table:style-name="ce11">
            <text:p>B355,6x10</text:p>
          </table:table-cell>
          <table:table-cell office:value-type="string" office:string-value="Buis355,6/10" table:formula="of:=&quot;Buis&quot; &amp;[.B49] &amp;&quot;/&quot; &amp; [.C49]" table:style-name="ce11">
            <text:p>Buis355,6/10</text:p>
          </table:table-cell>
          <table:table-cell office:value-type="string" office:string-value="Buis355,6x10" table:formula="of:=&quot;Buis&quot; &amp;[.B49] &amp;&quot;x&quot; &amp; [.C49]" table:style-name="ce11">
            <text:p>Buis355,6x10</text:p>
          </table:table-cell>
          <table:table-cell office:value-type="string" office:string-value="synonyms&quot;:[&quot;B355,6/10&quot;,&quot;B355,6x10&quot;,&quot;Buis355,6/10&quot;,&quot;Buis355,6x10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,&quot;&amp;&quot;&quot;&quot;&quot;&amp;[.H49]&amp;&quot;&quot;&quot;&quot;&amp;&quot;]}]},&quot;" table:style-name="ce11">
            <text:p>synonyms":["B355,6/10","B355,6x10","Buis355,6/10","Buis355,6x10"]}]},</text:p>
          </table:table-cell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B355,6/10": [{"shape_coords":[355,6,10],"shape_name":"Round tube profile","synonyms":["B355,6/10","B355,6x10","Buis355,6/10","Buis355,6x10"]}]},</text:p>
          </table:table-cell>
          <table:table-cell table:number-columns-repeated="16374"/>
        </table:table-row>
        <table:table-row table:style-name="ro2">
          <table:table-cell office:value-type="string" office:string-value="B355,6/12,5" table:formula="of:=&quot;B&quot; &amp;[.B50] &amp;&quot;/&quot; &amp; [.C50]" table:style-name="ce11">
            <text:p>B355,6/12,5</text:p>
          </table:table-cell>
          <table:table-cell office:value-type="float" office:value="355.6" table:style-name="ce13">
            <text:p>355,6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2,5" table:formula="of:=[.A50]" table:style-name="ce11">
            <text:p>B355,6/12,5</text:p>
          </table:table-cell>
          <table:table-cell office:value-type="string" office:string-value="B355,6x12,5" table:formula="of:=&quot;B&quot; &amp;[.B50] &amp;&quot;x&quot; &amp; [.C50]" table:style-name="ce11">
            <text:p>B355,6x12,5</text:p>
          </table:table-cell>
          <table:table-cell office:value-type="string" office:string-value="Buis355,6/12,5" table:formula="of:=&quot;Buis&quot; &amp;[.B50] &amp;&quot;/&quot; &amp; [.C50]" table:style-name="ce11">
            <text:p>Buis355,6/12,5</text:p>
          </table:table-cell>
          <table:table-cell office:value-type="string" office:string-value="Buis355,6x12,5" table:formula="of:=&quot;Buis&quot; &amp;[.B50] &amp;&quot;x&quot; &amp; [.C50]" table:style-name="ce11">
            <text:p>Buis355,6x12,5</text:p>
          </table:table-cell>
          <table:table-cell office:value-type="string" office:string-value="synonyms&quot;:[&quot;B355,6/12,5&quot;,&quot;B355,6x12,5&quot;,&quot;Buis355,6/12,5&quot;,&quot;Buis355,6x12,5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,&quot;&amp;&quot;&quot;&quot;&quot;&amp;[.H50]&amp;&quot;&quot;&quot;&quot;&amp;&quot;]}]},&quot;" table:style-name="ce11">
            <text:p>synonyms":["B355,6/12,5","B355,6x12,5","Buis355,6/12,5","Buis355,6x12,5"]}]},</text:p>
          </table:table-cell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74"/>
        </table:table-row>
        <table:table-row table:style-name="ro2">
          <table:table-cell office:value-type="string" office:string-value="B355,6/16" table:formula="of:=&quot;B&quot; &amp;[.B51] &amp;&quot;/&quot; &amp; [.C51]" table:style-name="ce11">
            <text:p>B355,6/16</text:p>
          </table:table-cell>
          <table:table-cell office:value-type="float" office:value="355.6" table:style-name="ce13">
            <text:p>355,6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6" table:formula="of:=[.A51]" table:style-name="ce11">
            <text:p>B355,6/16</text:p>
          </table:table-cell>
          <table:table-cell office:value-type="string" office:string-value="B355,6x16" table:formula="of:=&quot;B&quot; &amp;[.B51] &amp;&quot;x&quot; &amp; [.C51]" table:style-name="ce11">
            <text:p>B355,6x16</text:p>
          </table:table-cell>
          <table:table-cell office:value-type="string" office:string-value="Buis355,6/16" table:formula="of:=&quot;Buis&quot; &amp;[.B51] &amp;&quot;/&quot; &amp; [.C51]" table:style-name="ce11">
            <text:p>Buis355,6/16</text:p>
          </table:table-cell>
          <table:table-cell office:value-type="string" office:string-value="Buis355,6x16" table:formula="of:=&quot;Buis&quot; &amp;[.B51] &amp;&quot;x&quot; &amp; [.C51]" table:style-name="ce11">
            <text:p>Buis355,6x16</text:p>
          </table:table-cell>
          <table:table-cell office:value-type="string" office:string-value="synonyms&quot;:[&quot;B355,6/16&quot;,&quot;B355,6x16&quot;,&quot;Buis355,6/16&quot;,&quot;Buis355,6x16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,&quot;&amp;&quot;&quot;&quot;&quot;&amp;[.H51]&amp;&quot;&quot;&quot;&quot;&amp;&quot;]}]},&quot;" table:style-name="ce11">
            <text:p>synonyms":["B355,6/16","B355,6x16","Buis355,6/16","Buis355,6x16"]}]},</text:p>
          </table:table-cell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B355,6/16": [{"shape_coords":[355,6,16],"shape_name":"Round tube profile","synonyms":["B355,6/16","B355,6x16","Buis355,6/16","Buis355,6x16"]}]},</text:p>
          </table:table-cell>
          <table:table-cell table:number-columns-repeated="16374"/>
        </table:table-row>
        <table:table-row table:style-name="ro2">
          <table:table-cell office:value-type="string" office:string-value="B406,4/8" table:formula="of:=&quot;B&quot; &amp;[.B52] &amp;&quot;/&quot; &amp; [.C52]" table:style-name="ce11">
            <text:p>B406,4/8</text:p>
          </table:table-cell>
          <table:table-cell office:value-type="float" office:value="406.4" table:style-name="ce13">
            <text:p>406,4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8" table:formula="of:=[.A52]" table:style-name="ce11">
            <text:p>B406,4/8</text:p>
          </table:table-cell>
          <table:table-cell office:value-type="string" office:string-value="B406,4x8" table:formula="of:=&quot;B&quot; &amp;[.B52] &amp;&quot;x&quot; &amp; [.C52]" table:style-name="ce11">
            <text:p>B406,4x8</text:p>
          </table:table-cell>
          <table:table-cell office:value-type="string" office:string-value="Buis406,4/8" table:formula="of:=&quot;Buis&quot; &amp;[.B52] &amp;&quot;/&quot; &amp; [.C52]" table:style-name="ce11">
            <text:p>Buis406,4/8</text:p>
          </table:table-cell>
          <table:table-cell office:value-type="string" office:string-value="Buis406,4x8" table:formula="of:=&quot;Buis&quot; &amp;[.B52] &amp;&quot;x&quot; &amp; [.C52]" table:style-name="ce11">
            <text:p>Buis406,4x8</text:p>
          </table:table-cell>
          <table:table-cell office:value-type="string" office:string-value="synonyms&quot;:[&quot;B406,4/8&quot;,&quot;B406,4x8&quot;,&quot;Buis406,4/8&quot;,&quot;Buis406,4x8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,&quot;&amp;&quot;&quot;&quot;&quot;&amp;[.H52]&amp;&quot;&quot;&quot;&quot;&amp;&quot;]}]},&quot;" table:style-name="ce11">
            <text:p>synonyms":["B406,4/8","B406,4x8","Buis406,4/8","Buis406,4x8"]}]},</text:p>
          </table:table-cell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B406,4/8": [{"shape_coords":[406,4,8],"shape_name":"Round tube profile","synonyms":["B406,4/8","B406,4x8","Buis406,4/8","Buis406,4x8"]}]},</text:p>
          </table:table-cell>
          <table:table-cell table:number-columns-repeated="16374"/>
        </table:table-row>
        <table:table-row table:style-name="ro2">
          <table:table-cell office:value-type="string" office:string-value="B406,4/10" table:formula="of:=&quot;B&quot; &amp;[.B53] &amp;&quot;/&quot; &amp; [.C53]" table:style-name="ce11">
            <text:p>B406,4/10</text:p>
          </table:table-cell>
          <table:table-cell office:value-type="float" office:value="406.4" table:style-name="ce13">
            <text:p>406,4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0" table:formula="of:=[.A53]" table:style-name="ce11">
            <text:p>B406,4/10</text:p>
          </table:table-cell>
          <table:table-cell office:value-type="string" office:string-value="B406,4x10" table:formula="of:=&quot;B&quot; &amp;[.B53] &amp;&quot;x&quot; &amp; [.C53]" table:style-name="ce11">
            <text:p>B406,4x10</text:p>
          </table:table-cell>
          <table:table-cell office:value-type="string" office:string-value="Buis406,4/10" table:formula="of:=&quot;Buis&quot; &amp;[.B53] &amp;&quot;/&quot; &amp; [.C53]" table:style-name="ce11">
            <text:p>Buis406,4/10</text:p>
          </table:table-cell>
          <table:table-cell office:value-type="string" office:string-value="Buis406,4x10" table:formula="of:=&quot;Buis&quot; &amp;[.B53] &amp;&quot;x&quot; &amp; [.C53]" table:style-name="ce11">
            <text:p>Buis406,4x10</text:p>
          </table:table-cell>
          <table:table-cell office:value-type="string" office:string-value="synonyms&quot;:[&quot;B406,4/10&quot;,&quot;B406,4x10&quot;,&quot;Buis406,4/10&quot;,&quot;Buis406,4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,&quot;&amp;&quot;&quot;&quot;&quot;&amp;[.H53]&amp;&quot;&quot;&quot;&quot;&amp;&quot;]}]},&quot;" table:style-name="ce11">
            <text:p>synonyms":["B406,4/10","B406,4x10","Buis406,4/10","Buis406,4x10"]}]},</text:p>
          </table:table-cell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B406,4/10": [{"shape_coords":[406,4,10],"shape_name":"Round tube profile","synonyms":["B406,4/10","B406,4x10","Buis406,4/10","Buis406,4x10"]}]},</text:p>
          </table:table-cell>
          <table:table-cell table:number-columns-repeated="16374"/>
        </table:table-row>
        <table:table-row table:style-name="ro2">
          <table:table-cell office:value-type="string" office:string-value="B496,4/12,5" table:formula="of:=&quot;B&quot; &amp;[.B54] &amp;&quot;/&quot; &amp; [.C54]" table:style-name="ce11">
            <text:p>B496,4/12,5</text:p>
          </table:table-cell>
          <table:table-cell office:value-type="float" office:value="496.4" table:style-name="ce13">
            <text:p>496,4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96,4/12,5" table:formula="of:=[.A54]" table:style-name="ce11">
            <text:p>B496,4/12,5</text:p>
          </table:table-cell>
          <table:table-cell office:value-type="string" office:string-value="B496,4x12,5" table:formula="of:=&quot;B&quot; &amp;[.B54] &amp;&quot;x&quot; &amp; [.C54]" table:style-name="ce11">
            <text:p>B496,4x12,5</text:p>
          </table:table-cell>
          <table:table-cell office:value-type="string" office:string-value="Buis496,4/12,5" table:formula="of:=&quot;Buis&quot; &amp;[.B54] &amp;&quot;/&quot; &amp; [.C54]" table:style-name="ce11">
            <text:p>Buis496,4/12,5</text:p>
          </table:table-cell>
          <table:table-cell office:value-type="string" office:string-value="Buis496,4x12,5" table:formula="of:=&quot;Buis&quot; &amp;[.B54] &amp;&quot;x&quot; &amp; [.C54]" table:style-name="ce11">
            <text:p>Buis496,4x12,5</text:p>
          </table:table-cell>
          <table:table-cell office:value-type="string" office:string-value="synonyms&quot;:[&quot;B496,4/12,5&quot;,&quot;B496,4x12,5&quot;,&quot;Buis496,4/12,5&quot;,&quot;Buis496,4x12,5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,&quot;&amp;&quot;&quot;&quot;&quot;&amp;[.H54]&amp;&quot;&quot;&quot;&quot;&amp;&quot;]}]},&quot;" table:style-name="ce11">
            <text:p>synonyms":["B496,4/12,5","B496,4x12,5","Buis496,4/12,5","Buis496,4x12,5"]}]},</text:p>
          </table:table-cell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74"/>
        </table:table-row>
        <table:table-row table:style-name="ro2">
          <table:table-cell office:value-type="string" office:string-value="B406,4/16" table:formula="of:=&quot;B&quot; &amp;[.B55] &amp;&quot;/&quot; &amp; [.C55]" table:style-name="ce11">
            <text:p>B406,4/16</text:p>
          </table:table-cell>
          <table:table-cell office:value-type="float" office:value="406.4" table:style-name="ce13">
            <text:p>406,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6" table:formula="of:=[.A55]" table:style-name="ce11">
            <text:p>B406,4/16</text:p>
          </table:table-cell>
          <table:table-cell office:value-type="string" office:string-value="B406,4x16" table:formula="of:=&quot;B&quot; &amp;[.B55] &amp;&quot;x&quot; &amp; [.C55]" table:style-name="ce11">
            <text:p>B406,4x16</text:p>
          </table:table-cell>
          <table:table-cell office:value-type="string" office:string-value="Buis406,4/16" table:formula="of:=&quot;Buis&quot; &amp;[.B55] &amp;&quot;/&quot; &amp; [.C55]" table:style-name="ce11">
            <text:p>Buis406,4/16</text:p>
          </table:table-cell>
          <table:table-cell office:value-type="string" office:string-value="Buis406,4x16" table:formula="of:=&quot;Buis&quot; &amp;[.B55] &amp;&quot;x&quot; &amp; [.C55]" table:style-name="ce11">
            <text:p>Buis406,4x16</text:p>
          </table:table-cell>
          <table:table-cell office:value-type="string" office:string-value="synonyms&quot;:[&quot;B406,4/16&quot;,&quot;B406,4x16&quot;,&quot;Buis406,4/16&quot;,&quot;Buis406,4x16&quot;]}]}," table:formula="of:= &quot;synonyms&quot;&amp;&quot;&quot;&quot;&quot;&amp;&quot;:[&quot;&amp;&quot;&quot;&quot;&quot;&amp;[.E55]&amp;&quot;&quot;&quot;&quot;&amp;&quot;,&quot;&amp;&quot;&quot;&quot;&quot;&amp;[.F55]&amp;&quot;&quot;&quot;&quot;&amp;&quot;,&quot;&amp;&quot;&quot;&quot;&quot;&amp;[.G55]&amp;&quot;&quot;&quot;&quot;&amp;&quot;,&quot;&amp;&quot;&quot;&quot;&quot;&amp;[.H55]&amp;&quot;&quot;&quot;&quot;&amp;&quot;]}]},&quot;" table:style-name="ce11">
            <text:p>synonyms":["B406,4/16","B406,4x16","Buis406,4/16","Buis406,4x16"]}]},</text:p>
          </table:table-cell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],&quot; &amp; &quot;&quot;&quot;&quot; &amp;&quot;shape_name&quot;&amp;&quot;&quot;&quot;&quot; &amp; &quot;:&quot; &amp; &quot;&quot;&quot;&quot; &amp;[.D55] &amp; &quot;&quot;&quot;&quot; &amp; &quot;,&quot; &amp; &quot;&quot;&quot;&quot;&amp;[.I55]" table:style-name="ce11">
            <text:p>{"B406,4/16": [{"shape_coords":[406,4,16],"shape_name":"Round tube profile","synonyms":["B406,4/16","B406,4x16","Buis406,4/16","Buis406,4x16"]}]},</text:p>
          </table:table-cell>
          <table:table-cell table:number-columns-repeated="16374"/>
        </table:table-row>
        <table:table-row table:style-name="ro2">
          <table:table-cell office:value-type="string" office:string-value="B406,4/20" table:formula="of:=&quot;B&quot; &amp;[.B56] &amp;&quot;/&quot; &amp; [.C56]" table:style-name="ce11">
            <text:p>B406,4/20</text:p>
          </table:table-cell>
          <table:table-cell office:value-type="float" office:value="406.4" table:style-name="ce13">
            <text:p>406,4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20" table:formula="of:=[.A56]" table:style-name="ce11">
            <text:p>B406,4/20</text:p>
          </table:table-cell>
          <table:table-cell office:value-type="string" office:string-value="B406,4x20" table:formula="of:=&quot;B&quot; &amp;[.B56] &amp;&quot;x&quot; &amp; [.C56]" table:style-name="ce11">
            <text:p>B406,4x20</text:p>
          </table:table-cell>
          <table:table-cell office:value-type="string" office:string-value="Buis406,4/20" table:formula="of:=&quot;Buis&quot; &amp;[.B56] &amp;&quot;/&quot; &amp; [.C56]" table:style-name="ce11">
            <text:p>Buis406,4/20</text:p>
          </table:table-cell>
          <table:table-cell office:value-type="string" office:string-value="Buis406,4x20" table:formula="of:=&quot;Buis&quot; &amp;[.B56] &amp;&quot;x&quot; &amp; [.C56]" table:style-name="ce11">
            <text:p>Buis406,4x20</text:p>
          </table:table-cell>
          <table:table-cell office:value-type="string" office:string-value="synonyms&quot;:[&quot;B406,4/20&quot;,&quot;B406,4x20&quot;,&quot;Buis406,4/20&quot;,&quot;Buis406,4x20&quot;]}]}," table:formula="of:= &quot;synonyms&quot;&amp;&quot;&quot;&quot;&quot;&amp;&quot;:[&quot;&amp;&quot;&quot;&quot;&quot;&amp;[.E56]&amp;&quot;&quot;&quot;&quot;&amp;&quot;,&quot;&amp;&quot;&quot;&quot;&quot;&amp;[.F56]&amp;&quot;&quot;&quot;&quot;&amp;&quot;,&quot;&amp;&quot;&quot;&quot;&quot;&amp;[.G56]&amp;&quot;&quot;&quot;&quot;&amp;&quot;,&quot;&amp;&quot;&quot;&quot;&quot;&amp;[.H56]&amp;&quot;&quot;&quot;&quot;&amp;&quot;]}]},&quot;" table:style-name="ce11">
            <text:p>synonyms":["B406,4/20","B406,4x20","Buis406,4/20","Buis406,4x20"]}]},</text:p>
          </table:table-cell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],&quot; &amp; &quot;&quot;&quot;&quot; &amp;&quot;shape_name&quot;&amp;&quot;&quot;&quot;&quot; &amp; &quot;:&quot; &amp; &quot;&quot;&quot;&quot; &amp;[.D56] &amp; &quot;&quot;&quot;&quot; &amp; &quot;,&quot; &amp; &quot;&quot;&quot;&quot;&amp;[.I56]" table:style-name="ce11">
            <text:p>{"B406,4/20": [{"shape_coords":[406,4,20],"shape_name":"Round tube profile","synonyms":["B406,4/20","B406,4x20","Buis406,4/20","Buis406,4x20"]}]},</text:p>
          </table:table-cell>
          <table:table-cell table:number-columns-repeated="16374"/>
        </table:table-row>
        <table:table-row table:style-name="ro2">
          <table:table-cell office:value-type="string" office:string-value="B457/10" table:formula="of:=&quot;B&quot; &amp;[.B57] &amp;&quot;/&quot; &amp; [.C57]" table:style-name="ce11">
            <text:p>B457/10</text:p>
          </table:table-cell>
          <table:table-cell office:value-type="float" office:value="457" table:style-name="ce13">
            <text:p>45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0" table:formula="of:=[.A57]" table:style-name="ce11">
            <text:p>B457/10</text:p>
          </table:table-cell>
          <table:table-cell office:value-type="string" office:string-value="B457x10" table:formula="of:=&quot;B&quot; &amp;[.B57] &amp;&quot;x&quot; &amp; [.C57]" table:style-name="ce11">
            <text:p>B457x10</text:p>
          </table:table-cell>
          <table:table-cell office:value-type="string" office:string-value="Buis457/10" table:formula="of:=&quot;Buis&quot; &amp;[.B57] &amp;&quot;/&quot; &amp; [.C57]" table:style-name="ce11">
            <text:p>Buis457/10</text:p>
          </table:table-cell>
          <table:table-cell office:value-type="string" office:string-value="Buis457x10" table:formula="of:=&quot;Buis&quot; &amp;[.B57] &amp;&quot;x&quot; &amp; [.C57]" table:style-name="ce11">
            <text:p>Buis457x10</text:p>
          </table:table-cell>
          <table:table-cell office:value-type="string" office:string-value="synonyms&quot;:[&quot;B457/10&quot;,&quot;B457x10&quot;,&quot;Buis457/10&quot;,&quot;Buis457x10&quot;]}]}," table:formula="of:= &quot;synonyms&quot;&amp;&quot;&quot;&quot;&quot;&amp;&quot;:[&quot;&amp;&quot;&quot;&quot;&quot;&amp;[.E57]&amp;&quot;&quot;&quot;&quot;&amp;&quot;,&quot;&amp;&quot;&quot;&quot;&quot;&amp;[.F57]&amp;&quot;&quot;&quot;&quot;&amp;&quot;,&quot;&amp;&quot;&quot;&quot;&quot;&amp;[.G57]&amp;&quot;&quot;&quot;&quot;&amp;&quot;,&quot;&amp;&quot;&quot;&quot;&quot;&amp;[.H57]&amp;&quot;&quot;&quot;&quot;&amp;&quot;]}]},&quot;" table:style-name="ce11">
            <text:p>synonyms":["B457/10","B457x10","Buis457/10","Buis457x10"]}]},</text:p>
          </table:table-cell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],&quot; &amp; &quot;&quot;&quot;&quot; &amp;&quot;shape_name&quot;&amp;&quot;&quot;&quot;&quot; &amp; &quot;:&quot; &amp; &quot;&quot;&quot;&quot; &amp;[.D57] &amp; &quot;&quot;&quot;&quot; &amp; &quot;,&quot; &amp; &quot;&quot;&quot;&quot;&amp;[.I57]" table:style-name="ce11">
            <text:p>{"B457/10": [{"shape_coords":[457,10],"shape_name":"Round tube profile","synonyms":["B457/10","B457x10","Buis457/10","Buis457x10"]}]},</text:p>
          </table:table-cell>
          <table:table-cell table:number-columns-repeated="16374"/>
        </table:table-row>
        <table:table-row table:style-name="ro2">
          <table:table-cell office:value-type="string" office:string-value="B457/12,5" table:formula="of:=&quot;B&quot; &amp;[.B58] &amp;&quot;/&quot; &amp; [.C58]" table:style-name="ce11">
            <text:p>B457/12,5</text:p>
          </table:table-cell>
          <table:table-cell office:value-type="float" office:value="457" table:style-name="ce13">
            <text:p>457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2,5" table:formula="of:=[.A58]" table:style-name="ce11">
            <text:p>B457/12,5</text:p>
          </table:table-cell>
          <table:table-cell office:value-type="string" office:string-value="B457x12,5" table:formula="of:=&quot;B&quot; &amp;[.B58] &amp;&quot;x&quot; &amp; [.C58]" table:style-name="ce11">
            <text:p>B457x12,5</text:p>
          </table:table-cell>
          <table:table-cell office:value-type="string" office:string-value="Buis457/12,5" table:formula="of:=&quot;Buis&quot; &amp;[.B58] &amp;&quot;/&quot; &amp; [.C58]" table:style-name="ce11">
            <text:p>Buis457/12,5</text:p>
          </table:table-cell>
          <table:table-cell office:value-type="string" office:string-value="Buis457x12,5" table:formula="of:=&quot;Buis&quot; &amp;[.B58] &amp;&quot;x&quot; &amp; [.C58]" table:style-name="ce11">
            <text:p>Buis457x12,5</text:p>
          </table:table-cell>
          <table:table-cell office:value-type="string" office:string-value="synonyms&quot;:[&quot;B457/12,5&quot;,&quot;B457x12,5&quot;,&quot;Buis457/12,5&quot;,&quot;Buis457x12,5&quot;]}]}," table:formula="of:= &quot;synonyms&quot;&amp;&quot;&quot;&quot;&quot;&amp;&quot;:[&quot;&amp;&quot;&quot;&quot;&quot;&amp;[.E58]&amp;&quot;&quot;&quot;&quot;&amp;&quot;,&quot;&amp;&quot;&quot;&quot;&quot;&amp;[.F58]&amp;&quot;&quot;&quot;&quot;&amp;&quot;,&quot;&amp;&quot;&quot;&quot;&quot;&amp;[.G58]&amp;&quot;&quot;&quot;&quot;&amp;&quot;,&quot;&amp;&quot;&quot;&quot;&quot;&amp;[.H58]&amp;&quot;&quot;&quot;&quot;&amp;&quot;]}]},&quot;" table:style-name="ce11">
            <text:p>synonyms":["B457/12,5","B457x12,5","Buis457/12,5","Buis457x12,5"]}]},</text:p>
          </table:table-cell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],&quot; &amp; &quot;&quot;&quot;&quot; &amp;&quot;shape_name&quot;&amp;&quot;&quot;&quot;&quot; &amp; &quot;:&quot; &amp; &quot;&quot;&quot;&quot; &amp;[.D58] &amp; &quot;&quot;&quot;&quot; &amp; &quot;,&quot; &amp; &quot;&quot;&quot;&quot;&amp;[.I58]" table:style-name="ce11">
            <text:p>{"B457/12,5": [{"shape_coords":[457,12,5],"shape_name":"Round tube profile","synonyms":["B457/12,5","B457x12,5","Buis457/12,5","Buis457x12,5"]}]},</text:p>
          </table:table-cell>
          <table:table-cell table:number-columns-repeated="16374"/>
        </table:table-row>
        <table:table-row table:style-name="ro2">
          <table:table-cell office:value-type="string" office:string-value="B457/16" table:formula="of:=&quot;B&quot; &amp;[.B59] &amp;&quot;/&quot; &amp; [.C59]" table:style-name="ce11">
            <text:p>B457/16</text:p>
          </table:table-cell>
          <table:table-cell office:value-type="float" office:value="457" table:style-name="ce13">
            <text:p>457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6" table:formula="of:=[.A59]" table:style-name="ce11">
            <text:p>B457/16</text:p>
          </table:table-cell>
          <table:table-cell office:value-type="string" office:string-value="B457x16" table:formula="of:=&quot;B&quot; &amp;[.B59] &amp;&quot;x&quot; &amp; [.C59]" table:style-name="ce11">
            <text:p>B457x16</text:p>
          </table:table-cell>
          <table:table-cell office:value-type="string" office:string-value="Buis457/16" table:formula="of:=&quot;Buis&quot; &amp;[.B59] &amp;&quot;/&quot; &amp; [.C59]" table:style-name="ce11">
            <text:p>Buis457/16</text:p>
          </table:table-cell>
          <table:table-cell office:value-type="string" office:string-value="Buis457x16" table:formula="of:=&quot;Buis&quot; &amp;[.B59] &amp;&quot;x&quot; &amp; [.C59]" table:style-name="ce11">
            <text:p>Buis457x16</text:p>
          </table:table-cell>
          <table:table-cell office:value-type="string" office:string-value="synonyms&quot;:[&quot;B457/16&quot;,&quot;B457x16&quot;,&quot;Buis457/16&quot;,&quot;Buis457x16&quot;]}]}," table:formula="of:= &quot;synonyms&quot;&amp;&quot;&quot;&quot;&quot;&amp;&quot;:[&quot;&amp;&quot;&quot;&quot;&quot;&amp;[.E59]&amp;&quot;&quot;&quot;&quot;&amp;&quot;,&quot;&amp;&quot;&quot;&quot;&quot;&amp;[.F59]&amp;&quot;&quot;&quot;&quot;&amp;&quot;,&quot;&amp;&quot;&quot;&quot;&quot;&amp;[.G59]&amp;&quot;&quot;&quot;&quot;&amp;&quot;,&quot;&amp;&quot;&quot;&quot;&quot;&amp;[.H59]&amp;&quot;&quot;&quot;&quot;&amp;&quot;]}]},&quot;" table:style-name="ce11">
            <text:p>synonyms":["B457/16","B457x16","Buis457/16","Buis457x16"]}]},</text:p>
          </table:table-cell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],&quot; &amp; &quot;&quot;&quot;&quot; &amp;&quot;shape_name&quot;&amp;&quot;&quot;&quot;&quot; &amp; &quot;:&quot; &amp; &quot;&quot;&quot;&quot; &amp;[.D59] &amp; &quot;&quot;&quot;&quot; &amp; &quot;,&quot; &amp; &quot;&quot;&quot;&quot;&amp;[.I59]" table:style-name="ce11">
            <text:p>{"B457/16": [{"shape_coords":[457,16],"shape_name":"Round tube profile","synonyms":["B457/16","B457x16","Buis457/16","Buis457x16"]}]},</text:p>
          </table:table-cell>
          <table:table-cell table:number-columns-repeated="16374"/>
        </table:table-row>
        <table:table-row table:style-name="ro2">
          <table:table-cell office:value-type="string" office:string-value="B508/10" table:formula="of:=&quot;B&quot; &amp;[.B60] &amp;&quot;/&quot; &amp; [.C60]" table:style-name="ce11">
            <text:p>B508/10</text:p>
          </table:table-cell>
          <table:table-cell office:value-type="float" office:value="508" table:style-name="ce13">
            <text:p>508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0" table:formula="of:=[.A60]" table:style-name="ce11">
            <text:p>B508/10</text:p>
          </table:table-cell>
          <table:table-cell office:value-type="string" office:string-value="B508x10" table:formula="of:=&quot;B&quot; &amp;[.B60] &amp;&quot;x&quot; &amp; [.C60]" table:style-name="ce11">
            <text:p>B508x10</text:p>
          </table:table-cell>
          <table:table-cell office:value-type="string" office:string-value="Buis508/10" table:formula="of:=&quot;Buis&quot; &amp;[.B60] &amp;&quot;/&quot; &amp; [.C60]" table:style-name="ce11">
            <text:p>Buis508/10</text:p>
          </table:table-cell>
          <table:table-cell office:value-type="string" office:string-value="Buis508x10" table:formula="of:=&quot;Buis&quot; &amp;[.B60] &amp;&quot;x&quot; &amp; [.C60]" table:style-name="ce11">
            <text:p>Buis508x10</text:p>
          </table:table-cell>
          <table:table-cell office:value-type="string" office:string-value="synonyms&quot;:[&quot;B508/10&quot;,&quot;B508x10&quot;,&quot;Buis508/10&quot;,&quot;Buis508x10&quot;]}]}," table:formula="of:= &quot;synonyms&quot;&amp;&quot;&quot;&quot;&quot;&amp;&quot;:[&quot;&amp;&quot;&quot;&quot;&quot;&amp;[.E60]&amp;&quot;&quot;&quot;&quot;&amp;&quot;,&quot;&amp;&quot;&quot;&quot;&quot;&amp;[.F60]&amp;&quot;&quot;&quot;&quot;&amp;&quot;,&quot;&amp;&quot;&quot;&quot;&quot;&amp;[.G60]&amp;&quot;&quot;&quot;&quot;&amp;&quot;,&quot;&amp;&quot;&quot;&quot;&quot;&amp;[.H60]&amp;&quot;&quot;&quot;&quot;&amp;&quot;]}]},&quot;" table:style-name="ce11">
            <text:p>synonyms":["B508/10","B508x10","Buis508/10","Buis508x10"]}]},</text:p>
          </table:table-cell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],&quot; &amp; &quot;&quot;&quot;&quot; &amp;&quot;shape_name&quot;&amp;&quot;&quot;&quot;&quot; &amp; &quot;:&quot; &amp; &quot;&quot;&quot;&quot; &amp;[.D60] &amp; &quot;&quot;&quot;&quot; &amp; &quot;,&quot; &amp; &quot;&quot;&quot;&quot;&amp;[.I60]" table:style-name="ce11">
            <text:p>{"B508/10": [{"shape_coords":[508,10],"shape_name":"Round tube profile","synonyms":["B508/10","B508x10","Buis508/10","Buis508x10"]}]},</text:p>
          </table:table-cell>
          <table:table-cell table:number-columns-repeated="16374"/>
        </table:table-row>
        <table:table-row table:style-name="ro2">
          <table:table-cell office:value-type="string" office:string-value="B508/12,5" table:formula="of:=&quot;B&quot; &amp;[.B61] &amp;&quot;/&quot; &amp; [.C61]" table:style-name="ce11">
            <text:p>B508/12,5</text:p>
          </table:table-cell>
          <table:table-cell office:value-type="float" office:value="508" table:style-name="ce13">
            <text:p>508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2,5" table:formula="of:=[.A61]" table:style-name="ce11">
            <text:p>B508/12,5</text:p>
          </table:table-cell>
          <table:table-cell office:value-type="string" office:string-value="B508x12,5" table:formula="of:=&quot;B&quot; &amp;[.B61] &amp;&quot;x&quot; &amp; [.C61]" table:style-name="ce11">
            <text:p>B508x12,5</text:p>
          </table:table-cell>
          <table:table-cell office:value-type="string" office:string-value="Buis508/12,5" table:formula="of:=&quot;Buis&quot; &amp;[.B61] &amp;&quot;/&quot; &amp; [.C61]" table:style-name="ce11">
            <text:p>Buis508/12,5</text:p>
          </table:table-cell>
          <table:table-cell office:value-type="string" office:string-value="Buis508x12,5" table:formula="of:=&quot;Buis&quot; &amp;[.B61] &amp;&quot;x&quot; &amp; [.C61]" table:style-name="ce11">
            <text:p>Buis508x12,5</text:p>
          </table:table-cell>
          <table:table-cell office:value-type="string" office:string-value="synonyms&quot;:[&quot;B508/12,5&quot;,&quot;B508x12,5&quot;,&quot;Buis508/12,5&quot;,&quot;Buis508x12,5&quot;]}]}," table:formula="of:= &quot;synonyms&quot;&amp;&quot;&quot;&quot;&quot;&amp;&quot;:[&quot;&amp;&quot;&quot;&quot;&quot;&amp;[.E61]&amp;&quot;&quot;&quot;&quot;&amp;&quot;,&quot;&amp;&quot;&quot;&quot;&quot;&amp;[.F61]&amp;&quot;&quot;&quot;&quot;&amp;&quot;,&quot;&amp;&quot;&quot;&quot;&quot;&amp;[.G61]&amp;&quot;&quot;&quot;&quot;&amp;&quot;,&quot;&amp;&quot;&quot;&quot;&quot;&amp;[.H61]&amp;&quot;&quot;&quot;&quot;&amp;&quot;]}]},&quot;" table:style-name="ce11">
            <text:p>synonyms":["B508/12,5","B508x12,5","Buis508/12,5","Buis508x12,5"]}]},</text:p>
          </table:table-cell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],&quot; &amp; &quot;&quot;&quot;&quot; &amp;&quot;shape_name&quot;&amp;&quot;&quot;&quot;&quot; &amp; &quot;:&quot; &amp; &quot;&quot;&quot;&quot; &amp;[.D61] &amp; &quot;&quot;&quot;&quot; &amp; &quot;,&quot; &amp; &quot;&quot;&quot;&quot;&amp;[.I61]" table:style-name="ce11">
            <text:p>{"B508/12,5": [{"shape_coords":[508,12,5],"shape_name":"Round tube profile","synonyms":["B508/12,5","B508x12,5","Buis508/12,5","Buis508x12,5"]}]},</text:p>
          </table:table-cell>
          <table:table-cell table:number-columns-repeated="16374"/>
        </table:table-row>
        <table:table-row table:style-name="ro2">
          <table:table-cell office:value-type="string" office:string-value="B508/16" table:formula="of:=&quot;B&quot; &amp;[.B62] &amp;&quot;/&quot; &amp; [.C62]" table:style-name="ce11">
            <text:p>B508/16</text:p>
          </table:table-cell>
          <table:table-cell office:value-type="float" office:value="508" table:style-name="ce13">
            <text:p>508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6" table:formula="of:=[.A62]" table:style-name="ce11">
            <text:p>B508/16</text:p>
          </table:table-cell>
          <table:table-cell office:value-type="string" office:string-value="B508x16" table:formula="of:=&quot;B&quot; &amp;[.B62] &amp;&quot;x&quot; &amp; [.C62]" table:style-name="ce11">
            <text:p>B508x16</text:p>
          </table:table-cell>
          <table:table-cell office:value-type="string" office:string-value="Buis508/16" table:formula="of:=&quot;Buis&quot; &amp;[.B62] &amp;&quot;/&quot; &amp; [.C62]" table:style-name="ce11">
            <text:p>Buis508/16</text:p>
          </table:table-cell>
          <table:table-cell office:value-type="string" office:string-value="Buis508x16" table:formula="of:=&quot;Buis&quot; &amp;[.B62] &amp;&quot;x&quot; &amp; [.C62]" table:style-name="ce11">
            <text:p>Buis508x16</text:p>
          </table:table-cell>
          <table:table-cell office:value-type="string" office:string-value="synonyms&quot;:[&quot;B508/16&quot;,&quot;B508x16&quot;,&quot;Buis508/16&quot;,&quot;Buis508x16&quot;]}]}," table:formula="of:= &quot;synonyms&quot;&amp;&quot;&quot;&quot;&quot;&amp;&quot;:[&quot;&amp;&quot;&quot;&quot;&quot;&amp;[.E62]&amp;&quot;&quot;&quot;&quot;&amp;&quot;,&quot;&amp;&quot;&quot;&quot;&quot;&amp;[.F62]&amp;&quot;&quot;&quot;&quot;&amp;&quot;,&quot;&amp;&quot;&quot;&quot;&quot;&amp;[.G62]&amp;&quot;&quot;&quot;&quot;&amp;&quot;,&quot;&amp;&quot;&quot;&quot;&quot;&amp;[.H62]&amp;&quot;&quot;&quot;&quot;&amp;&quot;]}]},&quot;" table:style-name="ce11">
            <text:p>synonyms":["B508/16","B508x16","Buis508/16","Buis508x16"]}]},</text:p>
          </table:table-cell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],&quot; &amp; &quot;&quot;&quot;&quot; &amp;&quot;shape_name&quot;&amp;&quot;&quot;&quot;&quot; &amp; &quot;:&quot; &amp; &quot;&quot;&quot;&quot; &amp;[.D62] &amp; &quot;&quot;&quot;&quot; &amp; &quot;,&quot; &amp; &quot;&quot;&quot;&quot;&amp;[.I62]" table:style-name="ce11">
            <text:p>{"B508/16": [{"shape_coords":[508,16],"shape_name":"Round tube profile","synonyms":["B508/16","B508x16","Buis508/16","Buis508x16"]}]},</text:p>
          </table:table-cell>
          <table:table-cell table:number-columns-repeated="16374"/>
        </table:table-row>
        <table:table-row table:style-name="ro2">
          <table:table-cell office:value-type="string" office:string-value="B508/20" table:formula="of:=&quot;B&quot; &amp;[.B63] &amp;&quot;/&quot; &amp; [.C63]" table:style-name="ce11">
            <text:p>B508/20</text:p>
          </table:table-cell>
          <table:table-cell office:value-type="float" office:value="508" table:style-name="ce13">
            <text:p>508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20" table:formula="of:=[.A63]" table:style-name="ce11">
            <text:p>B508/20</text:p>
          </table:table-cell>
          <table:table-cell office:value-type="string" office:string-value="B508x20" table:formula="of:=&quot;B&quot; &amp;[.B63] &amp;&quot;x&quot; &amp; [.C63]" table:style-name="ce11">
            <text:p>B508x20</text:p>
          </table:table-cell>
          <table:table-cell office:value-type="string" office:string-value="Buis508/20" table:formula="of:=&quot;Buis&quot; &amp;[.B63] &amp;&quot;/&quot; &amp; [.C63]" table:style-name="ce11">
            <text:p>Buis508/20</text:p>
          </table:table-cell>
          <table:table-cell office:value-type="string" office:string-value="Buis508x20" table:formula="of:=&quot;Buis&quot; &amp;[.B63] &amp;&quot;x&quot; &amp; [.C63]" table:style-name="ce11">
            <text:p>Buis508x20</text:p>
          </table:table-cell>
          <table:table-cell office:value-type="string" office:string-value="synonyms&quot;:[&quot;B508/20&quot;,&quot;B508x20&quot;,&quot;Buis508/20&quot;,&quot;Buis508x20&quot;]}]}," table:formula="of:= &quot;synonyms&quot;&amp;&quot;&quot;&quot;&quot;&amp;&quot;:[&quot;&amp;&quot;&quot;&quot;&quot;&amp;[.E63]&amp;&quot;&quot;&quot;&quot;&amp;&quot;,&quot;&amp;&quot;&quot;&quot;&quot;&amp;[.F63]&amp;&quot;&quot;&quot;&quot;&amp;&quot;,&quot;&amp;&quot;&quot;&quot;&quot;&amp;[.G63]&amp;&quot;&quot;&quot;&quot;&amp;&quot;,&quot;&amp;&quot;&quot;&quot;&quot;&amp;[.H63]&amp;&quot;&quot;&quot;&quot;&amp;&quot;]}]},&quot;" table:style-name="ce11">
            <text:p>synonyms":["B508/20","B508x20","Buis508/20","Buis508x20"]}]},</text:p>
          </table:table-cell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],&quot; &amp; &quot;&quot;&quot;&quot; &amp;&quot;shape_name&quot;&amp;&quot;&quot;&quot;&quot; &amp; &quot;:&quot; &amp; &quot;&quot;&quot;&quot; &amp;[.D63] &amp; &quot;&quot;&quot;&quot; &amp; &quot;,&quot; &amp; &quot;&quot;&quot;&quot;&amp;[.I63]" table:style-name="ce11">
            <text:p>{"B508/20": [{"shape_coords":[508,20],"shape_name":"Round tube profile","synonyms":["B508/20","B508x20","Buis508/20","Buis508x20"]}]},</text:p>
          </table:table-cell>
          <table:table-cell table:number-columns-repeated="16374"/>
        </table:table-row>
        <table:table-row table:style-name="ro2">
          <table:table-cell office:value-type="string" office:string-value="B610/12,5" table:formula="of:=&quot;B&quot; &amp;[.B64] &amp;&quot;/&quot; &amp; [.C64]" table:style-name="ce11">
            <text:p>B610/12,5</text:p>
          </table:table-cell>
          <table:table-cell office:value-type="float" office:value="610" table:style-name="ce13">
            <text:p>610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2,5" table:formula="of:=[.A64]" table:style-name="ce11">
            <text:p>B610/12,5</text:p>
          </table:table-cell>
          <table:table-cell office:value-type="string" office:string-value="B610x12,5" table:formula="of:=&quot;B&quot; &amp;[.B64] &amp;&quot;x&quot; &amp; [.C64]" table:style-name="ce11">
            <text:p>B610x12,5</text:p>
          </table:table-cell>
          <table:table-cell office:value-type="string" office:string-value="Buis610/12,5" table:formula="of:=&quot;Buis&quot; &amp;[.B64] &amp;&quot;/&quot; &amp; [.C64]" table:style-name="ce11">
            <text:p>Buis610/12,5</text:p>
          </table:table-cell>
          <table:table-cell office:value-type="string" office:string-value="Buis610x12,5" table:formula="of:=&quot;Buis&quot; &amp;[.B64] &amp;&quot;x&quot; &amp; [.C64]" table:style-name="ce11">
            <text:p>Buis610x12,5</text:p>
          </table:table-cell>
          <table:table-cell office:value-type="string" office:string-value="synonyms&quot;:[&quot;B610/12,5&quot;,&quot;B610x12,5&quot;,&quot;Buis610/12,5&quot;,&quot;Buis610x12,5&quot;]}]}," table:formula="of:= &quot;synonyms&quot;&amp;&quot;&quot;&quot;&quot;&amp;&quot;:[&quot;&amp;&quot;&quot;&quot;&quot;&amp;[.E64]&amp;&quot;&quot;&quot;&quot;&amp;&quot;,&quot;&amp;&quot;&quot;&quot;&quot;&amp;[.F64]&amp;&quot;&quot;&quot;&quot;&amp;&quot;,&quot;&amp;&quot;&quot;&quot;&quot;&amp;[.G64]&amp;&quot;&quot;&quot;&quot;&amp;&quot;,&quot;&amp;&quot;&quot;&quot;&quot;&amp;[.H64]&amp;&quot;&quot;&quot;&quot;&amp;&quot;]}]},&quot;" table:style-name="ce11">
            <text:p>synonyms":["B610/12,5","B610x12,5","Buis610/12,5","Buis610x12,5"]}]},</text:p>
          </table:table-cell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],&quot; &amp; &quot;&quot;&quot;&quot; &amp;&quot;shape_name&quot;&amp;&quot;&quot;&quot;&quot; &amp; &quot;:&quot; &amp; &quot;&quot;&quot;&quot; &amp;[.D64] &amp; &quot;&quot;&quot;&quot; &amp; &quot;,&quot; &amp; &quot;&quot;&quot;&quot;&amp;[.I64]" table:style-name="ce11">
            <text:p>{"B610/12,5": [{"shape_coords":[610,12,5],"shape_name":"Round tube profile","synonyms":["B610/12,5","B610x12,5","Buis610/12,5","Buis610x12,5"]}]},</text:p>
          </table:table-cell>
          <table:table-cell table:number-columns-repeated="16374"/>
        </table:table-row>
        <table:table-row table:style-name="ro2">
          <table:table-cell office:value-type="string" office:string-value="B610/16" table:formula="of:=&quot;B&quot; &amp;[.B65] &amp;&quot;/&quot; &amp; [.C65]" table:style-name="ce11">
            <text:p>B610/16</text:p>
          </table:table-cell>
          <table:table-cell office:value-type="float" office:value="610" table:style-name="ce13">
            <text:p>610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6" table:formula="of:=[.A65]" table:style-name="ce11">
            <text:p>B610/16</text:p>
          </table:table-cell>
          <table:table-cell office:value-type="string" office:string-value="B610x16" table:formula="of:=&quot;B&quot; &amp;[.B65] &amp;&quot;x&quot; &amp; [.C65]" table:style-name="ce11">
            <text:p>B610x16</text:p>
          </table:table-cell>
          <table:table-cell office:value-type="string" office:string-value="Buis610/16" table:formula="of:=&quot;Buis&quot; &amp;[.B65] &amp;&quot;/&quot; &amp; [.C65]" table:style-name="ce11">
            <text:p>Buis610/16</text:p>
          </table:table-cell>
          <table:table-cell office:value-type="string" office:string-value="Buis610x16" table:formula="of:=&quot;Buis&quot; &amp;[.B65] &amp;&quot;x&quot; &amp; [.C65]" table:style-name="ce11">
            <text:p>Buis610x16</text:p>
          </table:table-cell>
          <table:table-cell office:value-type="string" office:string-value="synonyms&quot;:[&quot;B610/16&quot;,&quot;B610x16&quot;,&quot;Buis610/16&quot;,&quot;Buis610x16&quot;]}]}," table:formula="of:= &quot;synonyms&quot;&amp;&quot;&quot;&quot;&quot;&amp;&quot;:[&quot;&amp;&quot;&quot;&quot;&quot;&amp;[.E65]&amp;&quot;&quot;&quot;&quot;&amp;&quot;,&quot;&amp;&quot;&quot;&quot;&quot;&amp;[.F65]&amp;&quot;&quot;&quot;&quot;&amp;&quot;,&quot;&amp;&quot;&quot;&quot;&quot;&amp;[.G65]&amp;&quot;&quot;&quot;&quot;&amp;&quot;,&quot;&amp;&quot;&quot;&quot;&quot;&amp;[.H65]&amp;&quot;&quot;&quot;&quot;&amp;&quot;]}]},&quot;" table:style-name="ce11">
            <text:p>synonyms":["B610/16","B610x16","Buis610/16","Buis610x16"]}]},</text:p>
          </table:table-cell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],&quot; &amp; &quot;&quot;&quot;&quot; &amp;&quot;shape_name&quot;&amp;&quot;&quot;&quot;&quot; &amp; &quot;:&quot; &amp; &quot;&quot;&quot;&quot; &amp;[.D65] &amp; &quot;&quot;&quot;&quot; &amp; &quot;,&quot; &amp; &quot;&quot;&quot;&quot;&amp;[.I65]" table:style-name="ce11">
            <text:p>{"B610/16": [{"shape_coords":[610,16],"shape_name":"Round tube profile","synonyms":["B610/16","B610x16","Buis610/16","Buis610x16"]}]},</text:p>
          </table:table-cell>
          <table:table-cell table:number-columns-repeated="16374"/>
        </table:table-row>
        <table:table-row table:style-name="ro2">
          <table:table-cell office:value-type="string" office:string-value="B610/20" table:formula="of:=&quot;B&quot; &amp;[.B66] &amp;&quot;/&quot; &amp; [.C66]" table:style-name="ce11">
            <text:p>B610/20</text:p>
          </table:table-cell>
          <table:table-cell office:value-type="float" office:value="610" table:style-name="ce13">
            <text:p>610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20" table:formula="of:=[.A66]" table:style-name="ce11">
            <text:p>B610/20</text:p>
          </table:table-cell>
          <table:table-cell office:value-type="string" office:string-value="B610x20" table:formula="of:=&quot;B&quot; &amp;[.B66] &amp;&quot;x&quot; &amp; [.C66]" table:style-name="ce11">
            <text:p>B610x20</text:p>
          </table:table-cell>
          <table:table-cell office:value-type="string" office:string-value="Buis610/20" table:formula="of:=&quot;Buis&quot; &amp;[.B66] &amp;&quot;/&quot; &amp; [.C66]" table:style-name="ce11">
            <text:p>Buis610/20</text:p>
          </table:table-cell>
          <table:table-cell office:value-type="string" office:string-value="Buis610x20" table:formula="of:=&quot;Buis&quot; &amp;[.B66] &amp;&quot;x&quot; &amp; [.C66]" table:style-name="ce11">
            <text:p>Buis610x20</text:p>
          </table:table-cell>
          <table:table-cell office:value-type="string" office:string-value="synonyms&quot;:[&quot;B610/20&quot;,&quot;B610x20&quot;,&quot;Buis610/20&quot;,&quot;Buis610x20&quot;]}]}," table:formula="of:= &quot;synonyms&quot;&amp;&quot;&quot;&quot;&quot;&amp;&quot;:[&quot;&amp;&quot;&quot;&quot;&quot;&amp;[.E66]&amp;&quot;&quot;&quot;&quot;&amp;&quot;,&quot;&amp;&quot;&quot;&quot;&quot;&amp;[.F66]&amp;&quot;&quot;&quot;&quot;&amp;&quot;,&quot;&amp;&quot;&quot;&quot;&quot;&amp;[.G66]&amp;&quot;&quot;&quot;&quot;&amp;&quot;,&quot;&amp;&quot;&quot;&quot;&quot;&amp;[.H66]&amp;&quot;&quot;&quot;&quot;&amp;&quot;]}]},&quot;" table:style-name="ce11">
            <text:p>synonyms":["B610/20","B610x20","Buis610/20","Buis610x20"]}]},</text:p>
          </table:table-cell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],&quot; &amp; &quot;&quot;&quot;&quot; &amp;&quot;shape_name&quot;&amp;&quot;&quot;&quot;&quot; &amp; &quot;:&quot; &amp; &quot;&quot;&quot;&quot; &amp;[.D66] &amp; &quot;&quot;&quot;&quot; &amp; &quot;,&quot; &amp; &quot;&quot;&quot;&quot;&amp;[.I66]" table:style-name="ce11">
            <text:p>{"B610/20": [{"shape_coords":[610,20],"shape_name":"Round tube profile","synonyms":["B610/20","B610x20","Buis610/20","Buis610x20"]}]},</text:p>
          </table:table-cell>
          <table:table-cell table:number-columns-repeated="16374"/>
        </table:table-row>
        <table:table-row table:style-name="ro2">
          <table:table-cell office:value-type="string" office:string-value="B610/30" table:formula="of:=&quot;B&quot; &amp;[.B67] &amp;&quot;/&quot; &amp; [.C67]" table:style-name="ce11">
            <text:p>B610/30</text:p>
          </table:table-cell>
          <table:table-cell office:value-type="float" office:value="610" table:style-name="ce13">
            <text:p>610</text:p>
          </table:table-cell>
          <table:table-cell office:value-type="float" office:value="30" table:style-name="ce13">
            <text:p>3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30" table:formula="of:=[.A67]" table:style-name="ce11">
            <text:p>B610/30</text:p>
          </table:table-cell>
          <table:table-cell office:value-type="string" office:string-value="B610x30" table:formula="of:=&quot;B&quot; &amp;[.B67] &amp;&quot;x&quot; &amp; [.C67]" table:style-name="ce11">
            <text:p>B610x30</text:p>
          </table:table-cell>
          <table:table-cell office:value-type="string" office:string-value="Buis610/30" table:formula="of:=&quot;Buis&quot; &amp;[.B67] &amp;&quot;/&quot; &amp; [.C67]" table:style-name="ce11">
            <text:p>Buis610/30</text:p>
          </table:table-cell>
          <table:table-cell office:value-type="string" office:string-value="Buis610x30" table:formula="of:=&quot;Buis&quot; &amp;[.B67] &amp;&quot;x&quot; &amp; [.C67]" table:style-name="ce11">
            <text:p>Buis610x30</text:p>
          </table:table-cell>
          <table:table-cell office:value-type="string" office:string-value="synonyms&quot;:[&quot;B610/30&quot;,&quot;B610x30&quot;,&quot;Buis610/30&quot;,&quot;Buis610x30&quot;]}]}," table:formula="of:= &quot;synonyms&quot;&amp;&quot;&quot;&quot;&quot;&amp;&quot;:[&quot;&amp;&quot;&quot;&quot;&quot;&amp;[.E67]&amp;&quot;&quot;&quot;&quot;&amp;&quot;,&quot;&amp;&quot;&quot;&quot;&quot;&amp;[.F67]&amp;&quot;&quot;&quot;&quot;&amp;&quot;,&quot;&amp;&quot;&quot;&quot;&quot;&amp;[.G67]&amp;&quot;&quot;&quot;&quot;&amp;&quot;,&quot;&amp;&quot;&quot;&quot;&quot;&amp;[.H67]&amp;&quot;&quot;&quot;&quot;&amp;&quot;]}]},&quot;" table:style-name="ce11">
            <text:p>synonyms":["B610/30","B610x30","Buis610/30","Buis610x30"]}]},</text:p>
          </table:table-cell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],&quot; &amp; &quot;&quot;&quot;&quot; &amp;&quot;shape_name&quot;&amp;&quot;&quot;&quot;&quot; &amp; &quot;:&quot; &amp; &quot;&quot;&quot;&quot; &amp;[.D67] &amp; &quot;&quot;&quot;&quot; &amp; &quot;,&quot; &amp; &quot;&quot;&quot;&quot;&amp;[.I67]" table:style-name="ce11">
            <text:p>{"B610/30": [{"shape_coords":[610,30],"shape_name":"Round tube profile","synonyms":["B610/30","B610x30","Buis610/30","Buis610x30"]}]},</text:p>
          </table:table-cell>
          <table:table-cell table:number-columns-repeated="16374"/>
        </table:table-row>
        <table:table-row table:number-rows-repeated="1048509" table:style-name="ro2">
          <table:table-cell table:number-columns-repeated="16384"/>
        </table:table-row>
      </table:table>
      <table:table table:name="I-shape_sloped_flange" table:style-name="ta2">
        <table:table-column table:style-name="co2" table:number-columns-repeated="8" table:default-cell-style-name="ce1"/>
        <table:table-column table:style-name="co21" table:default-cell-style-name="ce1"/>
        <table:table-column table:style-name="co2" table:number-columns-repeated="6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tl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2" table:style-name="ce11"/>
          <table:table-cell table:number-columns-repeated="2" table:style-name="ce1"/>
          <table:table-cell table:style-name="ce11"/>
          <table:table-cell office:value-type="string" table:style-name="ce14">
            <text:p>JSONString</text:p>
          </table:table-cell>
          <table:table-cell table:number-columns-repeated="7" table:style-name="ce11"/>
          <table:table-cell table:number-columns-repeated="16360"/>
        </table:table-row>
        <table:table-row table:style-name="ro3">
          <table:table-cell table:number-columns-repeated="7" table:style-name="ce1"/>
          <table:table-cell office:value-type="string" table:style-name="ce3">
            <text:p>flange thickness location from right</text:p>
          </table:table-cell>
          <table:table-cell table:number-columns-repeated="16376" table:style-name="ce1"/>
        </table:table-row>
        <table:table-row table:style-name="ro1">
          <table:table-cell table:style-name="ce18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number-columns-repeated="5" table:style-name="ce17"/>
          <table:table-cell table:number-columns-repeated="2" table:style-name="ce19"/>
          <table:table-cell table:number-columns-repeated="9" table:style-name="ce17"/>
          <table:table-cell table:number-columns-repeated="16360" table:style-name="ce19"/>
        </table:table-row>
        <table:table-row table:style-name="ro1">
          <table:table-cell office:value-type="string" table:style-name="ce9">
            <text:p>INP80</text:p>
          </table:table-cell>
          <table:table-cell office:value-type="float" office:value="80" table:style-name="ce20">
            <text:p>80</text:p>
          </table:table-cell>
          <table:table-cell office:value-type="float" office:value="42" table:style-name="ce20">
            <text:p>42</text:p>
          </table:table-cell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4" table:style-name="ce20">
            <text:p>4</text:p>
          </table:table-cell>
          <table:table-cell office:value-type="float" office:value="2.2999999999999998" table:style-name="ce20">
            <text:p>2,3</text:p>
          </table:table-cell>
          <table:table-cell office:value-type="float" office:value="10.5" table:formula="of:=[.C4]/4" table:style-name="ce1">
            <text:p>1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80" table:formula="of:=[.A4]" table:style-name="ce10">
            <text:p>INP80</text:p>
          </table:table-cell>
          <table:table-cell office:value-type="string" table:style-name="ce10">
            <text:p>IN80P</text:p>
          </table:table-cell>
          <table:table-cell office:value-type="string" table:style-name="ce10">
            <text:p>INP 80</text:p>
          </table:table-cell>
          <table:table-cell office:value-type="string" office:string-value="inp80" table:formula="of:=LOWER([.J4])" table:style-name="ce10">
            <text:p>inp80</text:p>
          </table:table-cell>
          <table:table-cell office:value-type="string" office:string-value="in80p" table:formula="of:=LOWER([.K4])" table:style-name="ce1">
            <text:p>in80p</text:p>
          </table:table-cell>
          <table:table-cell office:value-type="string" office:string-value="inp 80" table:formula="of:=LOWER([.L4])" table:style-name="ce1">
            <text:p>inp 80</text:p>
          </table:table-cell>
          <table:table-cell office:value-type="string" office:string-value="synonyms&quot;:[&quot;INP80&quot;,&quot;IN80P&quot;,&quot;INP 80&quot;,&quot;inp80&quot;,&quot;in80p&quot;,&quot;inp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]}]},&quot;" table:style-name="ce5">
            <text:p>synonyms":["INP80","IN80P","INP 80","inp80","in80p","inp 80"]}]},</text:p>
          </table:table-cell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P4]" table:style-name="ce21">
            <text:p>{"INP80": [{"shape_coords":[80,42,3,9,5,9,4,2,3,10,5],"shape_name":"I-shape sloped flange","synonyms":["INP80","IN80P","INP 80","inp80","in80p","inp 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00</text:p>
          </table:table-cell>
          <table:table-cell office:value-type="float" office:value="100" table:style-name="ce20">
            <text:p>100</text:p>
          </table:table-cell>
          <table:table-cell office:value-type="float" office:value="50" table:style-name="ce20">
            <text:p>50</text:p>
          </table:table-cell>
          <table:table-cell office:value-type="float" office:value="4.5" table:style-name="ce20">
            <text:p>4,5</text:p>
          </table:table-cell>
          <table:table-cell office:value-type="float" office:value="6.8" table:style-name="ce20">
            <text:p>6,8</text:p>
          </table:table-cell>
          <table:table-cell office:value-type="float" office:value="5" table:style-name="ce20">
            <text:p>5</text:p>
          </table:table-cell>
          <table:table-cell office:value-type="float" office:value="2.7" table:style-name="ce20">
            <text:p>2,7</text:p>
          </table:table-cell>
          <table:table-cell office:value-type="float" office:value="12.5" table:formula="of:=[.C5]/4" table:style-name="ce1">
            <text:p>1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00" table:formula="of:=[.A5]" table:style-name="ce10">
            <text:p>INP100</text:p>
          </table:table-cell>
          <table:table-cell office:value-type="string" table:style-name="ce10">
            <text:p>IN100P</text:p>
          </table:table-cell>
          <table:table-cell office:value-type="string" table:style-name="ce10">
            <text:p>INP 100</text:p>
          </table:table-cell>
          <table:table-cell office:value-type="string" office:string-value="inp100" table:formula="of:=LOWER([.J5])" table:style-name="ce10">
            <text:p>inp100</text:p>
          </table:table-cell>
          <table:table-cell office:value-type="string" office:string-value="in100p" table:formula="of:=LOWER([.K5])" table:style-name="ce1">
            <text:p>in100p</text:p>
          </table:table-cell>
          <table:table-cell office:value-type="string" office:string-value="inp 100" table:formula="of:=LOWER([.L5])" table:style-name="ce1">
            <text:p>inp 100</text:p>
          </table:table-cell>
          <table:table-cell office:value-type="string" office:string-value="synonyms&quot;:[&quot;INP100&quot;,&quot;IN100P&quot;,&quot;INP 100&quot;,&quot;inp100&quot;,&quot;in100p&quot;,&quot;inp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]}]},&quot;" table:style-name="ce5">
            <text:p>synonyms":["INP100","IN100P","INP 100","inp100","in100p","inp 100"]}]},</text:p>
          </table:table-cell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P5]" table:style-name="ce21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20</text:p>
          </table:table-cell>
          <table:table-cell office:value-type="float" office:value="120" table:style-name="ce11">
            <text:p>120</text:p>
          </table:table-cell>
          <table:table-cell office:value-type="float" office:value="58" table:style-name="ce11">
            <text:p>58</text:p>
          </table:table-cell>
          <table:table-cell office:value-type="float" office:value="5.0999999999999996" table:style-name="ce11">
            <text:p>5,1</text:p>
          </table:table-cell>
          <table:table-cell office:value-type="float" office:value="7.7" table:style-name="ce11">
            <text:p>7,7</text:p>
          </table:table-cell>
          <table:table-cell office:value-type="float" office:value="5" table:style-name="ce11">
            <text:p>5</text:p>
          </table:table-cell>
          <table:table-cell office:value-type="float" office:value="3.1" table:style-name="ce11">
            <text:p>3,1</text:p>
          </table:table-cell>
          <table:table-cell office:value-type="float" office:value="14.5" table:formula="of:=[.C6]/4" table:style-name="ce1">
            <text:p>1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20" table:formula="of:=[.A6]" table:style-name="ce10">
            <text:p>INP120</text:p>
          </table:table-cell>
          <table:table-cell office:value-type="string" table:style-name="ce10">
            <text:p>IN120P</text:p>
          </table:table-cell>
          <table:table-cell office:value-type="string" table:style-name="ce10">
            <text:p>INP 120</text:p>
          </table:table-cell>
          <table:table-cell office:value-type="string" office:string-value="inp120" table:formula="of:=LOWER([.J6])" table:style-name="ce10">
            <text:p>inp120</text:p>
          </table:table-cell>
          <table:table-cell office:value-type="string" office:string-value="in120p" table:formula="of:=LOWER([.K6])" table:style-name="ce1">
            <text:p>in120p</text:p>
          </table:table-cell>
          <table:table-cell office:value-type="string" office:string-value="inp 120" table:formula="of:=LOWER([.L6])" table:style-name="ce1">
            <text:p>inp 120</text:p>
          </table:table-cell>
          <table:table-cell office:value-type="string" office:string-value="synonyms&quot;:[&quot;INP120&quot;,&quot;IN120P&quot;,&quot;INP 120&quot;,&quot;inp120&quot;,&quot;in120p&quot;,&quot;inp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]}]},&quot;" table:style-name="ce5">
            <text:p>synonyms":["INP120","IN120P","INP 120","inp120","in120p","inp 120"]}]},</text:p>
          </table:table-cell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P6]" table:style-name="ce21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40</text:p>
          </table:table-cell>
          <table:table-cell office:value-type="float" office:value="140" table:style-name="ce11">
            <text:p>140</text:p>
          </table:table-cell>
          <table:table-cell office:value-type="float" office:value="66" table:style-name="ce11">
            <text:p>66</text:p>
          </table:table-cell>
          <table:table-cell office:value-type="float" office:value="5.7" table:style-name="ce11">
            <text:p>5,7</text:p>
          </table:table-cell>
          <table:table-cell office:value-type="float" office:value="8.6" table:style-name="ce11">
            <text:p>8,6</text:p>
          </table:table-cell>
          <table:table-cell office:value-type="float" office:value="6" table:style-name="ce11">
            <text:p>6</text:p>
          </table:table-cell>
          <table:table-cell office:value-type="float" office:value="3.4" table:style-name="ce11">
            <text:p>3,4</text:p>
          </table:table-cell>
          <table:table-cell office:value-type="float" office:value="16.5" table:formula="of:=[.C7]/4" table:style-name="ce1">
            <text:p>1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40" table:formula="of:=[.A7]" table:style-name="ce10">
            <text:p>INP140</text:p>
          </table:table-cell>
          <table:table-cell office:value-type="string" table:style-name="ce10">
            <text:p>IN140P</text:p>
          </table:table-cell>
          <table:table-cell office:value-type="string" table:style-name="ce10">
            <text:p>INP 140</text:p>
          </table:table-cell>
          <table:table-cell office:value-type="string" office:string-value="inp140" table:formula="of:=LOWER([.J7])" table:style-name="ce10">
            <text:p>inp140</text:p>
          </table:table-cell>
          <table:table-cell office:value-type="string" office:string-value="in140p" table:formula="of:=LOWER([.K7])" table:style-name="ce1">
            <text:p>in140p</text:p>
          </table:table-cell>
          <table:table-cell office:value-type="string" office:string-value="inp 140" table:formula="of:=LOWER([.L7])" table:style-name="ce1">
            <text:p>inp 140</text:p>
          </table:table-cell>
          <table:table-cell office:value-type="string" office:string-value="synonyms&quot;:[&quot;INP140&quot;,&quot;IN140P&quot;,&quot;INP 140&quot;,&quot;inp140&quot;,&quot;in140p&quot;,&quot;inp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]}]},&quot;" table:style-name="ce5">
            <text:p>synonyms":["INP140","IN140P","INP 140","inp140","in140p","inp 140"]}]},</text:p>
          </table:table-cell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P7]" table:style-name="ce21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60</text:p>
          </table:table-cell>
          <table:table-cell office:value-type="float" office:value="160" table:style-name="ce11">
            <text:p>160</text:p>
          </table:table-cell>
          <table:table-cell office:value-type="float" office:value="74" table:style-name="ce11">
            <text:p>74</text:p>
          </table:table-cell>
          <table:table-cell office:value-type="float" office:value="6.3" table:style-name="ce11">
            <text:p>6,3</text:p>
          </table:table-cell>
          <table:table-cell office:value-type="float" office:value="9.5" table:style-name="ce11">
            <text:p>9,5</text:p>
          </table:table-cell>
          <table:table-cell office:value-type="float" office:value="6" table:style-name="ce11">
            <text:p>6</text:p>
          </table:table-cell>
          <table:table-cell office:value-type="float" office:value="3.8" table:style-name="ce11">
            <text:p>3,8</text:p>
          </table:table-cell>
          <table:table-cell office:value-type="float" office:value="18.5" table:formula="of:=[.C8]/4" table:style-name="ce1">
            <text:p>18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60" table:formula="of:=[.A8]" table:style-name="ce10">
            <text:p>INP160</text:p>
          </table:table-cell>
          <table:table-cell office:value-type="string" table:style-name="ce10">
            <text:p>IN160P</text:p>
          </table:table-cell>
          <table:table-cell office:value-type="string" table:style-name="ce10">
            <text:p>INP 160</text:p>
          </table:table-cell>
          <table:table-cell office:value-type="string" office:string-value="inp160" table:formula="of:=LOWER([.J8])" table:style-name="ce10">
            <text:p>inp160</text:p>
          </table:table-cell>
          <table:table-cell office:value-type="string" office:string-value="in160p" table:formula="of:=LOWER([.K8])" table:style-name="ce1">
            <text:p>in160p</text:p>
          </table:table-cell>
          <table:table-cell office:value-type="string" office:string-value="inp 160" table:formula="of:=LOWER([.L8])" table:style-name="ce1">
            <text:p>inp 160</text:p>
          </table:table-cell>
          <table:table-cell office:value-type="string" office:string-value="synonyms&quot;:[&quot;INP160&quot;,&quot;IN160P&quot;,&quot;INP 160&quot;,&quot;inp160&quot;,&quot;in160p&quot;,&quot;inp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]}]},&quot;" table:style-name="ce5">
            <text:p>synonyms":["INP160","IN160P","INP 160","inp160","in160p","inp 160"]}]},</text:p>
          </table:table-cell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P8]" table:style-name="ce21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80</text:p>
          </table:table-cell>
          <table:table-cell office:value-type="float" office:value="180" table:style-name="ce11">
            <text:p>180</text:p>
          </table:table-cell>
          <table:table-cell office:value-type="float" office:value="82" table:style-name="ce11">
            <text:p>82</text:p>
          </table:table-cell>
          <table:table-cell office:value-type="float" office:value="6.9" table:style-name="ce11">
            <text:p>6,9</text:p>
          </table:table-cell>
          <table:table-cell office:value-type="float" office:value="10.4" table:style-name="ce11">
            <text:p>10,4</text:p>
          </table:table-cell>
          <table:table-cell office:value-type="float" office:value="7" table:style-name="ce11">
            <text:p>7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20.5" table:formula="of:=[.C9]/4" table:style-name="ce1">
            <text:p>2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80" table:formula="of:=[.A9]" table:style-name="ce10">
            <text:p>INP180</text:p>
          </table:table-cell>
          <table:table-cell office:value-type="string" table:style-name="ce10">
            <text:p>IN180P</text:p>
          </table:table-cell>
          <table:table-cell office:value-type="string" table:style-name="ce10">
            <text:p>INP 180</text:p>
          </table:table-cell>
          <table:table-cell office:value-type="string" office:string-value="inp180" table:formula="of:=LOWER([.J9])" table:style-name="ce10">
            <text:p>inp180</text:p>
          </table:table-cell>
          <table:table-cell office:value-type="string" office:string-value="in180p" table:formula="of:=LOWER([.K9])" table:style-name="ce1">
            <text:p>in180p</text:p>
          </table:table-cell>
          <table:table-cell office:value-type="string" office:string-value="inp 180" table:formula="of:=LOWER([.L9])" table:style-name="ce1">
            <text:p>inp 180</text:p>
          </table:table-cell>
          <table:table-cell office:value-type="string" office:string-value="synonyms&quot;:[&quot;INP180&quot;,&quot;IN180P&quot;,&quot;INP 180&quot;,&quot;inp180&quot;,&quot;in180p&quot;,&quot;inp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]}]},&quot;" table:style-name="ce5">
            <text:p>synonyms":["INP180","IN180P","INP 180","inp180","in180p","inp 180"]}]},</text:p>
          </table:table-cell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P9]" table:style-name="ce21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00</text:p>
          </table:table-cell>
          <table:table-cell office:value-type="float" office:value="200" table:style-name="ce11">
            <text:p>200</text:p>
          </table:table-cell>
          <table:table-cell office:value-type="float" office:value="90" table:style-name="ce11">
            <text:p>90</text:p>
          </table:table-cell>
          <table:table-cell office:value-type="float" office:value="7.5" table:style-name="ce11">
            <text:p>7,5</text:p>
          </table:table-cell>
          <table:table-cell office:value-type="float" office:value="11.3" table:style-name="ce11">
            <text:p>11,3</text:p>
          </table:table-cell>
          <table:table-cell office:value-type="float" office:value="8" table:style-name="ce11">
            <text:p>8</text:p>
          </table:table-cell>
          <table:table-cell office:value-type="float" office:value="4.5" table:style-name="ce11">
            <text:p>4,5</text:p>
          </table:table-cell>
          <table:table-cell office:value-type="float" office:value="22.5" table:formula="of:=[.C10]/4" table:style-name="ce1">
            <text:p>2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00" table:formula="of:=[.A10]" table:style-name="ce10">
            <text:p>INP200</text:p>
          </table:table-cell>
          <table:table-cell office:value-type="string" table:style-name="ce10">
            <text:p>IN200P</text:p>
          </table:table-cell>
          <table:table-cell office:value-type="string" table:style-name="ce10">
            <text:p>INP 200</text:p>
          </table:table-cell>
          <table:table-cell office:value-type="string" office:string-value="inp200" table:formula="of:=LOWER([.J10])" table:style-name="ce10">
            <text:p>inp200</text:p>
          </table:table-cell>
          <table:table-cell office:value-type="string" office:string-value="in200p" table:formula="of:=LOWER([.K10])" table:style-name="ce1">
            <text:p>in200p</text:p>
          </table:table-cell>
          <table:table-cell office:value-type="string" office:string-value="inp 200" table:formula="of:=LOWER([.L10])" table:style-name="ce1">
            <text:p>inp 200</text:p>
          </table:table-cell>
          <table:table-cell office:value-type="string" office:string-value="synonyms&quot;:[&quot;INP200&quot;,&quot;IN200P&quot;,&quot;INP 200&quot;,&quot;inp200&quot;,&quot;in200p&quot;,&quot;inp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]}]},&quot;" table:style-name="ce5">
            <text:p>synonyms":["INP200","IN200P","INP 200","inp200","in200p","inp 200"]}]},</text:p>
          </table:table-cell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P10]" table:style-name="ce21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20</text:p>
          </table:table-cell>
          <table:table-cell office:value-type="float" office:value="220" table:style-name="ce11">
            <text:p>220</text:p>
          </table:table-cell>
          <table:table-cell office:value-type="float" office:value="98" table:style-name="ce11">
            <text:p>98</text:p>
          </table:table-cell>
          <table:table-cell office:value-type="float" office:value="8.1" table:style-name="ce11">
            <text:p>8,1</text:p>
          </table:table-cell>
          <table:table-cell office:value-type="float" office:value="12.2" table:style-name="ce11">
            <text:p>12,2</text:p>
          </table:table-cell>
          <table:table-cell office:value-type="float" office:value="8" table:style-name="ce11">
            <text:p>8</text:p>
          </table:table-cell>
          <table:table-cell office:value-type="float" office:value="4.9000000000000004" table:style-name="ce11">
            <text:p>4,9</text:p>
          </table:table-cell>
          <table:table-cell office:value-type="float" office:value="24.5" table:formula="of:=[.C11]/4" table:style-name="ce1">
            <text:p>2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20" table:formula="of:=[.A11]" table:style-name="ce10">
            <text:p>INP220</text:p>
          </table:table-cell>
          <table:table-cell office:value-type="string" table:style-name="ce10">
            <text:p>IN220P</text:p>
          </table:table-cell>
          <table:table-cell office:value-type="string" table:style-name="ce10">
            <text:p>INP 220</text:p>
          </table:table-cell>
          <table:table-cell office:value-type="string" office:string-value="inp220" table:formula="of:=LOWER([.J11])" table:style-name="ce10">
            <text:p>inp220</text:p>
          </table:table-cell>
          <table:table-cell office:value-type="string" office:string-value="in220p" table:formula="of:=LOWER([.K11])" table:style-name="ce1">
            <text:p>in220p</text:p>
          </table:table-cell>
          <table:table-cell office:value-type="string" office:string-value="inp 220" table:formula="of:=LOWER([.L11])" table:style-name="ce1">
            <text:p>inp 220</text:p>
          </table:table-cell>
          <table:table-cell office:value-type="string" office:string-value="synonyms&quot;:[&quot;INP220&quot;,&quot;IN220P&quot;,&quot;INP 220&quot;,&quot;inp220&quot;,&quot;in220p&quot;,&quot;inp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]}]},&quot;" table:style-name="ce5">
            <text:p>synonyms":["INP220","IN220P","INP 220","inp220","in220p","inp 220"]}]},</text:p>
          </table:table-cell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P11]" table:style-name="ce21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40</text:p>
          </table:table-cell>
          <table:table-cell office:value-type="float" office:value="240" table:style-name="ce11">
            <text:p>240</text:p>
          </table:table-cell>
          <table:table-cell office:value-type="float" office:value="106" table:style-name="ce11">
            <text:p>106</text:p>
          </table:table-cell>
          <table:table-cell office:value-type="float" office:value="8.6999999999999993" table:style-name="ce11">
            <text:p>8,7</text:p>
          </table:table-cell>
          <table:table-cell office:value-type="float" office:value="13.1" table:style-name="ce11">
            <text:p>13,1</text:p>
          </table:table-cell>
          <table:table-cell office:value-type="float" office:value="9" table:style-name="ce11">
            <text:p>9</text:p>
          </table:table-cell>
          <table:table-cell office:value-type="float" office:value="5.2" table:style-name="ce11">
            <text:p>5,2</text:p>
          </table:table-cell>
          <table:table-cell office:value-type="float" office:value="26.5" table:formula="of:=[.C12]/4" table:style-name="ce1">
            <text:p>2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40" table:formula="of:=[.A12]" table:style-name="ce10">
            <text:p>INP240</text:p>
          </table:table-cell>
          <table:table-cell office:value-type="string" table:style-name="ce10">
            <text:p>IN240P</text:p>
          </table:table-cell>
          <table:table-cell office:value-type="string" table:style-name="ce10">
            <text:p>INP 240</text:p>
          </table:table-cell>
          <table:table-cell office:value-type="string" office:string-value="inp240" table:formula="of:=LOWER([.J12])" table:style-name="ce10">
            <text:p>inp240</text:p>
          </table:table-cell>
          <table:table-cell office:value-type="string" office:string-value="in240p" table:formula="of:=LOWER([.K12])" table:style-name="ce1">
            <text:p>in240p</text:p>
          </table:table-cell>
          <table:table-cell office:value-type="string" office:string-value="inp 240" table:formula="of:=LOWER([.L12])" table:style-name="ce1">
            <text:p>inp 240</text:p>
          </table:table-cell>
          <table:table-cell office:value-type="string" office:string-value="synonyms&quot;:[&quot;INP240&quot;,&quot;IN240P&quot;,&quot;INP 240&quot;,&quot;inp240&quot;,&quot;in240p&quot;,&quot;inp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]}]},&quot;" table:style-name="ce5">
            <text:p>synonyms":["INP240","IN240P","INP 240","inp240","in240p","inp 240"]}]},</text:p>
          </table:table-cell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P12]" table:style-name="ce21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60</text:p>
          </table:table-cell>
          <table:table-cell office:value-type="float" office:value="260" table:style-name="ce11">
            <text:p>260</text:p>
          </table:table-cell>
          <table:table-cell office:value-type="float" office:value="113" table:style-name="ce11">
            <text:p>113</text:p>
          </table:table-cell>
          <table:table-cell office:value-type="float" office:value="9.4" table:style-name="ce11">
            <text:p>9,4</text:p>
          </table:table-cell>
          <table:table-cell office:value-type="float" office:value="14.1" table:style-name="ce11">
            <text:p>14,1</text:p>
          </table:table-cell>
          <table:table-cell office:value-type="float" office:value="9" table:style-name="ce11">
            <text:p>9</text:p>
          </table:table-cell>
          <table:table-cell office:value-type="float" office:value="5.6" table:style-name="ce11">
            <text:p>5,6</text:p>
          </table:table-cell>
          <table:table-cell office:value-type="float" office:value="28.25" table:formula="of:=[.C13]/4" table:style-name="ce1">
            <text:p>28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60" table:formula="of:=[.A13]" table:style-name="ce10">
            <text:p>INP260</text:p>
          </table:table-cell>
          <table:table-cell office:value-type="string" table:style-name="ce10">
            <text:p>IN260P</text:p>
          </table:table-cell>
          <table:table-cell office:value-type="string" table:style-name="ce10">
            <text:p>INP 260</text:p>
          </table:table-cell>
          <table:table-cell office:value-type="string" office:string-value="inp260" table:formula="of:=LOWER([.J13])" table:style-name="ce10">
            <text:p>inp260</text:p>
          </table:table-cell>
          <table:table-cell office:value-type="string" office:string-value="in260p" table:formula="of:=LOWER([.K13])" table:style-name="ce1">
            <text:p>in260p</text:p>
          </table:table-cell>
          <table:table-cell office:value-type="string" office:string-value="inp 260" table:formula="of:=LOWER([.L13])" table:style-name="ce1">
            <text:p>inp 260</text:p>
          </table:table-cell>
          <table:table-cell office:value-type="string" office:string-value="synonyms&quot;:[&quot;INP260&quot;,&quot;IN260P&quot;,&quot;INP 260&quot;,&quot;inp260&quot;,&quot;in260p&quot;,&quot;inp 26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]}]},&quot;" table:style-name="ce5">
            <text:p>synonyms":["INP260","IN260P","INP 260","inp260","in260p","inp 260"]}]},</text:p>
          </table:table-cell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P13]" table:style-name="ce21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80</text:p>
          </table:table-cell>
          <table:table-cell office:value-type="float" office:value="280" table:style-name="ce11">
            <text:p>280</text:p>
          </table:table-cell>
          <table:table-cell office:value-type="float" office:value="119" table:style-name="ce11">
            <text:p>119</text:p>
          </table:table-cell>
          <table:table-cell office:value-type="float" office:value="10.1" table:style-name="ce11">
            <text:p>10,1</text:p>
          </table:table-cell>
          <table:table-cell office:value-type="float" office:value="15.2" table:style-name="ce11">
            <text:p>15,2</text:p>
          </table:table-cell>
          <table:table-cell office:value-type="float" office:value="10" table:style-name="ce11">
            <text:p>10</text:p>
          </table:table-cell>
          <table:table-cell office:value-type="float" office:value="6.1" table:style-name="ce11">
            <text:p>6,1</text:p>
          </table:table-cell>
          <table:table-cell office:value-type="float" office:value="29.75" table:formula="of:=[.C14]/4" table:style-name="ce1">
            <text:p>29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80" table:formula="of:=[.A14]" table:style-name="ce10">
            <text:p>INP280</text:p>
          </table:table-cell>
          <table:table-cell office:value-type="string" table:style-name="ce10">
            <text:p>IN280P</text:p>
          </table:table-cell>
          <table:table-cell office:value-type="string" table:style-name="ce10">
            <text:p>INP 280</text:p>
          </table:table-cell>
          <table:table-cell office:value-type="string" office:string-value="inp280" table:formula="of:=LOWER([.J14])" table:style-name="ce10">
            <text:p>inp280</text:p>
          </table:table-cell>
          <table:table-cell office:value-type="string" office:string-value="in280p" table:formula="of:=LOWER([.K14])" table:style-name="ce1">
            <text:p>in280p</text:p>
          </table:table-cell>
          <table:table-cell office:value-type="string" office:string-value="inp 280" table:formula="of:=LOWER([.L14])" table:style-name="ce1">
            <text:p>inp 280</text:p>
          </table:table-cell>
          <table:table-cell office:value-type="string" office:string-value="synonyms&quot;:[&quot;INP280&quot;,&quot;IN280P&quot;,&quot;INP 280&quot;,&quot;inp280&quot;,&quot;in280p&quot;,&quot;inp 28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]}]},&quot;" table:style-name="ce5">
            <text:p>synonyms":["INP280","IN280P","INP 280","inp280","in280p","inp 280"]}]},</text:p>
          </table:table-cell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P14]" table:style-name="ce21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00</text:p>
          </table:table-cell>
          <table:table-cell office:value-type="float" office:value="300" table:style-name="ce11">
            <text:p>300</text:p>
          </table:table-cell>
          <table:table-cell office:value-type="float" office:value="125" table:style-name="ce11">
            <text:p>125</text:p>
          </table:table-cell>
          <table:table-cell office:value-type="float" office:value="10.8" table:style-name="ce11">
            <text:p>10,8</text:p>
          </table:table-cell>
          <table:table-cell office:value-type="float" office:value="16.2" table:style-name="ce11">
            <text:p>16,2</text:p>
          </table:table-cell>
          <table:table-cell office:value-type="float" office:value="11" table:style-name="ce11">
            <text:p>11</text:p>
          </table:table-cell>
          <table:table-cell office:value-type="float" office:value="6.5" table:style-name="ce11">
            <text:p>6,5</text:p>
          </table:table-cell>
          <table:table-cell office:value-type="float" office:value="31.25" table:formula="of:=[.C15]/4" table:style-name="ce1">
            <text:p>31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00" table:formula="of:=[.A15]" table:style-name="ce10">
            <text:p>INP300</text:p>
          </table:table-cell>
          <table:table-cell office:value-type="string" table:style-name="ce10">
            <text:p>IN300P</text:p>
          </table:table-cell>
          <table:table-cell office:value-type="string" table:style-name="ce10">
            <text:p>INP 300</text:p>
          </table:table-cell>
          <table:table-cell office:value-type="string" office:string-value="inp300" table:formula="of:=LOWER([.J15])" table:style-name="ce10">
            <text:p>inp300</text:p>
          </table:table-cell>
          <table:table-cell office:value-type="string" office:string-value="in300p" table:formula="of:=LOWER([.K15])" table:style-name="ce1">
            <text:p>in300p</text:p>
          </table:table-cell>
          <table:table-cell office:value-type="string" office:string-value="inp 300" table:formula="of:=LOWER([.L15])" table:style-name="ce1">
            <text:p>inp 300</text:p>
          </table:table-cell>
          <table:table-cell office:value-type="string" office:string-value="synonyms&quot;:[&quot;INP300&quot;,&quot;IN300P&quot;,&quot;INP 300&quot;,&quot;inp300&quot;,&quot;in300p&quot;,&quot;inp 30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]}]},&quot;" table:style-name="ce5">
            <text:p>synonyms":["INP300","IN300P","INP 300","inp300","in300p","inp 300"]}]},</text:p>
          </table:table-cell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P15]" table:style-name="ce21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20</text:p>
          </table:table-cell>
          <table:table-cell office:value-type="float" office:value="320" table:style-name="ce11">
            <text:p>320</text:p>
          </table:table-cell>
          <table:table-cell office:value-type="float" office:value="131" table:style-name="ce11">
            <text:p>131</text:p>
          </table:table-cell>
          <table:table-cell office:value-type="float" office:value="11.5" table:style-name="ce11">
            <text:p>11,5</text:p>
          </table:table-cell>
          <table:table-cell office:value-type="float" office:value="17.3" table:style-name="ce11">
            <text:p>17,3</text:p>
          </table:table-cell>
          <table:table-cell office:value-type="float" office:value="12" table:style-name="ce11">
            <text:p>12</text:p>
          </table:table-cell>
          <table:table-cell office:value-type="float" office:value="6.9" table:style-name="ce11">
            <text:p>6,9</text:p>
          </table:table-cell>
          <table:table-cell office:value-type="float" office:value="32.75" table:formula="of:=[.C16]/4" table:style-name="ce1">
            <text:p>32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20" table:formula="of:=[.A16]" table:style-name="ce10">
            <text:p>INP320</text:p>
          </table:table-cell>
          <table:table-cell office:value-type="string" table:style-name="ce10">
            <text:p>IN320P</text:p>
          </table:table-cell>
          <table:table-cell office:value-type="string" table:style-name="ce10">
            <text:p>INP 320</text:p>
          </table:table-cell>
          <table:table-cell office:value-type="string" office:string-value="inp320" table:formula="of:=LOWER([.J16])" table:style-name="ce10">
            <text:p>inp320</text:p>
          </table:table-cell>
          <table:table-cell office:value-type="string" office:string-value="in320p" table:formula="of:=LOWER([.K16])" table:style-name="ce1">
            <text:p>in320p</text:p>
          </table:table-cell>
          <table:table-cell office:value-type="string" office:string-value="inp 320" table:formula="of:=LOWER([.L16])" table:style-name="ce1">
            <text:p>inp 320</text:p>
          </table:table-cell>
          <table:table-cell office:value-type="string" office:string-value="synonyms&quot;:[&quot;INP320&quot;,&quot;IN320P&quot;,&quot;INP 320&quot;,&quot;inp320&quot;,&quot;in320p&quot;,&quot;inp 32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]}]},&quot;" table:style-name="ce5">
            <text:p>synonyms":["INP320","IN320P","INP 320","inp320","in320p","inp 320"]}]},</text:p>
          </table:table-cell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P16]" table:style-name="ce21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40</text:p>
          </table:table-cell>
          <table:table-cell office:value-type="float" office:value="340" table:style-name="ce11">
            <text:p>340</text:p>
          </table:table-cell>
          <table:table-cell office:value-type="float" office:value="137" table:style-name="ce11">
            <text:p>137</text:p>
          </table:table-cell>
          <table:table-cell office:value-type="float" office:value="12.2" table:style-name="ce11">
            <text:p>12,2</text:p>
          </table:table-cell>
          <table:table-cell office:value-type="float" office:value="18.3" table:style-name="ce11">
            <text:p>18,3</text:p>
          </table:table-cell>
          <table:table-cell office:value-type="float" office:value="12" table:style-name="ce11">
            <text:p>12</text:p>
          </table:table-cell>
          <table:table-cell office:value-type="float" office:value="7.3" table:style-name="ce11">
            <text:p>7,3</text:p>
          </table:table-cell>
          <table:table-cell office:value-type="float" office:value="34.25" table:formula="of:=[.C17]/4" table:style-name="ce1">
            <text:p>34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40" table:formula="of:=[.A17]" table:style-name="ce10">
            <text:p>INP340</text:p>
          </table:table-cell>
          <table:table-cell office:value-type="string" table:style-name="ce10">
            <text:p>IN340P</text:p>
          </table:table-cell>
          <table:table-cell office:value-type="string" table:style-name="ce10">
            <text:p>INP 340</text:p>
          </table:table-cell>
          <table:table-cell office:value-type="string" office:string-value="inp340" table:formula="of:=LOWER([.J17])" table:style-name="ce10">
            <text:p>inp340</text:p>
          </table:table-cell>
          <table:table-cell office:value-type="string" office:string-value="in340p" table:formula="of:=LOWER([.K17])" table:style-name="ce1">
            <text:p>in340p</text:p>
          </table:table-cell>
          <table:table-cell office:value-type="string" office:string-value="inp 340" table:formula="of:=LOWER([.L17])" table:style-name="ce1">
            <text:p>inp 340</text:p>
          </table:table-cell>
          <table:table-cell office:value-type="string" office:string-value="synonyms&quot;:[&quot;INP340&quot;,&quot;IN340P&quot;,&quot;INP 340&quot;,&quot;inp340&quot;,&quot;in340p&quot;,&quot;inp 34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]}]},&quot;" table:style-name="ce5">
            <text:p>synonyms":["INP340","IN340P","INP 340","inp340","in340p","inp 340"]}]},</text:p>
          </table:table-cell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P17]" table:style-name="ce21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60</text:p>
          </table:table-cell>
          <table:table-cell office:value-type="float" office:value="360" table:style-name="ce11">
            <text:p>360</text:p>
          </table:table-cell>
          <table:table-cell office:value-type="float" office:value="143" table:style-name="ce11">
            <text:p>143</text:p>
          </table:table-cell>
          <table:table-cell office:value-type="float" office:value="13" table:style-name="ce11">
            <text:p>13</text:p>
          </table:table-cell>
          <table:table-cell office:value-type="float" office:value="19.5" table:style-name="ce11">
            <text:p>19,5</text:p>
          </table:table-cell>
          <table:table-cell office:value-type="float" office:value="13" table:style-name="ce11">
            <text:p>13</text:p>
          </table:table-cell>
          <table:table-cell office:value-type="float" office:value="7.8" table:style-name="ce11">
            <text:p>7,8</text:p>
          </table:table-cell>
          <table:table-cell office:value-type="float" office:value="35.75" table:formula="of:=[.C18]/4" table:style-name="ce1">
            <text:p>35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60" table:formula="of:=[.A18]" table:style-name="ce10">
            <text:p>INP360</text:p>
          </table:table-cell>
          <table:table-cell office:value-type="string" table:style-name="ce10">
            <text:p>IN360P</text:p>
          </table:table-cell>
          <table:table-cell office:value-type="string" table:style-name="ce10">
            <text:p>INP 360</text:p>
          </table:table-cell>
          <table:table-cell office:value-type="string" office:string-value="inp360" table:formula="of:=LOWER([.J18])" table:style-name="ce10">
            <text:p>inp360</text:p>
          </table:table-cell>
          <table:table-cell office:value-type="string" office:string-value="in360p" table:formula="of:=LOWER([.K18])" table:style-name="ce1">
            <text:p>in360p</text:p>
          </table:table-cell>
          <table:table-cell office:value-type="string" office:string-value="inp 360" table:formula="of:=LOWER([.L18])" table:style-name="ce1">
            <text:p>inp 360</text:p>
          </table:table-cell>
          <table:table-cell office:value-type="string" office:string-value="synonyms&quot;:[&quot;INP360&quot;,&quot;IN360P&quot;,&quot;INP 360&quot;,&quot;inp360&quot;,&quot;in360p&quot;,&quot;inp 360&quot;]}]}," table:formula="of:= &quot;synonyms&quot;&amp;&quot;&quot;&quot;&quot;&amp;&quot;:[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]}]},&quot;" table:style-name="ce5">
            <text:p>synonyms":["INP360","IN360P","INP 360","inp360","in360p","inp 360"]}]},</text:p>
          </table:table-cell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P18]" table:style-name="ce21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80</text:p>
          </table:table-cell>
          <table:table-cell office:value-type="float" office:value="380" table:style-name="ce11">
            <text:p>380</text:p>
          </table:table-cell>
          <table:table-cell office:value-type="float" office:value="149" table:style-name="ce11">
            <text:p>149</text:p>
          </table:table-cell>
          <table:table-cell office:value-type="float" office:value="13.7" table:style-name="ce11">
            <text:p>13,7</text:p>
          </table:table-cell>
          <table:table-cell office:value-type="float" office:value="20.5" table:style-name="ce11">
            <text:p>20,5</text:p>
          </table:table-cell>
          <table:table-cell office:value-type="float" office:value="14" table:style-name="ce11">
            <text:p>14</text:p>
          </table:table-cell>
          <table:table-cell office:value-type="float" office:value="8.1999999999999993" table:style-name="ce11">
            <text:p>8,2</text:p>
          </table:table-cell>
          <table:table-cell office:value-type="float" office:value="37.25" table:formula="of:=[.C19]/4" table:style-name="ce1">
            <text:p>37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80" table:formula="of:=[.A19]" table:style-name="ce10">
            <text:p>INP380</text:p>
          </table:table-cell>
          <table:table-cell office:value-type="string" table:style-name="ce10">
            <text:p>IN380P</text:p>
          </table:table-cell>
          <table:table-cell office:value-type="string" table:style-name="ce10">
            <text:p>INP 380</text:p>
          </table:table-cell>
          <table:table-cell office:value-type="string" office:string-value="inp380" table:formula="of:=LOWER([.J19])" table:style-name="ce10">
            <text:p>inp380</text:p>
          </table:table-cell>
          <table:table-cell office:value-type="string" office:string-value="in380p" table:formula="of:=LOWER([.K19])" table:style-name="ce1">
            <text:p>in380p</text:p>
          </table:table-cell>
          <table:table-cell office:value-type="string" office:string-value="inp 380" table:formula="of:=LOWER([.L19])" table:style-name="ce1">
            <text:p>inp 380</text:p>
          </table:table-cell>
          <table:table-cell office:value-type="string" office:string-value="synonyms&quot;:[&quot;INP380&quot;,&quot;IN380P&quot;,&quot;INP 380&quot;,&quot;inp380&quot;,&quot;in380p&quot;,&quot;inp 380&quot;]}]}," table:formula="of:= &quot;synonyms&quot;&amp;&quot;&quot;&quot;&quot;&amp;&quot;:[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]}]},&quot;" table:style-name="ce5">
            <text:p>synonyms":["INP380","IN380P","INP 380","inp380","in380p","inp 380"]}]},</text:p>
          </table:table-cell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P19]" table:style-name="ce21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00</text:p>
          </table:table-cell>
          <table:table-cell office:value-type="float" office:value="400" table:style-name="ce11">
            <text:p>400</text:p>
          </table:table-cell>
          <table:table-cell office:value-type="float" office:value="155" table:style-name="ce11">
            <text:p>155</text:p>
          </table:table-cell>
          <table:table-cell office:value-type="float" office:value="14.4" table:style-name="ce11">
            <text:p>14,4</text:p>
          </table:table-cell>
          <table:table-cell office:value-type="float" office:value="21.6" table:style-name="ce11">
            <text:p>21,6</text:p>
          </table:table-cell>
          <table:table-cell office:value-type="float" office:value="14" table:style-name="ce11">
            <text:p>14</text:p>
          </table:table-cell>
          <table:table-cell office:value-type="float" office:value="8.6" table:style-name="ce11">
            <text:p>8,6</text:p>
          </table:table-cell>
          <table:table-cell office:value-type="float" office:value="38.75" table:formula="of:=[.C20]/4" table:style-name="ce1">
            <text:p>38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00" table:formula="of:=[.A20]" table:style-name="ce10">
            <text:p>INP400</text:p>
          </table:table-cell>
          <table:table-cell office:value-type="string" table:style-name="ce10">
            <text:p>IN400P</text:p>
          </table:table-cell>
          <table:table-cell office:value-type="string" table:style-name="ce10">
            <text:p>INP 400</text:p>
          </table:table-cell>
          <table:table-cell office:value-type="string" office:string-value="inp400" table:formula="of:=LOWER([.J20])" table:style-name="ce10">
            <text:p>inp400</text:p>
          </table:table-cell>
          <table:table-cell office:value-type="string" office:string-value="in400p" table:formula="of:=LOWER([.K20])" table:style-name="ce1">
            <text:p>in400p</text:p>
          </table:table-cell>
          <table:table-cell office:value-type="string" office:string-value="inp 400" table:formula="of:=LOWER([.L20])" table:style-name="ce1">
            <text:p>inp 400</text:p>
          </table:table-cell>
          <table:table-cell office:value-type="string" office:string-value="synonyms&quot;:[&quot;INP400&quot;,&quot;IN400P&quot;,&quot;INP 400&quot;,&quot;inp400&quot;,&quot;in400p&quot;,&quot;inp 400&quot;]}]}," table:formula="of:= &quot;synonyms&quot;&amp;&quot;&quot;&quot;&quot;&amp;&quot;:[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,&quot;&amp;&quot;&quot;&quot;&quot;&amp;[.O20]&amp;&quot;&quot;&quot;&quot;&amp;&quot;]}]},&quot;" table:style-name="ce5">
            <text:p>synonyms":["INP400","IN400P","INP 400","inp400","in400p","inp 400"]}]},</text:p>
          </table:table-cell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P20]" table:style-name="ce21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50</text:p>
          </table:table-cell>
          <table:table-cell office:value-type="float" office:value="450" table:style-name="ce11">
            <text:p>450</text:p>
          </table:table-cell>
          <table:table-cell office:value-type="float" office:value="170" table:style-name="ce11">
            <text:p>170</text:p>
          </table:table-cell>
          <table:table-cell office:value-type="float" office:value="16.2" table:style-name="ce11">
            <text:p>16,2</text:p>
          </table:table-cell>
          <table:table-cell office:value-type="float" office:value="24.3" table:style-name="ce11">
            <text:p>24,3</text:p>
          </table:table-cell>
          <table:table-cell office:value-type="float" office:value="16" table:style-name="ce11">
            <text:p>16</text:p>
          </table:table-cell>
          <table:table-cell office:value-type="float" office:value="9.6999999999999993" table:style-name="ce11">
            <text:p>9,7</text:p>
          </table:table-cell>
          <table:table-cell office:value-type="float" office:value="42.5" table:formula="of:=[.C21]/4" table:style-name="ce1">
            <text:p>4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50" table:formula="of:=[.A21]" table:style-name="ce10">
            <text:p>INP450</text:p>
          </table:table-cell>
          <table:table-cell office:value-type="string" table:style-name="ce10">
            <text:p>IN450P</text:p>
          </table:table-cell>
          <table:table-cell office:value-type="string" table:style-name="ce10">
            <text:p>INP 450</text:p>
          </table:table-cell>
          <table:table-cell office:value-type="string" office:string-value="inp450" table:formula="of:=LOWER([.J21])" table:style-name="ce10">
            <text:p>inp450</text:p>
          </table:table-cell>
          <table:table-cell office:value-type="string" office:string-value="in450p" table:formula="of:=LOWER([.K21])" table:style-name="ce1">
            <text:p>in450p</text:p>
          </table:table-cell>
          <table:table-cell office:value-type="string" office:string-value="inp 450" table:formula="of:=LOWER([.L21])" table:style-name="ce1">
            <text:p>inp 450</text:p>
          </table:table-cell>
          <table:table-cell office:value-type="string" office:string-value="synonyms&quot;:[&quot;INP450&quot;,&quot;IN450P&quot;,&quot;INP 450&quot;,&quot;inp450&quot;,&quot;in450p&quot;,&quot;inp 450&quot;]}]}," table:formula="of:= &quot;synonyms&quot;&amp;&quot;&quot;&quot;&quot;&amp;&quot;:[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,&quot;&amp;&quot;&quot;&quot;&quot;&amp;[.O21]&amp;&quot;&quot;&quot;&quot;&amp;&quot;]}]},&quot;" table:style-name="ce5">
            <text:p>synonyms":["INP450","IN450P","INP 450","inp450","in450p","inp 450"]}]},</text:p>
          </table:table-cell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,&quot; &amp;[.H21]&amp; &quot;],&quot; &amp; &quot;&quot;&quot;&quot; &amp;&quot;shape_name&quot;&amp;&quot;&quot;&quot;&quot; &amp; &quot;:&quot; &amp; &quot;&quot;&quot;&quot; &amp;[.I21] &amp; &quot;&quot;&quot;&quot; &amp; &quot;,&quot; &amp; &quot;&quot;&quot;&quot;&amp;[.P21]" table:style-name="ce21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00</text:p>
          </table:table-cell>
          <table:table-cell office:value-type="float" office:value="500" table:style-name="ce11">
            <text:p>500</text:p>
          </table:table-cell>
          <table:table-cell office:value-type="float" office:value="185" table:style-name="ce11">
            <text:p>185</text:p>
          </table:table-cell>
          <table:table-cell office:value-type="float" office:value="18" table:style-name="ce11">
            <text:p>18</text:p>
          </table:table-cell>
          <table:table-cell office:value-type="float" office:value="27" table:style-name="ce11">
            <text:p>27</text:p>
          </table:table-cell>
          <table:table-cell office:value-type="float" office:value="18" table:style-name="ce11">
            <text:p>18</text:p>
          </table:table-cell>
          <table:table-cell office:value-type="float" office:value="10.8" table:style-name="ce11">
            <text:p>10,8</text:p>
          </table:table-cell>
          <table:table-cell office:value-type="float" office:value="46.25" table:formula="of:=[.C22]/4" table:style-name="ce1">
            <text:p>46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00" table:formula="of:=[.A22]" table:style-name="ce10">
            <text:p>INP500</text:p>
          </table:table-cell>
          <table:table-cell office:value-type="string" table:style-name="ce10">
            <text:p>IN500P</text:p>
          </table:table-cell>
          <table:table-cell office:value-type="string" table:style-name="ce10">
            <text:p>INP 500</text:p>
          </table:table-cell>
          <table:table-cell office:value-type="string" office:string-value="inp500" table:formula="of:=LOWER([.J22])" table:style-name="ce10">
            <text:p>inp500</text:p>
          </table:table-cell>
          <table:table-cell office:value-type="string" office:string-value="in500p" table:formula="of:=LOWER([.K22])" table:style-name="ce1">
            <text:p>in500p</text:p>
          </table:table-cell>
          <table:table-cell office:value-type="string" office:string-value="inp 500" table:formula="of:=LOWER([.L22])" table:style-name="ce1">
            <text:p>inp 500</text:p>
          </table:table-cell>
          <table:table-cell office:value-type="string" office:string-value="synonyms&quot;:[&quot;INP500&quot;,&quot;IN500P&quot;,&quot;INP 500&quot;,&quot;inp500&quot;,&quot;in500p&quot;,&quot;inp 500&quot;]}]}," table:formula="of:= &quot;synonyms&quot;&amp;&quot;&quot;&quot;&quot;&amp;&quot;:[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,&quot;&amp;&quot;&quot;&quot;&quot;&amp;[.O22]&amp;&quot;&quot;&quot;&quot;&amp;&quot;]}]},&quot;" table:style-name="ce5">
            <text:p>synonyms":["INP500","IN500P","INP 500","inp500","in500p","inp 500"]}]},</text:p>
          </table:table-cell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,&quot; &amp;[.H22]&amp; &quot;],&quot; &amp; &quot;&quot;&quot;&quot; &amp;&quot;shape_name&quot;&amp;&quot;&quot;&quot;&quot; &amp; &quot;:&quot; &amp; &quot;&quot;&quot;&quot; &amp;[.I22] &amp; &quot;&quot;&quot;&quot; &amp; &quot;,&quot; &amp; &quot;&quot;&quot;&quot;&amp;[.P22]" table:style-name="ce21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50</text:p>
          </table:table-cell>
          <table:table-cell office:value-type="float" office:value="550" table:style-name="ce11">
            <text:p>550</text:p>
          </table:table-cell>
          <table:table-cell office:value-type="float" office:value="200" table:style-name="ce11">
            <text:p>200</text:p>
          </table:table-cell>
          <table:table-cell office:value-type="float" office:value="19" table:style-name="ce11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19" table:style-name="ce11">
            <text:p>19</text:p>
          </table:table-cell>
          <table:table-cell office:value-type="float" office:value="11.9" table:style-name="ce11">
            <text:p>11,9</text:p>
          </table:table-cell>
          <table:table-cell office:value-type="float" office:value="50" table:formula="of:=[.C23]/4" table:style-name="ce1">
            <text:p>50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50" table:formula="of:=[.A23]" table:style-name="ce10">
            <text:p>INP550</text:p>
          </table:table-cell>
          <table:table-cell office:value-type="string" table:style-name="ce10">
            <text:p>IN550P</text:p>
          </table:table-cell>
          <table:table-cell office:value-type="string" table:style-name="ce10">
            <text:p>INP 550</text:p>
          </table:table-cell>
          <table:table-cell office:value-type="string" office:string-value="inp550" table:formula="of:=LOWER([.J23])" table:style-name="ce10">
            <text:p>inp550</text:p>
          </table:table-cell>
          <table:table-cell office:value-type="string" office:string-value="in550p" table:formula="of:=LOWER([.K23])" table:style-name="ce1">
            <text:p>in550p</text:p>
          </table:table-cell>
          <table:table-cell office:value-type="string" office:string-value="inp 550" table:formula="of:=LOWER([.L23])" table:style-name="ce1">
            <text:p>inp 550</text:p>
          </table:table-cell>
          <table:table-cell office:value-type="string" office:string-value="synonyms&quot;:[&quot;INP550&quot;,&quot;IN550P&quot;,&quot;INP 550&quot;,&quot;inp550&quot;,&quot;in550p&quot;,&quot;inp 550&quot;]}]}," table:formula="of:= &quot;synonyms&quot;&amp;&quot;&quot;&quot;&quot;&amp;&quot;:[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,&quot;&amp;&quot;&quot;&quot;&quot;&amp;[.O23]&amp;&quot;&quot;&quot;&quot;&amp;&quot;]}]},&quot;" table:style-name="ce5">
            <text:p>synonyms":["INP550","IN550P","INP 550","inp550","in550p","inp 550"]}]},</text:p>
          </table:table-cell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,&quot; &amp;[.H23]&amp; &quot;],&quot; &amp; &quot;&quot;&quot;&quot; &amp;&quot;shape_name&quot;&amp;&quot;&quot;&quot;&quot; &amp; &quot;:&quot; &amp; &quot;&quot;&quot;&quot; &amp;[.I23] &amp; &quot;&quot;&quot;&quot; &amp; &quot;,&quot; &amp; &quot;&quot;&quot;&quot;&amp;[.P23]" table:style-name="ce21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7" table:style-name="ce11"/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T_profile" table:style-name="ta2">
        <table:table-column table:style-name="co2" table:number-columns-repeated="14" table:default-cell-style-name="ce1"/>
        <table:table-column table:style-name="co24" table:default-cell-style-name="ce1"/>
        <table:table-column table:style-name="co2" table:number-columns-repeated="16369" table:default-cell-style-name="ce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4">
            <text:p>H</text:p>
          </table:table-cell>
          <table:table-cell office:value-type="string" table:style-name="ce14">
            <text:p>B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loped angl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68" table:style-name="ce14"/>
        </table:table-row>
        <table:table-row table:style-name="ro2">
          <table:table-cell table:number-columns-repeated="16384" table:style-name="ce11"/>
        </table:table-row>
        <table:table-row table:style-name="ro2">
          <table:table-cell table:style-name="ce17"/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table:style-name="ce17"/>
          <table:table-cell office:value-type="string" table:style-name="ce17">
            <text:p>[Percentage]</text:p>
          </table:table-cell>
          <table:table-cell table:number-columns-repeated="16374" table:style-name="ce17"/>
        </table:table-row>
        <table:table-row table:style-name="ro2">
          <table:table-cell office:value-type="string" table:style-name="ce11">
            <text:p>T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5</text:p>
          </table:table-cell>
          <table:table-cell office:value-type="string" table:style-name="ce11">
            <text:p>T 15</text:p>
          </table:table-cell>
          <table:table-cell office:value-type="string" office:string-value="t 15" table:formula="of:=LOWER([.L4])" table:style-name="ce11">
            <text:p>t 15</text:p>
          </table:table-cell>
          <table:table-cell office:value-type="string" office:string-value="t15" table:formula="of:=LOWER([.K4])" table:style-name="ce11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11">
            <text:p>synonyms":["T15","T 15","t 15","t15"]}]},</text:p>
          </table:table-cell>
          <table:table-cell office:value-type="string" office:string-value="{&quot;T15&quot;: [{&quot;shape_coords&quot;:[15,15,3,3,3,1,5,1],&quot;shape_name&quot;:&quot;T-Profile&quot;,&quot;synonyms&quot;:[&quot;T15&quot;,&quot;T 15&quot;,&quot;t 15&quot;,&quot;t1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O4]" table:style-name="ce11">
            <text:p>{"T15": [{"shape_coords":[15,15,3,3,3,1,5,1],"shape_name":"T-Profile","synonyms":["T15","T 15","t 15","t1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2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0</text:p>
          </table:table-cell>
          <table:table-cell office:value-type="string" table:style-name="ce11">
            <text:p>T 20</text:p>
          </table:table-cell>
          <table:table-cell office:value-type="string" office:string-value="t 20" table:formula="of:=LOWER([.L5])" table:style-name="ce11">
            <text:p>t 20</text:p>
          </table:table-cell>
          <table:table-cell office:value-type="string" office:string-value="t20" table:formula="of:=LOWER([.K5])" table:style-name="ce11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1">
            <text:p>synonyms":["T20","T 20","t 20","t20"]}]},</text:p>
          </table:table-cell>
          <table:table-cell office:value-type="string" office:string-value="{&quot;T20&quot;: [{&quot;shape_coords&quot;:[20,20,3,3,3,1,5,1],&quot;shape_name&quot;:&quot;T-Profile&quot;,&quot;synonyms&quot;:[&quot;T20&quot;,&quot;T 20&quot;,&quot;t 20&quot;,&quot;t2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O5]" table:style-name="ce11">
            <text:p>{"T20": [{"shape_coords":[20,20,3,3,3,1,5,1],"shape_name":"T-Profile","synonyms":["T20","T 20","t 20","t2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5</text:p>
          </table:table-cell>
          <table:table-cell office:value-type="string" table:style-name="ce11">
            <text:p>T 25</text:p>
          </table:table-cell>
          <table:table-cell office:value-type="string" office:string-value="t 25" table:formula="of:=LOWER([.L6])" table:style-name="ce11">
            <text:p>t 25</text:p>
          </table:table-cell>
          <table:table-cell office:value-type="string" office:string-value="t25" table:formula="of:=LOWER([.K6])" table:style-name="ce11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1">
            <text:p>synonyms":["T25","T 25","t 25","t25"]}]},</text:p>
          </table:table-cell>
          <table:table-cell office:value-type="string" office:string-value="{&quot;T25&quot;: [{&quot;shape_coords&quot;:[25,25,3,5,3,5,3,5,2,1],&quot;shape_name&quot;:&quot;T-Profile&quot;,&quot;synonyms&quot;:[&quot;T25&quot;,&quot;T 25&quot;,&quot;t 25&quot;,&quot;t2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O6]" table:style-name="ce11">
            <text:p>{"T25": [{"shape_coords":[25,25,3,5,3,5,3,5,2,1],"shape_name":"T-Profile","synonyms":["T25","T 25","t 25","t2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3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0</text:p>
          </table:table-cell>
          <table:table-cell office:value-type="string" table:style-name="ce11">
            <text:p>T 30</text:p>
          </table:table-cell>
          <table:table-cell office:value-type="string" office:string-value="t 30" table:formula="of:=LOWER([.L7])" table:style-name="ce11">
            <text:p>t 30</text:p>
          </table:table-cell>
          <table:table-cell office:value-type="string" office:string-value="t30" table:formula="of:=LOWER([.K7])" table:style-name="ce11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1">
            <text:p>synonyms":["T30","T 30","t 30","t30"]}]},</text:p>
          </table:table-cell>
          <table:table-cell office:value-type="string" office:string-value="{&quot;T30&quot;: [{&quot;shape_coords&quot;:[30,30,4,4,4,2,1],&quot;shape_name&quot;:&quot;T-Profile&quot;,&quot;synonyms&quot;:[&quot;T30&quot;,&quot;T 30&quot;,&quot;t 30&quot;,&quot;t3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O7]" table:style-name="ce11">
            <text:p>{"T30": [{"shape_coords":[30,30,4,4,4,2,1],"shape_name":"T-Profile","synonyms":["T30","T 30","t 30","t3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35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11">
            <text:p>3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5</text:p>
          </table:table-cell>
          <table:table-cell office:value-type="string" table:style-name="ce11">
            <text:p>T 35</text:p>
          </table:table-cell>
          <table:table-cell office:value-type="string" office:string-value="t 35" table:formula="of:=LOWER([.L8])" table:style-name="ce11">
            <text:p>t 35</text:p>
          </table:table-cell>
          <table:table-cell office:value-type="string" office:string-value="t35" table:formula="of:=LOWER([.K8])" table:style-name="ce11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1">
            <text:p>synonyms":["T35","T 35","t 35","t35"]}]},</text:p>
          </table:table-cell>
          <table:table-cell office:value-type="string" office:string-value="{&quot;T35&quot;: [{&quot;shape_coords&quot;:[35,35,4,5,4,5,4,5,2,5,1],&quot;shape_name&quot;:&quot;T-Profile&quot;,&quot;synonyms&quot;:[&quot;T35&quot;,&quot;T 35&quot;,&quot;t 35&quot;,&quot;t3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O8]" table:style-name="ce11">
            <text:p>{"T35": [{"shape_coords":[35,35,4,5,4,5,4,5,2,5,1],"shape_name":"T-Profile","synonyms":["T35","T 35","t 35","t3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40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0</text:p>
          </table:table-cell>
          <table:table-cell office:value-type="string" table:style-name="ce11">
            <text:p>T 40</text:p>
          </table:table-cell>
          <table:table-cell office:value-type="string" office:string-value="t 40" table:formula="of:=LOWER([.L9])" table:style-name="ce11">
            <text:p>t 40</text:p>
          </table:table-cell>
          <table:table-cell office:value-type="string" office:string-value="t40" table:formula="of:=LOWER([.K9])" table:style-name="ce11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1">
            <text:p>synonyms":["T40","T 40","t 40","t40"]}]},</text:p>
          </table:table-cell>
          <table:table-cell office:value-type="string" office:string-value="{&quot;T40&quot;: [{&quot;shape_coords&quot;:[40,40,5,5,5,2,5,1],&quot;shape_name&quot;:&quot;T-Profile&quot;,&quot;synonyms&quot;:[&quot;T40&quot;,&quot;T 40&quot;,&quot;t 40&quot;,&quot;t4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O9]" table:style-name="ce11">
            <text:p>{"T40": [{"shape_coords":[40,40,5,5,5,2,5,1],"shape_name":"T-Profile","synonyms":["T40","T 40","t 40","t4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5</text:p>
          </table:table-cell>
          <table:table-cell office:value-type="string" table:style-name="ce11">
            <text:p>T 45</text:p>
          </table:table-cell>
          <table:table-cell office:value-type="string" office:string-value="t 45" table:formula="of:=LOWER([.L10])" table:style-name="ce11">
            <text:p>t 45</text:p>
          </table:table-cell>
          <table:table-cell office:value-type="string" office:string-value="t45" table:formula="of:=LOWER([.K10])" table:style-name="ce11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1">
            <text:p>synonyms":["T45","T 45","t 45","t45"]}]},</text:p>
          </table:table-cell>
          <table:table-cell office:value-type="string" office:string-value="{&quot;T45&quot;: [{&quot;shape_coords&quot;:[45,45,5,5,5,5,5,5,3,1,5],&quot;shape_name&quot;:&quot;T-Profile&quot;,&quot;synonyms&quot;:[&quot;T45&quot;,&quot;T 45&quot;,&quot;t 45&quot;,&quot;t4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O10]" table:style-name="ce11">
            <text:p>{"T45": [{"shape_coords":[45,45,5,5,5,5,5,5,3,1,5],"shape_name":"T-Profile","synonyms":["T45","T 45","t 45","t4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50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50</text:p>
          </table:table-cell>
          <table:table-cell office:value-type="string" table:style-name="ce11">
            <text:p>T 50</text:p>
          </table:table-cell>
          <table:table-cell office:value-type="string" office:string-value="t 50" table:formula="of:=LOWER([.L11])" table:style-name="ce11">
            <text:p>t 50</text:p>
          </table:table-cell>
          <table:table-cell office:value-type="string" office:string-value="t50" table:formula="of:=LOWER([.K11])" table:style-name="ce11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1">
            <text:p>synonyms":["T50","T 50","t 50","t50"]}]},</text:p>
          </table:table-cell>
          <table:table-cell office:value-type="string" office:string-value="{&quot;T50&quot;: [{&quot;shape_coords&quot;:[50,50,6,6,6,3,1,5],&quot;shape_name&quot;:&quot;T-Profile&quot;,&quot;synonyms&quot;:[&quot;T50&quot;,&quot;T 50&quot;,&quot;t 50&quot;,&quot;t5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O11]" table:style-name="ce11">
            <text:p>{"T50": [{"shape_coords":[50,50,6,6,6,3,1,5],"shape_name":"T-Profile","synonyms":["T50","T 50","t 50","t5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60</text:p>
          </table:table-cell>
          <table:table-cell office:value-type="float" office:value="60" table:style-name="ce11">
            <text:p>60</text:p>
          </table:table-cell>
          <table:table-cell office:value-type="float" office:value="60" table:style-name="ce11">
            <text:p>60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60</text:p>
          </table:table-cell>
          <table:table-cell office:value-type="string" table:style-name="ce11">
            <text:p>T 60</text:p>
          </table:table-cell>
          <table:table-cell office:value-type="string" office:string-value="t 60" table:formula="of:=LOWER([.L12])" table:style-name="ce11">
            <text:p>t 60</text:p>
          </table:table-cell>
          <table:table-cell office:value-type="string" office:string-value="t60" table:formula="of:=LOWER([.K12])" table:style-name="ce11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1">
            <text:p>synonyms":["T60","T 60","t 60","t60"]}]},</text:p>
          </table:table-cell>
          <table:table-cell office:value-type="string" office:string-value="{&quot;T60&quot;: [{&quot;shape_coords&quot;:[60,60,7,7,7,3,5,2],&quot;shape_name&quot;:&quot;T-Profile&quot;,&quot;synonyms&quot;:[&quot;T60&quot;,&quot;T 60&quot;,&quot;t 60&quot;,&quot;t6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O12]" table:style-name="ce11">
            <text:p>{"T60": [{"shape_coords":[60,60,7,7,7,3,5,2],"shape_name":"T-Profile","synonyms":["T60","T 60","t 60","t6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70</text:p>
          </table:table-cell>
          <table:table-cell office:value-type="float" office:value="70" table:style-name="ce11">
            <text:p>70</text:p>
          </table:table-cell>
          <table:table-cell office:value-type="float" office:value="70" table:style-name="ce11">
            <text:p>70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70</text:p>
          </table:table-cell>
          <table:table-cell office:value-type="string" table:style-name="ce11">
            <text:p>T 70</text:p>
          </table:table-cell>
          <table:table-cell office:value-type="string" office:string-value="t 70" table:formula="of:=LOWER([.L13])" table:style-name="ce11">
            <text:p>t 70</text:p>
          </table:table-cell>
          <table:table-cell office:value-type="string" office:string-value="t70" table:formula="of:=LOWER([.K13])" table:style-name="ce11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1">
            <text:p>synonyms":["T70","T 70","t 70","t70"]}]},</text:p>
          </table:table-cell>
          <table:table-cell office:value-type="string" office:string-value="{&quot;T70&quot;: [{&quot;shape_coords&quot;:[70,70,8,8,8,4,2],&quot;shape_name&quot;:&quot;T-Profile&quot;,&quot;synonyms&quot;:[&quot;T70&quot;,&quot;T 70&quot;,&quot;t 70&quot;,&quot;t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O13]" table:style-name="ce11">
            <text:p>{"T70": [{"shape_coords":[70,70,8,8,8,4,2],"shape_name":"T-Profile","synonyms":["T70","T 70","t 70","t7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80</text:p>
          </table:table-cell>
          <table:table-cell office:value-type="float" office:value="80" table:style-name="ce11">
            <text:p>80</text:p>
          </table:table-cell>
          <table:table-cell office:value-type="float" office:value="80" table:style-name="ce11">
            <text:p>80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80</text:p>
          </table:table-cell>
          <table:table-cell office:value-type="string" table:style-name="ce11">
            <text:p>T 80</text:p>
          </table:table-cell>
          <table:table-cell office:value-type="string" office:string-value="t 80" table:formula="of:=LOWER([.L14])" table:style-name="ce11">
            <text:p>t 80</text:p>
          </table:table-cell>
          <table:table-cell office:value-type="string" office:string-value="t80" table:formula="of:=LOWER([.K14])" table:style-name="ce11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1">
            <text:p>synonyms":["T80","T 80","t 80","t80"]}]},</text:p>
          </table:table-cell>
          <table:table-cell office:value-type="string" office:string-value="{&quot;T80&quot;: [{&quot;shape_coords&quot;:[80,80,9,9,9,4,5,2],&quot;shape_name&quot;:&quot;T-Profile&quot;,&quot;synonyms&quot;:[&quot;T80&quot;,&quot;T 80&quot;,&quot;t 80&quot;,&quot;t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O14]" table:style-name="ce11">
            <text:p>{"T80": [{"shape_coords":[80,80,9,9,9,4,5,2],"shape_name":"T-Profile","synonyms":["T80","T 80","t 80","t8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90</text:p>
          </table:table-cell>
          <table:table-cell office:value-type="float" office:value="90" table:style-name="ce11">
            <text:p>90</text:p>
          </table:table-cell>
          <table:table-cell office:value-type="float" office:value="90" table:style-name="ce11">
            <text:p>9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90</text:p>
          </table:table-cell>
          <table:table-cell office:value-type="string" table:style-name="ce11">
            <text:p>T 90</text:p>
          </table:table-cell>
          <table:table-cell office:value-type="string" office:string-value="t 90" table:formula="of:=LOWER([.L15])" table:style-name="ce11">
            <text:p>t 90</text:p>
          </table:table-cell>
          <table:table-cell office:value-type="string" office:string-value="t90" table:formula="of:=LOWER([.K15])" table:style-name="ce11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1">
            <text:p>synonyms":["T90","T 90","t 90","t90"]}]},</text:p>
          </table:table-cell>
          <table:table-cell office:value-type="string" office:string-value="{&quot;T90&quot;: [{&quot;shape_coords&quot;:[90,90,10,10,10,5,2,5],&quot;shape_name&quot;:&quot;T-Profile&quot;,&quot;synonyms&quot;:[&quot;T90&quot;,&quot;T 90&quot;,&quot;t 90&quot;,&quot;t9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O15]" table:style-name="ce11">
            <text:p>{"T90": [{"shape_coords":[90,90,10,10,10,5,2,5],"shape_name":"T-Profile","synonyms":["T90","T 90","t 90","t9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00</text:p>
          </table:table-cell>
          <table:table-cell office:value-type="string" table:style-name="ce11">
            <text:p>T 100</text:p>
          </table:table-cell>
          <table:table-cell office:value-type="string" office:string-value="t 100" table:formula="of:=LOWER([.L16])" table:style-name="ce11">
            <text:p>t 100</text:p>
          </table:table-cell>
          <table:table-cell office:value-type="string" office:string-value="t100" table:formula="of:=LOWER([.K16])" table:style-name="ce11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1">
            <text:p>synonyms":["T100","T 100","t 100","t100"]}]},</text:p>
          </table:table-cell>
          <table:table-cell office:value-type="string" office:string-value="{&quot;T100&quot;: [{&quot;shape_coords&quot;:[100,100,11,11,11,5,5,3],&quot;shape_name&quot;:&quot;T-Profile&quot;,&quot;synonyms&quot;:[&quot;T100&quot;,&quot;T 100&quot;,&quot;t 100&quot;,&quot;t10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O16]" table:style-name="ce11">
            <text:p>{"T100": [{"shape_coords":[100,100,11,11,11,5,5,3],"shape_name":"T-Profile","synonyms":["T100","T 100","t 100","t10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20</text:p>
          </table:table-cell>
          <table:table-cell office:value-type="float" office:value="120" table:style-name="ce11">
            <text:p>120</text:p>
          </table:table-cell>
          <table:table-cell office:value-type="float" office:value="120" table:style-name="ce11">
            <text:p>120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6.5" table:style-name="ce11">
            <text:p>6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20</text:p>
          </table:table-cell>
          <table:table-cell office:value-type="string" table:style-name="ce11">
            <text:p>T 120</text:p>
          </table:table-cell>
          <table:table-cell office:value-type="string" office:string-value="t 120" table:formula="of:=LOWER([.L17])" table:style-name="ce11">
            <text:p>t 120</text:p>
          </table:table-cell>
          <table:table-cell office:value-type="string" office:string-value="t120" table:formula="of:=LOWER([.K17])" table:style-name="ce11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1">
            <text:p>synonyms":["T120","T 120","t 120","t120"]}]},</text:p>
          </table:table-cell>
          <table:table-cell office:value-type="string" office:string-value="{&quot;T120&quot;: [{&quot;shape_coords&quot;:[120,120,13,13,13,6,5,3],&quot;shape_name&quot;:&quot;T-Profile&quot;,&quot;synonyms&quot;:[&quot;T120&quot;,&quot;T 120&quot;,&quot;t 120&quot;,&quot;t12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O17]" table:style-name="ce11">
            <text:p>{"T120": [{"shape_coords":[120,120,13,13,13,6,5,3],"shape_name":"T-Profile","synonyms":["T120","T 120","t 120","t12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40</text:p>
          </table:table-cell>
          <table:table-cell office:value-type="float" office:value="140" table:style-name="ce11">
            <text:p>140</text:p>
          </table:table-cell>
          <table:table-cell office:value-type="float" office:value="140" table:style-name="ce11">
            <text:p>14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40</text:p>
          </table:table-cell>
          <table:table-cell office:value-type="string" table:style-name="ce11">
            <text:p>T 140</text:p>
          </table:table-cell>
          <table:table-cell office:value-type="string" office:string-value="t 140" table:formula="of:=LOWER([.L18])" table:style-name="ce11">
            <text:p>t 140</text:p>
          </table:table-cell>
          <table:table-cell office:value-type="string" office:string-value="t140" table:formula="of:=LOWER([.K18])" table:style-name="ce11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1">
            <text:p>synonyms":["T140","T 140","t 140","t140"]}]},</text:p>
          </table:table-cell>
          <table:table-cell office:value-type="string" office:string-value="{&quot;T140&quot;: [{&quot;shape_coords&quot;:[140,140,15,15,15,7,5,4],&quot;shape_name&quot;:&quot;T-Profile&quot;,&quot;synonyms&quot;:[&quot;T140&quot;,&quot;T 140&quot;,&quot;t 140&quot;,&quot;t14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O18]" table:style-name="ce11">
            <text:p>{"T140": [{"shape_coords":[140,140,15,15,15,7,5,4],"shape_name":"T-Profile","synonyms":["T140","T 140","t 140","t14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60</text:p>
          </table:table-cell>
          <table:table-cell office:value-type="float" office:value="160" table:style-name="ce11">
            <text:p>160</text:p>
          </table:table-cell>
          <table:table-cell office:value-type="float" office:value="160" table:style-name="ce11">
            <text:p>16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60</text:p>
          </table:table-cell>
          <table:table-cell office:value-type="string" table:style-name="ce11">
            <text:p>T 160</text:p>
          </table:table-cell>
          <table:table-cell office:value-type="string" office:string-value="t 160" table:formula="of:=LOWER([.L19])" table:style-name="ce11">
            <text:p>t 160</text:p>
          </table:table-cell>
          <table:table-cell office:value-type="string" office:string-value="t160" table:formula="of:=LOWER([.K19])" table:style-name="ce11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1">
            <text:p>synonyms":["T160","T 160","t 160","t160"]}]},</text:p>
          </table:table-cell>
          <table:table-cell office:value-type="string" office:string-value="{&quot;T160&quot;: [{&quot;shape_coords&quot;:[160,160,15,15,15,7,5,4],&quot;shape_name&quot;:&quot;T-Profile&quot;,&quot;synonyms&quot;:[&quot;T160&quot;,&quot;T 160&quot;,&quot;t 160&quot;,&quot;t16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O19]" table:style-name="ce11">
            <text:p>{"T160": [{"shape_coords":[160,160,15,15,15,7,5,4],"shape_name":"T-Profile","synonyms":["T160","T 160","t 160","t16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80</text:p>
          </table:table-cell>
          <table:table-cell office:value-type="float" office:value="180" table:style-name="ce11">
            <text:p>180</text:p>
          </table:table-cell>
          <table:table-cell office:value-type="float" office:value="180" table:style-name="ce11">
            <text:p>180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80</text:p>
          </table:table-cell>
          <table:table-cell office:value-type="string" table:style-name="ce11">
            <text:p>T 180</text:p>
          </table:table-cell>
          <table:table-cell office:value-type="string" office:string-value="t 180" table:formula="of:=LOWER([.L20])" table:style-name="ce11">
            <text:p>t 180</text:p>
          </table:table-cell>
          <table:table-cell office:value-type="string" office:string-value="t180" table:formula="of:=LOWER([.K20])" table:style-name="ce11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1">
            <text:p>synonyms":["T180","T 180","t 180","t180"]}]},</text:p>
          </table:table-cell>
          <table:table-cell office:value-type="string" office:string-value="{&quot;T180&quot;: [{&quot;shape_coords&quot;:[180,180,18,18,18,9,4,5],&quot;shape_name&quot;:&quot;T-Profile&quot;,&quot;synonyms&quot;:[&quot;T180&quot;,&quot;T 180&quot;,&quot;t 180&quot;,&quot;t18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O20]" table:style-name="ce11">
            <text:p>{"T180": [{"shape_coords":[180,180,18,18,18,9,4,5],"shape_name":"T-Profile","synonyms":["T180","T 180","t 180","t180"]}]},</text:p>
          </table:table-cell>
          <table:table-cell table:number-columns-repeated="16368" table:style-name="ce11"/>
        </table:table-row>
        <table:table-row table:number-rows-repeated="23" table:style-name="ro2">
          <table:table-cell table:number-columns-repeated="16384" table:style-name="ce11"/>
        </table:table-row>
        <table:table-row table:number-rows-repeated="1048533" table:style-name="ro1">
          <table:table-cell table:number-columns-repeated="16384"/>
        </table:table-row>
      </table:table>
      <table:table table:name="CChannelParallelFlange" table:style-name="ta2">
        <table:table-column table:style-name="co10" table:default-cell-style-name="ce21"/>
        <table:table-column table:style-name="co10" table:number-columns-repeated="5" table:default-cell-style-name="ce13"/>
        <table:table-column table:style-name="co17" table:default-cell-style-name="ce33"/>
        <table:table-column table:style-name="co25" table:default-cell-style-name="ce21"/>
        <table:table-column table:style-name="co10" table:number-columns-repeated="6" table:default-cell-style-name="ce21"/>
        <table:table-column table:style-name="co26" table:default-cell-style-name="ce21"/>
        <table:table-column table:style-name="co27" table:default-cell-style-name="ce21"/>
        <table:table-column table:style-name="co10" table:default-cell-style-name="ce1"/>
        <table:table-column table:style-name="co10" table:number-columns-repeated="16367" table:default-cell-style-name="ce21"/>
        <table:table-row table:style-name="ro2">
          <table:table-cell office:value-type="string" table:style-name="ce12">
            <text:p>Profilename</text:p>
          </table:table-cell>
          <table:table-cell office:value-type="string" table:style-name="ce22">
            <text:p>h</text:p>
          </table:table-cell>
          <table:table-cell office:value-type="string" table:style-name="ce22">
            <text:p>b</text:p>
          </table:table-cell>
          <table:table-cell office:value-type="string" table:style-name="ce22">
            <text:p>tw/d</text:p>
          </table:table-cell>
          <table:table-cell office:value-type="string" table:style-name="ce22">
            <text:p>tf</text:p>
          </table:table-cell>
          <table:table-cell office:value-type="string" table:style-name="ce22">
            <text:p>r</text:p>
          </table:table-cell>
          <table:table-cell office:value-type="string" table:style-name="ce32">
            <text:p>ex/ys</text:p>
          </table:table-cell>
          <table:table-cell office:value-type="string" table:style-name="ce22">
            <text:p>Shape</text:p>
          </table:table-cell>
          <table:table-cell office:value-type="string" table:style-name="ce22">
            <text:p>Synonyms</text:p>
          </table:table-cell>
          <table:table-cell table:number-columns-repeated="6" table:style-name="ce23"/>
          <table:table-cell office:value-type="string" table:style-name="ce23">
            <text:p>JSONString</text:p>
          </table:table-cell>
          <table:table-cell table:number-columns-repeated="16368" table:style-name="ce23"/>
        </table:table-row>
        <table:table-row table:style-name="ro1">
          <table:table-cell table:style-name="ce12"/>
          <table:table-cell table:number-columns-repeated="4" table:style-name="ce22"/>
          <table:table-cell office:value-type="string" table:style-name="ce22">
            <text:p>web fillet</text:p>
          </table:table-cell>
          <table:table-cell office:value-type="string" table:style-name="ce32">
            <text:p>centroid horizontal from left</text:p>
          </table:table-cell>
          <table:table-cell table:number-columns-repeated="2" table:style-name="ce22"/>
          <table:table-cell table:number-columns-repeated="7" table:style-name="ce21"/>
          <table:table-cell table:number-columns-repeated="16368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31">
            <text:p>[mm]</text:p>
          </table:table-cell>
          <table:table-cell table:number-columns-repeated="2" table:style-name="ce22"/>
          <table:table-cell table:number-columns-repeated="7" table:style-name="ce21"/>
          <table:table-cell table:number-columns-repeated="16368"/>
        </table:table-row>
        <table:table-row table:style-name="ro1">
          <table:table-cell office:value-type="string" table:style-name="ce21">
            <text:p>UPE80</text:p>
          </table:table-cell>
          <table:table-cell office:value-type="float" office:value="80" table:style-name="ce13">
            <text:p>80</text:p>
          </table:table-cell>
          <table:table-cell office:value-type="float" office:value="50" table:style-name="ce13">
            <text:p>50</text:p>
          </table:table-cell>
          <table:table-cell office:value-type="float" office:value="4.5" table:style-name="ce13">
            <text:p>4,5</text:p>
          </table:table-cell>
          <table:table-cell office:value-type="float" office:value="8" table:style-name="ce13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18.5" table:style-name="ce31">
            <text:p>18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80</text:p>
          </table:table-cell>
          <table:table-cell office:value-type="string" table:style-name="ce21">
            <text:p>UPE 80</text:p>
          </table:table-cell>
          <table:table-cell office:value-type="string" table:style-name="ce21">
            <text:p>UP80E</text:p>
          </table:table-cell>
          <table:table-cell office:value-type="string" office:string-value="upe80" table:formula="of:=LOWER([.I4])" table:style-name="ce21">
            <text:p>upe80</text:p>
          </table:table-cell>
          <table:table-cell office:value-type="string" office:string-value="upe 80" table:formula="of:=LOWER([.J4])" table:style-name="ce21">
            <text:p>upe 80</text:p>
          </table:table-cell>
          <table:table-cell office:value-type="string" office:string-value="up80e" table:formula="of:=LOWER([.K4])" table:style-name="ce21">
            <text:p>up80e</text:p>
          </table:table-cell>
          <table:table-cell office:value-type="string" office:string-value="synonyms&quot;:[&quot;UPE80&quot;,&quot;UPE 80&quot;,&quot;UP80E&quot;,&quot;upe80&quot;,&quot;upe 80&quot;,&quot;up80e&quot;]}]}," table:formula="of:= &quot;synonyms&quot;&amp;&quot;&quot;&quot;&quot;&amp;&quot;:[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24">
            <text:p>synonyms":["UPE80","UPE 80","UP80E","upe80","upe 80","up80e"]}]},</text:p>
          </table:table-cell>
          <table:table-cell office:value-type="string" office:string-value="{&quot;UPE80&quot;: [{&quot;shape_coords&quot;:[80,50,4,5,8,10,18,5],&quot;shape_name&quot;:&quot;C-channel parallel flange&quot;,&quot;synonyms&quot;:[&quot;UPE80&quot;,&quot;UPE 80&quot;,&quot;UP80E&quot;,&quot;upe80&quot;,&quot;upe 80&quot;,&quot;up80e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],&quot; &amp; &quot;&quot;&quot;&quot; &amp;&quot;shape_name&quot;&amp;&quot;&quot;&quot;&quot; &amp; &quot;:&quot; &amp; &quot;&quot;&quot;&quot; &amp;[.H4] &amp; &quot;&quot;&quot;&quot; &amp; &quot;,&quot; &amp; &quot;&quot;&quot;&quot;&amp;[.O4]" table:style-name="ce21">
            <text:p>{"UPE80": [{"shape_coords":[80,50,4,5,8,10,18,5],"shape_name":"C-channel parallel flange","synonyms":["UPE80","UPE 80","UP80E","upe80","upe 80","up8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00</text:p>
          </table:table-cell>
          <table:table-cell office:value-type="float" office:value="100" table:style-name="ce13">
            <text:p>100</text:p>
          </table:table-cell>
          <table:table-cell office:value-type="float" office:value="55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float" office:value="8.5" table:style-name="ce13">
            <text:p>8,5</text:p>
          </table:table-cell>
          <table:table-cell office:value-type="float" office:value="10" table:style-name="ce31">
            <text:p>10</text:p>
          </table:table-cell>
          <table:table-cell office:value-type="float" office:value="19.399999999999999" table:style-name="ce31">
            <text:p>19,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00</text:p>
          </table:table-cell>
          <table:table-cell office:value-type="string" table:style-name="ce21">
            <text:p>UPE 100</text:p>
          </table:table-cell>
          <table:table-cell office:value-type="string" table:style-name="ce21">
            <text:p>UP100E</text:p>
          </table:table-cell>
          <table:table-cell office:value-type="string" office:string-value="upe100" table:formula="of:=LOWER([.I5])" table:style-name="ce21">
            <text:p>upe100</text:p>
          </table:table-cell>
          <table:table-cell office:value-type="string" office:string-value="upe 100" table:formula="of:=LOWER([.J5])" table:style-name="ce21">
            <text:p>upe 100</text:p>
          </table:table-cell>
          <table:table-cell office:value-type="string" office:string-value="up100e" table:formula="of:=LOWER([.K5])" table:style-name="ce21">
            <text:p>up100e</text:p>
          </table:table-cell>
          <table:table-cell office:value-type="string" office:string-value="synonyms&quot;:[&quot;UPE100&quot;,&quot;UPE 100&quot;,&quot;UP100E&quot;,&quot;upe100&quot;,&quot;upe 100&quot;,&quot;up100e&quot;]}]}," table:formula="of:= &quot;synonyms&quot;&amp;&quot;&quot;&quot;&quot;&amp;&quot;:[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4">
            <text:p>synonyms":["UPE100","UPE 100","UP100E","upe100","upe 100","up100e"]}]},</text:p>
          </table:table-cell>
          <table:table-cell office:value-type="string" office:string-value="{&quot;UPE100&quot;: [{&quot;shape_coords&quot;:[100,55,5,8,5,10,19,4],&quot;shape_name&quot;:&quot;C-channel parallel flange&quot;,&quot;synonyms&quot;:[&quot;UPE100&quot;,&quot;UPE 100&quot;,&quot;UP100E&quot;,&quot;upe100&quot;,&quot;upe 100&quot;,&quot;up100e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],&quot; &amp; &quot;&quot;&quot;&quot; &amp;&quot;shape_name&quot;&amp;&quot;&quot;&quot;&quot; &amp; &quot;:&quot; &amp; &quot;&quot;&quot;&quot; &amp;[.H5] &amp; &quot;&quot;&quot;&quot; &amp; &quot;,&quot; &amp; &quot;&quot;&quot;&quot;&amp;[.O5]" table:style-name="ce21">
            <text:p>{"UPE100": [{"shape_coords":[100,55,5,8,5,10,19,4],"shape_name":"C-channel parallel flange","synonyms":["UPE100","UPE 100","UP100E","upe100","upe 100","up1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20</text:p>
          </table:table-cell>
          <table:table-cell office:value-type="float" office:value="120" table:style-name="ce13">
            <text:p>120</text:p>
          </table:table-cell>
          <table:table-cell office:value-type="float" office:value="60" table:style-name="ce13">
            <text:p>60</text:p>
          </table:table-cell>
          <table:table-cell office:value-type="float" office:value="5.5" table:style-name="ce13">
            <text:p>5,5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31">
            <text:p>10</text:p>
          </table:table-cell>
          <table:table-cell office:value-type="float" office:value="20.399999999999999" table:style-name="ce31">
            <text:p>20,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20</text:p>
          </table:table-cell>
          <table:table-cell office:value-type="string" table:style-name="ce21">
            <text:p>UPE 120</text:p>
          </table:table-cell>
          <table:table-cell office:value-type="string" table:style-name="ce21">
            <text:p>UP120E</text:p>
          </table:table-cell>
          <table:table-cell office:value-type="string" office:string-value="upe120" table:formula="of:=LOWER([.I6])" table:style-name="ce21">
            <text:p>upe120</text:p>
          </table:table-cell>
          <table:table-cell office:value-type="string" office:string-value="upe 120" table:formula="of:=LOWER([.J6])" table:style-name="ce21">
            <text:p>upe 120</text:p>
          </table:table-cell>
          <table:table-cell office:value-type="string" office:string-value="up120e" table:formula="of:=LOWER([.K6])" table:style-name="ce21">
            <text:p>up120e</text:p>
          </table:table-cell>
          <table:table-cell office:value-type="string" office:string-value="synonyms&quot;:[&quot;UPE120&quot;,&quot;UPE 120&quot;,&quot;UP120E&quot;,&quot;upe120&quot;,&quot;upe 120&quot;,&quot;up120e&quot;]}]}," table:formula="of:= &quot;synonyms&quot;&amp;&quot;&quot;&quot;&quot;&amp;&quot;:[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4">
            <text:p>synonyms":["UPE120","UPE 120","UP120E","upe120","upe 120","up120e"]}]},</text:p>
          </table:table-cell>
          <table:table-cell office:value-type="string" office:string-value="{&quot;UPE120&quot;: [{&quot;shape_coords&quot;:[120,60,5,5,9,10,20,4],&quot;shape_name&quot;:&quot;C-channel parallel flange&quot;,&quot;synonyms&quot;:[&quot;UPE120&quot;,&quot;UPE 120&quot;,&quot;UP120E&quot;,&quot;upe120&quot;,&quot;upe 120&quot;,&quot;up120e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],&quot; &amp; &quot;&quot;&quot;&quot; &amp;&quot;shape_name&quot;&amp;&quot;&quot;&quot;&quot; &amp; &quot;:&quot; &amp; &quot;&quot;&quot;&quot; &amp;[.H6] &amp; &quot;&quot;&quot;&quot; &amp; &quot;,&quot; &amp; &quot;&quot;&quot;&quot;&amp;[.O6]" table:style-name="ce21">
            <text:p>{"UPE120": [{"shape_coords":[120,60,5,5,9,10,20,4],"shape_name":"C-channel parallel flange","synonyms":["UPE120","UPE 120","UP120E","upe120","upe 120","up12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40</text:p>
          </table:table-cell>
          <table:table-cell office:value-type="float" office:value="140" table:style-name="ce13">
            <text:p>140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float" office:value="10" table:style-name="ce31">
            <text:p>10</text:p>
          </table:table-cell>
          <table:table-cell office:value-type="float" office:value="21.3" table:style-name="ce31">
            <text:p>21,3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40</text:p>
          </table:table-cell>
          <table:table-cell office:value-type="string" table:style-name="ce21">
            <text:p>UPE 140</text:p>
          </table:table-cell>
          <table:table-cell office:value-type="string" table:style-name="ce21">
            <text:p>UP140E</text:p>
          </table:table-cell>
          <table:table-cell office:value-type="string" office:string-value="upe140" table:formula="of:=LOWER([.I7])" table:style-name="ce21">
            <text:p>upe140</text:p>
          </table:table-cell>
          <table:table-cell office:value-type="string" office:string-value="upe 140" table:formula="of:=LOWER([.J7])" table:style-name="ce21">
            <text:p>upe 140</text:p>
          </table:table-cell>
          <table:table-cell office:value-type="string" office:string-value="up140e" table:formula="of:=LOWER([.K7])" table:style-name="ce21">
            <text:p>up140e</text:p>
          </table:table-cell>
          <table:table-cell office:value-type="string" office:string-value="synonyms&quot;:[&quot;UPE140&quot;,&quot;UPE 140&quot;,&quot;UP140E&quot;,&quot;upe140&quot;,&quot;upe 140&quot;,&quot;up140e&quot;]}]}," table:formula="of:= &quot;synonyms&quot;&amp;&quot;&quot;&quot;&quot;&amp;&quot;:[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4">
            <text:p>synonyms":["UPE140","UPE 140","UP140E","upe140","upe 140","up140e"]}]},</text:p>
          </table:table-cell>
          <table:table-cell office:value-type="string" office:string-value="{&quot;UPE140&quot;: [{&quot;shape_coords&quot;:[140,65,6,9,5,10,21,3],&quot;shape_name&quot;:&quot;C-channel parallel flange&quot;,&quot;synonyms&quot;:[&quot;UPE140&quot;,&quot;UPE 140&quot;,&quot;UP140E&quot;,&quot;upe140&quot;,&quot;upe 140&quot;,&quot;up140e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],&quot; &amp; &quot;&quot;&quot;&quot; &amp;&quot;shape_name&quot;&amp;&quot;&quot;&quot;&quot; &amp; &quot;:&quot; &amp; &quot;&quot;&quot;&quot; &amp;[.H7] &amp; &quot;&quot;&quot;&quot; &amp; &quot;,&quot; &amp; &quot;&quot;&quot;&quot;&amp;[.O7]" table:style-name="ce21">
            <text:p>{"UPE140": [{"shape_coords":[140,65,6,9,5,10,21,3],"shape_name":"C-channel parallel flange","synonyms":["UPE140","UPE 140","UP140E","upe140","upe 140","up14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60</text:p>
          </table:table-cell>
          <table:table-cell office:value-type="float" office:value="160" table:style-name="ce13">
            <text:p>160</text:p>
          </table:table-cell>
          <table:table-cell office:value-type="float" office:value="70" table:style-name="ce13">
            <text:p>70</text:p>
          </table:table-cell>
          <table:table-cell office:value-type="float" office:value="6.5" table:style-name="ce13">
            <text:p>6,5</text:p>
          </table:table-cell>
          <table:table-cell office:value-type="float" office:value="10" table:style-name="ce13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22.1" table:style-name="ce31">
            <text:p>22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60</text:p>
          </table:table-cell>
          <table:table-cell office:value-type="string" table:style-name="ce21">
            <text:p>UPE 160</text:p>
          </table:table-cell>
          <table:table-cell office:value-type="string" table:style-name="ce21">
            <text:p>UP160E</text:p>
          </table:table-cell>
          <table:table-cell office:value-type="string" office:string-value="upe160" table:formula="of:=LOWER([.I8])" table:style-name="ce21">
            <text:p>upe160</text:p>
          </table:table-cell>
          <table:table-cell office:value-type="string" office:string-value="upe 160" table:formula="of:=LOWER([.J8])" table:style-name="ce21">
            <text:p>upe 160</text:p>
          </table:table-cell>
          <table:table-cell office:value-type="string" office:string-value="up160e" table:formula="of:=LOWER([.K8])" table:style-name="ce21">
            <text:p>up160e</text:p>
          </table:table-cell>
          <table:table-cell office:value-type="string" office:string-value="synonyms&quot;:[&quot;UPE160&quot;,&quot;UPE 160&quot;,&quot;UP160E&quot;,&quot;upe160&quot;,&quot;upe 160&quot;,&quot;up160e&quot;]}]}," table:formula="of:= &quot;synonyms&quot;&amp;&quot;&quot;&quot;&quot;&amp;&quot;:[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4">
            <text:p>synonyms":["UPE160","UPE 160","UP160E","upe160","upe 160","up160e"]}]},</text:p>
          </table:table-cell>
          <table:table-cell office:value-type="string" office:string-value="{&quot;UPE160&quot;: [{&quot;shape_coords&quot;:[160,70,6,5,10,12,22,1],&quot;shape_name&quot;:&quot;C-channel parallel flange&quot;,&quot;synonyms&quot;:[&quot;UPE160&quot;,&quot;UPE 160&quot;,&quot;UP160E&quot;,&quot;upe160&quot;,&quot;upe 160&quot;,&quot;up160e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],&quot; &amp; &quot;&quot;&quot;&quot; &amp;&quot;shape_name&quot;&amp;&quot;&quot;&quot;&quot; &amp; &quot;:&quot; &amp; &quot;&quot;&quot;&quot; &amp;[.H8] &amp; &quot;&quot;&quot;&quot; &amp; &quot;,&quot; &amp; &quot;&quot;&quot;&quot;&amp;[.O8]" table:style-name="ce21">
            <text:p>{"UPE160": [{"shape_coords":[160,70,6,5,10,12,22,1],"shape_name":"C-channel parallel flange","synonyms":["UPE160","UPE 160","UP160E","upe160","upe 160","up16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80</text:p>
          </table:table-cell>
          <table:table-cell office:value-type="float" office:value="180" table:style-name="ce13">
            <text:p>180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10.5" table:style-name="ce13">
            <text:p>10,5</text:p>
          </table:table-cell>
          <table:table-cell office:value-type="float" office:value="12" table:style-name="ce31">
            <text:p>12</text:p>
          </table:table-cell>
          <table:table-cell office:value-type="float" office:value="23.1" table:style-name="ce31">
            <text:p>23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80</text:p>
          </table:table-cell>
          <table:table-cell office:value-type="string" table:style-name="ce21">
            <text:p>UPE 180</text:p>
          </table:table-cell>
          <table:table-cell office:value-type="string" table:style-name="ce21">
            <text:p>UP180E</text:p>
          </table:table-cell>
          <table:table-cell office:value-type="string" office:string-value="upe180" table:formula="of:=LOWER([.I9])" table:style-name="ce21">
            <text:p>upe180</text:p>
          </table:table-cell>
          <table:table-cell office:value-type="string" office:string-value="upe 180" table:formula="of:=LOWER([.J9])" table:style-name="ce21">
            <text:p>upe 180</text:p>
          </table:table-cell>
          <table:table-cell office:value-type="string" office:string-value="up180e" table:formula="of:=LOWER([.K9])" table:style-name="ce21">
            <text:p>up180e</text:p>
          </table:table-cell>
          <table:table-cell office:value-type="string" office:string-value="synonyms&quot;:[&quot;UPE180&quot;,&quot;UPE 180&quot;,&quot;UP180E&quot;,&quot;upe180&quot;,&quot;upe 180&quot;,&quot;up180e&quot;]}]}," table:formula="of:= &quot;synonyms&quot;&amp;&quot;&quot;&quot;&quot;&amp;&quot;:[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4">
            <text:p>synonyms":["UPE180","UPE 180","UP180E","upe180","upe 180","up180e"]}]},</text:p>
          </table:table-cell>
          <table:table-cell office:value-type="string" office:string-value="{&quot;UPE180&quot;: [{&quot;shape_coords&quot;:[180,75,7,10,5,12,23,1],&quot;shape_name&quot;:&quot;C-channel parallel flange&quot;,&quot;synonyms&quot;:[&quot;UPE180&quot;,&quot;UPE 180&quot;,&quot;UP180E&quot;,&quot;upe180&quot;,&quot;upe 180&quot;,&quot;up180e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],&quot; &amp; &quot;&quot;&quot;&quot; &amp;&quot;shape_name&quot;&amp;&quot;&quot;&quot;&quot; &amp; &quot;:&quot; &amp; &quot;&quot;&quot;&quot; &amp;[.H9] &amp; &quot;&quot;&quot;&quot; &amp; &quot;,&quot; &amp; &quot;&quot;&quot;&quot;&amp;[.O9]" table:style-name="ce21">
            <text:p>{"UPE180": [{"shape_coords":[180,75,7,10,5,12,23,1],"shape_name":"C-channel parallel flange","synonyms":["UPE180","UPE 180","UP180E","upe180","upe 180","up18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200</text:p>
          </table:table-cell>
          <table:table-cell office:value-type="float" office:value="200" table:style-name="ce13">
            <text:p>200</text:p>
          </table:table-cell>
          <table:table-cell office:value-type="float" office:value="80" table:style-name="ce13">
            <text:p>80</text:p>
          </table:table-cell>
          <table:table-cell office:value-type="float" office:value="7.5" table:style-name="ce13">
            <text:p>7,5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31">
            <text:p>12</text:p>
          </table:table-cell>
          <table:table-cell office:value-type="float" office:value="24.1" table:style-name="ce31">
            <text:p>24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00</text:p>
          </table:table-cell>
          <table:table-cell office:value-type="string" table:style-name="ce21">
            <text:p>UPE 200</text:p>
          </table:table-cell>
          <table:table-cell office:value-type="string" table:style-name="ce21">
            <text:p>UP200E</text:p>
          </table:table-cell>
          <table:table-cell office:value-type="string" office:string-value="upe200" table:formula="of:=LOWER([.I10])" table:style-name="ce21">
            <text:p>upe200</text:p>
          </table:table-cell>
          <table:table-cell office:value-type="string" office:string-value="upe 200" table:formula="of:=LOWER([.J10])" table:style-name="ce21">
            <text:p>upe 200</text:p>
          </table:table-cell>
          <table:table-cell office:value-type="string" office:string-value="up200e" table:formula="of:=LOWER([.K10])" table:style-name="ce21">
            <text:p>up200e</text:p>
          </table:table-cell>
          <table:table-cell office:value-type="string" office:string-value="synonyms&quot;:[&quot;UPE200&quot;,&quot;UPE 200&quot;,&quot;UP200E&quot;,&quot;upe200&quot;,&quot;upe 200&quot;,&quot;up200e&quot;]}]}," table:formula="of:= &quot;synonyms&quot;&amp;&quot;&quot;&quot;&quot;&amp;&quot;:[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4">
            <text:p>synonyms":["UPE200","UPE 200","UP200E","upe200","upe 200","up200e"]}]},</text:p>
          </table:table-cell>
          <table:table-cell office:value-type="string" office:string-value="{&quot;UPE200&quot;: [{&quot;shape_coords&quot;:[200,80,7,5,11,12,24,1],&quot;shape_name&quot;:&quot;C-channel parallel flange&quot;,&quot;synonyms&quot;:[&quot;UPE200&quot;,&quot;UPE 200&quot;,&quot;UP200E&quot;,&quot;upe200&quot;,&quot;upe 200&quot;,&quot;up200e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],&quot; &amp; &quot;&quot;&quot;&quot; &amp;&quot;shape_name&quot;&amp;&quot;&quot;&quot;&quot; &amp; &quot;:&quot; &amp; &quot;&quot;&quot;&quot; &amp;[.H10] &amp; &quot;&quot;&quot;&quot; &amp; &quot;,&quot; &amp; &quot;&quot;&quot;&quot;&amp;[.O10]" table:style-name="ce21">
            <text:p>{"UPE200": [{"shape_coords":[200,80,7,5,11,12,24,1],"shape_name":"C-channel parallel flange","synonyms":["UPE200","UPE 200","UP200E","upe200","upe 200","up2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220</text:p>
          </table:table-cell>
          <table:table-cell office:value-type="float" office:value="220" table:style-name="ce13">
            <text:p>220</text:p>
          </table:table-cell>
          <table:table-cell office:value-type="float" office:value="85" table:style-name="ce13">
            <text:p>85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31">
            <text:p>12</text:p>
          </table:table-cell>
          <table:table-cell office:value-type="float" office:value="25.5" table:style-name="ce31">
            <text:p>25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20</text:p>
          </table:table-cell>
          <table:table-cell office:value-type="string" table:style-name="ce21">
            <text:p>UPE 220</text:p>
          </table:table-cell>
          <table:table-cell office:value-type="string" table:style-name="ce21">
            <text:p>UP220E</text:p>
          </table:table-cell>
          <table:table-cell office:value-type="string" office:string-value="upe220" table:formula="of:=LOWER([.I11])" table:style-name="ce21">
            <text:p>upe220</text:p>
          </table:table-cell>
          <table:table-cell office:value-type="string" office:string-value="upe 220" table:formula="of:=LOWER([.J11])" table:style-name="ce21">
            <text:p>upe 220</text:p>
          </table:table-cell>
          <table:table-cell office:value-type="string" office:string-value="up220e" table:formula="of:=LOWER([.K11])" table:style-name="ce21">
            <text:p>up220e</text:p>
          </table:table-cell>
          <table:table-cell office:value-type="string" office:string-value="synonyms&quot;:[&quot;UPE220&quot;,&quot;UPE 220&quot;,&quot;UP220E&quot;,&quot;upe220&quot;,&quot;upe 220&quot;,&quot;up220e&quot;]}]}," table:formula="of:= &quot;synonyms&quot;&amp;&quot;&quot;&quot;&quot;&amp;&quot;:[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4">
            <text:p>synonyms":["UPE220","UPE 220","UP220E","upe220","upe 220","up220e"]}]},</text:p>
          </table:table-cell>
          <table:table-cell office:value-type="string" office:string-value="{&quot;UPE220&quot;: [{&quot;shape_coords&quot;:[220,85,8,12,12,25,5],&quot;shape_name&quot;:&quot;C-channel parallel flange&quot;,&quot;synonyms&quot;:[&quot;UPE220&quot;,&quot;UPE 220&quot;,&quot;UP220E&quot;,&quot;upe220&quot;,&quot;upe 220&quot;,&quot;up220e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],&quot; &amp; &quot;&quot;&quot;&quot; &amp;&quot;shape_name&quot;&amp;&quot;&quot;&quot;&quot; &amp; &quot;:&quot; &amp; &quot;&quot;&quot;&quot; &amp;[.H11] &amp; &quot;&quot;&quot;&quot; &amp; &quot;,&quot; &amp; &quot;&quot;&quot;&quot;&amp;[.O11]" table:style-name="ce21">
            <text:p>{"UPE220": [{"shape_coords":[220,85,8,12,12,25,5],"shape_name":"C-channel parallel flange","synonyms":["UPE220","UPE 220","UP220E","upe220","upe 220","up22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240</text:p>
          </table:table-cell>
          <table:table-cell office:value-type="float" office:value="240" table:style-name="ce13">
            <text:p>240</text:p>
          </table:table-cell>
          <table:table-cell office:value-type="float" office:value="90" table:style-name="ce13">
            <text:p>90</text:p>
          </table:table-cell>
          <table:table-cell office:value-type="float" office:value="8.5" table:style-name="ce13">
            <text:p>8,5</text:p>
          </table:table-cell>
          <table:table-cell office:value-type="float" office:value="13" table:style-name="ce13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26.8" table:style-name="ce31">
            <text:p>26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40</text:p>
          </table:table-cell>
          <table:table-cell office:value-type="string" table:style-name="ce21">
            <text:p>UPE 240</text:p>
          </table:table-cell>
          <table:table-cell office:value-type="string" table:style-name="ce21">
            <text:p>UP240E</text:p>
          </table:table-cell>
          <table:table-cell office:value-type="string" office:string-value="upe240" table:formula="of:=LOWER([.I12])" table:style-name="ce21">
            <text:p>upe240</text:p>
          </table:table-cell>
          <table:table-cell office:value-type="string" office:string-value="upe 240" table:formula="of:=LOWER([.J12])" table:style-name="ce21">
            <text:p>upe 240</text:p>
          </table:table-cell>
          <table:table-cell office:value-type="string" office:string-value="up240e" table:formula="of:=LOWER([.K12])" table:style-name="ce21">
            <text:p>up240e</text:p>
          </table:table-cell>
          <table:table-cell office:value-type="string" office:string-value="synonyms&quot;:[&quot;UPE240&quot;,&quot;UPE 240&quot;,&quot;UP240E&quot;,&quot;upe240&quot;,&quot;upe 240&quot;,&quot;up240e&quot;]}]}," table:formula="of:= &quot;synonyms&quot;&amp;&quot;&quot;&quot;&quot;&amp;&quot;:[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4">
            <text:p>synonyms":["UPE240","UPE 240","UP240E","upe240","upe 240","up240e"]}]},</text:p>
          </table:table-cell>
          <table:table-cell office:value-type="string" office:string-value="{&quot;UPE240&quot;: [{&quot;shape_coords&quot;:[240,90,8,5,13,15,26,8],&quot;shape_name&quot;:&quot;C-channel parallel flange&quot;,&quot;synonyms&quot;:[&quot;UPE240&quot;,&quot;UPE 240&quot;,&quot;UP240E&quot;,&quot;upe240&quot;,&quot;upe 240&quot;,&quot;up240e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],&quot; &amp; &quot;&quot;&quot;&quot; &amp;&quot;shape_name&quot;&amp;&quot;&quot;&quot;&quot; &amp; &quot;:&quot; &amp; &quot;&quot;&quot;&quot; &amp;[.H12] &amp; &quot;&quot;&quot;&quot; &amp; &quot;,&quot; &amp; &quot;&quot;&quot;&quot;&amp;[.O12]" table:style-name="ce21">
            <text:p>{"UPE240": [{"shape_coords":[240,90,8,5,13,15,26,8],"shape_name":"C-channel parallel flange","synonyms":["UPE240","UPE 240","UP240E","upe240","upe 240","up24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270</text:p>
          </table:table-cell>
          <table:table-cell office:value-type="float" office:value="270" table:style-name="ce13">
            <text:p>270</text:p>
          </table:table-cell>
          <table:table-cell office:value-type="float" office:value="95" table:style-name="ce13">
            <text:p>95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15" table:style-name="ce31">
            <text:p>15</text:p>
          </table:table-cell>
          <table:table-cell office:value-type="float" office:value="27.8" table:style-name="ce31">
            <text:p>27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70</text:p>
          </table:table-cell>
          <table:table-cell office:value-type="string" table:style-name="ce21">
            <text:p>UPE 270</text:p>
          </table:table-cell>
          <table:table-cell office:value-type="string" table:style-name="ce21">
            <text:p>UP270E</text:p>
          </table:table-cell>
          <table:table-cell office:value-type="string" office:string-value="upe270" table:formula="of:=LOWER([.I13])" table:style-name="ce21">
            <text:p>upe270</text:p>
          </table:table-cell>
          <table:table-cell office:value-type="string" office:string-value="upe 270" table:formula="of:=LOWER([.J13])" table:style-name="ce21">
            <text:p>upe 270</text:p>
          </table:table-cell>
          <table:table-cell office:value-type="string" office:string-value="up270e" table:formula="of:=LOWER([.K13])" table:style-name="ce21">
            <text:p>up270e</text:p>
          </table:table-cell>
          <table:table-cell office:value-type="string" office:string-value="synonyms&quot;:[&quot;UPE270&quot;,&quot;UPE 270&quot;,&quot;UP270E&quot;,&quot;upe270&quot;,&quot;upe 270&quot;,&quot;up270e&quot;]}]}," table:formula="of:= &quot;synonyms&quot;&amp;&quot;&quot;&quot;&quot;&amp;&quot;:[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4">
            <text:p>synonyms":["UPE270","UPE 270","UP270E","upe270","upe 270","up270e"]}]},</text:p>
          </table:table-cell>
          <table:table-cell office:value-type="string" office:string-value="{&quot;UPE270&quot;: [{&quot;shape_coords&quot;:[270,95,9,14,15,27,8],&quot;shape_name&quot;:&quot;C-channel parallel flange&quot;,&quot;synonyms&quot;:[&quot;UPE270&quot;,&quot;UPE 270&quot;,&quot;UP270E&quot;,&quot;upe270&quot;,&quot;upe 270&quot;,&quot;up270e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],&quot; &amp; &quot;&quot;&quot;&quot; &amp;&quot;shape_name&quot;&amp;&quot;&quot;&quot;&quot; &amp; &quot;:&quot; &amp; &quot;&quot;&quot;&quot; &amp;[.H13] &amp; &quot;&quot;&quot;&quot; &amp; &quot;,&quot; &amp; &quot;&quot;&quot;&quot;&amp;[.O13]" table:style-name="ce21">
            <text:p>{"UPE270": [{"shape_coords":[270,95,9,14,15,27,8],"shape_name":"C-channel parallel flange","synonyms":["UPE270","UPE 270","UP270E","upe270","upe 270","up27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31">
            <text:p>15</text:p>
          </table:table-cell>
          <table:table-cell office:value-type="float" office:value="28.9" table:style-name="ce31">
            <text:p>28,9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00</text:p>
          </table:table-cell>
          <table:table-cell office:value-type="string" table:style-name="ce21">
            <text:p>UPE 300</text:p>
          </table:table-cell>
          <table:table-cell office:value-type="string" table:style-name="ce21">
            <text:p>UP300E</text:p>
          </table:table-cell>
          <table:table-cell office:value-type="string" office:string-value="upe300" table:formula="of:=LOWER([.I14])" table:style-name="ce21">
            <text:p>upe300</text:p>
          </table:table-cell>
          <table:table-cell office:value-type="string" office:string-value="upe 300" table:formula="of:=LOWER([.J14])" table:style-name="ce21">
            <text:p>upe 300</text:p>
          </table:table-cell>
          <table:table-cell office:value-type="string" office:string-value="up300e" table:formula="of:=LOWER([.K14])" table:style-name="ce21">
            <text:p>up300e</text:p>
          </table:table-cell>
          <table:table-cell office:value-type="string" office:string-value="synonyms&quot;:[&quot;UPE300&quot;,&quot;UPE 300&quot;,&quot;UP300E&quot;,&quot;upe300&quot;,&quot;upe 300&quot;,&quot;up300e&quot;]}]}," table:formula="of:= &quot;synonyms&quot;&amp;&quot;&quot;&quot;&quot;&amp;&quot;:[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4">
            <text:p>synonyms":["UPE300","UPE 300","UP300E","upe300","upe 300","up300e"]}]},</text:p>
          </table:table-cell>
          <table:table-cell office:value-type="string" office:string-value="{&quot;UPE300&quot;: [{&quot;shape_coords&quot;:[300,100,9,5,15,15,28,9],&quot;shape_name&quot;:&quot;C-channel parallel flange&quot;,&quot;synonyms&quot;:[&quot;UPE300&quot;,&quot;UPE 300&quot;,&quot;UP300E&quot;,&quot;upe300&quot;,&quot;upe 300&quot;,&quot;up300e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],&quot; &amp; &quot;&quot;&quot;&quot; &amp;&quot;shape_name&quot;&amp;&quot;&quot;&quot;&quot; &amp; &quot;:&quot; &amp; &quot;&quot;&quot;&quot; &amp;[.H14] &amp; &quot;&quot;&quot;&quot; &amp; &quot;,&quot; &amp; &quot;&quot;&quot;&quot;&amp;[.O14]" table:style-name="ce21">
            <text:p>{"UPE300": [{"shape_coords":[300,100,9,5,15,15,28,9],"shape_name":"C-channel parallel flange","synonyms":["UPE300","UPE 300","UP300E","upe300","upe 300","up3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330</text:p>
          </table:table-cell>
          <table:table-cell office:value-type="float" office:value="330" table:style-name="ce13">
            <text:p>330</text:p>
          </table:table-cell>
          <table:table-cell office:value-type="float" office:value="105" table:style-name="ce13">
            <text:p>105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18" table:style-name="ce31">
            <text:p>18</text:p>
          </table:table-cell>
          <table:table-cell office:value-type="float" office:value="29" table:style-name="ce31">
            <text:p>29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30</text:p>
          </table:table-cell>
          <table:table-cell office:value-type="string" table:style-name="ce21">
            <text:p>UPE 330</text:p>
          </table:table-cell>
          <table:table-cell office:value-type="string" table:style-name="ce21">
            <text:p>UP330E</text:p>
          </table:table-cell>
          <table:table-cell office:value-type="string" office:string-value="upe330" table:formula="of:=LOWER([.I15])" table:style-name="ce21">
            <text:p>upe330</text:p>
          </table:table-cell>
          <table:table-cell office:value-type="string" office:string-value="upe 330" table:formula="of:=LOWER([.J15])" table:style-name="ce21">
            <text:p>upe 330</text:p>
          </table:table-cell>
          <table:table-cell office:value-type="string" office:string-value="up330e" table:formula="of:=LOWER([.K15])" table:style-name="ce21">
            <text:p>up330e</text:p>
          </table:table-cell>
          <table:table-cell office:value-type="string" office:string-value="synonyms&quot;:[&quot;UPE330&quot;,&quot;UPE 330&quot;,&quot;UP330E&quot;,&quot;upe330&quot;,&quot;upe 330&quot;,&quot;up330e&quot;]}]}," table:formula="of:= &quot;synonyms&quot;&amp;&quot;&quot;&quot;&quot;&amp;&quot;:[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4">
            <text:p>synonyms":["UPE330","UPE 330","UP330E","upe330","upe 330","up330e"]}]},</text:p>
          </table:table-cell>
          <table:table-cell office:value-type="string" office:string-value="{&quot;UPE330&quot;: [{&quot;shape_coords&quot;:[330,105,11,16,18,29],&quot;shape_name&quot;:&quot;C-channel parallel flange&quot;,&quot;synonyms&quot;:[&quot;UPE330&quot;,&quot;UPE 330&quot;,&quot;UP330E&quot;,&quot;upe330&quot;,&quot;upe 330&quot;,&quot;up330e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],&quot; &amp; &quot;&quot;&quot;&quot; &amp;&quot;shape_name&quot;&amp;&quot;&quot;&quot;&quot; &amp; &quot;:&quot; &amp; &quot;&quot;&quot;&quot; &amp;[.H15] &amp; &quot;&quot;&quot;&quot; &amp; &quot;,&quot; &amp; &quot;&quot;&quot;&quot;&amp;[.O15]" table:style-name="ce21">
            <text:p>{"UPE330": [{"shape_coords":[330,105,11,16,18,29],"shape_name":"C-channel parallel flange","synonyms":["UPE330","UPE 330","UP330E","upe330","upe 330","up33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360</text:p>
          </table:table-cell>
          <table:table-cell office:value-type="float" office:value="360" table:style-name="ce13">
            <text:p>360</text:p>
          </table:table-cell>
          <table:table-cell office:value-type="float" office:value="110" table:style-name="ce13">
            <text:p>110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31">
            <text:p>18</text:p>
          </table:table-cell>
          <table:table-cell office:value-type="float" office:value="29.7" table:style-name="ce31">
            <text:p>29,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60</text:p>
          </table:table-cell>
          <table:table-cell office:value-type="string" table:style-name="ce21">
            <text:p>UPE 360</text:p>
          </table:table-cell>
          <table:table-cell office:value-type="string" table:style-name="ce21">
            <text:p>UP360E</text:p>
          </table:table-cell>
          <table:table-cell office:value-type="string" office:string-value="upe360" table:formula="of:=LOWER([.I16])" table:style-name="ce21">
            <text:p>upe360</text:p>
          </table:table-cell>
          <table:table-cell office:value-type="string" office:string-value="upe 360" table:formula="of:=LOWER([.J16])" table:style-name="ce21">
            <text:p>upe 360</text:p>
          </table:table-cell>
          <table:table-cell office:value-type="string" office:string-value="up360e" table:formula="of:=LOWER([.K16])" table:style-name="ce21">
            <text:p>up360e</text:p>
          </table:table-cell>
          <table:table-cell office:value-type="string" office:string-value="synonyms&quot;:[&quot;UPE360&quot;,&quot;UPE 360&quot;,&quot;UP360E&quot;,&quot;upe360&quot;,&quot;upe 360&quot;,&quot;up360e&quot;]}]}," table:formula="of:= &quot;synonyms&quot;&amp;&quot;&quot;&quot;&quot;&amp;&quot;:[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4">
            <text:p>synonyms":["UPE360","UPE 360","UP360E","upe360","upe 360","up360e"]}]},</text:p>
          </table:table-cell>
          <table:table-cell office:value-type="string" office:string-value="{&quot;UPE360&quot;: [{&quot;shape_coords&quot;:[360,110,12,17,18,29,7],&quot;shape_name&quot;:&quot;C-channel parallel flange&quot;,&quot;synonyms&quot;:[&quot;UPE360&quot;,&quot;UPE 360&quot;,&quot;UP360E&quot;,&quot;upe360&quot;,&quot;upe 360&quot;,&quot;up360e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],&quot; &amp; &quot;&quot;&quot;&quot; &amp;&quot;shape_name&quot;&amp;&quot;&quot;&quot;&quot; &amp; &quot;:&quot; &amp; &quot;&quot;&quot;&quot; &amp;[.H16] &amp; &quot;&quot;&quot;&quot; &amp; &quot;,&quot; &amp; &quot;&quot;&quot;&quot;&amp;[.O16]" table:style-name="ce21">
            <text:p>{"UPE360": [{"shape_coords":[360,110,12,17,18,29,7],"shape_name":"C-channel parallel flange","synonyms":["UPE360","UPE 360","UP360E","upe360","upe 360","up36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400</text:p>
          </table:table-cell>
          <table:table-cell office:value-type="float" office:value="400" table:style-name="ce13">
            <text:p>400</text:p>
          </table:table-cell>
          <table:table-cell office:value-type="float" office:value="115" table:style-name="ce13">
            <text:p>115</text:p>
          </table:table-cell>
          <table:table-cell office:value-type="string" table:style-name="ce13">
            <text:p>13.5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31">
            <text:p>18</text:p>
          </table:table-cell>
          <table:table-cell office:value-type="float" office:value="29.8" table:style-name="ce31">
            <text:p>29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400</text:p>
          </table:table-cell>
          <table:table-cell office:value-type="string" table:style-name="ce21">
            <text:p>UPE 400</text:p>
          </table:table-cell>
          <table:table-cell office:value-type="string" table:style-name="ce21">
            <text:p>UP400E</text:p>
          </table:table-cell>
          <table:table-cell office:value-type="string" office:string-value="upe400" table:formula="of:=LOWER([.I17])" table:style-name="ce21">
            <text:p>upe400</text:p>
          </table:table-cell>
          <table:table-cell office:value-type="string" office:string-value="upe 400" table:formula="of:=LOWER([.J17])" table:style-name="ce21">
            <text:p>upe 400</text:p>
          </table:table-cell>
          <table:table-cell office:value-type="string" office:string-value="up400e" table:formula="of:=LOWER([.K17])" table:style-name="ce21">
            <text:p>up400e</text:p>
          </table:table-cell>
          <table:table-cell office:value-type="string" office:string-value="synonyms&quot;:[&quot;UPE400&quot;,&quot;UPE 400&quot;,&quot;UP400E&quot;,&quot;upe400&quot;,&quot;upe 400&quot;,&quot;up400e&quot;]}]}," table:formula="of:= &quot;synonyms&quot;&amp;&quot;&quot;&quot;&quot;&amp;&quot;:[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4">
            <text:p>synonyms":["UPE400","UPE 400","UP400E","upe400","upe 400","up400e"]}]},</text:p>
          </table:table-cell>
          <table:table-cell office:value-type="string" office:string-value="{&quot;UPE400&quot;: [{&quot;shape_coords&quot;:[400,115,13.5,18,18,29,8],&quot;shape_name&quot;:&quot;C-channel parallel flange&quot;,&quot;synonyms&quot;:[&quot;UPE400&quot;,&quot;UPE 400&quot;,&quot;UP400E&quot;,&quot;upe400&quot;,&quot;upe 400&quot;,&quot;up400e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],&quot; &amp; &quot;&quot;&quot;&quot; &amp;&quot;shape_name&quot;&amp;&quot;&quot;&quot;&quot; &amp; &quot;:&quot; &amp; &quot;&quot;&quot;&quot; &amp;[.H17] &amp; &quot;&quot;&quot;&quot; &amp; &quot;,&quot; &amp; &quot;&quot;&quot;&quot;&amp;[.O17]" table:style-name="ce21">
            <text:p>{"UPE400": [{"shape_coords":[400,115,13.5,18,18,29,8],"shape_name":"C-channel parallel flange","synonyms":["UPE400","UPE 400","UP400E","upe400","upe 400","up4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A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6.100000000000001" table:style-name="ce31">
            <text:p>16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80</text:p>
          </table:table-cell>
          <table:table-cell office:value-type="string" table:style-name="ce21">
            <text:p>UAP 80</text:p>
          </table:table-cell>
          <table:table-cell office:value-type="string" table:style-name="ce21">
            <text:p>UA80P</text:p>
          </table:table-cell>
          <table:table-cell office:value-type="string" office:string-value="uap80" table:formula="of:=LOWER([.I18])" table:style-name="ce21">
            <text:p>uap80</text:p>
          </table:table-cell>
          <table:table-cell office:value-type="string" office:string-value="uap 80" table:formula="of:=LOWER([.J18])" table:style-name="ce21">
            <text:p>uap 80</text:p>
          </table:table-cell>
          <table:table-cell office:value-type="string" office:string-value="ua80p" table:formula="of:=LOWER([.K18])" table:style-name="ce21">
            <text:p>ua80p</text:p>
          </table:table-cell>
          <table:table-cell office:value-type="string" office:string-value="synonyms&quot;:[&quot;UAP80&quot;,&quot;UAP 80&quot;,&quot;UA80P&quot;,&quot;uap80&quot;,&quot;uap 80&quot;,&quot;ua80p&quot;]}]}," table:formula="of:= &quot;synonyms&quot;&amp;&quot;&quot;&quot;&quot;&amp;&quot;:[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4">
            <text:p>synonyms":["UAP80","UAP 80","UA80P","uap80","uap 80","ua80p"]}]},</text:p>
          </table:table-cell>
          <table:table-cell office:value-type="string" office:string-value="{&quot;UAP80&quot;: [{&quot;shape_coords&quot;:[80,45,5,8,8,16,1],&quot;shape_name&quot;:&quot;C-channel parallel flange&quot;,&quot;synonyms&quot;:[&quot;UAP80&quot;,&quot;UAP 80&quot;,&quot;UA80P&quot;,&quot;uap80&quot;,&quot;uap 80&quot;,&quot;ua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],&quot; &amp; &quot;&quot;&quot;&quot; &amp;&quot;shape_name&quot;&amp;&quot;&quot;&quot;&quot; &amp; &quot;:&quot; &amp; &quot;&quot;&quot;&quot; &amp;[.H18] &amp; &quot;&quot;&quot;&quot; &amp; &quot;,&quot; &amp; &quot;&quot;&quot;&quot;&amp;[.O18]" table:style-name="ce21">
            <text:p>{"UAP80": [{"shape_coords":[80,45,5,8,8,16,1],"shape_name":"C-channel parallel flange","synonyms":["UAP80","UAP 80","UA80P","uap80","uap 80","ua8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5.5" table:style-name="ce13">
            <text:p>5,5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17" table:style-name="ce31">
            <text:p>1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00</text:p>
          </table:table-cell>
          <table:table-cell office:value-type="string" table:style-name="ce21">
            <text:p>UAP 100</text:p>
          </table:table-cell>
          <table:table-cell office:value-type="string" table:style-name="ce21">
            <text:p>UA100P</text:p>
          </table:table-cell>
          <table:table-cell office:value-type="string" office:string-value="uap100" table:formula="of:=LOWER([.I19])" table:style-name="ce21">
            <text:p>uap100</text:p>
          </table:table-cell>
          <table:table-cell office:value-type="string" office:string-value="uap 100" table:formula="of:=LOWER([.J19])" table:style-name="ce21">
            <text:p>uap 100</text:p>
          </table:table-cell>
          <table:table-cell office:value-type="string" office:string-value="ua100p" table:formula="of:=LOWER([.K19])" table:style-name="ce21">
            <text:p>ua100p</text:p>
          </table:table-cell>
          <table:table-cell office:value-type="string" office:string-value="synonyms&quot;:[&quot;UAP100&quot;,&quot;UAP 100&quot;,&quot;UA100P&quot;,&quot;uap100&quot;,&quot;uap 100&quot;,&quot;ua100p&quot;]}]}," table:formula="of:= &quot;synonyms&quot;&amp;&quot;&quot;&quot;&quot;&amp;&quot;:[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4">
            <text:p>synonyms":["UAP100","UAP 100","UA100P","uap100","uap 100","ua100p"]}]},</text:p>
          </table:table-cell>
          <table:table-cell office:value-type="string" office:string-value="{&quot;UAP100&quot;: [{&quot;shape_coords&quot;:[100,50,5,5,8,5,8,5,17],&quot;shape_name&quot;:&quot;C-channel parallel flange&quot;,&quot;synonyms&quot;:[&quot;UAP100&quot;,&quot;UAP 100&quot;,&quot;UA100P&quot;,&quot;uap100&quot;,&quot;uap 100&quot;,&quot;ua1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],&quot; &amp; &quot;&quot;&quot;&quot; &amp;&quot;shape_name&quot;&amp;&quot;&quot;&quot;&quot; &amp; &quot;:&quot; &amp; &quot;&quot;&quot;&quot; &amp;[.H19] &amp; &quot;&quot;&quot;&quot; &amp; &quot;,&quot; &amp; &quot;&quot;&quot;&quot;&amp;[.O19]" table:style-name="ce21">
            <text:p>{"UAP100": [{"shape_coords":[100,50,5,5,8,5,8,5,17],"shape_name":"C-channel parallel flange","synonyms":["UAP100","UAP 100","UA100P","uap100","uap 100","ua100p"]}]},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21">
            <text:p>UAP130</text:p>
          </table:table-cell>
          <table:table-cell office:value-type="float" office:value="130" table:style-name="ce13">
            <text:p>130</text:p>
          </table:table-cell>
          <table:table-cell office:value-type="float" office:value="55" table:style-name="ce13">
            <text:p>5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float" office:value="9.5" table:style-name="ce13">
            <text:p>9,5</text:p>
          </table:table-cell>
          <table:table-cell office:value-type="float" office:value="17.7" table:style-name="ce31">
            <text:p>17,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30</text:p>
          </table:table-cell>
          <table:table-cell office:value-type="string" table:style-name="ce21">
            <text:p>UAP 130</text:p>
          </table:table-cell>
          <table:table-cell office:value-type="string" table:style-name="ce21">
            <text:p>UA130P</text:p>
          </table:table-cell>
          <table:table-cell office:value-type="string" office:string-value="uap130" table:formula="of:=LOWER([.I20])" table:style-name="ce21">
            <text:p>uap130</text:p>
          </table:table-cell>
          <table:table-cell office:value-type="string" office:string-value="uap 130" table:formula="of:=LOWER([.J20])" table:style-name="ce21">
            <text:p>uap 130</text:p>
          </table:table-cell>
          <table:table-cell office:value-type="string" office:string-value="ua130p" table:formula="of:=LOWER([.K20])" table:style-name="ce21">
            <text:p>ua130p</text:p>
          </table:table-cell>
          <table:table-cell office:value-type="string" office:string-value="synonyms&quot;:[&quot;UAP130&quot;,&quot;UAP 130&quot;,&quot;UA130P&quot;,&quot;uap130&quot;,&quot;uap 130&quot;,&quot;ua130p&quot;]}]}," table:formula="of:= &quot;synonyms&quot;&amp;&quot;&quot;&quot;&quot;&amp;&quot;:[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4">
            <text:p>synonyms":["UAP130","UAP 130","UA130P","uap130","uap 130","ua130p"]}]},</text:p>
          </table:table-cell>
          <table:table-cell office:value-type="string" office:string-value="{&quot;UAP130&quot;: [{&quot;shape_coords&quot;:[130,55,6,9,5,9,5,17,7],&quot;shape_name&quot;:&quot;C-channel parallel flange&quot;,&quot;synonyms&quot;:[&quot;UAP130&quot;,&quot;UAP 130&quot;,&quot;UA130P&quot;,&quot;uap130&quot;,&quot;uap 130&quot;,&quot;ua130p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],&quot; &amp; &quot;&quot;&quot;&quot; &amp;&quot;shape_name&quot;&amp;&quot;&quot;&quot;&quot; &amp; &quot;:&quot; &amp; &quot;&quot;&quot;&quot; &amp;[.H20] &amp; &quot;&quot;&quot;&quot; &amp; &quot;,&quot; &amp; &quot;&quot;&quot;&quot;&amp;[.O20]" table:style-name="ce21">
            <text:p>{"UAP130": [{"shape_coords":[130,55,6,9,5,9,5,17,7],"shape_name":"C-channel parallel flange","synonyms":["UAP130","UAP 130","UA130P","uap130","uap 130","ua13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150</text:p>
          </table:table-cell>
          <table:table-cell office:value-type="float" office:value="150" table:style-name="ce13">
            <text:p>150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10.25" table:style-name="ce13">
            <text:p>10,25</text:p>
          </table:table-cell>
          <table:table-cell office:value-type="float" office:value="10.25" table:style-name="ce13">
            <text:p>10,25</text:p>
          </table:table-cell>
          <table:table-cell office:value-type="float" office:value="20.5" table:style-name="ce31">
            <text:p>20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50</text:p>
          </table:table-cell>
          <table:table-cell office:value-type="string" table:style-name="ce21">
            <text:p>UAP 150</text:p>
          </table:table-cell>
          <table:table-cell office:value-type="string" table:style-name="ce21">
            <text:p>UA150P</text:p>
          </table:table-cell>
          <table:table-cell office:value-type="string" office:string-value="uap150" table:formula="of:=LOWER([.I21])" table:style-name="ce21">
            <text:p>uap150</text:p>
          </table:table-cell>
          <table:table-cell office:value-type="string" office:string-value="uap 150" table:formula="of:=LOWER([.J21])" table:style-name="ce21">
            <text:p>uap 150</text:p>
          </table:table-cell>
          <table:table-cell office:value-type="string" office:string-value="ua150p" table:formula="of:=LOWER([.K21])" table:style-name="ce21">
            <text:p>ua150p</text:p>
          </table:table-cell>
          <table:table-cell office:value-type="string" office:string-value="synonyms&quot;:[&quot;UAP150&quot;,&quot;UAP 150&quot;,&quot;UA150P&quot;,&quot;uap150&quot;,&quot;uap 150&quot;,&quot;ua150p&quot;]}]}," table:formula="of:= &quot;synonyms&quot;&amp;&quot;&quot;&quot;&quot;&amp;&quot;:[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4">
            <text:p>synonyms":["UAP150","UAP 150","UA150P","uap150","uap 150","ua150p"]}]},</text:p>
          </table:table-cell>
          <table:table-cell office:value-type="string" office:string-value="{&quot;UAP150&quot;: [{&quot;shape_coords&quot;:[150,65,7,10,25,10,25,20,5],&quot;shape_name&quot;:&quot;C-channel parallel flange&quot;,&quot;synonyms&quot;:[&quot;UAP150&quot;,&quot;UAP 150&quot;,&quot;UA150P&quot;,&quot;uap150&quot;,&quot;uap 150&quot;,&quot;ua150p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],&quot; &amp; &quot;&quot;&quot;&quot; &amp;&quot;shape_name&quot;&amp;&quot;&quot;&quot;&quot; &amp; &quot;:&quot; &amp; &quot;&quot;&quot;&quot; &amp;[.H21] &amp; &quot;&quot;&quot;&quot; &amp; &quot;,&quot; &amp; &quot;&quot;&quot;&quot;&amp;[.O21]" table:style-name="ce21">
            <text:p>{"UAP150": [{"shape_coords":[150,65,7,10,25,10,25,20,5],"shape_name":"C-channel parallel flange","synonyms":["UAP150","UAP 150","UA150P","uap150","uap 150","ua15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175</text:p>
          </table:table-cell>
          <table:table-cell office:value-type="float" office:value="175" table:style-name="ce13">
            <text:p>175</text:p>
          </table:table-cell>
          <table:table-cell office:value-type="float" office:value="70" table:style-name="ce13">
            <text:p>70</text:p>
          </table:table-cell>
          <table:table-cell office:value-type="float" office:value="7.5" table:style-name="ce13">
            <text:p>7,5</text:p>
          </table:table-cell>
          <table:table-cell office:value-type="float" office:value="10.75" table:style-name="ce13">
            <text:p>10,75</text:p>
          </table:table-cell>
          <table:table-cell office:value-type="float" office:value="10.75" table:style-name="ce13">
            <text:p>10,75</text:p>
          </table:table-cell>
          <table:table-cell office:value-type="float" office:value="21.2" table:style-name="ce31">
            <text:p>21,2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75</text:p>
          </table:table-cell>
          <table:table-cell office:value-type="string" table:style-name="ce21">
            <text:p>UAP 175</text:p>
          </table:table-cell>
          <table:table-cell office:value-type="string" table:style-name="ce21">
            <text:p>UA175P</text:p>
          </table:table-cell>
          <table:table-cell office:value-type="string" office:string-value="uap175" table:formula="of:=LOWER([.I22])" table:style-name="ce21">
            <text:p>uap175</text:p>
          </table:table-cell>
          <table:table-cell office:value-type="string" office:string-value="uap 175" table:formula="of:=LOWER([.J22])" table:style-name="ce21">
            <text:p>uap 175</text:p>
          </table:table-cell>
          <table:table-cell office:value-type="string" office:string-value="ua175p" table:formula="of:=LOWER([.K22])" table:style-name="ce21">
            <text:p>ua175p</text:p>
          </table:table-cell>
          <table:table-cell office:value-type="string" office:string-value="synonyms&quot;:[&quot;UAP175&quot;,&quot;UAP 175&quot;,&quot;UA175P&quot;,&quot;uap175&quot;,&quot;uap 175&quot;,&quot;ua175p&quot;]}]}," table:formula="of:= &quot;synonyms&quot;&amp;&quot;&quot;&quot;&quot;&amp;&quot;:[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4">
            <text:p>synonyms":["UAP175","UAP 175","UA175P","uap175","uap 175","ua175p"]}]},</text:p>
          </table:table-cell>
          <table:table-cell office:value-type="string" office:string-value="{&quot;UAP175&quot;: [{&quot;shape_coords&quot;:[175,70,7,5,10,75,10,75,21,2],&quot;shape_name&quot;:&quot;C-channel parallel flange&quot;,&quot;synonyms&quot;:[&quot;UAP175&quot;,&quot;UAP 175&quot;,&quot;UA175P&quot;,&quot;uap175&quot;,&quot;uap 175&quot;,&quot;ua175p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],&quot; &amp; &quot;&quot;&quot;&quot; &amp;&quot;shape_name&quot;&amp;&quot;&quot;&quot;&quot; &amp; &quot;:&quot; &amp; &quot;&quot;&quot;&quot; &amp;[.H22] &amp; &quot;&quot;&quot;&quot; &amp; &quot;,&quot; &amp; &quot;&quot;&quot;&quot;&amp;[.O22]" table:style-name="ce21">
            <text:p>{"UAP175": [{"shape_coords":[175,70,7,5,10,75,10,75,21,2],"shape_name":"C-channel parallel flange","synonyms":["UAP175","UAP 175","UA175P","uap175","uap 175","ua175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22.2" table:style-name="ce31">
            <text:p>22,2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00</text:p>
          </table:table-cell>
          <table:table-cell office:value-type="string" table:style-name="ce21">
            <text:p>UAP 200</text:p>
          </table:table-cell>
          <table:table-cell office:value-type="string" table:style-name="ce21">
            <text:p>UA200P</text:p>
          </table:table-cell>
          <table:table-cell office:value-type="string" office:string-value="uap200" table:formula="of:=LOWER([.I23])" table:style-name="ce21">
            <text:p>uap200</text:p>
          </table:table-cell>
          <table:table-cell office:value-type="string" office:string-value="uap 200" table:formula="of:=LOWER([.J23])" table:style-name="ce21">
            <text:p>uap 200</text:p>
          </table:table-cell>
          <table:table-cell office:value-type="string" office:string-value="ua200p" table:formula="of:=LOWER([.K23])" table:style-name="ce21">
            <text:p>ua200p</text:p>
          </table:table-cell>
          <table:table-cell office:value-type="string" office:string-value="synonyms&quot;:[&quot;UAP200&quot;,&quot;UAP 200&quot;,&quot;UA200P&quot;,&quot;uap200&quot;,&quot;uap 200&quot;,&quot;ua200p&quot;]}]}," table:formula="of:= &quot;synonyms&quot;&amp;&quot;&quot;&quot;&quot;&amp;&quot;:[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4">
            <text:p>synonyms":["UAP200","UAP 200","UA200P","uap200","uap 200","ua200p"]}]},</text:p>
          </table:table-cell>
          <table:table-cell office:value-type="string" office:string-value="{&quot;UAP200&quot;: [{&quot;shape_coords&quot;:[200,75,8,11,5,11,5,22,2],&quot;shape_name&quot;:&quot;C-channel parallel flange&quot;,&quot;synonyms&quot;:[&quot;UAP200&quot;,&quot;UAP 200&quot;,&quot;UA200P&quot;,&quot;uap200&quot;,&quot;uap 200&quot;,&quot;ua200p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],&quot; &amp; &quot;&quot;&quot;&quot; &amp;&quot;shape_name&quot;&amp;&quot;&quot;&quot;&quot; &amp; &quot;:&quot; &amp; &quot;&quot;&quot;&quot; &amp;[.H23] &amp; &quot;&quot;&quot;&quot; &amp; &quot;,&quot; &amp; &quot;&quot;&quot;&quot;&amp;[.O23]" table:style-name="ce21">
            <text:p>{"UAP200": [{"shape_coords":[200,75,8,11,5,11,5,22,2],"shape_name":"C-channel parallel flange","synonyms":["UAP200","UAP 200","UA200P","uap200","uap 200","ua20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float" office:value="24" table:style-name="ce31">
            <text:p>2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20</text:p>
          </table:table-cell>
          <table:table-cell office:value-type="string" table:style-name="ce21">
            <text:p>UAP 220</text:p>
          </table:table-cell>
          <table:table-cell office:value-type="string" table:style-name="ce21">
            <text:p>UA220P</text:p>
          </table:table-cell>
          <table:table-cell office:value-type="string" office:string-value="uap220" table:formula="of:=LOWER([.I24])" table:style-name="ce21">
            <text:p>uap220</text:p>
          </table:table-cell>
          <table:table-cell office:value-type="string" office:string-value="uap 220" table:formula="of:=LOWER([.J24])" table:style-name="ce21">
            <text:p>uap 220</text:p>
          </table:table-cell>
          <table:table-cell office:value-type="string" office:string-value="ua220p" table:formula="of:=LOWER([.K24])" table:style-name="ce21">
            <text:p>ua220p</text:p>
          </table:table-cell>
          <table:table-cell office:value-type="string" office:string-value="synonyms&quot;:[&quot;UAP220&quot;,&quot;UAP 220&quot;,&quot;UA220P&quot;,&quot;uap220&quot;,&quot;uap 220&quot;,&quot;ua220p&quot;]}]}," table:formula="of:= &quot;synonyms&quot;&amp;&quot;&quot;&quot;&quot;&amp;&quot;:[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4">
            <text:p>synonyms":["UAP220","UAP 220","UA220P","uap220","uap 220","ua220p"]}]},</text:p>
          </table:table-cell>
          <table:table-cell office:value-type="string" office:string-value="{&quot;UAP220&quot;: [{&quot;shape_coords&quot;:[220,80,8,12,5,12,5,24],&quot;shape_name&quot;:&quot;C-channel parallel flange&quot;,&quot;synonyms&quot;:[&quot;UAP220&quot;,&quot;UAP 220&quot;,&quot;UA220P&quot;,&quot;uap220&quot;,&quot;uap 220&quot;,&quot;ua220p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,&quot; &amp;[.G24]&amp; &quot;],&quot; &amp; &quot;&quot;&quot;&quot; &amp;&quot;shape_name&quot;&amp;&quot;&quot;&quot;&quot; &amp; &quot;:&quot; &amp; &quot;&quot;&quot;&quot; &amp;[.H24] &amp; &quot;&quot;&quot;&quot; &amp; &quot;,&quot; &amp; &quot;&quot;&quot;&quot;&amp;[.O24]" table:style-name="ce21">
            <text:p>{"UAP220": [{"shape_coords":[220,80,8,12,5,12,5,24],"shape_name":"C-channel parallel flange","synonyms":["UAP220","UAP 220","UA220P","uap220","uap 220","ua22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250</text:p>
          </table:table-cell>
          <table:table-cell office:value-type="float" office:value="250" table:style-name="ce13">
            <text:p>250</text:p>
          </table:table-cell>
          <table:table-cell office:value-type="float" office:value="85" table:style-name="ce13">
            <text:p>85</text:p>
          </table:table-cell>
          <table:table-cell office:value-type="float" office:value="9" table:style-name="ce13">
            <text:p>9</text:p>
          </table:table-cell>
          <table:table-cell office:value-type="float" office:value="13.5" table:style-name="ce13">
            <text:p>13,5</text:p>
          </table:table-cell>
          <table:table-cell office:value-type="float" office:value="13.5" table:style-name="ce13">
            <text:p>13,5</text:p>
          </table:table-cell>
          <table:table-cell office:value-type="float" office:value="24.5" table:style-name="ce31">
            <text:p>24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50</text:p>
          </table:table-cell>
          <table:table-cell office:value-type="string" table:style-name="ce21">
            <text:p>UAP 250</text:p>
          </table:table-cell>
          <table:table-cell office:value-type="string" table:style-name="ce21">
            <text:p>UA250P</text:p>
          </table:table-cell>
          <table:table-cell office:value-type="string" office:string-value="uap250" table:formula="of:=LOWER([.I25])" table:style-name="ce21">
            <text:p>uap250</text:p>
          </table:table-cell>
          <table:table-cell office:value-type="string" office:string-value="uap 250" table:formula="of:=LOWER([.J25])" table:style-name="ce21">
            <text:p>uap 250</text:p>
          </table:table-cell>
          <table:table-cell office:value-type="string" office:string-value="ua250p" table:formula="of:=LOWER([.K25])" table:style-name="ce21">
            <text:p>ua250p</text:p>
          </table:table-cell>
          <table:table-cell office:value-type="string" office:string-value="synonyms&quot;:[&quot;UAP250&quot;,&quot;UAP 250&quot;,&quot;UA250P&quot;,&quot;uap250&quot;,&quot;uap 250&quot;,&quot;ua250p&quot;]}]}," table:formula="of:= &quot;synonyms&quot;&amp;&quot;&quot;&quot;&quot;&amp;&quot;:[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4">
            <text:p>synonyms":["UAP250","UAP 250","UA250P","uap250","uap 250","ua250p"]}]},</text:p>
          </table:table-cell>
          <table:table-cell office:value-type="string" office:string-value="{&quot;UAP250&quot;: [{&quot;shape_coords&quot;:[250,85,9,13,5,13,5,24,5],&quot;shape_name&quot;:&quot;C-channel parallel flange&quot;,&quot;synonyms&quot;:[&quot;UAP250&quot;,&quot;UAP 250&quot;,&quot;UA250P&quot;,&quot;uap250&quot;,&quot;uap 250&quot;,&quot;ua250p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,&quot; &amp;[.G25]&amp; &quot;],&quot; &amp; &quot;&quot;&quot;&quot; &amp;&quot;shape_name&quot;&amp;&quot;&quot;&quot;&quot; &amp; &quot;:&quot; &amp; &quot;&quot;&quot;&quot; &amp;[.H25] &amp; &quot;&quot;&quot;&quot; &amp; &quot;,&quot; &amp; &quot;&quot;&quot;&quot;&amp;[.O25]" table:style-name="ce21">
            <text:p>{"UAP250": [{"shape_coords":[250,85,9,13,5,13,5,24,5],"shape_name":"C-channel parallel flange","synonyms":["UAP250","UAP 250","UA250P","uap250","uap 250","ua25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9.6" table:style-name="ce31">
            <text:p>29,6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300</text:p>
          </table:table-cell>
          <table:table-cell office:value-type="string" table:style-name="ce21">
            <text:p>UAP 300</text:p>
          </table:table-cell>
          <table:table-cell office:value-type="string" table:style-name="ce21">
            <text:p>UA300P</text:p>
          </table:table-cell>
          <table:table-cell office:value-type="string" office:string-value="uap300" table:formula="of:=LOWER([.I26])" table:style-name="ce21">
            <text:p>uap300</text:p>
          </table:table-cell>
          <table:table-cell office:value-type="string" office:string-value="uap 300" table:formula="of:=LOWER([.J26])" table:style-name="ce21">
            <text:p>uap 300</text:p>
          </table:table-cell>
          <table:table-cell office:value-type="string" office:string-value="ua300p" table:formula="of:=LOWER([.K26])" table:style-name="ce21">
            <text:p>ua300p</text:p>
          </table:table-cell>
          <table:table-cell office:value-type="string" office:string-value="synonyms&quot;:[&quot;UAP300&quot;,&quot;UAP 300&quot;,&quot;UA300P&quot;,&quot;uap300&quot;,&quot;uap 300&quot;,&quot;ua300p&quot;]}]}," table:formula="of:= &quot;synonyms&quot;&amp;&quot;&quot;&quot;&quot;&amp;&quot;:[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4">
            <text:p>synonyms":["UAP300","UAP 300","UA300P","uap300","uap 300","ua300p"]}]},</text:p>
          </table:table-cell>
          <table:table-cell office:value-type="string" office:string-value="{&quot;UAP300&quot;: [{&quot;shape_coords&quot;:[300,100,9,5,16,16,29,6],&quot;shape_name&quot;:&quot;C-channel parallel flange&quot;,&quot;synonyms&quot;:[&quot;UAP300&quot;,&quot;UAP 300&quot;,&quot;UA300P&quot;,&quot;uap300&quot;,&quot;uap 300&quot;,&quot;ua300p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,&quot; &amp;[.G26]&amp; &quot;],&quot; &amp; &quot;&quot;&quot;&quot; &amp;&quot;shape_name&quot;&amp;&quot;&quot;&quot;&quot; &amp; &quot;:&quot; &amp; &quot;&quot;&quot;&quot; &amp;[.H26] &amp; &quot;&quot;&quot;&quot; &amp; &quot;,&quot; &amp; &quot;&quot;&quot;&quot;&amp;[.O26]" table:style-name="ce21">
            <text:p>{"UAP300": [{"shape_coords":[300,100,9,5,16,16,29,6],"shape_name":"C-channel parallel flange","synonyms":["UAP300","UAP 300","UA300P","uap300","uap 300","ua300p"]}]},</text:p>
          </table:table-cell>
          <table:table-cell table:number-columns-repeated="1636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LAngle" table:style-name="ta2">
        <table:table-column table:style-name="co28" table:default-cell-style-name="ce15"/>
        <table:table-column table:style-name="co10" table:number-columns-repeated="6" table:default-cell-style-name="ce15"/>
        <table:table-column table:style-name="co29" table:default-cell-style-name="ce15"/>
        <table:table-column table:style-name="co30" table:default-cell-style-name="ce15"/>
        <table:table-column table:style-name="co10" table:default-cell-style-name="ce15"/>
        <table:table-column table:style-name="co31" table:default-cell-style-name="ce15"/>
        <table:table-column table:style-name="co14" table:default-cell-style-name="ce15"/>
        <table:table-column table:style-name="co10" table:number-columns-repeated="2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0" table:number-columns-repeated="16367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12">
            <text:p>ex</text:p>
          </table:table-cell>
          <table:table-cell office:value-type="string" table:style-name="ce1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13"/>
          <table:table-cell table:number-columns-repeated="4" table:style-name="ce15"/>
          <table:table-cell office:value-type="string" table:style-name="ce34">
            <text:p>JSONString</text:p>
          </table:table-cell>
          <table:table-cell table:number-columns-repeated="16367"/>
        </table:table-row>
        <table:table-row table:style-name="ro1">
          <table:table-cell table:style-name="ce12"/>
          <table:table-cell table:number-columns-repeated="6" table:style-name="ce3"/>
          <table:table-cell office:value-type="string" table:style-name="ce12">
            <text:p>centroid horizontal</text:p>
          </table:table-cell>
          <table:table-cell table:style-name="ce12"/>
          <table:table-cell table:number-columns-repeated="2" table:style-name="ce3"/>
          <table:table-cell table:style-name="ce13"/>
          <table:table-cell table:number-columns-repeated="16372" table:style-name="ce15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13"/>
          <table:table-cell table:number-columns-repeated="16372" table:style-name="ce15"/>
        </table:table-row>
        <table:table-row table:style-name="ro1">
          <table:table-cell table:number-columns-repeated="16384" table:style-name="ce15"/>
        </table:table-row>
        <table:table-row table:style-name="ro1">
          <table:table-cell office:value-type="string" table:style-name="ce25">
            <text:p>L16/16/3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2.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6/16/3</text:p>
          </table:table-cell>
          <table:table-cell office:value-type="string" table:style-name="ce25">
            <text:p>L16/16/3</text:p>
          </table:table-cell>
          <table:table-cell office:value-type="string" table:style-name="ce25">
            <text:p>L16x16x3</text:p>
          </table:table-cell>
          <table:table-cell office:value-type="string" table:style-name="ce26">
            <text:p>L16x3</text:p>
          </table:table-cell>
          <table:table-cell office:value-type="string" table:style-name="ce26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7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11">
            <text:p>{"L16/16/3": [{"shape_coords":[16,16,3,3,5,2.5,8,8],"shape_name":"LAngle","synonyms":["H16/16/3","L16/16/3","L16x16x3","L16x3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16/16/4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6/16/4</text:p>
          </table:table-cell>
          <table:table-cell office:value-type="string" table:style-name="ce25">
            <text:p>L16/16/4</text:p>
          </table:table-cell>
          <table:table-cell office:value-type="string" table:style-name="ce25">
            <text:p>L16x16x4</text:p>
          </table:table-cell>
          <table:table-cell office:value-type="string" table:style-name="ce26">
            <text:p>L16x4</text:p>
          </table:table-cell>
          <table:table-cell table:style-name="ce15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7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11">
            <text:p>{"L16/16/4": [{"shape_coords":[16,16,4,4,6,3,8,8],"shape_name":"LAngle","synonyms":["H16/16/4","L16/16/4","L16x16x4","L16x4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20/20/3</text:p>
          </table:table-cell>
          <table:table-cell office:value-type="float" office:value="20" table:style-name="ce25">
            <text:p>20</text:p>
          </table:table-cell>
          <table:table-cell office:value-type="float" office:value="20" table:style-name="ce25">
            <text:p>2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2.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/20/3</text:p>
          </table:table-cell>
          <table:table-cell office:value-type="string" table:style-name="ce25">
            <text:p>L20/20/3</text:p>
          </table:table-cell>
          <table:table-cell office:value-type="string" table:style-name="ce25">
            <text:p>L20x20x3</text:p>
          </table:table-cell>
          <table:table-cell office:value-type="string" table:style-name="ce26">
            <text:p>L20x20x3</text:p>
          </table:table-cell>
          <table:table-cell table:style-name="ce15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7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11">
            <text:p>{"L20/20/3": [{"shape_coords":[20,20,3,3,5,2.5,10,10],"shape_name":"LAngle","synonyms":["H20/20/3","L20/20/3","L20x20x3","L20x20x3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20/20/4</text:p>
          </table:table-cell>
          <table:table-cell office:value-type="float" office:value="20" table:style-name="ce25">
            <text:p>20</text:p>
          </table:table-cell>
          <table:table-cell office:value-type="float" office:value="20" table:style-name="ce25">
            <text:p>2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/20/4</text:p>
          </table:table-cell>
          <table:table-cell office:value-type="string" table:style-name="ce25">
            <text:p>L20/20/4</text:p>
          </table:table-cell>
          <table:table-cell office:value-type="string" table:style-name="ce25">
            <text:p>L20x20x4</text:p>
          </table:table-cell>
          <table:table-cell office:value-type="string" table:style-name="ce26">
            <text:p>L20x20x4</text:p>
          </table:table-cell>
          <table:table-cell table:style-name="ce15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7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11">
            <text:p>{"L20/20/4": [{"shape_coords":[20,20,4,4,6,3,10,10],"shape_name":"LAngle","synonyms":["H20/20/4","L20/20/4","L20x20x4","L20x20x4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25/25/3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2.5</text:p>
          </table:table-cell>
          <table:table-cell office:value-type="string" table:style-name="ce26">
            <text:p>12.5</text:p>
          </table:table-cell>
          <table:table-cell office:value-type="string" table:style-name="ce26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5/25/3</text:p>
          </table:table-cell>
          <table:table-cell office:value-type="string" table:style-name="ce25">
            <text:p>L25/25/3</text:p>
          </table:table-cell>
          <table:table-cell office:value-type="string" table:style-name="ce25">
            <text:p>L25x25x3</text:p>
          </table:table-cell>
          <table:table-cell office:value-type="string" table:style-name="ce26">
            <text:p>L25x25x3</text:p>
          </table:table-cell>
          <table:table-cell table:style-name="ce15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7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11">
            <text:p>{"L25/25/3": [{"shape_coords":[25,25,3,3,5,2.5,12.5,12.5],"shape_name":"LAngle","synonyms":["H25/25/3","L25/25/3","L25x25x3","L25x25x3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25/25/4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string" table:style-name="ce26">
            <text:p>12.5</text:p>
          </table:table-cell>
          <table:table-cell office:value-type="string" table:style-name="ce26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5/25/4</text:p>
          </table:table-cell>
          <table:table-cell office:value-type="string" table:style-name="ce25">
            <text:p>L25/25/4</text:p>
          </table:table-cell>
          <table:table-cell office:value-type="string" table:style-name="ce25">
            <text:p>L25x25x4</text:p>
          </table:table-cell>
          <table:table-cell office:value-type="string" table:style-name="ce26">
            <text:p>L25x25x4</text:p>
          </table:table-cell>
          <table:table-cell table:style-name="ce15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7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11">
            <text:p>{"L25/25/4": [{"shape_coords":[25,25,4,4,6,3,12.5,12.5],"shape_name":"LAngle","synonyms":["H25/25/4","L25/25/4","L25x25x4","L25x25x4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25/25/5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.5</text:p>
          </table:table-cell>
          <table:table-cell office:value-type="string" table:style-name="ce26">
            <text:p>12.5</text:p>
          </table:table-cell>
          <table:table-cell office:value-type="string" table:style-name="ce26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5/25/5</text:p>
          </table:table-cell>
          <table:table-cell office:value-type="string" table:style-name="ce25">
            <text:p>L25/25/5</text:p>
          </table:table-cell>
          <table:table-cell office:value-type="string" table:style-name="ce25">
            <text:p>L25x25x5</text:p>
          </table:table-cell>
          <table:table-cell office:value-type="string" table:style-name="ce26">
            <text:p>L25x25x5</text:p>
          </table:table-cell>
          <table:table-cell table:style-name="ce15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7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11">
            <text:p>{"L25/25/5": [{"shape_coords":[25,25,5,5,7,3.5,12.5,12.5],"shape_name":"LAngle","synonyms":["H25/25/5","L25/25/5","L25x25x5","L25x25x5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30/30/3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string" table:style-name="ce26">
            <text:p>5.5</text:p>
          </table:table-cell>
          <table:table-cell office:value-type="string" table:style-name="ce26">
            <text:p>2.75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0/30/3</text:p>
          </table:table-cell>
          <table:table-cell office:value-type="string" table:style-name="ce25">
            <text:p>L30/30/3</text:p>
          </table:table-cell>
          <table:table-cell office:value-type="string" table:style-name="ce25">
            <text:p>L30x30x3</text:p>
          </table:table-cell>
          <table:table-cell office:value-type="string" table:style-name="ce26">
            <text:p>L30x30x3</text:p>
          </table:table-cell>
          <table:table-cell table:style-name="ce15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7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11">
            <text:p>{"L30/30/3": [{"shape_coords":[30,30,3,3,5.5,2.75,15,15],"shape_name":"LAngle","synonyms":["H30/30/3","L30/30/3","L30x30x3","L30x30x3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30/30/4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string" table:style-name="ce26">
            <text:p>6.5</text:p>
          </table:table-cell>
          <table:table-cell office:value-type="string" table:style-name="ce26">
            <text:p>3.25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0/30/4</text:p>
          </table:table-cell>
          <table:table-cell office:value-type="string" table:style-name="ce25">
            <text:p>L30/30/4</text:p>
          </table:table-cell>
          <table:table-cell office:value-type="string" table:style-name="ce25">
            <text:p>L30x30x4</text:p>
          </table:table-cell>
          <table:table-cell office:value-type="string" table:style-name="ce26">
            <text:p>L30x30x4</text:p>
          </table:table-cell>
          <table:table-cell table:style-name="ce15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7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11">
            <text:p>{"L30/30/4": [{"shape_coords":[30,30,4,4,6.5,3.25,15,15],"shape_name":"LAngle","synonyms":["H30/30/4","L30/30/4","L30x30x4","L30x30x4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30/30/5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.75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0/30/5</text:p>
          </table:table-cell>
          <table:table-cell office:value-type="string" table:style-name="ce25">
            <text:p>L30/30/5</text:p>
          </table:table-cell>
          <table:table-cell office:value-type="string" table:style-name="ce25">
            <text:p>L30x30x5</text:p>
          </table:table-cell>
          <table:table-cell office:value-type="string" table:style-name="ce26">
            <text:p>L30x30x5</text:p>
          </table:table-cell>
          <table:table-cell table:style-name="ce15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7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11">
            <text:p>{"L30/30/5": [{"shape_coords":[30,30,5,5,7.5,3.75,15,15],"shape_name":"LAngle","synonyms":["H30/30/5","L30/30/5","L30x30x5","L30x30x5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30/30/6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string" table:style-name="ce26">
            <text:p>8.5</text:p>
          </table:table-cell>
          <table:table-cell office:value-type="string" table:style-name="ce26">
            <text:p>4.25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0/30/6</text:p>
          </table:table-cell>
          <table:table-cell office:value-type="string" table:style-name="ce25">
            <text:p>L30/30/6</text:p>
          </table:table-cell>
          <table:table-cell office:value-type="string" table:style-name="ce25">
            <text:p>L30x30x6</text:p>
          </table:table-cell>
          <table:table-cell office:value-type="string" table:style-name="ce26">
            <text:p>L30x30x6</text:p>
          </table:table-cell>
          <table:table-cell table:style-name="ce15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7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11">
            <text:p>{"L30/30/6": [{"shape_coords":[30,30,6,6,8.5,4.25,15,15],"shape_name":"LAngle","synonyms":["H30/30/6","L30/30/6","L30x30x6","L30x30x6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35/35/3</text:p>
          </table:table-cell>
          <table:table-cell office:value-type="float" office:value="35" table:style-name="ce25">
            <text:p>35</text:p>
          </table:table-cell>
          <table:table-cell office:value-type="float" office:value="35" table:style-name="ce25">
            <text:p>35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string" table:style-name="ce26">
            <text:p>5.5</text:p>
          </table:table-cell>
          <table:table-cell office:value-type="string" table:style-name="ce26">
            <text:p>2.75</text:p>
          </table:table-cell>
          <table:table-cell office:value-type="string" table:style-name="ce26">
            <text:p>17.5</text:p>
          </table:table-cell>
          <table:table-cell office:value-type="string" table:style-name="ce26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5/35/3</text:p>
          </table:table-cell>
          <table:table-cell office:value-type="string" table:style-name="ce25">
            <text:p>L35/35/3</text:p>
          </table:table-cell>
          <table:table-cell office:value-type="string" table:style-name="ce25">
            <text:p>L35x35x3</text:p>
          </table:table-cell>
          <table:table-cell office:value-type="string" table:style-name="ce26">
            <text:p>L35x35x3</text:p>
          </table:table-cell>
          <table:table-cell table:style-name="ce15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7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11">
            <text:p>{"L35/35/3": [{"shape_coords":[35,35,3,3,5.5,2.75,17.5,17.5],"shape_name":"LAngle","synonyms":["H35/35/3","L35/35/3","L35x35x3","L35x35x3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35/35/4</text:p>
          </table:table-cell>
          <table:table-cell office:value-type="float" office:value="35" table:style-name="ce25">
            <text:p>35</text:p>
          </table:table-cell>
          <table:table-cell office:value-type="float" office:value="35" table:style-name="ce25">
            <text:p>3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string" table:style-name="ce26">
            <text:p>6.5</text:p>
          </table:table-cell>
          <table:table-cell office:value-type="string" table:style-name="ce26">
            <text:p>3.25</text:p>
          </table:table-cell>
          <table:table-cell office:value-type="string" table:style-name="ce26">
            <text:p>17.5</text:p>
          </table:table-cell>
          <table:table-cell office:value-type="string" table:style-name="ce26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5/35/4</text:p>
          </table:table-cell>
          <table:table-cell office:value-type="string" table:style-name="ce25">
            <text:p>L35/35/4</text:p>
          </table:table-cell>
          <table:table-cell office:value-type="string" table:style-name="ce25">
            <text:p>L35x35x4</text:p>
          </table:table-cell>
          <table:table-cell office:value-type="string" table:style-name="ce26">
            <text:p>L35x35x4</text:p>
          </table:table-cell>
          <table:table-cell table:style-name="ce15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7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11">
            <text:p>{"L35/35/4": [{"shape_coords":[35,35,4,4,6.5,3.25,17.5,17.5],"shape_name":"LAngle","synonyms":["H35/35/4","L35/35/4","L35x35x4","L35x35x4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35/35/5</text:p>
          </table:table-cell>
          <table:table-cell office:value-type="float" office:value="35" table:style-name="ce25">
            <text:p>35</text:p>
          </table:table-cell>
          <table:table-cell office:value-type="float" office:value="35" table:style-name="ce25">
            <text:p>3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.75</text:p>
          </table:table-cell>
          <table:table-cell office:value-type="string" table:style-name="ce26">
            <text:p>17.5</text:p>
          </table:table-cell>
          <table:table-cell office:value-type="string" table:style-name="ce26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5/35/5</text:p>
          </table:table-cell>
          <table:table-cell office:value-type="string" table:style-name="ce25">
            <text:p>L35/35/5</text:p>
          </table:table-cell>
          <table:table-cell office:value-type="string" table:style-name="ce25">
            <text:p>L35x35x5</text:p>
          </table:table-cell>
          <table:table-cell office:value-type="string" table:style-name="ce26">
            <text:p>L35x35x5</text:p>
          </table:table-cell>
          <table:table-cell table:style-name="ce15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7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11">
            <text:p>{"L35/35/5": [{"shape_coords":[35,35,5,5,7.5,3.75,17.5,17.5],"shape_name":"LAngle","synonyms":["H35/35/5","L35/35/5","L35x35x5","L35x35x5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35/35/6</text:p>
          </table:table-cell>
          <table:table-cell office:value-type="float" office:value="35" table:style-name="ce25">
            <text:p>35</text:p>
          </table:table-cell>
          <table:table-cell office:value-type="float" office:value="35" table:style-name="ce25">
            <text:p>35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string" table:style-name="ce26">
            <text:p>8.5</text:p>
          </table:table-cell>
          <table:table-cell office:value-type="string" table:style-name="ce26">
            <text:p>4.25</text:p>
          </table:table-cell>
          <table:table-cell office:value-type="string" table:style-name="ce26">
            <text:p>17.5</text:p>
          </table:table-cell>
          <table:table-cell office:value-type="string" table:style-name="ce26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5/35/6</text:p>
          </table:table-cell>
          <table:table-cell office:value-type="string" table:style-name="ce25">
            <text:p>L35/35/6</text:p>
          </table:table-cell>
          <table:table-cell office:value-type="string" table:style-name="ce25">
            <text:p>L35x35x6</text:p>
          </table:table-cell>
          <table:table-cell office:value-type="string" table:style-name="ce26">
            <text:p>L35x35x6</text:p>
          </table:table-cell>
          <table:table-cell table:style-name="ce15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7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11">
            <text:p>{"L35/35/6": [{"shape_coords":[35,35,6,6,8.5,4.25,17.5,17.5],"shape_name":"LAngle","synonyms":["H35/35/6","L35/35/6","L35x35x6","L35x35x6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40/40/3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40/3</text:p>
          </table:table-cell>
          <table:table-cell office:value-type="string" table:style-name="ce25">
            <text:p>L40/40/3</text:p>
          </table:table-cell>
          <table:table-cell office:value-type="string" table:style-name="ce25">
            <text:p>L40x40x3</text:p>
          </table:table-cell>
          <table:table-cell office:value-type="string" table:style-name="ce26">
            <text:p>L40x40x3</text:p>
          </table:table-cell>
          <table:table-cell table:style-name="ce15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7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11">
            <text:p>{"L40/40/3": [{"shape_coords":[40,40,3,3,6,3,20,20],"shape_name":"LAngle","synonyms":["H40/40/3","L40/40/3","L40x40x3","L40x40x3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40/40/4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.5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40/4</text:p>
          </table:table-cell>
          <table:table-cell office:value-type="string" table:style-name="ce25">
            <text:p>L40/40/4</text:p>
          </table:table-cell>
          <table:table-cell office:value-type="string" table:style-name="ce25">
            <text:p>L40x40x4</text:p>
          </table:table-cell>
          <table:table-cell office:value-type="string" table:style-name="ce26">
            <text:p>L40x40x4</text:p>
          </table:table-cell>
          <table:table-cell table:style-name="ce15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7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11">
            <text:p>{"L40/40/4": [{"shape_coords":[40,40,4,4,7,3.5,20,20],"shape_name":"LAngle","synonyms":["H40/40/4","L40/40/4","L40x40x4","L40x40x4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40/40/5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40/5</text:p>
          </table:table-cell>
          <table:table-cell office:value-type="string" table:style-name="ce25">
            <text:p>L40/40/5</text:p>
          </table:table-cell>
          <table:table-cell office:value-type="string" table:style-name="ce25">
            <text:p>L40x40x5</text:p>
          </table:table-cell>
          <table:table-cell office:value-type="string" table:style-name="ce26">
            <text:p>L40x40x5</text:p>
          </table:table-cell>
          <table:table-cell table:style-name="ce15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7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11">
            <text:p>{"L40/40/5": [{"shape_coords":[40,40,5,5,8,4,20,20],"shape_name":"LAngle","synonyms":["H40/40/5","L40/40/5","L40x40x5","L40x40x5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40/40/6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9" table:style-name="ce26">
            <text:p>9</text:p>
          </table:table-cell>
          <table:table-cell office:value-type="string" table:style-name="ce26">
            <text:p>4.5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40/6</text:p>
          </table:table-cell>
          <table:table-cell office:value-type="string" table:style-name="ce25">
            <text:p>L40/40/6</text:p>
          </table:table-cell>
          <table:table-cell office:value-type="string" table:style-name="ce25">
            <text:p>L40x40x6</text:p>
          </table:table-cell>
          <table:table-cell office:value-type="string" table:style-name="ce26">
            <text:p>L40x40x6</text:p>
          </table:table-cell>
          <table:table-cell table:style-name="ce15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7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11">
            <text:p>{"L40/40/6": [{"shape_coords":[40,40,6,6,9,4.5,20,20],"shape_name":"LAngle","synonyms":["H40/40/6","L40/40/6","L40x40x6","L40x40x6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45/45/4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.75</text:p>
          </table:table-cell>
          <table:table-cell office:value-type="string" table:style-name="ce26">
            <text:p>22.5</text:p>
          </table:table-cell>
          <table:table-cell office:value-type="string" table:style-name="ce26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5/45/4</text:p>
          </table:table-cell>
          <table:table-cell office:value-type="string" table:style-name="ce25">
            <text:p>L45/45/4</text:p>
          </table:table-cell>
          <table:table-cell office:value-type="string" table:style-name="ce25">
            <text:p>L45x45x4</text:p>
          </table:table-cell>
          <table:table-cell office:value-type="string" table:style-name="ce26">
            <text:p>L45x45x4</text:p>
          </table:table-cell>
          <table:table-cell table:style-name="ce15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7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11">
            <text:p>{"L45/45/4": [{"shape_coords":[45,45,4,4,7.5,3.75,22.5,22.5],"shape_name":"LAngle","synonyms":["H45/45/4","L45/45/4","L45x45x4","L45x45x4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45/45/5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string" table:style-name="ce26">
            <text:p>8.5</text:p>
          </table:table-cell>
          <table:table-cell office:value-type="string" table:style-name="ce26">
            <text:p>4.25</text:p>
          </table:table-cell>
          <table:table-cell office:value-type="string" table:style-name="ce26">
            <text:p>22.5</text:p>
          </table:table-cell>
          <table:table-cell office:value-type="string" table:style-name="ce26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5/45/5</text:p>
          </table:table-cell>
          <table:table-cell office:value-type="string" table:style-name="ce25">
            <text:p>L45/45/5</text:p>
          </table:table-cell>
          <table:table-cell office:value-type="string" table:style-name="ce25">
            <text:p>L45x45x5</text:p>
          </table:table-cell>
          <table:table-cell office:value-type="string" table:style-name="ce26">
            <text:p>L45x45x5</text:p>
          </table:table-cell>
          <table:table-cell table:style-name="ce15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7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11">
            <text:p>{"L45/45/5": [{"shape_coords":[45,45,5,5,8.5,4.25,22.5,22.5],"shape_name":"LAngle","synonyms":["H45/45/5","L45/45/5","L45x45x5","L45x45x5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45/45/6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string" table:style-name="ce26">
            <text:p>9.5</text:p>
          </table:table-cell>
          <table:table-cell office:value-type="string" table:style-name="ce26">
            <text:p>4.75</text:p>
          </table:table-cell>
          <table:table-cell office:value-type="string" table:style-name="ce26">
            <text:p>22.5</text:p>
          </table:table-cell>
          <table:table-cell office:value-type="string" table:style-name="ce26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5/45/6</text:p>
          </table:table-cell>
          <table:table-cell office:value-type="string" table:style-name="ce25">
            <text:p>L45/45/6</text:p>
          </table:table-cell>
          <table:table-cell office:value-type="string" table:style-name="ce25">
            <text:p>L45x45x6</text:p>
          </table:table-cell>
          <table:table-cell office:value-type="string" table:style-name="ce26">
            <text:p>L45x45x6</text:p>
          </table:table-cell>
          <table:table-cell table:style-name="ce15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7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11">
            <text:p>{"L45/45/6": [{"shape_coords":[45,45,6,6,9.5,4.75,22.5,22.5],"shape_name":"LAngle","synonyms":["H45/45/6","L45/45/6","L45x45x6","L45x45x6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45/45/7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string" table:style-name="ce26">
            <text:p>10.5</text:p>
          </table:table-cell>
          <table:table-cell office:value-type="string" table:style-name="ce26">
            <text:p>5.25</text:p>
          </table:table-cell>
          <table:table-cell office:value-type="string" table:style-name="ce26">
            <text:p>22.5</text:p>
          </table:table-cell>
          <table:table-cell office:value-type="string" table:style-name="ce26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5/45/7</text:p>
          </table:table-cell>
          <table:table-cell office:value-type="string" table:style-name="ce25">
            <text:p>L45/45/7</text:p>
          </table:table-cell>
          <table:table-cell office:value-type="string" table:style-name="ce25">
            <text:p>L45x45x7</text:p>
          </table:table-cell>
          <table:table-cell office:value-type="string" table:style-name="ce26">
            <text:p>L45x45x7</text:p>
          </table:table-cell>
          <table:table-cell table:style-name="ce15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27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11">
            <text:p>{"L45/45/7": [{"shape_coords":[45,45,7,7,10.5,5.25,22.5,22.5],"shape_name":"LAngle","synonyms":["H45/45/7","L45/45/7","L45x45x7","L45x45x7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0/50/4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.75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50/4</text:p>
          </table:table-cell>
          <table:table-cell office:value-type="string" table:style-name="ce25">
            <text:p>L50/50/4</text:p>
          </table:table-cell>
          <table:table-cell office:value-type="string" table:style-name="ce25">
            <text:p>L50x50x4</text:p>
          </table:table-cell>
          <table:table-cell office:value-type="string" table:style-name="ce26">
            <text:p>L50x50x4</text:p>
          </table:table-cell>
          <table:table-cell table:style-name="ce15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27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11">
            <text:p>{"L50/50/4": [{"shape_coords":[50,50,4,4,7.5,3.75,25,25],"shape_name":"LAngle","synonyms":["H50/50/4","L50/50/4","L50x50x4","L50x50x4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0/50/5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string" table:style-name="ce26">
            <text:p>8.5</text:p>
          </table:table-cell>
          <table:table-cell office:value-type="string" table:style-name="ce26">
            <text:p>4.25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50/5</text:p>
          </table:table-cell>
          <table:table-cell office:value-type="string" table:style-name="ce25">
            <text:p>L50/50/5</text:p>
          </table:table-cell>
          <table:table-cell office:value-type="string" table:style-name="ce25">
            <text:p>L50x50x5</text:p>
          </table:table-cell>
          <table:table-cell office:value-type="string" table:style-name="ce26">
            <text:p>L50x50x5</text:p>
          </table:table-cell>
          <table:table-cell table:style-name="ce15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27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11">
            <text:p>{"L50/50/5": [{"shape_coords":[50,50,5,5,8.5,4.25,25,25],"shape_name":"LAngle","synonyms":["H50/50/5","L50/50/5","L50x50x5","L50x50x5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0/50/6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string" table:style-name="ce26">
            <text:p>9.5</text:p>
          </table:table-cell>
          <table:table-cell office:value-type="string" table:style-name="ce26">
            <text:p>4.75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50/6</text:p>
          </table:table-cell>
          <table:table-cell office:value-type="string" table:style-name="ce25">
            <text:p>L50/50/6</text:p>
          </table:table-cell>
          <table:table-cell office:value-type="string" table:style-name="ce25">
            <text:p>L50x50x6</text:p>
          </table:table-cell>
          <table:table-cell office:value-type="string" table:style-name="ce26">
            <text:p>L50x50x6</text:p>
          </table:table-cell>
          <table:table-cell table:style-name="ce15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27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11">
            <text:p>{"L50/50/6": [{"shape_coords":[50,50,6,6,9.5,4.75,25,25],"shape_name":"LAngle","synonyms":["H50/50/6","L50/50/6","L50x50x6","L50x50x6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0/50/7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50/7</text:p>
          </table:table-cell>
          <table:table-cell office:value-type="string" table:style-name="ce25">
            <text:p>L50/50/7</text:p>
          </table:table-cell>
          <table:table-cell office:value-type="string" table:style-name="ce25">
            <text:p>L50x50x7</text:p>
          </table:table-cell>
          <table:table-cell office:value-type="string" table:style-name="ce26">
            <text:p>L50x50x7</text:p>
          </table:table-cell>
          <table:table-cell table:style-name="ce15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27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11">
            <text:p>{"L50/50/7": [{"shape_coords":[50,50,7,7,10,5,25,25],"shape_name":"LAngle","synonyms":["H50/50/7","L50/50/7","L50x50x7","L50x50x7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0/50/8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50/8</text:p>
          </table:table-cell>
          <table:table-cell office:value-type="string" table:style-name="ce25">
            <text:p>L50/50/8</text:p>
          </table:table-cell>
          <table:table-cell office:value-type="string" table:style-name="ce25">
            <text:p>L50x50x8</text:p>
          </table:table-cell>
          <table:table-cell office:value-type="string" table:style-name="ce26">
            <text:p>L50x50x8</text:p>
          </table:table-cell>
          <table:table-cell table:style-name="ce15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27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11">
            <text:p>{"L50/50/8": [{"shape_coords":[50,50,8,8,11,5.5,25,25],"shape_name":"LAngle","synonyms":["H50/50/8","L50/50/8","L50x50x8","L50x50x8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0/50/9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50/9</text:p>
          </table:table-cell>
          <table:table-cell office:value-type="string" table:style-name="ce25">
            <text:p>L50/50/9</text:p>
          </table:table-cell>
          <table:table-cell office:value-type="string" table:style-name="ce25">
            <text:p>L50x50x9</text:p>
          </table:table-cell>
          <table:table-cell office:value-type="string" table:style-name="ce26">
            <text:p>L50x50x9</text:p>
          </table:table-cell>
          <table:table-cell table:style-name="ce15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27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11">
            <text:p>{"L50/50/9": [{"shape_coords":[50,50,9,9,12,6,25,25],"shape_name":"LAngle","synonyms":["H50/50/9","L50/50/9","L50x50x9","L50x50x9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5/55/5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9" table:style-name="ce26">
            <text:p>9</text:p>
          </table:table-cell>
          <table:table-cell office:value-type="string" table:style-name="ce26">
            <text:p>4.5</text:p>
          </table:table-cell>
          <table:table-cell office:value-type="string" table:style-name="ce26">
            <text:p>27.5</text:p>
          </table:table-cell>
          <table:table-cell office:value-type="string" table:style-name="ce26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5/55/5</text:p>
          </table:table-cell>
          <table:table-cell office:value-type="string" table:style-name="ce25">
            <text:p>L55/55/5</text:p>
          </table:table-cell>
          <table:table-cell office:value-type="string" table:style-name="ce25">
            <text:p>L55x55x5</text:p>
          </table:table-cell>
          <table:table-cell office:value-type="string" table:style-name="ce26">
            <text:p>L55x55x5</text:p>
          </table:table-cell>
          <table:table-cell table:style-name="ce15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27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11">
            <text:p>{"L55/55/5": [{"shape_coords":[55,55,5,5,9,4.5,27.5,27.5],"shape_name":"LAngle","synonyms":["H55/55/5","L55/55/5","L55x55x5","L55x55x5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5/55/6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27.5</text:p>
          </table:table-cell>
          <table:table-cell office:value-type="string" table:style-name="ce26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5/55/6</text:p>
          </table:table-cell>
          <table:table-cell office:value-type="string" table:style-name="ce25">
            <text:p>L55/55/6</text:p>
          </table:table-cell>
          <table:table-cell office:value-type="string" table:style-name="ce25">
            <text:p>L55x55x6</text:p>
          </table:table-cell>
          <table:table-cell office:value-type="string" table:style-name="ce26">
            <text:p>L55x55x6</text:p>
          </table:table-cell>
          <table:table-cell table:style-name="ce15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27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11">
            <text:p>{"L55/55/6": [{"shape_coords":[55,55,6,6,10,5,27.5,27.5],"shape_name":"LAngle","synonyms":["H55/55/6","L55/55/6","L55x55x6","L55x55x6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5/55/7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string" table:style-name="ce26">
            <text:p>27.5</text:p>
          </table:table-cell>
          <table:table-cell office:value-type="string" table:style-name="ce26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5/55/7</text:p>
          </table:table-cell>
          <table:table-cell office:value-type="string" table:style-name="ce25">
            <text:p>L55/55/7</text:p>
          </table:table-cell>
          <table:table-cell office:value-type="string" table:style-name="ce25">
            <text:p>L55x55x7</text:p>
          </table:table-cell>
          <table:table-cell office:value-type="string" table:style-name="ce26">
            <text:p>L55x55x7</text:p>
          </table:table-cell>
          <table:table-cell table:style-name="ce15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27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11">
            <text:p>{"L55/55/7": [{"shape_coords":[55,55,7,7,11,5.5,27.5,27.5],"shape_name":"LAngle","synonyms":["H55/55/7","L55/55/7","L55x55x7","L55x55x7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5/55/8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27.5</text:p>
          </table:table-cell>
          <table:table-cell office:value-type="string" table:style-name="ce26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5/55/8</text:p>
          </table:table-cell>
          <table:table-cell office:value-type="string" table:style-name="ce25">
            <text:p>L55/55/8</text:p>
          </table:table-cell>
          <table:table-cell office:value-type="string" table:style-name="ce25">
            <text:p>L55x55x8</text:p>
          </table:table-cell>
          <table:table-cell office:value-type="string" table:style-name="ce26">
            <text:p>L55x55x8</text:p>
          </table:table-cell>
          <table:table-cell table:style-name="ce15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27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11">
            <text:p>{"L55/55/8": [{"shape_coords":[55,55,8,8,12,6,27.5,27.5],"shape_name":"LAngle","synonyms":["H55/55/8","L55/55/8","L55x55x8","L55x55x8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55/55/10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27.5</text:p>
          </table:table-cell>
          <table:table-cell office:value-type="string" table:style-name="ce26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5/55/10</text:p>
          </table:table-cell>
          <table:table-cell office:value-type="string" table:style-name="ce25">
            <text:p>L55/55/10</text:p>
          </table:table-cell>
          <table:table-cell office:value-type="string" table:style-name="ce25">
            <text:p>L55x55x10</text:p>
          </table:table-cell>
          <table:table-cell office:value-type="string" table:style-name="ce26">
            <text:p>L55x55x10</text:p>
          </table:table-cell>
          <table:table-cell table:style-name="ce15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27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11">
            <text:p>{"L55/55/10": [{"shape_coords":[55,55,10,10,14,7,27.5,27.5],"shape_name":"LAngle","synonyms":["H55/55/10","L55/55/10","L55x55x10","L55x55x10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0/60/6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60/6</text:p>
          </table:table-cell>
          <table:table-cell office:value-type="string" table:style-name="ce25">
            <text:p>L60/60/6</text:p>
          </table:table-cell>
          <table:table-cell office:value-type="string" table:style-name="ce25">
            <text:p>L60x60x6</text:p>
          </table:table-cell>
          <table:table-cell office:value-type="string" table:style-name="ce26">
            <text:p>L60x60x6</text:p>
          </table:table-cell>
          <table:table-cell table:style-name="ce15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27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11">
            <text:p>{"L60/60/6": [{"shape_coords":[60,60,6,6,10,5,30,30],"shape_name":"LAngle","synonyms":["H60/60/6","L60/60/6","L60x60x6","L60x60x6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0/60/7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60/7</text:p>
          </table:table-cell>
          <table:table-cell office:value-type="string" table:style-name="ce25">
            <text:p>L60/60/7</text:p>
          </table:table-cell>
          <table:table-cell office:value-type="string" table:style-name="ce25">
            <text:p>L60x60x7</text:p>
          </table:table-cell>
          <table:table-cell office:value-type="string" table:style-name="ce26">
            <text:p>L60x60x7</text:p>
          </table:table-cell>
          <table:table-cell table:style-name="ce15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27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11">
            <text:p>{"L60/60/7": [{"shape_coords":[60,60,7,7,11,5.5,30,30],"shape_name":"LAngle","synonyms":["H60/60/7","L60/60/7","L60x60x7","L60x60x7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0/60/8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60/8</text:p>
          </table:table-cell>
          <table:table-cell office:value-type="string" table:style-name="ce25">
            <text:p>L60/60/8</text:p>
          </table:table-cell>
          <table:table-cell office:value-type="string" table:style-name="ce25">
            <text:p>L60x60x8</text:p>
          </table:table-cell>
          <table:table-cell office:value-type="string" table:style-name="ce26">
            <text:p>L60x60x8</text:p>
          </table:table-cell>
          <table:table-cell table:style-name="ce15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27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11">
            <text:p>{"L60/60/8": [{"shape_coords":[60,60,8,8,12,6,30,30],"shape_name":"LAngle","synonyms":["H60/60/8","L60/60/8","L60x60x8","L60x60x8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0/60/10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60/10</text:p>
          </table:table-cell>
          <table:table-cell office:value-type="string" table:style-name="ce25">
            <text:p>L60/60/10</text:p>
          </table:table-cell>
          <table:table-cell office:value-type="string" table:style-name="ce25">
            <text:p>L60x60x10</text:p>
          </table:table-cell>
          <table:table-cell office:value-type="string" table:style-name="ce26">
            <text:p>L60x60x10</text:p>
          </table:table-cell>
          <table:table-cell table:style-name="ce15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27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11">
            <text:p>{"L60/60/10": [{"shape_coords":[60,60,10,10,14,7,30,30],"shape_name":"LAngle","synonyms":["H60/60/10","L60/60/10","L60x60x10","L60x60x10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5/65/6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65/6</text:p>
          </table:table-cell>
          <table:table-cell office:value-type="string" table:style-name="ce25">
            <text:p>L65/65/6</text:p>
          </table:table-cell>
          <table:table-cell office:value-type="string" table:style-name="ce25">
            <text:p>L65x65x6</text:p>
          </table:table-cell>
          <table:table-cell office:value-type="string" table:style-name="ce26">
            <text:p>L65x65x6</text:p>
          </table:table-cell>
          <table:table-cell table:style-name="ce15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27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11">
            <text:p>{"L65/65/6": [{"shape_coords":[65,65,6,6,10,5,32.5,32.5],"shape_name":"LAngle","synonyms":["H65/65/6","L65/65/6","L65x65x6","L65x65x6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5/65/7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65/7</text:p>
          </table:table-cell>
          <table:table-cell office:value-type="string" table:style-name="ce25">
            <text:p>L65/65/7</text:p>
          </table:table-cell>
          <table:table-cell office:value-type="string" table:style-name="ce25">
            <text:p>L65x65x7</text:p>
          </table:table-cell>
          <table:table-cell office:value-type="string" table:style-name="ce26">
            <text:p>L65x65x7</text:p>
          </table:table-cell>
          <table:table-cell table:style-name="ce15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27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11">
            <text:p>{"L65/65/7": [{"shape_coords":[65,65,7,7,11,5.5,32.5,32.5],"shape_name":"LAngle","synonyms":["H65/65/7","L65/65/7","L65x65x7","L65x65x7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5/65/8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65/8</text:p>
          </table:table-cell>
          <table:table-cell office:value-type="string" table:style-name="ce25">
            <text:p>L65/65/8</text:p>
          </table:table-cell>
          <table:table-cell office:value-type="string" table:style-name="ce25">
            <text:p>L65x65x8</text:p>
          </table:table-cell>
          <table:table-cell office:value-type="string" table:style-name="ce26">
            <text:p>L65x65x8</text:p>
          </table:table-cell>
          <table:table-cell table:style-name="ce15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27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11">
            <text:p>{"L65/65/8": [{"shape_coords":[65,65,8,8,12,6,32.5,32.5],"shape_name":"LAngle","synonyms":["H65/65/8","L65/65/8","L65x65x8","L65x65x8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5/65/9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65/9</text:p>
          </table:table-cell>
          <table:table-cell office:value-type="string" table:style-name="ce25">
            <text:p>L65/65/9</text:p>
          </table:table-cell>
          <table:table-cell office:value-type="string" table:style-name="ce25">
            <text:p>L65x65x9</text:p>
          </table:table-cell>
          <table:table-cell office:value-type="string" table:style-name="ce26">
            <text:p>L65x65x9</text:p>
          </table:table-cell>
          <table:table-cell table:style-name="ce15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27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11">
            <text:p>{"L65/65/9": [{"shape_coords":[65,65,9,9,13,6.5,32.5,32.5],"shape_name":"LAngle","synonyms":["H65/65/9","L65/65/9","L65x65x9","L65x65x9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5/65/10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65/10</text:p>
          </table:table-cell>
          <table:table-cell office:value-type="string" table:style-name="ce25">
            <text:p>L65/65/10</text:p>
          </table:table-cell>
          <table:table-cell office:value-type="string" table:style-name="ce25">
            <text:p>L65x65x10</text:p>
          </table:table-cell>
          <table:table-cell office:value-type="string" table:style-name="ce26">
            <text:p>L65x65x10</text:p>
          </table:table-cell>
          <table:table-cell table:style-name="ce15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27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11">
            <text:p>{"L65/65/10": [{"shape_coords":[65,65,10,10,14,7,32.5,32.5],"shape_name":"LAngle","synonyms":["H65/65/10","L65/65/10","L65x65x10","L65x65x10"]}]},</text:p>
          </table:table-cell>
          <table:table-cell table:number-columns-repeated="16367"/>
        </table:table-row>
        <table:table-row table:style-name="ro1">
          <table:table-cell office:value-type="string" table:style-name="ce25">
            <text:p>L65/65/11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float" office:value="11" table:style-name="ce25">
            <text:p>11</text:p>
          </table:table-cell>
          <table:table-cell office:value-type="float" office:value="11" table:style-name="ce25">
            <text:p>11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65/11</text:p>
          </table:table-cell>
          <table:table-cell office:value-type="string" table:style-name="ce25">
            <text:p>L65/65/11</text:p>
          </table:table-cell>
          <table:table-cell office:value-type="string" table:style-name="ce25">
            <text:p>L65x65x11</text:p>
          </table:table-cell>
          <table:table-cell office:value-type="string" table:style-name="ce26">
            <text:p>L65x65x11</text:p>
          </table:table-cell>
          <table:table-cell table:style-name="ce15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27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11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0/70/7</text:p>
          </table:table-cell>
          <table:table-cell office:value-type="float" office:value="70" table:style-name="ce25">
            <text:p>70</text:p>
          </table:table-cell>
          <table:table-cell office:value-type="float" office:value="70" table:style-name="ce25">
            <text:p>7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15" table:style-name="ce26">
            <text:p>115</text:p>
          </table:table-cell>
          <table:table-cell office:value-type="string" table:style-name="ce26">
            <text:p>57.5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0/70/7</text:p>
          </table:table-cell>
          <table:table-cell office:value-type="string" table:style-name="ce25">
            <text:p>L70/70/7</text:p>
          </table:table-cell>
          <table:table-cell office:value-type="string" table:style-name="ce25">
            <text:p>L70x70x7</text:p>
          </table:table-cell>
          <table:table-cell office:value-type="string" table:style-name="ce26">
            <text:p>L70x70x7</text:p>
          </table:table-cell>
          <table:table-cell table:style-name="ce15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27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11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0/70/8</text:p>
          </table:table-cell>
          <table:table-cell office:value-type="float" office:value="70" table:style-name="ce25">
            <text:p>70</text:p>
          </table:table-cell>
          <table:table-cell office:value-type="float" office:value="70" table:style-name="ce25">
            <text:p>7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0/70/8</text:p>
          </table:table-cell>
          <table:table-cell office:value-type="string" table:style-name="ce25">
            <text:p>L70/70/8</text:p>
          </table:table-cell>
          <table:table-cell office:value-type="string" table:style-name="ce25">
            <text:p>L70x70x8</text:p>
          </table:table-cell>
          <table:table-cell office:value-type="string" table:style-name="ce26">
            <text:p>L70x70x8</text:p>
          </table:table-cell>
          <table:table-cell table:style-name="ce15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27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11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0/70/9</text:p>
          </table:table-cell>
          <table:table-cell office:value-type="float" office:value="70" table:style-name="ce25">
            <text:p>70</text:p>
          </table:table-cell>
          <table:table-cell office:value-type="float" office:value="70" table:style-name="ce25">
            <text:p>70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0/70/9</text:p>
          </table:table-cell>
          <table:table-cell office:value-type="string" table:style-name="ce25">
            <text:p>L70/70/9</text:p>
          </table:table-cell>
          <table:table-cell office:value-type="string" table:style-name="ce25">
            <text:p>L70x70x9</text:p>
          </table:table-cell>
          <table:table-cell office:value-type="string" table:style-name="ce26">
            <text:p>L70x70x9</text:p>
          </table:table-cell>
          <table:table-cell table:style-name="ce15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27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11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0/70/11</text:p>
          </table:table-cell>
          <table:table-cell office:value-type="float" office:value="70" table:style-name="ce25">
            <text:p>70</text:p>
          </table:table-cell>
          <table:table-cell office:value-type="float" office:value="70" table:style-name="ce25">
            <text:p>70</text:p>
          </table:table-cell>
          <table:table-cell office:value-type="float" office:value="11" table:style-name="ce25">
            <text:p>11</text:p>
          </table:table-cell>
          <table:table-cell office:value-type="float" office:value="11" table:style-name="ce25">
            <text:p>11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7.5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0/70/11</text:p>
          </table:table-cell>
          <table:table-cell office:value-type="string" table:style-name="ce25">
            <text:p>L70/70/11</text:p>
          </table:table-cell>
          <table:table-cell office:value-type="string" table:style-name="ce25">
            <text:p>L70x70x11</text:p>
          </table:table-cell>
          <table:table-cell office:value-type="string" table:style-name="ce26">
            <text:p>L70x70x11</text:p>
          </table:table-cell>
          <table:table-cell table:style-name="ce15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27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11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75/7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37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75/7</text:p>
          </table:table-cell>
          <table:table-cell office:value-type="string" table:style-name="ce25">
            <text:p>L75/75/7</text:p>
          </table:table-cell>
          <table:table-cell office:value-type="string" table:style-name="ce25">
            <text:p>L75x75x7</text:p>
          </table:table-cell>
          <table:table-cell office:value-type="string" table:style-name="ce26">
            <text:p>L75x75x7</text:p>
          </table:table-cell>
          <table:table-cell table:style-name="ce15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27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11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75/8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string" table:style-name="ce26">
            <text:p>37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75/8</text:p>
          </table:table-cell>
          <table:table-cell office:value-type="string" table:style-name="ce25">
            <text:p>L75/75/8</text:p>
          </table:table-cell>
          <table:table-cell office:value-type="string" table:style-name="ce25">
            <text:p>L75x75x8</text:p>
          </table:table-cell>
          <table:table-cell office:value-type="string" table:style-name="ce26">
            <text:p>L75x75x8</text:p>
          </table:table-cell>
          <table:table-cell table:style-name="ce15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27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11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75/9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7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75/9</text:p>
          </table:table-cell>
          <table:table-cell office:value-type="string" table:style-name="ce25">
            <text:p>L75/75/9</text:p>
          </table:table-cell>
          <table:table-cell office:value-type="string" table:style-name="ce25">
            <text:p>L75x75x9</text:p>
          </table:table-cell>
          <table:table-cell office:value-type="string" table:style-name="ce26">
            <text:p>L75x75x9</text:p>
          </table:table-cell>
          <table:table-cell table:style-name="ce15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27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11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75/10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7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75/10</text:p>
          </table:table-cell>
          <table:table-cell office:value-type="string" table:style-name="ce25">
            <text:p>L75/75/10</text:p>
          </table:table-cell>
          <table:table-cell office:value-type="string" table:style-name="ce25">
            <text:p>L75x75x10</text:p>
          </table:table-cell>
          <table:table-cell office:value-type="string" table:style-name="ce26">
            <text:p>L75x75x10</text:p>
          </table:table-cell>
          <table:table-cell table:style-name="ce15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27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11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75/12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7" table:style-name="ce26">
            <text:p>17</text:p>
          </table:table-cell>
          <table:table-cell office:value-type="string" table:style-name="ce26">
            <text:p>8.5</text:p>
          </table:table-cell>
          <table:table-cell office:value-type="string" table:style-name="ce26">
            <text:p>37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75/12</text:p>
          </table:table-cell>
          <table:table-cell office:value-type="string" table:style-name="ce25">
            <text:p>L75/75/12</text:p>
          </table:table-cell>
          <table:table-cell office:value-type="string" table:style-name="ce25">
            <text:p>L75x75x12</text:p>
          </table:table-cell>
          <table:table-cell office:value-type="string" table:style-name="ce26">
            <text:p>L75x75x12</text:p>
          </table:table-cell>
          <table:table-cell table:style-name="ce15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27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11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80/80/8</text:p>
          </table:table-cell>
          <table:table-cell office:value-type="float" office:value="80" table:style-name="ce25">
            <text:p>80</text:p>
          </table:table-cell>
          <table:table-cell office:value-type="float" office:value="80" table:style-name="ce25">
            <text:p>8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80/80/8</text:p>
          </table:table-cell>
          <table:table-cell office:value-type="string" table:style-name="ce25">
            <text:p>L80/80/8</text:p>
          </table:table-cell>
          <table:table-cell office:value-type="string" table:style-name="ce25">
            <text:p>L80x80x8</text:p>
          </table:table-cell>
          <table:table-cell office:value-type="string" table:style-name="ce26">
            <text:p>L80x80x8</text:p>
          </table:table-cell>
          <table:table-cell table:style-name="ce15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27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11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80/80/10</text:p>
          </table:table-cell>
          <table:table-cell office:value-type="float" office:value="80" table:style-name="ce25">
            <text:p>80</text:p>
          </table:table-cell>
          <table:table-cell office:value-type="float" office:value="80" table:style-name="ce25">
            <text:p>8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7.5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80/80/10</text:p>
          </table:table-cell>
          <table:table-cell office:value-type="string" table:style-name="ce25">
            <text:p>L80/80/10</text:p>
          </table:table-cell>
          <table:table-cell office:value-type="string" table:style-name="ce25">
            <text:p>L80x80x10</text:p>
          </table:table-cell>
          <table:table-cell office:value-type="string" table:style-name="ce26">
            <text:p>L80x80x10</text:p>
          </table:table-cell>
          <table:table-cell table:style-name="ce15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27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11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80/80/12</text:p>
          </table:table-cell>
          <table:table-cell office:value-type="float" office:value="80" table:style-name="ce25">
            <text:p>80</text:p>
          </table:table-cell>
          <table:table-cell office:value-type="float" office:value="80" table:style-name="ce25">
            <text:p>8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7" table:style-name="ce26">
            <text:p>17</text:p>
          </table:table-cell>
          <table:table-cell office:value-type="string" table:style-name="ce26">
            <text:p>8.5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80/80/12</text:p>
          </table:table-cell>
          <table:table-cell office:value-type="string" table:style-name="ce25">
            <text:p>L80/80/12</text:p>
          </table:table-cell>
          <table:table-cell office:value-type="string" table:style-name="ce25">
            <text:p>L80x80x12</text:p>
          </table:table-cell>
          <table:table-cell office:value-type="string" table:style-name="ce26">
            <text:p>L80x80x12</text:p>
          </table:table-cell>
          <table:table-cell table:style-name="ce15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27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11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90/8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90/8</text:p>
          </table:table-cell>
          <table:table-cell office:value-type="string" table:style-name="ce25">
            <text:p>L90/90/8</text:p>
          </table:table-cell>
          <table:table-cell office:value-type="string" table:style-name="ce25">
            <text:p>L90x90x8</text:p>
          </table:table-cell>
          <table:table-cell office:value-type="string" table:style-name="ce26">
            <text:p>L90x90x8</text:p>
          </table:table-cell>
          <table:table-cell table:style-name="ce15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27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11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90/9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90/9</text:p>
          </table:table-cell>
          <table:table-cell office:value-type="string" table:style-name="ce25">
            <text:p>L90/90/9</text:p>
          </table:table-cell>
          <table:table-cell office:value-type="string" table:style-name="ce25">
            <text:p>L90x90x9</text:p>
          </table:table-cell>
          <table:table-cell office:value-type="string" table:style-name="ce26">
            <text:p>L90x90x9</text:p>
          </table:table-cell>
          <table:table-cell table:style-name="ce15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27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11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90/10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7.5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90/10</text:p>
          </table:table-cell>
          <table:table-cell office:value-type="string" table:style-name="ce25">
            <text:p>L90/90/10</text:p>
          </table:table-cell>
          <table:table-cell office:value-type="string" table:style-name="ce25">
            <text:p>L90x90x10</text:p>
          </table:table-cell>
          <table:table-cell office:value-type="string" table:style-name="ce26">
            <text:p>L90x90x10</text:p>
          </table:table-cell>
          <table:table-cell table:style-name="ce15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27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11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90/11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float" office:value="11" table:style-name="ce25">
            <text:p>11</text:p>
          </table:table-cell>
          <table:table-cell office:value-type="float" office:value="11" table:style-name="ce25">
            <text:p>11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90/11</text:p>
          </table:table-cell>
          <table:table-cell office:value-type="string" table:style-name="ce25">
            <text:p>L90/90/11</text:p>
          </table:table-cell>
          <table:table-cell office:value-type="string" table:style-name="ce25">
            <text:p>L90x90x11</text:p>
          </table:table-cell>
          <table:table-cell office:value-type="string" table:style-name="ce26">
            <text:p>L90x90x11</text:p>
          </table:table-cell>
          <table:table-cell table:style-name="ce15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27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11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90/12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7" table:style-name="ce26">
            <text:p>17</text:p>
          </table:table-cell>
          <table:table-cell office:value-type="string" table:style-name="ce26">
            <text:p>8.5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90/12</text:p>
          </table:table-cell>
          <table:table-cell office:value-type="string" table:style-name="ce25">
            <text:p>L90/90/12</text:p>
          </table:table-cell>
          <table:table-cell office:value-type="string" table:style-name="ce25">
            <text:p>L90x90x12</text:p>
          </table:table-cell>
          <table:table-cell office:value-type="string" table:style-name="ce26">
            <text:p>L90x90x12</text:p>
          </table:table-cell>
          <table:table-cell table:style-name="ce15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27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11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90/13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float" office:value="13" table:style-name="ce25">
            <text:p>13</text:p>
          </table:table-cell>
          <table:table-cell office:value-type="float" office:value="13" table:style-name="ce25">
            <text:p>13</text:p>
          </table:table-cell>
          <table:table-cell office:value-type="float" office:value="18" table:style-name="ce26">
            <text:p>18</text:p>
          </table:table-cell>
          <table:table-cell office:value-type="float" office:value="9" table:style-name="ce26">
            <text:p>9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90/13</text:p>
          </table:table-cell>
          <table:table-cell office:value-type="string" table:style-name="ce25">
            <text:p>L90/90/13</text:p>
          </table:table-cell>
          <table:table-cell office:value-type="string" table:style-name="ce25">
            <text:p>L90x90x13</text:p>
          </table:table-cell>
          <table:table-cell office:value-type="string" table:style-name="ce26">
            <text:p>L90x90x13</text:p>
          </table:table-cell>
          <table:table-cell table:style-name="ce15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27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11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90/16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21" table:style-name="ce26">
            <text:p>21</text:p>
          </table:table-cell>
          <table:table-cell office:value-type="string" table:style-name="ce26">
            <text:p>10.5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90/16</text:p>
          </table:table-cell>
          <table:table-cell office:value-type="string" table:style-name="ce25">
            <text:p>L90/90/16</text:p>
          </table:table-cell>
          <table:table-cell office:value-type="string" table:style-name="ce25">
            <text:p>L90x90x16</text:p>
          </table:table-cell>
          <table:table-cell office:value-type="string" table:style-name="ce26">
            <text:p>L90x90x16</text:p>
          </table:table-cell>
          <table:table-cell table:style-name="ce15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27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11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100/8</text:p>
          </table:table-cell>
          <table:table-cell office:value-type="float" office:value="100" table:style-name="ce25">
            <text:p>100</text:p>
          </table:table-cell>
          <table:table-cell office:value-type="float" office:value="100" table:style-name="ce25">
            <text:p>10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100/8</text:p>
          </table:table-cell>
          <table:table-cell office:value-type="string" table:style-name="ce25">
            <text:p>L100/100/8</text:p>
          </table:table-cell>
          <table:table-cell office:value-type="string" table:style-name="ce25">
            <text:p>L100x100x8</text:p>
          </table:table-cell>
          <table:table-cell office:value-type="string" table:style-name="ce26">
            <text:p>L100x100x8</text:p>
          </table:table-cell>
          <table:table-cell table:style-name="ce15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27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11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100/10</text:p>
          </table:table-cell>
          <table:table-cell office:value-type="float" office:value="100" table:style-name="ce25">
            <text:p>100</text:p>
          </table:table-cell>
          <table:table-cell office:value-type="float" office:value="100" table:style-name="ce25">
            <text:p>10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100/10</text:p>
          </table:table-cell>
          <table:table-cell office:value-type="string" table:style-name="ce25">
            <text:p>L100/100/10</text:p>
          </table:table-cell>
          <table:table-cell office:value-type="string" table:style-name="ce25">
            <text:p>L100x100x10</text:p>
          </table:table-cell>
          <table:table-cell office:value-type="string" table:style-name="ce26">
            <text:p>L100x100x10</text:p>
          </table:table-cell>
          <table:table-cell table:style-name="ce15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27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1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100/12</text:p>
          </table:table-cell>
          <table:table-cell office:value-type="float" office:value="100" table:style-name="ce25">
            <text:p>100</text:p>
          </table:table-cell>
          <table:table-cell office:value-type="float" office:value="100" table:style-name="ce25">
            <text:p>10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8" table:style-name="ce26">
            <text:p>18</text:p>
          </table:table-cell>
          <table:table-cell office:value-type="float" office:value="9" table:style-name="ce26">
            <text:p>9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100/12</text:p>
          </table:table-cell>
          <table:table-cell office:value-type="string" table:style-name="ce25">
            <text:p>L100/100/12</text:p>
          </table:table-cell>
          <table:table-cell office:value-type="string" table:style-name="ce25">
            <text:p>L100x100x12</text:p>
          </table:table-cell>
          <table:table-cell office:value-type="string" table:style-name="ce26">
            <text:p>L100x100x12</text:p>
          </table:table-cell>
          <table:table-cell table:style-name="ce15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27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1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100/14</text:p>
          </table:table-cell>
          <table:table-cell office:value-type="float" office:value="100" table:style-name="ce25">
            <text:p>100</text:p>
          </table:table-cell>
          <table:table-cell office:value-type="float" office:value="100" table:style-name="ce25">
            <text:p>100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float" office:value="20" table:style-name="ce26">
            <text:p>20</text:p>
          </table:table-cell>
          <table:table-cell office:value-type="float" office:value="10" table:style-name="ce26">
            <text:p>10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100/14</text:p>
          </table:table-cell>
          <table:table-cell office:value-type="string" table:style-name="ce25">
            <text:p>L100/100/14</text:p>
          </table:table-cell>
          <table:table-cell office:value-type="string" table:style-name="ce25">
            <text:p>L100x100x14</text:p>
          </table:table-cell>
          <table:table-cell office:value-type="string" table:style-name="ce26">
            <text:p>L100x100x14</text:p>
          </table:table-cell>
          <table:table-cell table:style-name="ce15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27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1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100/16</text:p>
          </table:table-cell>
          <table:table-cell office:value-type="float" office:value="100" table:style-name="ce25">
            <text:p>100</text:p>
          </table:table-cell>
          <table:table-cell office:value-type="float" office:value="100" table:style-name="ce25">
            <text:p>10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22" table:style-name="ce26">
            <text:p>22</text:p>
          </table:table-cell>
          <table:table-cell office:value-type="float" office:value="11" table:style-name="ce26">
            <text:p>11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100/16</text:p>
          </table:table-cell>
          <table:table-cell office:value-type="string" table:style-name="ce25">
            <text:p>L100/100/16</text:p>
          </table:table-cell>
          <table:table-cell office:value-type="string" table:style-name="ce25">
            <text:p>L100x100x16</text:p>
          </table:table-cell>
          <table:table-cell office:value-type="string" table:style-name="ce26">
            <text:p>L100x100x16</text:p>
          </table:table-cell>
          <table:table-cell table:style-name="ce15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27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1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10/110/10</text:p>
          </table:table-cell>
          <table:table-cell office:value-type="float" office:value="110" table:style-name="ce25">
            <text:p>110</text:p>
          </table:table-cell>
          <table:table-cell office:value-type="float" office:value="110" table:style-name="ce25">
            <text:p>11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10/110/10</text:p>
          </table:table-cell>
          <table:table-cell office:value-type="string" table:style-name="ce25">
            <text:p>L110/110/10</text:p>
          </table:table-cell>
          <table:table-cell office:value-type="string" table:style-name="ce25">
            <text:p>L110x110x10</text:p>
          </table:table-cell>
          <table:table-cell office:value-type="string" table:style-name="ce26">
            <text:p>L110x110x10</text:p>
          </table:table-cell>
          <table:table-cell table:style-name="ce15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27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1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10/110/12</text:p>
          </table:table-cell>
          <table:table-cell office:value-type="float" office:value="110" table:style-name="ce25">
            <text:p>110</text:p>
          </table:table-cell>
          <table:table-cell office:value-type="float" office:value="110" table:style-name="ce25">
            <text:p>11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8" table:style-name="ce26">
            <text:p>18</text:p>
          </table:table-cell>
          <table:table-cell office:value-type="float" office:value="9" table:style-name="ce26">
            <text:p>9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10/110/12</text:p>
          </table:table-cell>
          <table:table-cell office:value-type="string" table:style-name="ce25">
            <text:p>L110/110/12</text:p>
          </table:table-cell>
          <table:table-cell office:value-type="string" table:style-name="ce25">
            <text:p>L110x110x12</text:p>
          </table:table-cell>
          <table:table-cell office:value-type="string" table:style-name="ce26">
            <text:p>L110x110x12</text:p>
          </table:table-cell>
          <table:table-cell table:style-name="ce15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27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1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10/110/14</text:p>
          </table:table-cell>
          <table:table-cell office:value-type="float" office:value="110" table:style-name="ce25">
            <text:p>110</text:p>
          </table:table-cell>
          <table:table-cell office:value-type="float" office:value="110" table:style-name="ce25">
            <text:p>110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float" office:value="20" table:style-name="ce26">
            <text:p>20</text:p>
          </table:table-cell>
          <table:table-cell office:value-type="float" office:value="10" table:style-name="ce26">
            <text:p>10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10/110/14</text:p>
          </table:table-cell>
          <table:table-cell office:value-type="string" table:style-name="ce25">
            <text:p>L110/110/14</text:p>
          </table:table-cell>
          <table:table-cell office:value-type="string" table:style-name="ce25">
            <text:p>L110x110x14</text:p>
          </table:table-cell>
          <table:table-cell office:value-type="string" table:style-name="ce26">
            <text:p>L110x110x14</text:p>
          </table:table-cell>
          <table:table-cell table:style-name="ce15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27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1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10/110/16</text:p>
          </table:table-cell>
          <table:table-cell office:value-type="float" office:value="110" table:style-name="ce25">
            <text:p>110</text:p>
          </table:table-cell>
          <table:table-cell office:value-type="float" office:value="110" table:style-name="ce25">
            <text:p>11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22" table:style-name="ce26">
            <text:p>22</text:p>
          </table:table-cell>
          <table:table-cell office:value-type="float" office:value="11" table:style-name="ce26">
            <text:p>11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10/110/16</text:p>
          </table:table-cell>
          <table:table-cell office:value-type="string" table:style-name="ce25">
            <text:p>L110/110/16</text:p>
          </table:table-cell>
          <table:table-cell office:value-type="string" table:style-name="ce25">
            <text:p>L110x110x16</text:p>
          </table:table-cell>
          <table:table-cell office:value-type="string" table:style-name="ce26">
            <text:p>L110x110x16</text:p>
          </table:table-cell>
          <table:table-cell table:style-name="ce15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27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1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20/120/11</text:p>
          </table:table-cell>
          <table:table-cell office:value-type="float" office:value="120" table:style-name="ce25">
            <text:p>120</text:p>
          </table:table-cell>
          <table:table-cell office:value-type="float" office:value="120" table:style-name="ce25">
            <text:p>120</text:p>
          </table:table-cell>
          <table:table-cell office:value-type="float" office:value="11" table:style-name="ce25">
            <text:p>11</text:p>
          </table:table-cell>
          <table:table-cell office:value-type="float" office:value="11" table:style-name="ce25">
            <text:p>11</text:p>
          </table:table-cell>
          <table:table-cell office:value-type="float" office:value="17" table:style-name="ce26">
            <text:p>17</text:p>
          </table:table-cell>
          <table:table-cell office:value-type="string" table:style-name="ce26">
            <text:p>8.5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20/120/11</text:p>
          </table:table-cell>
          <table:table-cell office:value-type="string" table:style-name="ce25">
            <text:p>L120/120/11</text:p>
          </table:table-cell>
          <table:table-cell office:value-type="string" table:style-name="ce25">
            <text:p>L120x120x11</text:p>
          </table:table-cell>
          <table:table-cell office:value-type="string" table:style-name="ce26">
            <text:p>L120x120x11</text:p>
          </table:table-cell>
          <table:table-cell table:style-name="ce15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27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1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20/120/12</text:p>
          </table:table-cell>
          <table:table-cell office:value-type="float" office:value="120" table:style-name="ce25">
            <text:p>120</text:p>
          </table:table-cell>
          <table:table-cell office:value-type="float" office:value="120" table:style-name="ce25">
            <text:p>12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8" table:style-name="ce26">
            <text:p>18</text:p>
          </table:table-cell>
          <table:table-cell office:value-type="float" office:value="9" table:style-name="ce26">
            <text:p>9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20/120/12</text:p>
          </table:table-cell>
          <table:table-cell office:value-type="string" table:style-name="ce25">
            <text:p>L120/120/12</text:p>
          </table:table-cell>
          <table:table-cell office:value-type="string" table:style-name="ce25">
            <text:p>L120x120x12</text:p>
          </table:table-cell>
          <table:table-cell office:value-type="string" table:style-name="ce26">
            <text:p>L120x120x12</text:p>
          </table:table-cell>
          <table:table-cell table:style-name="ce15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27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1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20/120/13</text:p>
          </table:table-cell>
          <table:table-cell office:value-type="float" office:value="120" table:style-name="ce25">
            <text:p>120</text:p>
          </table:table-cell>
          <table:table-cell office:value-type="float" office:value="120" table:style-name="ce25">
            <text:p>120</text:p>
          </table:table-cell>
          <table:table-cell office:value-type="float" office:value="13" table:style-name="ce25">
            <text:p>13</text:p>
          </table:table-cell>
          <table:table-cell office:value-type="float" office:value="13" table:style-name="ce25">
            <text:p>13</text:p>
          </table:table-cell>
          <table:table-cell office:value-type="float" office:value="19" table:style-name="ce26">
            <text:p>19</text:p>
          </table:table-cell>
          <table:table-cell office:value-type="string" table:style-name="ce26">
            <text:p>9.5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20/120/13</text:p>
          </table:table-cell>
          <table:table-cell office:value-type="string" table:style-name="ce25">
            <text:p>L120/120/13</text:p>
          </table:table-cell>
          <table:table-cell office:value-type="string" table:style-name="ce25">
            <text:p>L120x120x13</text:p>
          </table:table-cell>
          <table:table-cell office:value-type="string" table:style-name="ce26">
            <text:p>L120x120x13</text:p>
          </table:table-cell>
          <table:table-cell table:style-name="ce15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27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1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20/120/15</text:p>
          </table:table-cell>
          <table:table-cell office:value-type="float" office:value="120" table:style-name="ce25">
            <text:p>120</text:p>
          </table:table-cell>
          <table:table-cell office:value-type="float" office:value="120" table:style-name="ce25">
            <text:p>120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float" office:value="21" table:style-name="ce26">
            <text:p>21</text:p>
          </table:table-cell>
          <table:table-cell office:value-type="string" table:style-name="ce26">
            <text:p>10.5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20/120/15</text:p>
          </table:table-cell>
          <table:table-cell office:value-type="string" table:style-name="ce25">
            <text:p>L120/120/15</text:p>
          </table:table-cell>
          <table:table-cell office:value-type="string" table:style-name="ce25">
            <text:p>L120x120x15</text:p>
          </table:table-cell>
          <table:table-cell office:value-type="string" table:style-name="ce26">
            <text:p>L120x120x15</text:p>
          </table:table-cell>
          <table:table-cell table:style-name="ce15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27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1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130/12</text:p>
          </table:table-cell>
          <table:table-cell office:value-type="float" office:value="130" table:style-name="ce25">
            <text:p>130</text:p>
          </table:table-cell>
          <table:table-cell office:value-type="float" office:value="130" table:style-name="ce25">
            <text:p>13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9" table:style-name="ce26">
            <text:p>19</text:p>
          </table:table-cell>
          <table:table-cell office:value-type="string" table:style-name="ce26">
            <text:p>9.5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130/12</text:p>
          </table:table-cell>
          <table:table-cell office:value-type="string" table:style-name="ce25">
            <text:p>L130/130/12</text:p>
          </table:table-cell>
          <table:table-cell office:value-type="string" table:style-name="ce25">
            <text:p>L130x130x12</text:p>
          </table:table-cell>
          <table:table-cell office:value-type="string" table:style-name="ce26">
            <text:p>L130x130x12</text:p>
          </table:table-cell>
          <table:table-cell table:style-name="ce15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27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1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130/13</text:p>
          </table:table-cell>
          <table:table-cell office:value-type="float" office:value="130" table:style-name="ce25">
            <text:p>130</text:p>
          </table:table-cell>
          <table:table-cell office:value-type="float" office:value="130" table:style-name="ce25">
            <text:p>130</text:p>
          </table:table-cell>
          <table:table-cell office:value-type="float" office:value="13" table:style-name="ce25">
            <text:p>13</text:p>
          </table:table-cell>
          <table:table-cell office:value-type="float" office:value="13" table:style-name="ce25">
            <text:p>13</text:p>
          </table:table-cell>
          <table:table-cell office:value-type="float" office:value="20" table:style-name="ce26">
            <text:p>20</text:p>
          </table:table-cell>
          <table:table-cell office:value-type="float" office:value="10" table:style-name="ce26">
            <text:p>10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130/13</text:p>
          </table:table-cell>
          <table:table-cell office:value-type="string" table:style-name="ce25">
            <text:p>L130/130/13</text:p>
          </table:table-cell>
          <table:table-cell office:value-type="string" table:style-name="ce25">
            <text:p>L130x130x13</text:p>
          </table:table-cell>
          <table:table-cell office:value-type="string" table:style-name="ce26">
            <text:p>L130x130x13</text:p>
          </table:table-cell>
          <table:table-cell table:style-name="ce15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27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1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130/14</text:p>
          </table:table-cell>
          <table:table-cell office:value-type="float" office:value="130" table:style-name="ce25">
            <text:p>130</text:p>
          </table:table-cell>
          <table:table-cell office:value-type="float" office:value="130" table:style-name="ce25">
            <text:p>130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float" office:value="21" table:style-name="ce26">
            <text:p>21</text:p>
          </table:table-cell>
          <table:table-cell office:value-type="string" table:style-name="ce26">
            <text:p>10.5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130/14</text:p>
          </table:table-cell>
          <table:table-cell office:value-type="string" table:style-name="ce25">
            <text:p>L130/130/14</text:p>
          </table:table-cell>
          <table:table-cell office:value-type="string" table:style-name="ce25">
            <text:p>L130x130x14</text:p>
          </table:table-cell>
          <table:table-cell office:value-type="string" table:style-name="ce26">
            <text:p>L130x130x14</text:p>
          </table:table-cell>
          <table:table-cell table:style-name="ce15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27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1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130/16</text:p>
          </table:table-cell>
          <table:table-cell office:value-type="float" office:value="130" table:style-name="ce25">
            <text:p>130</text:p>
          </table:table-cell>
          <table:table-cell office:value-type="float" office:value="130" table:style-name="ce25">
            <text:p>13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23" table:style-name="ce26">
            <text:p>23</text:p>
          </table:table-cell>
          <table:table-cell office:value-type="string" table:style-name="ce26">
            <text:p>11.5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130/16</text:p>
          </table:table-cell>
          <table:table-cell office:value-type="string" table:style-name="ce25">
            <text:p>L130/130/16</text:p>
          </table:table-cell>
          <table:table-cell office:value-type="string" table:style-name="ce25">
            <text:p>L130x130x16</text:p>
          </table:table-cell>
          <table:table-cell office:value-type="string" table:style-name="ce26">
            <text:p>L130x130x16</text:p>
          </table:table-cell>
          <table:table-cell table:style-name="ce15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27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1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40/140/13</text:p>
          </table:table-cell>
          <table:table-cell office:value-type="float" office:value="140" table:style-name="ce25">
            <text:p>140</text:p>
          </table:table-cell>
          <table:table-cell office:value-type="float" office:value="140" table:style-name="ce25">
            <text:p>140</text:p>
          </table:table-cell>
          <table:table-cell office:value-type="float" office:value="13" table:style-name="ce25">
            <text:p>13</text:p>
          </table:table-cell>
          <table:table-cell office:value-type="float" office:value="13" table:style-name="ce25">
            <text:p>13</text:p>
          </table:table-cell>
          <table:table-cell office:value-type="float" office:value="21" table:style-name="ce26">
            <text:p>21</text:p>
          </table:table-cell>
          <table:table-cell office:value-type="string" table:style-name="ce26">
            <text:p>10.5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40/140/13</text:p>
          </table:table-cell>
          <table:table-cell office:value-type="string" table:style-name="ce25">
            <text:p>L140/140/13</text:p>
          </table:table-cell>
          <table:table-cell office:value-type="string" table:style-name="ce25">
            <text:p>L140x140x13</text:p>
          </table:table-cell>
          <table:table-cell office:value-type="string" table:style-name="ce26">
            <text:p>L140x140x13</text:p>
          </table:table-cell>
          <table:table-cell table:style-name="ce15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27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1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40/140/15</text:p>
          </table:table-cell>
          <table:table-cell office:value-type="float" office:value="140" table:style-name="ce25">
            <text:p>140</text:p>
          </table:table-cell>
          <table:table-cell office:value-type="float" office:value="140" table:style-name="ce25">
            <text:p>140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float" office:value="22" table:style-name="ce26">
            <text:p>22</text:p>
          </table:table-cell>
          <table:table-cell office:value-type="float" office:value="11" table:style-name="ce26">
            <text:p>11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40/140/15</text:p>
          </table:table-cell>
          <table:table-cell office:value-type="string" table:style-name="ce25">
            <text:p>L140/140/15</text:p>
          </table:table-cell>
          <table:table-cell office:value-type="string" table:style-name="ce25">
            <text:p>L140x140x15</text:p>
          </table:table-cell>
          <table:table-cell office:value-type="string" table:style-name="ce26">
            <text:p>L140x140x15</text:p>
          </table:table-cell>
          <table:table-cell table:style-name="ce15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27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1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150/12</text:p>
          </table:table-cell>
          <table:table-cell office:value-type="float" office:value="150" table:style-name="ce25">
            <text:p>150</text:p>
          </table:table-cell>
          <table:table-cell office:value-type="float" office:value="150" table:style-name="ce25">
            <text:p>15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20" table:style-name="ce26">
            <text:p>20</text:p>
          </table:table-cell>
          <table:table-cell office:value-type="float" office:value="10" table:style-name="ce26">
            <text:p>10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150/12</text:p>
          </table:table-cell>
          <table:table-cell office:value-type="string" table:style-name="ce25">
            <text:p>L150/150/12</text:p>
          </table:table-cell>
          <table:table-cell office:value-type="string" table:style-name="ce25">
            <text:p>L150x150x12</text:p>
          </table:table-cell>
          <table:table-cell office:value-type="string" table:style-name="ce26">
            <text:p>L150x150x12</text:p>
          </table:table-cell>
          <table:table-cell table:style-name="ce15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27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1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150/14</text:p>
          </table:table-cell>
          <table:table-cell office:value-type="float" office:value="150" table:style-name="ce25">
            <text:p>150</text:p>
          </table:table-cell>
          <table:table-cell office:value-type="float" office:value="150" table:style-name="ce25">
            <text:p>150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float" office:value="22" table:style-name="ce26">
            <text:p>22</text:p>
          </table:table-cell>
          <table:table-cell office:value-type="float" office:value="11" table:style-name="ce26">
            <text:p>11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150/14</text:p>
          </table:table-cell>
          <table:table-cell office:value-type="string" table:style-name="ce25">
            <text:p>L150/150/14</text:p>
          </table:table-cell>
          <table:table-cell office:value-type="string" table:style-name="ce25">
            <text:p>L150x150x14</text:p>
          </table:table-cell>
          <table:table-cell office:value-type="string" table:style-name="ce26">
            <text:p>L150x150x14</text:p>
          </table:table-cell>
          <table:table-cell table:style-name="ce15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27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1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150/15</text:p>
          </table:table-cell>
          <table:table-cell office:value-type="float" office:value="150" table:style-name="ce25">
            <text:p>150</text:p>
          </table:table-cell>
          <table:table-cell office:value-type="float" office:value="150" table:style-name="ce25">
            <text:p>150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float" office:value="23" table:style-name="ce26">
            <text:p>23</text:p>
          </table:table-cell>
          <table:table-cell office:value-type="string" table:style-name="ce26">
            <text:p>11.5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150/15</text:p>
          </table:table-cell>
          <table:table-cell office:value-type="string" table:style-name="ce25">
            <text:p>L150/150/15</text:p>
          </table:table-cell>
          <table:table-cell office:value-type="string" table:style-name="ce25">
            <text:p>L150x150x15</text:p>
          </table:table-cell>
          <table:table-cell office:value-type="string" table:style-name="ce26">
            <text:p>L150x150x15</text:p>
          </table:table-cell>
          <table:table-cell table:style-name="ce15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27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1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150/16</text:p>
          </table:table-cell>
          <table:table-cell office:value-type="float" office:value="150" table:style-name="ce25">
            <text:p>150</text:p>
          </table:table-cell>
          <table:table-cell office:value-type="float" office:value="150" table:style-name="ce25">
            <text:p>15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24" table:style-name="ce26">
            <text:p>24</text:p>
          </table:table-cell>
          <table:table-cell office:value-type="float" office:value="12" table:style-name="ce26">
            <text:p>12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150/16</text:p>
          </table:table-cell>
          <table:table-cell office:value-type="string" table:style-name="ce25">
            <text:p>L150/150/16</text:p>
          </table:table-cell>
          <table:table-cell office:value-type="string" table:style-name="ce25">
            <text:p>L150x150x16</text:p>
          </table:table-cell>
          <table:table-cell office:value-type="string" table:style-name="ce26">
            <text:p>L150x150x16</text:p>
          </table:table-cell>
          <table:table-cell table:style-name="ce15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27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1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150/18</text:p>
          </table:table-cell>
          <table:table-cell office:value-type="float" office:value="150" table:style-name="ce25">
            <text:p>150</text:p>
          </table:table-cell>
          <table:table-cell office:value-type="float" office:value="150" table:style-name="ce25">
            <text:p>150</text:p>
          </table:table-cell>
          <table:table-cell office:value-type="float" office:value="18" table:style-name="ce25">
            <text:p>18</text:p>
          </table:table-cell>
          <table:table-cell office:value-type="float" office:value="18" table:style-name="ce25">
            <text:p>18</text:p>
          </table:table-cell>
          <table:table-cell office:value-type="float" office:value="26" table:style-name="ce26">
            <text:p>26</text:p>
          </table:table-cell>
          <table:table-cell office:value-type="float" office:value="13" table:style-name="ce26">
            <text:p>13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150/18</text:p>
          </table:table-cell>
          <table:table-cell office:value-type="string" table:style-name="ce25">
            <text:p>L150/150/18</text:p>
          </table:table-cell>
          <table:table-cell office:value-type="string" table:style-name="ce25">
            <text:p>L150x150x18</text:p>
          </table:table-cell>
          <table:table-cell office:value-type="string" table:style-name="ce26">
            <text:p>L150x150x18</text:p>
          </table:table-cell>
          <table:table-cell table:style-name="ce15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27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1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60/160/15</text:p>
          </table:table-cell>
          <table:table-cell office:value-type="float" office:value="160" table:style-name="ce25">
            <text:p>160</text:p>
          </table:table-cell>
          <table:table-cell office:value-type="float" office:value="160" table:style-name="ce25">
            <text:p>160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float" office:value="23" table:style-name="ce26">
            <text:p>23</text:p>
          </table:table-cell>
          <table:table-cell office:value-type="string" table:style-name="ce26">
            <text:p>11.5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60/160/15</text:p>
          </table:table-cell>
          <table:table-cell office:value-type="string" table:style-name="ce25">
            <text:p>L160/160/15</text:p>
          </table:table-cell>
          <table:table-cell office:value-type="string" table:style-name="ce25">
            <text:p>L160x160x15</text:p>
          </table:table-cell>
          <table:table-cell office:value-type="string" table:style-name="ce26">
            <text:p>L160x160x15</text:p>
          </table:table-cell>
          <table:table-cell table:style-name="ce15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27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1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60/160/17</text:p>
          </table:table-cell>
          <table:table-cell office:value-type="float" office:value="160" table:style-name="ce25">
            <text:p>160</text:p>
          </table:table-cell>
          <table:table-cell office:value-type="float" office:value="160" table:style-name="ce25">
            <text:p>160</text:p>
          </table:table-cell>
          <table:table-cell office:value-type="float" office:value="17" table:style-name="ce25">
            <text:p>17</text:p>
          </table:table-cell>
          <table:table-cell office:value-type="float" office:value="17" table:style-name="ce25">
            <text:p>17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12.5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60/160/17</text:p>
          </table:table-cell>
          <table:table-cell office:value-type="string" table:style-name="ce25">
            <text:p>L160/160/17</text:p>
          </table:table-cell>
          <table:table-cell office:value-type="string" table:style-name="ce25">
            <text:p>L160x160x17</text:p>
          </table:table-cell>
          <table:table-cell office:value-type="string" table:style-name="ce26">
            <text:p>L160x160x17</text:p>
          </table:table-cell>
          <table:table-cell table:style-name="ce15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27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1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80/180/16</text:p>
          </table:table-cell>
          <table:table-cell office:value-type="float" office:value="180" table:style-name="ce25">
            <text:p>180</text:p>
          </table:table-cell>
          <table:table-cell office:value-type="float" office:value="180" table:style-name="ce25">
            <text:p>18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12.5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80/180/16</text:p>
          </table:table-cell>
          <table:table-cell office:value-type="string" table:style-name="ce25">
            <text:p>L180/180/16</text:p>
          </table:table-cell>
          <table:table-cell office:value-type="string" table:style-name="ce25">
            <text:p>L180x180x16</text:p>
          </table:table-cell>
          <table:table-cell office:value-type="string" table:style-name="ce26">
            <text:p>L180x180x16</text:p>
          </table:table-cell>
          <table:table-cell table:style-name="ce15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27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1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80/180/18</text:p>
          </table:table-cell>
          <table:table-cell office:value-type="float" office:value="180" table:style-name="ce25">
            <text:p>180</text:p>
          </table:table-cell>
          <table:table-cell office:value-type="float" office:value="180" table:style-name="ce25">
            <text:p>180</text:p>
          </table:table-cell>
          <table:table-cell office:value-type="float" office:value="18" table:style-name="ce25">
            <text:p>18</text:p>
          </table:table-cell>
          <table:table-cell office:value-type="float" office:value="18" table:style-name="ce25">
            <text:p>18</text:p>
          </table:table-cell>
          <table:table-cell office:value-type="float" office:value="27" table:style-name="ce26">
            <text:p>27</text:p>
          </table:table-cell>
          <table:table-cell office:value-type="string" table:style-name="ce26">
            <text:p>13.5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80/180/18</text:p>
          </table:table-cell>
          <table:table-cell office:value-type="string" table:style-name="ce25">
            <text:p>L180/180/18</text:p>
          </table:table-cell>
          <table:table-cell office:value-type="string" table:style-name="ce25">
            <text:p>L180x180x18</text:p>
          </table:table-cell>
          <table:table-cell office:value-type="string" table:style-name="ce26">
            <text:p>L180x180x18</text:p>
          </table:table-cell>
          <table:table-cell table:style-name="ce15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27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1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80/180/20</text:p>
          </table:table-cell>
          <table:table-cell office:value-type="float" office:value="180" table:style-name="ce25">
            <text:p>180</text:p>
          </table:table-cell>
          <table:table-cell office:value-type="float" office:value="180" table:style-name="ce25">
            <text:p>180</text:p>
          </table:table-cell>
          <table:table-cell office:value-type="float" office:value="20" table:style-name="ce25">
            <text:p>20</text:p>
          </table:table-cell>
          <table:table-cell office:value-type="float" office:value="20" table:style-name="ce25">
            <text:p>20</text:p>
          </table:table-cell>
          <table:table-cell office:value-type="float" office:value="29" table:style-name="ce26">
            <text:p>29</text:p>
          </table:table-cell>
          <table:table-cell office:value-type="string" table:style-name="ce26">
            <text:p>14.5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80/180/20</text:p>
          </table:table-cell>
          <table:table-cell office:value-type="string" table:style-name="ce25">
            <text:p>L180/180/20</text:p>
          </table:table-cell>
          <table:table-cell office:value-type="string" table:style-name="ce25">
            <text:p>L180x180x20</text:p>
          </table:table-cell>
          <table:table-cell office:value-type="string" table:style-name="ce26">
            <text:p>L180x180x20</text:p>
          </table:table-cell>
          <table:table-cell table:style-name="ce15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27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1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200/200/16</text:p>
          </table:table-cell>
          <table:table-cell office:value-type="float" office:value="200" table:style-name="ce25">
            <text:p>200</text:p>
          </table:table-cell>
          <table:table-cell office:value-type="float" office:value="200" table:style-name="ce25">
            <text:p>20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12.5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0/200/16</text:p>
          </table:table-cell>
          <table:table-cell office:value-type="string" table:style-name="ce25">
            <text:p>L200/200/16</text:p>
          </table:table-cell>
          <table:table-cell office:value-type="string" table:style-name="ce25">
            <text:p>L200x200x16</text:p>
          </table:table-cell>
          <table:table-cell office:value-type="string" table:style-name="ce26">
            <text:p>L200x200x16</text:p>
          </table:table-cell>
          <table:table-cell table:style-name="ce15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27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1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200/200/18</text:p>
          </table:table-cell>
          <table:table-cell office:value-type="float" office:value="200" table:style-name="ce25">
            <text:p>200</text:p>
          </table:table-cell>
          <table:table-cell office:value-type="float" office:value="200" table:style-name="ce25">
            <text:p>200</text:p>
          </table:table-cell>
          <table:table-cell office:value-type="float" office:value="18" table:style-name="ce25">
            <text:p>18</text:p>
          </table:table-cell>
          <table:table-cell office:value-type="float" office:value="18" table:style-name="ce25">
            <text:p>18</text:p>
          </table:table-cell>
          <table:table-cell office:value-type="float" office:value="27" table:style-name="ce26">
            <text:p>27</text:p>
          </table:table-cell>
          <table:table-cell office:value-type="string" table:style-name="ce26">
            <text:p>13.5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0/200/18</text:p>
          </table:table-cell>
          <table:table-cell office:value-type="string" table:style-name="ce25">
            <text:p>L200/200/18</text:p>
          </table:table-cell>
          <table:table-cell office:value-type="string" table:style-name="ce25">
            <text:p>L200x200x18</text:p>
          </table:table-cell>
          <table:table-cell office:value-type="string" table:style-name="ce26">
            <text:p>L200x200x18</text:p>
          </table:table-cell>
          <table:table-cell table:style-name="ce15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27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1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200/200/20</text:p>
          </table:table-cell>
          <table:table-cell office:value-type="float" office:value="200" table:style-name="ce25">
            <text:p>200</text:p>
          </table:table-cell>
          <table:table-cell office:value-type="float" office:value="200" table:style-name="ce25">
            <text:p>200</text:p>
          </table:table-cell>
          <table:table-cell office:value-type="float" office:value="20" table:style-name="ce25">
            <text:p>20</text:p>
          </table:table-cell>
          <table:table-cell office:value-type="float" office:value="20" table:style-name="ce25">
            <text:p>20</text:p>
          </table:table-cell>
          <table:table-cell office:value-type="float" office:value="29" table:style-name="ce26">
            <text:p>29</text:p>
          </table:table-cell>
          <table:table-cell office:value-type="string" table:style-name="ce26">
            <text:p>14.5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0/200/20</text:p>
          </table:table-cell>
          <table:table-cell office:value-type="string" table:style-name="ce25">
            <text:p>L200/200/20</text:p>
          </table:table-cell>
          <table:table-cell office:value-type="string" table:style-name="ce25">
            <text:p>L200x200x20</text:p>
          </table:table-cell>
          <table:table-cell office:value-type="string" table:style-name="ce26">
            <text:p>L200x200x20</text:p>
          </table:table-cell>
          <table:table-cell table:style-name="ce15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27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1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30/20/3</text:p>
          </table:table-cell>
          <table:table-cell office:value-type="float" office:value="30" table:style-name="ce25">
            <text:p>30</text:p>
          </table:table-cell>
          <table:table-cell office:value-type="float" office:value="20" table:style-name="ce25">
            <text:p>2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2.5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6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0/20/3</text:p>
          </table:table-cell>
          <table:table-cell office:value-type="string" table:style-name="ce25">
            <text:p>L30/20/3</text:p>
          </table:table-cell>
          <table:table-cell office:value-type="string" table:style-name="ce25">
            <text:p>L30x20x3</text:p>
          </table:table-cell>
          <table:table-cell office:value-type="string" table:style-name="ce26">
            <text:p>L30x20x3</text:p>
          </table:table-cell>
          <table:table-cell table:style-name="ce15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27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11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30/20/4</text:p>
          </table:table-cell>
          <table:table-cell office:value-type="float" office:value="30" table:style-name="ce25">
            <text:p>30</text:p>
          </table:table-cell>
          <table:table-cell office:value-type="float" office:value="20" table:style-name="ce25">
            <text:p>2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6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30/20/4</text:p>
          </table:table-cell>
          <table:table-cell office:value-type="string" table:style-name="ce25">
            <text:p>L30/20/4</text:p>
          </table:table-cell>
          <table:table-cell office:value-type="string" table:style-name="ce25">
            <text:p>L30x20x4</text:p>
          </table:table-cell>
          <table:table-cell office:value-type="string" table:style-name="ce26">
            <text:p>L30x20x4</text:p>
          </table:table-cell>
          <table:table-cell table:style-name="ce15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27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11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40/20/3</text:p>
          </table:table-cell>
          <table:table-cell office:value-type="float" office:value="40" table:style-name="ce25">
            <text:p>40</text:p>
          </table:table-cell>
          <table:table-cell office:value-type="float" office:value="20" table:style-name="ce25">
            <text:p>20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2.5</text:p>
          </table:table-cell>
          <table:table-cell office:value-type="float" office:value="10" table:style-name="ce26">
            <text:p>10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20/3</text:p>
          </table:table-cell>
          <table:table-cell office:value-type="string" table:style-name="ce25">
            <text:p>L40/20/3</text:p>
          </table:table-cell>
          <table:table-cell office:value-type="string" table:style-name="ce25">
            <text:p>L40x20x3</text:p>
          </table:table-cell>
          <table:table-cell office:value-type="string" table:style-name="ce26">
            <text:p>L40x20x3</text:p>
          </table:table-cell>
          <table:table-cell table:style-name="ce15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27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11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40/20/4</text:p>
          </table:table-cell>
          <table:table-cell office:value-type="float" office:value="40" table:style-name="ce25">
            <text:p>40</text:p>
          </table:table-cell>
          <table:table-cell office:value-type="float" office:value="20" table:style-name="ce25">
            <text:p>2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10" table:style-name="ce26">
            <text:p>10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20/4</text:p>
          </table:table-cell>
          <table:table-cell office:value-type="string" table:style-name="ce25">
            <text:p>L40/20/4</text:p>
          </table:table-cell>
          <table:table-cell office:value-type="string" table:style-name="ce25">
            <text:p>L40x20x4</text:p>
          </table:table-cell>
          <table:table-cell office:value-type="string" table:style-name="ce26">
            <text:p>L40x20x4</text:p>
          </table:table-cell>
          <table:table-cell table:style-name="ce15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27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11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40/20/5</text:p>
          </table:table-cell>
          <table:table-cell office:value-type="float" office:value="40" table:style-name="ce25">
            <text:p>40</text:p>
          </table:table-cell>
          <table:table-cell office:value-type="float" office:value="20" table:style-name="ce25">
            <text:p>2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.5</text:p>
          </table:table-cell>
          <table:table-cell office:value-type="float" office:value="10" table:style-name="ce26">
            <text:p>10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20/5</text:p>
          </table:table-cell>
          <table:table-cell office:value-type="string" table:style-name="ce25">
            <text:p>L40/20/5</text:p>
          </table:table-cell>
          <table:table-cell office:value-type="string" table:style-name="ce25">
            <text:p>L40x20x5</text:p>
          </table:table-cell>
          <table:table-cell office:value-type="string" table:style-name="ce26">
            <text:p>L40x20x5</text:p>
          </table:table-cell>
          <table:table-cell table:style-name="ce15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27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11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40/25/4</text:p>
          </table:table-cell>
          <table:table-cell office:value-type="float" office:value="40" table:style-name="ce25">
            <text:p>40</text:p>
          </table:table-cell>
          <table:table-cell office:value-type="float" office:value="25" table:style-name="ce25">
            <text:p>2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5" table:style-name="ce26">
            <text:p>65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12.5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25/4</text:p>
          </table:table-cell>
          <table:table-cell office:value-type="string" table:style-name="ce25">
            <text:p>L40/25/4</text:p>
          </table:table-cell>
          <table:table-cell office:value-type="string" table:style-name="ce25">
            <text:p>L40x25x4</text:p>
          </table:table-cell>
          <table:table-cell office:value-type="string" table:style-name="ce26">
            <text:p>L40x25x4</text:p>
          </table:table-cell>
          <table:table-cell table:style-name="ce15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27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11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40/25/5</text:p>
          </table:table-cell>
          <table:table-cell office:value-type="float" office:value="40" table:style-name="ce25">
            <text:p>40</text:p>
          </table:table-cell>
          <table:table-cell office:value-type="float" office:value="25" table:style-name="ce25">
            <text:p>25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75" table:style-name="ce26">
            <text:p>75</text:p>
          </table:table-cell>
          <table:table-cell office:value-type="string" table:style-name="ce26">
            <text:p>37.5</text:p>
          </table:table-cell>
          <table:table-cell office:value-type="string" table:style-name="ce26">
            <text:p>12.5</text:p>
          </table:table-cell>
          <table:table-cell office:value-type="float" office:value="20" table:style-name="ce26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0/25/5</text:p>
          </table:table-cell>
          <table:table-cell office:value-type="string" table:style-name="ce25">
            <text:p>L40/25/5</text:p>
          </table:table-cell>
          <table:table-cell office:value-type="string" table:style-name="ce25">
            <text:p>L40x25x5</text:p>
          </table:table-cell>
          <table:table-cell office:value-type="string" table:style-name="ce26">
            <text:p>L40x25x5</text:p>
          </table:table-cell>
          <table:table-cell table:style-name="ce15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27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11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45/30/4</text:p>
          </table:table-cell>
          <table:table-cell office:value-type="float" office:value="45" table:style-name="ce25">
            <text:p>45</text:p>
          </table:table-cell>
          <table:table-cell office:value-type="float" office:value="30" table:style-name="ce25">
            <text:p>30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65" table:style-name="ce26">
            <text:p>65</text:p>
          </table:table-cell>
          <table:table-cell office:value-type="string" table:style-name="ce26">
            <text:p>32.5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5/30/4</text:p>
          </table:table-cell>
          <table:table-cell office:value-type="string" table:style-name="ce25">
            <text:p>L45/30/4</text:p>
          </table:table-cell>
          <table:table-cell office:value-type="string" table:style-name="ce25">
            <text:p>L45x30x4</text:p>
          </table:table-cell>
          <table:table-cell office:value-type="string" table:style-name="ce26">
            <text:p>L45x30x4</text:p>
          </table:table-cell>
          <table:table-cell table:style-name="ce15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27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11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45/30/5</text:p>
          </table:table-cell>
          <table:table-cell office:value-type="float" office:value="45" table:style-name="ce25">
            <text:p>45</text:p>
          </table:table-cell>
          <table:table-cell office:value-type="float" office:value="30" table:style-name="ce25">
            <text:p>3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75" table:style-name="ce26">
            <text:p>75</text:p>
          </table:table-cell>
          <table:table-cell office:value-type="string" table:style-name="ce26">
            <text:p>37.5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45/30/5</text:p>
          </table:table-cell>
          <table:table-cell office:value-type="string" table:style-name="ce25">
            <text:p>L45/30/5</text:p>
          </table:table-cell>
          <table:table-cell office:value-type="string" table:style-name="ce25">
            <text:p>L45x30x5</text:p>
          </table:table-cell>
          <table:table-cell office:value-type="string" table:style-name="ce26">
            <text:p>L45x30x5</text:p>
          </table:table-cell>
          <table:table-cell table:style-name="ce15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27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11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50/30/5</text:p>
          </table:table-cell>
          <table:table-cell office:value-type="float" office:value="50" table:style-name="ce25">
            <text:p>50</text:p>
          </table:table-cell>
          <table:table-cell office:value-type="float" office:value="30" table:style-name="ce25">
            <text:p>3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75" table:style-name="ce26">
            <text:p>75</text:p>
          </table:table-cell>
          <table:table-cell office:value-type="string" table:style-name="ce26">
            <text:p>37.5</text:p>
          </table:table-cell>
          <table:table-cell office:value-type="float" office:value="15" table:style-name="ce26">
            <text:p>15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30/5</text:p>
          </table:table-cell>
          <table:table-cell office:value-type="string" table:style-name="ce25">
            <text:p>L50/30/5</text:p>
          </table:table-cell>
          <table:table-cell office:value-type="string" table:style-name="ce25">
            <text:p>L50x30x5</text:p>
          </table:table-cell>
          <table:table-cell office:value-type="string" table:style-name="ce26">
            <text:p>L50x30x5</text:p>
          </table:table-cell>
          <table:table-cell table:style-name="ce15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27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11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50/30/6</text:p>
          </table:table-cell>
          <table:table-cell office:value-type="float" office:value="50" table:style-name="ce25">
            <text:p>50</text:p>
          </table:table-cell>
          <table:table-cell office:value-type="float" office:value="30" table:style-name="ce25">
            <text:p>3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85" table:style-name="ce26">
            <text:p>85</text:p>
          </table:table-cell>
          <table:table-cell office:value-type="string" table:style-name="ce26">
            <text:p>42.5</text:p>
          </table:table-cell>
          <table:table-cell office:value-type="float" office:value="15" table:style-name="ce26">
            <text:p>15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30/6</text:p>
          </table:table-cell>
          <table:table-cell office:value-type="string" table:style-name="ce25">
            <text:p>L50/30/6</text:p>
          </table:table-cell>
          <table:table-cell office:value-type="string" table:style-name="ce25">
            <text:p>L50x30x6</text:p>
          </table:table-cell>
          <table:table-cell office:value-type="string" table:style-name="ce26">
            <text:p>L50x30x6</text:p>
          </table:table-cell>
          <table:table-cell table:style-name="ce15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27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11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50/40/5</text:p>
          </table:table-cell>
          <table:table-cell office:value-type="float" office:value="50" table:style-name="ce25">
            <text:p>50</text:p>
          </table:table-cell>
          <table:table-cell office:value-type="float" office:value="40" table:style-name="ce25">
            <text:p>4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75" table:style-name="ce26">
            <text:p>75</text:p>
          </table:table-cell>
          <table:table-cell office:value-type="string" table:style-name="ce26">
            <text:p>37.5</text:p>
          </table:table-cell>
          <table:table-cell office:value-type="float" office:value="20" table:style-name="ce26">
            <text:p>20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40/5</text:p>
          </table:table-cell>
          <table:table-cell office:value-type="string" table:style-name="ce25">
            <text:p>L50/40/5</text:p>
          </table:table-cell>
          <table:table-cell office:value-type="string" table:style-name="ce25">
            <text:p>L50x40x5</text:p>
          </table:table-cell>
          <table:table-cell office:value-type="string" table:style-name="ce26">
            <text:p>L50x40x5</text:p>
          </table:table-cell>
          <table:table-cell table:style-name="ce15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27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11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50/40/6</text:p>
          </table:table-cell>
          <table:table-cell office:value-type="float" office:value="50" table:style-name="ce25">
            <text:p>50</text:p>
          </table:table-cell>
          <table:table-cell office:value-type="float" office:value="40" table:style-name="ce25">
            <text:p>4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85" table:style-name="ce26">
            <text:p>85</text:p>
          </table:table-cell>
          <table:table-cell office:value-type="string" table:style-name="ce26">
            <text:p>42.5</text:p>
          </table:table-cell>
          <table:table-cell office:value-type="float" office:value="20" table:style-name="ce26">
            <text:p>20</text:p>
          </table:table-cell>
          <table:table-cell office:value-type="float" office:value="25" table:style-name="ce26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50/40/6</text:p>
          </table:table-cell>
          <table:table-cell office:value-type="string" table:style-name="ce25">
            <text:p>L50/40/6</text:p>
          </table:table-cell>
          <table:table-cell office:value-type="string" table:style-name="ce25">
            <text:p>L50x40x6</text:p>
          </table:table-cell>
          <table:table-cell office:value-type="string" table:style-name="ce26">
            <text:p>L50x40x6</text:p>
          </table:table-cell>
          <table:table-cell table:style-name="ce15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27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11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0/30/5</text:p>
          </table:table-cell>
          <table:table-cell office:value-type="float" office:value="60" table:style-name="ce25">
            <text:p>60</text:p>
          </table:table-cell>
          <table:table-cell office:value-type="float" office:value="30" table:style-name="ce25">
            <text:p>3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15" table:style-name="ce26">
            <text:p>15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30/5</text:p>
          </table:table-cell>
          <table:table-cell office:value-type="string" table:style-name="ce25">
            <text:p>L60/30/5</text:p>
          </table:table-cell>
          <table:table-cell office:value-type="string" table:style-name="ce25">
            <text:p>L60x30x5</text:p>
          </table:table-cell>
          <table:table-cell office:value-type="string" table:style-name="ce26">
            <text:p>L60x30x5</text:p>
          </table:table-cell>
          <table:table-cell table:style-name="ce15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27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11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0/30/6</text:p>
          </table:table-cell>
          <table:table-cell office:value-type="float" office:value="60" table:style-name="ce25">
            <text:p>60</text:p>
          </table:table-cell>
          <table:table-cell office:value-type="float" office:value="30" table:style-name="ce25">
            <text:p>3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9" table:style-name="ce26">
            <text:p>9</text:p>
          </table:table-cell>
          <table:table-cell office:value-type="string" table:style-name="ce26">
            <text:p>4.5</text:p>
          </table:table-cell>
          <table:table-cell office:value-type="float" office:value="15" table:style-name="ce26">
            <text:p>15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30/6</text:p>
          </table:table-cell>
          <table:table-cell office:value-type="string" table:style-name="ce25">
            <text:p>L60/30/6</text:p>
          </table:table-cell>
          <table:table-cell office:value-type="string" table:style-name="ce25">
            <text:p>L60x30x6</text:p>
          </table:table-cell>
          <table:table-cell office:value-type="string" table:style-name="ce26">
            <text:p>L60x30x6</text:p>
          </table:table-cell>
          <table:table-cell table:style-name="ce15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27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11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0/30/7</text:p>
          </table:table-cell>
          <table:table-cell office:value-type="float" office:value="60" table:style-name="ce25">
            <text:p>60</text:p>
          </table:table-cell>
          <table:table-cell office:value-type="float" office:value="30" table:style-name="ce25">
            <text:p>3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15" table:style-name="ce26">
            <text:p>15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30/7</text:p>
          </table:table-cell>
          <table:table-cell office:value-type="string" table:style-name="ce25">
            <text:p>L60/30/7</text:p>
          </table:table-cell>
          <table:table-cell office:value-type="string" table:style-name="ce25">
            <text:p>L60x30x7</text:p>
          </table:table-cell>
          <table:table-cell office:value-type="string" table:style-name="ce26">
            <text:p>L60x30x7</text:p>
          </table:table-cell>
          <table:table-cell table:style-name="ce15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27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11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0/40/5</text:p>
          </table:table-cell>
          <table:table-cell office:value-type="float" office:value="60" table:style-name="ce25">
            <text:p>60</text:p>
          </table:table-cell>
          <table:table-cell office:value-type="float" office:value="40" table:style-name="ce25">
            <text:p>4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20" table:style-name="ce26">
            <text:p>20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40/5</text:p>
          </table:table-cell>
          <table:table-cell office:value-type="string" table:style-name="ce25">
            <text:p>L60/40/5</text:p>
          </table:table-cell>
          <table:table-cell office:value-type="string" table:style-name="ce25">
            <text:p>L60x40x5</text:p>
          </table:table-cell>
          <table:table-cell office:value-type="string" table:style-name="ce26">
            <text:p>L60x40x5</text:p>
          </table:table-cell>
          <table:table-cell table:style-name="ce15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27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11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0/40/6</text:p>
          </table:table-cell>
          <table:table-cell office:value-type="float" office:value="60" table:style-name="ce25">
            <text:p>60</text:p>
          </table:table-cell>
          <table:table-cell office:value-type="float" office:value="40" table:style-name="ce25">
            <text:p>4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9" table:style-name="ce26">
            <text:p>9</text:p>
          </table:table-cell>
          <table:table-cell office:value-type="string" table:style-name="ce26">
            <text:p>4.5</text:p>
          </table:table-cell>
          <table:table-cell office:value-type="float" office:value="20" table:style-name="ce26">
            <text:p>20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40/6</text:p>
          </table:table-cell>
          <table:table-cell office:value-type="string" table:style-name="ce25">
            <text:p>L60/40/6</text:p>
          </table:table-cell>
          <table:table-cell office:value-type="string" table:style-name="ce25">
            <text:p>L60x40x6</text:p>
          </table:table-cell>
          <table:table-cell office:value-type="string" table:style-name="ce26">
            <text:p>L60x40x6</text:p>
          </table:table-cell>
          <table:table-cell table:style-name="ce15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27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11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0/40/7</text:p>
          </table:table-cell>
          <table:table-cell office:value-type="float" office:value="60" table:style-name="ce25">
            <text:p>60</text:p>
          </table:table-cell>
          <table:table-cell office:value-type="float" office:value="40" table:style-name="ce25">
            <text:p>4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20" table:style-name="ce26">
            <text:p>20</text:p>
          </table:table-cell>
          <table:table-cell office:value-type="float" office:value="30" table:style-name="ce26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0/40/7</text:p>
          </table:table-cell>
          <table:table-cell office:value-type="string" table:style-name="ce25">
            <text:p>L60/40/7</text:p>
          </table:table-cell>
          <table:table-cell office:value-type="string" table:style-name="ce25">
            <text:p>L60x40x7</text:p>
          </table:table-cell>
          <table:table-cell office:value-type="string" table:style-name="ce26">
            <text:p>L60x40x7</text:p>
          </table:table-cell>
          <table:table-cell table:style-name="ce15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27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11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5/50/5</text:p>
          </table:table-cell>
          <table:table-cell office:value-type="float" office:value="65" table:style-name="ce25">
            <text:p>65</text:p>
          </table:table-cell>
          <table:table-cell office:value-type="float" office:value="50" table:style-name="ce25">
            <text:p>5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85" table:style-name="ce26">
            <text:p>85</text:p>
          </table:table-cell>
          <table:table-cell office:value-type="string" table:style-name="ce26">
            <text:p>42.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50/5</text:p>
          </table:table-cell>
          <table:table-cell office:value-type="string" table:style-name="ce25">
            <text:p>L65/50/5</text:p>
          </table:table-cell>
          <table:table-cell office:value-type="string" table:style-name="ce25">
            <text:p>L65x50x5</text:p>
          </table:table-cell>
          <table:table-cell office:value-type="string" table:style-name="ce26">
            <text:p>L65x50x5</text:p>
          </table:table-cell>
          <table:table-cell table:style-name="ce15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27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11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5/50/6</text:p>
          </table:table-cell>
          <table:table-cell office:value-type="float" office:value="65" table:style-name="ce25">
            <text:p>65</text:p>
          </table:table-cell>
          <table:table-cell office:value-type="float" office:value="50" table:style-name="ce25">
            <text:p>5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95" table:style-name="ce26">
            <text:p>95</text:p>
          </table:table-cell>
          <table:table-cell office:value-type="string" table:style-name="ce26">
            <text:p>47.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50/6</text:p>
          </table:table-cell>
          <table:table-cell office:value-type="string" table:style-name="ce25">
            <text:p>L65/50/6</text:p>
          </table:table-cell>
          <table:table-cell office:value-type="string" table:style-name="ce25">
            <text:p>L65x50x6</text:p>
          </table:table-cell>
          <table:table-cell office:value-type="string" table:style-name="ce26">
            <text:p>L65x50x6</text:p>
          </table:table-cell>
          <table:table-cell table:style-name="ce15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27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11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5/50/7</text:p>
          </table:table-cell>
          <table:table-cell office:value-type="float" office:value="65" table:style-name="ce25">
            <text:p>65</text:p>
          </table:table-cell>
          <table:table-cell office:value-type="float" office:value="50" table:style-name="ce25">
            <text:p>5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50/7</text:p>
          </table:table-cell>
          <table:table-cell office:value-type="string" table:style-name="ce25">
            <text:p>L65/50/7</text:p>
          </table:table-cell>
          <table:table-cell office:value-type="string" table:style-name="ce25">
            <text:p>L65x50x7</text:p>
          </table:table-cell>
          <table:table-cell office:value-type="string" table:style-name="ce26">
            <text:p>L65x50x7</text:p>
          </table:table-cell>
          <table:table-cell table:style-name="ce15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27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11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5/50/8</text:p>
          </table:table-cell>
          <table:table-cell office:value-type="float" office:value="65" table:style-name="ce25">
            <text:p>65</text:p>
          </table:table-cell>
          <table:table-cell office:value-type="float" office:value="50" table:style-name="ce25">
            <text:p>5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50/8</text:p>
          </table:table-cell>
          <table:table-cell office:value-type="string" table:style-name="ce25">
            <text:p>L65/50/8</text:p>
          </table:table-cell>
          <table:table-cell office:value-type="string" table:style-name="ce25">
            <text:p>L65x50x8</text:p>
          </table:table-cell>
          <table:table-cell office:value-type="string" table:style-name="ce26">
            <text:p>L65x50x8</text:p>
          </table:table-cell>
          <table:table-cell table:style-name="ce15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27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11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65/50/9</text:p>
          </table:table-cell>
          <table:table-cell office:value-type="float" office:value="65" table:style-name="ce25">
            <text:p>65</text:p>
          </table:table-cell>
          <table:table-cell office:value-type="float" office:value="50" table:style-name="ce25">
            <text:p>50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65/50/9</text:p>
          </table:table-cell>
          <table:table-cell office:value-type="string" table:style-name="ce25">
            <text:p>L65/50/9</text:p>
          </table:table-cell>
          <table:table-cell office:value-type="string" table:style-name="ce25">
            <text:p>L65x50x9</text:p>
          </table:table-cell>
          <table:table-cell office:value-type="string" table:style-name="ce26">
            <text:p>L65x50x9</text:p>
          </table:table-cell>
          <table:table-cell table:style-name="ce15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27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11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50/5</text:p>
          </table:table-cell>
          <table:table-cell office:value-type="float" office:value="75" table:style-name="ce25">
            <text:p>75</text:p>
          </table:table-cell>
          <table:table-cell office:value-type="float" office:value="50" table:style-name="ce25">
            <text:p>50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85" table:style-name="ce26">
            <text:p>85</text:p>
          </table:table-cell>
          <table:table-cell office:value-type="string" table:style-name="ce26">
            <text:p>42.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50/5</text:p>
          </table:table-cell>
          <table:table-cell office:value-type="string" table:style-name="ce25">
            <text:p>L75/50/5</text:p>
          </table:table-cell>
          <table:table-cell office:value-type="string" table:style-name="ce25">
            <text:p>L75x50x5</text:p>
          </table:table-cell>
          <table:table-cell office:value-type="string" table:style-name="ce26">
            <text:p>L75x50x5</text:p>
          </table:table-cell>
          <table:table-cell table:style-name="ce15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27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11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50/6</text:p>
          </table:table-cell>
          <table:table-cell office:value-type="float" office:value="75" table:style-name="ce25">
            <text:p>75</text:p>
          </table:table-cell>
          <table:table-cell office:value-type="float" office:value="50" table:style-name="ce25">
            <text:p>5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95" table:style-name="ce26">
            <text:p>95</text:p>
          </table:table-cell>
          <table:table-cell office:value-type="string" table:style-name="ce26">
            <text:p>47.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50/6</text:p>
          </table:table-cell>
          <table:table-cell office:value-type="string" table:style-name="ce25">
            <text:p>L75/50/6</text:p>
          </table:table-cell>
          <table:table-cell office:value-type="string" table:style-name="ce25">
            <text:p>L75x50x6</text:p>
          </table:table-cell>
          <table:table-cell office:value-type="string" table:style-name="ce26">
            <text:p>L75x50x6</text:p>
          </table:table-cell>
          <table:table-cell table:style-name="ce15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27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11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50/7</text:p>
          </table:table-cell>
          <table:table-cell office:value-type="float" office:value="75" table:style-name="ce25">
            <text:p>75</text:p>
          </table:table-cell>
          <table:table-cell office:value-type="float" office:value="50" table:style-name="ce25">
            <text:p>5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50/7</text:p>
          </table:table-cell>
          <table:table-cell office:value-type="string" table:style-name="ce25">
            <text:p>L75/50/7</text:p>
          </table:table-cell>
          <table:table-cell office:value-type="string" table:style-name="ce25">
            <text:p>L75x50x7</text:p>
          </table:table-cell>
          <table:table-cell office:value-type="string" table:style-name="ce26">
            <text:p>L75x50x7</text:p>
          </table:table-cell>
          <table:table-cell table:style-name="ce15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27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11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55/7</text:p>
          </table:table-cell>
          <table:table-cell office:value-type="float" office:value="75" table:style-name="ce25">
            <text:p>75</text:p>
          </table:table-cell>
          <table:table-cell office:value-type="float" office:value="55" table:style-name="ce25">
            <text:p>5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27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55/7</text:p>
          </table:table-cell>
          <table:table-cell office:value-type="string" table:style-name="ce25">
            <text:p>L75/55/7</text:p>
          </table:table-cell>
          <table:table-cell office:value-type="string" table:style-name="ce25">
            <text:p>L75x55x7</text:p>
          </table:table-cell>
          <table:table-cell office:value-type="string" table:style-name="ce26">
            <text:p>L75x55x7</text:p>
          </table:table-cell>
          <table:table-cell table:style-name="ce15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27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11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65/6</text:p>
          </table:table-cell>
          <table:table-cell office:value-type="float" office:value="75" table:style-name="ce25">
            <text:p>75</text:p>
          </table:table-cell>
          <table:table-cell office:value-type="float" office:value="65" table:style-name="ce25">
            <text:p>65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65/6</text:p>
          </table:table-cell>
          <table:table-cell office:value-type="string" table:style-name="ce25">
            <text:p>L75/65/6</text:p>
          </table:table-cell>
          <table:table-cell office:value-type="string" table:style-name="ce25">
            <text:p>L75x65x6</text:p>
          </table:table-cell>
          <table:table-cell office:value-type="string" table:style-name="ce26">
            <text:p>L75x65x6</text:p>
          </table:table-cell>
          <table:table-cell table:style-name="ce15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27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11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65/7</text:p>
          </table:table-cell>
          <table:table-cell office:value-type="float" office:value="75" table:style-name="ce25">
            <text:p>75</text:p>
          </table:table-cell>
          <table:table-cell office:value-type="float" office:value="65" table:style-name="ce25">
            <text:p>6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65/7</text:p>
          </table:table-cell>
          <table:table-cell office:value-type="string" table:style-name="ce25">
            <text:p>L75/65/7</text:p>
          </table:table-cell>
          <table:table-cell office:value-type="string" table:style-name="ce25">
            <text:p>L75x65x7</text:p>
          </table:table-cell>
          <table:table-cell office:value-type="string" table:style-name="ce26">
            <text:p>L75x65x7</text:p>
          </table:table-cell>
          <table:table-cell table:style-name="ce15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27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11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65/8</text:p>
          </table:table-cell>
          <table:table-cell office:value-type="float" office:value="75" table:style-name="ce25">
            <text:p>75</text:p>
          </table:table-cell>
          <table:table-cell office:value-type="float" office:value="65" table:style-name="ce25">
            <text:p>6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65/8</text:p>
          </table:table-cell>
          <table:table-cell office:value-type="string" table:style-name="ce25">
            <text:p>L75/65/8</text:p>
          </table:table-cell>
          <table:table-cell office:value-type="string" table:style-name="ce25">
            <text:p>L75x65x8</text:p>
          </table:table-cell>
          <table:table-cell office:value-type="string" table:style-name="ce26">
            <text:p>L75x65x8</text:p>
          </table:table-cell>
          <table:table-cell table:style-name="ce15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27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11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75/65/10</text:p>
          </table:table-cell>
          <table:table-cell office:value-type="float" office:value="75" table:style-name="ce25">
            <text:p>75</text:p>
          </table:table-cell>
          <table:table-cell office:value-type="float" office:value="65" table:style-name="ce25">
            <text:p>6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2.5</text:p>
          </table:table-cell>
          <table:table-cell office:value-type="string" table:style-name="ce26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75/65/10</text:p>
          </table:table-cell>
          <table:table-cell office:value-type="string" table:style-name="ce25">
            <text:p>L75/65/10</text:p>
          </table:table-cell>
          <table:table-cell office:value-type="string" table:style-name="ce25">
            <text:p>L75x65x10</text:p>
          </table:table-cell>
          <table:table-cell office:value-type="string" table:style-name="ce26">
            <text:p>L75x65x10</text:p>
          </table:table-cell>
          <table:table-cell table:style-name="ce15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27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11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80/40/6</text:p>
          </table:table-cell>
          <table:table-cell office:value-type="float" office:value="80" table:style-name="ce25">
            <text:p>80</text:p>
          </table:table-cell>
          <table:table-cell office:value-type="float" office:value="40" table:style-name="ce25">
            <text:p>4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95" table:style-name="ce26">
            <text:p>95</text:p>
          </table:table-cell>
          <table:table-cell office:value-type="string" table:style-name="ce26">
            <text:p>47.5</text:p>
          </table:table-cell>
          <table:table-cell office:value-type="float" office:value="20" table:style-name="ce26">
            <text:p>20</text:p>
          </table:table-cell>
          <table:table-cell office:value-type="float" office:value="40" table:style-name="ce26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80/40/6</text:p>
          </table:table-cell>
          <table:table-cell office:value-type="string" table:style-name="ce25">
            <text:p>L80/40/6</text:p>
          </table:table-cell>
          <table:table-cell office:value-type="string" table:style-name="ce25">
            <text:p>L80x40x6</text:p>
          </table:table-cell>
          <table:table-cell office:value-type="string" table:style-name="ce26">
            <text:p>L80x40x6</text:p>
          </table:table-cell>
          <table:table-cell table:style-name="ce15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27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11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80/40/7</text:p>
          </table:table-cell>
          <table:table-cell office:value-type="float" office:value="80" table:style-name="ce25">
            <text:p>80</text:p>
          </table:table-cell>
          <table:table-cell office:value-type="float" office:value="40" table:style-name="ce25">
            <text:p>4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20" table:style-name="ce26">
            <text:p>20</text:p>
          </table:table-cell>
          <table:table-cell office:value-type="float" office:value="40" table:style-name="ce26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80/40/7</text:p>
          </table:table-cell>
          <table:table-cell office:value-type="string" table:style-name="ce25">
            <text:p>L80/40/7</text:p>
          </table:table-cell>
          <table:table-cell office:value-type="string" table:style-name="ce25">
            <text:p>L80x40x7</text:p>
          </table:table-cell>
          <table:table-cell office:value-type="string" table:style-name="ce26">
            <text:p>L80x40x7</text:p>
          </table:table-cell>
          <table:table-cell table:style-name="ce15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27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11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80/40/8</text:p>
          </table:table-cell>
          <table:table-cell office:value-type="float" office:value="80" table:style-name="ce25">
            <text:p>80</text:p>
          </table:table-cell>
          <table:table-cell office:value-type="float" office:value="40" table:style-name="ce25">
            <text:p>4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float" office:value="20" table:style-name="ce26">
            <text:p>20</text:p>
          </table:table-cell>
          <table:table-cell office:value-type="float" office:value="40" table:style-name="ce26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80/40/8</text:p>
          </table:table-cell>
          <table:table-cell office:value-type="string" table:style-name="ce25">
            <text:p>L80/40/8</text:p>
          </table:table-cell>
          <table:table-cell office:value-type="string" table:style-name="ce25">
            <text:p>L80x40x8</text:p>
          </table:table-cell>
          <table:table-cell office:value-type="string" table:style-name="ce26">
            <text:p>L80x40x8</text:p>
          </table:table-cell>
          <table:table-cell table:style-name="ce15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27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11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60/6</text:p>
          </table:table-cell>
          <table:table-cell office:value-type="float" office:value="90" table:style-name="ce25">
            <text:p>90</text:p>
          </table:table-cell>
          <table:table-cell office:value-type="float" office:value="60" table:style-name="ce25">
            <text:p>6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95" table:style-name="ce26">
            <text:p>95</text:p>
          </table:table-cell>
          <table:table-cell office:value-type="string" table:style-name="ce26">
            <text:p>47.5</text:p>
          </table:table-cell>
          <table:table-cell office:value-type="float" office:value="30" table:style-name="ce26">
            <text:p>30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60/6</text:p>
          </table:table-cell>
          <table:table-cell office:value-type="string" table:style-name="ce25">
            <text:p>L90/60/6</text:p>
          </table:table-cell>
          <table:table-cell office:value-type="string" table:style-name="ce25">
            <text:p>L90x60x6</text:p>
          </table:table-cell>
          <table:table-cell office:value-type="string" table:style-name="ce26">
            <text:p>L90x60x6</text:p>
          </table:table-cell>
          <table:table-cell table:style-name="ce15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27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11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90/60/8</text:p>
          </table:table-cell>
          <table:table-cell office:value-type="float" office:value="90" table:style-name="ce25">
            <text:p>90</text:p>
          </table:table-cell>
          <table:table-cell office:value-type="float" office:value="60" table:style-name="ce25">
            <text:p>6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float" office:value="30" table:style-name="ce26">
            <text:p>30</text:p>
          </table:table-cell>
          <table:table-cell office:value-type="float" office:value="45" table:style-name="ce26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90/60/8</text:p>
          </table:table-cell>
          <table:table-cell office:value-type="string" table:style-name="ce25">
            <text:p>L90/60/8</text:p>
          </table:table-cell>
          <table:table-cell office:value-type="string" table:style-name="ce25">
            <text:p>L90x60x8</text:p>
          </table:table-cell>
          <table:table-cell office:value-type="string" table:style-name="ce26">
            <text:p>L90x60x8</text:p>
          </table:table-cell>
          <table:table-cell table:style-name="ce15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27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11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50/6</text:p>
          </table:table-cell>
          <table:table-cell office:value-type="float" office:value="100" table:style-name="ce25">
            <text:p>100</text:p>
          </table:table-cell>
          <table:table-cell office:value-type="float" office:value="50" table:style-name="ce25">
            <text:p>50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25" table:style-name="ce26">
            <text:p>2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50/6</text:p>
          </table:table-cell>
          <table:table-cell office:value-type="string" table:style-name="ce25">
            <text:p>L100/50/6</text:p>
          </table:table-cell>
          <table:table-cell office:value-type="string" table:style-name="ce25">
            <text:p>L100x50x6</text:p>
          </table:table-cell>
          <table:table-cell office:value-type="string" table:style-name="ce26">
            <text:p>L100x50x6</text:p>
          </table:table-cell>
          <table:table-cell table:style-name="ce15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27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11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50/7</text:p>
          </table:table-cell>
          <table:table-cell office:value-type="float" office:value="100" table:style-name="ce25">
            <text:p>100</text:p>
          </table:table-cell>
          <table:table-cell office:value-type="float" office:value="50" table:style-name="ce25">
            <text:p>5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5.5</text:p>
          </table:table-cell>
          <table:table-cell office:value-type="float" office:value="25" table:style-name="ce26">
            <text:p>2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50/7</text:p>
          </table:table-cell>
          <table:table-cell office:value-type="string" table:style-name="ce25">
            <text:p>L100/50/7</text:p>
          </table:table-cell>
          <table:table-cell office:value-type="string" table:style-name="ce25">
            <text:p>L100x50x7</text:p>
          </table:table-cell>
          <table:table-cell office:value-type="string" table:style-name="ce26">
            <text:p>L100x50x7</text:p>
          </table:table-cell>
          <table:table-cell table:style-name="ce15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27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11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50/8</text:p>
          </table:table-cell>
          <table:table-cell office:value-type="float" office:value="100" table:style-name="ce25">
            <text:p>100</text:p>
          </table:table-cell>
          <table:table-cell office:value-type="float" office:value="50" table:style-name="ce25">
            <text:p>5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float" office:value="25" table:style-name="ce26">
            <text:p>2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50/8</text:p>
          </table:table-cell>
          <table:table-cell office:value-type="string" table:style-name="ce25">
            <text:p>L100/50/8</text:p>
          </table:table-cell>
          <table:table-cell office:value-type="string" table:style-name="ce25">
            <text:p>L100x50x8</text:p>
          </table:table-cell>
          <table:table-cell office:value-type="string" table:style-name="ce26">
            <text:p>L100x50x8</text:p>
          </table:table-cell>
          <table:table-cell table:style-name="ce15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27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11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50/10</text:p>
          </table:table-cell>
          <table:table-cell office:value-type="float" office:value="100" table:style-name="ce25">
            <text:p>100</text:p>
          </table:table-cell>
          <table:table-cell office:value-type="float" office:value="50" table:style-name="ce25">
            <text:p>5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float" office:value="25" table:style-name="ce26">
            <text:p>2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50/10</text:p>
          </table:table-cell>
          <table:table-cell office:value-type="string" table:style-name="ce25">
            <text:p>L100/50/10</text:p>
          </table:table-cell>
          <table:table-cell office:value-type="string" table:style-name="ce25">
            <text:p>L100x50x10</text:p>
          </table:table-cell>
          <table:table-cell office:value-type="string" table:style-name="ce26">
            <text:p>L100x50x10</text:p>
          </table:table-cell>
          <table:table-cell table:style-name="ce15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27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11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65/7</text:p>
          </table:table-cell>
          <table:table-cell office:value-type="float" office:value="100" table:style-name="ce25">
            <text:p>100</text:p>
          </table:table-cell>
          <table:table-cell office:value-type="float" office:value="65" table:style-name="ce25">
            <text:p>6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32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65/7</text:p>
          </table:table-cell>
          <table:table-cell office:value-type="string" table:style-name="ce25">
            <text:p>L100/65/7</text:p>
          </table:table-cell>
          <table:table-cell office:value-type="string" table:style-name="ce25">
            <text:p>L100x65x7</text:p>
          </table:table-cell>
          <table:table-cell office:value-type="string" table:style-name="ce26">
            <text:p>L100x65x7</text:p>
          </table:table-cell>
          <table:table-cell table:style-name="ce15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27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11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65/8</text:p>
          </table:table-cell>
          <table:table-cell office:value-type="float" office:value="100" table:style-name="ce25">
            <text:p>100</text:p>
          </table:table-cell>
          <table:table-cell office:value-type="float" office:value="65" table:style-name="ce25">
            <text:p>6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string" table:style-name="ce26">
            <text:p>32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65/8</text:p>
          </table:table-cell>
          <table:table-cell office:value-type="string" table:style-name="ce25">
            <text:p>L100/65/8</text:p>
          </table:table-cell>
          <table:table-cell office:value-type="string" table:style-name="ce25">
            <text:p>L100x65x8</text:p>
          </table:table-cell>
          <table:table-cell office:value-type="string" table:style-name="ce26">
            <text:p>L100x65x8</text:p>
          </table:table-cell>
          <table:table-cell table:style-name="ce15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27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11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65/9</text:p>
          </table:table-cell>
          <table:table-cell office:value-type="float" office:value="100" table:style-name="ce25">
            <text:p>100</text:p>
          </table:table-cell>
          <table:table-cell office:value-type="float" office:value="65" table:style-name="ce25">
            <text:p>65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2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65/9</text:p>
          </table:table-cell>
          <table:table-cell office:value-type="string" table:style-name="ce25">
            <text:p>L100/65/9</text:p>
          </table:table-cell>
          <table:table-cell office:value-type="string" table:style-name="ce25">
            <text:p>L100x65x9</text:p>
          </table:table-cell>
          <table:table-cell office:value-type="string" table:style-name="ce26">
            <text:p>L100x65x9</text:p>
          </table:table-cell>
          <table:table-cell table:style-name="ce15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27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11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65/10</text:p>
          </table:table-cell>
          <table:table-cell office:value-type="float" office:value="100" table:style-name="ce25">
            <text:p>100</text:p>
          </table:table-cell>
          <table:table-cell office:value-type="float" office:value="65" table:style-name="ce25">
            <text:p>6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2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65/10</text:p>
          </table:table-cell>
          <table:table-cell office:value-type="string" table:style-name="ce25">
            <text:p>L100/65/10</text:p>
          </table:table-cell>
          <table:table-cell office:value-type="string" table:style-name="ce25">
            <text:p>L100x65x10</text:p>
          </table:table-cell>
          <table:table-cell office:value-type="string" table:style-name="ce26">
            <text:p>L100x65x10</text:p>
          </table:table-cell>
          <table:table-cell table:style-name="ce15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27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11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65/11</text:p>
          </table:table-cell>
          <table:table-cell office:value-type="float" office:value="100" table:style-name="ce25">
            <text:p>100</text:p>
          </table:table-cell>
          <table:table-cell office:value-type="float" office:value="65" table:style-name="ce25">
            <text:p>65</text:p>
          </table:table-cell>
          <table:table-cell office:value-type="float" office:value="11" table:style-name="ce25">
            <text:p>11</text:p>
          </table:table-cell>
          <table:table-cell office:value-type="float" office:value="11" table:style-name="ce25">
            <text:p>11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string" table:style-name="ce26">
            <text:p>32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65/11</text:p>
          </table:table-cell>
          <table:table-cell office:value-type="string" table:style-name="ce25">
            <text:p>L100/65/11</text:p>
          </table:table-cell>
          <table:table-cell office:value-type="string" table:style-name="ce25">
            <text:p>L100x65x11</text:p>
          </table:table-cell>
          <table:table-cell office:value-type="string" table:style-name="ce26">
            <text:p>L100x65x11</text:p>
          </table:table-cell>
          <table:table-cell table:style-name="ce15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27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11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75/7</text:p>
          </table:table-cell>
          <table:table-cell office:value-type="float" office:value="100" table:style-name="ce25">
            <text:p>100</text:p>
          </table:table-cell>
          <table:table-cell office:value-type="float" office:value="75" table:style-name="ce25">
            <text:p>7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37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75/7</text:p>
          </table:table-cell>
          <table:table-cell office:value-type="string" table:style-name="ce25">
            <text:p>L100/75/7</text:p>
          </table:table-cell>
          <table:table-cell office:value-type="string" table:style-name="ce25">
            <text:p>L100x75x7</text:p>
          </table:table-cell>
          <table:table-cell office:value-type="string" table:style-name="ce26">
            <text:p>L100x75x7</text:p>
          </table:table-cell>
          <table:table-cell table:style-name="ce15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27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11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75/8</text:p>
          </table:table-cell>
          <table:table-cell office:value-type="float" office:value="100" table:style-name="ce25">
            <text:p>100</text:p>
          </table:table-cell>
          <table:table-cell office:value-type="float" office:value="75" table:style-name="ce25">
            <text:p>7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string" table:style-name="ce26">
            <text:p>37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75/8</text:p>
          </table:table-cell>
          <table:table-cell office:value-type="string" table:style-name="ce25">
            <text:p>L100/75/8</text:p>
          </table:table-cell>
          <table:table-cell office:value-type="string" table:style-name="ce25">
            <text:p>L100x75x8</text:p>
          </table:table-cell>
          <table:table-cell office:value-type="string" table:style-name="ce26">
            <text:p>L100x75x8</text:p>
          </table:table-cell>
          <table:table-cell table:style-name="ce15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27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11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75/9</text:p>
          </table:table-cell>
          <table:table-cell office:value-type="float" office:value="100" table:style-name="ce25">
            <text:p>100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7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75/9</text:p>
          </table:table-cell>
          <table:table-cell office:value-type="string" table:style-name="ce25">
            <text:p>L100/75/9</text:p>
          </table:table-cell>
          <table:table-cell office:value-type="string" table:style-name="ce25">
            <text:p>L100x75x9</text:p>
          </table:table-cell>
          <table:table-cell office:value-type="string" table:style-name="ce26">
            <text:p>L100x75x9</text:p>
          </table:table-cell>
          <table:table-cell table:style-name="ce15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27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11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00/75/10</text:p>
          </table:table-cell>
          <table:table-cell office:value-type="float" office:value="100" table:style-name="ce25">
            <text:p>100</text:p>
          </table:table-cell>
          <table:table-cell office:value-type="float" office:value="75" table:style-name="ce25">
            <text:p>7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7.5</text:p>
          </table:table-cell>
          <table:table-cell office:value-type="float" office:value="50" table:style-name="ce26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00/75/10</text:p>
          </table:table-cell>
          <table:table-cell office:value-type="string" table:style-name="ce25">
            <text:p>L100/75/10</text:p>
          </table:table-cell>
          <table:table-cell office:value-type="string" table:style-name="ce25">
            <text:p>L100x75x10</text:p>
          </table:table-cell>
          <table:table-cell office:value-type="string" table:style-name="ce26">
            <text:p>L100x75x10</text:p>
          </table:table-cell>
          <table:table-cell table:style-name="ce15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27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11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20/80/8</text:p>
          </table:table-cell>
          <table:table-cell office:value-type="float" office:value="120" table:style-name="ce25">
            <text:p>120</text:p>
          </table:table-cell>
          <table:table-cell office:value-type="float" office:value="80" table:style-name="ce25">
            <text:p>8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float" office:value="40" table:style-name="ce26">
            <text:p>40</text:p>
          </table:table-cell>
          <table:table-cell office:value-type="float" office:value="60" table:style-name="ce26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20/80/8</text:p>
          </table:table-cell>
          <table:table-cell office:value-type="string" table:style-name="ce25">
            <text:p>L120/80/8</text:p>
          </table:table-cell>
          <table:table-cell office:value-type="string" table:style-name="ce25">
            <text:p>L120x80x8</text:p>
          </table:table-cell>
          <table:table-cell office:value-type="string" table:style-name="ce26">
            <text:p>L120x80x8</text:p>
          </table:table-cell>
          <table:table-cell table:style-name="ce15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27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11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20/80/12</text:p>
          </table:table-cell>
          <table:table-cell office:value-type="float" office:value="120" table:style-name="ce25">
            <text:p>120</text:p>
          </table:table-cell>
          <table:table-cell office:value-type="float" office:value="80" table:style-name="ce25">
            <text:p>8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7" table:style-name="ce26">
            <text:p>17</text:p>
          </table:table-cell>
          <table:table-cell office:value-type="string" table:style-name="ce26">
            <text:p>8.5</text:p>
          </table:table-cell>
          <table:table-cell office:value-type="float" office:value="40" table:style-name="ce26">
            <text:p>40</text:p>
          </table:table-cell>
          <table:table-cell office:value-type="float" office:value="60" table:style-name="ce26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20/80/12</text:p>
          </table:table-cell>
          <table:table-cell office:value-type="string" table:style-name="ce25">
            <text:p>L120/80/12</text:p>
          </table:table-cell>
          <table:table-cell office:value-type="string" table:style-name="ce25">
            <text:p>L120x80x12</text:p>
          </table:table-cell>
          <table:table-cell office:value-type="string" table:style-name="ce26">
            <text:p>L120x80x12</text:p>
          </table:table-cell>
          <table:table-cell table:style-name="ce15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27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11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65/8</text:p>
          </table:table-cell>
          <table:table-cell office:value-type="float" office:value="130" table:style-name="ce25">
            <text:p>130</text:p>
          </table:table-cell>
          <table:table-cell office:value-type="float" office:value="65" table:style-name="ce25">
            <text:p>6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string" table:style-name="ce26">
            <text:p>32.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65/8</text:p>
          </table:table-cell>
          <table:table-cell office:value-type="string" table:style-name="ce25">
            <text:p>L130/65/8</text:p>
          </table:table-cell>
          <table:table-cell office:value-type="string" table:style-name="ce25">
            <text:p>L130x65x8</text:p>
          </table:table-cell>
          <table:table-cell office:value-type="string" table:style-name="ce26">
            <text:p>L130x65x8</text:p>
          </table:table-cell>
          <table:table-cell table:style-name="ce15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27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11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65/10</text:p>
          </table:table-cell>
          <table:table-cell office:value-type="float" office:value="130" table:style-name="ce25">
            <text:p>130</text:p>
          </table:table-cell>
          <table:table-cell office:value-type="float" office:value="65" table:style-name="ce25">
            <text:p>6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2.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65/10</text:p>
          </table:table-cell>
          <table:table-cell office:value-type="string" table:style-name="ce25">
            <text:p>L130/65/10</text:p>
          </table:table-cell>
          <table:table-cell office:value-type="string" table:style-name="ce25">
            <text:p>L130x65x10</text:p>
          </table:table-cell>
          <table:table-cell office:value-type="string" table:style-name="ce26">
            <text:p>L130x65x10</text:p>
          </table:table-cell>
          <table:table-cell table:style-name="ce15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27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11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65/12</text:p>
          </table:table-cell>
          <table:table-cell office:value-type="float" office:value="130" table:style-name="ce25">
            <text:p>130</text:p>
          </table:table-cell>
          <table:table-cell office:value-type="float" office:value="65" table:style-name="ce25">
            <text:p>65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17" table:style-name="ce26">
            <text:p>17</text:p>
          </table:table-cell>
          <table:table-cell office:value-type="string" table:style-name="ce26">
            <text:p>8.5</text:p>
          </table:table-cell>
          <table:table-cell office:value-type="string" table:style-name="ce26">
            <text:p>32.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65/12</text:p>
          </table:table-cell>
          <table:table-cell office:value-type="string" table:style-name="ce25">
            <text:p>L130/65/12</text:p>
          </table:table-cell>
          <table:table-cell office:value-type="string" table:style-name="ce25">
            <text:p>L130x65x12</text:p>
          </table:table-cell>
          <table:table-cell office:value-type="string" table:style-name="ce26">
            <text:p>L130x65x12</text:p>
          </table:table-cell>
          <table:table-cell table:style-name="ce15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27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11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75/8</text:p>
          </table:table-cell>
          <table:table-cell office:value-type="float" office:value="130" table:style-name="ce25">
            <text:p>130</text:p>
          </table:table-cell>
          <table:table-cell office:value-type="float" office:value="75" table:style-name="ce25">
            <text:p>7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6.5</text:p>
          </table:table-cell>
          <table:table-cell office:value-type="string" table:style-name="ce26">
            <text:p>37.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75/8</text:p>
          </table:table-cell>
          <table:table-cell office:value-type="string" table:style-name="ce25">
            <text:p>L130/75/8</text:p>
          </table:table-cell>
          <table:table-cell office:value-type="string" table:style-name="ce25">
            <text:p>L130x75x8</text:p>
          </table:table-cell>
          <table:table-cell office:value-type="string" table:style-name="ce26">
            <text:p>L130x75x8</text:p>
          </table:table-cell>
          <table:table-cell table:style-name="ce15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27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11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75/10</text:p>
          </table:table-cell>
          <table:table-cell office:value-type="float" office:value="130" table:style-name="ce25">
            <text:p>130</text:p>
          </table:table-cell>
          <table:table-cell office:value-type="float" office:value="75" table:style-name="ce25">
            <text:p>7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string" table:style-name="ce26">
            <text:p>1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7.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75/10</text:p>
          </table:table-cell>
          <table:table-cell office:value-type="string" table:style-name="ce25">
            <text:p>L130/75/10</text:p>
          </table:table-cell>
          <table:table-cell office:value-type="string" table:style-name="ce25">
            <text:p>L130x75x10</text:p>
          </table:table-cell>
          <table:table-cell office:value-type="string" table:style-name="ce26">
            <text:p>L130x75x10</text:p>
          </table:table-cell>
          <table:table-cell table:style-name="ce15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27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11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30/75/12</text:p>
          </table:table-cell>
          <table:table-cell office:value-type="float" office:value="130" table:style-name="ce25">
            <text:p>130</text:p>
          </table:table-cell>
          <table:table-cell office:value-type="float" office:value="75" table:style-name="ce25">
            <text:p>75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string" table:style-name="ce26">
            <text:p>17</text:p>
          </table:table-cell>
          <table:table-cell office:value-type="string" table:style-name="ce26">
            <text:p>8.5</text:p>
          </table:table-cell>
          <table:table-cell office:value-type="string" table:style-name="ce26">
            <text:p>37.5</text:p>
          </table:table-cell>
          <table:table-cell office:value-type="float" office:value="65" table:style-name="ce26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30/75/12</text:p>
          </table:table-cell>
          <table:table-cell office:value-type="string" table:style-name="ce25">
            <text:p>L130/75/12</text:p>
          </table:table-cell>
          <table:table-cell office:value-type="string" table:style-name="ce25">
            <text:p>L130x75x12</text:p>
          </table:table-cell>
          <table:table-cell office:value-type="string" table:style-name="ce26">
            <text:p>L130x75x12</text:p>
          </table:table-cell>
          <table:table-cell table:style-name="ce15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27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11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75/9</text:p>
          </table:table-cell>
          <table:table-cell office:value-type="float" office:value="150" table:style-name="ce25">
            <text:p>150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string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37.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75/9</text:p>
          </table:table-cell>
          <table:table-cell office:value-type="string" table:style-name="ce25">
            <text:p>L150/75/9</text:p>
          </table:table-cell>
          <table:table-cell office:value-type="string" table:style-name="ce25">
            <text:p>L150x75x9</text:p>
          </table:table-cell>
          <table:table-cell office:value-type="string" table:style-name="ce26">
            <text:p>L150x75x9</text:p>
          </table:table-cell>
          <table:table-cell table:style-name="ce15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27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11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75/10</text:p>
          </table:table-cell>
          <table:table-cell office:value-type="float" office:value="150" table:style-name="ce25">
            <text:p>150</text:p>
          </table:table-cell>
          <table:table-cell office:value-type="float" office:value="75" table:style-name="ce25">
            <text:p>7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string" table:style-name="ce26">
            <text:p>15</text:p>
          </table:table-cell>
          <table:table-cell office:value-type="string" table:style-name="ce26">
            <text:p>7.5</text:p>
          </table:table-cell>
          <table:table-cell office:value-type="string" table:style-name="ce26">
            <text:p>37.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75/10</text:p>
          </table:table-cell>
          <table:table-cell office:value-type="string" table:style-name="ce25">
            <text:p>L150/75/10</text:p>
          </table:table-cell>
          <table:table-cell office:value-type="string" table:style-name="ce25">
            <text:p>L150x75x10</text:p>
          </table:table-cell>
          <table:table-cell office:value-type="string" table:style-name="ce26">
            <text:p>L150x75x10</text:p>
          </table:table-cell>
          <table:table-cell table:style-name="ce15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27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11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75/11</text:p>
          </table:table-cell>
          <table:table-cell office:value-type="float" office:value="150" table:style-name="ce25">
            <text:p>150</text:p>
          </table:table-cell>
          <table:table-cell office:value-type="float" office:value="75" table:style-name="ce25">
            <text:p>75</text:p>
          </table:table-cell>
          <table:table-cell office:value-type="float" office:value="11" table:style-name="ce25">
            <text:p>11</text:p>
          </table:table-cell>
          <table:table-cell office:value-type="float" office:value="11" table:style-name="ce25">
            <text:p>11</text:p>
          </table:table-cell>
          <table:table-cell office:value-type="string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string" table:style-name="ce26">
            <text:p>37.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75/11</text:p>
          </table:table-cell>
          <table:table-cell office:value-type="string" table:style-name="ce25">
            <text:p>L150/75/11</text:p>
          </table:table-cell>
          <table:table-cell office:value-type="string" table:style-name="ce25">
            <text:p>L150x75x11</text:p>
          </table:table-cell>
          <table:table-cell office:value-type="string" table:style-name="ce26">
            <text:p>L150x75x11</text:p>
          </table:table-cell>
          <table:table-cell table:style-name="ce15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27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11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90/10</text:p>
          </table:table-cell>
          <table:table-cell office:value-type="float" office:value="150" table:style-name="ce25">
            <text:p>150</text:p>
          </table:table-cell>
          <table:table-cell office:value-type="float" office:value="90" table:style-name="ce25">
            <text:p>9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string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45" table:style-name="ce26">
            <text:p>4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90/10</text:p>
          </table:table-cell>
          <table:table-cell office:value-type="string" table:style-name="ce25">
            <text:p>L150/90/10</text:p>
          </table:table-cell>
          <table:table-cell office:value-type="string" table:style-name="ce25">
            <text:p>L150x90x10</text:p>
          </table:table-cell>
          <table:table-cell office:value-type="string" table:style-name="ce26">
            <text:p>L150x90x10</text:p>
          </table:table-cell>
          <table:table-cell table:style-name="ce15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27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11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90/12</text:p>
          </table:table-cell>
          <table:table-cell office:value-type="float" office:value="150" table:style-name="ce25">
            <text:p>150</text:p>
          </table:table-cell>
          <table:table-cell office:value-type="float" office:value="90" table:style-name="ce25">
            <text:p>9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string" table:style-name="ce26">
            <text:p>18</text:p>
          </table:table-cell>
          <table:table-cell office:value-type="float" office:value="9" table:style-name="ce26">
            <text:p>9</text:p>
          </table:table-cell>
          <table:table-cell office:value-type="float" office:value="45" table:style-name="ce26">
            <text:p>45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90/12</text:p>
          </table:table-cell>
          <table:table-cell office:value-type="string" table:style-name="ce25">
            <text:p>L150/90/12</text:p>
          </table:table-cell>
          <table:table-cell office:value-type="string" table:style-name="ce25">
            <text:p>L150x90x12</text:p>
          </table:table-cell>
          <table:table-cell office:value-type="string" table:style-name="ce26">
            <text:p>L150x90x12</text:p>
          </table:table-cell>
          <table:table-cell table:style-name="ce15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27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11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100/10</text:p>
          </table:table-cell>
          <table:table-cell office:value-type="float" office:value="150" table:style-name="ce25">
            <text:p>150</text:p>
          </table:table-cell>
          <table:table-cell office:value-type="float" office:value="100" table:style-name="ce25">
            <text:p>10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string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50" table:style-name="ce26">
            <text:p>50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100/10</text:p>
          </table:table-cell>
          <table:table-cell office:value-type="string" table:style-name="ce25">
            <text:p>L150/100/10</text:p>
          </table:table-cell>
          <table:table-cell office:value-type="string" table:style-name="ce25">
            <text:p>L150x100x10</text:p>
          </table:table-cell>
          <table:table-cell office:value-type="string" table:style-name="ce26">
            <text:p>L150x100x10</text:p>
          </table:table-cell>
          <table:table-cell table:style-name="ce15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27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1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100/12</text:p>
          </table:table-cell>
          <table:table-cell office:value-type="float" office:value="150" table:style-name="ce25">
            <text:p>150</text:p>
          </table:table-cell>
          <table:table-cell office:value-type="float" office:value="100" table:style-name="ce25">
            <text:p>10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string" table:style-name="ce26">
            <text:p>18</text:p>
          </table:table-cell>
          <table:table-cell office:value-type="float" office:value="9" table:style-name="ce26">
            <text:p>9</text:p>
          </table:table-cell>
          <table:table-cell office:value-type="float" office:value="50" table:style-name="ce26">
            <text:p>50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100/12</text:p>
          </table:table-cell>
          <table:table-cell office:value-type="string" table:style-name="ce25">
            <text:p>L150/100/12</text:p>
          </table:table-cell>
          <table:table-cell office:value-type="string" table:style-name="ce25">
            <text:p>L150x100x12</text:p>
          </table:table-cell>
          <table:table-cell office:value-type="string" table:style-name="ce26">
            <text:p>L150x100x12</text:p>
          </table:table-cell>
          <table:table-cell table:style-name="ce15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27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1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50/100/14</text:p>
          </table:table-cell>
          <table:table-cell office:value-type="float" office:value="150" table:style-name="ce25">
            <text:p>150</text:p>
          </table:table-cell>
          <table:table-cell office:value-type="float" office:value="100" table:style-name="ce25">
            <text:p>100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string" table:style-name="ce26">
            <text:p>20</text:p>
          </table:table-cell>
          <table:table-cell office:value-type="float" office:value="10" table:style-name="ce26">
            <text:p>10</text:p>
          </table:table-cell>
          <table:table-cell office:value-type="float" office:value="50" table:style-name="ce26">
            <text:p>50</text:p>
          </table:table-cell>
          <table:table-cell office:value-type="float" office:value="75" table:style-name="ce26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50/100/14</text:p>
          </table:table-cell>
          <table:table-cell office:value-type="string" table:style-name="ce25">
            <text:p>L150/100/14</text:p>
          </table:table-cell>
          <table:table-cell office:value-type="string" table:style-name="ce25">
            <text:p>L150x100x14</text:p>
          </table:table-cell>
          <table:table-cell office:value-type="string" table:style-name="ce26">
            <text:p>L150x100x14</text:p>
          </table:table-cell>
          <table:table-cell table:style-name="ce15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27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1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60/80/10</text:p>
          </table:table-cell>
          <table:table-cell office:value-type="float" office:value="160" table:style-name="ce25">
            <text:p>160</text:p>
          </table:table-cell>
          <table:table-cell office:value-type="float" office:value="80" table:style-name="ce25">
            <text:p>8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string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40" table:style-name="ce26">
            <text:p>40</text:p>
          </table:table-cell>
          <table:table-cell office:value-type="float" office:value="80" table:style-name="ce26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60/80/10</text:p>
          </table:table-cell>
          <table:table-cell office:value-type="string" table:style-name="ce25">
            <text:p>L160/80/10</text:p>
          </table:table-cell>
          <table:table-cell office:value-type="string" table:style-name="ce25">
            <text:p>L160x80x10</text:p>
          </table:table-cell>
          <table:table-cell office:value-type="string" table:style-name="ce26">
            <text:p>L160x80x10</text:p>
          </table:table-cell>
          <table:table-cell table:style-name="ce15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27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11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60/80/12</text:p>
          </table:table-cell>
          <table:table-cell office:value-type="float" office:value="160" table:style-name="ce25">
            <text:p>160</text:p>
          </table:table-cell>
          <table:table-cell office:value-type="float" office:value="80" table:style-name="ce25">
            <text:p>8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string" table:style-name="ce26">
            <text:p>18</text:p>
          </table:table-cell>
          <table:table-cell office:value-type="float" office:value="9" table:style-name="ce26">
            <text:p>9</text:p>
          </table:table-cell>
          <table:table-cell office:value-type="float" office:value="40" table:style-name="ce26">
            <text:p>40</text:p>
          </table:table-cell>
          <table:table-cell office:value-type="float" office:value="80" table:style-name="ce26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60/80/12</text:p>
          </table:table-cell>
          <table:table-cell office:value-type="string" table:style-name="ce25">
            <text:p>L160/80/12</text:p>
          </table:table-cell>
          <table:table-cell office:value-type="string" table:style-name="ce25">
            <text:p>L160x80x12</text:p>
          </table:table-cell>
          <table:table-cell office:value-type="string" table:style-name="ce26">
            <text:p>L160x80x12</text:p>
          </table:table-cell>
          <table:table-cell table:style-name="ce15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27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11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160/80/14</text:p>
          </table:table-cell>
          <table:table-cell office:value-type="float" office:value="160" table:style-name="ce25">
            <text:p>160</text:p>
          </table:table-cell>
          <table:table-cell office:value-type="float" office:value="80" table:style-name="ce25">
            <text:p>80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string" table:style-name="ce26">
            <text:p>20</text:p>
          </table:table-cell>
          <table:table-cell office:value-type="float" office:value="10" table:style-name="ce26">
            <text:p>10</text:p>
          </table:table-cell>
          <table:table-cell office:value-type="float" office:value="40" table:style-name="ce26">
            <text:p>40</text:p>
          </table:table-cell>
          <table:table-cell office:value-type="float" office:value="80" table:style-name="ce26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160/80/14</text:p>
          </table:table-cell>
          <table:table-cell office:value-type="string" table:style-name="ce25">
            <text:p>L160/80/14</text:p>
          </table:table-cell>
          <table:table-cell office:value-type="string" table:style-name="ce25">
            <text:p>L160x80x14</text:p>
          </table:table-cell>
          <table:table-cell office:value-type="string" table:style-name="ce26">
            <text:p>L160x80x14</text:p>
          </table:table-cell>
          <table:table-cell table:style-name="ce15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27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11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200/100/10</text:p>
          </table:table-cell>
          <table:table-cell office:value-type="float" office:value="200" table:style-name="ce25">
            <text:p>200</text:p>
          </table:table-cell>
          <table:table-cell office:value-type="float" office:value="100" table:style-name="ce25">
            <text:p>100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string" table:style-name="ce26">
            <text:p>17</text:p>
          </table:table-cell>
          <table:table-cell office:value-type="string" table:style-name="ce26">
            <text:p>8.5</text:p>
          </table:table-cell>
          <table:table-cell office:value-type="float" office:value="50" table:style-name="ce26">
            <text:p>50</text:p>
          </table:table-cell>
          <table:table-cell office:value-type="float" office:value="100" table:style-name="ce26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0/100/10</text:p>
          </table:table-cell>
          <table:table-cell office:value-type="string" table:style-name="ce25">
            <text:p>L200/100/10</text:p>
          </table:table-cell>
          <table:table-cell office:value-type="string" table:style-name="ce25">
            <text:p>L200x100x10</text:p>
          </table:table-cell>
          <table:table-cell office:value-type="string" table:style-name="ce26">
            <text:p>L200x100x10</text:p>
          </table:table-cell>
          <table:table-cell table:style-name="ce15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27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1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200/100/12</text:p>
          </table:table-cell>
          <table:table-cell office:value-type="float" office:value="200" table:style-name="ce25">
            <text:p>200</text:p>
          </table:table-cell>
          <table:table-cell office:value-type="float" office:value="100" table:style-name="ce25">
            <text:p>100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string" table:style-name="ce26">
            <text:p>19</text:p>
          </table:table-cell>
          <table:table-cell office:value-type="string" table:style-name="ce26">
            <text:p>9.5</text:p>
          </table:table-cell>
          <table:table-cell office:value-type="float" office:value="50" table:style-name="ce26">
            <text:p>50</text:p>
          </table:table-cell>
          <table:table-cell office:value-type="float" office:value="100" table:style-name="ce26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0/100/12</text:p>
          </table:table-cell>
          <table:table-cell office:value-type="string" table:style-name="ce25">
            <text:p>L200/100/12</text:p>
          </table:table-cell>
          <table:table-cell office:value-type="string" table:style-name="ce25">
            <text:p>L200x100x12</text:p>
          </table:table-cell>
          <table:table-cell office:value-type="string" table:style-name="ce26">
            <text:p>L200x100x12</text:p>
          </table:table-cell>
          <table:table-cell table:style-name="ce15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27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1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200/100/14</text:p>
          </table:table-cell>
          <table:table-cell office:value-type="float" office:value="200" table:style-name="ce25">
            <text:p>200</text:p>
          </table:table-cell>
          <table:table-cell office:value-type="float" office:value="100" table:style-name="ce25">
            <text:p>100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string" table:style-name="ce26">
            <text:p>21</text:p>
          </table:table-cell>
          <table:table-cell office:value-type="string" table:style-name="ce26">
            <text:p>10.5</text:p>
          </table:table-cell>
          <table:table-cell office:value-type="float" office:value="50" table:style-name="ce26">
            <text:p>50</text:p>
          </table:table-cell>
          <table:table-cell office:value-type="float" office:value="100" table:style-name="ce26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0/100/14</text:p>
          </table:table-cell>
          <table:table-cell office:value-type="string" table:style-name="ce25">
            <text:p>L200/100/14</text:p>
          </table:table-cell>
          <table:table-cell office:value-type="string" table:style-name="ce25">
            <text:p>L200x100x14</text:p>
          </table:table-cell>
          <table:table-cell office:value-type="string" table:style-name="ce26">
            <text:p>L200x100x14</text:p>
          </table:table-cell>
          <table:table-cell table:style-name="ce15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27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1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5">
            <text:p>L200/100/16</text:p>
          </table:table-cell>
          <table:table-cell office:value-type="float" office:value="200" table:style-name="ce25">
            <text:p>200</text:p>
          </table:table-cell>
          <table:table-cell office:value-type="float" office:value="100" table:style-name="ce25">
            <text:p>10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string" table:style-name="ce26">
            <text:p>23</text:p>
          </table:table-cell>
          <table:table-cell office:value-type="string" table:style-name="ce26">
            <text:p>11.5</text:p>
          </table:table-cell>
          <table:table-cell office:value-type="float" office:value="50" table:style-name="ce26">
            <text:p>50</text:p>
          </table:table-cell>
          <table:table-cell office:value-type="float" office:value="100" table:style-name="ce26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5">
            <text:p>H200/100/16</text:p>
          </table:table-cell>
          <table:table-cell office:value-type="string" table:style-name="ce25">
            <text:p>L200/100/16</text:p>
          </table:table-cell>
          <table:table-cell office:value-type="string" table:style-name="ce25">
            <text:p>L200x100x16</text:p>
          </table:table-cell>
          <table:table-cell office:value-type="string" table:style-name="ce26">
            <text:p>L200x100x16</text:p>
          </table:table-cell>
          <table:table-cell table:style-name="ce15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27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1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25"/>
          <table:table-cell table:number-columns-repeated="4" table:style-name="ce26"/>
          <table:table-cell table:style-name="ce3"/>
          <table:table-cell table:number-columns-repeated="3" table:style-name="ce25"/>
          <table:table-cell table:style-name="ce26"/>
          <table:table-cell table:style-name="ce15"/>
          <table:table-cell table:style-name="ce27"/>
          <table:table-cell table:style-name="ce11"/>
          <table:table-cell table:number-columns-repeated="16367" table:style-name="ce1"/>
        </table:table-row>
        <table:table-row table:style-name="ro1">
          <table:table-cell table:number-columns-repeated="5" table:style-name="ce15"/>
          <table:table-cell office:value-type="string" table:style-name="ce15">
            <text:p>BOVENSTAANDE CONTROLEREN</text:p>
          </table:table-cell>
          <table:table-cell table:number-columns-repeated="16378" table:style-name="ce15"/>
        </table:table-row>
        <table:table-row table:style-name="ro1">
          <table:table-cell table:number-columns-repeated="5" table:style-name="ce15"/>
          <table:table-cell office:value-type="string" table:style-name="ce15">
            <text:p>KLOPT GEEN BIET VAN</text:p>
          </table:table-cell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17" table:style-name="ce15"/>
          <table:table-cell table:number-columns-repeated="16367" table:style-name="ce1"/>
        </table:table-row>
        <table:table-row table:number-rows-repeated="1048400" table:style-name="ro5">
          <table:table-cell table:number-columns-repeated="16384"/>
        </table:table-row>
      </table:table>
      <table:table table:name="Rectangle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1"/>
        <table:table-column table:style-name="co2" table:number-columns-repeated="2" table:default-cell-style-name="ce11"/>
        <table:table-column table:style-name="co6" table:number-columns-repeated="2" table:default-cell-style-name="ce11"/>
        <table:table-column table:style-name="co35" table:default-cell-style-name="ce11"/>
        <table:table-column table:style-name="co8" table:default-cell-style-name="ce11"/>
        <table:table-column table:style-name="co2" table:number-columns-repeated="16374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4" table:style-name="ce1"/>
        </table:table-row>
        <table:table-row table:style-name="ro1">
          <table:table-cell office:value-type="string" office:string-value="S40/4" table:formula="of:=&quot;S&quot; &amp; [.B3] &amp; &quot;/&quot; &amp;[.C3]" table:style-name="ce9">
            <text:p>S40/4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40/4" table:formula="of:=[.A3]" table:style-name="ce27">
            <text:p>S40/4</text:p>
          </table:table-cell>
          <table:table-cell office:value-type="string" office:string-value="S40x4" table:formula="of:=&quot;S&quot; &amp; [.B3] &amp; &quot;x&quot; &amp;[.C3]" table:style-name="ce27">
            <text:p>S40x4</text:p>
          </table:table-cell>
          <table:table-cell office:value-type="string" office:string-value="40x4" table:formula="of:=[.B3] &amp; &quot;x&quot; &amp;[.C3]" table:style-name="ce27">
            <text:p>40x4</text:p>
          </table:table-cell>
          <table:table-cell table:style-name="ce27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27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11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5" table:formula="of:=&quot;S&quot; &amp; [.B4] &amp; &quot;/&quot; &amp;[.C4]" table:style-name="ce9">
            <text:p>S40/5</text:p>
          </table:table-cell>
          <table:table-cell office:value-type="float" office:value="40" table:style-name="ce9">
            <text:p>4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40/5" table:formula="of:=[.A4]" table:style-name="ce27">
            <text:p>S40/5</text:p>
          </table:table-cell>
          <table:table-cell office:value-type="string" office:string-value="S40x5" table:formula="of:=&quot;S&quot; &amp; [.B4] &amp; &quot;x&quot; &amp;[.C4]" table:style-name="ce27">
            <text:p>S40x5</text:p>
          </table:table-cell>
          <table:table-cell office:value-type="string" office:string-value="40x5" table:formula="of:=[.B4] &amp; &quot;x&quot; &amp;[.C4]" table:style-name="ce27">
            <text:p>40x5</text:p>
          </table:table-cell>
          <table:table-cell table:style-name="ce27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27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6" table:formula="of:=&quot;S&quot; &amp; [.B5] &amp; &quot;/&quot; &amp;[.C5]" table:style-name="ce9">
            <text:p>S40/6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40/6" table:formula="of:=[.A5]" table:style-name="ce27">
            <text:p>S40/6</text:p>
          </table:table-cell>
          <table:table-cell office:value-type="string" office:string-value="S40x6" table:formula="of:=&quot;S&quot; &amp; [.B5] &amp; &quot;x&quot; &amp;[.C5]" table:style-name="ce27">
            <text:p>S40x6</text:p>
          </table:table-cell>
          <table:table-cell office:value-type="string" office:string-value="40x6" table:formula="of:=[.B5] &amp; &quot;x&quot; &amp;[.C5]" table:style-name="ce27">
            <text:p>40x6</text:p>
          </table:table-cell>
          <table:table-cell table:style-name="ce27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27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7" table:formula="of:=&quot;S&quot; &amp; [.B6] &amp; &quot;/&quot; &amp;[.C6]" table:style-name="ce9">
            <text:p>S40/7</text:p>
          </table:table-cell>
          <table:table-cell office:value-type="float" office:value="40" table:style-name="ce9">
            <text:p>4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40/7" table:formula="of:=[.A6]" table:style-name="ce27">
            <text:p>S40/7</text:p>
          </table:table-cell>
          <table:table-cell office:value-type="string" office:string-value="S40x7" table:formula="of:=&quot;S&quot; &amp; [.B6] &amp; &quot;x&quot; &amp;[.C6]" table:style-name="ce27">
            <text:p>S40x7</text:p>
          </table:table-cell>
          <table:table-cell office:value-type="string" office:string-value="40x7" table:formula="of:=[.B6] &amp; &quot;x&quot; &amp;[.C6]" table:style-name="ce27">
            <text:p>40x7</text:p>
          </table:table-cell>
          <table:table-cell table:style-name="ce27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27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8" table:formula="of:=&quot;S&quot; &amp; [.B7] &amp; &quot;/&quot; &amp;[.C7]" table:style-name="ce9">
            <text:p>S40/8</text:p>
          </table:table-cell>
          <table:table-cell office:value-type="float" office:value="40" table:style-name="ce9">
            <text:p>4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40/8" table:formula="of:=[.A7]" table:style-name="ce27">
            <text:p>S40/8</text:p>
          </table:table-cell>
          <table:table-cell office:value-type="string" office:string-value="S40x8" table:formula="of:=&quot;S&quot; &amp; [.B7] &amp; &quot;x&quot; &amp;[.C7]" table:style-name="ce27">
            <text:p>S40x8</text:p>
          </table:table-cell>
          <table:table-cell office:value-type="string" office:string-value="40x8" table:formula="of:=[.B7] &amp; &quot;x&quot; &amp;[.C7]" table:style-name="ce27">
            <text:p>40x8</text:p>
          </table:table-cell>
          <table:table-cell table:style-name="ce27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27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9" table:formula="of:=&quot;S&quot; &amp; [.B8] &amp; &quot;/&quot; &amp;[.C8]" table:style-name="ce9">
            <text:p>S40/9</text:p>
          </table:table-cell>
          <table:table-cell office:value-type="float" office:value="40" table:style-name="ce9">
            <text:p>4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40/9" table:formula="of:=[.A8]" table:style-name="ce27">
            <text:p>S40/9</text:p>
          </table:table-cell>
          <table:table-cell office:value-type="string" office:string-value="S40x9" table:formula="of:=&quot;S&quot; &amp; [.B8] &amp; &quot;x&quot; &amp;[.C8]" table:style-name="ce27">
            <text:p>S40x9</text:p>
          </table:table-cell>
          <table:table-cell office:value-type="string" office:string-value="40x9" table:formula="of:=[.B8] &amp; &quot;x&quot; &amp;[.C8]" table:style-name="ce27">
            <text:p>40x9</text:p>
          </table:table-cell>
          <table:table-cell table:style-name="ce27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27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10" table:formula="of:=&quot;S&quot; &amp; [.B9] &amp; &quot;/&quot; &amp;[.C9]" table:style-name="ce9">
            <text:p>S40/10</text:p>
          </table:table-cell>
          <table:table-cell office:value-type="float" office:value="40" table:style-name="ce9">
            <text:p>4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40/10" table:formula="of:=[.A9]" table:style-name="ce27">
            <text:p>S40/10</text:p>
          </table:table-cell>
          <table:table-cell office:value-type="string" office:string-value="S40x10" table:formula="of:=&quot;S&quot; &amp; [.B9] &amp; &quot;x&quot; &amp;[.C9]" table:style-name="ce27">
            <text:p>S40x10</text:p>
          </table:table-cell>
          <table:table-cell office:value-type="string" office:string-value="40x10" table:formula="of:=[.B9] &amp; &quot;x&quot; &amp;[.C9]" table:style-name="ce27">
            <text:p>40x10</text:p>
          </table:table-cell>
          <table:table-cell table:style-name="ce27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27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4" table:formula="of:=&quot;S&quot; &amp; [.B10] &amp; &quot;/&quot; &amp;[.C10]" table:style-name="ce9">
            <text:p>S50/4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50/4" table:formula="of:=[.A10]" table:style-name="ce27">
            <text:p>S50/4</text:p>
          </table:table-cell>
          <table:table-cell office:value-type="string" office:string-value="S50x4" table:formula="of:=&quot;S&quot; &amp; [.B10] &amp; &quot;x&quot; &amp;[.C10]" table:style-name="ce27">
            <text:p>S50x4</text:p>
          </table:table-cell>
          <table:table-cell office:value-type="string" office:string-value="50x4" table:formula="of:=[.B10] &amp; &quot;x&quot; &amp;[.C10]" table:style-name="ce27">
            <text:p>50x4</text:p>
          </table:table-cell>
          <table:table-cell table:style-name="ce27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27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5" table:formula="of:=&quot;S&quot; &amp; [.B11] &amp; &quot;/&quot; &amp;[.C11]" table:style-name="ce9">
            <text:p>S50/5</text:p>
          </table:table-cell>
          <table:table-cell office:value-type="float" office:value="50" table:style-name="ce9">
            <text:p>5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50/5" table:formula="of:=[.A11]" table:style-name="ce27">
            <text:p>S50/5</text:p>
          </table:table-cell>
          <table:table-cell office:value-type="string" office:string-value="S50x5" table:formula="of:=&quot;S&quot; &amp; [.B11] &amp; &quot;x&quot; &amp;[.C11]" table:style-name="ce27">
            <text:p>S50x5</text:p>
          </table:table-cell>
          <table:table-cell office:value-type="string" office:string-value="50x5" table:formula="of:=[.B11] &amp; &quot;x&quot; &amp;[.C11]" table:style-name="ce27">
            <text:p>50x5</text:p>
          </table:table-cell>
          <table:table-cell table:style-name="ce27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27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6" table:formula="of:=&quot;S&quot; &amp; [.B12] &amp; &quot;/&quot; &amp;[.C12]" table:style-name="ce9">
            <text:p>S50/6</text:p>
          </table:table-cell>
          <table:table-cell office:value-type="float" office:value="50" table:style-name="ce9">
            <text:p>5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50/6" table:formula="of:=[.A12]" table:style-name="ce27">
            <text:p>S50/6</text:p>
          </table:table-cell>
          <table:table-cell office:value-type="string" office:string-value="S50x6" table:formula="of:=&quot;S&quot; &amp; [.B12] &amp; &quot;x&quot; &amp;[.C12]" table:style-name="ce27">
            <text:p>S50x6</text:p>
          </table:table-cell>
          <table:table-cell office:value-type="string" office:string-value="50x6" table:formula="of:=[.B12] &amp; &quot;x&quot; &amp;[.C12]" table:style-name="ce27">
            <text:p>50x6</text:p>
          </table:table-cell>
          <table:table-cell table:style-name="ce27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27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7" table:formula="of:=&quot;S&quot; &amp; [.B13] &amp; &quot;/&quot; &amp;[.C13]" table:style-name="ce9">
            <text:p>S50/7</text:p>
          </table:table-cell>
          <table:table-cell office:value-type="float" office:value="50" table:style-name="ce9">
            <text:p>5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50/7" table:formula="of:=[.A13]" table:style-name="ce27">
            <text:p>S50/7</text:p>
          </table:table-cell>
          <table:table-cell office:value-type="string" office:string-value="S50x7" table:formula="of:=&quot;S&quot; &amp; [.B13] &amp; &quot;x&quot; &amp;[.C13]" table:style-name="ce27">
            <text:p>S50x7</text:p>
          </table:table-cell>
          <table:table-cell office:value-type="string" office:string-value="50x7" table:formula="of:=[.B13] &amp; &quot;x&quot; &amp;[.C13]" table:style-name="ce27">
            <text:p>50x7</text:p>
          </table:table-cell>
          <table:table-cell table:style-name="ce27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27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8" table:formula="of:=&quot;S&quot; &amp; [.B14] &amp; &quot;/&quot; &amp;[.C14]" table:style-name="ce9">
            <text:p>S50/8</text:p>
          </table:table-cell>
          <table:table-cell office:value-type="float" office:value="50" table:style-name="ce9">
            <text:p>5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50/8" table:formula="of:=[.A14]" table:style-name="ce27">
            <text:p>S50/8</text:p>
          </table:table-cell>
          <table:table-cell office:value-type="string" office:string-value="S50x8" table:formula="of:=&quot;S&quot; &amp; [.B14] &amp; &quot;x&quot; &amp;[.C14]" table:style-name="ce27">
            <text:p>S50x8</text:p>
          </table:table-cell>
          <table:table-cell office:value-type="string" office:string-value="50x8" table:formula="of:=[.B14] &amp; &quot;x&quot; &amp;[.C14]" table:style-name="ce27">
            <text:p>50x8</text:p>
          </table:table-cell>
          <table:table-cell table:style-name="ce27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27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9" table:formula="of:=&quot;S&quot; &amp; [.B15] &amp; &quot;/&quot; &amp;[.C15]" table:style-name="ce9">
            <text:p>S50/9</text:p>
          </table:table-cell>
          <table:table-cell office:value-type="float" office:value="50" table:style-name="ce9">
            <text:p>5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50/9" table:formula="of:=[.A15]" table:style-name="ce27">
            <text:p>S50/9</text:p>
          </table:table-cell>
          <table:table-cell office:value-type="string" office:string-value="S50x9" table:formula="of:=&quot;S&quot; &amp; [.B15] &amp; &quot;x&quot; &amp;[.C15]" table:style-name="ce27">
            <text:p>S50x9</text:p>
          </table:table-cell>
          <table:table-cell office:value-type="string" office:string-value="50x9" table:formula="of:=[.B15] &amp; &quot;x&quot; &amp;[.C15]" table:style-name="ce27">
            <text:p>50x9</text:p>
          </table:table-cell>
          <table:table-cell table:style-name="ce27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27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10" table:formula="of:=&quot;S&quot; &amp; [.B16] &amp; &quot;/&quot; &amp;[.C16]" table:style-name="ce9">
            <text:p>S50/10</text:p>
          </table:table-cell>
          <table:table-cell office:value-type="float" office:value="50" table:style-name="ce9">
            <text:p>5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50/10" table:formula="of:=[.A16]" table:style-name="ce27">
            <text:p>S50/10</text:p>
          </table:table-cell>
          <table:table-cell office:value-type="string" office:string-value="S50x10" table:formula="of:=&quot;S&quot; &amp; [.B16] &amp; &quot;x&quot; &amp;[.C16]" table:style-name="ce27">
            <text:p>S50x10</text:p>
          </table:table-cell>
          <table:table-cell office:value-type="string" office:string-value="50x10" table:formula="of:=[.B16] &amp; &quot;x&quot; &amp;[.C16]" table:style-name="ce27">
            <text:p>50x10</text:p>
          </table:table-cell>
          <table:table-cell table:style-name="ce27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27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4" table:formula="of:=&quot;S&quot; &amp; [.B17] &amp; &quot;/&quot; &amp;[.C17]" table:style-name="ce9">
            <text:p>S60/4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60/4" table:formula="of:=[.A17]" table:style-name="ce27">
            <text:p>S60/4</text:p>
          </table:table-cell>
          <table:table-cell office:value-type="string" office:string-value="S60x4" table:formula="of:=&quot;S&quot; &amp; [.B17] &amp; &quot;x&quot; &amp;[.C17]" table:style-name="ce27">
            <text:p>S60x4</text:p>
          </table:table-cell>
          <table:table-cell office:value-type="string" office:string-value="60x4" table:formula="of:=[.B17] &amp; &quot;x&quot; &amp;[.C17]" table:style-name="ce27">
            <text:p>60x4</text:p>
          </table:table-cell>
          <table:table-cell table:style-name="ce27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27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5" table:formula="of:=&quot;S&quot; &amp; [.B18] &amp; &quot;/&quot; &amp;[.C18]" table:style-name="ce9">
            <text:p>S60/5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60/5" table:formula="of:=[.A18]" table:style-name="ce27">
            <text:p>S60/5</text:p>
          </table:table-cell>
          <table:table-cell office:value-type="string" office:string-value="S60x5" table:formula="of:=&quot;S&quot; &amp; [.B18] &amp; &quot;x&quot; &amp;[.C18]" table:style-name="ce27">
            <text:p>S60x5</text:p>
          </table:table-cell>
          <table:table-cell office:value-type="string" office:string-value="60x5" table:formula="of:=[.B18] &amp; &quot;x&quot; &amp;[.C18]" table:style-name="ce27">
            <text:p>60x5</text:p>
          </table:table-cell>
          <table:table-cell table:style-name="ce27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27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6" table:formula="of:=&quot;S&quot; &amp; [.B19] &amp; &quot;/&quot; &amp;[.C19]" table:style-name="ce9">
            <text:p>S60/6</text:p>
          </table:table-cell>
          <table:table-cell office:value-type="float" office:value="60" table:style-name="ce9">
            <text:p>6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60/6" table:formula="of:=[.A19]" table:style-name="ce27">
            <text:p>S60/6</text:p>
          </table:table-cell>
          <table:table-cell office:value-type="string" office:string-value="S60x6" table:formula="of:=&quot;S&quot; &amp; [.B19] &amp; &quot;x&quot; &amp;[.C19]" table:style-name="ce27">
            <text:p>S60x6</text:p>
          </table:table-cell>
          <table:table-cell office:value-type="string" office:string-value="60x6" table:formula="of:=[.B19] &amp; &quot;x&quot; &amp;[.C19]" table:style-name="ce27">
            <text:p>60x6</text:p>
          </table:table-cell>
          <table:table-cell table:style-name="ce27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27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7" table:formula="of:=&quot;S&quot; &amp; [.B20] &amp; &quot;/&quot; &amp;[.C20]" table:style-name="ce9">
            <text:p>S60/7</text:p>
          </table:table-cell>
          <table:table-cell office:value-type="float" office:value="60" table:style-name="ce9">
            <text:p>6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60/7" table:formula="of:=[.A20]" table:style-name="ce27">
            <text:p>S60/7</text:p>
          </table:table-cell>
          <table:table-cell office:value-type="string" office:string-value="S60x7" table:formula="of:=&quot;S&quot; &amp; [.B20] &amp; &quot;x&quot; &amp;[.C20]" table:style-name="ce27">
            <text:p>S60x7</text:p>
          </table:table-cell>
          <table:table-cell office:value-type="string" office:string-value="60x7" table:formula="of:=[.B20] &amp; &quot;x&quot; &amp;[.C20]" table:style-name="ce27">
            <text:p>60x7</text:p>
          </table:table-cell>
          <table:table-cell table:style-name="ce27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27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8" table:formula="of:=&quot;S&quot; &amp; [.B21] &amp; &quot;/&quot; &amp;[.C21]" table:style-name="ce9">
            <text:p>S60/8</text:p>
          </table:table-cell>
          <table:table-cell office:value-type="float" office:value="60" table:style-name="ce9">
            <text:p>6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60/8" table:formula="of:=[.A21]" table:style-name="ce27">
            <text:p>S60/8</text:p>
          </table:table-cell>
          <table:table-cell office:value-type="string" office:string-value="S60x8" table:formula="of:=&quot;S&quot; &amp; [.B21] &amp; &quot;x&quot; &amp;[.C21]" table:style-name="ce27">
            <text:p>S60x8</text:p>
          </table:table-cell>
          <table:table-cell office:value-type="string" office:string-value="60x8" table:formula="of:=[.B21] &amp; &quot;x&quot; &amp;[.C21]" table:style-name="ce27">
            <text:p>60x8</text:p>
          </table:table-cell>
          <table:table-cell table:style-name="ce27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27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9" table:formula="of:=&quot;S&quot; &amp; [.B22] &amp; &quot;/&quot; &amp;[.C22]" table:style-name="ce9">
            <text:p>S60/9</text:p>
          </table:table-cell>
          <table:table-cell office:value-type="float" office:value="60" table:style-name="ce9">
            <text:p>6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60/9" table:formula="of:=[.A22]" table:style-name="ce27">
            <text:p>S60/9</text:p>
          </table:table-cell>
          <table:table-cell office:value-type="string" office:string-value="S60x9" table:formula="of:=&quot;S&quot; &amp; [.B22] &amp; &quot;x&quot; &amp;[.C22]" table:style-name="ce27">
            <text:p>S60x9</text:p>
          </table:table-cell>
          <table:table-cell office:value-type="string" office:string-value="60x9" table:formula="of:=[.B22] &amp; &quot;x&quot; &amp;[.C22]" table:style-name="ce27">
            <text:p>60x9</text:p>
          </table:table-cell>
          <table:table-cell table:style-name="ce27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27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10" table:formula="of:=&quot;S&quot; &amp; [.B23] &amp; &quot;/&quot; &amp;[.C23]" table:style-name="ce9">
            <text:p>S60/10</text:p>
          </table:table-cell>
          <table:table-cell office:value-type="float" office:value="60" table:style-name="ce9">
            <text:p>6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60/10" table:formula="of:=[.A23]" table:style-name="ce27">
            <text:p>S60/10</text:p>
          </table:table-cell>
          <table:table-cell office:value-type="string" office:string-value="S60x10" table:formula="of:=&quot;S&quot; &amp; [.B23] &amp; &quot;x&quot; &amp;[.C23]" table:style-name="ce27">
            <text:p>S60x10</text:p>
          </table:table-cell>
          <table:table-cell office:value-type="string" office:string-value="60x10" table:formula="of:=[.B23] &amp; &quot;x&quot; &amp;[.C23]" table:style-name="ce27">
            <text:p>60x10</text:p>
          </table:table-cell>
          <table:table-cell table:style-name="ce27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27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4" table:formula="of:=&quot;S&quot; &amp; [.B24] &amp; &quot;/&quot; &amp;[.C24]" table:style-name="ce9">
            <text:p>S70/4</text:p>
          </table:table-cell>
          <table:table-cell office:value-type="float" office:value="70" table:style-name="ce9">
            <text:p>7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70/4" table:formula="of:=[.A24]" table:style-name="ce27">
            <text:p>S70/4</text:p>
          </table:table-cell>
          <table:table-cell office:value-type="string" office:string-value="S70x4" table:formula="of:=&quot;S&quot; &amp; [.B24] &amp; &quot;x&quot; &amp;[.C24]" table:style-name="ce27">
            <text:p>S70x4</text:p>
          </table:table-cell>
          <table:table-cell office:value-type="string" office:string-value="70x4" table:formula="of:=[.B24] &amp; &quot;x&quot; &amp;[.C24]" table:style-name="ce27">
            <text:p>70x4</text:p>
          </table:table-cell>
          <table:table-cell table:style-name="ce27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27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5" table:formula="of:=&quot;S&quot; &amp; [.B25] &amp; &quot;/&quot; &amp;[.C25]" table:style-name="ce9">
            <text:p>S70/5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70/5" table:formula="of:=[.A25]" table:style-name="ce27">
            <text:p>S70/5</text:p>
          </table:table-cell>
          <table:table-cell office:value-type="string" office:string-value="S70x5" table:formula="of:=&quot;S&quot; &amp; [.B25] &amp; &quot;x&quot; &amp;[.C25]" table:style-name="ce27">
            <text:p>S70x5</text:p>
          </table:table-cell>
          <table:table-cell office:value-type="string" office:string-value="70x5" table:formula="of:=[.B25] &amp; &quot;x&quot; &amp;[.C25]" table:style-name="ce27">
            <text:p>70x5</text:p>
          </table:table-cell>
          <table:table-cell table:style-name="ce27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27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6" table:formula="of:=&quot;S&quot; &amp; [.B26] &amp; &quot;/&quot; &amp;[.C26]" table:style-name="ce9">
            <text:p>S70/6</text:p>
          </table:table-cell>
          <table:table-cell office:value-type="float" office:value="70" table:style-name="ce9">
            <text:p>7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70/6" table:formula="of:=[.A26]" table:style-name="ce27">
            <text:p>S70/6</text:p>
          </table:table-cell>
          <table:table-cell office:value-type="string" office:string-value="S70x6" table:formula="of:=&quot;S&quot; &amp; [.B26] &amp; &quot;x&quot; &amp;[.C26]" table:style-name="ce27">
            <text:p>S70x6</text:p>
          </table:table-cell>
          <table:table-cell office:value-type="string" office:string-value="70x6" table:formula="of:=[.B26] &amp; &quot;x&quot; &amp;[.C26]" table:style-name="ce27">
            <text:p>70x6</text:p>
          </table:table-cell>
          <table:table-cell table:style-name="ce27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27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7" table:formula="of:=&quot;S&quot; &amp; [.B27] &amp; &quot;/&quot; &amp;[.C27]" table:style-name="ce9">
            <text:p>S70/7</text:p>
          </table:table-cell>
          <table:table-cell office:value-type="float" office:value="70" table:style-name="ce9">
            <text:p>7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70/7" table:formula="of:=[.A27]" table:style-name="ce27">
            <text:p>S70/7</text:p>
          </table:table-cell>
          <table:table-cell office:value-type="string" office:string-value="S70x7" table:formula="of:=&quot;S&quot; &amp; [.B27] &amp; &quot;x&quot; &amp;[.C27]" table:style-name="ce27">
            <text:p>S70x7</text:p>
          </table:table-cell>
          <table:table-cell office:value-type="string" office:string-value="70x7" table:formula="of:=[.B27] &amp; &quot;x&quot; &amp;[.C27]" table:style-name="ce27">
            <text:p>70x7</text:p>
          </table:table-cell>
          <table:table-cell table:style-name="ce11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27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8" table:formula="of:=&quot;S&quot; &amp; [.B28] &amp; &quot;/&quot; &amp;[.C28]" table:style-name="ce9">
            <text:p>S70/8</text:p>
          </table:table-cell>
          <table:table-cell office:value-type="float" office:value="70" table:style-name="ce9">
            <text:p>7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70/8" table:formula="of:=[.A28]" table:style-name="ce27">
            <text:p>S70/8</text:p>
          </table:table-cell>
          <table:table-cell office:value-type="string" office:string-value="S70x8" table:formula="of:=&quot;S&quot; &amp; [.B28] &amp; &quot;x&quot; &amp;[.C28]" table:style-name="ce27">
            <text:p>S70x8</text:p>
          </table:table-cell>
          <table:table-cell office:value-type="string" office:string-value="70x8" table:formula="of:=[.B28] &amp; &quot;x&quot; &amp;[.C28]" table:style-name="ce27">
            <text:p>70x8</text:p>
          </table:table-cell>
          <table:table-cell table:style-name="ce11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27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9" table:formula="of:=&quot;S&quot; &amp; [.B29] &amp; &quot;/&quot; &amp;[.C29]" table:style-name="ce9">
            <text:p>S70/9</text:p>
          </table:table-cell>
          <table:table-cell office:value-type="float" office:value="70" table:style-name="ce9">
            <text:p>7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70/9" table:formula="of:=[.A29]" table:style-name="ce27">
            <text:p>S70/9</text:p>
          </table:table-cell>
          <table:table-cell office:value-type="string" office:string-value="S70x9" table:formula="of:=&quot;S&quot; &amp; [.B29] &amp; &quot;x&quot; &amp;[.C29]" table:style-name="ce27">
            <text:p>S70x9</text:p>
          </table:table-cell>
          <table:table-cell office:value-type="string" office:string-value="70x9" table:formula="of:=[.B29] &amp; &quot;x&quot; &amp;[.C29]" table:style-name="ce27">
            <text:p>70x9</text:p>
          </table:table-cell>
          <table:table-cell table:style-name="ce11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27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10" table:formula="of:=&quot;S&quot; &amp; [.B30] &amp; &quot;/&quot; &amp;[.C30]" table:style-name="ce9">
            <text:p>S70/10</text:p>
          </table:table-cell>
          <table:table-cell office:value-type="float" office:value="70" table:style-name="ce9">
            <text:p>7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70/10" table:formula="of:=[.A30]" table:style-name="ce27">
            <text:p>S70/10</text:p>
          </table:table-cell>
          <table:table-cell office:value-type="string" office:string-value="S70x10" table:formula="of:=&quot;S&quot; &amp; [.B30] &amp; &quot;x&quot; &amp;[.C30]" table:style-name="ce27">
            <text:p>S70x10</text:p>
          </table:table-cell>
          <table:table-cell office:value-type="string" office:string-value="70x10" table:formula="of:=[.B30] &amp; &quot;x&quot; &amp;[.C30]" table:style-name="ce27">
            <text:p>70x10</text:p>
          </table:table-cell>
          <table:table-cell table:style-name="ce11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27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4" table:formula="of:=&quot;S&quot; &amp; [.B31] &amp; &quot;/&quot; &amp;[.C31]" table:style-name="ce9">
            <text:p>S80/4</text:p>
          </table:table-cell>
          <table:table-cell office:value-type="float" office:value="80" table:style-name="ce9">
            <text:p>8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80/4" table:formula="of:=[.A31]" table:style-name="ce27">
            <text:p>S80/4</text:p>
          </table:table-cell>
          <table:table-cell office:value-type="string" office:string-value="S80x4" table:formula="of:=&quot;S&quot; &amp; [.B31] &amp; &quot;x&quot; &amp;[.C31]" table:style-name="ce27">
            <text:p>S80x4</text:p>
          </table:table-cell>
          <table:table-cell office:value-type="string" office:string-value="80x4" table:formula="of:=[.B31] &amp; &quot;x&quot; &amp;[.C31]" table:style-name="ce27">
            <text:p>80x4</text:p>
          </table:table-cell>
          <table:table-cell table:style-name="ce11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27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5" table:formula="of:=&quot;S&quot; &amp; [.B32] &amp; &quot;/&quot; &amp;[.C32]" table:style-name="ce9">
            <text:p>S80/5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80/5" table:formula="of:=[.A32]" table:style-name="ce27">
            <text:p>S80/5</text:p>
          </table:table-cell>
          <table:table-cell office:value-type="string" office:string-value="S80x5" table:formula="of:=&quot;S&quot; &amp; [.B32] &amp; &quot;x&quot; &amp;[.C32]" table:style-name="ce27">
            <text:p>S80x5</text:p>
          </table:table-cell>
          <table:table-cell office:value-type="string" office:string-value="80x5" table:formula="of:=[.B32] &amp; &quot;x&quot; &amp;[.C32]" table:style-name="ce27">
            <text:p>80x5</text:p>
          </table:table-cell>
          <table:table-cell table:style-name="ce11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27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6" table:formula="of:=&quot;S&quot; &amp; [.B33] &amp; &quot;/&quot; &amp;[.C33]" table:style-name="ce9">
            <text:p>S80/6</text:p>
          </table:table-cell>
          <table:table-cell office:value-type="float" office:value="80" table:style-name="ce9">
            <text:p>8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80/6" table:formula="of:=[.A33]" table:style-name="ce27">
            <text:p>S80/6</text:p>
          </table:table-cell>
          <table:table-cell office:value-type="string" office:string-value="S80x6" table:formula="of:=&quot;S&quot; &amp; [.B33] &amp; &quot;x&quot; &amp;[.C33]" table:style-name="ce27">
            <text:p>S80x6</text:p>
          </table:table-cell>
          <table:table-cell office:value-type="string" office:string-value="80x6" table:formula="of:=[.B33] &amp; &quot;x&quot; &amp;[.C33]" table:style-name="ce27">
            <text:p>80x6</text:p>
          </table:table-cell>
          <table:table-cell table:style-name="ce11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27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7" table:formula="of:=&quot;S&quot; &amp; [.B34] &amp; &quot;/&quot; &amp;[.C34]" table:style-name="ce9">
            <text:p>S80/7</text:p>
          </table:table-cell>
          <table:table-cell office:value-type="float" office:value="80" table:style-name="ce9">
            <text:p>8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80/7" table:formula="of:=[.A34]" table:style-name="ce27">
            <text:p>S80/7</text:p>
          </table:table-cell>
          <table:table-cell office:value-type="string" office:string-value="S80x7" table:formula="of:=&quot;S&quot; &amp; [.B34] &amp; &quot;x&quot; &amp;[.C34]" table:style-name="ce27">
            <text:p>S80x7</text:p>
          </table:table-cell>
          <table:table-cell office:value-type="string" office:string-value="80x7" table:formula="of:=[.B34] &amp; &quot;x&quot; &amp;[.C34]" table:style-name="ce27">
            <text:p>80x7</text:p>
          </table:table-cell>
          <table:table-cell table:style-name="ce11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27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8" table:formula="of:=&quot;S&quot; &amp; [.B35] &amp; &quot;/&quot; &amp;[.C35]" table:style-name="ce9">
            <text:p>S80/8</text:p>
          </table:table-cell>
          <table:table-cell office:value-type="float" office:value="80" table:style-name="ce9">
            <text:p>8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80/8" table:formula="of:=[.A35]" table:style-name="ce27">
            <text:p>S80/8</text:p>
          </table:table-cell>
          <table:table-cell office:value-type="string" office:string-value="S80x8" table:formula="of:=&quot;S&quot; &amp; [.B35] &amp; &quot;x&quot; &amp;[.C35]" table:style-name="ce27">
            <text:p>S80x8</text:p>
          </table:table-cell>
          <table:table-cell office:value-type="string" office:string-value="80x8" table:formula="of:=[.B35] &amp; &quot;x&quot; &amp;[.C35]" table:style-name="ce27">
            <text:p>80x8</text:p>
          </table:table-cell>
          <table:table-cell table:style-name="ce11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27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9" table:formula="of:=&quot;S&quot; &amp; [.B36] &amp; &quot;/&quot; &amp;[.C36]" table:style-name="ce9">
            <text:p>S80/9</text:p>
          </table:table-cell>
          <table:table-cell office:value-type="float" office:value="80" table:style-name="ce9">
            <text:p>8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80/9" table:formula="of:=[.A36]" table:style-name="ce27">
            <text:p>S80/9</text:p>
          </table:table-cell>
          <table:table-cell office:value-type="string" office:string-value="S80x9" table:formula="of:=&quot;S&quot; &amp; [.B36] &amp; &quot;x&quot; &amp;[.C36]" table:style-name="ce27">
            <text:p>S80x9</text:p>
          </table:table-cell>
          <table:table-cell office:value-type="string" office:string-value="80x9" table:formula="of:=[.B36] &amp; &quot;x&quot; &amp;[.C36]" table:style-name="ce27">
            <text:p>80x9</text:p>
          </table:table-cell>
          <table:table-cell table:style-name="ce11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27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0" table:formula="of:=&quot;S&quot; &amp; [.B37] &amp; &quot;/&quot; &amp;[.C37]" table:style-name="ce9">
            <text:p>S80/10</text:p>
          </table:table-cell>
          <table:table-cell office:value-type="float" office:value="80" table:style-name="ce9">
            <text:p>8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80/10" table:formula="of:=[.A37]" table:style-name="ce27">
            <text:p>S80/10</text:p>
          </table:table-cell>
          <table:table-cell office:value-type="string" office:string-value="S80x10" table:formula="of:=&quot;S&quot; &amp; [.B37] &amp; &quot;x&quot; &amp;[.C37]" table:style-name="ce27">
            <text:p>S80x10</text:p>
          </table:table-cell>
          <table:table-cell office:value-type="string" office:string-value="80x10" table:formula="of:=[.B37] &amp; &quot;x&quot; &amp;[.C37]" table:style-name="ce27">
            <text:p>80x10</text:p>
          </table:table-cell>
          <table:table-cell table:style-name="ce11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27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2" table:formula="of:=&quot;S&quot; &amp; [.B38] &amp; &quot;/&quot; &amp;[.C38]" table:style-name="ce9">
            <text:p>S80/12</text:p>
          </table:table-cell>
          <table:table-cell office:value-type="float" office:value="80" table:style-name="ce9">
            <text:p>8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80/12" table:formula="of:=[.A38]" table:style-name="ce27">
            <text:p>S80/12</text:p>
          </table:table-cell>
          <table:table-cell office:value-type="string" office:string-value="S80x12" table:formula="of:=&quot;S&quot; &amp; [.B38] &amp; &quot;x&quot; &amp;[.C38]" table:style-name="ce27">
            <text:p>S80x12</text:p>
          </table:table-cell>
          <table:table-cell office:value-type="string" office:string-value="80x12" table:formula="of:=[.B38] &amp; &quot;x&quot; &amp;[.C38]" table:style-name="ce27">
            <text:p>80x12</text:p>
          </table:table-cell>
          <table:table-cell table:style-name="ce11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27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5" table:formula="of:=&quot;S&quot; &amp; [.B39] &amp; &quot;/&quot; &amp;[.C39]" table:style-name="ce9">
            <text:p>S80/15</text:p>
          </table:table-cell>
          <table:table-cell office:value-type="float" office:value="80" table:style-name="ce9">
            <text:p>8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80/15" table:formula="of:=[.A39]" table:style-name="ce27">
            <text:p>S80/15</text:p>
          </table:table-cell>
          <table:table-cell office:value-type="string" office:string-value="S80x15" table:formula="of:=&quot;S&quot; &amp; [.B39] &amp; &quot;x&quot; &amp;[.C39]" table:style-name="ce27">
            <text:p>S80x15</text:p>
          </table:table-cell>
          <table:table-cell office:value-type="string" office:string-value="80x15" table:formula="of:=[.B39] &amp; &quot;x&quot; &amp;[.C39]" table:style-name="ce27">
            <text:p>80x15</text:p>
          </table:table-cell>
          <table:table-cell table:style-name="ce11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27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5" table:formula="of:=&quot;S&quot; &amp; [.B40] &amp; &quot;/&quot; &amp;[.C40]" table:style-name="ce9">
            <text:p>S100/5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00/5" table:formula="of:=[.A40]" table:style-name="ce27">
            <text:p>S100/5</text:p>
          </table:table-cell>
          <table:table-cell office:value-type="string" office:string-value="S100x5" table:formula="of:=&quot;S&quot; &amp; [.B40] &amp; &quot;x&quot; &amp;[.C40]" table:style-name="ce27">
            <text:p>S100x5</text:p>
          </table:table-cell>
          <table:table-cell office:value-type="string" office:string-value="100x5" table:formula="of:=[.B40] &amp; &quot;x&quot; &amp;[.C40]" table:style-name="ce27">
            <text:p>100x5</text:p>
          </table:table-cell>
          <table:table-cell table:style-name="ce11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27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6" table:formula="of:=&quot;S&quot; &amp; [.B41] &amp; &quot;/&quot; &amp;[.C41]" table:style-name="ce9">
            <text:p>S100/6</text:p>
          </table:table-cell>
          <table:table-cell office:value-type="float" office:value="100" table:style-name="ce9">
            <text:p>10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00/6" table:formula="of:=[.A41]" table:style-name="ce27">
            <text:p>S100/6</text:p>
          </table:table-cell>
          <table:table-cell office:value-type="string" office:string-value="S100x6" table:formula="of:=&quot;S&quot; &amp; [.B41] &amp; &quot;x&quot; &amp;[.C41]" table:style-name="ce27">
            <text:p>S100x6</text:p>
          </table:table-cell>
          <table:table-cell office:value-type="string" office:string-value="100x6" table:formula="of:=[.B41] &amp; &quot;x&quot; &amp;[.C41]" table:style-name="ce27">
            <text:p>100x6</text:p>
          </table:table-cell>
          <table:table-cell table:style-name="ce11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27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7" table:formula="of:=&quot;S&quot; &amp; [.B42] &amp; &quot;/&quot; &amp;[.C42]" table:style-name="ce9">
            <text:p>S100/7</text:p>
          </table:table-cell>
          <table:table-cell office:value-type="float" office:value="100" table:style-name="ce9">
            <text:p>10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00/7" table:formula="of:=[.A42]" table:style-name="ce27">
            <text:p>S100/7</text:p>
          </table:table-cell>
          <table:table-cell office:value-type="string" office:string-value="S100x7" table:formula="of:=&quot;S&quot; &amp; [.B42] &amp; &quot;x&quot; &amp;[.C42]" table:style-name="ce27">
            <text:p>S100x7</text:p>
          </table:table-cell>
          <table:table-cell office:value-type="string" office:string-value="100x7" table:formula="of:=[.B42] &amp; &quot;x&quot; &amp;[.C42]" table:style-name="ce27">
            <text:p>100x7</text:p>
          </table:table-cell>
          <table:table-cell table:style-name="ce11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27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8" table:formula="of:=&quot;S&quot; &amp; [.B43] &amp; &quot;/&quot; &amp;[.C43]" table:style-name="ce9">
            <text:p>S100/8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00/8" table:formula="of:=[.A43]" table:style-name="ce27">
            <text:p>S100/8</text:p>
          </table:table-cell>
          <table:table-cell office:value-type="string" office:string-value="S100x8" table:formula="of:=&quot;S&quot; &amp; [.B43] &amp; &quot;x&quot; &amp;[.C43]" table:style-name="ce27">
            <text:p>S100x8</text:p>
          </table:table-cell>
          <table:table-cell office:value-type="string" office:string-value="100x8" table:formula="of:=[.B43] &amp; &quot;x&quot; &amp;[.C43]" table:style-name="ce27">
            <text:p>100x8</text:p>
          </table:table-cell>
          <table:table-cell table:style-name="ce11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27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9" table:formula="of:=&quot;S&quot; &amp; [.B44] &amp; &quot;/&quot; &amp;[.C44]" table:style-name="ce9">
            <text:p>S100/9</text:p>
          </table:table-cell>
          <table:table-cell office:value-type="float" office:value="100" table:style-name="ce9">
            <text:p>10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00/9" table:formula="of:=[.A44]" table:style-name="ce27">
            <text:p>S100/9</text:p>
          </table:table-cell>
          <table:table-cell office:value-type="string" office:string-value="S100x9" table:formula="of:=&quot;S&quot; &amp; [.B44] &amp; &quot;x&quot; &amp;[.C44]" table:style-name="ce27">
            <text:p>S100x9</text:p>
          </table:table-cell>
          <table:table-cell office:value-type="string" office:string-value="100x9" table:formula="of:=[.B44] &amp; &quot;x&quot; &amp;[.C44]" table:style-name="ce27">
            <text:p>100x9</text:p>
          </table:table-cell>
          <table:table-cell table:style-name="ce11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27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0" table:formula="of:=&quot;S&quot; &amp; [.B45] &amp; &quot;/&quot; &amp;[.C45]" table:style-name="ce9">
            <text:p>S100/10</text:p>
          </table:table-cell>
          <table:table-cell office:value-type="float" office:value="100" table:style-name="ce9">
            <text:p>10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00/10" table:formula="of:=[.A45]" table:style-name="ce27">
            <text:p>S100/10</text:p>
          </table:table-cell>
          <table:table-cell office:value-type="string" office:string-value="S100x10" table:formula="of:=&quot;S&quot; &amp; [.B45] &amp; &quot;x&quot; &amp;[.C45]" table:style-name="ce27">
            <text:p>S100x10</text:p>
          </table:table-cell>
          <table:table-cell office:value-type="string" office:string-value="100x10" table:formula="of:=[.B45] &amp; &quot;x&quot; &amp;[.C45]" table:style-name="ce27">
            <text:p>100x10</text:p>
          </table:table-cell>
          <table:table-cell table:style-name="ce11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27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2" table:formula="of:=&quot;S&quot; &amp; [.B46] &amp; &quot;/&quot; &amp;[.C46]" table:style-name="ce9">
            <text:p>S100/12</text:p>
          </table:table-cell>
          <table:table-cell office:value-type="float" office:value="100" table:style-name="ce9">
            <text:p>10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00/12" table:formula="of:=[.A46]" table:style-name="ce27">
            <text:p>S100/12</text:p>
          </table:table-cell>
          <table:table-cell office:value-type="string" office:string-value="S100x12" table:formula="of:=&quot;S&quot; &amp; [.B46] &amp; &quot;x&quot; &amp;[.C46]" table:style-name="ce27">
            <text:p>S100x12</text:p>
          </table:table-cell>
          <table:table-cell office:value-type="string" office:string-value="100x12" table:formula="of:=[.B46] &amp; &quot;x&quot; &amp;[.C46]" table:style-name="ce27">
            <text:p>100x12</text:p>
          </table:table-cell>
          <table:table-cell table:style-name="ce11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27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5" table:formula="of:=&quot;S&quot; &amp; [.B47] &amp; &quot;/&quot; &amp;[.C47]" table:style-name="ce9">
            <text:p>S100/15</text:p>
          </table:table-cell>
          <table:table-cell office:value-type="float" office:value="100" table:style-name="ce9">
            <text:p>10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100/15" table:formula="of:=[.A47]" table:style-name="ce27">
            <text:p>S100/15</text:p>
          </table:table-cell>
          <table:table-cell office:value-type="string" office:string-value="S100x15" table:formula="of:=&quot;S&quot; &amp; [.B47] &amp; &quot;x&quot; &amp;[.C47]" table:style-name="ce27">
            <text:p>S100x15</text:p>
          </table:table-cell>
          <table:table-cell office:value-type="string" office:string-value="100x15" table:formula="of:=[.B47] &amp; &quot;x&quot; &amp;[.C47]" table:style-name="ce27">
            <text:p>100x15</text:p>
          </table:table-cell>
          <table:table-cell table:style-name="ce11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27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5" table:formula="of:=&quot;S&quot; &amp; [.B48] &amp; &quot;/&quot; &amp;[.C48]" table:style-name="ce9">
            <text:p>S120/5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20/5" table:formula="of:=[.A48]" table:style-name="ce27">
            <text:p>S120/5</text:p>
          </table:table-cell>
          <table:table-cell office:value-type="string" office:string-value="S120x5" table:formula="of:=&quot;S&quot; &amp; [.B48] &amp; &quot;x&quot; &amp;[.C48]" table:style-name="ce27">
            <text:p>S120x5</text:p>
          </table:table-cell>
          <table:table-cell office:value-type="string" office:string-value="120x5" table:formula="of:=[.B48] &amp; &quot;x&quot; &amp;[.C48]" table:style-name="ce27">
            <text:p>120x5</text:p>
          </table:table-cell>
          <table:table-cell table:style-name="ce11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27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6" table:formula="of:=&quot;S&quot; &amp; [.B49] &amp; &quot;/&quot; &amp;[.C49]" table:style-name="ce9">
            <text:p>S120/6</text:p>
          </table:table-cell>
          <table:table-cell office:value-type="float" office:value="120" table:style-name="ce9">
            <text:p>12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20/6" table:formula="of:=[.A49]" table:style-name="ce27">
            <text:p>S120/6</text:p>
          </table:table-cell>
          <table:table-cell office:value-type="string" office:string-value="S120x6" table:formula="of:=&quot;S&quot; &amp; [.B49] &amp; &quot;x&quot; &amp;[.C49]" table:style-name="ce27">
            <text:p>S120x6</text:p>
          </table:table-cell>
          <table:table-cell office:value-type="string" office:string-value="120x6" table:formula="of:=[.B49] &amp; &quot;x&quot; &amp;[.C49]" table:style-name="ce27">
            <text:p>120x6</text:p>
          </table:table-cell>
          <table:table-cell table:style-name="ce11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27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7" table:formula="of:=&quot;S&quot; &amp; [.B50] &amp; &quot;/&quot; &amp;[.C50]" table:style-name="ce9">
            <text:p>S120/7</text:p>
          </table:table-cell>
          <table:table-cell office:value-type="float" office:value="120" table:style-name="ce9">
            <text:p>12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20/7" table:formula="of:=[.A50]" table:style-name="ce27">
            <text:p>S120/7</text:p>
          </table:table-cell>
          <table:table-cell office:value-type="string" office:string-value="S120x7" table:formula="of:=&quot;S&quot; &amp; [.B50] &amp; &quot;x&quot; &amp;[.C50]" table:style-name="ce27">
            <text:p>S120x7</text:p>
          </table:table-cell>
          <table:table-cell office:value-type="string" office:string-value="120x7" table:formula="of:=[.B50] &amp; &quot;x&quot; &amp;[.C50]" table:style-name="ce27">
            <text:p>120x7</text:p>
          </table:table-cell>
          <table:table-cell table:style-name="ce11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27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8" table:formula="of:=&quot;S&quot; &amp; [.B51] &amp; &quot;/&quot; &amp;[.C51]" table:style-name="ce9">
            <text:p>S120/8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20/8" table:formula="of:=[.A51]" table:style-name="ce27">
            <text:p>S120/8</text:p>
          </table:table-cell>
          <table:table-cell office:value-type="string" office:string-value="S120x8" table:formula="of:=&quot;S&quot; &amp; [.B51] &amp; &quot;x&quot; &amp;[.C51]" table:style-name="ce27">
            <text:p>S120x8</text:p>
          </table:table-cell>
          <table:table-cell office:value-type="string" office:string-value="120x8" table:formula="of:=[.B51] &amp; &quot;x&quot; &amp;[.C51]" table:style-name="ce27">
            <text:p>120x8</text:p>
          </table:table-cell>
          <table:table-cell table:style-name="ce11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27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9" table:formula="of:=&quot;S&quot; &amp; [.B52] &amp; &quot;/&quot; &amp;[.C52]" table:style-name="ce9">
            <text:p>S120/9</text:p>
          </table:table-cell>
          <table:table-cell office:value-type="float" office:value="120" table:style-name="ce9">
            <text:p>12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20/9" table:formula="of:=[.A52]" table:style-name="ce27">
            <text:p>S120/9</text:p>
          </table:table-cell>
          <table:table-cell office:value-type="string" office:string-value="S120x9" table:formula="of:=&quot;S&quot; &amp; [.B52] &amp; &quot;x&quot; &amp;[.C52]" table:style-name="ce27">
            <text:p>S120x9</text:p>
          </table:table-cell>
          <table:table-cell office:value-type="string" office:string-value="120x9" table:formula="of:=[.B52] &amp; &quot;x&quot; &amp;[.C52]" table:style-name="ce27">
            <text:p>120x9</text:p>
          </table:table-cell>
          <table:table-cell table:style-name="ce11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27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0" table:formula="of:=&quot;S&quot; &amp; [.B53] &amp; &quot;/&quot; &amp;[.C53]" table:style-name="ce9">
            <text:p>S120/10</text:p>
          </table:table-cell>
          <table:table-cell office:value-type="float" office:value="120" table:style-name="ce9">
            <text:p>12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20/10" table:formula="of:=[.A53]" table:style-name="ce27">
            <text:p>S120/10</text:p>
          </table:table-cell>
          <table:table-cell office:value-type="string" office:string-value="S120x10" table:formula="of:=&quot;S&quot; &amp; [.B53] &amp; &quot;x&quot; &amp;[.C53]" table:style-name="ce27">
            <text:p>S120x10</text:p>
          </table:table-cell>
          <table:table-cell office:value-type="string" office:string-value="120x10" table:formula="of:=[.B53] &amp; &quot;x&quot; &amp;[.C53]" table:style-name="ce27">
            <text:p>120x10</text:p>
          </table:table-cell>
          <table:table-cell table:style-name="ce11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27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2" table:formula="of:=&quot;S&quot; &amp; [.B54] &amp; &quot;/&quot; &amp;[.C54]" table:style-name="ce9">
            <text:p>S120/12</text:p>
          </table:table-cell>
          <table:table-cell office:value-type="float" office:value="120" table:style-name="ce9">
            <text:p>12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20/12" table:formula="of:=[.A54]" table:style-name="ce27">
            <text:p>S120/12</text:p>
          </table:table-cell>
          <table:table-cell office:value-type="string" office:string-value="S120x12" table:formula="of:=&quot;S&quot; &amp; [.B54] &amp; &quot;x&quot; &amp;[.C54]" table:style-name="ce27">
            <text:p>S120x12</text:p>
          </table:table-cell>
          <table:table-cell office:value-type="string" office:string-value="120x12" table:formula="of:=[.B54] &amp; &quot;x&quot; &amp;[.C54]" table:style-name="ce27">
            <text:p>120x12</text:p>
          </table:table-cell>
          <table:table-cell table:style-name="ce11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27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Round" table:style-name="ta2">
        <table:table-column table:style-name="co36" table:default-cell-style-name="ce30"/>
        <table:table-column table:style-name="co37" table:default-cell-style-name="ce30"/>
        <table:table-column table:style-name="co38" table:default-cell-style-name="ce30"/>
        <table:table-column table:style-name="co39" table:default-cell-style-name="ce30"/>
        <table:table-column table:style-name="co10" table:number-columns-repeated="3" table:default-cell-style-name="ce30"/>
        <table:table-column table:style-name="co40" table:default-cell-style-name="ce1"/>
        <table:table-column table:style-name="co10" table:number-columns-repeated="16376" table:default-cell-style-name="ce30"/>
        <table:table-row table:style-name="ro1">
          <table:table-cell office:value-type="string" table:style-name="ce28">
            <text:p>Profilename</text:p>
          </table:table-cell>
          <table:table-cell office:value-type="string" table:style-name="ce28">
            <text:p>D</text:p>
          </table:table-cell>
          <table:table-cell office:value-type="string" table:style-name="ce28">
            <text:p>R</text:p>
          </table:table-cell>
          <table:table-cell office:value-type="string" table:style-name="ce29">
            <text:p>Shape</text:p>
          </table:table-cell>
          <table:table-cell office:value-type="string" table:style-name="ce29">
            <text:p>Synonyms</text:p>
          </table:table-cell>
          <table:table-cell table:number-columns-repeated="2" table:style-name="ce30"/>
          <table:table-cell table:style-name="ce1"/>
          <table:table-cell office:value-type="string" table:style-name="ce28">
            <text:p>JSONString</text:p>
          </table:table-cell>
          <table:table-cell table:number-columns-repeated="16375"/>
        </table:table-row>
        <table:table-row table:style-name="ro1">
          <table:table-cell table:style-name="ce28"/>
          <table:table-cell office:value-type="string" table:style-name="ce30">
            <text:p>[mm]</text:p>
          </table:table-cell>
          <table:table-cell office:value-type="string" table:style-name="ce30">
            <text:p>[mm]</text:p>
          </table:table-cell>
          <table:table-cell table:style-name="ce29"/>
          <table:table-cell table:number-columns-repeated="3" table:style-name="ce30"/>
          <table:table-cell table:style-name="ce1"/>
          <table:table-cell table:number-columns-repeated="16376" table:style-name="ce30"/>
        </table:table-row>
        <table:table-row table:style-name="ro1">
          <table:table-cell office:value-type="string" table:style-name="ce30">
            <text:p>R8<text:s/></text:p>
          </table:table-cell>
          <table:table-cell office:value-type="float" office:value="8" table:style-name="ce30">
            <text:p>8</text:p>
          </table:table-cell>
          <table:table-cell office:value-type="float" office:value="4" table:formula="of:=[.B3]/2" table:style-name="ce30">
            <text:p>4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8<text:s/></text:p>
          </table:table-cell>
          <table:table-cell office:value-type="string" table:style-name="ce30">
            <text:p>Rond 8<text:s/></text:p>
          </table:table-cell>
          <table:table-cell office:value-type="string" table:style-name="ce30">
            <text:p>Rond8<text:s/></text:p>
          </table:table-cell>
          <table:table-cell office:value-type="string" office:string-value="synonyms&quot;:[&quot;R8 &quot;,&quot;Rond 8 &quot;,&quot;Rond8 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1">
            <text:p>synonyms":["R8 ","Rond 8 ","Rond8 "]}]},</text:p>
          </table:table-cell>
          <table:table-cell office:value-type="string" office:string-value="{&quot;R8 &quot;: [{&quot;shape_coords&quot;:[8,4],&quot;shape_name&quot;:&quot;Round&quot;,&quot;synonyms&quot;:[&quot;R8 &quot;,&quot;Rond 8 &quot;,&quot;Rond8 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&amp; &quot;],&quot; &amp; &quot;&quot;&quot;&quot; &amp;&quot;shape_name&quot;&amp;&quot;&quot;&quot;&quot; &amp; &quot;:&quot; &amp; &quot;&quot;&quot;&quot; &amp;[.D3] &amp; &quot;&quot;&quot;&quot; &amp; &quot;,&quot; &amp; &quot;&quot;&quot;&quot;&amp;[.H3]" table:style-name="ce30">
            <text:p>{"R8 ": [{"shape_coords":[8,4],"shape_name":"Round","synonyms":["R8 ","Rond 8 ","Rond8 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10</text:p>
          </table:table-cell>
          <table:table-cell office:value-type="float" office:value="10" table:style-name="ce30">
            <text:p>10</text:p>
          </table:table-cell>
          <table:table-cell office:value-type="float" office:value="5" table:formula="of:=[.B4]/2" table:style-name="ce30">
            <text:p>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10</text:p>
          </table:table-cell>
          <table:table-cell office:value-type="string" table:style-name="ce30">
            <text:p>Rond 10</text:p>
          </table:table-cell>
          <table:table-cell office:value-type="string" table:style-name="ce30">
            <text:p>Rond10</text:p>
          </table:table-cell>
          <table:table-cell office:value-type="string" office:string-value="synonyms&quot;:[&quot;R10&quot;,&quot;Rond 10&quot;,&quot;Rond10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1">
            <text:p>synonyms":["R10","Rond 10","Rond10"]}]},</text:p>
          </table:table-cell>
          <table:table-cell office:value-type="string" office:string-value="{&quot;R10&quot;: [{&quot;shape_coords&quot;:[10,5],&quot;shape_name&quot;:&quot;Round&quot;,&quot;synonyms&quot;:[&quot;R10&quot;,&quot;Rond 10&quot;,&quot;Rond1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&amp; &quot;],&quot; &amp; &quot;&quot;&quot;&quot; &amp;&quot;shape_name&quot;&amp;&quot;&quot;&quot;&quot; &amp; &quot;:&quot; &amp; &quot;&quot;&quot;&quot; &amp;[.D4] &amp; &quot;&quot;&quot;&quot; &amp; &quot;,&quot; &amp; &quot;&quot;&quot;&quot;&amp;[.H4]" table:style-name="ce30">
            <text:p>{"R10": [{"shape_coords":[10,5],"shape_name":"Round","synonyms":["R10","Rond 10","Rond1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12</text:p>
          </table:table-cell>
          <table:table-cell office:value-type="float" office:value="12" table:style-name="ce30">
            <text:p>12</text:p>
          </table:table-cell>
          <table:table-cell office:value-type="float" office:value="6" table:formula="of:=[.B5]/2" table:style-name="ce30">
            <text:p>6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12</text:p>
          </table:table-cell>
          <table:table-cell office:value-type="string" table:style-name="ce30">
            <text:p>Rond 12</text:p>
          </table:table-cell>
          <table:table-cell office:value-type="string" table:style-name="ce30">
            <text:p>Rond12</text:p>
          </table:table-cell>
          <table:table-cell office:value-type="string" office:string-value="synonyms&quot;:[&quot;R12&quot;,&quot;Rond 12&quot;,&quot;Rond1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1">
            <text:p>synonyms":["R12","Rond 12","Rond12"]}]},</text:p>
          </table:table-cell>
          <table:table-cell office:value-type="string" office:string-value="{&quot;R12&quot;: [{&quot;shape_coords&quot;:[12,6],&quot;shape_name&quot;:&quot;Round&quot;,&quot;synonyms&quot;:[&quot;R12&quot;,&quot;Rond 12&quot;,&quot;Rond1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&amp; &quot;],&quot; &amp; &quot;&quot;&quot;&quot; &amp;&quot;shape_name&quot;&amp;&quot;&quot;&quot;&quot; &amp; &quot;:&quot; &amp; &quot;&quot;&quot;&quot; &amp;[.D5] &amp; &quot;&quot;&quot;&quot; &amp; &quot;,&quot; &amp; &quot;&quot;&quot;&quot;&amp;[.H5]" table:style-name="ce30">
            <text:p>{"R12": [{"shape_coords":[12,6],"shape_name":"Round","synonyms":["R12","Rond 12","Rond12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14</text:p>
          </table:table-cell>
          <table:table-cell office:value-type="float" office:value="14" table:style-name="ce30">
            <text:p>14</text:p>
          </table:table-cell>
          <table:table-cell office:value-type="float" office:value="7" table:formula="of:=[.B6]/2" table:style-name="ce30">
            <text:p>7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14</text:p>
          </table:table-cell>
          <table:table-cell office:value-type="string" table:style-name="ce30">
            <text:p>Rond 14</text:p>
          </table:table-cell>
          <table:table-cell office:value-type="string" table:style-name="ce30">
            <text:p>Rond14</text:p>
          </table:table-cell>
          <table:table-cell office:value-type="string" office:string-value="synonyms&quot;:[&quot;R14&quot;,&quot;Rond 14&quot;,&quot;Rond1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1">
            <text:p>synonyms":["R14","Rond 14","Rond14"]}]},</text:p>
          </table:table-cell>
          <table:table-cell office:value-type="string" office:string-value="{&quot;R14&quot;: [{&quot;shape_coords&quot;:[14,7],&quot;shape_name&quot;:&quot;Round&quot;,&quot;synonyms&quot;:[&quot;R14&quot;,&quot;Rond 14&quot;,&quot;Rond1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&amp; &quot;],&quot; &amp; &quot;&quot;&quot;&quot; &amp;&quot;shape_name&quot;&amp;&quot;&quot;&quot;&quot; &amp; &quot;:&quot; &amp; &quot;&quot;&quot;&quot; &amp;[.D6] &amp; &quot;&quot;&quot;&quot; &amp; &quot;,&quot; &amp; &quot;&quot;&quot;&quot;&amp;[.H6]" table:style-name="ce30">
            <text:p>{"R14": [{"shape_coords":[14,7],"shape_name":"Round","synonyms":["R14","Rond 14","Rond14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15</text:p>
          </table:table-cell>
          <table:table-cell office:value-type="float" office:value="15" table:style-name="ce30">
            <text:p>15</text:p>
          </table:table-cell>
          <table:table-cell office:value-type="float" office:value="7.5" table:formula="of:=[.B7]/2" table:style-name="ce30">
            <text:p>7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15</text:p>
          </table:table-cell>
          <table:table-cell office:value-type="string" table:style-name="ce30">
            <text:p>Rond 15</text:p>
          </table:table-cell>
          <table:table-cell office:value-type="string" table:style-name="ce30">
            <text:p>Rond15</text:p>
          </table:table-cell>
          <table:table-cell office:value-type="string" office:string-value="synonyms&quot;:[&quot;R15&quot;,&quot;Rond 15&quot;,&quot;Rond15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1">
            <text:p>synonyms":["R15","Rond 15","Rond15"]}]},</text:p>
          </table:table-cell>
          <table:table-cell office:value-type="string" office:string-value="{&quot;R15&quot;: [{&quot;shape_coords&quot;:[15,7,5],&quot;shape_name&quot;:&quot;Round&quot;,&quot;synonyms&quot;:[&quot;R15&quot;,&quot;Rond 15&quot;,&quot;Rond15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&amp; &quot;],&quot; &amp; &quot;&quot;&quot;&quot; &amp;&quot;shape_name&quot;&amp;&quot;&quot;&quot;&quot; &amp; &quot;:&quot; &amp; &quot;&quot;&quot;&quot; &amp;[.D7] &amp; &quot;&quot;&quot;&quot; &amp; &quot;,&quot; &amp; &quot;&quot;&quot;&quot;&amp;[.H7]" table:style-name="ce30">
            <text:p>{"R15": [{"shape_coords":[15,7,5],"shape_name":"Round","synonyms":["R15","Rond 15","Rond15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16</text:p>
          </table:table-cell>
          <table:table-cell office:value-type="float" office:value="16" table:style-name="ce30">
            <text:p>16</text:p>
          </table:table-cell>
          <table:table-cell office:value-type="float" office:value="8" table:formula="of:=[.B8]/2" table:style-name="ce30">
            <text:p>8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16</text:p>
          </table:table-cell>
          <table:table-cell office:value-type="string" table:style-name="ce30">
            <text:p>Rond 16</text:p>
          </table:table-cell>
          <table:table-cell office:value-type="string" table:style-name="ce30">
            <text:p>Rond16</text:p>
          </table:table-cell>
          <table:table-cell office:value-type="string" office:string-value="synonyms&quot;:[&quot;R16&quot;,&quot;Rond 16&quot;,&quot;Rond16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1">
            <text:p>synonyms":["R16","Rond 16","Rond16"]}]},</text:p>
          </table:table-cell>
          <table:table-cell office:value-type="string" office:string-value="{&quot;R16&quot;: [{&quot;shape_coords&quot;:[16,8],&quot;shape_name&quot;:&quot;Round&quot;,&quot;synonyms&quot;:[&quot;R16&quot;,&quot;Rond 16&quot;,&quot;Rond16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&amp; &quot;],&quot; &amp; &quot;&quot;&quot;&quot; &amp;&quot;shape_name&quot;&amp;&quot;&quot;&quot;&quot; &amp; &quot;:&quot; &amp; &quot;&quot;&quot;&quot; &amp;[.D8] &amp; &quot;&quot;&quot;&quot; &amp; &quot;,&quot; &amp; &quot;&quot;&quot;&quot;&amp;[.H8]" table:style-name="ce30">
            <text:p>{"R16": [{"shape_coords":[16,8],"shape_name":"Round","synonyms":["R16","Rond 16","Rond16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18</text:p>
          </table:table-cell>
          <table:table-cell office:value-type="float" office:value="18" table:style-name="ce30">
            <text:p>18</text:p>
          </table:table-cell>
          <table:table-cell office:value-type="float" office:value="9" table:formula="of:=[.B9]/2" table:style-name="ce30">
            <text:p>9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18</text:p>
          </table:table-cell>
          <table:table-cell office:value-type="string" table:style-name="ce30">
            <text:p>Rond 18</text:p>
          </table:table-cell>
          <table:table-cell office:value-type="string" table:style-name="ce30">
            <text:p>Rond18</text:p>
          </table:table-cell>
          <table:table-cell office:value-type="string" office:string-value="synonyms&quot;:[&quot;R18&quot;,&quot;Rond 18&quot;,&quot;Rond18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1">
            <text:p>synonyms":["R18","Rond 18","Rond18"]}]},</text:p>
          </table:table-cell>
          <table:table-cell office:value-type="string" office:string-value="{&quot;R18&quot;: [{&quot;shape_coords&quot;:[18,9],&quot;shape_name&quot;:&quot;Round&quot;,&quot;synonyms&quot;:[&quot;R18&quot;,&quot;Rond 18&quot;,&quot;Rond18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&amp; &quot;],&quot; &amp; &quot;&quot;&quot;&quot; &amp;&quot;shape_name&quot;&amp;&quot;&quot;&quot;&quot; &amp; &quot;:&quot; &amp; &quot;&quot;&quot;&quot; &amp;[.D9] &amp; &quot;&quot;&quot;&quot; &amp; &quot;,&quot; &amp; &quot;&quot;&quot;&quot;&amp;[.H9]" table:style-name="ce30">
            <text:p>{"R18": [{"shape_coords":[18,9],"shape_name":"Round","synonyms":["R18","Rond 18","Rond18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19</text:p>
          </table:table-cell>
          <table:table-cell office:value-type="float" office:value="19" table:style-name="ce30">
            <text:p>19</text:p>
          </table:table-cell>
          <table:table-cell office:value-type="float" office:value="9.5" table:formula="of:=[.B10]/2" table:style-name="ce30">
            <text:p>9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19</text:p>
          </table:table-cell>
          <table:table-cell office:value-type="string" table:style-name="ce30">
            <text:p>Rond 19</text:p>
          </table:table-cell>
          <table:table-cell office:value-type="string" table:style-name="ce30">
            <text:p>Rond19</text:p>
          </table:table-cell>
          <table:table-cell office:value-type="string" office:string-value="synonyms&quot;:[&quot;R19&quot;,&quot;Rond 19&quot;,&quot;Rond19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1">
            <text:p>synonyms":["R19","Rond 19","Rond19"]}]},</text:p>
          </table:table-cell>
          <table:table-cell office:value-type="string" office:string-value="{&quot;R19&quot;: [{&quot;shape_coords&quot;:[19,9,5],&quot;shape_name&quot;:&quot;Round&quot;,&quot;synonyms&quot;:[&quot;R19&quot;,&quot;Rond 19&quot;,&quot;Rond19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&amp; &quot;],&quot; &amp; &quot;&quot;&quot;&quot; &amp;&quot;shape_name&quot;&amp;&quot;&quot;&quot;&quot; &amp; &quot;:&quot; &amp; &quot;&quot;&quot;&quot; &amp;[.D10] &amp; &quot;&quot;&quot;&quot; &amp; &quot;,&quot; &amp; &quot;&quot;&quot;&quot;&amp;[.H10]" table:style-name="ce30">
            <text:p>{"R19": [{"shape_coords":[19,9,5],"shape_name":"Round","synonyms":["R19","Rond 19","Rond19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20</text:p>
          </table:table-cell>
          <table:table-cell office:value-type="float" office:value="20" table:style-name="ce30">
            <text:p>20</text:p>
          </table:table-cell>
          <table:table-cell office:value-type="float" office:value="10" table:formula="of:=[.B11]/2" table:style-name="ce30">
            <text:p>10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20</text:p>
          </table:table-cell>
          <table:table-cell office:value-type="string" table:style-name="ce30">
            <text:p>Rond 20</text:p>
          </table:table-cell>
          <table:table-cell office:value-type="string" table:style-name="ce30">
            <text:p>Rond20</text:p>
          </table:table-cell>
          <table:table-cell office:value-type="string" office:string-value="synonyms&quot;:[&quot;R20&quot;,&quot;Rond 20&quot;,&quot;Rond20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1">
            <text:p>synonyms":["R20","Rond 20","Rond20"]}]},</text:p>
          </table:table-cell>
          <table:table-cell office:value-type="string" office:string-value="{&quot;R20&quot;: [{&quot;shape_coords&quot;:[20,10],&quot;shape_name&quot;:&quot;Round&quot;,&quot;synonyms&quot;:[&quot;R20&quot;,&quot;Rond 20&quot;,&quot;Rond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&amp; &quot;],&quot; &amp; &quot;&quot;&quot;&quot; &amp;&quot;shape_name&quot;&amp;&quot;&quot;&quot;&quot; &amp; &quot;:&quot; &amp; &quot;&quot;&quot;&quot; &amp;[.D11] &amp; &quot;&quot;&quot;&quot; &amp; &quot;,&quot; &amp; &quot;&quot;&quot;&quot;&amp;[.H11]" table:style-name="ce30">
            <text:p>{"R20": [{"shape_coords":[20,10],"shape_name":"Round","synonyms":["R20","Rond 20","Rond2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22</text:p>
          </table:table-cell>
          <table:table-cell office:value-type="float" office:value="22" table:style-name="ce30">
            <text:p>22</text:p>
          </table:table-cell>
          <table:table-cell office:value-type="float" office:value="11" table:formula="of:=[.B12]/2" table:style-name="ce30">
            <text:p>11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22</text:p>
          </table:table-cell>
          <table:table-cell office:value-type="string" table:style-name="ce30">
            <text:p>Rond 22</text:p>
          </table:table-cell>
          <table:table-cell office:value-type="string" table:style-name="ce30">
            <text:p>Rond22</text:p>
          </table:table-cell>
          <table:table-cell office:value-type="string" office:string-value="synonyms&quot;:[&quot;R22&quot;,&quot;Rond 22&quot;,&quot;Rond22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1">
            <text:p>synonyms":["R22","Rond 22","Rond22"]}]},</text:p>
          </table:table-cell>
          <table:table-cell office:value-type="string" office:string-value="{&quot;R22&quot;: [{&quot;shape_coords&quot;:[22,11],&quot;shape_name&quot;:&quot;Round&quot;,&quot;synonyms&quot;:[&quot;R22&quot;,&quot;Rond 22&quot;,&quot;Rond22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&amp; &quot;],&quot; &amp; &quot;&quot;&quot;&quot; &amp;&quot;shape_name&quot;&amp;&quot;&quot;&quot;&quot; &amp; &quot;:&quot; &amp; &quot;&quot;&quot;&quot; &amp;[.D12] &amp; &quot;&quot;&quot;&quot; &amp; &quot;,&quot; &amp; &quot;&quot;&quot;&quot;&amp;[.H12]" table:style-name="ce30">
            <text:p>{"R22": [{"shape_coords":[22,11],"shape_name":"Round","synonyms":["R22","Rond 22","Rond22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24</text:p>
          </table:table-cell>
          <table:table-cell office:value-type="float" office:value="24" table:style-name="ce30">
            <text:p>24</text:p>
          </table:table-cell>
          <table:table-cell office:value-type="float" office:value="12" table:formula="of:=[.B13]/2" table:style-name="ce30">
            <text:p>12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24</text:p>
          </table:table-cell>
          <table:table-cell office:value-type="string" table:style-name="ce30">
            <text:p>Rond 24</text:p>
          </table:table-cell>
          <table:table-cell office:value-type="string" table:style-name="ce30">
            <text:p>Rond24</text:p>
          </table:table-cell>
          <table:table-cell office:value-type="string" office:string-value="synonyms&quot;:[&quot;R24&quot;,&quot;Rond 24&quot;,&quot;Rond24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1">
            <text:p>synonyms":["R24","Rond 24","Rond24"]}]},</text:p>
          </table:table-cell>
          <table:table-cell office:value-type="string" office:string-value="{&quot;R24&quot;: [{&quot;shape_coords&quot;:[24,12],&quot;shape_name&quot;:&quot;Round&quot;,&quot;synonyms&quot;:[&quot;R24&quot;,&quot;Rond 24&quot;,&quot;Rond2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&amp; &quot;],&quot; &amp; &quot;&quot;&quot;&quot; &amp;&quot;shape_name&quot;&amp;&quot;&quot;&quot;&quot; &amp; &quot;:&quot; &amp; &quot;&quot;&quot;&quot; &amp;[.D13] &amp; &quot;&quot;&quot;&quot; &amp; &quot;,&quot; &amp; &quot;&quot;&quot;&quot;&amp;[.H13]" table:style-name="ce30">
            <text:p>{"R24": [{"shape_coords":[24,12],"shape_name":"Round","synonyms":["R24","Rond 24","Rond24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25</text:p>
          </table:table-cell>
          <table:table-cell office:value-type="float" office:value="25" table:style-name="ce30">
            <text:p>25</text:p>
          </table:table-cell>
          <table:table-cell office:value-type="float" office:value="12.5" table:formula="of:=[.B14]/2" table:style-name="ce30">
            <text:p>12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25</text:p>
          </table:table-cell>
          <table:table-cell office:value-type="string" table:style-name="ce30">
            <text:p>Rond 25</text:p>
          </table:table-cell>
          <table:table-cell office:value-type="string" table:style-name="ce30">
            <text:p>Rond25</text:p>
          </table:table-cell>
          <table:table-cell office:value-type="string" office:string-value="synonyms&quot;:[&quot;R25&quot;,&quot;Rond 25&quot;,&quot;Rond25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1">
            <text:p>synonyms":["R25","Rond 25","Rond25"]}]},</text:p>
          </table:table-cell>
          <table:table-cell office:value-type="string" office:string-value="{&quot;R25&quot;: [{&quot;shape_coords&quot;:[25,12,5],&quot;shape_name&quot;:&quot;Round&quot;,&quot;synonyms&quot;:[&quot;R25&quot;,&quot;Rond 25&quot;,&quot;Rond2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&amp; &quot;],&quot; &amp; &quot;&quot;&quot;&quot; &amp;&quot;shape_name&quot;&amp;&quot;&quot;&quot;&quot; &amp; &quot;:&quot; &amp; &quot;&quot;&quot;&quot; &amp;[.D14] &amp; &quot;&quot;&quot;&quot; &amp; &quot;,&quot; &amp; &quot;&quot;&quot;&quot;&amp;[.H14]" table:style-name="ce30">
            <text:p>{"R25": [{"shape_coords":[25,12,5],"shape_name":"Round","synonyms":["R25","Rond 25","Rond25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27</text:p>
          </table:table-cell>
          <table:table-cell office:value-type="float" office:value="27" table:style-name="ce30">
            <text:p>27</text:p>
          </table:table-cell>
          <table:table-cell office:value-type="float" office:value="13.5" table:formula="of:=[.B15]/2" table:style-name="ce30">
            <text:p>13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27</text:p>
          </table:table-cell>
          <table:table-cell office:value-type="string" table:style-name="ce30">
            <text:p>Rond 27</text:p>
          </table:table-cell>
          <table:table-cell office:value-type="string" table:style-name="ce30">
            <text:p>Rond27</text:p>
          </table:table-cell>
          <table:table-cell office:value-type="string" office:string-value="synonyms&quot;:[&quot;R27&quot;,&quot;Rond 27&quot;,&quot;Rond27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1">
            <text:p>synonyms":["R27","Rond 27","Rond27"]}]},</text:p>
          </table:table-cell>
          <table:table-cell office:value-type="string" office:string-value="{&quot;R27&quot;: [{&quot;shape_coords&quot;:[27,13,5],&quot;shape_name&quot;:&quot;Round&quot;,&quot;synonyms&quot;:[&quot;R27&quot;,&quot;Rond 27&quot;,&quot;Rond27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&amp; &quot;],&quot; &amp; &quot;&quot;&quot;&quot; &amp;&quot;shape_name&quot;&amp;&quot;&quot;&quot;&quot; &amp; &quot;:&quot; &amp; &quot;&quot;&quot;&quot; &amp;[.D15] &amp; &quot;&quot;&quot;&quot; &amp; &quot;,&quot; &amp; &quot;&quot;&quot;&quot;&amp;[.H15]" table:style-name="ce30">
            <text:p>{"R27": [{"shape_coords":[27,13,5],"shape_name":"Round","synonyms":["R27","Rond 27","Rond27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28</text:p>
          </table:table-cell>
          <table:table-cell office:value-type="float" office:value="28" table:style-name="ce30">
            <text:p>28</text:p>
          </table:table-cell>
          <table:table-cell office:value-type="float" office:value="14" table:formula="of:=[.B16]/2" table:style-name="ce30">
            <text:p>14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28</text:p>
          </table:table-cell>
          <table:table-cell office:value-type="string" table:style-name="ce30">
            <text:p>Rond 28</text:p>
          </table:table-cell>
          <table:table-cell office:value-type="string" table:style-name="ce30">
            <text:p>Rond28</text:p>
          </table:table-cell>
          <table:table-cell office:value-type="string" office:string-value="synonyms&quot;:[&quot;R28&quot;,&quot;Rond 28&quot;,&quot;Rond28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1">
            <text:p>synonyms":["R28","Rond 28","Rond28"]}]},</text:p>
          </table:table-cell>
          <table:table-cell office:value-type="string" office:string-value="{&quot;R28&quot;: [{&quot;shape_coords&quot;:[28,14],&quot;shape_name&quot;:&quot;Round&quot;,&quot;synonyms&quot;:[&quot;R28&quot;,&quot;Rond 28&quot;,&quot;Rond28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&amp; &quot;],&quot; &amp; &quot;&quot;&quot;&quot; &amp;&quot;shape_name&quot;&amp;&quot;&quot;&quot;&quot; &amp; &quot;:&quot; &amp; &quot;&quot;&quot;&quot; &amp;[.D16] &amp; &quot;&quot;&quot;&quot; &amp; &quot;,&quot; &amp; &quot;&quot;&quot;&quot;&amp;[.H16]" table:style-name="ce30">
            <text:p>{"R28": [{"shape_coords":[28,14],"shape_name":"Round","synonyms":["R28","Rond 28","Rond28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30</text:p>
          </table:table-cell>
          <table:table-cell office:value-type="float" office:value="30" table:style-name="ce30">
            <text:p>30</text:p>
          </table:table-cell>
          <table:table-cell office:value-type="float" office:value="15" table:formula="of:=[.B17]/2" table:style-name="ce30">
            <text:p>1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30</text:p>
          </table:table-cell>
          <table:table-cell office:value-type="string" table:style-name="ce30">
            <text:p>Rond 30</text:p>
          </table:table-cell>
          <table:table-cell office:value-type="string" table:style-name="ce30">
            <text:p>Rond30</text:p>
          </table:table-cell>
          <table:table-cell office:value-type="string" office:string-value="synonyms&quot;:[&quot;R30&quot;,&quot;Rond 30&quot;,&quot;Rond30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1">
            <text:p>synonyms":["R30","Rond 30","Rond30"]}]},</text:p>
          </table:table-cell>
          <table:table-cell office:value-type="string" office:string-value="{&quot;R30&quot;: [{&quot;shape_coords&quot;:[30,15],&quot;shape_name&quot;:&quot;Round&quot;,&quot;synonyms&quot;:[&quot;R30&quot;,&quot;Rond 30&quot;,&quot;Rond3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&amp; &quot;],&quot; &amp; &quot;&quot;&quot;&quot; &amp;&quot;shape_name&quot;&amp;&quot;&quot;&quot;&quot; &amp; &quot;:&quot; &amp; &quot;&quot;&quot;&quot; &amp;[.D17] &amp; &quot;&quot;&quot;&quot; &amp; &quot;,&quot; &amp; &quot;&quot;&quot;&quot;&amp;[.H17]" table:style-name="ce30">
            <text:p>{"R30": [{"shape_coords":[30,15],"shape_name":"Round","synonyms":["R30","Rond 30","Rond3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31</text:p>
          </table:table-cell>
          <table:table-cell office:value-type="float" office:value="31" table:style-name="ce30">
            <text:p>31</text:p>
          </table:table-cell>
          <table:table-cell office:value-type="float" office:value="15.5" table:formula="of:=[.B18]/2" table:style-name="ce30">
            <text:p>15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31</text:p>
          </table:table-cell>
          <table:table-cell office:value-type="string" table:style-name="ce30">
            <text:p>Rond 31</text:p>
          </table:table-cell>
          <table:table-cell office:value-type="string" table:style-name="ce30">
            <text:p>Rond31</text:p>
          </table:table-cell>
          <table:table-cell office:value-type="string" office:string-value="synonyms&quot;:[&quot;R31&quot;,&quot;Rond 31&quot;,&quot;Rond31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1">
            <text:p>synonyms":["R31","Rond 31","Rond31"]}]},</text:p>
          </table:table-cell>
          <table:table-cell office:value-type="string" office:string-value="{&quot;R31&quot;: [{&quot;shape_coords&quot;:[31,15,5],&quot;shape_name&quot;:&quot;Round&quot;,&quot;synonyms&quot;:[&quot;R31&quot;,&quot;Rond 31&quot;,&quot;Rond31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&amp; &quot;],&quot; &amp; &quot;&quot;&quot;&quot; &amp;&quot;shape_name&quot;&amp;&quot;&quot;&quot;&quot; &amp; &quot;:&quot; &amp; &quot;&quot;&quot;&quot; &amp;[.D18] &amp; &quot;&quot;&quot;&quot; &amp; &quot;,&quot; &amp; &quot;&quot;&quot;&quot;&amp;[.H18]" table:style-name="ce30">
            <text:p>{"R31": [{"shape_coords":[31,15,5],"shape_name":"Round","synonyms":["R31","Rond 31","Rond31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32</text:p>
          </table:table-cell>
          <table:table-cell office:value-type="float" office:value="32" table:style-name="ce30">
            <text:p>32</text:p>
          </table:table-cell>
          <table:table-cell office:value-type="float" office:value="16" table:formula="of:=[.B19]/2" table:style-name="ce30">
            <text:p>16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32</text:p>
          </table:table-cell>
          <table:table-cell office:value-type="string" table:style-name="ce30">
            <text:p>Rond 32</text:p>
          </table:table-cell>
          <table:table-cell office:value-type="string" table:style-name="ce30">
            <text:p>Rond32</text:p>
          </table:table-cell>
          <table:table-cell office:value-type="string" office:string-value="synonyms&quot;:[&quot;R32&quot;,&quot;Rond 32&quot;,&quot;Rond32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1">
            <text:p>synonyms":["R32","Rond 32","Rond32"]}]},</text:p>
          </table:table-cell>
          <table:table-cell office:value-type="string" office:string-value="{&quot;R32&quot;: [{&quot;shape_coords&quot;:[32,16],&quot;shape_name&quot;:&quot;Round&quot;,&quot;synonyms&quot;:[&quot;R32&quot;,&quot;Rond 32&quot;,&quot;Rond32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&amp; &quot;],&quot; &amp; &quot;&quot;&quot;&quot; &amp;&quot;shape_name&quot;&amp;&quot;&quot;&quot;&quot; &amp; &quot;:&quot; &amp; &quot;&quot;&quot;&quot; &amp;[.D19] &amp; &quot;&quot;&quot;&quot; &amp; &quot;,&quot; &amp; &quot;&quot;&quot;&quot;&amp;[.H19]" table:style-name="ce30">
            <text:p>{"R32": [{"shape_coords":[32,16],"shape_name":"Round","synonyms":["R32","Rond 32","Rond32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35</text:p>
          </table:table-cell>
          <table:table-cell office:value-type="float" office:value="35" table:style-name="ce30">
            <text:p>35</text:p>
          </table:table-cell>
          <table:table-cell office:value-type="float" office:value="17.5" table:formula="of:=[.B20]/2" table:style-name="ce30">
            <text:p>17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35</text:p>
          </table:table-cell>
          <table:table-cell office:value-type="string" table:style-name="ce30">
            <text:p>Rond 35</text:p>
          </table:table-cell>
          <table:table-cell office:value-type="string" table:style-name="ce30">
            <text:p>Rond35</text:p>
          </table:table-cell>
          <table:table-cell office:value-type="string" office:string-value="synonyms&quot;:[&quot;R35&quot;,&quot;Rond 35&quot;,&quot;Rond3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1">
            <text:p>synonyms":["R35","Rond 35","Rond35"]}]},</text:p>
          </table:table-cell>
          <table:table-cell office:value-type="string" office:string-value="{&quot;R35&quot;: [{&quot;shape_coords&quot;:[35,17,5],&quot;shape_name&quot;:&quot;Round&quot;,&quot;synonyms&quot;:[&quot;R35&quot;,&quot;Rond 35&quot;,&quot;Rond3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&amp; &quot;],&quot; &amp; &quot;&quot;&quot;&quot; &amp;&quot;shape_name&quot;&amp;&quot;&quot;&quot;&quot; &amp; &quot;:&quot; &amp; &quot;&quot;&quot;&quot; &amp;[.D20] &amp; &quot;&quot;&quot;&quot; &amp; &quot;,&quot; &amp; &quot;&quot;&quot;&quot;&amp;[.H20]" table:style-name="ce30">
            <text:p>{"R35": [{"shape_coords":[35,17,5],"shape_name":"Round","synonyms":["R35","Rond 35","Rond35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38</text:p>
          </table:table-cell>
          <table:table-cell office:value-type="float" office:value="38" table:style-name="ce30">
            <text:p>38</text:p>
          </table:table-cell>
          <table:table-cell office:value-type="float" office:value="19" table:formula="of:=[.B21]/2" table:style-name="ce30">
            <text:p>19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38</text:p>
          </table:table-cell>
          <table:table-cell office:value-type="string" table:style-name="ce30">
            <text:p>Rond 38</text:p>
          </table:table-cell>
          <table:table-cell office:value-type="string" table:style-name="ce30">
            <text:p>Rond38</text:p>
          </table:table-cell>
          <table:table-cell office:value-type="string" office:string-value="synonyms&quot;:[&quot;R38&quot;,&quot;Rond 38&quot;,&quot;Rond3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1">
            <text:p>synonyms":["R38","Rond 38","Rond38"]}]},</text:p>
          </table:table-cell>
          <table:table-cell office:value-type="string" office:string-value="{&quot;R38&quot;: [{&quot;shape_coords&quot;:[38,19],&quot;shape_name&quot;:&quot;Round&quot;,&quot;synonyms&quot;:[&quot;R38&quot;,&quot;Rond 38&quot;,&quot;Rond3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&amp; &quot;],&quot; &amp; &quot;&quot;&quot;&quot; &amp;&quot;shape_name&quot;&amp;&quot;&quot;&quot;&quot; &amp; &quot;:&quot; &amp; &quot;&quot;&quot;&quot; &amp;[.D21] &amp; &quot;&quot;&quot;&quot; &amp; &quot;,&quot; &amp; &quot;&quot;&quot;&quot;&amp;[.H21]" table:style-name="ce30">
            <text:p>{"R38": [{"shape_coords":[38,19],"shape_name":"Round","synonyms":["R38","Rond 38","Rond38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40</text:p>
          </table:table-cell>
          <table:table-cell office:value-type="float" office:value="40" table:style-name="ce30">
            <text:p>40</text:p>
          </table:table-cell>
          <table:table-cell office:value-type="float" office:value="20" table:formula="of:=[.B22]/2" table:style-name="ce30">
            <text:p>20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40</text:p>
          </table:table-cell>
          <table:table-cell office:value-type="string" table:style-name="ce30">
            <text:p>Rond 40</text:p>
          </table:table-cell>
          <table:table-cell office:value-type="string" table:style-name="ce30">
            <text:p>Rond40</text:p>
          </table:table-cell>
          <table:table-cell office:value-type="string" office:string-value="synonyms&quot;:[&quot;R40&quot;,&quot;Rond 40&quot;,&quot;Rond40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1">
            <text:p>synonyms":["R40","Rond 40","Rond40"]}]},</text:p>
          </table:table-cell>
          <table:table-cell office:value-type="string" office:string-value="{&quot;R40&quot;: [{&quot;shape_coords&quot;:[40,20],&quot;shape_name&quot;:&quot;Round&quot;,&quot;synonyms&quot;:[&quot;R40&quot;,&quot;Rond 40&quot;,&quot;Rond4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&amp; &quot;],&quot; &amp; &quot;&quot;&quot;&quot; &amp;&quot;shape_name&quot;&amp;&quot;&quot;&quot;&quot; &amp; &quot;:&quot; &amp; &quot;&quot;&quot;&quot; &amp;[.D22] &amp; &quot;&quot;&quot;&quot; &amp; &quot;,&quot; &amp; &quot;&quot;&quot;&quot;&amp;[.H22]" table:style-name="ce30">
            <text:p>{"R40": [{"shape_coords":[40,20],"shape_name":"Round","synonyms":["R40","Rond 40","Rond4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45</text:p>
          </table:table-cell>
          <table:table-cell office:value-type="float" office:value="45" table:style-name="ce30">
            <text:p>45</text:p>
          </table:table-cell>
          <table:table-cell office:value-type="float" office:value="22.5" table:formula="of:=[.B23]/2" table:style-name="ce30">
            <text:p>22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45</text:p>
          </table:table-cell>
          <table:table-cell office:value-type="string" table:style-name="ce30">
            <text:p>Rond 45</text:p>
          </table:table-cell>
          <table:table-cell office:value-type="string" table:style-name="ce30">
            <text:p>Rond45</text:p>
          </table:table-cell>
          <table:table-cell office:value-type="string" office:string-value="synonyms&quot;:[&quot;R45&quot;,&quot;Rond 45&quot;,&quot;Rond4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1">
            <text:p>synonyms":["R45","Rond 45","Rond45"]}]},</text:p>
          </table:table-cell>
          <table:table-cell office:value-type="string" office:string-value="{&quot;R45&quot;: [{&quot;shape_coords&quot;:[45,22,5],&quot;shape_name&quot;:&quot;Round&quot;,&quot;synonyms&quot;:[&quot;R45&quot;,&quot;Rond 45&quot;,&quot;Rond4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&amp; &quot;],&quot; &amp; &quot;&quot;&quot;&quot; &amp;&quot;shape_name&quot;&amp;&quot;&quot;&quot;&quot; &amp; &quot;:&quot; &amp; &quot;&quot;&quot;&quot; &amp;[.D23] &amp; &quot;&quot;&quot;&quot; &amp; &quot;,&quot; &amp; &quot;&quot;&quot;&quot;&amp;[.H23]" table:style-name="ce30">
            <text:p>{"R45": [{"shape_coords":[45,22,5],"shape_name":"Round","synonyms":["R45","Rond 45","Rond45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50</text:p>
          </table:table-cell>
          <table:table-cell office:value-type="float" office:value="50" table:style-name="ce30">
            <text:p>50</text:p>
          </table:table-cell>
          <table:table-cell office:value-type="float" office:value="25" table:formula="of:=[.B24]/2" table:style-name="ce30">
            <text:p>2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50</text:p>
          </table:table-cell>
          <table:table-cell office:value-type="string" table:style-name="ce30">
            <text:p>Rond 50</text:p>
          </table:table-cell>
          <table:table-cell office:value-type="string" table:style-name="ce30">
            <text:p>Rond50</text:p>
          </table:table-cell>
          <table:table-cell office:value-type="string" office:string-value="synonyms&quot;:[&quot;R50&quot;,&quot;Rond 50&quot;,&quot;Rond50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1">
            <text:p>synonyms":["R50","Rond 50","Rond50"]}]},</text:p>
          </table:table-cell>
          <table:table-cell office:value-type="string" office:string-value="{&quot;R50&quot;: [{&quot;shape_coords&quot;:[50,25],&quot;shape_name&quot;:&quot;Round&quot;,&quot;synonyms&quot;:[&quot;R50&quot;,&quot;Rond 50&quot;,&quot;Rond5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&amp; &quot;],&quot; &amp; &quot;&quot;&quot;&quot; &amp;&quot;shape_name&quot;&amp;&quot;&quot;&quot;&quot; &amp; &quot;:&quot; &amp; &quot;&quot;&quot;&quot; &amp;[.D24] &amp; &quot;&quot;&quot;&quot; &amp; &quot;,&quot; &amp; &quot;&quot;&quot;&quot;&amp;[.H24]" table:style-name="ce30">
            <text:p>{"R50": [{"shape_coords":[50,25],"shape_name":"Round","synonyms":["R50","Rond 50","Rond5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55</text:p>
          </table:table-cell>
          <table:table-cell office:value-type="float" office:value="55" table:style-name="ce30">
            <text:p>55</text:p>
          </table:table-cell>
          <table:table-cell office:value-type="float" office:value="27.5" table:formula="of:=[.B25]/2" table:style-name="ce30">
            <text:p>27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55</text:p>
          </table:table-cell>
          <table:table-cell office:value-type="string" table:style-name="ce30">
            <text:p>Rond 55</text:p>
          </table:table-cell>
          <table:table-cell office:value-type="string" table:style-name="ce30">
            <text:p>Rond55</text:p>
          </table:table-cell>
          <table:table-cell office:value-type="string" office:string-value="synonyms&quot;:[&quot;R55&quot;,&quot;Rond 55&quot;,&quot;Rond5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1">
            <text:p>synonyms":["R55","Rond 55","Rond55"]}]},</text:p>
          </table:table-cell>
          <table:table-cell office:value-type="string" office:string-value="{&quot;R55&quot;: [{&quot;shape_coords&quot;:[55,27,5],&quot;shape_name&quot;:&quot;Round&quot;,&quot;synonyms&quot;:[&quot;R55&quot;,&quot;Rond 55&quot;,&quot;Rond5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&amp; &quot;],&quot; &amp; &quot;&quot;&quot;&quot; &amp;&quot;shape_name&quot;&amp;&quot;&quot;&quot;&quot; &amp; &quot;:&quot; &amp; &quot;&quot;&quot;&quot; &amp;[.D25] &amp; &quot;&quot;&quot;&quot; &amp; &quot;,&quot; &amp; &quot;&quot;&quot;&quot;&amp;[.H25]" table:style-name="ce30">
            <text:p>{"R55": [{"shape_coords":[55,27,5],"shape_name":"Round","synonyms":["R55","Rond 55","Rond55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60</text:p>
          </table:table-cell>
          <table:table-cell office:value-type="float" office:value="60" table:style-name="ce30">
            <text:p>60</text:p>
          </table:table-cell>
          <table:table-cell office:value-type="float" office:value="30" table:formula="of:=[.B26]/2" table:style-name="ce30">
            <text:p>30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60</text:p>
          </table:table-cell>
          <table:table-cell office:value-type="string" table:style-name="ce30">
            <text:p>Rond 60</text:p>
          </table:table-cell>
          <table:table-cell office:value-type="string" table:style-name="ce30">
            <text:p>Rond60</text:p>
          </table:table-cell>
          <table:table-cell office:value-type="string" office:string-value="synonyms&quot;:[&quot;R60&quot;,&quot;Rond 60&quot;,&quot;Rond60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1">
            <text:p>synonyms":["R60","Rond 60","Rond60"]}]},</text:p>
          </table:table-cell>
          <table:table-cell office:value-type="string" office:string-value="{&quot;R60&quot;: [{&quot;shape_coords&quot;:[60,30],&quot;shape_name&quot;:&quot;Round&quot;,&quot;synonyms&quot;:[&quot;R60&quot;,&quot;Rond 60&quot;,&quot;Rond6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&amp; &quot;],&quot; &amp; &quot;&quot;&quot;&quot; &amp;&quot;shape_name&quot;&amp;&quot;&quot;&quot;&quot; &amp; &quot;:&quot; &amp; &quot;&quot;&quot;&quot; &amp;[.D26] &amp; &quot;&quot;&quot;&quot; &amp; &quot;,&quot; &amp; &quot;&quot;&quot;&quot;&amp;[.H26]" table:style-name="ce30">
            <text:p>{"R60": [{"shape_coords":[60,30],"shape_name":"Round","synonyms":["R60","Rond 60","Rond6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65</text:p>
          </table:table-cell>
          <table:table-cell office:value-type="float" office:value="65" table:style-name="ce30">
            <text:p>65</text:p>
          </table:table-cell>
          <table:table-cell office:value-type="float" office:value="32.5" table:formula="of:=[.B27]/2" table:style-name="ce30">
            <text:p>32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65</text:p>
          </table:table-cell>
          <table:table-cell office:value-type="string" table:style-name="ce30">
            <text:p>Rond 65</text:p>
          </table:table-cell>
          <table:table-cell office:value-type="string" table:style-name="ce30">
            <text:p>Rond65</text:p>
          </table:table-cell>
          <table:table-cell office:value-type="string" office:string-value="synonyms&quot;:[&quot;R65&quot;,&quot;Rond 65&quot;,&quot;Rond65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1">
            <text:p>synonyms":["R65","Rond 65","Rond65"]}]},</text:p>
          </table:table-cell>
          <table:table-cell office:value-type="string" office:string-value="{&quot;R65&quot;: [{&quot;shape_coords&quot;:[65,32,5],&quot;shape_name&quot;:&quot;Round&quot;,&quot;synonyms&quot;:[&quot;R65&quot;,&quot;Rond 65&quot;,&quot;Rond6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&amp; &quot;],&quot; &amp; &quot;&quot;&quot;&quot; &amp;&quot;shape_name&quot;&amp;&quot;&quot;&quot;&quot; &amp; &quot;:&quot; &amp; &quot;&quot;&quot;&quot; &amp;[.D27] &amp; &quot;&quot;&quot;&quot; &amp; &quot;,&quot; &amp; &quot;&quot;&quot;&quot;&amp;[.H27]" table:style-name="ce30">
            <text:p>{"R65": [{"shape_coords":[65,32,5],"shape_name":"Round","synonyms":["R65","Rond 65","Rond65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70</text:p>
          </table:table-cell>
          <table:table-cell office:value-type="float" office:value="70" table:style-name="ce30">
            <text:p>70</text:p>
          </table:table-cell>
          <table:table-cell office:value-type="float" office:value="35" table:formula="of:=[.B28]/2" table:style-name="ce30">
            <text:p>3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70</text:p>
          </table:table-cell>
          <table:table-cell office:value-type="string" table:style-name="ce30">
            <text:p>Rond 70</text:p>
          </table:table-cell>
          <table:table-cell office:value-type="string" table:style-name="ce30">
            <text:p>Rond70</text:p>
          </table:table-cell>
          <table:table-cell office:value-type="string" office:string-value="synonyms&quot;:[&quot;R70&quot;,&quot;Rond 70&quot;,&quot;Rond70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1">
            <text:p>synonyms":["R70","Rond 70","Rond70"]}]},</text:p>
          </table:table-cell>
          <table:table-cell office:value-type="string" office:string-value="{&quot;R70&quot;: [{&quot;shape_coords&quot;:[70,35],&quot;shape_name&quot;:&quot;Round&quot;,&quot;synonyms&quot;:[&quot;R70&quot;,&quot;Rond 70&quot;,&quot;Rond7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&amp; &quot;],&quot; &amp; &quot;&quot;&quot;&quot; &amp;&quot;shape_name&quot;&amp;&quot;&quot;&quot;&quot; &amp; &quot;:&quot; &amp; &quot;&quot;&quot;&quot; &amp;[.D28] &amp; &quot;&quot;&quot;&quot; &amp; &quot;,&quot; &amp; &quot;&quot;&quot;&quot;&amp;[.H28]" table:style-name="ce30">
            <text:p>{"R70": [{"shape_coords":[70,35],"shape_name":"Round","synonyms":["R70","Rond 70","Rond7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75</text:p>
          </table:table-cell>
          <table:table-cell office:value-type="float" office:value="75" table:style-name="ce30">
            <text:p>75</text:p>
          </table:table-cell>
          <table:table-cell office:value-type="float" office:value="37.5" table:formula="of:=[.B29]/2" table:style-name="ce30">
            <text:p>37,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75</text:p>
          </table:table-cell>
          <table:table-cell office:value-type="string" table:style-name="ce30">
            <text:p>Rond 75</text:p>
          </table:table-cell>
          <table:table-cell office:value-type="string" table:style-name="ce30">
            <text:p>Rond75</text:p>
          </table:table-cell>
          <table:table-cell office:value-type="string" office:string-value="synonyms&quot;:[&quot;R75&quot;,&quot;Rond 75&quot;,&quot;Rond75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1">
            <text:p>synonyms":["R75","Rond 75","Rond75"]}]},</text:p>
          </table:table-cell>
          <table:table-cell office:value-type="string" office:string-value="{&quot;R75&quot;: [{&quot;shape_coords&quot;:[75,37,5],&quot;shape_name&quot;:&quot;Round&quot;,&quot;synonyms&quot;:[&quot;R75&quot;,&quot;Rond 75&quot;,&quot;Rond7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&amp; &quot;],&quot; &amp; &quot;&quot;&quot;&quot; &amp;&quot;shape_name&quot;&amp;&quot;&quot;&quot;&quot; &amp; &quot;:&quot; &amp; &quot;&quot;&quot;&quot; &amp;[.D29] &amp; &quot;&quot;&quot;&quot; &amp; &quot;,&quot; &amp; &quot;&quot;&quot;&quot;&amp;[.H29]" table:style-name="ce30">
            <text:p>{"R75": [{"shape_coords":[75,37,5],"shape_name":"Round","synonyms":["R75","Rond 75","Rond75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80</text:p>
          </table:table-cell>
          <table:table-cell office:value-type="float" office:value="80" table:style-name="ce30">
            <text:p>80</text:p>
          </table:table-cell>
          <table:table-cell office:value-type="float" office:value="40" table:formula="of:=[.B30]/2" table:style-name="ce30">
            <text:p>40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80</text:p>
          </table:table-cell>
          <table:table-cell office:value-type="string" table:style-name="ce30">
            <text:p>Rond 80</text:p>
          </table:table-cell>
          <table:table-cell office:value-type="string" table:style-name="ce30">
            <text:p>Rond80</text:p>
          </table:table-cell>
          <table:table-cell office:value-type="string" office:string-value="synonyms&quot;:[&quot;R80&quot;,&quot;Rond 80&quot;,&quot;Rond8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1">
            <text:p>synonyms":["R80","Rond 80","Rond80"]}]},</text:p>
          </table:table-cell>
          <table:table-cell office:value-type="string" office:string-value="{&quot;R80&quot;: [{&quot;shape_coords&quot;:[80,40],&quot;shape_name&quot;:&quot;Round&quot;,&quot;synonyms&quot;:[&quot;R80&quot;,&quot;Rond 80&quot;,&quot;Rond8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&amp; &quot;],&quot; &amp; &quot;&quot;&quot;&quot; &amp;&quot;shape_name&quot;&amp;&quot;&quot;&quot;&quot; &amp; &quot;:&quot; &amp; &quot;&quot;&quot;&quot; &amp;[.D30] &amp; &quot;&quot;&quot;&quot; &amp; &quot;,&quot; &amp; &quot;&quot;&quot;&quot;&amp;[.H30]" table:style-name="ce30">
            <text:p>{"R80": [{"shape_coords":[80,40],"shape_name":"Round","synonyms":["R80","Rond 80","Rond8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90</text:p>
          </table:table-cell>
          <table:table-cell office:value-type="float" office:value="90" table:style-name="ce30">
            <text:p>90</text:p>
          </table:table-cell>
          <table:table-cell office:value-type="float" office:value="45" table:formula="of:=[.B31]/2" table:style-name="ce30">
            <text:p>45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90</text:p>
          </table:table-cell>
          <table:table-cell office:value-type="string" table:style-name="ce30">
            <text:p>Rond 90</text:p>
          </table:table-cell>
          <table:table-cell office:value-type="string" table:style-name="ce30">
            <text:p>Rond90</text:p>
          </table:table-cell>
          <table:table-cell office:value-type="string" office:string-value="synonyms&quot;:[&quot;R90&quot;,&quot;Rond 90&quot;,&quot;Rond90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1">
            <text:p>synonyms":["R90","Rond 90","Rond90"]}]},</text:p>
          </table:table-cell>
          <table:table-cell office:value-type="string" office:string-value="{&quot;R90&quot;: [{&quot;shape_coords&quot;:[90,45],&quot;shape_name&quot;:&quot;Round&quot;,&quot;synonyms&quot;:[&quot;R90&quot;,&quot;Rond 90&quot;,&quot;Rond9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&amp; &quot;],&quot; &amp; &quot;&quot;&quot;&quot; &amp;&quot;shape_name&quot;&amp;&quot;&quot;&quot;&quot; &amp; &quot;:&quot; &amp; &quot;&quot;&quot;&quot; &amp;[.D31] &amp; &quot;&quot;&quot;&quot; &amp; &quot;,&quot; &amp; &quot;&quot;&quot;&quot;&amp;[.H31]" table:style-name="ce30">
            <text:p>{"R90": [{"shape_coords":[90,45],"shape_name":"Round","synonyms":["R90","Rond 90","Rond90"]}]},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R100</text:p>
          </table:table-cell>
          <table:table-cell office:value-type="float" office:value="100" table:style-name="ce30">
            <text:p>100</text:p>
          </table:table-cell>
          <table:table-cell office:value-type="float" office:value="50" table:formula="of:=[.B32]/2" table:style-name="ce30">
            <text:p>50</text:p>
          </table:table-cell>
          <table:table-cell office:value-type="string" table:style-name="ce30">
            <text:p>Round</text:p>
          </table:table-cell>
          <table:table-cell office:value-type="string" table:style-name="ce30">
            <text:p>R100</text:p>
          </table:table-cell>
          <table:table-cell office:value-type="string" table:style-name="ce30">
            <text:p>Rond 100</text:p>
          </table:table-cell>
          <table:table-cell office:value-type="string" table:style-name="ce30">
            <text:p>Rond100</text:p>
          </table:table-cell>
          <table:table-cell office:value-type="string" office:string-value="synonyms&quot;:[&quot;R100&quot;,&quot;Rond 100&quot;,&quot;Rond10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1">
            <text:p>synonyms":["R100","Rond 100","Rond100"]}]},</text:p>
          </table:table-cell>
          <table:table-cell office:value-type="string" office:string-value="{&quot;R100&quot;: [{&quot;shape_coords&quot;:[100,50],&quot;shape_name&quot;:&quot;Round&quot;,&quot;synonyms&quot;:[&quot;R100&quot;,&quot;Rond 100&quot;,&quot;Rond1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&amp; &quot;],&quot; &amp; &quot;&quot;&quot;&quot; &amp;&quot;shape_name&quot;&amp;&quot;&quot;&quot;&quot; &amp; &quot;:&quot; &amp; &quot;&quot;&quot;&quot; &amp;[.D32] &amp; &quot;&quot;&quot;&quot; &amp; &quot;,&quot; &amp; &quot;&quot;&quot;&quot;&amp;[.H32]" table:style-name="ce30">
            <text:p>{"R100": [{"shape_coords":[100,50],"shape_name":"Round","synonyms":["R100","Rond 100","Rond100"]}]},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SquareHollowSection" table:style-name="ta1">
        <table:table-column table:style-name="co41" table:default-cell-style-name="ce13"/>
        <table:table-column table:style-name="co2" table:number-columns-repeated="5" table:default-cell-style-name="ce13"/>
        <table:table-column table:style-name="co3" table:default-cell-style-name="ce11"/>
        <table:table-column table:style-name="co42" table:number-columns-repeated="4" table:default-cell-style-name="ce11"/>
        <table:table-column table:style-name="co43" table:default-cell-style-name="ce11"/>
        <table:table-column table:style-name="co8" table:default-cell-style-name="ce11"/>
        <table:table-column table:style-name="co2" table:number-columns-repeated="16371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1" table:style-name="ce1"/>
        </table:table-row>
        <table:table-row table:style-name="ro1">
          <table:table-cell office:value-type="string" office:string-value="K40/40/3" table:formula="of:=&quot;K&quot; &amp;[.B3] &amp; &quot;/&quot; &amp;[.C3] &amp; &quot;/&quot; &amp;[.D3]" table:style-name="ce9">
            <text:p>K40/40/3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3" table:style-name="ce9">
            <text:p>3</text:p>
          </table:table-cell>
          <table:table-cell office:value-type="float" office:value="4.5" table:style-name="ce9">
            <text:p>4,5</text:p>
          </table:table-cell>
          <table:table-cell office:value-type="float" office:value="3" table:style-name="ce9">
            <text:p>3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/40/3" table:formula="of:=[.A3]" table:style-name="ce27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27">
            <text:p>K40x40x3</text:p>
          </table:table-cell>
          <table:table-cell office:value-type="string" office:string-value="K40/3" table:formula="of:=&quot;K&quot;&amp;[.B3]&amp; &quot;/&quot; &amp; [.D3]" table:style-name="ce27">
            <text:p>K40/3</text:p>
          </table:table-cell>
          <table:table-cell office:value-type="string" office:string-value="K40x3" table:formula="of:=&quot;K&quot;&amp;[.B3]&amp; &quot;x&quot; &amp; [.D3]" table:style-name="ce27">
            <text:p>K40x3</text:p>
          </table:table-cell>
          <table:table-cell office:value-type="string" office:string-value="synonyms&quot;:[&quot;K40/40/3&quot;,&quot;K40x40x3&quot;,&quot;K40/3&quot;,&quot;K40x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]}]},&quot;" table:style-name="ce27">
            <text:p>synonyms":["K40/40/3","K40x40x3","K40/3","K40x3"]}]},</text:p>
          </table:table-cell>
          <table:table-cell office:value-type="string" office:string-value="{&quot;K40/40/3&quot;: [{&quot;shape_coords&quot;:[40,40,3,4,5,3],&quot;shape_name&quot;:&quot;Square Hollow Section&quot;,&quot;synonyms&quot;:[&quot;K40/40/3&quot;,&quot;K40x40x3&quot;,&quot;K40/3&quot;,&quot;K40x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1">
            <text:p>{"K40/40/3": [{"shape_coords":[40,40,3,4,5,3],"shape_name":"Square Hollow Section","synonyms":["K40/40/3","K40x40x3","K40/3","K40x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/40/4" table:formula="of:=&quot;K&quot; &amp;[.B4] &amp; &quot;/&quot; &amp;[.C4] &amp; &quot;/&quot; &amp;[.D4]" table:style-name="ce9">
            <text:p>K40/40/4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/40/4" table:formula="of:=[.A4]" table:style-name="ce27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27">
            <text:p>K40x40x4</text:p>
          </table:table-cell>
          <table:table-cell office:value-type="string" office:string-value="K40/4" table:formula="of:=&quot;K&quot;&amp;[.B4]&amp; &quot;/&quot; &amp; [.D4]" table:style-name="ce27">
            <text:p>K40/4</text:p>
          </table:table-cell>
          <table:table-cell office:value-type="string" office:string-value="K40x4" table:formula="of:=&quot;K&quot;&amp;[.B4]&amp; &quot;x&quot; &amp; [.D4]" table:style-name="ce27">
            <text:p>K40x4</text:p>
          </table:table-cell>
          <table:table-cell office:value-type="string" office:string-value="synonyms&quot;:[&quot;K40/40/4&quot;,&quot;K40x40x4&quot;,&quot;K40/4&quot;,&quot;K40x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]}]},&quot;" table:style-name="ce27">
            <text:p>synonyms":["K40/40/4","K40x40x4","K40/4","K40x4"]}]},</text:p>
          </table:table-cell>
          <table:table-cell office:value-type="string" office:string-value="{&quot;K40/40/4&quot;: [{&quot;shape_coords&quot;:[40,40,4,6,4],&quot;shape_name&quot;:&quot;Square Hollow Section&quot;,&quot;synonyms&quot;:[&quot;K40/40/4&quot;,&quot;K40x40x4&quot;,&quot;K40/4&quot;,&quot;K40x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1">
            <text:p>{"K40/40/4": [{"shape_coords":[40,40,4,6,4],"shape_name":"Square Hollow Section","synonyms":["K40/40/4","K40x40x4","K40/4","K4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3" table:formula="of:=&quot;K&quot; &amp;[.B5] &amp; &quot;/&quot; &amp;[.C5] &amp; &quot;/&quot; &amp;[.D5]" table:style-name="ce9">
            <text:p>K50/50/3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3" table:style-name="ce9">
            <text:p>3</text:p>
          </table:table-cell>
          <table:table-cell office:value-type="float" office:value="4.5" table:style-name="ce9">
            <text:p>4,5</text:p>
          </table:table-cell>
          <table:table-cell office:value-type="float" office:value="3" table:style-name="ce9">
            <text:p>3</text:p>
          </table:table-cell>
          <table:table-cell office:value-type="string" table:style-name="ce11">
            <text:p>Square Hollow Section</text:p>
          </table:table-cell>
          <table:table-cell office:value-type="string" office:string-value="K50/50/3" table:formula="of:=[.A5]" table:style-name="ce27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27">
            <text:p>K50x50x3</text:p>
          </table:table-cell>
          <table:table-cell office:value-type="string" office:string-value="K50/3" table:formula="of:=&quot;K&quot;&amp;[.B5]&amp; &quot;/&quot; &amp; [.D5]" table:style-name="ce27">
            <text:p>K50/3</text:p>
          </table:table-cell>
          <table:table-cell office:value-type="string" office:string-value="K50x3" table:formula="of:=&quot;K&quot;&amp;[.B5]&amp; &quot;x&quot; &amp; [.D5]" table:style-name="ce27">
            <text:p>K50x3</text:p>
          </table:table-cell>
          <table:table-cell office:value-type="string" office:string-value="synonyms&quot;:[&quot;K50/50/3&quot;,&quot;K50x50x3&quot;,&quot;K50/3&quot;,&quot;K50x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]}]},&quot;" table:style-name="ce27">
            <text:p>synonyms":["K50/50/3","K50x50x3","K50/3","K50x3"]}]},</text:p>
          </table:table-cell>
          <table:table-cell office:value-type="string" office:string-value="{&quot;K50/50/3&quot;: [{&quot;shape_coords&quot;:[50,50,3,4,5,3],&quot;shape_name&quot;:&quot;Square Hollow Section&quot;,&quot;synonyms&quot;:[&quot;K50/50/3&quot;,&quot;K50x50x3&quot;,&quot;K50/3&quot;,&quot;K50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1">
            <text:p>{"K50/50/3": [{"shape_coords":[50,50,3,4,5,3],"shape_name":"Square Hollow Section","synonyms":["K50/50/3","K50x50x3","K50/3","K50x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4" table:formula="of:=&quot;K&quot; &amp;[.B6] &amp; &quot;/&quot; &amp;[.C6] &amp; &quot;/&quot; &amp;[.D6]" table:style-name="ce9">
            <text:p>K50/50/4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50/50/4" table:formula="of:=[.A6]" table:style-name="ce27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27">
            <text:p>K50x50x4</text:p>
          </table:table-cell>
          <table:table-cell office:value-type="string" office:string-value="K50/4" table:formula="of:=&quot;K&quot;&amp;[.B6]&amp; &quot;/&quot; &amp; [.D6]" table:style-name="ce27">
            <text:p>K50/4</text:p>
          </table:table-cell>
          <table:table-cell office:value-type="string" office:string-value="K50x4" table:formula="of:=&quot;K&quot;&amp;[.B6]&amp; &quot;x&quot; &amp; [.D6]" table:style-name="ce27">
            <text:p>K50x4</text:p>
          </table:table-cell>
          <table:table-cell office:value-type="string" office:string-value="synonyms&quot;:[&quot;K50/50/4&quot;,&quot;K50x50x4&quot;,&quot;K50/4&quot;,&quot;K50x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]}]},&quot;" table:style-name="ce27">
            <text:p>synonyms":["K50/50/4","K50x50x4","K50/4","K50x4"]}]},</text:p>
          </table:table-cell>
          <table:table-cell office:value-type="string" office:string-value="{&quot;K50/50/4&quot;: [{&quot;shape_coords&quot;:[50,50,4,6,4],&quot;shape_name&quot;:&quot;Square Hollow Section&quot;,&quot;synonyms&quot;:[&quot;K50/50/4&quot;,&quot;K50x50x4&quot;,&quot;K50/4&quot;,&quot;K50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1">
            <text:p>{"K50/50/4": [{"shape_coords":[50,50,4,6,4],"shape_name":"Square Hollow Section","synonyms":["K50/50/4","K50x50x4","K50/4","K5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4" table:formula="of:=&quot;K&quot; &amp;[.B7] &amp; &quot;/&quot; &amp;[.C7] &amp; &quot;/&quot; &amp;[.D7]" table:style-name="ce9">
            <text:p>K60/60/4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4" table:formula="of:=[.A7]" table:style-name="ce27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27">
            <text:p>K60x60x4</text:p>
          </table:table-cell>
          <table:table-cell office:value-type="string" office:string-value="K60/4" table:formula="of:=&quot;K&quot;&amp;[.B7]&amp; &quot;/&quot; &amp; [.D7]" table:style-name="ce27">
            <text:p>K60/4</text:p>
          </table:table-cell>
          <table:table-cell office:value-type="string" office:string-value="K60x4" table:formula="of:=&quot;K&quot;&amp;[.B7]&amp; &quot;x&quot; &amp; [.D7]" table:style-name="ce27">
            <text:p>K60x4</text:p>
          </table:table-cell>
          <table:table-cell office:value-type="string" office:string-value="synonyms&quot;:[&quot;K60/60/4&quot;,&quot;K60x60x4&quot;,&quot;K60/4&quot;,&quot;K60x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]}]},&quot;" table:style-name="ce27">
            <text:p>synonyms":["K60/60/4","K60x60x4","K60/4","K60x4"]}]},</text:p>
          </table:table-cell>
          <table:table-cell office:value-type="string" office:string-value="{&quot;K60/60/4&quot;: [{&quot;shape_coords&quot;:[60,60,4,6,4],&quot;shape_name&quot;:&quot;Square Hollow Section&quot;,&quot;synonyms&quot;:[&quot;K60/60/4&quot;,&quot;K60x60x4&quot;,&quot;K60/4&quot;,&quot;K60x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1">
            <text:p>{"K60/60/4": [{"shape_coords":[60,60,4,6,4],"shape_name":"Square Hollow Section","synonyms":["K60/60/4","K60x60x4","K60/4","K6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5" table:formula="of:=&quot;K&quot; &amp;[.B8] &amp; &quot;/&quot; &amp;[.C8] &amp; &quot;/&quot; &amp;[.D8]" table:style-name="ce9">
            <text:p>K60/60/5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5" table:formula="of:=[.A8]" table:style-name="ce27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27">
            <text:p>K60x60x5</text:p>
          </table:table-cell>
          <table:table-cell office:value-type="string" office:string-value="K60/5" table:formula="of:=&quot;K&quot;&amp;[.B8]&amp; &quot;/&quot; &amp; [.D8]" table:style-name="ce27">
            <text:p>K60/5</text:p>
          </table:table-cell>
          <table:table-cell office:value-type="string" office:string-value="K60x5" table:formula="of:=&quot;K&quot;&amp;[.B8]&amp; &quot;x&quot; &amp; [.D8]" table:style-name="ce27">
            <text:p>K60x5</text:p>
          </table:table-cell>
          <table:table-cell office:value-type="string" office:string-value="synonyms&quot;:[&quot;K60/60/5&quot;,&quot;K60x60x5&quot;,&quot;K60/5&quot;,&quot;K60x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]}]},&quot;" table:style-name="ce27">
            <text:p>synonyms":["K60/60/5","K60x60x5","K60/5","K60x5"]}]},</text:p>
          </table:table-cell>
          <table:table-cell office:value-type="string" office:string-value="{&quot;K60/60/5&quot;: [{&quot;shape_coords&quot;:[60,60,5,7,5,5],&quot;shape_name&quot;:&quot;Square Hollow Section&quot;,&quot;synonyms&quot;:[&quot;K60/60/5&quot;,&quot;K60x60x5&quot;,&quot;K60/5&quot;,&quot;K6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1">
            <text:p>{"K60/60/5": [{"shape_coords":[60,60,5,7,5,5],"shape_name":"Square Hollow Section","synonyms":["K60/60/5","K60x60x5","K60/5","K6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6.3" table:formula="of:=&quot;K&quot; &amp;[.B9] &amp; &quot;/&quot; &amp;[.C9] &amp; &quot;/&quot; &amp;[.D9]" table:style-name="ce9">
            <text:p>K60/60/6.3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6.3" table:formula="of:=[.A9]" table:style-name="ce27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27">
            <text:p>K60x60x6.3</text:p>
          </table:table-cell>
          <table:table-cell office:value-type="string" office:string-value="K60/6.3" table:formula="of:=&quot;K&quot;&amp;[.B9]&amp; &quot;/&quot; &amp; [.D9]" table:style-name="ce27">
            <text:p>K60/6.3</text:p>
          </table:table-cell>
          <table:table-cell office:value-type="string" office:string-value="K60x6.3" table:formula="of:=&quot;K&quot;&amp;[.B9]&amp; &quot;x&quot; &amp; [.D9]" table:style-name="ce27">
            <text:p>K60x6.3</text:p>
          </table:table-cell>
          <table:table-cell office:value-type="string" office:string-value="synonyms&quot;:[&quot;K60/60/6.3&quot;,&quot;K60x60x6.3&quot;,&quot;K60/6.3&quot;,&quot;K60x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]}]},&quot;" table:style-name="ce27">
            <text:p>synonyms":["K60/60/6.3","K60x60x6.3","K60/6.3","K60x6.3"]}]},</text:p>
          </table:table-cell>
          <table:table-cell office:value-type="string" office:string-value="{&quot;K60/60/6.3&quot;: [{&quot;shape_coords&quot;:[60,60,6.3,9,45,6.3],&quot;shape_name&quot;:&quot;Square Hollow Section&quot;,&quot;synonyms&quot;:[&quot;K60/60/6.3&quot;,&quot;K60x60x6.3&quot;,&quot;K60/6.3&quot;,&quot;K60x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1">
            <text:p>{"K60/60/6.3": [{"shape_coords":[60,60,6.3,9,45,6.3],"shape_name":"Square Hollow Section","synonyms":["K60/60/6.3","K60x60x6.3","K60/6.3","K6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5" table:formula="of:=&quot;K&quot; &amp;[.B10] &amp; &quot;/&quot; &amp;[.C10] &amp; &quot;/&quot; &amp;[.D10]" table:style-name="ce9">
            <text:p>K70/70/5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70/70/5" table:formula="of:=[.A10]" table:style-name="ce27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27">
            <text:p>K70x70x5</text:p>
          </table:table-cell>
          <table:table-cell office:value-type="string" office:string-value="K70/5" table:formula="of:=&quot;K&quot;&amp;[.B10]&amp; &quot;/&quot; &amp; [.D10]" table:style-name="ce27">
            <text:p>K70/5</text:p>
          </table:table-cell>
          <table:table-cell office:value-type="string" office:string-value="K70x5" table:formula="of:=&quot;K&quot;&amp;[.B10]&amp; &quot;x&quot; &amp; [.D10]" table:style-name="ce27">
            <text:p>K70x5</text:p>
          </table:table-cell>
          <table:table-cell office:value-type="string" office:string-value="synonyms&quot;:[&quot;K70/70/5&quot;,&quot;K70x70x5&quot;,&quot;K70/5&quot;,&quot;K70x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]}]},&quot;" table:style-name="ce27">
            <text:p>synonyms":["K70/70/5","K70x70x5","K70/5","K70x5"]}]},</text:p>
          </table:table-cell>
          <table:table-cell office:value-type="string" office:string-value="{&quot;K70/70/5&quot;: [{&quot;shape_coords&quot;:[70,70,5,7,5,5],&quot;shape_name&quot;:&quot;Square Hollow Section&quot;,&quot;synonyms&quot;:[&quot;K70/70/5&quot;,&quot;K70x70x5&quot;,&quot;K70/5&quot;,&quot;K70x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1">
            <text:p>{"K70/70/5": [{"shape_coords":[70,70,5,7,5,5],"shape_name":"Square Hollow Section","synonyms":["K70/70/5","K70x70x5","K70/5","K7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6.3" table:formula="of:=&quot;K&quot; &amp;[.B11] &amp; &quot;/&quot; &amp;[.C11] &amp; &quot;/&quot; &amp;[.D11]" table:style-name="ce9">
            <text:p>K70/70/6.3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70/70/6.3" table:formula="of:=[.A11]" table:style-name="ce27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27">
            <text:p>K70x70x6.3</text:p>
          </table:table-cell>
          <table:table-cell office:value-type="string" office:string-value="K70/6.3" table:formula="of:=&quot;K&quot;&amp;[.B11]&amp; &quot;/&quot; &amp; [.D11]" table:style-name="ce27">
            <text:p>K70/6.3</text:p>
          </table:table-cell>
          <table:table-cell office:value-type="string" office:string-value="K70x6.3" table:formula="of:=&quot;K&quot;&amp;[.B11]&amp; &quot;x&quot; &amp; [.D11]" table:style-name="ce27">
            <text:p>K70x6.3</text:p>
          </table:table-cell>
          <table:table-cell office:value-type="string" office:string-value="synonyms&quot;:[&quot;K70/70/6.3&quot;,&quot;K70x70x6.3&quot;,&quot;K70/6.3&quot;,&quot;K70x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]}]},&quot;" table:style-name="ce27">
            <text:p>synonyms":["K70/70/6.3","K70x70x6.3","K70/6.3","K70x6.3"]}]},</text:p>
          </table:table-cell>
          <table:table-cell office:value-type="string" office:string-value="{&quot;K70/70/6.3&quot;: [{&quot;shape_coords&quot;:[70,70,6.3,9,45,6.3],&quot;shape_name&quot;:&quot;Square Hollow Section&quot;,&quot;synonyms&quot;:[&quot;K70/70/6.3&quot;,&quot;K70x70x6.3&quot;,&quot;K70/6.3&quot;,&quot;K70x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1">
            <text:p>{"K70/70/6.3": [{"shape_coords":[70,70,6.3,9,45,6.3],"shape_name":"Square Hollow Section","synonyms":["K70/70/6.3","K70x70x6.3","K70/6.3","K7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3.6" table:formula="of:=&quot;K&quot; &amp;[.B12] &amp; &quot;/&quot; &amp;[.C12] &amp; &quot;/&quot; &amp;[.D12]" table:style-name="ce9">
            <text:p>K80/80/3.6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3.6</text:p>
          </table:table-cell>
          <table:table-cell office:value-type="float" office:value="5.4" table:style-name="ce9">
            <text:p>5,4</text:p>
          </table:table-cell>
          <table:table-cell office:value-type="string" table:style-name="ce9">
            <text:p>3.6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3.6" table:formula="of:=[.A12]" table:style-name="ce27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27">
            <text:p>K80x80x3.6</text:p>
          </table:table-cell>
          <table:table-cell office:value-type="string" office:string-value="K80/3.6" table:formula="of:=&quot;K&quot;&amp;[.B12]&amp; &quot;/&quot; &amp; [.D12]" table:style-name="ce27">
            <text:p>K80/3.6</text:p>
          </table:table-cell>
          <table:table-cell office:value-type="string" office:string-value="K80x3.6" table:formula="of:=&quot;K&quot;&amp;[.B12]&amp; &quot;x&quot; &amp; [.D12]" table:style-name="ce27">
            <text:p>K80x3.6</text:p>
          </table:table-cell>
          <table:table-cell office:value-type="string" office:string-value="synonyms&quot;:[&quot;K80/80/3.6&quot;,&quot;K80x80x3.6&quot;,&quot;K80/3.6&quot;,&quot;K80x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]}]},&quot;" table:style-name="ce27">
            <text:p>synonyms":["K80/80/3.6","K80x80x3.6","K80/3.6","K80x3.6"]}]},</text:p>
          </table:table-cell>
          <table:table-cell office:value-type="string" office:string-value="{&quot;K80/80/3.6&quot;: [{&quot;shape_coords&quot;:[80,80,3.6,5,4,3.6],&quot;shape_name&quot;:&quot;Square Hollow Section&quot;,&quot;synonyms&quot;:[&quot;K80/80/3.6&quot;,&quot;K80x80x3.6&quot;,&quot;K80/3.6&quot;,&quot;K80x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1">
            <text:p>{"K80/80/3.6": [{"shape_coords":[80,80,3.6,5,4,3.6],"shape_name":"Square Hollow Section","synonyms":["K80/80/3.6","K80x80x3.6","K80/3.6","K80x3.6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5" table:formula="of:=&quot;K&quot; &amp;[.B13] &amp; &quot;/&quot; &amp;[.C13] &amp; &quot;/&quot; &amp;[.D13]" table:style-name="ce9">
            <text:p>K80/80/5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5" table:formula="of:=[.A13]" table:style-name="ce27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27">
            <text:p>K80x80x5</text:p>
          </table:table-cell>
          <table:table-cell office:value-type="string" office:string-value="K80/5" table:formula="of:=&quot;K&quot;&amp;[.B13]&amp; &quot;/&quot; &amp; [.D13]" table:style-name="ce27">
            <text:p>K80/5</text:p>
          </table:table-cell>
          <table:table-cell office:value-type="string" office:string-value="K80x5" table:formula="of:=&quot;K&quot;&amp;[.B13]&amp; &quot;x&quot; &amp; [.D13]" table:style-name="ce27">
            <text:p>K80x5</text:p>
          </table:table-cell>
          <table:table-cell office:value-type="string" office:string-value="synonyms&quot;:[&quot;K80/80/5&quot;,&quot;K80x80x5&quot;,&quot;K80/5&quot;,&quot;K80x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]}]},&quot;" table:style-name="ce27">
            <text:p>synonyms":["K80/80/5","K80x80x5","K80/5","K80x5"]}]},</text:p>
          </table:table-cell>
          <table:table-cell office:value-type="string" office:string-value="{&quot;K80/80/5&quot;: [{&quot;shape_coords&quot;:[80,80,5,7,5,5],&quot;shape_name&quot;:&quot;Square Hollow Section&quot;,&quot;synonyms&quot;:[&quot;K80/80/5&quot;,&quot;K80x80x5&quot;,&quot;K80/5&quot;,&quot;K80x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1">
            <text:p>{"K80/80/5": [{"shape_coords":[80,80,5,7,5,5],"shape_name":"Square Hollow Section","synonyms":["K80/80/5","K80x80x5","K80/5","K8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6.3" table:formula="of:=&quot;K&quot; &amp;[.B14] &amp; &quot;/&quot; &amp;[.C14] &amp; &quot;/&quot; &amp;[.D14]" table:style-name="ce9">
            <text:p>K80/80/6.3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6.3" table:formula="of:=[.A14]" table:style-name="ce27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27">
            <text:p>K80x80x6.3</text:p>
          </table:table-cell>
          <table:table-cell office:value-type="string" office:string-value="K80/6.3" table:formula="of:=&quot;K&quot;&amp;[.B14]&amp; &quot;/&quot; &amp; [.D14]" table:style-name="ce27">
            <text:p>K80/6.3</text:p>
          </table:table-cell>
          <table:table-cell office:value-type="string" office:string-value="K80x6.3" table:formula="of:=&quot;K&quot;&amp;[.B14]&amp; &quot;x&quot; &amp; [.D14]" table:style-name="ce27">
            <text:p>K80x6.3</text:p>
          </table:table-cell>
          <table:table-cell office:value-type="string" office:string-value="synonyms&quot;:[&quot;K80/80/6.3&quot;,&quot;K80x80x6.3&quot;,&quot;K80/6.3&quot;,&quot;K80x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]}]},&quot;" table:style-name="ce27">
            <text:p>synonyms":["K80/80/6.3","K80x80x6.3","K80/6.3","K80x6.3"]}]},</text:p>
          </table:table-cell>
          <table:table-cell office:value-type="string" office:string-value="{&quot;K80/80/6.3&quot;: [{&quot;shape_coords&quot;:[80,80,6.3,9,45,6.3],&quot;shape_name&quot;:&quot;Square Hollow Section&quot;,&quot;synonyms&quot;:[&quot;K80/80/6.3&quot;,&quot;K80x80x6.3&quot;,&quot;K80/6.3&quot;,&quot;K80x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1">
            <text:p>{"K80/80/6.3": [{"shape_coords":[80,80,6.3,9,45,6.3],"shape_name":"Square Hollow Section","synonyms":["K80/80/6.3","K80x80x6.3","K80/6.3","K8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5" table:formula="of:=&quot;K&quot; &amp;[.B15] &amp; &quot;/&quot; &amp;[.C15] &amp; &quot;/&quot; &amp;[.D15]" table:style-name="ce9">
            <text:p>K90/90/5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90/90/5" table:formula="of:=[.A15]" table:style-name="ce27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27">
            <text:p>K90x90x5</text:p>
          </table:table-cell>
          <table:table-cell office:value-type="string" office:string-value="K90/5" table:formula="of:=&quot;K&quot;&amp;[.B15]&amp; &quot;/&quot; &amp; [.D15]" table:style-name="ce27">
            <text:p>K90/5</text:p>
          </table:table-cell>
          <table:table-cell office:value-type="string" office:string-value="K90x5" table:formula="of:=&quot;K&quot;&amp;[.B15]&amp; &quot;x&quot; &amp; [.D15]" table:style-name="ce27">
            <text:p>K90x5</text:p>
          </table:table-cell>
          <table:table-cell office:value-type="string" office:string-value="synonyms&quot;:[&quot;K90/90/5&quot;,&quot;K90x90x5&quot;,&quot;K90/5&quot;,&quot;K90x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]}]},&quot;" table:style-name="ce27">
            <text:p>synonyms":["K90/90/5","K90x90x5","K90/5","K90x5"]}]},</text:p>
          </table:table-cell>
          <table:table-cell office:value-type="string" office:string-value="{&quot;K90/90/5&quot;: [{&quot;shape_coords&quot;:[90,90,5,7,5,5],&quot;shape_name&quot;:&quot;Square Hollow Section&quot;,&quot;synonyms&quot;:[&quot;K90/90/5&quot;,&quot;K90x90x5&quot;,&quot;K90/5&quot;,&quot;K90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1">
            <text:p>{"K90/90/5": [{"shape_coords":[90,90,5,7,5,5],"shape_name":"Square Hollow Section","synonyms":["K90/90/5","K90x90x5","K90/5","K9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6.3" table:formula="of:=&quot;K&quot; &amp;[.B16] &amp; &quot;/&quot; &amp;[.C16] &amp; &quot;/&quot; &amp;[.D16]" table:style-name="ce9">
            <text:p>K90/90/6.3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90/90/6.3" table:formula="of:=[.A16]" table:style-name="ce27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27">
            <text:p>K90x90x6.3</text:p>
          </table:table-cell>
          <table:table-cell office:value-type="string" office:string-value="K90/6.3" table:formula="of:=&quot;K&quot;&amp;[.B16]&amp; &quot;/&quot; &amp; [.D16]" table:style-name="ce27">
            <text:p>K90/6.3</text:p>
          </table:table-cell>
          <table:table-cell office:value-type="string" office:string-value="K90x6.3" table:formula="of:=&quot;K&quot;&amp;[.B16]&amp; &quot;x&quot; &amp; [.D16]" table:style-name="ce27">
            <text:p>K90x6.3</text:p>
          </table:table-cell>
          <table:table-cell office:value-type="string" office:string-value="synonyms&quot;:[&quot;K90/90/6.3&quot;,&quot;K90x90x6.3&quot;,&quot;K90/6.3&quot;,&quot;K90x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]}]},&quot;" table:style-name="ce27">
            <text:p>synonyms":["K90/90/6.3","K90x90x6.3","K90/6.3","K90x6.3"]}]},</text:p>
          </table:table-cell>
          <table:table-cell office:value-type="string" office:string-value="{&quot;K90/90/6.3&quot;: [{&quot;shape_coords&quot;:[90,90,6.3,9,45,6.3],&quot;shape_name&quot;:&quot;Square Hollow Section&quot;,&quot;synonyms&quot;:[&quot;K90/90/6.3&quot;,&quot;K90x90x6.3&quot;,&quot;K90/6.3&quot;,&quot;K90x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1">
            <text:p>{"K90/90/6.3": [{"shape_coords":[90,90,6.3,9,45,6.3],"shape_name":"Square Hollow Section","synonyms":["K90/90/6.3","K90x90x6.3","K90/6.3","K9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5" table:formula="of:=&quot;K&quot; &amp;[.B17] &amp; &quot;/&quot; &amp;[.C17] &amp; &quot;/&quot; &amp;[.D17]" table:style-name="ce9">
            <text:p>K100/100/5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5" table:formula="of:=[.A17]" table:style-name="ce27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27">
            <text:p>K100x100x5</text:p>
          </table:table-cell>
          <table:table-cell office:value-type="string" office:string-value="K100/5" table:formula="of:=&quot;K&quot;&amp;[.B17]&amp; &quot;/&quot; &amp; [.D17]" table:style-name="ce27">
            <text:p>K100/5</text:p>
          </table:table-cell>
          <table:table-cell office:value-type="string" office:string-value="K100x5" table:formula="of:=&quot;K&quot;&amp;[.B17]&amp; &quot;x&quot; &amp; [.D17]" table:style-name="ce27">
            <text:p>K100x5</text:p>
          </table:table-cell>
          <table:table-cell office:value-type="string" office:string-value="synonyms&quot;:[&quot;K100/100/5&quot;,&quot;K100x100x5&quot;,&quot;K100/5&quot;,&quot;K100x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]}]},&quot;" table:style-name="ce27">
            <text:p>synonyms":["K100/100/5","K100x100x5","K100/5","K100x5"]}]},</text:p>
          </table:table-cell>
          <table:table-cell office:value-type="string" office:string-value="{&quot;K100/100/5&quot;: [{&quot;shape_coords&quot;:[100,100,5,7,5,5],&quot;shape_name&quot;:&quot;Square Hollow Section&quot;,&quot;synonyms&quot;:[&quot;K100/100/5&quot;,&quot;K100x100x5&quot;,&quot;K100/5&quot;,&quot;K100x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1">
            <text:p>{"K100/100/5": [{"shape_coords":[100,100,5,7,5,5],"shape_name":"Square Hollow Section","synonyms":["K100/100/5","K100x100x5","K100/5","K10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6.3" table:formula="of:=&quot;K&quot; &amp;[.B18] &amp; &quot;/&quot; &amp;[.C18] &amp; &quot;/&quot; &amp;[.D18]" table:style-name="ce9">
            <text:p>K100/100/6.3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6.3" table:formula="of:=[.A18]" table:style-name="ce27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27">
            <text:p>K100x100x6.3</text:p>
          </table:table-cell>
          <table:table-cell office:value-type="string" office:string-value="K100/6.3" table:formula="of:=&quot;K&quot;&amp;[.B18]&amp; &quot;/&quot; &amp; [.D18]" table:style-name="ce27">
            <text:p>K100/6.3</text:p>
          </table:table-cell>
          <table:table-cell office:value-type="string" office:string-value="K100x6.3" table:formula="of:=&quot;K&quot;&amp;[.B18]&amp; &quot;x&quot; &amp; [.D18]" table:style-name="ce27">
            <text:p>K100x6.3</text:p>
          </table:table-cell>
          <table:table-cell office:value-type="string" office:string-value="synonyms&quot;:[&quot;K100/100/6.3&quot;,&quot;K100x100x6.3&quot;,&quot;K100/6.3&quot;,&quot;K100x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]}]},&quot;" table:style-name="ce27">
            <text:p>synonyms":["K100/100/6.3","K100x100x6.3","K100/6.3","K100x6.3"]}]},</text:p>
          </table:table-cell>
          <table:table-cell office:value-type="string" office:string-value="{&quot;K100/100/6.3&quot;: [{&quot;shape_coords&quot;:[100,100,6.3,9,45,6.3],&quot;shape_name&quot;:&quot;Square Hollow Section&quot;,&quot;synonyms&quot;:[&quot;K100/100/6.3&quot;,&quot;K100x100x6.3&quot;,&quot;K100/6.3&quot;,&quot;K100x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1">
            <text:p>{"K100/100/6.3": [{"shape_coords":[100,100,6.3,9,45,6.3],"shape_name":"Square Hollow Section","synonyms":["K100/100/6.3","K100x100x6.3","K100/6.3","K10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8" table:formula="of:=&quot;K&quot; &amp;[.B19] &amp; &quot;/&quot; &amp;[.C19] &amp; &quot;/&quot; &amp;[.D19]" table:style-name="ce9">
            <text:p>K100/100/8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8" table:formula="of:=[.A19]" table:style-name="ce27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27">
            <text:p>K100x100x8</text:p>
          </table:table-cell>
          <table:table-cell office:value-type="string" office:string-value="K100/8" table:formula="of:=&quot;K&quot;&amp;[.B19]&amp; &quot;/&quot; &amp; [.D19]" table:style-name="ce27">
            <text:p>K100/8</text:p>
          </table:table-cell>
          <table:table-cell office:value-type="string" office:string-value="K100x8" table:formula="of:=&quot;K&quot;&amp;[.B19]&amp; &quot;x&quot; &amp; [.D19]" table:style-name="ce27">
            <text:p>K100x8</text:p>
          </table:table-cell>
          <table:table-cell office:value-type="string" office:string-value="synonyms&quot;:[&quot;K100/100/8&quot;,&quot;K100x100x8&quot;,&quot;K100/8&quot;,&quot;K100x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]}]},&quot;" table:style-name="ce27">
            <text:p>synonyms":["K100/100/8","K100x100x8","K100/8","K100x8"]}]},</text:p>
          </table:table-cell>
          <table:table-cell office:value-type="string" office:string-value="{&quot;K100/100/8&quot;: [{&quot;shape_coords&quot;:[100,100,8,12,8],&quot;shape_name&quot;:&quot;Square Hollow Section&quot;,&quot;synonyms&quot;:[&quot;K100/100/8&quot;,&quot;K100x100x8&quot;,&quot;K100/8&quot;,&quot;K100x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1">
            <text:p>{"K100/100/8": [{"shape_coords":[100,100,8,12,8],"shape_name":"Square Hollow Section","synonyms":["K100/100/8","K100x100x8","K100/8","K10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5" table:formula="of:=&quot;K&quot; &amp;[.B20] &amp; &quot;/&quot; &amp;[.C20] &amp; &quot;/&quot; &amp;[.D20]" table:style-name="ce9">
            <text:p>K120/120/5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5" table:formula="of:=[.A20]" table:style-name="ce27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27">
            <text:p>K120x120x5</text:p>
          </table:table-cell>
          <table:table-cell office:value-type="string" office:string-value="K120/5" table:formula="of:=&quot;K&quot;&amp;[.B20]&amp; &quot;/&quot; &amp; [.D20]" table:style-name="ce27">
            <text:p>K120/5</text:p>
          </table:table-cell>
          <table:table-cell office:value-type="string" office:string-value="K120x5" table:formula="of:=&quot;K&quot;&amp;[.B20]&amp; &quot;x&quot; &amp; [.D20]" table:style-name="ce27">
            <text:p>K120x5</text:p>
          </table:table-cell>
          <table:table-cell office:value-type="string" office:string-value="synonyms&quot;:[&quot;K120/120/5&quot;,&quot;K120x120x5&quot;,&quot;K120/5&quot;,&quot;K120x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]}]},&quot;" table:style-name="ce27">
            <text:p>synonyms":["K120/120/5","K120x120x5","K120/5","K120x5"]}]},</text:p>
          </table:table-cell>
          <table:table-cell office:value-type="string" office:string-value="{&quot;K120/120/5&quot;: [{&quot;shape_coords&quot;:[120,120,5,7,5,5],&quot;shape_name&quot;:&quot;Square Hollow Section&quot;,&quot;synonyms&quot;:[&quot;K120/120/5&quot;,&quot;K120x120x5&quot;,&quot;K120/5&quot;,&quot;K120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1">
            <text:p>{"K120/120/5": [{"shape_coords":[120,120,5,7,5,5],"shape_name":"Square Hollow Section","synonyms":["K120/120/5","K120x120x5","K120/5","K12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6.3" table:formula="of:=&quot;K&quot; &amp;[.B21] &amp; &quot;/&quot; &amp;[.C21] &amp; &quot;/&quot; &amp;[.D21]" table:style-name="ce9">
            <text:p>K120/120/6.3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6.3" table:formula="of:=[.A21]" table:style-name="ce27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27">
            <text:p>K120x120x6.3</text:p>
          </table:table-cell>
          <table:table-cell office:value-type="string" office:string-value="K120/6.3" table:formula="of:=&quot;K&quot;&amp;[.B21]&amp; &quot;/&quot; &amp; [.D21]" table:style-name="ce27">
            <text:p>K120/6.3</text:p>
          </table:table-cell>
          <table:table-cell office:value-type="string" office:string-value="K120x6.3" table:formula="of:=&quot;K&quot;&amp;[.B21]&amp; &quot;x&quot; &amp; [.D21]" table:style-name="ce27">
            <text:p>K120x6.3</text:p>
          </table:table-cell>
          <table:table-cell office:value-type="string" office:string-value="synonyms&quot;:[&quot;K120/120/6.3&quot;,&quot;K120x120x6.3&quot;,&quot;K120/6.3&quot;,&quot;K120x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]}]},&quot;" table:style-name="ce27">
            <text:p>synonyms":["K120/120/6.3","K120x120x6.3","K120/6.3","K120x6.3"]}]},</text:p>
          </table:table-cell>
          <table:table-cell office:value-type="string" office:string-value="{&quot;K120/120/6.3&quot;: [{&quot;shape_coords&quot;:[120,120,6.3,9,45,6.3],&quot;shape_name&quot;:&quot;Square Hollow Section&quot;,&quot;synonyms&quot;:[&quot;K120/120/6.3&quot;,&quot;K120x120x6.3&quot;,&quot;K120/6.3&quot;,&quot;K120x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1">
            <text:p>{"K120/120/6.3": [{"shape_coords":[120,120,6.3,9,45,6.3],"shape_name":"Square Hollow Section","synonyms":["K120/120/6.3","K120x120x6.3","K120/6.3","K12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8" table:formula="of:=&quot;K&quot; &amp;[.B22] &amp; &quot;/&quot; &amp;[.C22] &amp; &quot;/&quot; &amp;[.D22]" table:style-name="ce9">
            <text:p>K120/120/8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8" table:formula="of:=[.A22]" table:style-name="ce27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27">
            <text:p>K120x120x8</text:p>
          </table:table-cell>
          <table:table-cell office:value-type="string" office:string-value="K120/8" table:formula="of:=&quot;K&quot;&amp;[.B22]&amp; &quot;/&quot; &amp; [.D22]" table:style-name="ce27">
            <text:p>K120/8</text:p>
          </table:table-cell>
          <table:table-cell office:value-type="string" office:string-value="K120x8" table:formula="of:=&quot;K&quot;&amp;[.B22]&amp; &quot;x&quot; &amp; [.D22]" table:style-name="ce27">
            <text:p>K120x8</text:p>
          </table:table-cell>
          <table:table-cell office:value-type="string" office:string-value="synonyms&quot;:[&quot;K120/120/8&quot;,&quot;K120x120x8&quot;,&quot;K120/8&quot;,&quot;K120x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]}]},&quot;" table:style-name="ce27">
            <text:p>synonyms":["K120/120/8","K120x120x8","K120/8","K120x8"]}]},</text:p>
          </table:table-cell>
          <table:table-cell office:value-type="string" office:string-value="{&quot;K120/120/8&quot;: [{&quot;shape_coords&quot;:[120,120,8,12,8],&quot;shape_name&quot;:&quot;Square Hollow Section&quot;,&quot;synonyms&quot;:[&quot;K120/120/8&quot;,&quot;K120x120x8&quot;,&quot;K120/8&quot;,&quot;K120x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1">
            <text:p>{"K120/120/8": [{"shape_coords":[120,120,8,12,8],"shape_name":"Square Hollow Section","synonyms":["K120/120/8","K120x120x8","K120/8","K12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8" table:formula="of:=&quot;K&quot; &amp;[.B23] &amp; &quot;/&quot; &amp;[.C23] &amp; &quot;/&quot; &amp;[.D23]" table:style-name="ce9">
            <text:p>K140/140/8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40/140/8" table:formula="of:=[.A23]" table:style-name="ce27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27">
            <text:p>K140x140x8</text:p>
          </table:table-cell>
          <table:table-cell office:value-type="string" office:string-value="K140/8" table:formula="of:=&quot;K&quot;&amp;[.B23]&amp; &quot;/&quot; &amp; [.D23]" table:style-name="ce27">
            <text:p>K140/8</text:p>
          </table:table-cell>
          <table:table-cell office:value-type="string" office:string-value="K140x8" table:formula="of:=&quot;K&quot;&amp;[.B23]&amp; &quot;x&quot; &amp; [.D23]" table:style-name="ce27">
            <text:p>K140x8</text:p>
          </table:table-cell>
          <table:table-cell office:value-type="string" office:string-value="synonyms&quot;:[&quot;K140/140/8&quot;,&quot;K140x140x8&quot;,&quot;K140/8&quot;,&quot;K140x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]}]},&quot;" table:style-name="ce27">
            <text:p>synonyms":["K140/140/8","K140x140x8","K140/8","K140x8"]}]},</text:p>
          </table:table-cell>
          <table:table-cell office:value-type="string" office:string-value="{&quot;K140/140/8&quot;: [{&quot;shape_coords&quot;:[140,140,8,12,8],&quot;shape_name&quot;:&quot;Square Hollow Section&quot;,&quot;synonyms&quot;:[&quot;K140/140/8&quot;,&quot;K140x140x8&quot;,&quot;K140/8&quot;,&quot;K140x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1">
            <text:p>{"K140/140/8": [{"shape_coords":[140,140,8,12,8],"shape_name":"Square Hollow Section","synonyms":["K140/140/8","K140x140x8","K140/8","K14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10" table:formula="of:=&quot;K&quot; &amp;[.B24] &amp; &quot;/&quot; &amp;[.C24] &amp; &quot;/&quot; &amp;[.D24]" table:style-name="ce9">
            <text:p>K140/140/10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40/140/10" table:formula="of:=[.A24]" table:style-name="ce27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27">
            <text:p>K140x140x10</text:p>
          </table:table-cell>
          <table:table-cell office:value-type="string" office:string-value="K140/10" table:formula="of:=&quot;K&quot;&amp;[.B24]&amp; &quot;/&quot; &amp; [.D24]" table:style-name="ce27">
            <text:p>K140/10</text:p>
          </table:table-cell>
          <table:table-cell office:value-type="string" office:string-value="K140x10" table:formula="of:=&quot;K&quot;&amp;[.B24]&amp; &quot;x&quot; &amp; [.D24]" table:style-name="ce27">
            <text:p>K140x10</text:p>
          </table:table-cell>
          <table:table-cell office:value-type="string" office:string-value="synonyms&quot;:[&quot;K140/140/10&quot;,&quot;K140x140x10&quot;,&quot;K140/10&quot;,&quot;K140x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]}]},&quot;" table:style-name="ce27">
            <text:p>synonyms":["K140/140/10","K140x140x10","K140/10","K140x10"]}]},</text:p>
          </table:table-cell>
          <table:table-cell office:value-type="string" office:string-value="{&quot;K140/140/10&quot;: [{&quot;shape_coords&quot;:[140,140,10,15,10],&quot;shape_name&quot;:&quot;Square Hollow Section&quot;,&quot;synonyms&quot;:[&quot;K140/140/10&quot;,&quot;K140x140x10&quot;,&quot;K140/10&quot;,&quot;K140x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1">
            <text:p>{"K140/140/10": [{"shape_coords":[140,140,10,15,10],"shape_name":"Square Hollow Section","synonyms":["K140/140/10","K140x140x10","K140/10","K14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8" table:formula="of:=&quot;K&quot; &amp;[.B25] &amp; &quot;/&quot; &amp;[.C25] &amp; &quot;/&quot; &amp;[.D25]" table:style-name="ce9">
            <text:p>K150/150/8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8" table:formula="of:=[.A25]" table:style-name="ce27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27">
            <text:p>K150x150x8</text:p>
          </table:table-cell>
          <table:table-cell office:value-type="string" office:string-value="K150/8" table:formula="of:=&quot;K&quot;&amp;[.B25]&amp; &quot;/&quot; &amp; [.D25]" table:style-name="ce27">
            <text:p>K150/8</text:p>
          </table:table-cell>
          <table:table-cell office:value-type="string" office:string-value="K150x8" table:formula="of:=&quot;K&quot;&amp;[.B25]&amp; &quot;x&quot; &amp; [.D25]" table:style-name="ce27">
            <text:p>K150x8</text:p>
          </table:table-cell>
          <table:table-cell office:value-type="string" office:string-value="synonyms&quot;:[&quot;K150/150/8&quot;,&quot;K150x150x8&quot;,&quot;K150/8&quot;,&quot;K150x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]}]},&quot;" table:style-name="ce27">
            <text:p>synonyms":["K150/150/8","K150x150x8","K150/8","K150x8"]}]},</text:p>
          </table:table-cell>
          <table:table-cell office:value-type="string" office:string-value="{&quot;K150/150/8&quot;: [{&quot;shape_coords&quot;:[150,150,8,12,8],&quot;shape_name&quot;:&quot;Square Hollow Section&quot;,&quot;synonyms&quot;:[&quot;K150/150/8&quot;,&quot;K150x150x8&quot;,&quot;K150/8&quot;,&quot;K150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1">
            <text:p>{"K150/150/8": [{"shape_coords":[150,150,8,12,8],"shape_name":"Square Hollow Section","synonyms":["K150/150/8","K150x150x8","K150/8","K15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0" table:formula="of:=&quot;K&quot; &amp;[.B26] &amp; &quot;/&quot; &amp;[.C26] &amp; &quot;/&quot; &amp;[.D26]" table:style-name="ce9">
            <text:p>K150/150/10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10" table:formula="of:=[.A26]" table:style-name="ce27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27">
            <text:p>K150x150x10</text:p>
          </table:table-cell>
          <table:table-cell office:value-type="string" office:string-value="K150/10" table:formula="of:=&quot;K&quot;&amp;[.B26]&amp; &quot;/&quot; &amp; [.D26]" table:style-name="ce27">
            <text:p>K150/10</text:p>
          </table:table-cell>
          <table:table-cell office:value-type="string" office:string-value="K150x10" table:formula="of:=&quot;K&quot;&amp;[.B26]&amp; &quot;x&quot; &amp; [.D26]" table:style-name="ce27">
            <text:p>K150x10</text:p>
          </table:table-cell>
          <table:table-cell office:value-type="string" office:string-value="synonyms&quot;:[&quot;K150/150/10&quot;,&quot;K150x150x10&quot;,&quot;K150/10&quot;,&quot;K150x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]}]},&quot;" table:style-name="ce27">
            <text:p>synonyms":["K150/150/10","K150x150x10","K150/10","K150x10"]}]},</text:p>
          </table:table-cell>
          <table:table-cell office:value-type="string" office:string-value="{&quot;K150/150/10&quot;: [{&quot;shape_coords&quot;:[150,150,10,15,10],&quot;shape_name&quot;:&quot;Square Hollow Section&quot;,&quot;synonyms&quot;:[&quot;K150/150/10&quot;,&quot;K150x150x10&quot;,&quot;K150/10&quot;,&quot;K150x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1">
            <text:p>{"K150/150/10": [{"shape_coords":[150,150,10,15,10],"shape_name":"Square Hollow Section","synonyms":["K150/150/10","K150x150x10","K150/10","K15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2.5" table:formula="of:=&quot;K&quot; &amp;[.B27] &amp; &quot;/&quot; &amp;[.C27] &amp; &quot;/&quot; &amp;[.D27]" table:style-name="ce9">
            <text:p>K150/150/12.5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12.5" table:formula="of:=[.A27]" table:style-name="ce27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27">
            <text:p>K150x150x12.5</text:p>
          </table:table-cell>
          <table:table-cell office:value-type="string" office:string-value="K150/12.5" table:formula="of:=&quot;K&quot;&amp;[.B27]&amp; &quot;/&quot; &amp; [.D27]" table:style-name="ce27">
            <text:p>K150/12.5</text:p>
          </table:table-cell>
          <table:table-cell office:value-type="string" office:string-value="K150x12.5" table:formula="of:=&quot;K&quot;&amp;[.B27]&amp; &quot;x&quot; &amp; [.D27]" table:style-name="ce27">
            <text:p>K150x12.5</text:p>
          </table:table-cell>
          <table:table-cell office:value-type="string" office:string-value="synonyms&quot;:[&quot;K150/150/12.5&quot;,&quot;K150x150x12.5&quot;,&quot;K150/12.5&quot;,&quot;K150x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]}]},&quot;" table:style-name="ce27">
            <text:p>synonyms":["K150/150/12.5","K150x150x12.5","K150/12.5","K150x12.5"]}]},</text:p>
          </table:table-cell>
          <table:table-cell office:value-type="string" office:string-value="{&quot;K150/150/12.5&quot;: [{&quot;shape_coords&quot;:[150,150,12.5,18,75,12.5],&quot;shape_name&quot;:&quot;Square Hollow Section&quot;,&quot;synonyms&quot;:[&quot;K150/150/12.5&quot;,&quot;K150x150x12.5&quot;,&quot;K150/12.5&quot;,&quot;K150x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1">
            <text:p>{"K150/150/12.5": [{"shape_coords":[150,150,12.5,18,75,12.5],"shape_name":"Square Hollow Section","synonyms":["K150/150/12.5","K150x150x12.5","K150/12.5","K15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8" table:formula="of:=&quot;K&quot; &amp;[.B28] &amp; &quot;/&quot; &amp;[.C28] &amp; &quot;/&quot; &amp;[.D28]" table:style-name="ce9">
            <text:p>K160/160/8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60/160/8" table:formula="of:=[.A28]" table:style-name="ce27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27">
            <text:p>K160x160x8</text:p>
          </table:table-cell>
          <table:table-cell office:value-type="string" office:string-value="K160/8" table:formula="of:=&quot;K&quot;&amp;[.B28]&amp; &quot;/&quot; &amp; [.D28]" table:style-name="ce27">
            <text:p>K160/8</text:p>
          </table:table-cell>
          <table:table-cell office:value-type="string" office:string-value="K160x8" table:formula="of:=&quot;K&quot;&amp;[.B28]&amp; &quot;x&quot; &amp; [.D28]" table:style-name="ce27">
            <text:p>K160x8</text:p>
          </table:table-cell>
          <table:table-cell office:value-type="string" office:string-value="synonyms&quot;:[&quot;K160/160/8&quot;,&quot;K160x160x8&quot;,&quot;K160/8&quot;,&quot;K160x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]}]},&quot;" table:style-name="ce27">
            <text:p>synonyms":["K160/160/8","K160x160x8","K160/8","K160x8"]}]},</text:p>
          </table:table-cell>
          <table:table-cell office:value-type="string" office:string-value="{&quot;K160/160/8&quot;: [{&quot;shape_coords&quot;:[160,160,8,12,8],&quot;shape_name&quot;:&quot;Square Hollow Section&quot;,&quot;synonyms&quot;:[&quot;K160/160/8&quot;,&quot;K160x160x8&quot;,&quot;K160/8&quot;,&quot;K16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1">
            <text:p>{"K160/160/8": [{"shape_coords":[160,160,8,12,8],"shape_name":"Square Hollow Section","synonyms":["K160/160/8","K160x160x8","K160/8","K16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10" table:formula="of:=&quot;K&quot; &amp;[.B29] &amp; &quot;/&quot; &amp;[.C29] &amp; &quot;/&quot; &amp;[.D29]" table:style-name="ce9">
            <text:p>K160/160/1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60/160/10" table:formula="of:=[.A29]" table:style-name="ce27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27">
            <text:p>K160x160x10</text:p>
          </table:table-cell>
          <table:table-cell office:value-type="string" office:string-value="K160/10" table:formula="of:=&quot;K&quot;&amp;[.B29]&amp; &quot;/&quot; &amp; [.D29]" table:style-name="ce27">
            <text:p>K160/10</text:p>
          </table:table-cell>
          <table:table-cell office:value-type="string" office:string-value="K160x10" table:formula="of:=&quot;K&quot;&amp;[.B29]&amp; &quot;x&quot; &amp; [.D29]" table:style-name="ce27">
            <text:p>K160x10</text:p>
          </table:table-cell>
          <table:table-cell office:value-type="string" office:string-value="synonyms&quot;:[&quot;K160/160/10&quot;,&quot;K160x160x10&quot;,&quot;K160/10&quot;,&quot;K160x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]}]},&quot;" table:style-name="ce27">
            <text:p>synonyms":["K160/160/10","K160x160x10","K160/10","K160x10"]}]},</text:p>
          </table:table-cell>
          <table:table-cell office:value-type="string" office:string-value="{&quot;K160/160/10&quot;: [{&quot;shape_coords&quot;:[160,160,10,15,10],&quot;shape_name&quot;:&quot;Square Hollow Section&quot;,&quot;synonyms&quot;:[&quot;K160/160/10&quot;,&quot;K160x160x10&quot;,&quot;K160/10&quot;,&quot;K160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1">
            <text:p>{"K160/160/10": [{"shape_coords":[160,160,10,15,10],"shape_name":"Square Hollow Section","synonyms":["K160/160/10","K160x160x10","K160/10","K16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0" table:formula="of:=&quot;K&quot; &amp;[.B30] &amp; &quot;/&quot; &amp;[.C30] &amp; &quot;/&quot; &amp;[.D30]" table:style-name="ce9">
            <text:p>K180/180/1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80/180/10" table:formula="of:=[.A30]" table:style-name="ce27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27">
            <text:p>K180x180x10</text:p>
          </table:table-cell>
          <table:table-cell office:value-type="string" office:string-value="K180/10" table:formula="of:=&quot;K&quot;&amp;[.B30]&amp; &quot;/&quot; &amp; [.D30]" table:style-name="ce27">
            <text:p>K180/10</text:p>
          </table:table-cell>
          <table:table-cell office:value-type="string" office:string-value="K180x10" table:formula="of:=&quot;K&quot;&amp;[.B30]&amp; &quot;x&quot; &amp; [.D30]" table:style-name="ce27">
            <text:p>K180x10</text:p>
          </table:table-cell>
          <table:table-cell office:value-type="string" office:string-value="synonyms&quot;:[&quot;K180/180/10&quot;,&quot;K180x180x10&quot;,&quot;K180/10&quot;,&quot;K180x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]}]},&quot;" table:style-name="ce27">
            <text:p>synonyms":["K180/180/10","K180x180x10","K180/10","K180x10"]}]},</text:p>
          </table:table-cell>
          <table:table-cell office:value-type="string" office:string-value="{&quot;K180/180/10&quot;: [{&quot;shape_coords&quot;:[180,180,10,15,10],&quot;shape_name&quot;:&quot;Square Hollow Section&quot;,&quot;synonyms&quot;:[&quot;K180/180/10&quot;,&quot;K180x180x10&quot;,&quot;K180/10&quot;,&quot;K18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1">
            <text:p>{"K180/180/10": [{"shape_coords":[180,180,10,15,10],"shape_name":"Square Hollow Section","synonyms":["K180/180/10","K180x180x10","K180/10","K18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2.5" table:formula="of:=&quot;K&quot; &amp;[.B31] &amp; &quot;/&quot; &amp;[.C31] &amp; &quot;/&quot; &amp;[.D31]" table:style-name="ce9">
            <text:p>K180/180/12.5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80/180/12.5" table:formula="of:=[.A31]" table:style-name="ce27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27">
            <text:p>K180x180x12.5</text:p>
          </table:table-cell>
          <table:table-cell office:value-type="string" office:string-value="K180/12.5" table:formula="of:=&quot;K&quot;&amp;[.B31]&amp; &quot;/&quot; &amp; [.D31]" table:style-name="ce27">
            <text:p>K180/12.5</text:p>
          </table:table-cell>
          <table:table-cell office:value-type="string" office:string-value="K180x12.5" table:formula="of:=&quot;K&quot;&amp;[.B31]&amp; &quot;x&quot; &amp; [.D31]" table:style-name="ce27">
            <text:p>K180x12.5</text:p>
          </table:table-cell>
          <table:table-cell office:value-type="string" office:string-value="synonyms&quot;:[&quot;K180/180/12.5&quot;,&quot;K180x180x12.5&quot;,&quot;K180/12.5&quot;,&quot;K180x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]}]},&quot;" table:style-name="ce27">
            <text:p>synonyms":["K180/180/12.5","K180x180x12.5","K180/12.5","K180x12.5"]}]},</text:p>
          </table:table-cell>
          <table:table-cell office:value-type="string" office:string-value="{&quot;K180/180/12.5&quot;: [{&quot;shape_coords&quot;:[180,180,12.5,18,75,12.5],&quot;shape_name&quot;:&quot;Square Hollow Section&quot;,&quot;synonyms&quot;:[&quot;K180/180/12.5&quot;,&quot;K180x180x12.5&quot;,&quot;K180/12.5&quot;,&quot;K180x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1">
            <text:p>{"K180/180/12.5": [{"shape_coords":[180,180,12.5,18,75,12.5],"shape_name":"Square Hollow Section","synonyms":["K180/180/12.5","K180x180x12.5","K180/12.5","K18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8" table:formula="of:=&quot;K&quot; &amp;[.B32] &amp; &quot;/&quot; &amp;[.C32] &amp; &quot;/&quot; &amp;[.D32]" table:style-name="ce9">
            <text:p>K200/200/8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8" table:formula="of:=[.A32]" table:style-name="ce27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27">
            <text:p>K200x200x8</text:p>
          </table:table-cell>
          <table:table-cell office:value-type="string" office:string-value="K200/8" table:formula="of:=&quot;K&quot;&amp;[.B32]&amp; &quot;/&quot; &amp; [.D32]" table:style-name="ce27">
            <text:p>K200/8</text:p>
          </table:table-cell>
          <table:table-cell office:value-type="string" office:string-value="K200x8" table:formula="of:=&quot;K&quot;&amp;[.B32]&amp; &quot;x&quot; &amp; [.D32]" table:style-name="ce27">
            <text:p>K200x8</text:p>
          </table:table-cell>
          <table:table-cell office:value-type="string" office:string-value="synonyms&quot;:[&quot;K200/200/8&quot;,&quot;K200x200x8&quot;,&quot;K200/8&quot;,&quot;K200x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]}]},&quot;" table:style-name="ce27">
            <text:p>synonyms":["K200/200/8","K200x200x8","K200/8","K200x8"]}]},</text:p>
          </table:table-cell>
          <table:table-cell office:value-type="string" office:string-value="{&quot;K200/200/8&quot;: [{&quot;shape_coords&quot;:[200,200,8,12,8],&quot;shape_name&quot;:&quot;Square Hollow Section&quot;,&quot;synonyms&quot;:[&quot;K200/200/8&quot;,&quot;K200x200x8&quot;,&quot;K200/8&quot;,&quot;K20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1">
            <text:p>{"K200/200/8": [{"shape_coords":[200,200,8,12,8],"shape_name":"Square Hollow Section","synonyms":["K200/200/8","K200x200x8","K200/8","K20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0" table:formula="of:=&quot;K&quot; &amp;[.B33] &amp; &quot;/&quot; &amp;[.C33] &amp; &quot;/&quot; &amp;[.D33]" table:style-name="ce9">
            <text:p>K200/200/10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10" table:formula="of:=[.A33]" table:style-name="ce27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27">
            <text:p>K200x200x10</text:p>
          </table:table-cell>
          <table:table-cell office:value-type="string" office:string-value="K200/10" table:formula="of:=&quot;K&quot;&amp;[.B33]&amp; &quot;/&quot; &amp; [.D33]" table:style-name="ce27">
            <text:p>K200/10</text:p>
          </table:table-cell>
          <table:table-cell office:value-type="string" office:string-value="K200x10" table:formula="of:=&quot;K&quot;&amp;[.B33]&amp; &quot;x&quot; &amp; [.D33]" table:style-name="ce27">
            <text:p>K200x10</text:p>
          </table:table-cell>
          <table:table-cell office:value-type="string" office:string-value="synonyms&quot;:[&quot;K200/200/10&quot;,&quot;K200x200x10&quot;,&quot;K200/10&quot;,&quot;K200x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]}]},&quot;" table:style-name="ce27">
            <text:p>synonyms":["K200/200/10","K200x200x10","K200/10","K200x10"]}]},</text:p>
          </table:table-cell>
          <table:table-cell office:value-type="string" office:string-value="{&quot;K200/200/10&quot;: [{&quot;shape_coords&quot;:[200,200,10,15,10],&quot;shape_name&quot;:&quot;Square Hollow Section&quot;,&quot;synonyms&quot;:[&quot;K200/200/10&quot;,&quot;K200x200x10&quot;,&quot;K200/10&quot;,&quot;K200x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1">
            <text:p>{"K200/200/10": [{"shape_coords":[200,200,10,15,10],"shape_name":"Square Hollow Section","synonyms":["K200/200/10","K200x200x10","K200/10","K20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2.5" table:formula="of:=&quot;K&quot; &amp;[.B34] &amp; &quot;/&quot; &amp;[.C34] &amp; &quot;/&quot; &amp;[.D34]" table:style-name="ce9">
            <text:p>K200/200/12.5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12.5" table:formula="of:=[.A34]" table:style-name="ce27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27">
            <text:p>K200x200x12.5</text:p>
          </table:table-cell>
          <table:table-cell office:value-type="string" office:string-value="K200/12.5" table:formula="of:=&quot;K&quot;&amp;[.B34]&amp; &quot;/&quot; &amp; [.D34]" table:style-name="ce27">
            <text:p>K200/12.5</text:p>
          </table:table-cell>
          <table:table-cell office:value-type="string" office:string-value="K200x12.5" table:formula="of:=&quot;K&quot;&amp;[.B34]&amp; &quot;x&quot; &amp; [.D34]" table:style-name="ce27">
            <text:p>K200x12.5</text:p>
          </table:table-cell>
          <table:table-cell office:value-type="string" office:string-value="synonyms&quot;:[&quot;K200/200/12.5&quot;,&quot;K200x200x12.5&quot;,&quot;K200/12.5&quot;,&quot;K200x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]}]},&quot;" table:style-name="ce27">
            <text:p>synonyms":["K200/200/12.5","K200x200x12.5","K200/12.5","K200x12.5"]}]},</text:p>
          </table:table-cell>
          <table:table-cell office:value-type="string" office:string-value="{&quot;K200/200/12.5&quot;: [{&quot;shape_coords&quot;:[200,200,12.5,18,75,12.5],&quot;shape_name&quot;:&quot;Square Hollow Section&quot;,&quot;synonyms&quot;:[&quot;K200/200/12.5&quot;,&quot;K200x200x12.5&quot;,&quot;K200/12.5&quot;,&quot;K200x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1">
            <text:p>{"K200/200/12.5": [{"shape_coords":[200,200,12.5,18,75,12.5],"shape_name":"Square Hollow Section","synonyms":["K200/200/12.5","K200x200x12.5","K200/12.5","K2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0" table:formula="of:=&quot;K&quot; &amp;[.B35] &amp; &quot;/&quot; &amp;[.C35] &amp; &quot;/&quot; &amp;[.D35]" table:style-name="ce9">
            <text:p>K250/250/10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250/250/10" table:formula="of:=[.A35]" table:style-name="ce27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27">
            <text:p>K250x250x10</text:p>
          </table:table-cell>
          <table:table-cell office:value-type="string" office:string-value="K250/10" table:formula="of:=&quot;K&quot;&amp;[.B35]&amp; &quot;/&quot; &amp; [.D35]" table:style-name="ce27">
            <text:p>K250/10</text:p>
          </table:table-cell>
          <table:table-cell office:value-type="string" office:string-value="K250x10" table:formula="of:=&quot;K&quot;&amp;[.B35]&amp; &quot;x&quot; &amp; [.D35]" table:style-name="ce27">
            <text:p>K250x10</text:p>
          </table:table-cell>
          <table:table-cell office:value-type="string" office:string-value="synonyms&quot;:[&quot;K250/250/10&quot;,&quot;K250x250x10&quot;,&quot;K250/10&quot;,&quot;K250x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]}]},&quot;" table:style-name="ce27">
            <text:p>synonyms":["K250/250/10","K250x250x10","K250/10","K250x10"]}]},</text:p>
          </table:table-cell>
          <table:table-cell office:value-type="string" office:string-value="{&quot;K250/250/10&quot;: [{&quot;shape_coords&quot;:[250,250,10,15,10],&quot;shape_name&quot;:&quot;Square Hollow Section&quot;,&quot;synonyms&quot;:[&quot;K250/250/10&quot;,&quot;K250x250x10&quot;,&quot;K250/10&quot;,&quot;K250x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1">
            <text:p>{"K250/250/10": [{"shape_coords":[250,250,10,15,10],"shape_name":"Square Hollow Section","synonyms":["K250/250/10","K250x250x10","K250/10","K25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2.5" table:formula="of:=&quot;K&quot; &amp;[.B36] &amp; &quot;/&quot; &amp;[.C36] &amp; &quot;/&quot; &amp;[.D36]" table:style-name="ce9">
            <text:p>K250/250/12.5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250/250/12.5" table:formula="of:=[.A36]" table:style-name="ce27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27">
            <text:p>K250x250x12.5</text:p>
          </table:table-cell>
          <table:table-cell office:value-type="string" office:string-value="K250/12.5" table:formula="of:=&quot;K&quot;&amp;[.B36]&amp; &quot;/&quot; &amp; [.D36]" table:style-name="ce27">
            <text:p>K250/12.5</text:p>
          </table:table-cell>
          <table:table-cell office:value-type="string" office:string-value="K250x12.5" table:formula="of:=&quot;K&quot;&amp;[.B36]&amp; &quot;x&quot; &amp; [.D36]" table:style-name="ce27">
            <text:p>K250x12.5</text:p>
          </table:table-cell>
          <table:table-cell office:value-type="string" office:string-value="synonyms&quot;:[&quot;K250/250/12.5&quot;,&quot;K250x250x12.5&quot;,&quot;K250/12.5&quot;,&quot;K250x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]}]},&quot;" table:style-name="ce27">
            <text:p>synonyms":["K250/250/12.5","K250x250x12.5","K250/12.5","K250x12.5"]}]},</text:p>
          </table:table-cell>
          <table:table-cell office:value-type="string" office:string-value="{&quot;K250/250/12.5&quot;: [{&quot;shape_coords&quot;:[250,250,12.5,18,75,12.5],&quot;shape_name&quot;:&quot;Square Hollow Section&quot;,&quot;synonyms&quot;:[&quot;K250/250/12.5&quot;,&quot;K250x250x12.5&quot;,&quot;K250/12.5&quot;,&quot;K250x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1">
            <text:p>{"K250/250/12.5": [{"shape_coords":[250,250,12.5,18,75,12.5],"shape_name":"Square Hollow Section","synonyms":["K250/250/12.5","K250x250x12.5","K250/12.5","K25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0" table:formula="of:=&quot;K&quot; &amp;[.B37] &amp; &quot;/&quot; &amp;[.C37] &amp; &quot;/&quot; &amp;[.D37]" table:style-name="ce9">
            <text:p>K300/300/10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300/300/10" table:formula="of:=[.A37]" table:style-name="ce27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27">
            <text:p>K300x300x10</text:p>
          </table:table-cell>
          <table:table-cell office:value-type="string" office:string-value="K300/10" table:formula="of:=&quot;K&quot;&amp;[.B37]&amp; &quot;/&quot; &amp; [.D37]" table:style-name="ce27">
            <text:p>K300/10</text:p>
          </table:table-cell>
          <table:table-cell office:value-type="string" office:string-value="K300x10" table:formula="of:=&quot;K&quot;&amp;[.B37]&amp; &quot;x&quot; &amp; [.D37]" table:style-name="ce27">
            <text:p>K300x10</text:p>
          </table:table-cell>
          <table:table-cell office:value-type="string" office:string-value="synonyms&quot;:[&quot;K300/300/10&quot;,&quot;K300x300x10&quot;,&quot;K300/10&quot;,&quot;K300x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]}]},&quot;" table:style-name="ce27">
            <text:p>synonyms":["K300/300/10","K300x300x10","K300/10","K300x10"]}]},</text:p>
          </table:table-cell>
          <table:table-cell office:value-type="string" office:string-value="{&quot;K300/300/10&quot;: [{&quot;shape_coords&quot;:[300,300,10,15,10],&quot;shape_name&quot;:&quot;Square Hollow Section&quot;,&quot;synonyms&quot;:[&quot;K300/300/10&quot;,&quot;K300x300x10&quot;,&quot;K300/10&quot;,&quot;K30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1">
            <text:p>{"K300/300/10": [{"shape_coords":[300,300,10,15,10],"shape_name":"Square Hollow Section","synonyms":["K300/300/10","K300x300x10","K300/10","K30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2.5" table:formula="of:=&quot;K&quot; &amp;[.B38] &amp; &quot;/&quot; &amp;[.C38] &amp; &quot;/&quot; &amp;[.D38]" table:style-name="ce9">
            <text:p>K300/300/12.5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300/300/12.5" table:formula="of:=[.A38]" table:style-name="ce27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27">
            <text:p>K300x300x12.5</text:p>
          </table:table-cell>
          <table:table-cell office:value-type="string" office:string-value="K300/12.5" table:formula="of:=&quot;K&quot;&amp;[.B38]&amp; &quot;/&quot; &amp; [.D38]" table:style-name="ce27">
            <text:p>K300/12.5</text:p>
          </table:table-cell>
          <table:table-cell office:value-type="string" office:string-value="K300x12.5" table:formula="of:=&quot;K&quot;&amp;[.B38]&amp; &quot;x&quot; &amp; [.D38]" table:style-name="ce27">
            <text:p>K300x12.5</text:p>
          </table:table-cell>
          <table:table-cell office:value-type="string" office:string-value="synonyms&quot;:[&quot;K300/300/12.5&quot;,&quot;K300x300x12.5&quot;,&quot;K300/12.5&quot;,&quot;K300x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]}]},&quot;" table:style-name="ce27">
            <text:p>synonyms":["K300/300/12.5","K300x300x12.5","K300/12.5","K300x12.5"]}]},</text:p>
          </table:table-cell>
          <table:table-cell office:value-type="string" office:string-value="{&quot;K300/300/12.5&quot;: [{&quot;shape_coords&quot;:[300,300,12.5,18,75,12.5],&quot;shape_name&quot;:&quot;Square Hollow Section&quot;,&quot;synonyms&quot;:[&quot;K300/300/12.5&quot;,&quot;K300x300x12.5&quot;,&quot;K300/12.5&quot;,&quot;K300x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1">
            <text:p>{"K300/300/12.5": [{"shape_coords":[300,300,12.5,18,75,12.5],"shape_name":"Square Hollow Section","synonyms":["K300/300/12.5","K300x300x12.5","K300/12.5","K3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50/350/10" table:formula="of:=&quot;K&quot; &amp;[.B39] &amp; &quot;/&quot; &amp;[.C39] &amp; &quot;/&quot; &amp;[.D39]" table:style-name="ce9">
            <text:p>K350/350/10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350/350/10" table:formula="of:=[.A39]" table:style-name="ce27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27">
            <text:p>K350x350x10</text:p>
          </table:table-cell>
          <table:table-cell office:value-type="string" office:string-value="K350/10" table:formula="of:=&quot;K&quot;&amp;[.B39]&amp; &quot;/&quot; &amp; [.D39]" table:style-name="ce27">
            <text:p>K350/10</text:p>
          </table:table-cell>
          <table:table-cell office:value-type="string" office:string-value="K350x10" table:formula="of:=&quot;K&quot;&amp;[.B39]&amp; &quot;x&quot; &amp; [.D39]" table:style-name="ce27">
            <text:p>K350x10</text:p>
          </table:table-cell>
          <table:table-cell office:value-type="string" office:string-value="synonyms&quot;:[&quot;K350/350/10&quot;,&quot;K350x350x10&quot;,&quot;K350/10&quot;,&quot;K350x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]}]},&quot;" table:style-name="ce27">
            <text:p>synonyms":["K350/350/10","K350x350x10","K350/10","K350x10"]}]},</text:p>
          </table:table-cell>
          <table:table-cell office:value-type="string" office:string-value="{&quot;K350/350/10&quot;: [{&quot;shape_coords&quot;:[350,350,10,15,10],&quot;shape_name&quot;:&quot;Square Hollow Section&quot;,&quot;synonyms&quot;:[&quot;K350/350/10&quot;,&quot;K350x350x10&quot;,&quot;K350/10&quot;,&quot;K350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1">
            <text:p>{"K350/350/10": [{"shape_coords":[350,350,10,15,10],"shape_name":"Square Hollow Section","synonyms":["K350/350/10","K350x350x10","K350/10","K350x10"]}]},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K350/350/12.5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2.5" table:style-name="ce13">
            <text:p>12,5</text:p>
          </table:table-cell>
          <table:table-cell office:value-type="float" office:value="18.75" table:style-name="ce13">
            <text:p>18,7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Square Hollow Section</text:p>
          </table:table-cell>
          <table:table-cell office:value-type="string" office:string-value="K350/350/12.5" table:formula="of:=[.A40]" table:style-name="ce27">
            <text:p>K350/350/12.5</text:p>
          </table:table-cell>
          <table:table-cell office:value-type="string" office:string-value="K350x350x12,5" table:formula="of:=&quot;K&quot; &amp;[.B40] &amp; &quot;x&quot; &amp;[.C40] &amp; &quot;x&quot; &amp;[.D40]" table:style-name="ce11">
            <text:p>K350x350x12,5</text:p>
          </table:table-cell>
          <table:table-cell office:value-type="string" office:string-value="K350/12,5" table:formula="of:=&quot;K&quot;&amp;[.B40]&amp; &quot;/&quot; &amp; [.D40]" table:style-name="ce11">
            <text:p>K350/12,5</text:p>
          </table:table-cell>
          <table:table-cell office:value-type="string" office:string-value="K350x12,5" table:formula="of:=&quot;K&quot;&amp;[.B40]&amp; &quot;x&quot; &amp; [.D40]" table:style-name="ce11">
            <text:p>K350x12,5</text:p>
          </table:table-cell>
          <table:table-cell office:value-type="string" office:string-value="synonyms&quot;:[&quot;K350/350/12.5&quot;,&quot;K350x350x12,5&quot;,&quot;K350/12,5&quot;,&quot;K350x12,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]}]},&quot;" table:style-name="ce27">
            <text:p>synonyms":["K350/350/12.5","K350x350x12,5","K350/12,5","K350x12,5"]}]},</text:p>
          </table:table-cell>
          <table:table-cell office:value-type="string" office:string-value="{&quot;K350/350/12.5&quot;: [{&quot;shape_coords&quot;:[350,350,12,5,18,75,12,5],&quot;shape_name&quot;:&quot;Square Hollow Section&quot;,&quot;synonyms&quot;:[&quot;K350/350/12.5&quot;,&quot;K350x350x12,5&quot;,&quot;K350/12,5&quot;,&quot;K350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1">
            <text:p>{"K350/350/12.5": [{"shape_coords":[350,350,12,5,18,75,12,5],"shape_name":"Square Hollow Section","synonyms":["K350/350/12.5","K350x350x12,5","K350/12,5","K350x12,5"]}]},</text:p>
          </table:table-cell>
          <table:table-cell table:number-columns-repeated="16371"/>
        </table:table-row>
        <table:table-row table:style-name="ro1">
          <table:table-cell office:value-type="string" office:string-value="K400/400/12.5" table:formula="of:=&quot;K&quot; &amp;[.B41] &amp; &quot;/&quot; &amp;[.C41] &amp; &quot;/&quot; &amp;[.D41]" table:style-name="ce9">
            <text:p>K400/400/12.5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0/400/12.5" table:formula="of:=[.A41]" table:style-name="ce27">
            <text:p>K400/400/12.5</text:p>
          </table:table-cell>
          <table:table-cell office:value-type="string" office:string-value="K400x400x12.5" table:formula="of:=&quot;K&quot; &amp;[.B41] &amp; &quot;x&quot; &amp;[.C41] &amp; &quot;x&quot; &amp;[.D41]" table:style-name="ce27">
            <text:p>K400x400x12.5</text:p>
          </table:table-cell>
          <table:table-cell office:value-type="string" office:string-value="K400/12.5" table:formula="of:=&quot;K&quot;&amp;[.B41]&amp; &quot;/&quot; &amp; [.D41]" table:style-name="ce27">
            <text:p>K400/12.5</text:p>
          </table:table-cell>
          <table:table-cell office:value-type="string" office:string-value="K400x12.5" table:formula="of:=&quot;K&quot;&amp;[.B41]&amp; &quot;x&quot; &amp; [.D41]" table:style-name="ce27">
            <text:p>K400x12.5</text:p>
          </table:table-cell>
          <table:table-cell office:value-type="string" office:string-value="synonyms&quot;:[&quot;K400/400/12.5&quot;,&quot;K400x400x12.5&quot;,&quot;K400/12.5&quot;,&quot;K400x12.5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]}]},&quot;" table:style-name="ce27">
            <text:p>synonyms":["K400/400/12.5","K400x400x12.5","K400/12.5","K400x12.5"]}]},</text:p>
          </table:table-cell>
          <table:table-cell office:value-type="string" office:string-value="{&quot;K400/400/12.5&quot;: [{&quot;shape_coords&quot;:[400,400,12.5,18,75,12.5],&quot;shape_name&quot;:&quot;Square Hollow Section&quot;,&quot;synonyms&quot;:[&quot;K400/400/12.5&quot;,&quot;K400x400x12.5&quot;,&quot;K400/12.5&quot;,&quot;K400x12.5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11">
            <text:p>{"K400/400/12.5": [{"shape_coords":[400,400,12.5,18,75,12.5],"shape_name":"Square Hollow Section","synonyms":["K400/400/12.5","K400x400x12.5","K400/12.5","K4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6" table:formula="of:=&quot;K&quot; &amp;[.B42] &amp; &quot;/&quot; &amp;[.C42] &amp; &quot;/&quot; &amp;[.D42]" table:style-name="ce9">
            <text:p>K400/400/16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float" office:value="16" table:style-name="ce13">
            <text:p>16</text:p>
          </table:table-cell>
          <table:table-cell office:value-type="float" office:value="24" table:style-name="ce13">
            <text:p>2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0/400/16" table:formula="of:=[.A42]" table:style-name="ce27">
            <text:p>K400/400/16</text:p>
          </table:table-cell>
          <table:table-cell office:value-type="string" office:string-value="K400x400x16" table:formula="of:=&quot;K&quot; &amp;[.B42] &amp; &quot;x&quot; &amp;[.C42] &amp; &quot;x&quot; &amp;[.D42]" table:style-name="ce27">
            <text:p>K400x400x16</text:p>
          </table:table-cell>
          <table:table-cell office:value-type="string" office:string-value="K400/16" table:formula="of:=&quot;K&quot;&amp;[.B42]&amp; &quot;/&quot; &amp; [.D42]" table:style-name="ce27">
            <text:p>K400/16</text:p>
          </table:table-cell>
          <table:table-cell office:value-type="string" office:string-value="K400x16" table:formula="of:=&quot;K&quot;&amp;[.B42]&amp; &quot;x&quot; &amp; [.D42]" table:style-name="ce27">
            <text:p>K400x16</text:p>
          </table:table-cell>
          <table:table-cell office:value-type="string" office:string-value="synonyms&quot;:[&quot;K400/400/16&quot;,&quot;K400x400x16&quot;,&quot;K400/16&quot;,&quot;K400x16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]}]},&quot;" table:style-name="ce27">
            <text:p>synonyms":["K400/400/16","K400x400x16","K400/16","K400x16"]}]},</text:p>
          </table:table-cell>
          <table:table-cell office:value-type="string" office:string-value="{&quot;K400/400/16&quot;: [{&quot;shape_coords&quot;:[400,400,16,24,16],&quot;shape_name&quot;:&quot;Square Hollow Section&quot;,&quot;synonyms&quot;:[&quot;K400/400/16&quot;,&quot;K400x400x16&quot;,&quot;K400/16&quot;,&quot;K400x16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11">
            <text:p>{"K400/400/16": [{"shape_coords":[400,400,16,24,16],"shape_name":"Square Hollow Section","synonyms":["K400/400/16","K400x400x16","K400/16","K400x16"]}]},</text:p>
          </table:table-cell>
          <table:table-cell table:number-columns-repeated="16371" table:style-name="ce1"/>
        </table:table-row>
        <table:table-row table:number-rows-repeated="1048534" table:style-name="ro2">
          <table:table-cell table:number-columns-repeated="16384"/>
        </table:table-row>
      </table:table>
      <table:table table:name="RectangleHollowSection" table:style-name="ta3">
        <table:table-column table:style-name="co44" table:default-cell-style-name="ce1"/>
        <table:table-column table:style-name="co2" table:number-columns-repeated="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5">
            <text:p>Profilename</text:p>
          </table:table-cell>
          <table:table-cell office:value-type="string" table:style-name="ce15">
            <text:p>h</text:p>
          </table:table-cell>
          <table:table-cell office:value-type="string" table:style-name="ce15">
            <text:p>b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1</text:p>
          </table:table-cell>
          <table:table-cell office:value-type="string" table:style-name="ce15">
            <text:p>Shape</text:p>
          </table:table-cell>
          <table:table-cell office:value-type="string" table:style-name="ce15">
            <text:p>Synonyms</text:p>
          </table:table-cell>
          <table:table-cell table:number-columns-repeated="4" table:style-name="ce15"/>
          <table:table-cell office:value-type="string" table:style-name="ce15">
            <text:p>JSONString</text:p>
          </table:table-cell>
          <table:table-cell table:number-columns-repeated="16371"/>
        </table:table-row>
        <table:table-row table:style-name="ro1">
          <table:table-cell table:style-name="ce15"/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table:number-columns-repeated="7" table:style-name="ce15"/>
          <table:table-cell table:number-columns-repeated="16371"/>
        </table:table-row>
        <table:table-row table:style-name="ro1">
          <table:table-cell office:value-type="string" office:string-value="K50/30/3,2" table:formula="of:=&quot;K&quot; &amp;[.B3] &amp; &quot;/&quot; &amp;[.C3] &amp; &quot;/&quot; &amp;[.D3]" table:style-name="ce15">
            <text:p>K50/30/3,2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3.2" table:style-name="ce15">
            <text:p>3,2</text:p>
          </table:table-cell>
          <table:table-cell office:value-type="float" office:value="4.8" table:style-name="ce15">
            <text:p>4,8</text:p>
          </table:table-cell>
          <table:table-cell office:value-type="float" office:value="3.2" table:style-name="ce15">
            <text:p>3,2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/30/3,2" table:formula="of:=[.A3]" table:style-name="ce15">
            <text:p>K50/30/3,2</text:p>
          </table:table-cell>
          <table:table-cell office:value-type="string" office:string-value="K50x30x3,2" table:formula="of:=&quot;K&quot; &amp;[.B3] &amp; &quot;x&quot; &amp;[.C3] &amp; &quot;x&quot; &amp;[.D3]" table:style-name="ce15">
            <text:p>K50x30x3,2</text:p>
          </table:table-cell>
          <table:table-cell office:value-type="string" office:string-value="K50/3,2" table:formula="of:=&quot;K&quot;&amp;[.B3]&amp; &quot;/&quot; &amp; [.D3]" table:style-name="ce15">
            <text:p>K50/3,2</text:p>
          </table:table-cell>
          <table:table-cell office:value-type="string" office:string-value="K50x3,2" table:formula="of:=&quot;K&quot;&amp;[.B3]&amp; &quot;x&quot; &amp; [.D3]" table:style-name="ce15">
            <text:p>K50x3,2</text:p>
          </table:table-cell>
          <table:table-cell office:value-type="string" office:string-value="synonyms&quot;:[&quot;K50/30/3,2&quot;,&quot;K50x30x3,2&quot;,&quot;K50/3,2&quot;,&quot;K50x3,2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]}]},&quot;" table:style-name="ce15">
            <text:p>synonyms":["K50/30/3,2","K50x30x3,2","K50/3,2","K50x3,2"]}]},</text:p>
          </table:table-cell>
          <table:table-cell office:value-type="string" office:string-value="{&quot;K50/30/3,2&quot;: [{&quot;shape_coords&quot;:[50,30,3,2,4,8,3,2],&quot;shape_name&quot;:&quot;Rectangle Hollow Section&quot;,&quot;synonyms&quot;:[&quot;K50/30/3,2&quot;,&quot;K50x30x3,2&quot;,&quot;K50/3,2&quot;,&quot;K50x3,2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5">
            <text:p>{"K50/30/3,2": [{"shape_coords":[50,30,3,2,4,8,3,2],"shape_name":"Rectangle Hollow Section","synonyms":["K50/30/3,2","K50x30x3,2","K50/3,2","K50x3,2"]}]},</text:p>
          </table:table-cell>
          <table:table-cell table:number-columns-repeated="16371"/>
        </table:table-row>
        <table:table-row table:style-name="ro1">
          <table:table-cell office:value-type="string" office:string-value="K50/30/4" table:formula="of:=&quot;K&quot; &amp;[.B4] &amp; &quot;/&quot; &amp;[.C4] &amp; &quot;/&quot; &amp;[.D4]" table:style-name="ce15">
            <text:p>K50/30/4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/30/4" table:formula="of:=[.A4]" table:style-name="ce15">
            <text:p>K50/30/4</text:p>
          </table:table-cell>
          <table:table-cell office:value-type="string" office:string-value="K50x30x4" table:formula="of:=&quot;K&quot; &amp;[.B4] &amp; &quot;x&quot; &amp;[.C4] &amp; &quot;x&quot; &amp;[.D4]" table:style-name="ce15">
            <text:p>K50x30x4</text:p>
          </table:table-cell>
          <table:table-cell office:value-type="string" office:string-value="K50/4" table:formula="of:=&quot;K&quot;&amp;[.B4]&amp; &quot;/&quot; &amp; [.D4]" table:style-name="ce15">
            <text:p>K50/4</text:p>
          </table:table-cell>
          <table:table-cell office:value-type="string" office:string-value="K50x4" table:formula="of:=&quot;K&quot;&amp;[.B4]&amp; &quot;x&quot; &amp; [.D4]" table:style-name="ce15">
            <text:p>K50x4</text:p>
          </table:table-cell>
          <table:table-cell office:value-type="string" office:string-value="synonyms&quot;:[&quot;K50/30/4&quot;,&quot;K50x30x4&quot;,&quot;K50/4&quot;,&quot;K50x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]}]},&quot;" table:style-name="ce15">
            <text:p>synonyms":["K50/30/4","K50x30x4","K50/4","K50x4"]}]},</text:p>
          </table:table-cell>
          <table:table-cell office:value-type="string" office:string-value="{&quot;K50/30/4&quot;: [{&quot;shape_coords&quot;:[50,30,4,6,4],&quot;shape_name&quot;:&quot;Rectangle Hollow Section&quot;,&quot;synonyms&quot;:[&quot;K50/30/4&quot;,&quot;K50x30x4&quot;,&quot;K50/4&quot;,&quot;K50x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5">
            <text:p>{"K50/30/4": [{"shape_coords":[50,30,4,6,4],"shape_name":"Rectangle Hollow Section","synonyms":["K50/30/4","K50x30x4","K50/4","K50x4"]}]},</text:p>
          </table:table-cell>
          <table:table-cell table:number-columns-repeated="16371"/>
        </table:table-row>
        <table:table-row table:style-name="ro1">
          <table:table-cell office:value-type="string" office:string-value="K60/40/4" table:formula="of:=&quot;K&quot; &amp;[.B5] &amp; &quot;/&quot; &amp;[.C5] &amp; &quot;/&quot; &amp;[.D5]" table:style-name="ce15">
            <text:p>K60/40/4</text:p>
          </table:table-cell>
          <table:table-cell office:value-type="float" office:value="60" table:style-name="ce15">
            <text:p>60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60/40/4" table:formula="of:=[.A5]" table:style-name="ce15">
            <text:p>K60/40/4</text:p>
          </table:table-cell>
          <table:table-cell office:value-type="string" office:string-value="K60x40x4" table:formula="of:=&quot;K&quot; &amp;[.B5] &amp; &quot;x&quot; &amp;[.C5] &amp; &quot;x&quot; &amp;[.D5]" table:style-name="ce15">
            <text:p>K60x40x4</text:p>
          </table:table-cell>
          <table:table-cell office:value-type="string" office:string-value="K60/4" table:formula="of:=&quot;K&quot;&amp;[.B5]&amp; &quot;/&quot; &amp; [.D5]" table:style-name="ce15">
            <text:p>K60/4</text:p>
          </table:table-cell>
          <table:table-cell office:value-type="string" office:string-value="K60x4" table:formula="of:=&quot;K&quot;&amp;[.B5]&amp; &quot;x&quot; &amp; [.D5]" table:style-name="ce15">
            <text:p>K60x4</text:p>
          </table:table-cell>
          <table:table-cell office:value-type="string" office:string-value="synonyms&quot;:[&quot;K60/40/4&quot;,&quot;K60x40x4&quot;,&quot;K60/4&quot;,&quot;K60x4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]}]},&quot;" table:style-name="ce15">
            <text:p>synonyms":["K60/40/4","K60x40x4","K60/4","K60x4"]}]},</text:p>
          </table:table-cell>
          <table:table-cell office:value-type="string" office:string-value="{&quot;K60/40/4&quot;: [{&quot;shape_coords&quot;:[60,40,4,6,4],&quot;shape_name&quot;:&quot;Rectangle Hollow Section&quot;,&quot;synonyms&quot;:[&quot;K60/40/4&quot;,&quot;K60x40x4&quot;,&quot;K60/4&quot;,&quot;K60x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5">
            <text:p>{"K60/40/4": [{"shape_coords":[60,40,4,6,4],"shape_name":"Rectangle Hollow Section","synonyms":["K60/40/4","K60x40x4","K60/4","K60x4"]}]},</text:p>
          </table:table-cell>
          <table:table-cell table:number-columns-repeated="16371"/>
        </table:table-row>
        <table:table-row table:style-name="ro1">
          <table:table-cell office:value-type="string" office:string-value="K60/40/5" table:formula="of:=&quot;K&quot; &amp;[.B6] &amp; &quot;/&quot; &amp;[.C6] &amp; &quot;/&quot; &amp;[.D6]" table:style-name="ce15">
            <text:p>K60/40/5</text:p>
          </table:table-cell>
          <table:table-cell office:value-type="float" office:value="60" table:style-name="ce15">
            <text:p>60</text:p>
          </table:table-cell>
          <table:table-cell office:value-type="float" office:value="40" table:style-name="ce15">
            <text:p>4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60/40/5" table:formula="of:=[.A6]" table:style-name="ce15">
            <text:p>K60/40/5</text:p>
          </table:table-cell>
          <table:table-cell office:value-type="string" office:string-value="K60x40x5" table:formula="of:=&quot;K&quot; &amp;[.B6] &amp; &quot;x&quot; &amp;[.C6] &amp; &quot;x&quot; &amp;[.D6]" table:style-name="ce15">
            <text:p>K60x40x5</text:p>
          </table:table-cell>
          <table:table-cell office:value-type="string" office:string-value="K60/5" table:formula="of:=&quot;K&quot;&amp;[.B6]&amp; &quot;/&quot; &amp; [.D6]" table:style-name="ce15">
            <text:p>K60/5</text:p>
          </table:table-cell>
          <table:table-cell office:value-type="string" office:string-value="K60x5" table:formula="of:=&quot;K&quot;&amp;[.B6]&amp; &quot;x&quot; &amp; [.D6]" table:style-name="ce15">
            <text:p>K60x5</text:p>
          </table:table-cell>
          <table:table-cell office:value-type="string" office:string-value="synonyms&quot;:[&quot;K60/40/5&quot;,&quot;K60x40x5&quot;,&quot;K60/5&quot;,&quot;K60x5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]}]},&quot;" table:style-name="ce15">
            <text:p>synonyms":["K60/40/5","K60x40x5","K60/5","K60x5"]}]},</text:p>
          </table:table-cell>
          <table:table-cell office:value-type="string" office:string-value="{&quot;K60/40/5&quot;: [{&quot;shape_coords&quot;:[60,40,5,7,5,5],&quot;shape_name&quot;:&quot;Rectangle Hollow Section&quot;,&quot;synonyms&quot;:[&quot;K60/40/5&quot;,&quot;K60x40x5&quot;,&quot;K60/5&quot;,&quot;K60x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5">
            <text:p>{"K60/40/5": [{"shape_coords":[60,40,5,7,5,5],"shape_name":"Rectangle Hollow Section","synonyms":["K60/40/5","K60x40x5","K60/5","K60x5"]}]},</text:p>
          </table:table-cell>
          <table:table-cell table:number-columns-repeated="16371"/>
        </table:table-row>
        <table:table-row table:style-name="ro1">
          <table:table-cell office:value-type="string" office:string-value="K80/40/4" table:formula="of:=&quot;K&quot; &amp;[.B7] &amp; &quot;/&quot; &amp;[.C7] &amp; &quot;/&quot; &amp;[.D7]" table:style-name="ce15">
            <text:p>K80/40/4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4" table:formula="of:=[.A7]" table:style-name="ce15">
            <text:p>K80/40/4</text:p>
          </table:table-cell>
          <table:table-cell office:value-type="string" office:string-value="K80x40x4" table:formula="of:=&quot;K&quot; &amp;[.B7] &amp; &quot;x&quot; &amp;[.C7] &amp; &quot;x&quot; &amp;[.D7]" table:style-name="ce15">
            <text:p>K80x40x4</text:p>
          </table:table-cell>
          <table:table-cell office:value-type="string" office:string-value="K80/4" table:formula="of:=&quot;K&quot;&amp;[.B7]&amp; &quot;/&quot; &amp; [.D7]" table:style-name="ce15">
            <text:p>K80/4</text:p>
          </table:table-cell>
          <table:table-cell office:value-type="string" office:string-value="K80x4" table:formula="of:=&quot;K&quot;&amp;[.B7]&amp; &quot;x&quot; &amp; [.D7]" table:style-name="ce15">
            <text:p>K80x4</text:p>
          </table:table-cell>
          <table:table-cell office:value-type="string" office:string-value="synonyms&quot;:[&quot;K80/40/4&quot;,&quot;K80x40x4&quot;,&quot;K80/4&quot;,&quot;K80x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]}]},&quot;" table:style-name="ce15">
            <text:p>synonyms":["K80/40/4","K80x40x4","K80/4","K80x4"]}]},</text:p>
          </table:table-cell>
          <table:table-cell office:value-type="string" office:string-value="{&quot;K80/40/4&quot;: [{&quot;shape_coords&quot;:[80,40,4,6,4],&quot;shape_name&quot;:&quot;Rectangle Hollow Section&quot;,&quot;synonyms&quot;:[&quot;K80/40/4&quot;,&quot;K80x40x4&quot;,&quot;K80/4&quot;,&quot;K80x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5">
            <text:p>{"K80/40/4": [{"shape_coords":[80,40,4,6,4],"shape_name":"Rectangle Hollow Section","synonyms":["K80/40/4","K80x40x4","K80/4","K80x4"]}]},</text:p>
          </table:table-cell>
          <table:table-cell table:number-columns-repeated="16371"/>
        </table:table-row>
        <table:table-row table:style-name="ro1">
          <table:table-cell office:value-type="string" office:string-value="K80/40/5" table:formula="of:=&quot;K&quot; &amp;[.B8] &amp; &quot;/&quot; &amp;[.C8] &amp; &quot;/&quot; &amp;[.D8]" table:style-name="ce15">
            <text:p>K80/40/5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5" table:formula="of:=[.A8]" table:style-name="ce15">
            <text:p>K80/40/5</text:p>
          </table:table-cell>
          <table:table-cell office:value-type="string" office:string-value="K80x40x5" table:formula="of:=&quot;K&quot; &amp;[.B8] &amp; &quot;x&quot; &amp;[.C8] &amp; &quot;x&quot; &amp;[.D8]" table:style-name="ce15">
            <text:p>K80x40x5</text:p>
          </table:table-cell>
          <table:table-cell office:value-type="string" office:string-value="K80/5" table:formula="of:=&quot;K&quot;&amp;[.B8]&amp; &quot;/&quot; &amp; [.D8]" table:style-name="ce15">
            <text:p>K80/5</text:p>
          </table:table-cell>
          <table:table-cell office:value-type="string" office:string-value="K80x5" table:formula="of:=&quot;K&quot;&amp;[.B8]&amp; &quot;x&quot; &amp; [.D8]" table:style-name="ce15">
            <text:p>K80x5</text:p>
          </table:table-cell>
          <table:table-cell office:value-type="string" office:string-value="synonyms&quot;:[&quot;K80/40/5&quot;,&quot;K80x40x5&quot;,&quot;K80/5&quot;,&quot;K80x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]}]},&quot;" table:style-name="ce15">
            <text:p>synonyms":["K80/40/5","K80x40x5","K80/5","K80x5"]}]},</text:p>
          </table:table-cell>
          <table:table-cell office:value-type="string" office:string-value="{&quot;K80/40/5&quot;: [{&quot;shape_coords&quot;:[80,40,5,7,5,5],&quot;shape_name&quot;:&quot;Rectangle Hollow Section&quot;,&quot;synonyms&quot;:[&quot;K80/40/5&quot;,&quot;K80x40x5&quot;,&quot;K80/5&quot;,&quot;K8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5">
            <text:p>{"K80/40/5": [{"shape_coords":[80,40,5,7,5,5],"shape_name":"Rectangle Hollow Section","synonyms":["K80/40/5","K80x40x5","K80/5","K80x5"]}]},</text:p>
          </table:table-cell>
          <table:table-cell table:number-columns-repeated="16371"/>
        </table:table-row>
        <table:table-row table:style-name="ro1">
          <table:table-cell office:value-type="string" office:string-value="K80/40/6,3" table:formula="of:=&quot;K&quot; &amp;[.B9] &amp; &quot;/&quot; &amp;[.C9] &amp; &quot;/&quot; &amp;[.D9]" table:style-name="ce15">
            <text:p>K80/40/6,3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6,3" table:formula="of:=[.A9]" table:style-name="ce15">
            <text:p>K80/40/6,3</text:p>
          </table:table-cell>
          <table:table-cell office:value-type="string" office:string-value="K80x40x6,3" table:formula="of:=&quot;K&quot; &amp;[.B9] &amp; &quot;x&quot; &amp;[.C9] &amp; &quot;x&quot; &amp;[.D9]" table:style-name="ce15">
            <text:p>K80x40x6,3</text:p>
          </table:table-cell>
          <table:table-cell office:value-type="string" office:string-value="K80/6,3" table:formula="of:=&quot;K&quot;&amp;[.B9]&amp; &quot;/&quot; &amp; [.D9]" table:style-name="ce15">
            <text:p>K80/6,3</text:p>
          </table:table-cell>
          <table:table-cell office:value-type="string" office:string-value="K80x6,3" table:formula="of:=&quot;K&quot;&amp;[.B9]&amp; &quot;x&quot; &amp; [.D9]" table:style-name="ce15">
            <text:p>K80x6,3</text:p>
          </table:table-cell>
          <table:table-cell office:value-type="string" office:string-value="synonyms&quot;:[&quot;K80/40/6,3&quot;,&quot;K80x40x6,3&quot;,&quot;K80/6,3&quot;,&quot;K80x6,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]}]},&quot;" table:style-name="ce15">
            <text:p>synonyms":["K80/40/6,3","K80x40x6,3","K80/6,3","K80x6,3"]}]},</text:p>
          </table:table-cell>
          <table:table-cell office:value-type="string" office:string-value="{&quot;K80/40/6,3&quot;: [{&quot;shape_coords&quot;:[80,40,6,3,9,45,6,3],&quot;shape_name&quot;:&quot;Rectangle Hollow Section&quot;,&quot;synonyms&quot;:[&quot;K80/40/6,3&quot;,&quot;K80x40x6,3&quot;,&quot;K80/6,3&quot;,&quot;K80x6,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5">
            <text:p>{"K80/40/6,3": [{"shape_coords":[80,40,6,3,9,45,6,3],"shape_name":"Rectangle Hollow Section","synonyms":["K80/40/6,3","K80x40x6,3","K80/6,3","K80x6,3"]}]},</text:p>
          </table:table-cell>
          <table:table-cell table:number-columns-repeated="16371"/>
        </table:table-row>
        <table:table-row table:style-name="ro1">
          <table:table-cell office:value-type="string" office:string-value="K90/50/5" table:formula="of:=&quot;K&quot; &amp;[.B10] &amp; &quot;/&quot; &amp;[.C10] &amp; &quot;/&quot; &amp;[.D10]" table:style-name="ce15">
            <text:p>K90/50/5</text:p>
          </table:table-cell>
          <table:table-cell office:value-type="float" office:value="90" table:style-name="ce15">
            <text:p>90</text:p>
          </table:table-cell>
          <table:table-cell office:value-type="float" office:value="50" table:style-name="ce15">
            <text:p>5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90/50/5" table:formula="of:=[.A10]" table:style-name="ce15">
            <text:p>K90/50/5</text:p>
          </table:table-cell>
          <table:table-cell office:value-type="string" office:string-value="K90x50x5" table:formula="of:=&quot;K&quot; &amp;[.B10] &amp; &quot;x&quot; &amp;[.C10] &amp; &quot;x&quot; &amp;[.D10]" table:style-name="ce15">
            <text:p>K90x50x5</text:p>
          </table:table-cell>
          <table:table-cell office:value-type="string" office:string-value="K90/5" table:formula="of:=&quot;K&quot;&amp;[.B10]&amp; &quot;/&quot; &amp; [.D10]" table:style-name="ce15">
            <text:p>K90/5</text:p>
          </table:table-cell>
          <table:table-cell office:value-type="string" office:string-value="K90x5" table:formula="of:=&quot;K&quot;&amp;[.B10]&amp; &quot;x&quot; &amp; [.D10]" table:style-name="ce15">
            <text:p>K90x5</text:p>
          </table:table-cell>
          <table:table-cell office:value-type="string" office:string-value="synonyms&quot;:[&quot;K90/50/5&quot;,&quot;K90x50x5&quot;,&quot;K90/5&quot;,&quot;K90x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]}]},&quot;" table:style-name="ce15">
            <text:p>synonyms":["K90/50/5","K90x50x5","K90/5","K90x5"]}]},</text:p>
          </table:table-cell>
          <table:table-cell office:value-type="string" office:string-value="{&quot;K90/50/5&quot;: [{&quot;shape_coords&quot;:[90,50,5,7,5,5],&quot;shape_name&quot;:&quot;Rectangle Hollow Section&quot;,&quot;synonyms&quot;:[&quot;K90/50/5&quot;,&quot;K90x50x5&quot;,&quot;K90/5&quot;,&quot;K90x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5">
            <text:p>{"K90/50/5": [{"shape_coords":[90,50,5,7,5,5],"shape_name":"Rectangle Hollow Section","synonyms":["K90/50/5","K90x50x5","K90/5","K90x5"]}]},</text:p>
          </table:table-cell>
          <table:table-cell table:number-columns-repeated="16371"/>
        </table:table-row>
        <table:table-row table:style-name="ro1">
          <table:table-cell office:value-type="string" office:string-value="K90/50/6,3" table:formula="of:=&quot;K&quot; &amp;[.B11] &amp; &quot;/&quot; &amp;[.C11] &amp; &quot;/&quot; &amp;[.D11]" table:style-name="ce15">
            <text:p>K90/50/6,3</text:p>
          </table:table-cell>
          <table:table-cell office:value-type="float" office:value="90" table:style-name="ce15">
            <text:p>90</text:p>
          </table:table-cell>
          <table:table-cell office:value-type="float" office:value="50" table:style-name="ce15">
            <text:p>5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90/50/6,3" table:formula="of:=[.A11]" table:style-name="ce15">
            <text:p>K90/50/6,3</text:p>
          </table:table-cell>
          <table:table-cell office:value-type="string" office:string-value="K90x50x6,3" table:formula="of:=&quot;K&quot; &amp;[.B11] &amp; &quot;x&quot; &amp;[.C11] &amp; &quot;x&quot; &amp;[.D11]" table:style-name="ce15">
            <text:p>K90x50x6,3</text:p>
          </table:table-cell>
          <table:table-cell office:value-type="string" office:string-value="K90/6,3" table:formula="of:=&quot;K&quot;&amp;[.B11]&amp; &quot;/&quot; &amp; [.D11]" table:style-name="ce15">
            <text:p>K90/6,3</text:p>
          </table:table-cell>
          <table:table-cell office:value-type="string" office:string-value="K90x6,3" table:formula="of:=&quot;K&quot;&amp;[.B11]&amp; &quot;x&quot; &amp; [.D11]" table:style-name="ce15">
            <text:p>K90x6,3</text:p>
          </table:table-cell>
          <table:table-cell office:value-type="string" office:string-value="synonyms&quot;:[&quot;K90/50/6,3&quot;,&quot;K90x50x6,3&quot;,&quot;K90/6,3&quot;,&quot;K90x6,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]}]},&quot;" table:style-name="ce15">
            <text:p>synonyms":["K90/50/6,3","K90x50x6,3","K90/6,3","K90x6,3"]}]},</text:p>
          </table:table-cell>
          <table:table-cell office:value-type="string" office:string-value="{&quot;K90/50/6,3&quot;: [{&quot;shape_coords&quot;:[90,50,6,3,9,45,6,3],&quot;shape_name&quot;:&quot;Rectangle Hollow Section&quot;,&quot;synonyms&quot;:[&quot;K90/50/6,3&quot;,&quot;K90x50x6,3&quot;,&quot;K90/6,3&quot;,&quot;K90x6,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5">
            <text:p>{"K90/50/6,3": [{"shape_coords":[90,50,6,3,9,45,6,3],"shape_name":"Rectangle Hollow Section","synonyms":["K90/50/6,3","K90x50x6,3","K90/6,3","K90x6,3"]}]},</text:p>
          </table:table-cell>
          <table:table-cell table:number-columns-repeated="16371"/>
        </table:table-row>
        <table:table-row table:style-name="ro1">
          <table:table-cell office:value-type="string" office:string-value="K100/50/4" table:formula="of:=&quot;K&quot; &amp;[.B12] &amp; &quot;/&quot; &amp;[.C12] &amp; &quot;/&quot; &amp;[.D12]" table:style-name="ce15">
            <text:p>K100/50/4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4" table:formula="of:=[.A12]" table:style-name="ce15">
            <text:p>K100/50/4</text:p>
          </table:table-cell>
          <table:table-cell office:value-type="string" office:string-value="K100x50x4" table:formula="of:=&quot;K&quot; &amp;[.B12] &amp; &quot;x&quot; &amp;[.C12] &amp; &quot;x&quot; &amp;[.D12]" table:style-name="ce15">
            <text:p>K100x50x4</text:p>
          </table:table-cell>
          <table:table-cell office:value-type="string" office:string-value="K100/4" table:formula="of:=&quot;K&quot;&amp;[.B12]&amp; &quot;/&quot; &amp; [.D12]" table:style-name="ce15">
            <text:p>K100/4</text:p>
          </table:table-cell>
          <table:table-cell office:value-type="string" office:string-value="K100x4" table:formula="of:=&quot;K&quot;&amp;[.B12]&amp; &quot;x&quot; &amp; [.D12]" table:style-name="ce15">
            <text:p>K100x4</text:p>
          </table:table-cell>
          <table:table-cell office:value-type="string" office:string-value="synonyms&quot;:[&quot;K100/50/4&quot;,&quot;K100x50x4&quot;,&quot;K100/4&quot;,&quot;K100x4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]}]},&quot;" table:style-name="ce15">
            <text:p>synonyms":["K100/50/4","K100x50x4","K100/4","K100x4"]}]},</text:p>
          </table:table-cell>
          <table:table-cell office:value-type="string" office:string-value="{&quot;K100/50/4&quot;: [{&quot;shape_coords&quot;:[100,50,4,6,4],&quot;shape_name&quot;:&quot;Rectangle Hollow Section&quot;,&quot;synonyms&quot;:[&quot;K100/50/4&quot;,&quot;K100x50x4&quot;,&quot;K100/4&quot;,&quot;K100x4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5">
            <text:p>{"K100/50/4": [{"shape_coords":[100,50,4,6,4],"shape_name":"Rectangle Hollow Section","synonyms":["K100/50/4","K100x50x4","K100/4","K100x4"]}]},</text:p>
          </table:table-cell>
          <table:table-cell table:number-columns-repeated="16371"/>
        </table:table-row>
        <table:table-row table:style-name="ro1">
          <table:table-cell office:value-type="string" office:string-value="K100/50/5" table:formula="of:=&quot;K&quot; &amp;[.B13] &amp; &quot;/&quot; &amp;[.C13] &amp; &quot;/&quot; &amp;[.D13]" table:style-name="ce15">
            <text:p>K100/50/5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5" table:formula="of:=[.A13]" table:style-name="ce15">
            <text:p>K100/50/5</text:p>
          </table:table-cell>
          <table:table-cell office:value-type="string" office:string-value="K100x50x5" table:formula="of:=&quot;K&quot; &amp;[.B13] &amp; &quot;x&quot; &amp;[.C13] &amp; &quot;x&quot; &amp;[.D13]" table:style-name="ce15">
            <text:p>K100x50x5</text:p>
          </table:table-cell>
          <table:table-cell office:value-type="string" office:string-value="K100/5" table:formula="of:=&quot;K&quot;&amp;[.B13]&amp; &quot;/&quot; &amp; [.D13]" table:style-name="ce15">
            <text:p>K100/5</text:p>
          </table:table-cell>
          <table:table-cell office:value-type="string" office:string-value="K100x5" table:formula="of:=&quot;K&quot;&amp;[.B13]&amp; &quot;x&quot; &amp; [.D13]" table:style-name="ce15">
            <text:p>K100x5</text:p>
          </table:table-cell>
          <table:table-cell office:value-type="string" office:string-value="synonyms&quot;:[&quot;K100/50/5&quot;,&quot;K100x50x5&quot;,&quot;K100/5&quot;,&quot;K100x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]}]},&quot;" table:style-name="ce15">
            <text:p>synonyms":["K100/50/5","K100x50x5","K100/5","K100x5"]}]},</text:p>
          </table:table-cell>
          <table:table-cell office:value-type="string" office:string-value="{&quot;K100/50/5&quot;: [{&quot;shape_coords&quot;:[100,50,5,7,5,5],&quot;shape_name&quot;:&quot;Rectangle Hollow Section&quot;,&quot;synonyms&quot;:[&quot;K100/50/5&quot;,&quot;K100x50x5&quot;,&quot;K100/5&quot;,&quot;K100x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5">
            <text:p>{"K100/50/5": [{"shape_coords":[100,50,5,7,5,5],"shape_name":"Rectangle Hollow Section","synonyms":["K100/50/5","K100x50x5","K100/5","K100x5"]}]},</text:p>
          </table:table-cell>
          <table:table-cell table:number-columns-repeated="16371"/>
        </table:table-row>
        <table:table-row table:style-name="ro1">
          <table:table-cell office:value-type="string" office:string-value="K100/50/6,3" table:formula="of:=&quot;K&quot; &amp;[.B14] &amp; &quot;/&quot; &amp;[.C14] &amp; &quot;/&quot; &amp;[.D14]" table:style-name="ce15">
            <text:p>K100/50/6,3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6,3" table:formula="of:=[.A14]" table:style-name="ce15">
            <text:p>K100/50/6,3</text:p>
          </table:table-cell>
          <table:table-cell office:value-type="string" office:string-value="K100x50x6,3" table:formula="of:=&quot;K&quot; &amp;[.B14] &amp; &quot;x&quot; &amp;[.C14] &amp; &quot;x&quot; &amp;[.D14]" table:style-name="ce15">
            <text:p>K100x50x6,3</text:p>
          </table:table-cell>
          <table:table-cell office:value-type="string" office:string-value="K100/6,3" table:formula="of:=&quot;K&quot;&amp;[.B14]&amp; &quot;/&quot; &amp; [.D14]" table:style-name="ce15">
            <text:p>K100/6,3</text:p>
          </table:table-cell>
          <table:table-cell office:value-type="string" office:string-value="K100x6,3" table:formula="of:=&quot;K&quot;&amp;[.B14]&amp; &quot;x&quot; &amp; [.D14]" table:style-name="ce15">
            <text:p>K100x6,3</text:p>
          </table:table-cell>
          <table:table-cell office:value-type="string" office:string-value="synonyms&quot;:[&quot;K100/50/6,3&quot;,&quot;K100x50x6,3&quot;,&quot;K100/6,3&quot;,&quot;K100x6,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]}]},&quot;" table:style-name="ce15">
            <text:p>synonyms":["K100/50/6,3","K100x50x6,3","K100/6,3","K100x6,3"]}]},</text:p>
          </table:table-cell>
          <table:table-cell office:value-type="string" office:string-value="{&quot;K100/50/6,3&quot;: [{&quot;shape_coords&quot;:[100,50,6,3,9,45,6,3],&quot;shape_name&quot;:&quot;Rectangle Hollow Section&quot;,&quot;synonyms&quot;:[&quot;K100/50/6,3&quot;,&quot;K100x50x6,3&quot;,&quot;K100/6,3&quot;,&quot;K100x6,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5">
            <text:p>{"K100/50/6,3": [{"shape_coords":[100,50,6,3,9,45,6,3],"shape_name":"Rectangle Hollow Section","synonyms":["K100/50/6,3","K100x50x6,3","K100/6,3","K100x6,3"]}]},</text:p>
          </table:table-cell>
          <table:table-cell table:number-columns-repeated="16371"/>
        </table:table-row>
        <table:table-row table:style-name="ro1">
          <table:table-cell office:value-type="string" office:string-value="K100/60/5" table:formula="of:=&quot;K&quot; &amp;[.B15] &amp; &quot;/&quot; &amp;[.C15] &amp; &quot;/&quot; &amp;[.D15]" table:style-name="ce15">
            <text:p>K100/60/5</text:p>
          </table:table-cell>
          <table:table-cell office:value-type="float" office:value="100" table:style-name="ce15">
            <text:p>100</text:p>
          </table:table-cell>
          <table:table-cell office:value-type="float" office:value="60" table:style-name="ce15">
            <text:p>6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60/5" table:formula="of:=[.A15]" table:style-name="ce15">
            <text:p>K100/60/5</text:p>
          </table:table-cell>
          <table:table-cell office:value-type="string" office:string-value="K100x60x5" table:formula="of:=&quot;K&quot; &amp;[.B15] &amp; &quot;x&quot; &amp;[.C15] &amp; &quot;x&quot; &amp;[.D15]" table:style-name="ce15">
            <text:p>K100x60x5</text:p>
          </table:table-cell>
          <table:table-cell office:value-type="string" office:string-value="K100/5" table:formula="of:=&quot;K&quot;&amp;[.B15]&amp; &quot;/&quot; &amp; [.D15]" table:style-name="ce15">
            <text:p>K100/5</text:p>
          </table:table-cell>
          <table:table-cell office:value-type="string" office:string-value="K100x5" table:formula="of:=&quot;K&quot;&amp;[.B15]&amp; &quot;x&quot; &amp; [.D15]" table:style-name="ce15">
            <text:p>K100x5</text:p>
          </table:table-cell>
          <table:table-cell office:value-type="string" office:string-value="synonyms&quot;:[&quot;K100/60/5&quot;,&quot;K100x60x5&quot;,&quot;K100/5&quot;,&quot;K100x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]}]},&quot;" table:style-name="ce15">
            <text:p>synonyms":["K100/60/5","K100x60x5","K100/5","K100x5"]}]},</text:p>
          </table:table-cell>
          <table:table-cell office:value-type="string" office:string-value="{&quot;K100/60/5&quot;: [{&quot;shape_coords&quot;:[100,60,5,7,5,5],&quot;shape_name&quot;:&quot;Rectangle Hollow Section&quot;,&quot;synonyms&quot;:[&quot;K100/60/5&quot;,&quot;K100x60x5&quot;,&quot;K100/5&quot;,&quot;K100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5">
            <text:p>{"K100/60/5": [{"shape_coords":[100,60,5,7,5,5],"shape_name":"Rectangle Hollow Section","synonyms":["K100/60/5","K100x60x5","K100/5","K100x5"]}]},</text:p>
          </table:table-cell>
          <table:table-cell table:number-columns-repeated="16371"/>
        </table:table-row>
        <table:table-row table:style-name="ro1">
          <table:table-cell office:value-type="string" office:string-value="K100/60/6,3" table:formula="of:=&quot;K&quot; &amp;[.B16] &amp; &quot;/&quot; &amp;[.C16] &amp; &quot;/&quot; &amp;[.D16]" table:style-name="ce15">
            <text:p>K100/60/6,3</text:p>
          </table:table-cell>
          <table:table-cell office:value-type="float" office:value="100" table:style-name="ce15">
            <text:p>100</text:p>
          </table:table-cell>
          <table:table-cell office:value-type="float" office:value="60" table:style-name="ce15">
            <text:p>6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60/6,3" table:formula="of:=[.A16]" table:style-name="ce15">
            <text:p>K100/60/6,3</text:p>
          </table:table-cell>
          <table:table-cell office:value-type="string" office:string-value="K100x60x6,3" table:formula="of:=&quot;K&quot; &amp;[.B16] &amp; &quot;x&quot; &amp;[.C16] &amp; &quot;x&quot; &amp;[.D16]" table:style-name="ce15">
            <text:p>K100x60x6,3</text:p>
          </table:table-cell>
          <table:table-cell office:value-type="string" office:string-value="K100/6,3" table:formula="of:=&quot;K&quot;&amp;[.B16]&amp; &quot;/&quot; &amp; [.D16]" table:style-name="ce15">
            <text:p>K100/6,3</text:p>
          </table:table-cell>
          <table:table-cell office:value-type="string" office:string-value="K100x6,3" table:formula="of:=&quot;K&quot;&amp;[.B16]&amp; &quot;x&quot; &amp; [.D16]" table:style-name="ce15">
            <text:p>K100x6,3</text:p>
          </table:table-cell>
          <table:table-cell office:value-type="string" office:string-value="synonyms&quot;:[&quot;K100/60/6,3&quot;,&quot;K100x60x6,3&quot;,&quot;K100/6,3&quot;,&quot;K100x6,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]}]},&quot;" table:style-name="ce15">
            <text:p>synonyms":["K100/60/6,3","K100x60x6,3","K100/6,3","K100x6,3"]}]},</text:p>
          </table:table-cell>
          <table:table-cell office:value-type="string" office:string-value="{&quot;K100/60/6,3&quot;: [{&quot;shape_coords&quot;:[100,60,6,3,9,45,6,3],&quot;shape_name&quot;:&quot;Rectangle Hollow Section&quot;,&quot;synonyms&quot;:[&quot;K100/60/6,3&quot;,&quot;K100x60x6,3&quot;,&quot;K100/6,3&quot;,&quot;K100x6,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5">
            <text:p>{"K100/60/6,3": [{"shape_coords":[100,60,6,3,9,45,6,3],"shape_name":"Rectangle Hollow Section","synonyms":["K100/60/6,3","K100x60x6,3","K100/6,3","K100x6,3"]}]},</text:p>
          </table:table-cell>
          <table:table-cell table:number-columns-repeated="16371"/>
        </table:table-row>
        <table:table-row table:style-name="ro1">
          <table:table-cell office:value-type="string" office:string-value="K120/60/5" table:formula="of:=&quot;K&quot; &amp;[.B17] &amp; &quot;/&quot; &amp;[.C17] &amp; &quot;/&quot; &amp;[.D17]" table:style-name="ce15">
            <text:p>K120/60/5</text:p>
          </table:table-cell>
          <table:table-cell office:value-type="float" office:value="120" table:style-name="ce15">
            <text:p>120</text:p>
          </table:table-cell>
          <table:table-cell office:value-type="float" office:value="60" table:style-name="ce15">
            <text:p>6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60/5" table:formula="of:=[.A17]" table:style-name="ce15">
            <text:p>K120/60/5</text:p>
          </table:table-cell>
          <table:table-cell office:value-type="string" office:string-value="K120x60x5" table:formula="of:=&quot;K&quot; &amp;[.B17] &amp; &quot;x&quot; &amp;[.C17] &amp; &quot;x&quot; &amp;[.D17]" table:style-name="ce15">
            <text:p>K120x60x5</text:p>
          </table:table-cell>
          <table:table-cell office:value-type="string" office:string-value="K120/5" table:formula="of:=&quot;K&quot;&amp;[.B17]&amp; &quot;/&quot; &amp; [.D17]" table:style-name="ce15">
            <text:p>K120/5</text:p>
          </table:table-cell>
          <table:table-cell office:value-type="string" office:string-value="K120x5" table:formula="of:=&quot;K&quot;&amp;[.B17]&amp; &quot;x&quot; &amp; [.D17]" table:style-name="ce15">
            <text:p>K120x5</text:p>
          </table:table-cell>
          <table:table-cell office:value-type="string" office:string-value="synonyms&quot;:[&quot;K120/60/5&quot;,&quot;K120x60x5&quot;,&quot;K120/5&quot;,&quot;K120x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]}]},&quot;" table:style-name="ce15">
            <text:p>synonyms":["K120/60/5","K120x60x5","K120/5","K120x5"]}]},</text:p>
          </table:table-cell>
          <table:table-cell office:value-type="string" office:string-value="{&quot;K120/60/5&quot;: [{&quot;shape_coords&quot;:[120,60,5,7,5,5],&quot;shape_name&quot;:&quot;Rectangle Hollow Section&quot;,&quot;synonyms&quot;:[&quot;K120/60/5&quot;,&quot;K120x60x5&quot;,&quot;K120/5&quot;,&quot;K120x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5">
            <text:p>{"K120/60/5": [{"shape_coords":[120,60,5,7,5,5],"shape_name":"Rectangle Hollow Section","synonyms":["K120/60/5","K120x60x5","K120/5","K120x5"]}]},</text:p>
          </table:table-cell>
          <table:table-cell table:number-columns-repeated="16371"/>
        </table:table-row>
        <table:table-row table:style-name="ro1">
          <table:table-cell office:value-type="string" office:string-value="K120/60/6,3" table:formula="of:=&quot;K&quot; &amp;[.B18] &amp; &quot;/&quot; &amp;[.C18] &amp; &quot;/&quot; &amp;[.D18]" table:style-name="ce15">
            <text:p>K120/60/6,3</text:p>
          </table:table-cell>
          <table:table-cell office:value-type="float" office:value="120" table:style-name="ce15">
            <text:p>120</text:p>
          </table:table-cell>
          <table:table-cell office:value-type="float" office:value="60" table:style-name="ce15">
            <text:p>6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60/6,3" table:formula="of:=[.A18]" table:style-name="ce15">
            <text:p>K120/60/6,3</text:p>
          </table:table-cell>
          <table:table-cell office:value-type="string" office:string-value="K120x60x6,3" table:formula="of:=&quot;K&quot; &amp;[.B18] &amp; &quot;x&quot; &amp;[.C18] &amp; &quot;x&quot; &amp;[.D18]" table:style-name="ce15">
            <text:p>K120x60x6,3</text:p>
          </table:table-cell>
          <table:table-cell office:value-type="string" office:string-value="K120/6,3" table:formula="of:=&quot;K&quot;&amp;[.B18]&amp; &quot;/&quot; &amp; [.D18]" table:style-name="ce15">
            <text:p>K120/6,3</text:p>
          </table:table-cell>
          <table:table-cell office:value-type="string" office:string-value="K120x6,3" table:formula="of:=&quot;K&quot;&amp;[.B18]&amp; &quot;x&quot; &amp; [.D18]" table:style-name="ce15">
            <text:p>K120x6,3</text:p>
          </table:table-cell>
          <table:table-cell office:value-type="string" office:string-value="synonyms&quot;:[&quot;K120/60/6,3&quot;,&quot;K120x60x6,3&quot;,&quot;K120/6,3&quot;,&quot;K120x6,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]}]},&quot;" table:style-name="ce15">
            <text:p>synonyms":["K120/60/6,3","K120x60x6,3","K120/6,3","K120x6,3"]}]},</text:p>
          </table:table-cell>
          <table:table-cell office:value-type="string" office:string-value="{&quot;K120/60/6,3&quot;: [{&quot;shape_coords&quot;:[120,60,6,3,9,45,6,3],&quot;shape_name&quot;:&quot;Rectangle Hollow Section&quot;,&quot;synonyms&quot;:[&quot;K120/60/6,3&quot;,&quot;K120x60x6,3&quot;,&quot;K120/6,3&quot;,&quot;K120x6,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5">
            <text:p>{"K120/60/6,3": [{"shape_coords":[120,60,6,3,9,45,6,3],"shape_name":"Rectangle Hollow Section","synonyms":["K120/60/6,3","K120x60x6,3","K120/6,3","K120x6,3"]}]},</text:p>
          </table:table-cell>
          <table:table-cell table:number-columns-repeated="16371"/>
        </table:table-row>
        <table:table-row table:style-name="ro1">
          <table:table-cell office:value-type="string" office:string-value="K120/80/6,3" table:formula="of:=&quot;K&quot; &amp;[.B19] &amp; &quot;/&quot; &amp;[.C19] &amp; &quot;/&quot; &amp;[.D19]" table:style-name="ce15">
            <text:p>K120/80/6,3</text:p>
          </table:table-cell>
          <table:table-cell office:value-type="float" office:value="120" table:style-name="ce15">
            <text:p>120</text:p>
          </table:table-cell>
          <table:table-cell office:value-type="float" office:value="80" table:style-name="ce15">
            <text:p>8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80/6,3" table:formula="of:=[.A19]" table:style-name="ce15">
            <text:p>K120/80/6,3</text:p>
          </table:table-cell>
          <table:table-cell office:value-type="string" office:string-value="K120x80x6,3" table:formula="of:=&quot;K&quot; &amp;[.B19] &amp; &quot;x&quot; &amp;[.C19] &amp; &quot;x&quot; &amp;[.D19]" table:style-name="ce15">
            <text:p>K120x80x6,3</text:p>
          </table:table-cell>
          <table:table-cell office:value-type="string" office:string-value="K120/6,3" table:formula="of:=&quot;K&quot;&amp;[.B19]&amp; &quot;/&quot; &amp; [.D19]" table:style-name="ce15">
            <text:p>K120/6,3</text:p>
          </table:table-cell>
          <table:table-cell office:value-type="string" office:string-value="K120x6,3" table:formula="of:=&quot;K&quot;&amp;[.B19]&amp; &quot;x&quot; &amp; [.D19]" table:style-name="ce15">
            <text:p>K120x6,3</text:p>
          </table:table-cell>
          <table:table-cell office:value-type="string" office:string-value="synonyms&quot;:[&quot;K120/80/6,3&quot;,&quot;K120x80x6,3&quot;,&quot;K120/6,3&quot;,&quot;K120x6,3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]}]},&quot;" table:style-name="ce15">
            <text:p>synonyms":["K120/80/6,3","K120x80x6,3","K120/6,3","K120x6,3"]}]},</text:p>
          </table:table-cell>
          <table:table-cell office:value-type="string" office:string-value="{&quot;K120/80/6,3&quot;: [{&quot;shape_coords&quot;:[120,80,6,3,9,45,6,3],&quot;shape_name&quot;:&quot;Rectangle Hollow Section&quot;,&quot;synonyms&quot;:[&quot;K120/80/6,3&quot;,&quot;K120x80x6,3&quot;,&quot;K120/6,3&quot;,&quot;K120x6,3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5">
            <text:p>{"K120/80/6,3": [{"shape_coords":[120,80,6,3,9,45,6,3],"shape_name":"Rectangle Hollow Section","synonyms":["K120/80/6,3","K120x80x6,3","K120/6,3","K120x6,3"]}]},</text:p>
          </table:table-cell>
          <table:table-cell table:number-columns-repeated="16371"/>
        </table:table-row>
        <table:table-row table:style-name="ro1">
          <table:table-cell office:value-type="string" office:string-value="K120/80/8" table:formula="of:=&quot;K&quot; &amp;[.B20] &amp; &quot;/&quot; &amp;[.C20] &amp; &quot;/&quot; &amp;[.D20]" table:style-name="ce15">
            <text:p>K120/80/8</text:p>
          </table:table-cell>
          <table:table-cell office:value-type="float" office:value="120" table:style-name="ce15">
            <text:p>120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80/8" table:formula="of:=[.A20]" table:style-name="ce15">
            <text:p>K120/80/8</text:p>
          </table:table-cell>
          <table:table-cell office:value-type="string" office:string-value="K120x80x8" table:formula="of:=&quot;K&quot; &amp;[.B20] &amp; &quot;x&quot; &amp;[.C20] &amp; &quot;x&quot; &amp;[.D20]" table:style-name="ce15">
            <text:p>K120x80x8</text:p>
          </table:table-cell>
          <table:table-cell office:value-type="string" office:string-value="K120/8" table:formula="of:=&quot;K&quot;&amp;[.B20]&amp; &quot;/&quot; &amp; [.D20]" table:style-name="ce15">
            <text:p>K120/8</text:p>
          </table:table-cell>
          <table:table-cell office:value-type="string" office:string-value="K120x8" table:formula="of:=&quot;K&quot;&amp;[.B20]&amp; &quot;x&quot; &amp; [.D20]" table:style-name="ce15">
            <text:p>K120x8</text:p>
          </table:table-cell>
          <table:table-cell office:value-type="string" office:string-value="synonyms&quot;:[&quot;K120/80/8&quot;,&quot;K120x80x8&quot;,&quot;K120/8&quot;,&quot;K120x8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]}]},&quot;" table:style-name="ce15">
            <text:p>synonyms":["K120/80/8","K120x80x8","K120/8","K120x8"]}]},</text:p>
          </table:table-cell>
          <table:table-cell office:value-type="string" office:string-value="{&quot;K120/80/8&quot;: [{&quot;shape_coords&quot;:[120,80,8,12,8],&quot;shape_name&quot;:&quot;Rectangle Hollow Section&quot;,&quot;synonyms&quot;:[&quot;K120/80/8&quot;,&quot;K120x80x8&quot;,&quot;K120/8&quot;,&quot;K120x8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5">
            <text:p>{"K120/80/8": [{"shape_coords":[120,80,8,12,8],"shape_name":"Rectangle Hollow Section","synonyms":["K120/80/8","K120x80x8","K120/8","K120x8"]}]},</text:p>
          </table:table-cell>
          <table:table-cell table:number-columns-repeated="16371"/>
        </table:table-row>
        <table:table-row table:style-name="ro1">
          <table:table-cell office:value-type="string" office:string-value="K150/100/6,3" table:formula="of:=&quot;K&quot; &amp;[.B21] &amp; &quot;/&quot; &amp;[.C21] &amp; &quot;/&quot; &amp;[.D21]" table:style-name="ce15">
            <text:p>K150/100/6,3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6,3" table:formula="of:=[.A21]" table:style-name="ce15">
            <text:p>K150/100/6,3</text:p>
          </table:table-cell>
          <table:table-cell office:value-type="string" office:string-value="K150x100x6,3" table:formula="of:=&quot;K&quot; &amp;[.B21] &amp; &quot;x&quot; &amp;[.C21] &amp; &quot;x&quot; &amp;[.D21]" table:style-name="ce15">
            <text:p>K150x100x6,3</text:p>
          </table:table-cell>
          <table:table-cell office:value-type="string" office:string-value="K150/6,3" table:formula="of:=&quot;K&quot;&amp;[.B21]&amp; &quot;/&quot; &amp; [.D21]" table:style-name="ce15">
            <text:p>K150/6,3</text:p>
          </table:table-cell>
          <table:table-cell office:value-type="string" office:string-value="K150x6,3" table:formula="of:=&quot;K&quot;&amp;[.B21]&amp; &quot;x&quot; &amp; [.D21]" table:style-name="ce15">
            <text:p>K150x6,3</text:p>
          </table:table-cell>
          <table:table-cell office:value-type="string" office:string-value="synonyms&quot;:[&quot;K150/100/6,3&quot;,&quot;K150x100x6,3&quot;,&quot;K150/6,3&quot;,&quot;K150x6,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]}]},&quot;" table:style-name="ce15">
            <text:p>synonyms":["K150/100/6,3","K150x100x6,3","K150/6,3","K150x6,3"]}]},</text:p>
          </table:table-cell>
          <table:table-cell office:value-type="string" office:string-value="{&quot;K150/100/6,3&quot;: [{&quot;shape_coords&quot;:[150,100,6,3,9,45,6,3],&quot;shape_name&quot;:&quot;Rectangle Hollow Section&quot;,&quot;synonyms&quot;:[&quot;K150/100/6,3&quot;,&quot;K150x100x6,3&quot;,&quot;K150/6,3&quot;,&quot;K150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5">
            <text:p>{"K150/100/6,3": [{"shape_coords":[150,100,6,3,9,45,6,3],"shape_name":"Rectangle Hollow Section","synonyms":["K150/100/6,3","K150x100x6,3","K150/6,3","K150x6,3"]}]},</text:p>
          </table:table-cell>
          <table:table-cell table:number-columns-repeated="16371"/>
        </table:table-row>
        <table:table-row table:style-name="ro1">
          <table:table-cell office:value-type="string" office:string-value="K150/100/8" table:formula="of:=&quot;K&quot; &amp;[.B22] &amp; &quot;/&quot; &amp;[.C22] &amp; &quot;/&quot; &amp;[.D22]" table:style-name="ce15">
            <text:p>K150/100/8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8" table:formula="of:=[.A22]" table:style-name="ce15">
            <text:p>K150/100/8</text:p>
          </table:table-cell>
          <table:table-cell office:value-type="string" office:string-value="K150x100x8" table:formula="of:=&quot;K&quot; &amp;[.B22] &amp; &quot;x&quot; &amp;[.C22] &amp; &quot;x&quot; &amp;[.D22]" table:style-name="ce15">
            <text:p>K150x100x8</text:p>
          </table:table-cell>
          <table:table-cell office:value-type="string" office:string-value="K150/8" table:formula="of:=&quot;K&quot;&amp;[.B22]&amp; &quot;/&quot; &amp; [.D22]" table:style-name="ce15">
            <text:p>K150/8</text:p>
          </table:table-cell>
          <table:table-cell office:value-type="string" office:string-value="K150x8" table:formula="of:=&quot;K&quot;&amp;[.B22]&amp; &quot;x&quot; &amp; [.D22]" table:style-name="ce15">
            <text:p>K150x8</text:p>
          </table:table-cell>
          <table:table-cell office:value-type="string" office:string-value="synonyms&quot;:[&quot;K150/100/8&quot;,&quot;K150x100x8&quot;,&quot;K150/8&quot;,&quot;K150x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]}]},&quot;" table:style-name="ce15">
            <text:p>synonyms":["K150/100/8","K150x100x8","K150/8","K150x8"]}]},</text:p>
          </table:table-cell>
          <table:table-cell office:value-type="string" office:string-value="{&quot;K150/100/8&quot;: [{&quot;shape_coords&quot;:[150,100,8,12,8],&quot;shape_name&quot;:&quot;Rectangle Hollow Section&quot;,&quot;synonyms&quot;:[&quot;K150/100/8&quot;,&quot;K150x100x8&quot;,&quot;K150/8&quot;,&quot;K150x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5">
            <text:p>{"K150/100/8": [{"shape_coords":[150,100,8,12,8],"shape_name":"Rectangle Hollow Section","synonyms":["K150/100/8","K150x100x8","K150/8","K150x8"]}]},</text:p>
          </table:table-cell>
          <table:table-cell table:number-columns-repeated="16371"/>
        </table:table-row>
        <table:table-row table:style-name="ro1">
          <table:table-cell office:value-type="string" office:string-value="K150/100/10" table:formula="of:=&quot;K&quot; &amp;[.B23] &amp; &quot;/&quot; &amp;[.C23] &amp; &quot;/&quot; &amp;[.D23]" table:style-name="ce15">
            <text:p>K150/100/10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10" table:formula="of:=[.A23]" table:style-name="ce15">
            <text:p>K150/100/10</text:p>
          </table:table-cell>
          <table:table-cell office:value-type="string" office:string-value="K150x100x10" table:formula="of:=&quot;K&quot; &amp;[.B23] &amp; &quot;x&quot; &amp;[.C23] &amp; &quot;x&quot; &amp;[.D23]" table:style-name="ce15">
            <text:p>K150x100x10</text:p>
          </table:table-cell>
          <table:table-cell office:value-type="string" office:string-value="K150/10" table:formula="of:=&quot;K&quot;&amp;[.B23]&amp; &quot;/&quot; &amp; [.D23]" table:style-name="ce15">
            <text:p>K150/10</text:p>
          </table:table-cell>
          <table:table-cell office:value-type="string" office:string-value="K150x10" table:formula="of:=&quot;K&quot;&amp;[.B23]&amp; &quot;x&quot; &amp; [.D23]" table:style-name="ce15">
            <text:p>K150x10</text:p>
          </table:table-cell>
          <table:table-cell office:value-type="string" office:string-value="synonyms&quot;:[&quot;K150/100/10&quot;,&quot;K150x100x10&quot;,&quot;K150/10&quot;,&quot;K150x1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]}]},&quot;" table:style-name="ce15">
            <text:p>synonyms":["K150/100/10","K150x100x10","K150/10","K150x10"]}]},</text:p>
          </table:table-cell>
          <table:table-cell office:value-type="string" office:string-value="{&quot;K150/100/10&quot;: [{&quot;shape_coords&quot;:[150,100,10,15,10],&quot;shape_name&quot;:&quot;Rectangle Hollow Section&quot;,&quot;synonyms&quot;:[&quot;K150/100/10&quot;,&quot;K150x100x10&quot;,&quot;K150/10&quot;,&quot;K15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5">
            <text:p>{"K150/100/10": [{"shape_coords":[150,100,10,15,10],"shape_name":"Rectangle Hollow Section","synonyms":["K150/100/10","K150x100x10","K150/10","K150x10"]}]},</text:p>
          </table:table-cell>
          <table:table-cell table:number-columns-repeated="16371"/>
        </table:table-row>
        <table:table-row table:style-name="ro1">
          <table:table-cell office:value-type="string" office:string-value="K160/80/8" table:formula="of:=&quot;K&quot; &amp;[.B24] &amp; &quot;/&quot; &amp;[.C24] &amp; &quot;/&quot; &amp;[.D24]" table:style-name="ce15">
            <text:p>K160/80/8</text:p>
          </table:table-cell>
          <table:table-cell office:value-type="float" office:value="160" table:style-name="ce15">
            <text:p>160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60/80/8" table:formula="of:=[.A24]" table:style-name="ce15">
            <text:p>K160/80/8</text:p>
          </table:table-cell>
          <table:table-cell office:value-type="string" office:string-value="K160x80x8" table:formula="of:=&quot;K&quot; &amp;[.B24] &amp; &quot;x&quot; &amp;[.C24] &amp; &quot;x&quot; &amp;[.D24]" table:style-name="ce15">
            <text:p>K160x80x8</text:p>
          </table:table-cell>
          <table:table-cell office:value-type="string" office:string-value="K160/8" table:formula="of:=&quot;K&quot;&amp;[.B24]&amp; &quot;/&quot; &amp; [.D24]" table:style-name="ce15">
            <text:p>K160/8</text:p>
          </table:table-cell>
          <table:table-cell office:value-type="string" office:string-value="K160x8" table:formula="of:=&quot;K&quot;&amp;[.B24]&amp; &quot;x&quot; &amp; [.D24]" table:style-name="ce15">
            <text:p>K160x8</text:p>
          </table:table-cell>
          <table:table-cell office:value-type="string" office:string-value="synonyms&quot;:[&quot;K160/80/8&quot;,&quot;K160x80x8&quot;,&quot;K160/8&quot;,&quot;K160x8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]}]},&quot;" table:style-name="ce15">
            <text:p>synonyms":["K160/80/8","K160x80x8","K160/8","K160x8"]}]},</text:p>
          </table:table-cell>
          <table:table-cell office:value-type="string" office:string-value="{&quot;K160/80/8&quot;: [{&quot;shape_coords&quot;:[160,80,8,12,8],&quot;shape_name&quot;:&quot;Rectangle Hollow Section&quot;,&quot;synonyms&quot;:[&quot;K160/80/8&quot;,&quot;K160x80x8&quot;,&quot;K160/8&quot;,&quot;K160x8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5">
            <text:p>{"K160/80/8": [{"shape_coords":[160,80,8,12,8],"shape_name":"Rectangle Hollow Section","synonyms":["K160/80/8","K160x80x8","K160/8","K160x8"]}]},</text:p>
          </table:table-cell>
          <table:table-cell table:number-columns-repeated="16371"/>
        </table:table-row>
        <table:table-row table:style-name="ro1">
          <table:table-cell office:value-type="string" office:string-value="K160/80/10" table:formula="of:=&quot;K&quot; &amp;[.B25] &amp; &quot;/&quot; &amp;[.C25] &amp; &quot;/&quot; &amp;[.D25]" table:style-name="ce15">
            <text:p>K160/80/10</text:p>
          </table:table-cell>
          <table:table-cell office:value-type="float" office:value="160" table:style-name="ce15">
            <text:p>160</text:p>
          </table:table-cell>
          <table:table-cell office:value-type="float" office:value="80" table:style-name="ce15">
            <text:p>8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60/80/10" table:formula="of:=[.A25]" table:style-name="ce15">
            <text:p>K160/80/10</text:p>
          </table:table-cell>
          <table:table-cell office:value-type="string" office:string-value="K160x80x10" table:formula="of:=&quot;K&quot; &amp;[.B25] &amp; &quot;x&quot; &amp;[.C25] &amp; &quot;x&quot; &amp;[.D25]" table:style-name="ce15">
            <text:p>K160x80x10</text:p>
          </table:table-cell>
          <table:table-cell office:value-type="string" office:string-value="K160/10" table:formula="of:=&quot;K&quot;&amp;[.B25]&amp; &quot;/&quot; &amp; [.D25]" table:style-name="ce15">
            <text:p>K160/10</text:p>
          </table:table-cell>
          <table:table-cell office:value-type="string" office:string-value="K160x10" table:formula="of:=&quot;K&quot;&amp;[.B25]&amp; &quot;x&quot; &amp; [.D25]" table:style-name="ce15">
            <text:p>K160x10</text:p>
          </table:table-cell>
          <table:table-cell office:value-type="string" office:string-value="synonyms&quot;:[&quot;K160/80/10&quot;,&quot;K160x80x10&quot;,&quot;K160/10&quot;,&quot;K160x1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]}]},&quot;" table:style-name="ce15">
            <text:p>synonyms":["K160/80/10","K160x80x10","K160/10","K160x10"]}]},</text:p>
          </table:table-cell>
          <table:table-cell office:value-type="string" office:string-value="{&quot;K160/80/10&quot;: [{&quot;shape_coords&quot;:[160,80,10,15,10],&quot;shape_name&quot;:&quot;Rectangle Hollow Section&quot;,&quot;synonyms&quot;:[&quot;K160/80/10&quot;,&quot;K160x80x10&quot;,&quot;K160/10&quot;,&quot;K160x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5">
            <text:p>{"K160/80/10": [{"shape_coords":[160,80,10,15,10],"shape_name":"Rectangle Hollow Section","synonyms":["K160/80/10","K160x80x10","K160/10","K160x10"]}]},</text:p>
          </table:table-cell>
          <table:table-cell table:number-columns-repeated="16371"/>
        </table:table-row>
        <table:table-row table:style-name="ro1">
          <table:table-cell office:value-type="string" office:string-value="K200/100/8" table:formula="of:=&quot;K&quot; &amp;[.B26] &amp; &quot;/&quot; &amp;[.C26] &amp; &quot;/&quot; &amp;[.D26]" table:style-name="ce15">
            <text:p>K200/100/8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8" table:formula="of:=[.A26]" table:style-name="ce15">
            <text:p>K200/100/8</text:p>
          </table:table-cell>
          <table:table-cell office:value-type="string" office:string-value="K200x100x8" table:formula="of:=&quot;K&quot; &amp;[.B26] &amp; &quot;x&quot; &amp;[.C26] &amp; &quot;x&quot; &amp;[.D26]" table:style-name="ce15">
            <text:p>K200x100x8</text:p>
          </table:table-cell>
          <table:table-cell office:value-type="string" office:string-value="K200/8" table:formula="of:=&quot;K&quot;&amp;[.B26]&amp; &quot;/&quot; &amp; [.D26]" table:style-name="ce15">
            <text:p>K200/8</text:p>
          </table:table-cell>
          <table:table-cell office:value-type="string" office:string-value="K200x8" table:formula="of:=&quot;K&quot;&amp;[.B26]&amp; &quot;x&quot; &amp; [.D26]" table:style-name="ce15">
            <text:p>K200x8</text:p>
          </table:table-cell>
          <table:table-cell office:value-type="string" office:string-value="synonyms&quot;:[&quot;K200/100/8&quot;,&quot;K200x100x8&quot;,&quot;K200/8&quot;,&quot;K200x8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]}]},&quot;" table:style-name="ce15">
            <text:p>synonyms":["K200/100/8","K200x100x8","K200/8","K200x8"]}]},</text:p>
          </table:table-cell>
          <table:table-cell office:value-type="string" office:string-value="{&quot;K200/100/8&quot;: [{&quot;shape_coords&quot;:[200,100,8,12,8],&quot;shape_name&quot;:&quot;Rectangle Hollow Section&quot;,&quot;synonyms&quot;:[&quot;K200/100/8&quot;,&quot;K200x100x8&quot;,&quot;K200/8&quot;,&quot;K200x8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5">
            <text:p>{"K200/100/8": [{"shape_coords":[200,100,8,12,8],"shape_name":"Rectangle Hollow Section","synonyms":["K200/100/8","K200x100x8","K200/8","K200x8"]}]},</text:p>
          </table:table-cell>
          <table:table-cell table:number-columns-repeated="16371"/>
        </table:table-row>
        <table:table-row table:style-name="ro1">
          <table:table-cell office:value-type="string" office:string-value="K200/100/10" table:formula="of:=&quot;K&quot; &amp;[.B27] &amp; &quot;/&quot; &amp;[.C27] &amp; &quot;/&quot; &amp;[.D27]" table:style-name="ce15">
            <text:p>K200/100/10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10" table:formula="of:=[.A27]" table:style-name="ce15">
            <text:p>K200/100/10</text:p>
          </table:table-cell>
          <table:table-cell office:value-type="string" office:string-value="K200x100x10" table:formula="of:=&quot;K&quot; &amp;[.B27] &amp; &quot;x&quot; &amp;[.C27] &amp; &quot;x&quot; &amp;[.D27]" table:style-name="ce15">
            <text:p>K200x100x10</text:p>
          </table:table-cell>
          <table:table-cell office:value-type="string" office:string-value="K200/10" table:formula="of:=&quot;K&quot;&amp;[.B27]&amp; &quot;/&quot; &amp; [.D27]" table:style-name="ce15">
            <text:p>K200/10</text:p>
          </table:table-cell>
          <table:table-cell office:value-type="string" office:string-value="K200x10" table:formula="of:=&quot;K&quot;&amp;[.B27]&amp; &quot;x&quot; &amp; [.D27]" table:style-name="ce15">
            <text:p>K200x10</text:p>
          </table:table-cell>
          <table:table-cell office:value-type="string" office:string-value="synonyms&quot;:[&quot;K200/100/10&quot;,&quot;K200x100x10&quot;,&quot;K200/10&quot;,&quot;K200x1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]}]},&quot;" table:style-name="ce15">
            <text:p>synonyms":["K200/100/10","K200x100x10","K200/10","K200x10"]}]},</text:p>
          </table:table-cell>
          <table:table-cell office:value-type="string" office:string-value="{&quot;K200/100/10&quot;: [{&quot;shape_coords&quot;:[200,100,10,15,10],&quot;shape_name&quot;:&quot;Rectangle Hollow Section&quot;,&quot;synonyms&quot;:[&quot;K200/100/10&quot;,&quot;K200x100x10&quot;,&quot;K200/10&quot;,&quot;K200x1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5">
            <text:p>{"K200/100/10": [{"shape_coords":[200,100,10,15,10],"shape_name":"Rectangle Hollow Section","synonyms":["K200/100/10","K200x100x10","K200/10","K200x10"]}]},</text:p>
          </table:table-cell>
          <table:table-cell table:number-columns-repeated="16371"/>
        </table:table-row>
        <table:table-row table:style-name="ro1">
          <table:table-cell office:value-type="string" office:string-value="K200/100/12,5" table:formula="of:=&quot;K&quot; &amp;[.B28] &amp; &quot;/&quot; &amp;[.C28] &amp; &quot;/&quot; &amp;[.D28]" table:style-name="ce15">
            <text:p>K200/100/12,5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12,5" table:formula="of:=[.A28]" table:style-name="ce15">
            <text:p>K200/100/12,5</text:p>
          </table:table-cell>
          <table:table-cell office:value-type="string" office:string-value="K200x100x12,5" table:formula="of:=&quot;K&quot; &amp;[.B28] &amp; &quot;x&quot; &amp;[.C28] &amp; &quot;x&quot; &amp;[.D28]" table:style-name="ce15">
            <text:p>K200x100x12,5</text:p>
          </table:table-cell>
          <table:table-cell office:value-type="string" office:string-value="K200/12,5" table:formula="of:=&quot;K&quot;&amp;[.B28]&amp; &quot;/&quot; &amp; [.D28]" table:style-name="ce15">
            <text:p>K200/12,5</text:p>
          </table:table-cell>
          <table:table-cell office:value-type="string" office:string-value="K200x12,5" table:formula="of:=&quot;K&quot;&amp;[.B28]&amp; &quot;x&quot; &amp; [.D28]" table:style-name="ce15">
            <text:p>K200x12,5</text:p>
          </table:table-cell>
          <table:table-cell office:value-type="string" office:string-value="synonyms&quot;:[&quot;K200/100/12,5&quot;,&quot;K200x100x12,5&quot;,&quot;K200/12,5&quot;,&quot;K200x12,5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]}]},&quot;" table:style-name="ce15">
            <text:p>synonyms":["K200/100/12,5","K200x100x12,5","K200/12,5","K200x12,5"]}]},</text:p>
          </table:table-cell>
          <table:table-cell office:value-type="string" office:string-value="{&quot;K200/100/12,5&quot;: [{&quot;shape_coords&quot;:[200,100,12,5,18,75,12,5],&quot;shape_name&quot;:&quot;Rectangle Hollow Section&quot;,&quot;synonyms&quot;:[&quot;K200/100/12,5&quot;,&quot;K200x100x12,5&quot;,&quot;K200/12,5&quot;,&quot;K200x12,5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5">
            <text:p>{"K200/100/12,5": [{"shape_coords":[200,100,12,5,18,75,12,5],"shape_name":"Rectangle Hollow Section","synonyms":["K200/100/12,5","K200x100x12,5","K200/12,5","K200x12,5"]}]},</text:p>
          </table:table-cell>
          <table:table-cell table:number-columns-repeated="16371"/>
        </table:table-row>
        <table:table-row table:style-name="ro1">
          <table:table-cell office:value-type="string" office:string-value="K200/120/8" table:formula="of:=&quot;K&quot; &amp;[.B29] &amp; &quot;/&quot; &amp;[.C29] &amp; &quot;/&quot; &amp;[.D29]" table:style-name="ce15">
            <text:p>K200/120/8</text:p>
          </table:table-cell>
          <table:table-cell office:value-type="float" office:value="200" table:style-name="ce15">
            <text:p>200</text:p>
          </table:table-cell>
          <table:table-cell office:value-type="float" office:value="120" table:style-name="ce15">
            <text:p>12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20/8" table:formula="of:=[.A29]" table:style-name="ce15">
            <text:p>K200/120/8</text:p>
          </table:table-cell>
          <table:table-cell office:value-type="string" office:string-value="K200x120x8" table:formula="of:=&quot;K&quot; &amp;[.B29] &amp; &quot;x&quot; &amp;[.C29] &amp; &quot;x&quot; &amp;[.D29]" table:style-name="ce15">
            <text:p>K200x120x8</text:p>
          </table:table-cell>
          <table:table-cell office:value-type="string" office:string-value="K200/8" table:formula="of:=&quot;K&quot;&amp;[.B29]&amp; &quot;/&quot; &amp; [.D29]" table:style-name="ce15">
            <text:p>K200/8</text:p>
          </table:table-cell>
          <table:table-cell office:value-type="string" office:string-value="K200x8" table:formula="of:=&quot;K&quot;&amp;[.B29]&amp; &quot;x&quot; &amp; [.D29]" table:style-name="ce15">
            <text:p>K200x8</text:p>
          </table:table-cell>
          <table:table-cell office:value-type="string" office:string-value="synonyms&quot;:[&quot;K200/120/8&quot;,&quot;K200x120x8&quot;,&quot;K200/8&quot;,&quot;K200x8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]}]},&quot;" table:style-name="ce15">
            <text:p>synonyms":["K200/120/8","K200x120x8","K200/8","K200x8"]}]},</text:p>
          </table:table-cell>
          <table:table-cell office:value-type="string" office:string-value="{&quot;K200/120/8&quot;: [{&quot;shape_coords&quot;:[200,120,8,12,8],&quot;shape_name&quot;:&quot;Rectangle Hollow Section&quot;,&quot;synonyms&quot;:[&quot;K200/120/8&quot;,&quot;K200x120x8&quot;,&quot;K200/8&quot;,&quot;K200x8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5">
            <text:p>{"K200/120/8": [{"shape_coords":[200,120,8,12,8],"shape_name":"Rectangle Hollow Section","synonyms":["K200/120/8","K200x120x8","K200/8","K200x8"]}]},</text:p>
          </table:table-cell>
          <table:table-cell table:number-columns-repeated="16371"/>
        </table:table-row>
        <table:table-row table:style-name="ro1">
          <table:table-cell office:value-type="string" office:string-value="K200/120/10" table:formula="of:=&quot;K&quot; &amp;[.B30] &amp; &quot;/&quot; &amp;[.C30] &amp; &quot;/&quot; &amp;[.D30]" table:style-name="ce15">
            <text:p>K200/120/10</text:p>
          </table:table-cell>
          <table:table-cell office:value-type="float" office:value="200" table:style-name="ce15">
            <text:p>200</text:p>
          </table:table-cell>
          <table:table-cell office:value-type="float" office:value="120" table:style-name="ce15">
            <text:p>12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20/10" table:formula="of:=[.A30]" table:style-name="ce15">
            <text:p>K200/120/10</text:p>
          </table:table-cell>
          <table:table-cell office:value-type="string" office:string-value="K200x120x10" table:formula="of:=&quot;K&quot; &amp;[.B30] &amp; &quot;x&quot; &amp;[.C30] &amp; &quot;x&quot; &amp;[.D30]" table:style-name="ce15">
            <text:p>K200x120x10</text:p>
          </table:table-cell>
          <table:table-cell office:value-type="string" office:string-value="K200/10" table:formula="of:=&quot;K&quot;&amp;[.B30]&amp; &quot;/&quot; &amp; [.D30]" table:style-name="ce15">
            <text:p>K200/10</text:p>
          </table:table-cell>
          <table:table-cell office:value-type="string" office:string-value="K200x10" table:formula="of:=&quot;K&quot;&amp;[.B30]&amp; &quot;x&quot; &amp; [.D30]" table:style-name="ce15">
            <text:p>K200x10</text:p>
          </table:table-cell>
          <table:table-cell office:value-type="string" office:string-value="synonyms&quot;:[&quot;K200/120/10&quot;,&quot;K200x120x10&quot;,&quot;K200/10&quot;,&quot;K200x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]}]},&quot;" table:style-name="ce15">
            <text:p>synonyms":["K200/120/10","K200x120x10","K200/10","K200x10"]}]},</text:p>
          </table:table-cell>
          <table:table-cell office:value-type="string" office:string-value="{&quot;K200/120/10&quot;: [{&quot;shape_coords&quot;:[200,120,10,15,10],&quot;shape_name&quot;:&quot;Rectangle Hollow Section&quot;,&quot;synonyms&quot;:[&quot;K200/120/10&quot;,&quot;K200x120x10&quot;,&quot;K200/10&quot;,&quot;K20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5">
            <text:p>{"K200/120/10": [{"shape_coords":[200,120,10,15,10],"shape_name":"Rectangle Hollow Section","synonyms":["K200/120/10","K200x120x10","K200/10","K200x10"]}]},</text:p>
          </table:table-cell>
          <table:table-cell table:number-columns-repeated="16371"/>
        </table:table-row>
        <table:table-row table:style-name="ro1">
          <table:table-cell office:value-type="string" office:string-value="K250/150/10" table:formula="of:=&quot;K&quot; &amp;[.B31] &amp; &quot;/&quot; &amp;[.C31] &amp; &quot;/&quot; &amp;[.D31]" table:style-name="ce15">
            <text:p>K250/150/10</text:p>
          </table:table-cell>
          <table:table-cell office:value-type="float" office:value="250" table:style-name="ce15">
            <text:p>250</text:p>
          </table:table-cell>
          <table:table-cell office:value-type="float" office:value="150" table:style-name="ce15">
            <text:p>15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50/150/10" table:formula="of:=[.A31]" table:style-name="ce15">
            <text:p>K250/150/10</text:p>
          </table:table-cell>
          <table:table-cell office:value-type="string" office:string-value="K250x150x10" table:formula="of:=&quot;K&quot; &amp;[.B31] &amp; &quot;x&quot; &amp;[.C31] &amp; &quot;x&quot; &amp;[.D31]" table:style-name="ce15">
            <text:p>K250x150x10</text:p>
          </table:table-cell>
          <table:table-cell office:value-type="string" office:string-value="K250/10" table:formula="of:=&quot;K&quot;&amp;[.B31]&amp; &quot;/&quot; &amp; [.D31]" table:style-name="ce15">
            <text:p>K250/10</text:p>
          </table:table-cell>
          <table:table-cell office:value-type="string" office:string-value="K250x10" table:formula="of:=&quot;K&quot;&amp;[.B31]&amp; &quot;x&quot; &amp; [.D31]" table:style-name="ce15">
            <text:p>K250x10</text:p>
          </table:table-cell>
          <table:table-cell office:value-type="string" office:string-value="synonyms&quot;:[&quot;K250/150/10&quot;,&quot;K250x150x10&quot;,&quot;K250/10&quot;,&quot;K250x1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]}]},&quot;" table:style-name="ce15">
            <text:p>synonyms":["K250/150/10","K250x150x10","K250/10","K250x10"]}]},</text:p>
          </table:table-cell>
          <table:table-cell office:value-type="string" office:string-value="{&quot;K250/150/10&quot;: [{&quot;shape_coords&quot;:[250,150,10,15,10],&quot;shape_name&quot;:&quot;Rectangle Hollow Section&quot;,&quot;synonyms&quot;:[&quot;K250/150/10&quot;,&quot;K250x150x10&quot;,&quot;K250/10&quot;,&quot;K250x1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5">
            <text:p>{"K250/150/10": [{"shape_coords":[250,150,10,15,10],"shape_name":"Rectangle Hollow Section","synonyms":["K250/150/10","K250x150x10","K250/10","K250x10"]}]},</text:p>
          </table:table-cell>
          <table:table-cell table:number-columns-repeated="16371"/>
        </table:table-row>
        <table:table-row table:style-name="ro1">
          <table:table-cell office:value-type="string" office:string-value="K250/150/12,5" table:formula="of:=&quot;K&quot; &amp;[.B32] &amp; &quot;/&quot; &amp;[.C32] &amp; &quot;/&quot; &amp;[.D32]" table:style-name="ce15">
            <text:p>K250/150/12,5</text:p>
          </table:table-cell>
          <table:table-cell office:value-type="float" office:value="250" table:style-name="ce15">
            <text:p>250</text:p>
          </table:table-cell>
          <table:table-cell office:value-type="float" office:value="150" table:style-name="ce15">
            <text:p>15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50/150/12,5" table:formula="of:=[.A32]" table:style-name="ce15">
            <text:p>K250/150/12,5</text:p>
          </table:table-cell>
          <table:table-cell office:value-type="string" office:string-value="K250x150x12,5" table:formula="of:=&quot;K&quot; &amp;[.B32] &amp; &quot;x&quot; &amp;[.C32] &amp; &quot;x&quot; &amp;[.D32]" table:style-name="ce15">
            <text:p>K250x150x12,5</text:p>
          </table:table-cell>
          <table:table-cell office:value-type="string" office:string-value="K250/12,5" table:formula="of:=&quot;K&quot;&amp;[.B32]&amp; &quot;/&quot; &amp; [.D32]" table:style-name="ce15">
            <text:p>K250/12,5</text:p>
          </table:table-cell>
          <table:table-cell office:value-type="string" office:string-value="K250x12,5" table:formula="of:=&quot;K&quot;&amp;[.B32]&amp; &quot;x&quot; &amp; [.D32]" table:style-name="ce15">
            <text:p>K250x12,5</text:p>
          </table:table-cell>
          <table:table-cell office:value-type="string" office:string-value="synonyms&quot;:[&quot;K250/150/12,5&quot;,&quot;K250x150x12,5&quot;,&quot;K250/12,5&quot;,&quot;K250x12,5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]}]},&quot;" table:style-name="ce15">
            <text:p>synonyms":["K250/150/12,5","K250x150x12,5","K250/12,5","K250x12,5"]}]},</text:p>
          </table:table-cell>
          <table:table-cell office:value-type="string" office:string-value="{&quot;K250/150/12,5&quot;: [{&quot;shape_coords&quot;:[250,150,12,5,18,75,12,5],&quot;shape_name&quot;:&quot;Rectangle Hollow Section&quot;,&quot;synonyms&quot;:[&quot;K250/150/12,5&quot;,&quot;K250x150x12,5&quot;,&quot;K250/12,5&quot;,&quot;K250x12,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5">
            <text:p>{"K250/150/12,5": [{"shape_coords":[250,150,12,5,18,75,12,5],"shape_name":"Rectangle Hollow Section","synonyms":["K250/150/12,5","K250x150x12,5","K250/12,5","K250x12,5"]}]},</text:p>
          </table:table-cell>
          <table:table-cell table:number-columns-repeated="16371"/>
        </table:table-row>
        <table:table-row table:style-name="ro1">
          <table:table-cell office:value-type="string" office:string-value="K300/200/10" table:formula="of:=&quot;K&quot; &amp;[.B33] &amp; &quot;/&quot; &amp;[.C33] &amp; &quot;/&quot; &amp;[.D33]" table:style-name="ce15">
            <text:p>K300/200/10</text:p>
          </table:table-cell>
          <table:table-cell office:value-type="float" office:value="300" table:style-name="ce15">
            <text:p>300</text:p>
          </table:table-cell>
          <table:table-cell office:value-type="float" office:value="200" table:style-name="ce15">
            <text:p>2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00/200/10" table:formula="of:=[.A33]" table:style-name="ce15">
            <text:p>K300/200/10</text:p>
          </table:table-cell>
          <table:table-cell office:value-type="string" office:string-value="K300x200x10" table:formula="of:=&quot;K&quot; &amp;[.B33] &amp; &quot;x&quot; &amp;[.C33] &amp; &quot;x&quot; &amp;[.D33]" table:style-name="ce15">
            <text:p>K300x200x10</text:p>
          </table:table-cell>
          <table:table-cell office:value-type="string" office:string-value="K300/10" table:formula="of:=&quot;K&quot;&amp;[.B33]&amp; &quot;/&quot; &amp; [.D33]" table:style-name="ce15">
            <text:p>K300/10</text:p>
          </table:table-cell>
          <table:table-cell office:value-type="string" office:string-value="K300x10" table:formula="of:=&quot;K&quot;&amp;[.B33]&amp; &quot;x&quot; &amp; [.D33]" table:style-name="ce15">
            <text:p>K300x10</text:p>
          </table:table-cell>
          <table:table-cell office:value-type="string" office:string-value="synonyms&quot;:[&quot;K300/200/10&quot;,&quot;K300x200x10&quot;,&quot;K300/10&quot;,&quot;K300x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]}]},&quot;" table:style-name="ce15">
            <text:p>synonyms":["K300/200/10","K300x200x10","K300/10","K300x10"]}]},</text:p>
          </table:table-cell>
          <table:table-cell office:value-type="string" office:string-value="{&quot;K300/200/10&quot;: [{&quot;shape_coords&quot;:[300,200,10,15,10],&quot;shape_name&quot;:&quot;Rectangle Hollow Section&quot;,&quot;synonyms&quot;:[&quot;K300/200/10&quot;,&quot;K300x200x10&quot;,&quot;K300/10&quot;,&quot;K300x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5">
            <text:p>{"K300/200/10": [{"shape_coords":[300,200,10,15,10],"shape_name":"Rectangle Hollow Section","synonyms":["K300/200/10","K300x200x10","K300/10","K300x10"]}]},</text:p>
          </table:table-cell>
          <table:table-cell table:number-columns-repeated="16371"/>
        </table:table-row>
        <table:table-row table:style-name="ro1">
          <table:table-cell office:value-type="string" office:string-value="K300/200/12,5" table:formula="of:=&quot;K&quot; &amp;[.B34] &amp; &quot;/&quot; &amp;[.C34] &amp; &quot;/&quot; &amp;[.D34]" table:style-name="ce15">
            <text:p>K300/200/12,5</text:p>
          </table:table-cell>
          <table:table-cell office:value-type="float" office:value="300" table:style-name="ce15">
            <text:p>300</text:p>
          </table:table-cell>
          <table:table-cell office:value-type="float" office:value="200" table:style-name="ce15">
            <text:p>2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00/200/12,5" table:formula="of:=[.A34]" table:style-name="ce15">
            <text:p>K300/200/12,5</text:p>
          </table:table-cell>
          <table:table-cell office:value-type="string" office:string-value="K300x200x12,5" table:formula="of:=&quot;K&quot; &amp;[.B34] &amp; &quot;x&quot; &amp;[.C34] &amp; &quot;x&quot; &amp;[.D34]" table:style-name="ce15">
            <text:p>K300x200x12,5</text:p>
          </table:table-cell>
          <table:table-cell office:value-type="string" office:string-value="K300/12,5" table:formula="of:=&quot;K&quot;&amp;[.B34]&amp; &quot;/&quot; &amp; [.D34]" table:style-name="ce15">
            <text:p>K300/12,5</text:p>
          </table:table-cell>
          <table:table-cell office:value-type="string" office:string-value="K300x12,5" table:formula="of:=&quot;K&quot;&amp;[.B34]&amp; &quot;x&quot; &amp; [.D34]" table:style-name="ce15">
            <text:p>K300x12,5</text:p>
          </table:table-cell>
          <table:table-cell office:value-type="string" office:string-value="synonyms&quot;:[&quot;K300/200/12,5&quot;,&quot;K300x200x12,5&quot;,&quot;K300/12,5&quot;,&quot;K300x12,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]}]},&quot;" table:style-name="ce15">
            <text:p>synonyms":["K300/200/12,5","K300x200x12,5","K300/12,5","K300x12,5"]}]},</text:p>
          </table:table-cell>
          <table:table-cell office:value-type="string" office:string-value="{&quot;K300/200/12,5&quot;: [{&quot;shape_coords&quot;:[300,200,12,5,18,75,12,5],&quot;shape_name&quot;:&quot;Rectangle Hollow Section&quot;,&quot;synonyms&quot;:[&quot;K300/200/12,5&quot;,&quot;K300x200x12,5&quot;,&quot;K300/12,5&quot;,&quot;K300x12,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5">
            <text:p>{"K300/200/12,5": [{"shape_coords":[300,200,12,5,18,75,12,5],"shape_name":"Rectangle Hollow Section","synonyms":["K300/200/12,5","K300x200x12,5","K300/12,5","K300x12,5"]}]},</text:p>
          </table:table-cell>
          <table:table-cell table:number-columns-repeated="16371"/>
        </table:table-row>
        <table:table-row table:style-name="ro1">
          <table:table-cell office:value-type="string" office:string-value="K400/200/10" table:formula="of:=&quot;K&quot; &amp;[.B35] &amp; &quot;/&quot; &amp;[.C35] &amp; &quot;/&quot; &amp;[.D35]" table:style-name="ce15">
            <text:p>K400/200/10</text:p>
          </table:table-cell>
          <table:table-cell office:value-type="float" office:value="400" table:style-name="ce15">
            <text:p>400</text:p>
          </table:table-cell>
          <table:table-cell office:value-type="float" office:value="200" table:style-name="ce15">
            <text:p>2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00/200/10" table:formula="of:=[.A35]" table:style-name="ce15">
            <text:p>K400/200/10</text:p>
          </table:table-cell>
          <table:table-cell office:value-type="string" office:string-value="K400x200x10" table:formula="of:=&quot;K&quot; &amp;[.B35] &amp; &quot;x&quot; &amp;[.C35] &amp; &quot;x&quot; &amp;[.D35]" table:style-name="ce15">
            <text:p>K400x200x10</text:p>
          </table:table-cell>
          <table:table-cell office:value-type="string" office:string-value="K400/10" table:formula="of:=&quot;K&quot;&amp;[.B35]&amp; &quot;/&quot; &amp; [.D35]" table:style-name="ce15">
            <text:p>K400/10</text:p>
          </table:table-cell>
          <table:table-cell office:value-type="string" office:string-value="K400x10" table:formula="of:=&quot;K&quot;&amp;[.B35]&amp; &quot;x&quot; &amp; [.D35]" table:style-name="ce15">
            <text:p>K400x10</text:p>
          </table:table-cell>
          <table:table-cell office:value-type="string" office:string-value="synonyms&quot;:[&quot;K400/200/10&quot;,&quot;K400x200x10&quot;,&quot;K400/10&quot;,&quot;K400x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]}]},&quot;" table:style-name="ce15">
            <text:p>synonyms":["K400/200/10","K400x200x10","K400/10","K400x10"]}]},</text:p>
          </table:table-cell>
          <table:table-cell office:value-type="string" office:string-value="{&quot;K400/200/10&quot;: [{&quot;shape_coords&quot;:[400,200,10,15,10],&quot;shape_name&quot;:&quot;Rectangle Hollow Section&quot;,&quot;synonyms&quot;:[&quot;K400/200/10&quot;,&quot;K400x200x10&quot;,&quot;K400/10&quot;,&quot;K400x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5">
            <text:p>{"K400/200/10": [{"shape_coords":[400,200,10,15,10],"shape_name":"Rectangle Hollow Section","synonyms":["K400/200/10","K400x200x10","K400/10","K400x10"]}]},</text:p>
          </table:table-cell>
          <table:table-cell table:number-columns-repeated="16371"/>
        </table:table-row>
        <table:table-row table:style-name="ro1">
          <table:table-cell office:value-type="string" office:string-value="K400/200/12,5" table:formula="of:=&quot;K&quot; &amp;[.B36] &amp; &quot;/&quot; &amp;[.C36] &amp; &quot;/&quot; &amp;[.D36]" table:style-name="ce15">
            <text:p>K400/200/12,5</text:p>
          </table:table-cell>
          <table:table-cell office:value-type="float" office:value="400" table:style-name="ce15">
            <text:p>400</text:p>
          </table:table-cell>
          <table:table-cell office:value-type="float" office:value="200" table:style-name="ce15">
            <text:p>2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00/200/12,5" table:formula="of:=[.A36]" table:style-name="ce15">
            <text:p>K400/200/12,5</text:p>
          </table:table-cell>
          <table:table-cell office:value-type="string" office:string-value="K400x200x12,5" table:formula="of:=&quot;K&quot; &amp;[.B36] &amp; &quot;x&quot; &amp;[.C36] &amp; &quot;x&quot; &amp;[.D36]" table:style-name="ce15">
            <text:p>K400x200x12,5</text:p>
          </table:table-cell>
          <table:table-cell office:value-type="string" office:string-value="K400/12,5" table:formula="of:=&quot;K&quot;&amp;[.B36]&amp; &quot;/&quot; &amp; [.D36]" table:style-name="ce15">
            <text:p>K400/12,5</text:p>
          </table:table-cell>
          <table:table-cell office:value-type="string" office:string-value="K400x12,5" table:formula="of:=&quot;K&quot;&amp;[.B36]&amp; &quot;x&quot; &amp; [.D36]" table:style-name="ce15">
            <text:p>K400x12,5</text:p>
          </table:table-cell>
          <table:table-cell office:value-type="string" office:string-value="synonyms&quot;:[&quot;K400/200/12,5&quot;,&quot;K400x200x12,5&quot;,&quot;K400/12,5&quot;,&quot;K400x12,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]}]},&quot;" table:style-name="ce15">
            <text:p>synonyms":["K400/200/12,5","K400x200x12,5","K400/12,5","K400x12,5"]}]},</text:p>
          </table:table-cell>
          <table:table-cell office:value-type="string" office:string-value="{&quot;K400/200/12,5&quot;: [{&quot;shape_coords&quot;:[400,200,12,5,18,75,12,5],&quot;shape_name&quot;:&quot;Rectangle Hollow Section&quot;,&quot;synonyms&quot;:[&quot;K400/200/12,5&quot;,&quot;K400x200x12,5&quot;,&quot;K400/12,5&quot;,&quot;K400x12,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5">
            <text:p>{"K400/200/12,5": [{"shape_coords":[400,200,12,5,18,75,12,5],"shape_name":"Rectangle Hollow Section","synonyms":["K400/200/12,5","K400x200x12,5","K400/12,5","K400x12,5"]}]},</text:p>
          </table:table-cell>
          <table:table-cell table:number-columns-repeated="16371"/>
        </table:table-row>
        <table:table-row table:style-name="ro1">
          <table:table-cell office:value-type="string" office:string-value="K450/250/10" table:formula="of:=&quot;K&quot; &amp;[.B37] &amp; &quot;/&quot; &amp;[.C37] &amp; &quot;/&quot; &amp;[.D37]" table:style-name="ce15">
            <text:p>K450/250/10</text:p>
          </table:table-cell>
          <table:table-cell office:value-type="float" office:value="450" table:style-name="ce15">
            <text:p>450</text:p>
          </table:table-cell>
          <table:table-cell office:value-type="float" office:value="250" table:style-name="ce15">
            <text:p>25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50/250/10" table:formula="of:=[.A37]" table:style-name="ce15">
            <text:p>K450/250/10</text:p>
          </table:table-cell>
          <table:table-cell office:value-type="string" office:string-value="K450x250x10" table:formula="of:=&quot;K&quot; &amp;[.B37] &amp; &quot;x&quot; &amp;[.C37] &amp; &quot;x&quot; &amp;[.D37]" table:style-name="ce15">
            <text:p>K450x250x10</text:p>
          </table:table-cell>
          <table:table-cell office:value-type="string" office:string-value="K450/10" table:formula="of:=&quot;K&quot;&amp;[.B37]&amp; &quot;/&quot; &amp; [.D37]" table:style-name="ce15">
            <text:p>K450/10</text:p>
          </table:table-cell>
          <table:table-cell office:value-type="string" office:string-value="K450x10" table:formula="of:=&quot;K&quot;&amp;[.B37]&amp; &quot;x&quot; &amp; [.D37]" table:style-name="ce15">
            <text:p>K450x10</text:p>
          </table:table-cell>
          <table:table-cell office:value-type="string" office:string-value="synonyms&quot;:[&quot;K450/250/10&quot;,&quot;K450x250x10&quot;,&quot;K450/10&quot;,&quot;K450x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]}]},&quot;" table:style-name="ce15">
            <text:p>synonyms":["K450/250/10","K450x250x10","K450/10","K450x10"]}]},</text:p>
          </table:table-cell>
          <table:table-cell office:value-type="string" office:string-value="{&quot;K450/250/10&quot;: [{&quot;shape_coords&quot;:[450,250,10,15,10],&quot;shape_name&quot;:&quot;Rectangle Hollow Section&quot;,&quot;synonyms&quot;:[&quot;K450/250/10&quot;,&quot;K450x250x10&quot;,&quot;K450/10&quot;,&quot;K45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5">
            <text:p>{"K450/250/10": [{"shape_coords":[450,250,10,15,10],"shape_name":"Rectangle Hollow Section","synonyms":["K450/250/10","K450x250x10","K450/10","K450x10"]}]},</text:p>
          </table:table-cell>
          <table:table-cell table:number-columns-repeated="16371"/>
        </table:table-row>
        <table:table-row table:style-name="ro1">
          <table:table-cell office:value-type="string" office:string-value="K450/250/12,5" table:formula="of:=&quot;K&quot; &amp;[.B38] &amp; &quot;/&quot; &amp;[.C38] &amp; &quot;/&quot; &amp;[.D38]" table:style-name="ce15">
            <text:p>K450/250/12,5</text:p>
          </table:table-cell>
          <table:table-cell office:value-type="float" office:value="450" table:style-name="ce15">
            <text:p>450</text:p>
          </table:table-cell>
          <table:table-cell office:value-type="float" office:value="250" table:style-name="ce15">
            <text:p>25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50/250/12,5" table:formula="of:=[.A38]" table:style-name="ce15">
            <text:p>K450/250/12,5</text:p>
          </table:table-cell>
          <table:table-cell office:value-type="string" office:string-value="K450x250x12,5" table:formula="of:=&quot;K&quot; &amp;[.B38] &amp; &quot;x&quot; &amp;[.C38] &amp; &quot;x&quot; &amp;[.D38]" table:style-name="ce15">
            <text:p>K450x250x12,5</text:p>
          </table:table-cell>
          <table:table-cell office:value-type="string" office:string-value="K450/12,5" table:formula="of:=&quot;K&quot;&amp;[.B38]&amp; &quot;/&quot; &amp; [.D38]" table:style-name="ce15">
            <text:p>K450/12,5</text:p>
          </table:table-cell>
          <table:table-cell office:value-type="string" office:string-value="K450x12,5" table:formula="of:=&quot;K&quot;&amp;[.B38]&amp; &quot;x&quot; &amp; [.D38]" table:style-name="ce15">
            <text:p>K450x12,5</text:p>
          </table:table-cell>
          <table:table-cell office:value-type="string" office:string-value="synonyms&quot;:[&quot;K450/250/12,5&quot;,&quot;K450x250x12,5&quot;,&quot;K450/12,5&quot;,&quot;K450x12,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]}]},&quot;" table:style-name="ce15">
            <text:p>synonyms":["K450/250/12,5","K450x250x12,5","K450/12,5","K450x12,5"]}]},</text:p>
          </table:table-cell>
          <table:table-cell office:value-type="string" office:string-value="{&quot;K450/250/12,5&quot;: [{&quot;shape_coords&quot;:[450,250,12,5,18,75,12,5],&quot;shape_name&quot;:&quot;Rectangle Hollow Section&quot;,&quot;synonyms&quot;:[&quot;K450/250/12,5&quot;,&quot;K450x250x12,5&quot;,&quot;K450/12,5&quot;,&quot;K450x12,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5">
            <text:p>{"K450/250/12,5": [{"shape_coords":[450,250,12,5,18,75,12,5],"shape_name":"Rectangle Hollow Section","synonyms":["K450/250/12,5","K450x250x12,5","K450/12,5","K450x12,5"]}]},</text:p>
          </table:table-cell>
          <table:table-cell table:number-columns-repeated="16371"/>
        </table:table-row>
        <table:table-row table:style-name="ro1">
          <table:table-cell office:value-type="string" office:string-value="K500/300/12,5" table:formula="of:=&quot;K&quot; &amp;[.B39] &amp; &quot;/&quot; &amp;[.C39] &amp; &quot;/&quot; &amp;[.D39]" table:style-name="ce15">
            <text:p>K500/300/12,5</text:p>
          </table:table-cell>
          <table:table-cell office:value-type="float" office:value="500" table:style-name="ce15">
            <text:p>500</text:p>
          </table:table-cell>
          <table:table-cell office:value-type="float" office:value="300" table:style-name="ce15">
            <text:p>3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0/300/12,5" table:formula="of:=[.A39]" table:style-name="ce15">
            <text:p>K500/300/12,5</text:p>
          </table:table-cell>
          <table:table-cell office:value-type="string" office:string-value="K500x300x12,5" table:formula="of:=&quot;K&quot; &amp;[.B39] &amp; &quot;x&quot; &amp;[.C39] &amp; &quot;x&quot; &amp;[.D39]" table:style-name="ce15">
            <text:p>K500x300x12,5</text:p>
          </table:table-cell>
          <table:table-cell office:value-type="string" office:string-value="K500/12,5" table:formula="of:=&quot;K&quot;&amp;[.B39]&amp; &quot;/&quot; &amp; [.D39]" table:style-name="ce15">
            <text:p>K500/12,5</text:p>
          </table:table-cell>
          <table:table-cell office:value-type="string" office:string-value="K500x12,5" table:formula="of:=&quot;K&quot;&amp;[.B39]&amp; &quot;x&quot; &amp; [.D39]" table:style-name="ce15">
            <text:p>K500x12,5</text:p>
          </table:table-cell>
          <table:table-cell office:value-type="string" office:string-value="synonyms&quot;:[&quot;K500/300/12,5&quot;,&quot;K500x300x12,5&quot;,&quot;K500/12,5&quot;,&quot;K500x12,5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]}]},&quot;" table:style-name="ce15">
            <text:p>synonyms":["K500/300/12,5","K500x300x12,5","K500/12,5","K500x12,5"]}]},</text:p>
          </table:table-cell>
          <table:table-cell office:value-type="string" office:string-value="{&quot;K500/300/12,5&quot;: [{&quot;shape_coords&quot;:[500,300,12,5,18,75,12,5],&quot;shape_name&quot;:&quot;Rectangle Hollow Section&quot;,&quot;synonyms&quot;:[&quot;K500/300/12,5&quot;,&quot;K500x300x12,5&quot;,&quot;K500/12,5&quot;,&quot;K500x12,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5">
            <text:p>{"K500/300/12,5": [{"shape_coords":[500,300,12,5,18,75,12,5],"shape_name":"Rectangle Hollow Section","synonyms":["K500/300/12,5","K500x300x12,5","K500/12,5","K500x12,5"]}]},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350/350/12.5</text:p>
          </table:table-cell>
          <table:table-cell office:value-type="float" office:value="500" table:style-name="ce15">
            <text:p>500</text:p>
          </table:table-cell>
          <table:table-cell office:value-type="float" office:value="300" table:style-name="ce15">
            <text:p>300</text:p>
          </table:table-cell>
          <table:table-cell office:value-type="float" office:value="16" table:style-name="ce15">
            <text:p>16</text:p>
          </table:table-cell>
          <table:table-cell office:value-type="float" office:value="24" table:style-name="ce15">
            <text:p>24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50/350/12.5" table:formula="of:=[.A40]" table:style-name="ce15">
            <text:p>K350/350/12.5</text:p>
          </table:table-cell>
          <table:table-cell office:value-type="string" office:string-value="K500x300x16" table:formula="of:=&quot;K&quot; &amp;[.B40] &amp; &quot;x&quot; &amp;[.C40] &amp; &quot;x&quot; &amp;[.D40]" table:style-name="ce15">
            <text:p>K500x300x16</text:p>
          </table:table-cell>
          <table:table-cell office:value-type="string" office:string-value="K500/16" table:formula="of:=&quot;K&quot;&amp;[.B40]&amp; &quot;/&quot; &amp; [.D40]" table:style-name="ce15">
            <text:p>K500/16</text:p>
          </table:table-cell>
          <table:table-cell office:value-type="string" office:string-value="K500x16" table:formula="of:=&quot;K&quot;&amp;[.B40]&amp; &quot;x&quot; &amp; [.D40]" table:style-name="ce15">
            <text:p>K500x16</text:p>
          </table:table-cell>
          <table:table-cell office:value-type="string" office:string-value="synonyms&quot;:[&quot;K350/350/12.5&quot;,&quot;K500x300x16&quot;,&quot;K500/16&quot;,&quot;K500x16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]}]},&quot;" table:style-name="ce15">
            <text:p>synonyms":["K350/350/12.5","K500x300x16","K500/16","K500x16"]}]},</text:p>
          </table:table-cell>
          <table:table-cell office:value-type="string" office:string-value="{&quot;K350/350/12.5&quot;: [{&quot;shape_coords&quot;:[500,300,16,24,16],&quot;shape_name&quot;:&quot;Rectangle Hollow Section&quot;,&quot;synonyms&quot;:[&quot;K350/350/12.5&quot;,&quot;K500x300x16&quot;,&quot;K500/16&quot;,&quot;K500x16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5">
            <text:p>{"K350/350/12.5": [{"shape_coords":[500,300,16,24,16],"shape_name":"Rectangle Hollow Section","synonyms":["K350/350/12.5","K500x300x16","K500/16","K500x16"]}]},</text:p>
          </table:table-cell>
          <table:table-cell table:number-columns-repeated="16371"/>
        </table:table-row>
        <table:table-row table:number-rows-repeated="2" table:style-name="ro1">
          <table:table-cell table:number-columns-repeated="13" table:style-name="ce15"/>
          <table:table-cell table:number-columns-repeated="16371"/>
        </table:table-row>
        <table:table-row table:number-rows-repeated="1048534" table:style-name="ro1">
          <table:table-cell table:number-columns-repeated="16384"/>
        </table:table-row>
      </table:table>
      <table:table table:name="Sheet3" table:style-name="ta2">
        <table:table-column table:style-name="co10" table:number-columns-repeated="16384" table:default-cell-style-name="ce1"/>
        <table:table-row table:style-name="ro5">
          <table:table-cell table:number-columns-repeated="16384"/>
        </table:table-row>
        <table:table-row table:style-name="ro1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5">
          <table:table-cell table:number-columns-repeated="16384"/>
        </table:table-row>
      </table:table>
      <table:table table:name="OVERAL_JSON" table:style-name="ta2">
        <table:table-column table:style-name="co10" table:number-columns-repeated="16384" table:default-cell-style-name="ce1"/>
        <table:table-row table:style-name="ro1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['I-shape_parallel_flange'.P3]" table:style-name="ce1">
            <text:p>{"HEA100": [{"shape_coords":[96,100,5,8,12],"shape_name":"I-shape parallel flange","synonyms":["HEA100","HE100A","HEA 100","hea100","he100a","hea 100"]}]},</text:p>
          </table:table-cell>
          <table:table-cell table:number-columns-repeated="16383"/>
        </table:table-row>
        <table:table-row table:style-name="ro1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['I-shape_parallel_flange'.P4]" table:style-name="ce1">
            <text:p>{"HEA120": [{"shape_coords":[114,120,5,8,12],"shape_name":"I-shape parallel flange","synonyms":["HEA120","HE120A","HEA 120","hea120","he120a","hea 120"]}]},</text:p>
          </table:table-cell>
          <table:table-cell table:number-columns-repeated="16383"/>
        </table:table-row>
        <table:table-row table:style-name="ro1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['I-shape_parallel_flange'.P5]" table:style-name="ce1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6383"/>
        </table:table-row>
        <table:table-row table:style-name="ro1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['I-shape_parallel_flange'.P6]" table:style-name="ce1">
            <text:p>{"HEA160": [{"shape_coords":[152,160,6,9,15],"shape_name":"I-shape parallel flange","synonyms":["HEA160","HE160A","HEA 160","hea160","he160a","hea 160"]}]},</text:p>
          </table:table-cell>
          <table:table-cell table:number-columns-repeated="16383"/>
        </table:table-row>
        <table:table-row table:style-name="ro1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['I-shape_parallel_flange'.P7]" table:style-name="ce1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6383"/>
        </table:table-row>
        <table:table-row table:style-name="ro1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['I-shape_parallel_flange'.P8]" table:style-name="ce1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6383"/>
        </table:table-row>
        <table:table-row table:style-name="ro1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['I-shape_parallel_flange'.P9]" table:style-name="ce1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6383"/>
        </table:table-row>
        <table:table-row table:style-name="ro1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['I-shape_parallel_flange'.P10]" table:style-name="ce1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6383"/>
        </table:table-row>
        <table:table-row table:style-name="ro1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['I-shape_parallel_flange'.P11]" table:style-name="ce1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6383"/>
        </table:table-row>
        <table:table-row table:style-name="ro1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['I-shape_parallel_flange'.P12]" table:style-name="ce1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6383"/>
        </table:table-row>
        <table:table-row table:style-name="ro1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['I-shape_parallel_flange'.P13]" table:style-name="ce1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6383"/>
        </table:table-row>
        <table:table-row table:style-name="ro1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['I-shape_parallel_flange'.P14]" table:style-name="ce1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6383"/>
        </table:table-row>
        <table:table-row table:style-name="ro1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['I-shape_parallel_flange'.P15]" table:style-name="ce1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6383"/>
        </table:table-row>
        <table:table-row table:style-name="ro1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['I-shape_parallel_flange'.P16]" table:style-name="ce1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6383"/>
        </table:table-row>
        <table:table-row table:style-name="ro1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['I-shape_parallel_flange'.P17]" table:style-name="ce1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6383"/>
        </table:table-row>
        <table:table-row table:style-name="ro1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['I-shape_parallel_flange'.P18]" table:style-name="ce1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6383"/>
        </table:table-row>
        <table:table-row table:style-name="ro1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['I-shape_parallel_flange'.P19]" table:style-name="ce1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6383"/>
        </table:table-row>
        <table:table-row table:style-name="ro1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['I-shape_parallel_flange'.P20]" table:style-name="ce1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6383"/>
        </table:table-row>
        <table:table-row table:style-name="ro1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['I-shape_parallel_flange'.P21]" table:style-name="ce1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6383"/>
        </table:table-row>
        <table:table-row table:style-name="ro1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['I-shape_parallel_flange'.P22]" table:style-name="ce1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6383"/>
        </table:table-row>
        <table:table-row table:style-name="ro1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['I-shape_parallel_flange'.P23]" table:style-name="ce1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6383"/>
        </table:table-row>
        <table:table-row table:style-name="ro1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['I-shape_parallel_flange'.P24]" table:style-name="ce1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6383"/>
        </table:table-row>
        <table:table-row table:style-name="ro1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['I-shape_parallel_flange'.P25]" table:style-name="ce1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6383"/>
        </table:table-row>
        <table:table-row table:style-name="ro1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['I-shape_parallel_flange'.P26]" table:style-name="ce1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['I-shape_parallel_flange'.P27]" table:style-name="ce1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6383"/>
        </table:table-row>
        <table:table-row table:style-name="ro1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['I-shape_parallel_flange'.P28]" table:style-name="ce1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6383"/>
        </table:table-row>
        <table:table-row table:style-name="ro1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['I-shape_parallel_flange'.P29]" table:style-name="ce1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6383"/>
        </table:table-row>
        <table:table-row table:style-name="ro1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['I-shape_parallel_flange'.P30]" table:style-name="ce1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6383"/>
        </table:table-row>
        <table:table-row table:style-name="ro1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['I-shape_parallel_flange'.P31]" table:style-name="ce1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6383"/>
        </table:table-row>
        <table:table-row table:style-name="ro1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['I-shape_parallel_flange'.P32]" table:style-name="ce1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6383"/>
        </table:table-row>
        <table:table-row table:style-name="ro1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['I-shape_parallel_flange'.P33]" table:style-name="ce1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6383"/>
        </table:table-row>
        <table:table-row table:style-name="ro1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['I-shape_parallel_flange'.P34]" table:style-name="ce1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6383"/>
        </table:table-row>
        <table:table-row table:style-name="ro1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['I-shape_parallel_flange'.P35]" table:style-name="ce1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6383"/>
        </table:table-row>
        <table:table-row table:style-name="ro1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['I-shape_parallel_flange'.P36]" table:style-name="ce1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6383"/>
        </table:table-row>
        <table:table-row table:style-name="ro1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['I-shape_parallel_flange'.P37]" table:style-name="ce1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6383"/>
        </table:table-row>
        <table:table-row table:style-name="ro1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['I-shape_parallel_flange'.P38]" table:style-name="ce1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6383"/>
        </table:table-row>
        <table:table-row table:style-name="ro1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['I-shape_parallel_flange'.P39]" table:style-name="ce1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6383"/>
        </table:table-row>
        <table:table-row table:style-name="ro1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['I-shape_parallel_flange'.P40]" table:style-name="ce1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6383"/>
        </table:table-row>
        <table:table-row table:style-name="ro1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['I-shape_parallel_flange'.P41]" table:style-name="ce1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6383"/>
        </table:table-row>
        <table:table-row table:style-name="ro1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['I-shape_parallel_flange'.P42]" table:style-name="ce1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6383"/>
        </table:table-row>
        <table:table-row table:style-name="ro1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['I-shape_parallel_flange'.P43]" table:style-name="ce1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6383"/>
        </table:table-row>
        <table:table-row table:style-name="ro1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['I-shape_parallel_flange'.P44]" table:style-name="ce1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6383"/>
        </table:table-row>
        <table:table-row table:style-name="ro1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['I-shape_parallel_flange'.P45]" table:style-name="ce1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6383"/>
        </table:table-row>
        <table:table-row table:style-name="ro1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['I-shape_parallel_flange'.P46]" table:style-name="ce1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6383"/>
        </table:table-row>
        <table:table-row table:style-name="ro1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['I-shape_parallel_flange'.P47]" table:style-name="ce1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6383"/>
        </table:table-row>
        <table:table-row table:style-name="ro1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['I-shape_parallel_flange'.P48]" table:style-name="ce1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6383"/>
        </table:table-row>
        <table:table-row table:style-name="ro1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['I-shape_parallel_flange'.P49]" table:style-name="ce1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['I-shape_parallel_flange'.P50]" table:style-name="ce1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['I-shape_parallel_flange'.P51]" table:style-name="ce1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6383"/>
        </table:table-row>
        <table:table-row table:style-name="ro1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['I-shape_parallel_flange'.P52]" table:style-name="ce1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6383"/>
        </table:table-row>
        <table:table-row table:style-name="ro1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['I-shape_parallel_flange'.P53]" table:style-name="ce1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6383"/>
        </table:table-row>
        <table:table-row table:style-name="ro1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['I-shape_parallel_flange'.P54]" table:style-name="ce1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6383"/>
        </table:table-row>
        <table:table-row table:style-name="ro1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['I-shape_parallel_flange'.P55]" table:style-name="ce1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6383"/>
        </table:table-row>
        <table:table-row table:style-name="ro1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['I-shape_parallel_flange'.P56]" table:style-name="ce1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6383"/>
        </table:table-row>
        <table:table-row table:style-name="ro1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['I-shape_parallel_flange'.P57]" table:style-name="ce1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6383"/>
        </table:table-row>
        <table:table-row table:style-name="ro1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['I-shape_parallel_flange'.P58]" table:style-name="ce1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6383"/>
        </table:table-row>
        <table:table-row table:style-name="ro1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['I-shape_parallel_flange'.P59]" table:style-name="ce1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6383"/>
        </table:table-row>
        <table:table-row table:style-name="ro1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['I-shape_parallel_flange'.P60]" table:style-name="ce1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6383"/>
        </table:table-row>
        <table:table-row table:style-name="ro1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['I-shape_parallel_flange'.P61]" table:style-name="ce1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6383"/>
        </table:table-row>
        <table:table-row table:style-name="ro1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['I-shape_parallel_flange'.P62]" table:style-name="ce1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6383"/>
        </table:table-row>
        <table:table-row table:style-name="ro1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['I-shape_parallel_flange'.P63]" table:style-name="ce1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6383"/>
        </table:table-row>
        <table:table-row table:style-name="ro1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['I-shape_parallel_flange'.P64]" table:style-name="ce1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6383"/>
        </table:table-row>
        <table:table-row table:style-name="ro1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['I-shape_parallel_flange'.P65]" table:style-name="ce1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6383"/>
        </table:table-row>
        <table:table-row table:style-name="ro1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['I-shape_parallel_flange'.P66]" table:style-name="ce1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6383"/>
        </table:table-row>
        <table:table-row table:style-name="ro1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['I-shape_parallel_flange'.P67]" table:style-name="ce1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6383"/>
        </table:table-row>
        <table:table-row table:style-name="ro1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['I-shape_parallel_flange'.P68]" table:style-name="ce1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6383"/>
        </table:table-row>
        <table:table-row table:style-name="ro1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['I-shape_parallel_flange'.P69]" table:style-name="ce1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6383"/>
        </table:table-row>
        <table:table-row table:style-name="ro1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['I-shape_parallel_flange'.P70]" table:style-name="ce1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6383"/>
        </table:table-row>
        <table:table-row table:style-name="ro1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['I-shape_parallel_flange'.P71]" table:style-name="ce1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6383"/>
        </table:table-row>
        <table:table-row table:style-name="ro1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['I-shape_parallel_flange'.P72]" table:style-name="ce1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6383"/>
        </table:table-row>
        <table:table-row table:style-name="ro1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['I-shape_parallel_flange'.P73]" table:style-name="ce1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['I-shape_parallel_flange'.P74]" table:style-name="ce1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6383"/>
        </table:table-row>
        <table:table-row table:style-name="ro1"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['I-shape_parallel_flange'.P75]" table:style-name="ce1">
            <text:p>{"IPE80": [{"shape_coords":[80,46,3,8,5.2,5],"shape_name":"I-shape parallel flange","synonyms":["IPE80","IPE 80","IP80E","ipe80","ipe 80","ip80e"]}]},</text:p>
          </table:table-cell>
          <table:table-cell table:number-columns-repeated="16383"/>
        </table:table-row>
        <table:table-row table:style-name="ro1"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['I-shape_parallel_flange'.P76]" table:style-name="ce1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6383"/>
        </table:table-row>
        <table:table-row table:style-name="ro1"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['I-shape_parallel_flange'.P77]" table:style-name="ce1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6383"/>
        </table:table-row>
        <table:table-row table:style-name="ro1"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['I-shape_parallel_flange'.P78]" table:style-name="ce1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6383"/>
        </table:table-row>
        <table:table-row table:style-name="ro1"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['I-shape_parallel_flange'.P79]" table:style-name="ce1">
            <text:p>{"IPE160": [{"shape_coords":[160,82,5,7.4,9],"shape_name":"I-shape parallel flange","synonyms":["IPE160","IPE 160","IP160E","ipe160","ipe 160","ip160e"]}]},</text:p>
          </table:table-cell>
          <table:table-cell table:number-columns-repeated="16383"/>
        </table:table-row>
        <table:table-row table:style-name="ro1"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['I-shape_parallel_flange'.P80]" table:style-name="ce1">
            <text:p>{"IPE180": [{"shape_coords":[180,91,5.3,8,9],"shape_name":"I-shape parallel flange","synonyms":["IPE180","IPE 180","IP180E","ipe180","ipe 180","ip180e"]}]},</text:p>
          </table:table-cell>
          <table:table-cell table:number-columns-repeated="16383"/>
        </table:table-row>
        <table:table-row table:style-name="ro1"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['I-shape_parallel_flange'.P81]" table:style-name="ce1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6383"/>
        </table:table-row>
        <table:table-row table:style-name="ro1"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['I-shape_parallel_flange'.P82]" table:style-name="ce1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6383"/>
        </table:table-row>
        <table:table-row table:style-name="ro1"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['I-shape_parallel_flange'.P83]" table:style-name="ce1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6383"/>
        </table:table-row>
        <table:table-row table:style-name="ro1"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['I-shape_parallel_flange'.P84]" table:style-name="ce1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6383"/>
        </table:table-row>
        <table:table-row table:style-name="ro1"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['I-shape_parallel_flange'.P85]" table:style-name="ce1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6383"/>
        </table:table-row>
        <table:table-row table:style-name="ro1"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['I-shape_parallel_flange'.P86]" table:style-name="ce1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6383"/>
        </table:table-row>
        <table:table-row table:style-name="ro1"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['I-shape_parallel_flange'.P87]" table:style-name="ce1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6383"/>
        </table:table-row>
        <table:table-row table:style-name="ro1"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['I-shape_parallel_flange'.P88]" table:style-name="ce1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6383"/>
        </table:table-row>
        <table:table-row table:style-name="ro1"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['I-shape_parallel_flange'.P89]" table:style-name="ce1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6383"/>
        </table:table-row>
        <table:table-row table:style-name="ro1"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['I-shape_parallel_flange'.P90]" table:style-name="ce1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6383"/>
        </table:table-row>
        <table:table-row table:style-name="ro1"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['I-shape_parallel_flange'.P91]" table:style-name="ce1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6383"/>
        </table:table-row>
        <table:table-row table:style-name="ro1"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['I-shape_parallel_flange'.P92]" table:style-name="ce1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6383"/>
        </table:table-row>
        <table:table-row table:style-name="ro1"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['I-shape_parallel_flange'.P93]" table:style-name="ce1">
            <text:p>{"100AA": [{"shape_coords":[91,100,4,2,5,5,12],"shape_name":"I-shape parallel flange","synonyms":["100AA","100 AA","100 aa","100aa"]}]},</text:p>
          </table:table-cell>
          <table:table-cell table:number-columns-repeated="16383"/>
        </table:table-row>
        <table:table-row table:style-name="ro1"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['I-shape_parallel_flange'.P94]" table:style-name="ce1">
            <text:p>{"120AA": [{"shape_coords":[109,120,4,2,5,5,12],"shape_name":"I-shape parallel flange","synonyms":["120AA","120 AA","120 aa","120aa"]}]},</text:p>
          </table:table-cell>
          <table:table-cell table:number-columns-repeated="16383"/>
        </table:table-row>
        <table:table-row table:style-name="ro1"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['I-shape_parallel_flange'.P95]" table:style-name="ce1">
            <text:p>{"140AA": [{"shape_coords":[128,140,4,3,6,12],"shape_name":"I-shape parallel flange","synonyms":["140AA","140 AA","140 aa","140aa"]}]},</text:p>
          </table:table-cell>
          <table:table-cell table:number-columns-repeated="16383"/>
        </table:table-row>
        <table:table-row table:style-name="ro1"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['I-shape_parallel_flange'.P96]" table:style-name="ce1">
            <text:p>{"160AA": [{"shape_coords":[148,160,4,5,7,15],"shape_name":"I-shape parallel flange","synonyms":["160AA","160 AA","160 aa","160aa"]}]},</text:p>
          </table:table-cell>
          <table:table-cell table:number-columns-repeated="16383"/>
        </table:table-row>
        <table:table-row table:style-name="ro1"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['I-shape_parallel_flange'.P97]" table:style-name="ce1">
            <text:p>{"180AA": [{"shape_coords":[167,180,5,7,5,15],"shape_name":"I-shape parallel flange","synonyms":["180AA","180 AA","180 aa","180aa"]}]},</text:p>
          </table:table-cell>
          <table:table-cell table:number-columns-repeated="16383"/>
        </table:table-row>
        <table:table-row table:style-name="ro1"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['I-shape_parallel_flange'.P98]" table:style-name="ce1">
            <text:p>{"200AA": [{"shape_coords":[186,200,5,5,8,18],"shape_name":"I-shape parallel flange","synonyms":["200AA","200 AA","200 aa","200aa"]}]},</text:p>
          </table:table-cell>
          <table:table-cell table:number-columns-repeated="16383"/>
        </table:table-row>
        <table:table-row table:style-name="ro1"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['I-shape_parallel_flange'.P99]" table:style-name="ce1">
            <text:p>{"220AA": [{"shape_coords":[205,220,6,8,5,18],"shape_name":"I-shape parallel flange","synonyms":["220AA","220 AA","220 aa","220aa"]}]},</text:p>
          </table:table-cell>
          <table:table-cell table:number-columns-repeated="16383"/>
        </table:table-row>
        <table:table-row table:style-name="ro1"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['I-shape_parallel_flange'.P100]" table:style-name="ce1">
            <text:p>{"240AA": [{"shape_coords":[224,240,6,5,9,21],"shape_name":"I-shape parallel flange","synonyms":["240AA","240 AA","240 aa","240aa"]}]},</text:p>
          </table:table-cell>
          <table:table-cell table:number-columns-repeated="16383"/>
        </table:table-row>
        <table:table-row table:style-name="ro1"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['I-shape_parallel_flange'.P101]" table:style-name="ce1">
            <text:p>{"260AA": [{"shape_coords":[244,260,6,5,9,5,24],"shape_name":"I-shape parallel flange","synonyms":["260AA","260 AA","260 aa","260aa"]}]},</text:p>
          </table:table-cell>
          <table:table-cell table:number-columns-repeated="16383"/>
        </table:table-row>
        <table:table-row table:style-name="ro1"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['I-shape_parallel_flange'.P102]" table:style-name="ce1">
            <text:p>{"280AA": [{"shape_coords":[264,280,7,10,24],"shape_name":"I-shape parallel flange","synonyms":["280AA","280 AA","280 aa","280aa"]}]},</text:p>
          </table:table-cell>
          <table:table-cell table:number-columns-repeated="16383"/>
        </table:table-row>
        <table:table-row table:style-name="ro1"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['I-shape_parallel_flange'.P103]" table:style-name="ce1">
            <text:p>{"300AA": [{"shape_coords":[283,300,7,5,10,5,27],"shape_name":"I-shape parallel flange","synonyms":["300AA","300 AA","300 aa","300aa"]}]},</text:p>
          </table:table-cell>
          <table:table-cell table:number-columns-repeated="16383"/>
        </table:table-row>
        <table:table-row table:style-name="ro1"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['I-shape_parallel_flange'.P104]" table:style-name="ce1">
            <text:p>{"320AA": [{"shape_coords":[301,300,8,11,27],"shape_name":"I-shape parallel flange","synonyms":["320AA","320 AA","320 aa","320aa"]}]},</text:p>
          </table:table-cell>
          <table:table-cell table:number-columns-repeated="16383"/>
        </table:table-row>
        <table:table-row table:style-name="ro1"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['I-shape_parallel_flange'.P105]" table:style-name="ce1">
            <text:p>{"340AA": [{"shape_coords":[320,300,8,5,11,5,27],"shape_name":"I-shape parallel flange","synonyms":["340AA","340 AA","340 aa","340aa"]}]},</text:p>
          </table:table-cell>
          <table:table-cell table:number-columns-repeated="16383"/>
        </table:table-row>
        <table:table-row table:style-name="ro1"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['I-shape_parallel_flange'.P106]" table:style-name="ce1">
            <text:p>{"360AA": [{"shape_coords":[339,300,9,12,27],"shape_name":"I-shape parallel flange","synonyms":["360AA","360 AA","360 aa","360aa"]}]},</text:p>
          </table:table-cell>
          <table:table-cell table:number-columns-repeated="16383"/>
        </table:table-row>
        <table:table-row table:style-name="ro1"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['I-shape_parallel_flange'.P107]" table:style-name="ce1">
            <text:p>{"400AA": [{"shape_coords":[378,300,9,5,13,27],"shape_name":"I-shape parallel flange","synonyms":["400AA","400 AA","400 aa","400aa"]}]},</text:p>
          </table:table-cell>
          <table:table-cell table:number-columns-repeated="16383"/>
        </table:table-row>
        <table:table-row table:style-name="ro1"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['I-shape_parallel_flange'.P108]" table:style-name="ce1">
            <text:p>{"450AA": [{"shape_coords":[425,300,10,13,5,27],"shape_name":"I-shape parallel flange","synonyms":["450AA","450 AA","450 aa","450aa"]}]},</text:p>
          </table:table-cell>
          <table:table-cell table:number-columns-repeated="16383"/>
        </table:table-row>
        <table:table-row table:style-name="ro1"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['I-shape_parallel_flange'.P109]" table:style-name="ce1">
            <text:p>{"500AA": [{"shape_coords":[472,300,10,5,14,27],"shape_name":"I-shape parallel flange","synonyms":["500AA","500 AA","500 aa","500aa"]}]},</text:p>
          </table:table-cell>
          <table:table-cell table:number-columns-repeated="16383"/>
        </table:table-row>
        <table:table-row table:style-name="ro1"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['I-shape_parallel_flange'.P110]" table:style-name="ce1">
            <text:p>{"550AA": [{"shape_coords":[522,300,11,5,15,27],"shape_name":"I-shape parallel flange","synonyms":["550AA","550 AA","550 aa","550aa"]}]},</text:p>
          </table:table-cell>
          <table:table-cell table:number-columns-repeated="16383"/>
        </table:table-row>
        <table:table-row table:style-name="ro1"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['I-shape_parallel_flange'.P111]" table:style-name="ce1">
            <text:p>{"600AA": [{"shape_coords":[571,300,12,15,5,27],"shape_name":"I-shape parallel flange","synonyms":["600AA","600 AA","600 aa","600aa"]}]},</text:p>
          </table:table-cell>
          <table:table-cell table:number-columns-repeated="16383"/>
        </table:table-row>
        <table:table-row table:style-name="ro1"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['I-shape_parallel_flange'.P112]" table:style-name="ce1">
            <text:p>{"650AA": [{"shape_coords":[620,300,12,5,16,27],"shape_name":"I-shape parallel flange","synonyms":["650AA","650 AA","650 aa","650aa"]}]},</text:p>
          </table:table-cell>
          <table:table-cell table:number-columns-repeated="16383"/>
        </table:table-row>
        <table:table-row table:style-name="ro1"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['I-shape_parallel_flange'.P113]" table:style-name="ce1">
            <text:p>{"700AA": [{"shape_coords":[670,300,13,17,27],"shape_name":"I-shape parallel flange","synonyms":["700AA","700 AA","700 aa","700aa"]}]},</text:p>
          </table:table-cell>
          <table:table-cell table:number-columns-repeated="16383"/>
        </table:table-row>
        <table:table-row table:style-name="ro1"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['I-shape_parallel_flange'.P114]" table:style-name="ce1">
            <text:p>{"800AA": [{"shape_coords":[770,300,14,18,30],"shape_name":"I-shape parallel flange","synonyms":["800AA","800 AA","800 aa","800aa"]}]},</text:p>
          </table:table-cell>
          <table:table-cell table:number-columns-repeated="16383"/>
        </table:table-row>
        <table:table-row table:style-name="ro1"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['I-shape_parallel_flange'.P115]" table:style-name="ce1">
            <text:p>{"900AA": [{"shape_coords":[870,300,15,20,30],"shape_name":"I-shape parallel flange","synonyms":["900AA","900 AA","900 aa","900aa"]}]},</text:p>
          </table:table-cell>
          <table:table-cell table:number-columns-repeated="16383"/>
        </table:table-row>
        <table:table-row table:style-name="ro1"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['I-shape_parallel_flange'.P116]" table:style-name="ce1">
            <text:p>{"1000AA": [{"shape_coords":[970,300,16,21,30],"shape_name":"I-shape parallel flange","synonyms":["1000AA","1000 AA","1000 aa","1000aa"]}]},</text:p>
          </table:table-cell>
          <table:table-cell table:number-columns-repeated="16383"/>
        </table:table-row>
        <table:table-row table:style-name="ro1"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['I-shape_parallel_flange'.P117]" table:style-name="ce1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83"/>
        </table:table-row>
        <table:table-row table:style-name="ro1"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['I-shape_parallel_flange'.P118]" table:style-name="ce1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['I-shape_parallel_flange'.P119]" table:style-name="ce1">
            <text:p>{"HD260/93": [{"shape_coords":[260,260,10,17,5,24],"shape_name":"I-shape parallel flange","synonyms":["HD260/93","HD260x93","hd260/93","hd260x93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['I-shape_parallel_flange'.P120]" table:style-name="ce1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['I-shape_parallel_flange'.P121]" table:style-name="ce1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['I-shape_parallel_flange'.P122]" table:style-name="ce1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['I-shape_parallel_flange'.P123]" table:style-name="ce1">
            <text:p>{"HD260/225": [{"shape_coords":[309,271,24,42,24],"shape_name":"I-shape parallel flange","synonyms":["HD260/225","HD260x225","hd260/225","hd260x225"]}]},</text:p>
          </table:table-cell>
          <table:table-cell table:number-columns-repeated="16383"/>
        </table:table-row>
        <table:table-row table:style-name="ro1"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['I-shape_parallel_flange'.P124]" table:style-name="ce1">
            <text:p>{"HD260/299": [{"shape_coords":[335,278,31,55,24],"shape_name":"I-shape parallel flange","synonyms":["HD260/299","HD260x299","hd260/299","hd260x299"]}]},</text:p>
          </table:table-cell>
          <table:table-cell table:number-columns-repeated="16383"/>
        </table:table-row>
        <table:table-row table:style-name="ro1"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['I-shape_parallel_flange'.P125]" table:style-name="ce1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83"/>
        </table:table-row>
        <table:table-row table:style-name="ro1"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['I-shape_parallel_flange'.P126]" table:style-name="ce1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['I-shape_parallel_flange'.P127]" table:style-name="ce1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['I-shape_parallel_flange'.P128]" table:style-name="ce1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['I-shape_parallel_flange'.P129]" table:style-name="ce1">
            <text:p>{"HD320/198": [{"shape_coords":[343,306,18,32,27],"shape_name":"I-shape parallel flange","synonyms":["HD320/198","HD320x198","hd320/198","hd320x19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['I-shape_parallel_flange'.P130]" table:style-name="ce1">
            <text:p>{"HD320/245": [{"shape_coords":[359,309,21,40,27],"shape_name":"I-shape parallel flange","synonyms":["HD320/245","HD320x245","hd320/245","hd320x245"]}]},</text:p>
          </table:table-cell>
          <table:table-cell table:number-columns-repeated="16383"/>
        </table:table-row>
        <table:table-row table:style-name="ro1"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['I-shape_parallel_flange'.P131]" table:style-name="ce1">
            <text:p>{"HD320/300": [{"shape_coords":[375,313,27,48,27],"shape_name":"I-shape parallel flange","synonyms":["HD320/300","HD320x300","hd320/300","hd320x300"]}]},</text:p>
          </table:table-cell>
          <table:table-cell table:number-columns-repeated="16383"/>
        </table:table-row>
        <table:table-row table:style-name="ro1"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['I-shape_parallel_flange'.P132]" table:style-name="ce1">
            <text:p>{"HD320/368": [{"shape_coords":[395,319,33,58,27],"shape_name":"I-shape parallel flange","synonyms":["HD320/368","HD320x368","hd320/368","hd320x36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['I-shape_parallel_flange'.P133]" table:style-name="ce1">
            <text:p>{"HD320/451": [{"shape_coords":[419,326,40,70,27],"shape_name":"I-shape parallel flange","synonyms":["HD320/451","HD320x451","hd320/451","hd320x451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['I-shape_parallel_flange'.P134]" table:style-name="ce1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['I-shape_parallel_flange'.P135]" table:style-name="ce1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['I-shape_parallel_flange'.P136]" table:style-name="ce1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['I-shape_parallel_flange'.P137]" table:style-name="ce1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['I-shape_parallel_flange'.P138]" table:style-name="ce1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83"/>
        </table:table-row>
        <table:table-row table:style-name="ro1"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['I-shape_parallel_flange'.P139]" table:style-name="ce1">
            <text:p>{"HD400/187": [{"shape_coords":[368,391,15,24,15],"shape_name":"I-shape parallel flange","synonyms":["HD400/187","HD400x187","hd400/187","hd400x18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['I-shape_parallel_flange'.P140]" table:style-name="ce1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['I-shape_parallel_flange'.P141]" table:style-name="ce1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['I-shape_parallel_flange'.P142]" table:style-name="ce1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['I-shape_parallel_flange'.P143]" table:style-name="ce1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['I-shape_parallel_flange'.P144]" table:style-name="ce1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['I-shape_parallel_flange'.P145]" table:style-name="ce1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['I-shape_parallel_flange'.P146]" table:style-name="ce1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['I-shape_parallel_flange'.P147]" table:style-name="ce1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83"/>
        </table:table-row>
        <table:table-row table:style-name="ro1"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['I-shape_parallel_flange'.P148]" table:style-name="ce1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['I-shape_parallel_flange'.P149]" table:style-name="ce1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['I-shape_parallel_flange'.P150]" table:style-name="ce1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['I-shape_parallel_flange'.P151]" table:style-name="ce1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['I-shape_parallel_flange'.P152]" table:style-name="ce1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['I-shape_parallel_flange'.P153]" table:style-name="ce1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['I-shape_parallel_flange'.P154]" table:style-name="ce1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['I-shape_parallel_flange'.P155]" table:style-name="ce1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83"/>
        </table:table-row>
        <table:table-row table:style-name="ro1"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['I-shape_parallel_flange'.P156]" table:style-name="ce1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83"/>
        </table:table-row>
        <table:table-row table:style-name="ro1"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['I-shape_parallel_flange'.P157]" table:style-name="ce1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83"/>
        </table:table-row>
        <table:table-row table:style-name="ro1"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['I-shape_parallel_flange'.P158]" table:style-name="ce1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83"/>
        </table:table-row>
        <table:table-row table:style-name="ro1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['C-channel_sloped_flange'.S4]" table:style-name="ce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83"/>
        </table:table-row>
        <table:table-row table:style-name="ro1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['C-channel_sloped_flange'.S5]" table:style-name="ce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83"/>
        </table:table-row>
        <table:table-row table:style-name="ro1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['C-channel_sloped_flange'.S6]" table:style-name="ce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83"/>
        </table:table-row>
        <table:table-row table:style-name="ro1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['C-channel_sloped_flange'.S7]" table:style-name="ce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83"/>
        </table:table-row>
        <table:table-row table:style-name="ro1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['C-channel_sloped_flange'.S8]" table:style-name="ce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83"/>
        </table:table-row>
        <table:table-row table:style-name="ro1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['C-channel_sloped_flange'.S9]" table:style-name="ce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83"/>
        </table:table-row>
        <table:table-row table:style-name="ro1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['C-channel_sloped_flange'.S10]" table:style-name="ce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83"/>
        </table:table-row>
        <table:table-row table:style-name="ro1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['C-channel_sloped_flange'.S11]" table:style-name="ce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83"/>
        </table:table-row>
        <table:table-row table:style-name="ro1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['C-channel_sloped_flange'.S12]" table:style-name="ce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83"/>
        </table:table-row>
        <table:table-row table:style-name="ro1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['C-channel_sloped_flange'.S13]" table:style-name="ce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83"/>
        </table:table-row>
        <table:table-row table:style-name="ro1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['C-channel_sloped_flange'.S14]" table:style-name="ce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83"/>
        </table:table-row>
        <table:table-row table:style-name="ro1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['C-channel_sloped_flange'.S15]" table:style-name="ce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83"/>
        </table:table-row>
        <table:table-row table:style-name="ro1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['C-channel_sloped_flange'.S16]" table:style-name="ce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83"/>
        </table:table-row>
        <table:table-row table:style-name="ro1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['C-channel_sloped_flange'.S17]" table:style-name="ce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83"/>
        </table:table-row>
        <table:table-row table:style-name="ro1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['C-channel_sloped_flange'.S18]" table:style-name="ce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83"/>
        </table:table-row>
        <table:table-row table:style-name="ro1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['C-channel_sloped_flange'.S19]" table:style-name="ce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83"/>
        </table:table-row>
        <table:table-row table:style-name="ro1"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[Tube_Profile.J4]" table:style-name="ce1">
            <text:p>{"B42,4/2,6": [{"shape_coords":[42,4,2,6],"shape_name":"Round tube profile","synonyms":["B42,4/2,6","B42,4x2,6","Buis42,4/2,6","Buis42,4x2,6"]}]},</text:p>
          </table:table-cell>
          <table:table-cell table:number-columns-repeated="16383"/>
        </table:table-row>
        <table:table-row table:style-name="ro1"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[Tube_Profile.J5]" table:style-name="ce1">
            <text:p>{"B42,4/3,2": [{"shape_coords":[42,4,3,2],"shape_name":"Round tube profile","synonyms":["B42,4/3,2","B42,4x3,2","Buis42,4/3,2","Buis42,4x3,2"]}]},</text:p>
          </table:table-cell>
          <table:table-cell table:number-columns-repeated="16383"/>
        </table:table-row>
        <table:table-row table:style-name="ro1"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[Tube_Profile.J6]" table:style-name="ce1">
            <text:p>{"B42,4/4": [{"shape_coords":[42,4,4],"shape_name":"Round tube profile","synonyms":["B42,4/4","B42,4x4","Buis42,4/4","Buis42,4x4"]}]},</text:p>
          </table:table-cell>
          <table:table-cell table:number-columns-repeated="16383"/>
        </table:table-row>
        <table:table-row table:style-name="ro1"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[Tube_Profile.J7]" table:style-name="ce1">
            <text:p>{"B48,3/2,6": [{"shape_coords":[48,3,2,6],"shape_name":"Round tube profile","synonyms":["B48,3/2,6","B48,3x2,6","Buis48,3/2,6","Buis48,3x2,6"]}]},</text:p>
          </table:table-cell>
          <table:table-cell table:number-columns-repeated="16383"/>
        </table:table-row>
        <table:table-row table:style-name="ro1"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[Tube_Profile.J8]" table:style-name="ce1">
            <text:p>{"B48,3/3,2": [{"shape_coords":[48,3,3,2],"shape_name":"Round tube profile","synonyms":["B48,3/3,2","B48,3x3,2","Buis48,3/3,2","Buis48,3x3,2"]}]},</text:p>
          </table:table-cell>
          <table:table-cell table:number-columns-repeated="16383"/>
        </table:table-row>
        <table:table-row table:style-name="ro1"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[Tube_Profile.J9]" table:style-name="ce1">
            <text:p>{"B48,3/4": [{"shape_coords":[48,3,4],"shape_name":"Round tube profile","synonyms":["B48,3/4","B48,3x4","Buis48,3/4","Buis48,3x4"]}]},</text:p>
          </table:table-cell>
          <table:table-cell table:number-columns-repeated="16383"/>
        </table:table-row>
        <table:table-row table:style-name="ro1"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[Tube_Profile.J10]" table:style-name="ce1">
            <text:p>{"B60,3/3,2": [{"shape_coords":[60,3,3,2],"shape_name":"Round tube profile","synonyms":["B60,3/3,2","B60,3x3,2","Buis60,3/3,2","Buis60,3x3,2"]}]},</text:p>
          </table:table-cell>
          <table:table-cell table:number-columns-repeated="16383"/>
        </table:table-row>
        <table:table-row table:style-name="ro1"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[Tube_Profile.J11]" table:style-name="ce1">
            <text:p>{"B60,3/4": [{"shape_coords":[60,3,4],"shape_name":"Round tube profile","synonyms":["B60,3/4","B60,3x4","Buis60,3/4","Buis60,3x4"]}]},</text:p>
          </table:table-cell>
          <table:table-cell table:number-columns-repeated="16383"/>
        </table:table-row>
        <table:table-row table:style-name="ro1"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[Tube_Profile.J12]" table:style-name="ce1">
            <text:p>{"B60,3/5": [{"shape_coords":[60,3,5],"shape_name":"Round tube profile","synonyms":["B60,3/5","B60,3x5","Buis60,3/5","Buis60,3x5"]}]},</text:p>
          </table:table-cell>
          <table:table-cell table:number-columns-repeated="16383"/>
        </table:table-row>
        <table:table-row table:style-name="ro1"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[Tube_Profile.J13]" table:style-name="ce1">
            <text:p>{"B76,1/3,2": [{"shape_coords":[76,1,3,2],"shape_name":"Round tube profile","synonyms":["B76,1/3,2","B76,1x3,2","Buis76,1/3,2","Buis76,1x3,2"]}]},</text:p>
          </table:table-cell>
          <table:table-cell table:number-columns-repeated="16383"/>
        </table:table-row>
        <table:table-row table:style-name="ro1"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[Tube_Profile.J14]" table:style-name="ce1">
            <text:p>{"B76,1/4": [{"shape_coords":[76,1,4],"shape_name":"Round tube profile","synonyms":["B76,1/4","B76,1x4","Buis76,1/4","Buis76,1x4"]}]},</text:p>
          </table:table-cell>
          <table:table-cell table:number-columns-repeated="16383"/>
        </table:table-row>
        <table:table-row table:style-name="ro1"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[Tube_Profile.J15]" table:style-name="ce1">
            <text:p>{"B76,1/5": [{"shape_coords":[76,1,5],"shape_name":"Round tube profile","synonyms":["B76,1/5","B76,1x5","Buis76,1/5","Buis76,1x5"]}]},</text:p>
          </table:table-cell>
          <table:table-cell table:number-columns-repeated="16383"/>
        </table:table-row>
        <table:table-row table:style-name="ro1"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[Tube_Profile.J16]" table:style-name="ce1">
            <text:p>{"B88,9/3,2": [{"shape_coords":[88,9,3,2],"shape_name":"Round tube profile","synonyms":["B88,9/3,2","B88,9x3,2","Buis88,9/3,2","Buis88,9x3,2"]}]},</text:p>
          </table:table-cell>
          <table:table-cell table:number-columns-repeated="16383"/>
        </table:table-row>
        <table:table-row table:style-name="ro1"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[Tube_Profile.J17]" table:style-name="ce1">
            <text:p>{"B88,9/4": [{"shape_coords":[88,9,4],"shape_name":"Round tube profile","synonyms":["B88,9/4","B88,9x4","Buis88,9/4","Buis88,9x4"]}]},</text:p>
          </table:table-cell>
          <table:table-cell table:number-columns-repeated="16383"/>
        </table:table-row>
        <table:table-row table:style-name="ro1"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[Tube_Profile.J18]" table:style-name="ce1">
            <text:p>{"B88,9/5": [{"shape_coords":[88,9,5],"shape_name":"Round tube profile","synonyms":["B88,9/5","B88,9x5","Buis88,9/5","Buis88,9x5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[Tube_Profile.J19]" table:style-name="ce1">
            <text:p>{"B114,3/4": [{"shape_coords":[114,3,4],"shape_name":"Round tube profile","synonyms":["B114,3/4","B114,3x4","Buis114,3/4","Buis114,3x4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[Tube_Profile.J20]" table:style-name="ce1">
            <text:p>{"B114,3/5": [{"shape_coords":[114,3,5],"shape_name":"Round tube profile","synonyms":["B114,3/5","B114,3x5","Buis114,3/5","Buis114,3x5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[Tube_Profile.J21]" table:style-name="ce1">
            <text:p>{"B114,3/6,3": [{"shape_coords":[114,3,6,3],"shape_name":"Round tube profile","synonyms":["B114,3/6,3","B114,3x6,3","Buis114,3/6,3","Buis114,3x6,3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[Tube_Profile.J22]" table:style-name="ce1">
            <text:p>{"B139,7/4": [{"shape_coords":[139,7,4],"shape_name":"Round tube profile","synonyms":["B139,7/4","B139,7x4","Buis139,7/4","Buis139,7x4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[Tube_Profile.J23]" table:style-name="ce1">
            <text:p>{"B139,7/5": [{"shape_coords":[139,7,5],"shape_name":"Round tube profile","synonyms":["B139,7/5","B139,7x5","Buis139,7/5","Buis139,7x5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[Tube_Profile.J24]" table:style-name="ce1">
            <text:p>{"B139,7/6,3": [{"shape_coords":[139,7,6,3],"shape_name":"Round tube profile","synonyms":["B139,7/6,3","B139,7x6,3","Buis139,7/6,3","Buis139,7x6,3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[Tube_Profile.J25]" table:style-name="ce1">
            <text:p>{"B139,7/8": [{"shape_coords":[139,7,8],"shape_name":"Round tube profile","synonyms":["B139,7/8","B139,7x8","Buis139,7/8","Buis139,7x8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[Tube_Profile.J26]" table:style-name="ce1">
            <text:p>{"B168,3/5": [{"shape_coords":[168,3,5],"shape_name":"Round tube profile","synonyms":["B168,3/5","B168,3x5","Buis168,3/5","Buis168,3x5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[Tube_Profile.J27]" table:style-name="ce1">
            <text:p>{"B168,3/6,3": [{"shape_coords":[168,3,6,3],"shape_name":"Round tube profile","synonyms":["B168,3/6,3","B168,3x6,3","Buis168,3/6,3","Buis168,3x6,3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[Tube_Profile.J28]" table:style-name="ce1">
            <text:p>{"B168,3/8": [{"shape_coords":[168,3,8],"shape_name":"Round tube profile","synonyms":["B168,3/8","B168,3x8","Buis168,3/8","Buis168,3x8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[Tube_Profile.J29]" table:style-name="ce1">
            <text:p>{"B168,3/10": [{"shape_coords":[168,3,10],"shape_name":"Round tube profile","synonyms":["B168,3/10","B168,3x10","Buis168,3/10","Buis168,3x10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[Tube_Profile.J30]" table:style-name="ce1">
            <text:p>{"B193,7/6,3": [{"shape_coords":[193,7,6,3],"shape_name":"Round tube profile","synonyms":["B193,7/6,3","B193,7x6,3","Buis193,7/6,3","Buis193,7x6,3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[Tube_Profile.J31]" table:style-name="ce1">
            <text:p>{"B193,7/8": [{"shape_coords":[193,7,8],"shape_name":"Round tube profile","synonyms":["B193,7/8","B193,7x8","Buis193,7/8","Buis193,7x8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[Tube_Profile.J32]" table:style-name="ce1">
            <text:p>{"B193,7/10": [{"shape_coords":[193,7,10],"shape_name":"Round tube profile","synonyms":["B193,7/10","B193,7x10","Buis193,7/10","Buis193,7x10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[Tube_Profile.J33]" table:style-name="ce1">
            <text:p>{"B219,1/5,9": [{"shape_coords":[219,1,5,9],"shape_name":"Round tube profile","synonyms":["B219,1/5,9","B219,1x5,9","Buis219,1/5,9","Buis219,1x5,9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[Tube_Profile.J34]" table:style-name="ce1">
            <text:p>{"B219,1/6,3": [{"shape_coords":[219,1,6,3],"shape_name":"Round tube profile","synonyms":["B219,1/6,3","B219,1x6,3","Buis219,1/6,3","Buis219,1x6,3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[Tube_Profile.J35]" table:style-name="ce1">
            <text:p>{"B219,1/8": [{"shape_coords":[219,1,8],"shape_name":"Round tube profile","synonyms":["B219,1/8","B219,1x8","Buis219,1/8","Buis219,1x8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[Tube_Profile.J36]" table:style-name="ce1">
            <text:p>{"B219,1/10": [{"shape_coords":[219,1,10],"shape_name":"Round tube profile","synonyms":["B219,1/10","B219,1x10","Buis219,1/10","Buis219,1x10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[Tube_Profile.J37]" table:style-name="ce1">
            <text:p>{"B244,5/6,3": [{"shape_coords":[244,5,6,3],"shape_name":"Round tube profile","synonyms":["B244,5/6,3","B244,5x6,3","Buis244,5/6,3","Buis244,5x6,3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[Tube_Profile.J38]" table:style-name="ce1">
            <text:p>{"B244,5/8": [{"shape_coords":[244,5,8],"shape_name":"Round tube profile","synonyms":["B244,5/8","B244,5x8","Buis244,5/8","Buis244,5x8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[Tube_Profile.J39]" table:style-name="ce1">
            <text:p>{"B244,5/10": [{"shape_coords":[244,5,10],"shape_name":"Round tube profile","synonyms":["B244,5/10","B244,5x10","Buis244,5/10","Buis244,5x10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[Tube_Profile.J40]" table:style-name="ce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83"/>
        </table:table-row>
        <table:table-row table:style-name="ro1"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[Tube_Profile.J41]" table:style-name="ce1">
            <text:p>{"B273/6,3": [{"shape_coords":[273,6,3],"shape_name":"Round tube profile","synonyms":["B273/6,3","B273x6,3","Buis273/6,3","Buis273x6,3"]}]},</text:p>
          </table:table-cell>
          <table:table-cell table:number-columns-repeated="16383"/>
        </table:table-row>
        <table:table-row table:style-name="ro1"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[Tube_Profile.J42]" table:style-name="ce1">
            <text:p>{"B273/8": [{"shape_coords":[273,8],"shape_name":"Round tube profile","synonyms":["B273/8","B273x8","Buis273/8","Buis273x8"]}]},</text:p>
          </table:table-cell>
          <table:table-cell table:number-columns-repeated="16383"/>
        </table:table-row>
        <table:table-row table:style-name="ro1"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[Tube_Profile.J43]" table:style-name="ce1">
            <text:p>{"B273/10": [{"shape_coords":[273,10],"shape_name":"Round tube profile","synonyms":["B273/10","B273x10","Buis273/10","Buis273x10"]}]},</text:p>
          </table:table-cell>
          <table:table-cell table:number-columns-repeated="16383"/>
        </table:table-row>
        <table:table-row table:style-name="ro1"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[Tube_Profile.J44]" table:style-name="ce1">
            <text:p>{"B273/12,5": [{"shape_coords":[273,12,5],"shape_name":"Round tube profile","synonyms":["B273/12,5","B273x12,5","Buis273/12,5","Buis273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[Tube_Profile.J45]" table:style-name="ce1">
            <text:p>{"B323,9/8": [{"shape_coords":[323,9,8],"shape_name":"Round tube profile","synonyms":["B323,9/8","B323,9x8","Buis323,9/8","Buis323,9x8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[Tube_Profile.J46]" table:style-name="ce1">
            <text:p>{"B323,9/10": [{"shape_coords":[323,9,10],"shape_name":"Round tube profile","synonyms":["B323,9/10","B323,9x10","Buis323,9/10","Buis323,9x10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[Tube_Profile.J47]" table:style-name="ce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[Tube_Profile.J48]" table:style-name="ce1">
            <text:p>{"B355,6/8": [{"shape_coords":[355,6,8],"shape_name":"Round tube profile","synonyms":["B355,6/8","B355,6x8","Buis355,6/8","Buis355,6x8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[Tube_Profile.J49]" table:style-name="ce1">
            <text:p>{"B355,6/10": [{"shape_coords":[355,6,10],"shape_name":"Round tube profile","synonyms":["B355,6/10","B355,6x10","Buis355,6/10","Buis355,6x10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[Tube_Profile.J50]" table:style-name="ce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[Tube_Profile.J51]" table:style-name="ce1">
            <text:p>{"B355,6/16": [{"shape_coords":[355,6,16],"shape_name":"Round tube profile","synonyms":["B355,6/16","B355,6x16","Buis355,6/16","Buis355,6x16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[Tube_Profile.J52]" table:style-name="ce1">
            <text:p>{"B406,4/8": [{"shape_coords":[406,4,8],"shape_name":"Round tube profile","synonyms":["B406,4/8","B406,4x8","Buis406,4/8","Buis406,4x8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[Tube_Profile.J53]" table:style-name="ce1">
            <text:p>{"B406,4/10": [{"shape_coords":[406,4,10],"shape_name":"Round tube profile","synonyms":["B406,4/10","B406,4x10","Buis406,4/10","Buis406,4x10"]}]},</text:p>
          </table:table-cell>
          <table:table-cell table:number-columns-repeated="16383"/>
        </table:table-row>
        <table:table-row table:style-name="ro1"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[Tube_Profile.J54]" table:style-name="ce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[Tube_Profile.J55]" table:style-name="ce1">
            <text:p>{"B406,4/16": [{"shape_coords":[406,4,16],"shape_name":"Round tube profile","synonyms":["B406,4/16","B406,4x16","Buis406,4/16","Buis406,4x16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[Tube_Profile.J56]" table:style-name="ce1">
            <text:p>{"B406,4/20": [{"shape_coords":[406,4,20],"shape_name":"Round tube profile","synonyms":["B406,4/20","B406,4x20","Buis406,4/20","Buis406,4x20"]}]},</text:p>
          </table:table-cell>
          <table:table-cell table:number-columns-repeated="16383"/>
        </table:table-row>
        <table:table-row table:style-name="ro1"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[Tube_Profile.J57]" table:style-name="ce1">
            <text:p>{"B457/10": [{"shape_coords":[457,10],"shape_name":"Round tube profile","synonyms":["B457/10","B457x10","Buis457/10","Buis457x10"]}]},</text:p>
          </table:table-cell>
          <table:table-cell table:number-columns-repeated="16383"/>
        </table:table-row>
        <table:table-row table:style-name="ro1"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[Tube_Profile.J58]" table:style-name="ce1">
            <text:p>{"B457/12,5": [{"shape_coords":[457,12,5],"shape_name":"Round tube profile","synonyms":["B457/12,5","B457x12,5","Buis457/12,5","Buis457x12,5"]}]},</text:p>
          </table:table-cell>
          <table:table-cell table:number-columns-repeated="16383"/>
        </table:table-row>
        <table:table-row table:style-name="ro1"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[Tube_Profile.J59]" table:style-name="ce1">
            <text:p>{"B457/16": [{"shape_coords":[457,16],"shape_name":"Round tube profile","synonyms":["B457/16","B457x16","Buis457/16","Buis457x16"]}]},</text:p>
          </table:table-cell>
          <table:table-cell table:number-columns-repeated="16383"/>
        </table:table-row>
        <table:table-row table:style-name="ro1"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[Tube_Profile.J60]" table:style-name="ce1">
            <text:p>{"B508/10": [{"shape_coords":[508,10],"shape_name":"Round tube profile","synonyms":["B508/10","B508x10","Buis508/10","Buis508x10"]}]},</text:p>
          </table:table-cell>
          <table:table-cell table:number-columns-repeated="16383"/>
        </table:table-row>
        <table:table-row table:style-name="ro1"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[Tube_Profile.J61]" table:style-name="ce1">
            <text:p>{"B508/12,5": [{"shape_coords":[508,12,5],"shape_name":"Round tube profile","synonyms":["B508/12,5","B508x12,5","Buis508/12,5","Buis508x12,5"]}]},</text:p>
          </table:table-cell>
          <table:table-cell table:number-columns-repeated="16383"/>
        </table:table-row>
        <table:table-row table:style-name="ro1"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[Tube_Profile.J62]" table:style-name="ce1">
            <text:p>{"B508/16": [{"shape_coords":[508,16],"shape_name":"Round tube profile","synonyms":["B508/16","B508x16","Buis508/16","Buis508x16"]}]},</text:p>
          </table:table-cell>
          <table:table-cell table:number-columns-repeated="16383"/>
        </table:table-row>
        <table:table-row table:style-name="ro1"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[Tube_Profile.J63]" table:style-name="ce1">
            <text:p>{"B508/20": [{"shape_coords":[508,20],"shape_name":"Round tube profile","synonyms":["B508/20","B508x20","Buis508/20","Buis508x20"]}]},</text:p>
          </table:table-cell>
          <table:table-cell table:number-columns-repeated="16383"/>
        </table:table-row>
        <table:table-row table:style-name="ro1"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[Tube_Profile.J64]" table:style-name="ce1">
            <text:p>{"B610/12,5": [{"shape_coords":[610,12,5],"shape_name":"Round tube profile","synonyms":["B610/12,5","B610x12,5","Buis610/12,5","Buis610x12,5"]}]},</text:p>
          </table:table-cell>
          <table:table-cell table:number-columns-repeated="16383"/>
        </table:table-row>
        <table:table-row table:style-name="ro1"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[Tube_Profile.J65]" table:style-name="ce1">
            <text:p>{"B610/16": [{"shape_coords":[610,16],"shape_name":"Round tube profile","synonyms":["B610/16","B610x16","Buis610/16","Buis610x16"]}]},</text:p>
          </table:table-cell>
          <table:table-cell table:number-columns-repeated="16383"/>
        </table:table-row>
        <table:table-row table:style-name="ro1"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[Tube_Profile.J66]" table:style-name="ce1">
            <text:p>{"B610/20": [{"shape_coords":[610,20],"shape_name":"Round tube profile","synonyms":["B610/20","B610x20","Buis610/20","Buis610x20"]}]},</text:p>
          </table:table-cell>
          <table:table-cell table:number-columns-repeated="16383"/>
        </table:table-row>
        <table:table-row table:style-name="ro1"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[Tube_Profile.J67]" table:style-name="ce1">
            <text:p>{"B610/30": [{"shape_coords":[610,30],"shape_name":"Round tube profile","synonyms":["B610/30","B610x30","Buis610/30","Buis610x30"]}]},</text:p>
          </table:table-cell>
          <table:table-cell table:number-columns-repeated="16383"/>
        </table:table-row>
        <table:table-row table:style-name="ro1"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['I-shape_sloped_flange'.Q4]" table:style-name="ce1">
            <text:p>{"INP80": [{"shape_coords":[80,42,3,9,5,9,4,2,3,10,5],"shape_name":"I-shape sloped flange","synonyms":["INP80","IN80P","INP 80","inp80","in80p","inp 80"]}]},</text:p>
          </table:table-cell>
          <table:table-cell table:number-columns-repeated="16383"/>
        </table:table-row>
        <table:table-row table:style-name="ro1"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['I-shape_sloped_flange'.Q5]" table:style-name="ce1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16383"/>
        </table:table-row>
        <table:table-row table:style-name="ro1"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['I-shape_sloped_flange'.Q6]" table:style-name="ce1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16383"/>
        </table:table-row>
        <table:table-row table:style-name="ro1"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['I-shape_sloped_flange'.Q7]" table:style-name="ce1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16383"/>
        </table:table-row>
        <table:table-row table:style-name="ro1"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['I-shape_sloped_flange'.Q8]" table:style-name="ce1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16383"/>
        </table:table-row>
        <table:table-row table:style-name="ro1"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['I-shape_sloped_flange'.Q9]" table:style-name="ce1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16383"/>
        </table:table-row>
        <table:table-row table:style-name="ro1"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['I-shape_sloped_flange'.Q10]" table:style-name="ce1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16383"/>
        </table:table-row>
        <table:table-row table:style-name="ro1"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['I-shape_sloped_flange'.Q11]" table:style-name="ce1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16383"/>
        </table:table-row>
        <table:table-row table:style-name="ro1"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['I-shape_sloped_flange'.Q12]" table:style-name="ce1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16383"/>
        </table:table-row>
        <table:table-row table:style-name="ro1"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['I-shape_sloped_flange'.Q13]" table:style-name="ce1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16383"/>
        </table:table-row>
        <table:table-row table:style-name="ro1"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['I-shape_sloped_flange'.Q14]" table:style-name="ce1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16383"/>
        </table:table-row>
        <table:table-row table:style-name="ro1"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['I-shape_sloped_flange'.Q15]" table:style-name="ce1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16383"/>
        </table:table-row>
        <table:table-row table:style-name="ro1"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['I-shape_sloped_flange'.Q16]" table:style-name="ce1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16383"/>
        </table:table-row>
        <table:table-row table:style-name="ro1"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['I-shape_sloped_flange'.Q17]" table:style-name="ce1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16383"/>
        </table:table-row>
        <table:table-row table:style-name="ro1"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['I-shape_sloped_flange'.Q18]" table:style-name="ce1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16383"/>
        </table:table-row>
        <table:table-row table:style-name="ro1"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['I-shape_sloped_flange'.Q19]" table:style-name="ce1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16383"/>
        </table:table-row>
        <table:table-row table:style-name="ro1"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['I-shape_sloped_flange'.Q20]" table:style-name="ce1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16383"/>
        </table:table-row>
        <table:table-row table:style-name="ro1"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['I-shape_sloped_flange'.Q21]" table:style-name="ce1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16383"/>
        </table:table-row>
        <table:table-row table:style-name="ro1"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['I-shape_sloped_flange'.Q22]" table:style-name="ce1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16383"/>
        </table:table-row>
        <table:table-row table:style-name="ro1"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['I-shape_sloped_flange'.Q23]" table:style-name="ce1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16383"/>
        </table:table-row>
        <table:table-row table:style-name="ro1">
          <table:table-cell office:value-type="string" office:string-value="{&quot;T15&quot;: [{&quot;shape_coords&quot;:[15,15,3,3,3,1,5,1],&quot;shape_name&quot;:&quot;T-Profile&quot;,&quot;synonyms&quot;:[&quot;T15&quot;,&quot;T 15&quot;,&quot;t 15&quot;,&quot;t15&quot;]}]}," table:formula="of:=[T_profile.P4]" table:style-name="ce1">
            <text:p>{"T15": [{"shape_coords":[15,15,3,3,3,1,5,1],"shape_name":"T-Profile","synonyms":["T15","T 15","t 15","t15"]}]},</text:p>
          </table:table-cell>
          <table:table-cell table:number-columns-repeated="16383"/>
        </table:table-row>
        <table:table-row table:style-name="ro1">
          <table:table-cell office:value-type="string" office:string-value="{&quot;T20&quot;: [{&quot;shape_coords&quot;:[20,20,3,3,3,1,5,1],&quot;shape_name&quot;:&quot;T-Profile&quot;,&quot;synonyms&quot;:[&quot;T20&quot;,&quot;T 20&quot;,&quot;t 20&quot;,&quot;t20&quot;]}]}," table:formula="of:=[T_profile.P5]" table:style-name="ce1">
            <text:p>{"T20": [{"shape_coords":[20,20,3,3,3,1,5,1],"shape_name":"T-Profile","synonyms":["T20","T 20","t 20","t20"]}]},</text:p>
          </table:table-cell>
          <table:table-cell table:number-columns-repeated="16383"/>
        </table:table-row>
        <table:table-row table:style-name="ro1">
          <table:table-cell office:value-type="string" office:string-value="{&quot;T25&quot;: [{&quot;shape_coords&quot;:[25,25,3,5,3,5,3,5,2,1],&quot;shape_name&quot;:&quot;T-Profile&quot;,&quot;synonyms&quot;:[&quot;T25&quot;,&quot;T 25&quot;,&quot;t 25&quot;,&quot;t25&quot;]}]}," table:formula="of:=[T_profile.P6]" table:style-name="ce1">
            <text:p>{"T25": [{"shape_coords":[25,25,3,5,3,5,3,5,2,1],"shape_name":"T-Profile","synonyms":["T25","T 25","t 25","t25"]}]},</text:p>
          </table:table-cell>
          <table:table-cell table:number-columns-repeated="16383"/>
        </table:table-row>
        <table:table-row table:style-name="ro1">
          <table:table-cell office:value-type="string" office:string-value="{&quot;T30&quot;: [{&quot;shape_coords&quot;:[30,30,4,4,4,2,1],&quot;shape_name&quot;:&quot;T-Profile&quot;,&quot;synonyms&quot;:[&quot;T30&quot;,&quot;T 30&quot;,&quot;t 30&quot;,&quot;t30&quot;]}]}," table:formula="of:=[T_profile.P7]" table:style-name="ce1">
            <text:p>{"T30": [{"shape_coords":[30,30,4,4,4,2,1],"shape_name":"T-Profile","synonyms":["T30","T 30","t 30","t30"]}]},</text:p>
          </table:table-cell>
          <table:table-cell table:number-columns-repeated="16383"/>
        </table:table-row>
        <table:table-row table:style-name="ro1">
          <table:table-cell office:value-type="string" office:string-value="{&quot;T35&quot;: [{&quot;shape_coords&quot;:[35,35,4,5,4,5,4,5,2,5,1],&quot;shape_name&quot;:&quot;T-Profile&quot;,&quot;synonyms&quot;:[&quot;T35&quot;,&quot;T 35&quot;,&quot;t 35&quot;,&quot;t35&quot;]}]}," table:formula="of:=[T_profile.P8]" table:style-name="ce1">
            <text:p>{"T35": [{"shape_coords":[35,35,4,5,4,5,4,5,2,5,1],"shape_name":"T-Profile","synonyms":["T35","T 35","t 35","t35"]}]},</text:p>
          </table:table-cell>
          <table:table-cell table:number-columns-repeated="16383"/>
        </table:table-row>
        <table:table-row table:style-name="ro1">
          <table:table-cell office:value-type="string" office:string-value="{&quot;T40&quot;: [{&quot;shape_coords&quot;:[40,40,5,5,5,2,5,1],&quot;shape_name&quot;:&quot;T-Profile&quot;,&quot;synonyms&quot;:[&quot;T40&quot;,&quot;T 40&quot;,&quot;t 40&quot;,&quot;t40&quot;]}]}," table:formula="of:=[T_profile.P9]" table:style-name="ce1">
            <text:p>{"T40": [{"shape_coords":[40,40,5,5,5,2,5,1],"shape_name":"T-Profile","synonyms":["T40","T 40","t 40","t40"]}]},</text:p>
          </table:table-cell>
          <table:table-cell table:number-columns-repeated="16383"/>
        </table:table-row>
        <table:table-row table:style-name="ro1">
          <table:table-cell office:value-type="string" office:string-value="{&quot;T45&quot;: [{&quot;shape_coords&quot;:[45,45,5,5,5,5,5,5,3,1,5],&quot;shape_name&quot;:&quot;T-Profile&quot;,&quot;synonyms&quot;:[&quot;T45&quot;,&quot;T 45&quot;,&quot;t 45&quot;,&quot;t45&quot;]}]}," table:formula="of:=[T_profile.P10]" table:style-name="ce1">
            <text:p>{"T45": [{"shape_coords":[45,45,5,5,5,5,5,5,3,1,5],"shape_name":"T-Profile","synonyms":["T45","T 45","t 45","t45"]}]},</text:p>
          </table:table-cell>
          <table:table-cell table:number-columns-repeated="16383"/>
        </table:table-row>
        <table:table-row table:style-name="ro1">
          <table:table-cell office:value-type="string" office:string-value="{&quot;T50&quot;: [{&quot;shape_coords&quot;:[50,50,6,6,6,3,1,5],&quot;shape_name&quot;:&quot;T-Profile&quot;,&quot;synonyms&quot;:[&quot;T50&quot;,&quot;T 50&quot;,&quot;t 50&quot;,&quot;t50&quot;]}]}," table:formula="of:=[T_profile.P11]" table:style-name="ce1">
            <text:p>{"T50": [{"shape_coords":[50,50,6,6,6,3,1,5],"shape_name":"T-Profile","synonyms":["T50","T 50","t 50","t50"]}]},</text:p>
          </table:table-cell>
          <table:table-cell table:number-columns-repeated="16383"/>
        </table:table-row>
        <table:table-row table:style-name="ro1">
          <table:table-cell office:value-type="string" office:string-value="{&quot;T60&quot;: [{&quot;shape_coords&quot;:[60,60,7,7,7,3,5,2],&quot;shape_name&quot;:&quot;T-Profile&quot;,&quot;synonyms&quot;:[&quot;T60&quot;,&quot;T 60&quot;,&quot;t 60&quot;,&quot;t60&quot;]}]}," table:formula="of:=[T_profile.P12]" table:style-name="ce1">
            <text:p>{"T60": [{"shape_coords":[60,60,7,7,7,3,5,2],"shape_name":"T-Profile","synonyms":["T60","T 60","t 60","t60"]}]},</text:p>
          </table:table-cell>
          <table:table-cell table:number-columns-repeated="16383"/>
        </table:table-row>
        <table:table-row table:style-name="ro1">
          <table:table-cell office:value-type="string" office:string-value="{&quot;T70&quot;: [{&quot;shape_coords&quot;:[70,70,8,8,8,4,2],&quot;shape_name&quot;:&quot;T-Profile&quot;,&quot;synonyms&quot;:[&quot;T70&quot;,&quot;T 70&quot;,&quot;t 70&quot;,&quot;t70&quot;]}]}," table:formula="of:=[T_profile.P13]" table:style-name="ce1">
            <text:p>{"T70": [{"shape_coords":[70,70,8,8,8,4,2],"shape_name":"T-Profile","synonyms":["T70","T 70","t 70","t70"]}]},</text:p>
          </table:table-cell>
          <table:table-cell table:number-columns-repeated="16383"/>
        </table:table-row>
        <table:table-row table:style-name="ro1">
          <table:table-cell office:value-type="string" office:string-value="{&quot;T80&quot;: [{&quot;shape_coords&quot;:[80,80,9,9,9,4,5,2],&quot;shape_name&quot;:&quot;T-Profile&quot;,&quot;synonyms&quot;:[&quot;T80&quot;,&quot;T 80&quot;,&quot;t 80&quot;,&quot;t80&quot;]}]}," table:formula="of:=[T_profile.P14]" table:style-name="ce1">
            <text:p>{"T80": [{"shape_coords":[80,80,9,9,9,4,5,2],"shape_name":"T-Profile","synonyms":["T80","T 80","t 80","t80"]}]},</text:p>
          </table:table-cell>
          <table:table-cell table:number-columns-repeated="16383"/>
        </table:table-row>
        <table:table-row table:style-name="ro1">
          <table:table-cell office:value-type="string" office:string-value="{&quot;T90&quot;: [{&quot;shape_coords&quot;:[90,90,10,10,10,5,2,5],&quot;shape_name&quot;:&quot;T-Profile&quot;,&quot;synonyms&quot;:[&quot;T90&quot;,&quot;T 90&quot;,&quot;t 90&quot;,&quot;t90&quot;]}]}," table:formula="of:=[T_profile.P15]" table:style-name="ce1">
            <text:p>{"T90": [{"shape_coords":[90,90,10,10,10,5,2,5],"shape_name":"T-Profile","synonyms":["T90","T 90","t 90","t90"]}]},</text:p>
          </table:table-cell>
          <table:table-cell table:number-columns-repeated="16383"/>
        </table:table-row>
        <table:table-row table:style-name="ro1">
          <table:table-cell office:value-type="string" office:string-value="{&quot;T100&quot;: [{&quot;shape_coords&quot;:[100,100,11,11,11,5,5,3],&quot;shape_name&quot;:&quot;T-Profile&quot;,&quot;synonyms&quot;:[&quot;T100&quot;,&quot;T 100&quot;,&quot;t 100&quot;,&quot;t100&quot;]}]}," table:formula="of:=[T_profile.P16]" table:style-name="ce1">
            <text:p>{"T100": [{"shape_coords":[100,100,11,11,11,5,5,3],"shape_name":"T-Profile","synonyms":["T100","T 100","t 100","t100"]}]},</text:p>
          </table:table-cell>
          <table:table-cell table:number-columns-repeated="16383"/>
        </table:table-row>
        <table:table-row table:style-name="ro1">
          <table:table-cell office:value-type="string" office:string-value="{&quot;T120&quot;: [{&quot;shape_coords&quot;:[120,120,13,13,13,6,5,3],&quot;shape_name&quot;:&quot;T-Profile&quot;,&quot;synonyms&quot;:[&quot;T120&quot;,&quot;T 120&quot;,&quot;t 120&quot;,&quot;t120&quot;]}]}," table:formula="of:=[T_profile.P17]" table:style-name="ce1">
            <text:p>{"T120": [{"shape_coords":[120,120,13,13,13,6,5,3],"shape_name":"T-Profile","synonyms":["T120","T 120","t 120","t120"]}]},</text:p>
          </table:table-cell>
          <table:table-cell table:number-columns-repeated="16383"/>
        </table:table-row>
        <table:table-row table:style-name="ro1">
          <table:table-cell office:value-type="string" office:string-value="{&quot;T140&quot;: [{&quot;shape_coords&quot;:[140,140,15,15,15,7,5,4],&quot;shape_name&quot;:&quot;T-Profile&quot;,&quot;synonyms&quot;:[&quot;T140&quot;,&quot;T 140&quot;,&quot;t 140&quot;,&quot;t140&quot;]}]}," table:formula="of:=[T_profile.P18]" table:style-name="ce1">
            <text:p>{"T140": [{"shape_coords":[140,140,15,15,15,7,5,4],"shape_name":"T-Profile","synonyms":["T140","T 140","t 140","t140"]}]},</text:p>
          </table:table-cell>
          <table:table-cell table:number-columns-repeated="16383"/>
        </table:table-row>
        <table:table-row table:style-name="ro1">
          <table:table-cell office:value-type="string" office:string-value="{&quot;T160&quot;: [{&quot;shape_coords&quot;:[160,160,15,15,15,7,5,4],&quot;shape_name&quot;:&quot;T-Profile&quot;,&quot;synonyms&quot;:[&quot;T160&quot;,&quot;T 160&quot;,&quot;t 160&quot;,&quot;t160&quot;]}]}," table:formula="of:=[T_profile.P19]" table:style-name="ce1">
            <text:p>{"T160": [{"shape_coords":[160,160,15,15,15,7,5,4],"shape_name":"T-Profile","synonyms":["T160","T 160","t 160","t160"]}]},</text:p>
          </table:table-cell>
          <table:table-cell table:number-columns-repeated="16383"/>
        </table:table-row>
        <table:table-row table:style-name="ro1">
          <table:table-cell office:value-type="string" office:string-value="{&quot;T180&quot;: [{&quot;shape_coords&quot;:[180,180,18,18,18,9,4,5],&quot;shape_name&quot;:&quot;T-Profile&quot;,&quot;synonyms&quot;:[&quot;T180&quot;,&quot;T 180&quot;,&quot;t 180&quot;,&quot;t180&quot;]}]}," table:formula="of:=[T_profile.P20]" table:style-name="ce1">
            <text:p>{"T180": [{"shape_coords":[180,180,18,18,18,9,4,5],"shape_name":"T-Profile","synonyms":["T180","T 180","t 180","t180"]}]},</text:p>
          </table:table-cell>
          <table:table-cell table:number-columns-repeated="16383"/>
        </table:table-row>
        <table:table-row table:style-name="ro1">
          <table:table-cell office:value-type="string" office:string-value="{&quot;UPE80&quot;: [{&quot;shape_coords&quot;:[80,50,4,5,8,10,18,5],&quot;shape_name&quot;:&quot;C-channel parallel flange&quot;,&quot;synonyms&quot;:[&quot;UPE80&quot;,&quot;UPE 80&quot;,&quot;UP80E&quot;,&quot;upe80&quot;,&quot;upe 80&quot;,&quot;up80e&quot;]}]}," table:formula="of:=[CChannelParallelFlange.P4]" table:style-name="ce1">
            <text:p>{"UPE80": [{"shape_coords":[80,50,4,5,8,10,18,5],"shape_name":"C-channel parallel flange","synonyms":["UPE80","UPE 80","UP80E","upe80","upe 80","up80e"]}]},</text:p>
          </table:table-cell>
          <table:table-cell table:number-columns-repeated="16383"/>
        </table:table-row>
        <table:table-row table:style-name="ro1">
          <table:table-cell office:value-type="string" office:string-value="{&quot;UPE100&quot;: [{&quot;shape_coords&quot;:[100,55,5,8,5,10,19,4],&quot;shape_name&quot;:&quot;C-channel parallel flange&quot;,&quot;synonyms&quot;:[&quot;UPE100&quot;,&quot;UPE 100&quot;,&quot;UP100E&quot;,&quot;upe100&quot;,&quot;upe 100&quot;,&quot;up100e&quot;]}]}," table:formula="of:=[CChannelParallelFlange.P5]" table:style-name="ce1">
            <text:p>{"UPE100": [{"shape_coords":[100,55,5,8,5,10,19,4],"shape_name":"C-channel parallel flange","synonyms":["UPE100","UPE 100","UP100E","upe100","upe 100","up100e"]}]},</text:p>
          </table:table-cell>
          <table:table-cell table:number-columns-repeated="16383"/>
        </table:table-row>
        <table:table-row table:style-name="ro1">
          <table:table-cell office:value-type="string" office:string-value="{&quot;UPE120&quot;: [{&quot;shape_coords&quot;:[120,60,5,5,9,10,20,4],&quot;shape_name&quot;:&quot;C-channel parallel flange&quot;,&quot;synonyms&quot;:[&quot;UPE120&quot;,&quot;UPE 120&quot;,&quot;UP120E&quot;,&quot;upe120&quot;,&quot;upe 120&quot;,&quot;up120e&quot;]}]}," table:formula="of:=[CChannelParallelFlange.P6]" table:style-name="ce1">
            <text:p>{"UPE120": [{"shape_coords":[120,60,5,5,9,10,20,4],"shape_name":"C-channel parallel flange","synonyms":["UPE120","UPE 120","UP120E","upe120","upe 120","up120e"]}]},</text:p>
          </table:table-cell>
          <table:table-cell table:number-columns-repeated="16383"/>
        </table:table-row>
        <table:table-row table:style-name="ro1">
          <table:table-cell office:value-type="string" office:string-value="{&quot;UPE140&quot;: [{&quot;shape_coords&quot;:[140,65,6,9,5,10,21,3],&quot;shape_name&quot;:&quot;C-channel parallel flange&quot;,&quot;synonyms&quot;:[&quot;UPE140&quot;,&quot;UPE 140&quot;,&quot;UP140E&quot;,&quot;upe140&quot;,&quot;upe 140&quot;,&quot;up140e&quot;]}]}," table:formula="of:=[CChannelParallelFlange.P7]" table:style-name="ce1">
            <text:p>{"UPE140": [{"shape_coords":[140,65,6,9,5,10,21,3],"shape_name":"C-channel parallel flange","synonyms":["UPE140","UPE 140","UP140E","upe140","upe 140","up140e"]}]},</text:p>
          </table:table-cell>
          <table:table-cell table:number-columns-repeated="16383"/>
        </table:table-row>
        <table:table-row table:style-name="ro1">
          <table:table-cell office:value-type="string" office:string-value="{&quot;UPE160&quot;: [{&quot;shape_coords&quot;:[160,70,6,5,10,12,22,1],&quot;shape_name&quot;:&quot;C-channel parallel flange&quot;,&quot;synonyms&quot;:[&quot;UPE160&quot;,&quot;UPE 160&quot;,&quot;UP160E&quot;,&quot;upe160&quot;,&quot;upe 160&quot;,&quot;up160e&quot;]}]}," table:formula="of:=[CChannelParallelFlange.P8]" table:style-name="ce1">
            <text:p>{"UPE160": [{"shape_coords":[160,70,6,5,10,12,22,1],"shape_name":"C-channel parallel flange","synonyms":["UPE160","UPE 160","UP160E","upe160","upe 160","up160e"]}]},</text:p>
          </table:table-cell>
          <table:table-cell table:number-columns-repeated="16383"/>
        </table:table-row>
        <table:table-row table:style-name="ro1">
          <table:table-cell office:value-type="string" office:string-value="{&quot;UPE180&quot;: [{&quot;shape_coords&quot;:[180,75,7,10,5,12,23,1],&quot;shape_name&quot;:&quot;C-channel parallel flange&quot;,&quot;synonyms&quot;:[&quot;UPE180&quot;,&quot;UPE 180&quot;,&quot;UP180E&quot;,&quot;upe180&quot;,&quot;upe 180&quot;,&quot;up180e&quot;]}]}," table:formula="of:=[CChannelParallelFlange.P9]" table:style-name="ce1">
            <text:p>{"UPE180": [{"shape_coords":[180,75,7,10,5,12,23,1],"shape_name":"C-channel parallel flange","synonyms":["UPE180","UPE 180","UP180E","upe180","upe 180","up180e"]}]},</text:p>
          </table:table-cell>
          <table:table-cell table:number-columns-repeated="16383"/>
        </table:table-row>
        <table:table-row table:style-name="ro1">
          <table:table-cell office:value-type="string" office:string-value="{&quot;UPE200&quot;: [{&quot;shape_coords&quot;:[200,80,7,5,11,12,24,1],&quot;shape_name&quot;:&quot;C-channel parallel flange&quot;,&quot;synonyms&quot;:[&quot;UPE200&quot;,&quot;UPE 200&quot;,&quot;UP200E&quot;,&quot;upe200&quot;,&quot;upe 200&quot;,&quot;up200e&quot;]}]}," table:formula="of:=[CChannelParallelFlange.P10]" table:style-name="ce1">
            <text:p>{"UPE200": [{"shape_coords":[200,80,7,5,11,12,24,1],"shape_name":"C-channel parallel flange","synonyms":["UPE200","UPE 200","UP200E","upe200","upe 200","up200e"]}]},</text:p>
          </table:table-cell>
          <table:table-cell table:number-columns-repeated="16383"/>
        </table:table-row>
        <table:table-row table:style-name="ro1">
          <table:table-cell office:value-type="string" office:string-value="{&quot;UPE220&quot;: [{&quot;shape_coords&quot;:[220,85,8,12,12,25,5],&quot;shape_name&quot;:&quot;C-channel parallel flange&quot;,&quot;synonyms&quot;:[&quot;UPE220&quot;,&quot;UPE 220&quot;,&quot;UP220E&quot;,&quot;upe220&quot;,&quot;upe 220&quot;,&quot;up220e&quot;]}]}," table:formula="of:=[CChannelParallelFlange.P11]" table:style-name="ce1">
            <text:p>{"UPE220": [{"shape_coords":[220,85,8,12,12,25,5],"shape_name":"C-channel parallel flange","synonyms":["UPE220","UPE 220","UP220E","upe220","upe 220","up220e"]}]},</text:p>
          </table:table-cell>
          <table:table-cell table:number-columns-repeated="16383"/>
        </table:table-row>
        <table:table-row table:style-name="ro1">
          <table:table-cell office:value-type="string" office:string-value="{&quot;UPE240&quot;: [{&quot;shape_coords&quot;:[240,90,8,5,13,15,26,8],&quot;shape_name&quot;:&quot;C-channel parallel flange&quot;,&quot;synonyms&quot;:[&quot;UPE240&quot;,&quot;UPE 240&quot;,&quot;UP240E&quot;,&quot;upe240&quot;,&quot;upe 240&quot;,&quot;up240e&quot;]}]}," table:formula="of:=[CChannelParallelFlange.P12]" table:style-name="ce1">
            <text:p>{"UPE240": [{"shape_coords":[240,90,8,5,13,15,26,8],"shape_name":"C-channel parallel flange","synonyms":["UPE240","UPE 240","UP240E","upe240","upe 240","up240e"]}]},</text:p>
          </table:table-cell>
          <table:table-cell table:number-columns-repeated="16383"/>
        </table:table-row>
        <table:table-row table:style-name="ro1">
          <table:table-cell office:value-type="string" office:string-value="{&quot;UPE270&quot;: [{&quot;shape_coords&quot;:[270,95,9,14,15,27,8],&quot;shape_name&quot;:&quot;C-channel parallel flange&quot;,&quot;synonyms&quot;:[&quot;UPE270&quot;,&quot;UPE 270&quot;,&quot;UP270E&quot;,&quot;upe270&quot;,&quot;upe 270&quot;,&quot;up270e&quot;]}]}," table:formula="of:=[CChannelParallelFlange.P13]" table:style-name="ce1">
            <text:p>{"UPE270": [{"shape_coords":[270,95,9,14,15,27,8],"shape_name":"C-channel parallel flange","synonyms":["UPE270","UPE 270","UP270E","upe270","upe 270","up270e"]}]},</text:p>
          </table:table-cell>
          <table:table-cell table:number-columns-repeated="16383"/>
        </table:table-row>
        <table:table-row table:style-name="ro1">
          <table:table-cell office:value-type="string" office:string-value="{&quot;UPE300&quot;: [{&quot;shape_coords&quot;:[300,100,9,5,15,15,28,9],&quot;shape_name&quot;:&quot;C-channel parallel flange&quot;,&quot;synonyms&quot;:[&quot;UPE300&quot;,&quot;UPE 300&quot;,&quot;UP300E&quot;,&quot;upe300&quot;,&quot;upe 300&quot;,&quot;up300e&quot;]}]}," table:formula="of:=[CChannelParallelFlange.P14]" table:style-name="ce1">
            <text:p>{"UPE300": [{"shape_coords":[300,100,9,5,15,15,28,9],"shape_name":"C-channel parallel flange","synonyms":["UPE300","UPE 300","UP300E","upe300","upe 300","up300e"]}]},</text:p>
          </table:table-cell>
          <table:table-cell table:number-columns-repeated="16383"/>
        </table:table-row>
        <table:table-row table:style-name="ro1">
          <table:table-cell office:value-type="string" office:string-value="{&quot;UPE330&quot;: [{&quot;shape_coords&quot;:[330,105,11,16,18,29],&quot;shape_name&quot;:&quot;C-channel parallel flange&quot;,&quot;synonyms&quot;:[&quot;UPE330&quot;,&quot;UPE 330&quot;,&quot;UP330E&quot;,&quot;upe330&quot;,&quot;upe 330&quot;,&quot;up330e&quot;]}]}," table:formula="of:=[CChannelParallelFlange.P15]" table:style-name="ce1">
            <text:p>{"UPE330": [{"shape_coords":[330,105,11,16,18,29],"shape_name":"C-channel parallel flange","synonyms":["UPE330","UPE 330","UP330E","upe330","upe 330","up330e"]}]},</text:p>
          </table:table-cell>
          <table:table-cell table:number-columns-repeated="16383"/>
        </table:table-row>
        <table:table-row table:style-name="ro1">
          <table:table-cell office:value-type="string" office:string-value="{&quot;UPE360&quot;: [{&quot;shape_coords&quot;:[360,110,12,17,18,29,7],&quot;shape_name&quot;:&quot;C-channel parallel flange&quot;,&quot;synonyms&quot;:[&quot;UPE360&quot;,&quot;UPE 360&quot;,&quot;UP360E&quot;,&quot;upe360&quot;,&quot;upe 360&quot;,&quot;up360e&quot;]}]}," table:formula="of:=[CChannelParallelFlange.P16]" table:style-name="ce1">
            <text:p>{"UPE360": [{"shape_coords":[360,110,12,17,18,29,7],"shape_name":"C-channel parallel flange","synonyms":["UPE360","UPE 360","UP360E","upe360","upe 360","up360e"]}]},</text:p>
          </table:table-cell>
          <table:table-cell table:number-columns-repeated="16383"/>
        </table:table-row>
        <table:table-row table:style-name="ro1">
          <table:table-cell office:value-type="string" office:string-value="{&quot;UPE400&quot;: [{&quot;shape_coords&quot;:[400,115,13.5,18,18,29,8],&quot;shape_name&quot;:&quot;C-channel parallel flange&quot;,&quot;synonyms&quot;:[&quot;UPE400&quot;,&quot;UPE 400&quot;,&quot;UP400E&quot;,&quot;upe400&quot;,&quot;upe 400&quot;,&quot;up400e&quot;]}]}," table:formula="of:=[CChannelParallelFlange.P17]" table:style-name="ce1">
            <text:p>{"UPE400": [{"shape_coords":[400,115,13.5,18,18,29,8],"shape_name":"C-channel parallel flange","synonyms":["UPE400","UPE 400","UP400E","upe400","upe 400","up400e"]}]},</text:p>
          </table:table-cell>
          <table:table-cell table:number-columns-repeated="16383"/>
        </table:table-row>
        <table:table-row table:style-name="ro1">
          <table:table-cell office:value-type="string" office:string-value="{&quot;UAP80&quot;: [{&quot;shape_coords&quot;:[80,45,5,8,8,16,1],&quot;shape_name&quot;:&quot;C-channel parallel flange&quot;,&quot;synonyms&quot;:[&quot;UAP80&quot;,&quot;UAP 80&quot;,&quot;UA80P&quot;,&quot;uap80&quot;,&quot;uap 80&quot;,&quot;ua80p&quot;]}]}," table:formula="of:=[CChannelParallelFlange.P18]" table:style-name="ce1">
            <text:p>{"UAP80": [{"shape_coords":[80,45,5,8,8,16,1],"shape_name":"C-channel parallel flange","synonyms":["UAP80","UAP 80","UA80P","uap80","uap 80","ua80p"]}]},</text:p>
          </table:table-cell>
          <table:table-cell table:number-columns-repeated="16383"/>
        </table:table-row>
        <table:table-row table:style-name="ro1">
          <table:table-cell office:value-type="string" office:string-value="{&quot;UAP100&quot;: [{&quot;shape_coords&quot;:[100,50,5,5,8,5,8,5,17],&quot;shape_name&quot;:&quot;C-channel parallel flange&quot;,&quot;synonyms&quot;:[&quot;UAP100&quot;,&quot;UAP 100&quot;,&quot;UA100P&quot;,&quot;uap100&quot;,&quot;uap 100&quot;,&quot;ua100p&quot;]}]}," table:formula="of:=[CChannelParallelFlange.P19]" table:style-name="ce1">
            <text:p>{"UAP100": [{"shape_coords":[100,50,5,5,8,5,8,5,17],"shape_name":"C-channel parallel flange","synonyms":["UAP100","UAP 100","UA100P","uap100","uap 100","ua100p"]}]},</text:p>
          </table:table-cell>
          <table:table-cell table:number-columns-repeated="16383"/>
        </table:table-row>
        <table:table-row table:style-name="ro1">
          <table:table-cell office:value-type="string" office:string-value="{&quot;UAP130&quot;: [{&quot;shape_coords&quot;:[130,55,6,9,5,9,5,17,7],&quot;shape_name&quot;:&quot;C-channel parallel flange&quot;,&quot;synonyms&quot;:[&quot;UAP130&quot;,&quot;UAP 130&quot;,&quot;UA130P&quot;,&quot;uap130&quot;,&quot;uap 130&quot;,&quot;ua130p&quot;]}]}," table:formula="of:=[CChannelParallelFlange.P20]" table:style-name="ce1">
            <text:p>{"UAP130": [{"shape_coords":[130,55,6,9,5,9,5,17,7],"shape_name":"C-channel parallel flange","synonyms":["UAP130","UAP 130","UA130P","uap130","uap 130","ua130p"]}]},</text:p>
          </table:table-cell>
          <table:table-cell table:number-columns-repeated="16383"/>
        </table:table-row>
        <table:table-row table:style-name="ro1">
          <table:table-cell office:value-type="string" office:string-value="{&quot;UAP150&quot;: [{&quot;shape_coords&quot;:[150,65,7,10,25,10,25,20,5],&quot;shape_name&quot;:&quot;C-channel parallel flange&quot;,&quot;synonyms&quot;:[&quot;UAP150&quot;,&quot;UAP 150&quot;,&quot;UA150P&quot;,&quot;uap150&quot;,&quot;uap 150&quot;,&quot;ua150p&quot;]}]}," table:formula="of:=[CChannelParallelFlange.P21]" table:style-name="ce1">
            <text:p>{"UAP150": [{"shape_coords":[150,65,7,10,25,10,25,20,5],"shape_name":"C-channel parallel flange","synonyms":["UAP150","UAP 150","UA150P","uap150","uap 150","ua150p"]}]},</text:p>
          </table:table-cell>
          <table:table-cell table:number-columns-repeated="16383"/>
        </table:table-row>
        <table:table-row table:style-name="ro1">
          <table:table-cell office:value-type="string" office:string-value="{&quot;UAP175&quot;: [{&quot;shape_coords&quot;:[175,70,7,5,10,75,10,75,21,2],&quot;shape_name&quot;:&quot;C-channel parallel flange&quot;,&quot;synonyms&quot;:[&quot;UAP175&quot;,&quot;UAP 175&quot;,&quot;UA175P&quot;,&quot;uap175&quot;,&quot;uap 175&quot;,&quot;ua175p&quot;]}]}," table:formula="of:=[CChannelParallelFlange.P22]" table:style-name="ce1">
            <text:p>{"UAP175": [{"shape_coords":[175,70,7,5,10,75,10,75,21,2],"shape_name":"C-channel parallel flange","synonyms":["UAP175","UAP 175","UA175P","uap175","uap 175","ua175p"]}]},</text:p>
          </table:table-cell>
          <table:table-cell table:number-columns-repeated="16383"/>
        </table:table-row>
        <table:table-row table:style-name="ro1">
          <table:table-cell office:value-type="string" office:string-value="{&quot;UAP200&quot;: [{&quot;shape_coords&quot;:[200,75,8,11,5,11,5,22,2],&quot;shape_name&quot;:&quot;C-channel parallel flange&quot;,&quot;synonyms&quot;:[&quot;UAP200&quot;,&quot;UAP 200&quot;,&quot;UA200P&quot;,&quot;uap200&quot;,&quot;uap 200&quot;,&quot;ua200p&quot;]}]}," table:formula="of:=[CChannelParallelFlange.P23]" table:style-name="ce1">
            <text:p>{"UAP200": [{"shape_coords":[200,75,8,11,5,11,5,22,2],"shape_name":"C-channel parallel flange","synonyms":["UAP200","UAP 200","UA200P","uap200","uap 200","ua200p"]}]},</text:p>
          </table:table-cell>
          <table:table-cell table:number-columns-repeated="16383"/>
        </table:table-row>
        <table:table-row table:style-name="ro1">
          <table:table-cell office:value-type="string" office:string-value="{&quot;UAP220&quot;: [{&quot;shape_coords&quot;:[220,80,8,12,5,12,5,24],&quot;shape_name&quot;:&quot;C-channel parallel flange&quot;,&quot;synonyms&quot;:[&quot;UAP220&quot;,&quot;UAP 220&quot;,&quot;UA220P&quot;,&quot;uap220&quot;,&quot;uap 220&quot;,&quot;ua220p&quot;]}]}," table:formula="of:=[CChannelParallelFlange.P24]" table:style-name="ce1">
            <text:p>{"UAP220": [{"shape_coords":[220,80,8,12,5,12,5,24],"shape_name":"C-channel parallel flange","synonyms":["UAP220","UAP 220","UA220P","uap220","uap 220","ua220p"]}]},</text:p>
          </table:table-cell>
          <table:table-cell table:number-columns-repeated="16383"/>
        </table:table-row>
        <table:table-row table:style-name="ro1">
          <table:table-cell office:value-type="string" office:string-value="{&quot;UAP250&quot;: [{&quot;shape_coords&quot;:[250,85,9,13,5,13,5,24,5],&quot;shape_name&quot;:&quot;C-channel parallel flange&quot;,&quot;synonyms&quot;:[&quot;UAP250&quot;,&quot;UAP 250&quot;,&quot;UA250P&quot;,&quot;uap250&quot;,&quot;uap 250&quot;,&quot;ua250p&quot;]}]}," table:formula="of:=[CChannelParallelFlange.P25]" table:style-name="ce1">
            <text:p>{"UAP250": [{"shape_coords":[250,85,9,13,5,13,5,24,5],"shape_name":"C-channel parallel flange","synonyms":["UAP250","UAP 250","UA250P","uap250","uap 250","ua250p"]}]},</text:p>
          </table:table-cell>
          <table:table-cell table:number-columns-repeated="16383"/>
        </table:table-row>
        <table:table-row table:style-name="ro1">
          <table:table-cell office:value-type="string" office:string-value="{&quot;UAP300&quot;: [{&quot;shape_coords&quot;:[300,100,9,5,16,16,29,6],&quot;shape_name&quot;:&quot;C-channel parallel flange&quot;,&quot;synonyms&quot;:[&quot;UAP300&quot;,&quot;UAP 300&quot;,&quot;UA300P&quot;,&quot;uap300&quot;,&quot;uap 300&quot;,&quot;ua300p&quot;]}]}," table:formula="of:=[CChannelParallelFlange.P26]" table:style-name="ce1">
            <text:p>{"UAP300": [{"shape_coords":[300,100,9,5,16,16,29,6],"shape_name":"C-channel parallel flange","synonyms":["UAP300","UAP 300","UA300P","uap300","uap 300","ua300p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[LAngle.Q5]" table:style-name="ce1">
            <text:p>{"L16/16/3": [{"shape_coords":[16,16,3,3,5,2.5,8,8],"shape_name":"LAngle","synonyms":["H16/16/3","L16/16/3","L16x16x3","L16x3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[LAngle.Q6]" table:style-name="ce1">
            <text:p>{"L16/16/4": [{"shape_coords":[16,16,4,4,6,3,8,8],"shape_name":"LAngle","synonyms":["H16/16/4","L16/16/4","L16x16x4","L16x4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[LAngle.Q7]" table:style-name="ce1">
            <text:p>{"L20/20/3": [{"shape_coords":[20,20,3,3,5,2.5,10,10],"shape_name":"LAngle","synonyms":["H20/20/3","L20/20/3","L20x20x3","L2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[LAngle.Q8]" table:style-name="ce1">
            <text:p>{"L20/20/4": [{"shape_coords":[20,20,4,4,6,3,10,10],"shape_name":"LAngle","synonyms":["H20/20/4","L20/20/4","L20x20x4","L2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[LAngle.Q9]" table:style-name="ce1">
            <text:p>{"L25/25/3": [{"shape_coords":[25,25,3,3,5,2.5,12.5,12.5],"shape_name":"LAngle","synonyms":["H25/25/3","L25/25/3","L25x25x3","L25x25x3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[LAngle.Q10]" table:style-name="ce1">
            <text:p>{"L25/25/4": [{"shape_coords":[25,25,4,4,6,3,12.5,12.5],"shape_name":"LAngle","synonyms":["H25/25/4","L25/25/4","L25x25x4","L25x25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[LAngle.Q11]" table:style-name="ce1">
            <text:p>{"L25/25/5": [{"shape_coords":[25,25,5,5,7,3.5,12.5,12.5],"shape_name":"LAngle","synonyms":["H25/25/5","L25/25/5","L25x25x5","L25x25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[LAngle.Q12]" table:style-name="ce1">
            <text:p>{"L30/30/3": [{"shape_coords":[30,30,3,3,5.5,2.75,15,15],"shape_name":"LAngle","synonyms":["H30/30/3","L30/30/3","L30x30x3","L30x3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[LAngle.Q13]" table:style-name="ce1">
            <text:p>{"L30/30/4": [{"shape_coords":[30,30,4,4,6.5,3.25,15,15],"shape_name":"LAngle","synonyms":["H30/30/4","L30/30/4","L30x30x4","L30x30x4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[LAngle.Q14]" table:style-name="ce1">
            <text:p>{"L30/30/5": [{"shape_coords":[30,30,5,5,7.5,3.75,15,15],"shape_name":"LAngle","synonyms":["H30/30/5","L30/30/5","L30x30x5","L3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[LAngle.Q15]" table:style-name="ce1">
            <text:p>{"L30/30/6": [{"shape_coords":[30,30,6,6,8.5,4.25,15,15],"shape_name":"LAngle","synonyms":["H30/30/6","L30/30/6","L30x30x6","L3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[LAngle.Q16]" table:style-name="ce1">
            <text:p>{"L35/35/3": [{"shape_coords":[35,35,3,3,5.5,2.75,17.5,17.5],"shape_name":"LAngle","synonyms":["H35/35/3","L35/35/3","L35x35x3","L35x35x3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[LAngle.Q17]" table:style-name="ce1">
            <text:p>{"L35/35/4": [{"shape_coords":[35,35,4,4,6.5,3.25,17.5,17.5],"shape_name":"LAngle","synonyms":["H35/35/4","L35/35/4","L35x35x4","L35x35x4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[LAngle.Q18]" table:style-name="ce1">
            <text:p>{"L35/35/5": [{"shape_coords":[35,35,5,5,7.5,3.75,17.5,17.5],"shape_name":"LAngle","synonyms":["H35/35/5","L35/35/5","L35x35x5","L35x35x5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[LAngle.Q19]" table:style-name="ce1">
            <text:p>{"L35/35/6": [{"shape_coords":[35,35,6,6,8.5,4.25,17.5,17.5],"shape_name":"LAngle","synonyms":["H35/35/6","L35/35/6","L35x35x6","L35x35x6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[LAngle.Q20]" table:style-name="ce1">
            <text:p>{"L40/40/3": [{"shape_coords":[40,40,3,3,6,3,20,20],"shape_name":"LAngle","synonyms":["H40/40/3","L40/40/3","L40x40x3","L40x4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[LAngle.Q21]" table:style-name="ce1">
            <text:p>{"L40/40/4": [{"shape_coords":[40,40,4,4,7,3.5,20,20],"shape_name":"LAngle","synonyms":["H40/40/4","L40/40/4","L40x40x4","L40x4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[LAngle.Q22]" table:style-name="ce1">
            <text:p>{"L40/40/5": [{"shape_coords":[40,40,5,5,8,4,20,20],"shape_name":"LAngle","synonyms":["H40/40/5","L40/40/5","L40x40x5","L4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[LAngle.Q23]" table:style-name="ce1">
            <text:p>{"L40/40/6": [{"shape_coords":[40,40,6,6,9,4.5,20,20],"shape_name":"LAngle","synonyms":["H40/40/6","L40/40/6","L40x40x6","L4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[LAngle.Q24]" table:style-name="ce1">
            <text:p>{"L45/45/4": [{"shape_coords":[45,45,4,4,7.5,3.75,22.5,22.5],"shape_name":"LAngle","synonyms":["H45/45/4","L45/45/4","L45x45x4","L45x45x4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[LAngle.Q25]" table:style-name="ce1">
            <text:p>{"L45/45/5": [{"shape_coords":[45,45,5,5,8.5,4.25,22.5,22.5],"shape_name":"LAngle","synonyms":["H45/45/5","L45/45/5","L45x45x5","L45x4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[LAngle.Q26]" table:style-name="ce1">
            <text:p>{"L45/45/6": [{"shape_coords":[45,45,6,6,9.5,4.75,22.5,22.5],"shape_name":"LAngle","synonyms":["H45/45/6","L45/45/6","L45x45x6","L45x45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[LAngle.Q27]" table:style-name="ce1">
            <text:p>{"L45/45/7": [{"shape_coords":[45,45,7,7,10.5,5.25,22.5,22.5],"shape_name":"LAngle","synonyms":["H45/45/7","L45/45/7","L45x45x7","L45x45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[LAngle.Q28]" table:style-name="ce1">
            <text:p>{"L50/50/4": [{"shape_coords":[50,50,4,4,7.5,3.75,25,25],"shape_name":"LAngle","synonyms":["H50/50/4","L50/50/4","L50x50x4","L50x50x4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[LAngle.Q29]" table:style-name="ce1">
            <text:p>{"L50/50/5": [{"shape_coords":[50,50,5,5,8.5,4.25,25,25],"shape_name":"LAngle","synonyms":["H50/50/5","L50/50/5","L50x50x5","L50x5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[LAngle.Q30]" table:style-name="ce1">
            <text:p>{"L50/50/6": [{"shape_coords":[50,50,6,6,9.5,4.75,25,25],"shape_name":"LAngle","synonyms":["H50/50/6","L50/50/6","L50x50x6","L5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[LAngle.Q31]" table:style-name="ce1">
            <text:p>{"L50/50/7": [{"shape_coords":[50,50,7,7,10,5,25,25],"shape_name":"LAngle","synonyms":["H50/50/7","L50/50/7","L50x50x7","L5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[LAngle.Q32]" table:style-name="ce1">
            <text:p>{"L50/50/8": [{"shape_coords":[50,50,8,8,11,5.5,25,25],"shape_name":"LAngle","synonyms":["H50/50/8","L50/50/8","L50x50x8","L5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[LAngle.Q33]" table:style-name="ce1">
            <text:p>{"L50/50/9": [{"shape_coords":[50,50,9,9,12,6,25,25],"shape_name":"LAngle","synonyms":["H50/50/9","L50/50/9","L50x50x9","L50x50x9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[LAngle.Q34]" table:style-name="ce1">
            <text:p>{"L55/55/5": [{"shape_coords":[55,55,5,5,9,4.5,27.5,27.5],"shape_name":"LAngle","synonyms":["H55/55/5","L55/55/5","L55x55x5","L55x55x5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[LAngle.Q35]" table:style-name="ce1">
            <text:p>{"L55/55/6": [{"shape_coords":[55,55,6,6,10,5,27.5,27.5],"shape_name":"LAngle","synonyms":["H55/55/6","L55/55/6","L55x55x6","L55x55x6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[LAngle.Q36]" table:style-name="ce1">
            <text:p>{"L55/55/7": [{"shape_coords":[55,55,7,7,11,5.5,27.5,27.5],"shape_name":"LAngle","synonyms":["H55/55/7","L55/55/7","L55x55x7","L5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[LAngle.Q37]" table:style-name="ce1">
            <text:p>{"L55/55/8": [{"shape_coords":[55,55,8,8,12,6,27.5,27.5],"shape_name":"LAngle","synonyms":["H55/55/8","L55/55/8","L55x55x8","L55x55x8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[LAngle.Q38]" table:style-name="ce1">
            <text:p>{"L55/55/10": [{"shape_coords":[55,55,10,10,14,7,27.5,27.5],"shape_name":"LAngle","synonyms":["H55/55/10","L55/55/10","L55x55x10","L55x55x10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[LAngle.Q39]" table:style-name="ce1">
            <text:p>{"L60/60/6": [{"shape_coords":[60,60,6,6,10,5,30,30],"shape_name":"LAngle","synonyms":["H60/60/6","L60/60/6","L60x60x6","L6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[LAngle.Q40]" table:style-name="ce1">
            <text:p>{"L60/60/7": [{"shape_coords":[60,60,7,7,11,5.5,30,30],"shape_name":"LAngle","synonyms":["H60/60/7","L60/60/7","L60x60x7","L60x6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[LAngle.Q41]" table:style-name="ce1">
            <text:p>{"L60/60/8": [{"shape_coords":[60,60,8,8,12,6,30,30],"shape_name":"LAngle","synonyms":["H60/60/8","L60/60/8","L60x60x8","L6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[LAngle.Q42]" table:style-name="ce1">
            <text:p>{"L60/60/10": [{"shape_coords":[60,60,10,10,14,7,30,30],"shape_name":"LAngle","synonyms":["H60/60/10","L60/60/10","L60x60x10","L60x60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[LAngle.Q43]" table:style-name="ce1">
            <text:p>{"L65/65/6": [{"shape_coords":[65,65,6,6,10,5,32.5,32.5],"shape_name":"LAngle","synonyms":["H65/65/6","L65/65/6","L65x65x6","L6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[LAngle.Q44]" table:style-name="ce1">
            <text:p>{"L65/65/7": [{"shape_coords":[65,65,7,7,11,5.5,32.5,32.5],"shape_name":"LAngle","synonyms":["H65/65/7","L65/65/7","L65x65x7","L6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[LAngle.Q45]" table:style-name="ce1">
            <text:p>{"L65/65/8": [{"shape_coords":[65,65,8,8,12,6,32.5,32.5],"shape_name":"LAngle","synonyms":["H65/65/8","L65/65/8","L65x65x8","L6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[LAngle.Q46]" table:style-name="ce1">
            <text:p>{"L65/65/9": [{"shape_coords":[65,65,9,9,13,6.5,32.5,32.5],"shape_name":"LAngle","synonyms":["H65/65/9","L65/65/9","L65x65x9","L65x65x9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[LAngle.Q47]" table:style-name="ce1">
            <text:p>{"L65/65/10": [{"shape_coords":[65,65,10,10,14,7,32.5,32.5],"shape_name":"LAngle","synonyms":["H65/65/10","L65/65/10","L65x65x10","L6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[LAngle.Q48]" table:style-name="ce1">
            <text:p>{"L65/65/11": [{"shape_coords":[65,65,11,11,15,7.5,32.5,32.5],"shape_name":"LAngle","synonyms":["H65/65/11","L65/65/11","L65x65x11","L65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[LAngle.Q49]" table:style-name="ce1">
            <text:p>{"L70/70/7": [{"shape_coords":[70,70,7,7,115,57.5,35,35],"shape_name":"LAngle","synonyms":["H70/70/7","L70/70/7","L70x70x7","L70x70x7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[LAngle.Q50]" table:style-name="ce1">
            <text:p>{"L70/70/8": [{"shape_coords":[70,70,8,8,11,5.5,35,35],"shape_name":"LAngle","synonyms":["H70/70/8","L70/70/8","L70x70x8","L70x70x8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[LAngle.Q51]" table:style-name="ce1">
            <text:p>{"L70/70/9": [{"shape_coords":[70,70,9,9,13,6.5,35,35],"shape_name":"LAngle","synonyms":["H70/70/9","L70/70/9","L70x70x9","L70x70x9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[LAngle.Q52]" table:style-name="ce1">
            <text:p>{"L70/70/11": [{"shape_coords":[70,70,11,11,15,7.5,35,35],"shape_name":"LAngle","synonyms":["H70/70/11","L70/70/11","L70x70x11","L70x70x11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[LAngle.Q53]" table:style-name="ce1">
            <text:p>{"L75/75/7": [{"shape_coords":[75,75,7,7,12,6,37.5,37.5],"shape_name":"LAngle","synonyms":["H75/75/7","L75/75/7","L75x75x7","L75x7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[LAngle.Q54]" table:style-name="ce1">
            <text:p>{"L75/75/8": [{"shape_coords":[75,75,8,8,13,6.5,37.5,37.5],"shape_name":"LAngle","synonyms":["H75/75/8","L75/75/8","L75x75x8","L75x7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[LAngle.Q55]" table:style-name="ce1">
            <text:p>{"L75/75/9": [{"shape_coords":[75,75,9,9,14,7,37.5,37.5],"shape_name":"LAngle","synonyms":["H75/75/9","L75/75/9","L75x75x9","L75x75x9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[LAngle.Q56]" table:style-name="ce1">
            <text:p>{"L75/75/10": [{"shape_coords":[75,75,10,10,15,7.5,37.5,37.5],"shape_name":"LAngle","synonyms":["H75/75/10","L75/75/10","L75x75x10","L75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[LAngle.Q57]" table:style-name="ce1">
            <text:p>{"L75/75/12": [{"shape_coords":[75,75,12,12,17,8.5,37.5,37.5],"shape_name":"LAngle","synonyms":["H75/75/12","L75/75/12","L75x75x12","L75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[LAngle.Q58]" table:style-name="ce1">
            <text:p>{"L80/80/8": [{"shape_coords":[80,80,8,8,13,6.5,40,40],"shape_name":"LAngle","synonyms":["H80/80/8","L80/80/8","L80x80x8","L8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[LAngle.Q59]" table:style-name="ce1">
            <text:p>{"L80/80/10": [{"shape_coords":[80,80,10,10,15,7.5,40,40],"shape_name":"LAngle","synonyms":["H80/80/10","L80/80/10","L80x80x10","L8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[LAngle.Q60]" table:style-name="ce1">
            <text:p>{"L80/80/12": [{"shape_coords":[80,80,12,12,17,8.5,40,40],"shape_name":"LAngle","synonyms":["H80/80/12","L80/80/12","L80x80x12","L8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[LAngle.Q61]" table:style-name="ce1">
            <text:p>{"L90/90/8": [{"shape_coords":[90,90,8,8,13,6.5,45,45],"shape_name":"LAngle","synonyms":["H90/90/8","L90/90/8","L90x90x8","L90x9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[LAngle.Q62]" table:style-name="ce1">
            <text:p>{"L90/90/9": [{"shape_coords":[90,90,9,9,14,7,45,45],"shape_name":"LAngle","synonyms":["H90/90/9","L90/90/9","L90x90x9","L90x90x9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[LAngle.Q63]" table:style-name="ce1">
            <text:p>{"L90/90/10": [{"shape_coords":[90,90,10,10,15,7.5,45,45],"shape_name":"LAngle","synonyms":["H90/90/10","L90/90/10","L90x90x10","L9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[LAngle.Q64]" table:style-name="ce1">
            <text:p>{"L90/90/11": [{"shape_coords":[90,90,11,11,16,8,45,45],"shape_name":"LAngle","synonyms":["H90/90/11","L90/90/11","L90x90x11","L90x90x11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[LAngle.Q65]" table:style-name="ce1">
            <text:p>{"L90/90/12": [{"shape_coords":[90,90,12,12,17,8.5,45,45],"shape_name":"LAngle","synonyms":["H90/90/12","L90/90/12","L90x90x12","L9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[LAngle.Q66]" table:style-name="ce1">
            <text:p>{"L90/90/13": [{"shape_coords":[90,90,13,13,18,9,45,45],"shape_name":"LAngle","synonyms":["H90/90/13","L90/90/13","L90x90x13","L90x90x13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[LAngle.Q67]" table:style-name="ce1">
            <text:p>{"L90/90/16": [{"shape_coords":[90,90,16,16,21,10.5,45,45],"shape_name":"LAngle","synonyms":["H90/90/16","L90/90/16","L90x90x16","L90x90x16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[LAngle.Q68]" table:style-name="ce1">
            <text:p>{"L100/100/8": [{"shape_coords":[100,100,8,8,14,7,50,50],"shape_name":"LAngle","synonyms":["H100/100/8","L100/100/8","L100x100x8","L100x10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[LAngle.Q69]" table:style-name="ce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[LAngle.Q70]" table:style-name="ce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[LAngle.Q71]" table:style-name="ce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[LAngle.Q72]" table:style-name="ce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[LAngle.Q73]" table:style-name="ce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[LAngle.Q74]" table:style-name="ce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[LAngle.Q75]" table:style-name="ce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[LAngle.Q76]" table:style-name="ce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[LAngle.Q77]" table:style-name="ce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[LAngle.Q78]" table:style-name="ce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[LAngle.Q79]" table:style-name="ce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[LAngle.Q80]" table:style-name="ce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[LAngle.Q81]" table:style-name="ce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[LAngle.Q82]" table:style-name="ce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[LAngle.Q83]" table:style-name="ce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[LAngle.Q84]" table:style-name="ce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[LAngle.Q85]" table:style-name="ce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[LAngle.Q86]" table:style-name="ce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[LAngle.Q87]" table:style-name="ce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83"/>
        </table:table-row>
        <table:table-row table:style-name="ro5"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[LAngle.Q88]" table:style-name="ce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83"/>
        </table:table-row>
        <table:table-row table:style-name="ro5"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[LAngle.Q89]" table:style-name="ce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83"/>
        </table:table-row>
        <table:table-row table:style-name="ro5"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[LAngle.Q90]" table:style-name="ce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83"/>
        </table:table-row>
        <table:table-row table:style-name="ro5"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[LAngle.Q91]" table:style-name="ce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83"/>
        </table:table-row>
        <table:table-row table:style-name="ro5"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[LAngle.Q92]" table:style-name="ce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83"/>
        </table:table-row>
        <table:table-row table:style-name="ro5"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[LAngle.Q93]" table:style-name="ce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83"/>
        </table:table-row>
        <table:table-row table:style-name="ro5"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[LAngle.Q94]" table:style-name="ce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83"/>
        </table:table-row>
        <table:table-row table:style-name="ro5"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[LAngle.Q95]" table:style-name="ce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83"/>
        </table:table-row>
        <table:table-row table:style-name="ro5"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[LAngle.Q96]" table:style-name="ce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83"/>
        </table:table-row>
        <table:table-row table:style-name="ro5"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[LAngle.Q97]" table:style-name="ce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83"/>
        </table:table-row>
        <table:table-row table:style-name="ro5"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[LAngle.Q98]" table:style-name="ce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83"/>
        </table:table-row>
        <table:table-row table:style-name="ro5"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[LAngle.Q99]" table:style-name="ce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83"/>
        </table:table-row>
        <table:table-row table:style-name="ro5"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[LAngle.Q100]" table:style-name="ce1">
            <text:p>{"L30/20/3": [{"shape_coords":[30,20,3,3,5,2.5,10,15],"shape_name":"LAngle","synonyms":["H30/20/3","L30/20/3","L30x20x3","L30x20x3"]}]},</text:p>
          </table:table-cell>
          <table:table-cell table:number-columns-repeated="16383"/>
        </table:table-row>
        <table:table-row table:style-name="ro5"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[LAngle.Q101]" table:style-name="ce1">
            <text:p>{"L30/20/4": [{"shape_coords":[30,20,4,4,6,3,10,15],"shape_name":"LAngle","synonyms":["H30/20/4","L30/20/4","L30x20x4","L30x20x4"]}]},</text:p>
          </table:table-cell>
          <table:table-cell table:number-columns-repeated="16383"/>
        </table:table-row>
        <table:table-row table:style-name="ro5"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[LAngle.Q102]" table:style-name="ce1">
            <text:p>{"L40/20/3": [{"shape_coords":[40,20,3,3,5,2.5,10,20],"shape_name":"LAngle","synonyms":["H40/20/3","L40/20/3","L40x20x3","L40x20x3"]}]},</text:p>
          </table:table-cell>
          <table:table-cell table:number-columns-repeated="16383"/>
        </table:table-row>
        <table:table-row table:style-name="ro5"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[LAngle.Q103]" table:style-name="ce1">
            <text:p>{"L40/20/4": [{"shape_coords":[40,20,4,4,6,3,10,20],"shape_name":"LAngle","synonyms":["H40/20/4","L40/20/4","L40x20x4","L40x20x4"]}]},</text:p>
          </table:table-cell>
          <table:table-cell table:number-columns-repeated="16383"/>
        </table:table-row>
        <table:table-row table:style-name="ro5"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[LAngle.Q104]" table:style-name="ce1">
            <text:p>{"L40/20/5": [{"shape_coords":[40,20,5,5,7,3.5,10,20],"shape_name":"LAngle","synonyms":["H40/20/5","L40/20/5","L40x20x5","L40x20x5"]}]},</text:p>
          </table:table-cell>
          <table:table-cell table:number-columns-repeated="16383"/>
        </table:table-row>
        <table:table-row table:style-name="ro5"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[LAngle.Q105]" table:style-name="ce1">
            <text:p>{"L40/25/4": [{"shape_coords":[40,25,4,4,65,32.5,12.5,20],"shape_name":"LAngle","synonyms":["H40/25/4","L40/25/4","L40x25x4","L40x25x4"]}]},</text:p>
          </table:table-cell>
          <table:table-cell table:number-columns-repeated="16383"/>
        </table:table-row>
        <table:table-row table:style-name="ro5"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[LAngle.Q106]" table:style-name="ce1">
            <text:p>{"L40/25/5": [{"shape_coords":[40,25,5,5,75,37.5,12.5,20],"shape_name":"LAngle","synonyms":["H40/25/5","L40/25/5","L40x25x5","L40x25x5"]}]},</text:p>
          </table:table-cell>
          <table:table-cell table:number-columns-repeated="16383"/>
        </table:table-row>
        <table:table-row table:style-name="ro5"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[LAngle.Q107]" table:style-name="ce1">
            <text:p>{"L45/30/4": [{"shape_coords":[45,30,4,4,65,32.5,15,22.5],"shape_name":"LAngle","synonyms":["H45/30/4","L45/30/4","L45x30x4","L45x30x4"]}]},</text:p>
          </table:table-cell>
          <table:table-cell table:number-columns-repeated="16383"/>
        </table:table-row>
        <table:table-row table:style-name="ro5"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[LAngle.Q108]" table:style-name="ce1">
            <text:p>{"L45/30/5": [{"shape_coords":[45,30,5,5,75,37.5,15,22.5],"shape_name":"LAngle","synonyms":["H45/30/5","L45/30/5","L45x30x5","L45x30x5"]}]},</text:p>
          </table:table-cell>
          <table:table-cell table:number-columns-repeated="16383"/>
        </table:table-row>
        <table:table-row table:style-name="ro5"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[LAngle.Q109]" table:style-name="ce1">
            <text:p>{"L50/30/5": [{"shape_coords":[50,30,5,5,75,37.5,15,25],"shape_name":"LAngle","synonyms":["H50/30/5","L50/30/5","L50x30x5","L50x30x5"]}]},</text:p>
          </table:table-cell>
          <table:table-cell table:number-columns-repeated="16383"/>
        </table:table-row>
        <table:table-row table:style-name="ro5"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[LAngle.Q110]" table:style-name="ce1">
            <text:p>{"L50/30/6": [{"shape_coords":[50,30,6,6,85,42.5,15,25],"shape_name":"LAngle","synonyms":["H50/30/6","L50/30/6","L50x30x6","L50x30x6"]}]},</text:p>
          </table:table-cell>
          <table:table-cell table:number-columns-repeated="16383"/>
        </table:table-row>
        <table:table-row table:style-name="ro5"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[LAngle.Q111]" table:style-name="ce1">
            <text:p>{"L50/40/5": [{"shape_coords":[50,40,5,5,75,37.5,20,25],"shape_name":"LAngle","synonyms":["H50/40/5","L50/40/5","L50x40x5","L50x40x5"]}]},</text:p>
          </table:table-cell>
          <table:table-cell table:number-columns-repeated="16383"/>
        </table:table-row>
        <table:table-row table:style-name="ro5"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[LAngle.Q112]" table:style-name="ce1">
            <text:p>{"L50/40/6": [{"shape_coords":[50,40,6,6,85,42.5,20,25],"shape_name":"LAngle","synonyms":["H50/40/6","L50/40/6","L50x40x6","L50x40x6"]}]},</text:p>
          </table:table-cell>
          <table:table-cell table:number-columns-repeated="16383"/>
        </table:table-row>
        <table:table-row table:style-name="ro5"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[LAngle.Q113]" table:style-name="ce1">
            <text:p>{"L60/30/5": [{"shape_coords":[60,30,5,5,8,4,15,30],"shape_name":"LAngle","synonyms":["H60/30/5","L60/30/5","L60x30x5","L60x30x5"]}]},</text:p>
          </table:table-cell>
          <table:table-cell table:number-columns-repeated="16383"/>
        </table:table-row>
        <table:table-row table:style-name="ro5"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[LAngle.Q114]" table:style-name="ce1">
            <text:p>{"L60/30/6": [{"shape_coords":[60,30,6,6,9,4.5,15,30],"shape_name":"LAngle","synonyms":["H60/30/6","L60/30/6","L60x30x6","L60x30x6"]}]},</text:p>
          </table:table-cell>
          <table:table-cell table:number-columns-repeated="16383"/>
        </table:table-row>
        <table:table-row table:style-name="ro5"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[LAngle.Q115]" table:style-name="ce1">
            <text:p>{"L60/30/7": [{"shape_coords":[60,30,7,7,10,5,15,30],"shape_name":"LAngle","synonyms":["H60/30/7","L60/30/7","L60x30x7","L60x30x7"]}]},</text:p>
          </table:table-cell>
          <table:table-cell table:number-columns-repeated="16383"/>
        </table:table-row>
        <table:table-row table:style-name="ro5"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[LAngle.Q116]" table:style-name="ce1">
            <text:p>{"L60/40/5": [{"shape_coords":[60,40,5,5,8,4,20,30],"shape_name":"LAngle","synonyms":["H60/40/5","L60/40/5","L60x40x5","L60x40x5"]}]},</text:p>
          </table:table-cell>
          <table:table-cell table:number-columns-repeated="16383"/>
        </table:table-row>
        <table:table-row table:style-name="ro5"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[LAngle.Q117]" table:style-name="ce1">
            <text:p>{"L60/40/6": [{"shape_coords":[60,40,6,6,9,4.5,20,30],"shape_name":"LAngle","synonyms":["H60/40/6","L60/40/6","L60x40x6","L60x40x6"]}]},</text:p>
          </table:table-cell>
          <table:table-cell table:number-columns-repeated="16383"/>
        </table:table-row>
        <table:table-row table:style-name="ro5"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[LAngle.Q118]" table:style-name="ce1">
            <text:p>{"L60/40/7": [{"shape_coords":[60,40,7,7,10,5,20,30],"shape_name":"LAngle","synonyms":["H60/40/7","L60/40/7","L60x40x7","L60x40x7"]}]},</text:p>
          </table:table-cell>
          <table:table-cell table:number-columns-repeated="16383"/>
        </table:table-row>
        <table:table-row table:style-name="ro5"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[LAngle.Q119]" table:style-name="ce1">
            <text:p>{"L65/50/5": [{"shape_coords":[65,50,5,5,85,42.5,25,32.5],"shape_name":"LAngle","synonyms":["H65/50/5","L65/50/5","L65x50x5","L65x50x5"]}]},</text:p>
          </table:table-cell>
          <table:table-cell table:number-columns-repeated="16383"/>
        </table:table-row>
        <table:table-row table:style-name="ro5"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[LAngle.Q120]" table:style-name="ce1">
            <text:p>{"L65/50/6": [{"shape_coords":[65,50,6,6,95,47.5,25,32.5],"shape_name":"LAngle","synonyms":["H65/50/6","L65/50/6","L65x50x6","L65x50x6"]}]},</text:p>
          </table:table-cell>
          <table:table-cell table:number-columns-repeated="16383"/>
        </table:table-row>
        <table:table-row table:style-name="ro5"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[LAngle.Q121]" table:style-name="ce1">
            <text:p>{"L65/50/7": [{"shape_coords":[65,50,7,7,10,5,25,32.5],"shape_name":"LAngle","synonyms":["H65/50/7","L65/50/7","L65x50x7","L65x50x7"]}]},</text:p>
          </table:table-cell>
          <table:table-cell table:number-columns-repeated="16383"/>
        </table:table-row>
        <table:table-row table:style-name="ro5"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[LAngle.Q122]" table:style-name="ce1">
            <text:p>{"L65/50/8": [{"shape_coords":[65,50,8,8,11,5.5,25,32.5],"shape_name":"LAngle","synonyms":["H65/50/8","L65/50/8","L65x50x8","L65x50x8"]}]},</text:p>
          </table:table-cell>
          <table:table-cell table:number-columns-repeated="16383"/>
        </table:table-row>
        <table:table-row table:style-name="ro5"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[LAngle.Q123]" table:style-name="ce1">
            <text:p>{"L65/50/9": [{"shape_coords":[65,50,9,9,12,6,25,32.5],"shape_name":"LAngle","synonyms":["H65/50/9","L65/50/9","L65x50x9","L65x50x9"]}]},</text:p>
          </table:table-cell>
          <table:table-cell table:number-columns-repeated="16383"/>
        </table:table-row>
        <table:table-row table:style-name="ro5"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[LAngle.Q124]" table:style-name="ce1">
            <text:p>{"L75/50/5": [{"shape_coords":[75,50,5,5,85,42.5,25,37.5],"shape_name":"LAngle","synonyms":["H75/50/5","L75/50/5","L75x50x5","L75x50x5"]}]},</text:p>
          </table:table-cell>
          <table:table-cell table:number-columns-repeated="16383"/>
        </table:table-row>
        <table:table-row table:style-name="ro5"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[LAngle.Q125]" table:style-name="ce1">
            <text:p>{"L75/50/6": [{"shape_coords":[75,50,6,6,95,47.5,25,37.5],"shape_name":"LAngle","synonyms":["H75/50/6","L75/50/6","L75x50x6","L75x50x6"]}]},</text:p>
          </table:table-cell>
          <table:table-cell table:number-columns-repeated="16383"/>
        </table:table-row>
        <table:table-row table:style-name="ro5"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[LAngle.Q126]" table:style-name="ce1">
            <text:p>{"L75/50/7": [{"shape_coords":[75,50,7,7,10,5,25,37.5],"shape_name":"LAngle","synonyms":["H75/50/7","L75/50/7","L75x50x7","L75x50x7"]}]},</text:p>
          </table:table-cell>
          <table:table-cell table:number-columns-repeated="16383"/>
        </table:table-row>
        <table:table-row table:style-name="ro5"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[LAngle.Q127]" table:style-name="ce1">
            <text:p>{"L75/55/7": [{"shape_coords":[75,55,7,7,10,5,27.5,37.5],"shape_name":"LAngle","synonyms":["H75/55/7","L75/55/7","L75x55x7","L75x55x7"]}]},</text:p>
          </table:table-cell>
          <table:table-cell table:number-columns-repeated="16383"/>
        </table:table-row>
        <table:table-row table:style-name="ro5"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[LAngle.Q128]" table:style-name="ce1">
            <text:p>{"L75/65/6": [{"shape_coords":[75,65,6,6,10,5,32.5,37.5],"shape_name":"LAngle","synonyms":["H75/65/6","L75/65/6","L75x65x6","L75x65x6"]}]},</text:p>
          </table:table-cell>
          <table:table-cell table:number-columns-repeated="16383"/>
        </table:table-row>
        <table:table-row table:style-name="ro5"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[LAngle.Q129]" table:style-name="ce1">
            <text:p>{"L75/65/7": [{"shape_coords":[75,65,7,7,11,5.5,32.5,37.5],"shape_name":"LAngle","synonyms":["H75/65/7","L75/65/7","L75x65x7","L75x65x7"]}]},</text:p>
          </table:table-cell>
          <table:table-cell table:number-columns-repeated="16383"/>
        </table:table-row>
        <table:table-row table:style-name="ro5"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[LAngle.Q130]" table:style-name="ce1">
            <text:p>{"L75/65/8": [{"shape_coords":[75,65,8,8,12,6,32.5,37.5],"shape_name":"LAngle","synonyms":["H75/65/8","L75/65/8","L75x65x8","L75x65x8"]}]},</text:p>
          </table:table-cell>
          <table:table-cell table:number-columns-repeated="16383"/>
        </table:table-row>
        <table:table-row table:style-name="ro5"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[LAngle.Q131]" table:style-name="ce1">
            <text:p>{"L75/65/10": [{"shape_coords":[75,65,10,10,14,7,32.5,37.5],"shape_name":"LAngle","synonyms":["H75/65/10","L75/65/10","L75x65x10","L75x65x10"]}]},</text:p>
          </table:table-cell>
          <table:table-cell table:number-columns-repeated="16383"/>
        </table:table-row>
        <table:table-row table:style-name="ro5"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[LAngle.Q132]" table:style-name="ce1">
            <text:p>{"L80/40/6": [{"shape_coords":[80,40,6,6,95,47.5,20,40],"shape_name":"LAngle","synonyms":["H80/40/6","L80/40/6","L80x40x6","L80x40x6"]}]},</text:p>
          </table:table-cell>
          <table:table-cell table:number-columns-repeated="16383"/>
        </table:table-row>
        <table:table-row table:style-name="ro5"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[LAngle.Q133]" table:style-name="ce1">
            <text:p>{"L80/40/7": [{"shape_coords":[80,40,7,7,10,5,20,40],"shape_name":"LAngle","synonyms":["H80/40/7","L80/40/7","L80x40x7","L80x40x7"]}]},</text:p>
          </table:table-cell>
          <table:table-cell table:number-columns-repeated="16383"/>
        </table:table-row>
        <table:table-row table:style-name="ro5"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[LAngle.Q134]" table:style-name="ce1">
            <text:p>{"L80/40/8": [{"shape_coords":[80,40,8,8,11,5.5,20,40],"shape_name":"LAngle","synonyms":["H80/40/8","L80/40/8","L80x40x8","L80x40x8"]}]},</text:p>
          </table:table-cell>
          <table:table-cell table:number-columns-repeated="16383"/>
        </table:table-row>
        <table:table-row table:style-name="ro5"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[LAngle.Q135]" table:style-name="ce1">
            <text:p>{"L90/60/6": [{"shape_coords":[90,60,6,6,95,47.5,30,45],"shape_name":"LAngle","synonyms":["H90/60/6","L90/60/6","L90x60x6","L90x60x6"]}]},</text:p>
          </table:table-cell>
          <table:table-cell table:number-columns-repeated="16383"/>
        </table:table-row>
        <table:table-row table:style-name="ro5"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[LAngle.Q136]" table:style-name="ce1">
            <text:p>{"L90/60/8": [{"shape_coords":[90,60,8,8,11,5.5,30,45],"shape_name":"LAngle","synonyms":["H90/60/8","L90/60/8","L90x60x8","L90x60x8"]}]},</text:p>
          </table:table-cell>
          <table:table-cell table:number-columns-repeated="16383"/>
        </table:table-row>
        <table:table-row table:style-name="ro5"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[LAngle.Q137]" table:style-name="ce1">
            <text:p>{"L100/50/6": [{"shape_coords":[100,50,6,6,10,5,25,50],"shape_name":"LAngle","synonyms":["H100/50/6","L100/50/6","L100x50x6","L100x50x6"]}]},</text:p>
          </table:table-cell>
          <table:table-cell table:number-columns-repeated="16383"/>
        </table:table-row>
        <table:table-row table:style-name="ro5"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[LAngle.Q138]" table:style-name="ce1">
            <text:p>{"L100/50/7": [{"shape_coords":[100,50,7,7,11,5.5,25,50],"shape_name":"LAngle","synonyms":["H100/50/7","L100/50/7","L100x50x7","L100x50x7"]}]},</text:p>
          </table:table-cell>
          <table:table-cell table:number-columns-repeated="16383"/>
        </table:table-row>
        <table:table-row table:style-name="ro5"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[LAngle.Q139]" table:style-name="ce1">
            <text:p>{"L100/50/8": [{"shape_coords":[100,50,8,8,12,6,25,50],"shape_name":"LAngle","synonyms":["H100/50/8","L100/50/8","L100x50x8","L100x50x8"]}]},</text:p>
          </table:table-cell>
          <table:table-cell table:number-columns-repeated="16383"/>
        </table:table-row>
        <table:table-row table:style-name="ro5"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[LAngle.Q140]" table:style-name="ce1">
            <text:p>{"L100/50/10": [{"shape_coords":[100,50,10,10,14,7,25,50],"shape_name":"LAngle","synonyms":["H100/50/10","L100/50/10","L100x50x10","L100x50x10"]}]},</text:p>
          </table:table-cell>
          <table:table-cell table:number-columns-repeated="16383"/>
        </table:table-row>
        <table:table-row table:style-name="ro5"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[LAngle.Q141]" table:style-name="ce1">
            <text:p>{"L100/65/7": [{"shape_coords":[100,65,7,7,12,6,32.5,50],"shape_name":"LAngle","synonyms":["H100/65/7","L100/65/7","L100x65x7","L100x65x7"]}]},</text:p>
          </table:table-cell>
          <table:table-cell table:number-columns-repeated="16383"/>
        </table:table-row>
        <table:table-row table:style-name="ro5"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[LAngle.Q142]" table:style-name="ce1">
            <text:p>{"L100/65/8": [{"shape_coords":[100,65,8,8,13,6.5,32.5,50],"shape_name":"LAngle","synonyms":["H100/65/8","L100/65/8","L100x65x8","L100x65x8"]}]},</text:p>
          </table:table-cell>
          <table:table-cell table:number-columns-repeated="16383"/>
        </table:table-row>
        <table:table-row table:style-name="ro5"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[LAngle.Q143]" table:style-name="ce1">
            <text:p>{"L100/65/9": [{"shape_coords":[100,65,9,9,14,7,32.5,50],"shape_name":"LAngle","synonyms":["H100/65/9","L100/65/9","L100x65x9","L100x65x9"]}]},</text:p>
          </table:table-cell>
          <table:table-cell table:number-columns-repeated="16383"/>
        </table:table-row>
        <table:table-row table:style-name="ro5"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[LAngle.Q144]" table:style-name="ce1">
            <text:p>{"L100/65/10": [{"shape_coords":[100,65,10,10,15,7.5,32.5,50],"shape_name":"LAngle","synonyms":["H100/65/10","L100/65/10","L100x65x10","L100x65x10"]}]},</text:p>
          </table:table-cell>
          <table:table-cell table:number-columns-repeated="16383"/>
        </table:table-row>
        <table:table-row table:style-name="ro5"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[LAngle.Q145]" table:style-name="ce1">
            <text:p>{"L100/65/11": [{"shape_coords":[100,65,11,11,16,8,32.5,50],"shape_name":"LAngle","synonyms":["H100/65/11","L100/65/11","L100x65x11","L100x65x11"]}]},</text:p>
          </table:table-cell>
          <table:table-cell table:number-columns-repeated="16383"/>
        </table:table-row>
        <table:table-row table:style-name="ro5"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[LAngle.Q146]" table:style-name="ce1">
            <text:p>{"L100/75/7": [{"shape_coords":[100,75,7,7,12,6,37.5,50],"shape_name":"LAngle","synonyms":["H100/75/7","L100/75/7","L100x75x7","L100x75x7"]}]},</text:p>
          </table:table-cell>
          <table:table-cell table:number-columns-repeated="16383"/>
        </table:table-row>
        <table:table-row table:style-name="ro5"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[LAngle.Q147]" table:style-name="ce1">
            <text:p>{"L100/75/8": [{"shape_coords":[100,75,8,8,13,6.5,37.5,50],"shape_name":"LAngle","synonyms":["H100/75/8","L100/75/8","L100x75x8","L100x75x8"]}]},</text:p>
          </table:table-cell>
          <table:table-cell table:number-columns-repeated="16383"/>
        </table:table-row>
        <table:table-row table:style-name="ro5"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[LAngle.Q148]" table:style-name="ce1">
            <text:p>{"L100/75/9": [{"shape_coords":[100,75,9,9,14,7,37.5,50],"shape_name":"LAngle","synonyms":["H100/75/9","L100/75/9","L100x75x9","L100x75x9"]}]},</text:p>
          </table:table-cell>
          <table:table-cell table:number-columns-repeated="16383"/>
        </table:table-row>
        <table:table-row table:style-name="ro5"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[LAngle.Q149]" table:style-name="ce1">
            <text:p>{"L100/75/10": [{"shape_coords":[100,75,10,10,15,7.5,37.5,50],"shape_name":"LAngle","synonyms":["H100/75/10","L100/75/10","L100x75x10","L100x75x10"]}]},</text:p>
          </table:table-cell>
          <table:table-cell table:number-columns-repeated="16383"/>
        </table:table-row>
        <table:table-row table:style-name="ro5"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[LAngle.Q150]" table:style-name="ce1">
            <text:p>{"L120/80/8": [{"shape_coords":[120,80,8,8,13,6.5,40,60],"shape_name":"LAngle","synonyms":["H120/80/8","L120/80/8","L120x80x8","L120x80x8"]}]},</text:p>
          </table:table-cell>
          <table:table-cell table:number-columns-repeated="16383"/>
        </table:table-row>
        <table:table-row table:style-name="ro5"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[LAngle.Q151]" table:style-name="ce1">
            <text:p>{"L120/80/12": [{"shape_coords":[120,80,12,12,17,8.5,40,60],"shape_name":"LAngle","synonyms":["H120/80/12","L120/80/12","L120x80x12","L120x80x12"]}]},</text:p>
          </table:table-cell>
          <table:table-cell table:number-columns-repeated="16383"/>
        </table:table-row>
        <table:table-row table:style-name="ro5"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[LAngle.Q152]" table:style-name="ce1">
            <text:p>{"L130/65/8": [{"shape_coords":[130,65,8,8,13,6.5,32.5,65],"shape_name":"LAngle","synonyms":["H130/65/8","L130/65/8","L130x65x8","L130x65x8"]}]},</text:p>
          </table:table-cell>
          <table:table-cell table:number-columns-repeated="16383"/>
        </table:table-row>
        <table:table-row table:style-name="ro5"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[LAngle.Q153]" table:style-name="ce1">
            <text:p>{"L130/65/10": [{"shape_coords":[130,65,10,10,15,7.5,32.5,65],"shape_name":"LAngle","synonyms":["H130/65/10","L130/65/10","L130x65x10","L130x65x10"]}]},</text:p>
          </table:table-cell>
          <table:table-cell table:number-columns-repeated="16383"/>
        </table:table-row>
        <table:table-row table:style-name="ro5"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[LAngle.Q154]" table:style-name="ce1">
            <text:p>{"L130/65/12": [{"shape_coords":[130,65,12,12,17,8.5,32.5,65],"shape_name":"LAngle","synonyms":["H130/65/12","L130/65/12","L130x65x12","L130x65x12"]}]},</text:p>
          </table:table-cell>
          <table:table-cell table:number-columns-repeated="16383"/>
        </table:table-row>
        <table:table-row table:style-name="ro5"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[LAngle.Q155]" table:style-name="ce1">
            <text:p>{"L130/75/8": [{"shape_coords":[130,75,8,8,13,6.5,37.5,65],"shape_name":"LAngle","synonyms":["H130/75/8","L130/75/8","L130x75x8","L130x75x8"]}]},</text:p>
          </table:table-cell>
          <table:table-cell table:number-columns-repeated="16383"/>
        </table:table-row>
        <table:table-row table:style-name="ro5"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[LAngle.Q156]" table:style-name="ce1">
            <text:p>{"L130/75/10": [{"shape_coords":[130,75,10,10,15,7.5,37.5,65],"shape_name":"LAngle","synonyms":["H130/75/10","L130/75/10","L130x75x10","L130x75x10"]}]},</text:p>
          </table:table-cell>
          <table:table-cell table:number-columns-repeated="16383"/>
        </table:table-row>
        <table:table-row table:style-name="ro5"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[LAngle.Q157]" table:style-name="ce1">
            <text:p>{"L130/75/12": [{"shape_coords":[130,75,12,12,17,8.5,37.5,65],"shape_name":"LAngle","synonyms":["H130/75/12","L130/75/12","L130x75x12","L130x75x12"]}]},</text:p>
          </table:table-cell>
          <table:table-cell table:number-columns-repeated="16383"/>
        </table:table-row>
        <table:table-row table:style-name="ro5"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[LAngle.Q158]" table:style-name="ce1">
            <text:p>{"L150/75/9": [{"shape_coords":[150,75,9,9,14,7,37.5,75],"shape_name":"LAngle","synonyms":["H150/75/9","L150/75/9","L150x75x9","L150x75x9"]}]},</text:p>
          </table:table-cell>
          <table:table-cell table:number-columns-repeated="16383"/>
        </table:table-row>
        <table:table-row table:style-name="ro5"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[LAngle.Q159]" table:style-name="ce1">
            <text:p>{"L150/75/10": [{"shape_coords":[150,75,10,10,15,7.5,37.5,75],"shape_name":"LAngle","synonyms":["H150/75/10","L150/75/10","L150x75x10","L150x75x10"]}]},</text:p>
          </table:table-cell>
          <table:table-cell table:number-columns-repeated="16383"/>
        </table:table-row>
        <table:table-row table:style-name="ro5"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[LAngle.Q160]" table:style-name="ce1">
            <text:p>{"L150/75/11": [{"shape_coords":[150,75,11,11,16,8,37.5,75],"shape_name":"LAngle","synonyms":["H150/75/11","L150/75/11","L150x75x11","L150x75x11"]}]},</text:p>
          </table:table-cell>
          <table:table-cell table:number-columns-repeated="16383"/>
        </table:table-row>
        <table:table-row table:style-name="ro5"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[LAngle.Q161]" table:style-name="ce1">
            <text:p>{"L150/90/10": [{"shape_coords":[150,90,10,10,16,8,45,75],"shape_name":"LAngle","synonyms":["H150/90/10","L150/90/10","L150x90x10","L150x90x10"]}]},</text:p>
          </table:table-cell>
          <table:table-cell table:number-columns-repeated="16383"/>
        </table:table-row>
        <table:table-row table:style-name="ro5"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[LAngle.Q162]" table:style-name="ce1">
            <text:p>{"L150/90/12": [{"shape_coords":[150,90,12,12,18,9,45,75],"shape_name":"LAngle","synonyms":["H150/90/12","L150/90/12","L150x90x12","L150x90x12"]}]},</text:p>
          </table:table-cell>
          <table:table-cell table:number-columns-repeated="16383"/>
        </table:table-row>
        <table:table-row table:style-name="ro5"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[LAngle.Q163]" table:style-name="ce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83"/>
        </table:table-row>
        <table:table-row table:style-name="ro5"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[LAngle.Q164]" table:style-name="ce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83"/>
        </table:table-row>
        <table:table-row table:style-name="ro5"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[LAngle.Q165]" table:style-name="ce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83"/>
        </table:table-row>
        <table:table-row table:style-name="ro5"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[LAngle.Q166]" table:style-name="ce1">
            <text:p>{"L160/80/10": [{"shape_coords":[160,80,10,10,16,8,40,80],"shape_name":"LAngle","synonyms":["H160/80/10","L160/80/10","L160x80x10","L160x80x10"]}]},</text:p>
          </table:table-cell>
          <table:table-cell table:number-columns-repeated="16383"/>
        </table:table-row>
        <table:table-row table:style-name="ro5"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[LAngle.Q167]" table:style-name="ce1">
            <text:p>{"L160/80/12": [{"shape_coords":[160,80,12,12,18,9,40,80],"shape_name":"LAngle","synonyms":["H160/80/12","L160/80/12","L160x80x12","L160x80x12"]}]},</text:p>
          </table:table-cell>
          <table:table-cell table:number-columns-repeated="16383"/>
        </table:table-row>
        <table:table-row table:style-name="ro5"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[LAngle.Q168]" table:style-name="ce1">
            <text:p>{"L160/80/14": [{"shape_coords":[160,80,14,14,20,10,40,80],"shape_name":"LAngle","synonyms":["H160/80/14","L160/80/14","L160x80x14","L160x80x14"]}]},</text:p>
          </table:table-cell>
          <table:table-cell table:number-columns-repeated="16383"/>
        </table:table-row>
        <table:table-row table:style-name="ro5"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[LAngle.Q169]" table:style-name="ce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83"/>
        </table:table-row>
        <table:table-row table:style-name="ro5"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[LAngle.Q170]" table:style-name="ce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83"/>
        </table:table-row>
        <table:table-row table:style-name="ro5"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[LAngle.Q171]" table:style-name="ce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83"/>
        </table:table-row>
        <table:table-row table:style-name="ro5"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[LAngle.Q172]" table:style-name="ce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83"/>
        </table:table-row>
        <table:table-row table:style-name="ro5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5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5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5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5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5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5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5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5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5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5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5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5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5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5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5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5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5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5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5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5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5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5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5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5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5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5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5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5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5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5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5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5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5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5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5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5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5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5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5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5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5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5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5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5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5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5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5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5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5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5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5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5">
          <table:table-cell office:value-type="string" office:string-value="{&quot;R8 &quot;: [{&quot;shape_coords&quot;:[8,4],&quot;shape_name&quot;:&quot;Round&quot;,&quot;synonyms&quot;:[&quot;R8 &quot;,&quot;Rond 8 &quot;,&quot;Rond8 &quot;]}]}," table:formula="of:=[Round.I3]" table:style-name="ce1">
            <text:p>{"R8 ": [{"shape_coords":[8,4],"shape_name":"Round","synonyms":["R8 ","Rond 8 ","Rond8 "]}]},</text:p>
          </table:table-cell>
          <table:table-cell table:number-columns-repeated="16383"/>
        </table:table-row>
        <table:table-row table:style-name="ro5">
          <table:table-cell office:value-type="string" office:string-value="{&quot;R10&quot;: [{&quot;shape_coords&quot;:[10,5],&quot;shape_name&quot;:&quot;Round&quot;,&quot;synonyms&quot;:[&quot;R10&quot;,&quot;Rond 10&quot;,&quot;Rond10&quot;]}]}," table:formula="of:=[Round.I4]" table:style-name="ce1">
            <text:p>{"R10": [{"shape_coords":[10,5],"shape_name":"Round","synonyms":["R10","Rond 10","Rond10"]}]},</text:p>
          </table:table-cell>
          <table:table-cell table:number-columns-repeated="16383"/>
        </table:table-row>
        <table:table-row table:style-name="ro5">
          <table:table-cell office:value-type="string" office:string-value="{&quot;R12&quot;: [{&quot;shape_coords&quot;:[12,6],&quot;shape_name&quot;:&quot;Round&quot;,&quot;synonyms&quot;:[&quot;R12&quot;,&quot;Rond 12&quot;,&quot;Rond12&quot;]}]}," table:formula="of:=[Round.I5]" table:style-name="ce1">
            <text:p>{"R12": [{"shape_coords":[12,6],"shape_name":"Round","synonyms":["R12","Rond 12","Rond12"]}]},</text:p>
          </table:table-cell>
          <table:table-cell table:number-columns-repeated="16383"/>
        </table:table-row>
        <table:table-row table:style-name="ro5">
          <table:table-cell office:value-type="string" office:string-value="{&quot;R14&quot;: [{&quot;shape_coords&quot;:[14,7],&quot;shape_name&quot;:&quot;Round&quot;,&quot;synonyms&quot;:[&quot;R14&quot;,&quot;Rond 14&quot;,&quot;Rond14&quot;]}]}," table:formula="of:=[Round.I6]" table:style-name="ce1">
            <text:p>{"R14": [{"shape_coords":[14,7],"shape_name":"Round","synonyms":["R14","Rond 14","Rond14"]}]},</text:p>
          </table:table-cell>
          <table:table-cell table:number-columns-repeated="16383"/>
        </table:table-row>
        <table:table-row table:style-name="ro5">
          <table:table-cell office:value-type="string" office:string-value="{&quot;R15&quot;: [{&quot;shape_coords&quot;:[15,7,5],&quot;shape_name&quot;:&quot;Round&quot;,&quot;synonyms&quot;:[&quot;R15&quot;,&quot;Rond 15&quot;,&quot;Rond15&quot;]}]}," table:formula="of:=[Round.I7]" table:style-name="ce1">
            <text:p>{"R15": [{"shape_coords":[15,7,5],"shape_name":"Round","synonyms":["R15","Rond 15","Rond15"]}]},</text:p>
          </table:table-cell>
          <table:table-cell table:number-columns-repeated="16383"/>
        </table:table-row>
        <table:table-row table:style-name="ro5">
          <table:table-cell office:value-type="string" office:string-value="{&quot;R16&quot;: [{&quot;shape_coords&quot;:[16,8],&quot;shape_name&quot;:&quot;Round&quot;,&quot;synonyms&quot;:[&quot;R16&quot;,&quot;Rond 16&quot;,&quot;Rond16&quot;]}]}," table:formula="of:=[Round.I8]" table:style-name="ce1">
            <text:p>{"R16": [{"shape_coords":[16,8],"shape_name":"Round","synonyms":["R16","Rond 16","Rond16"]}]},</text:p>
          </table:table-cell>
          <table:table-cell table:number-columns-repeated="16383"/>
        </table:table-row>
        <table:table-row table:style-name="ro5">
          <table:table-cell office:value-type="string" office:string-value="{&quot;R18&quot;: [{&quot;shape_coords&quot;:[18,9],&quot;shape_name&quot;:&quot;Round&quot;,&quot;synonyms&quot;:[&quot;R18&quot;,&quot;Rond 18&quot;,&quot;Rond18&quot;]}]}," table:formula="of:=[Round.I9]" table:style-name="ce1">
            <text:p>{"R18": [{"shape_coords":[18,9],"shape_name":"Round","synonyms":["R18","Rond 18","Rond18"]}]},</text:p>
          </table:table-cell>
          <table:table-cell table:number-columns-repeated="16383"/>
        </table:table-row>
        <table:table-row table:style-name="ro5">
          <table:table-cell office:value-type="string" office:string-value="{&quot;R19&quot;: [{&quot;shape_coords&quot;:[19,9,5],&quot;shape_name&quot;:&quot;Round&quot;,&quot;synonyms&quot;:[&quot;R19&quot;,&quot;Rond 19&quot;,&quot;Rond19&quot;]}]}," table:formula="of:=[Round.I10]" table:style-name="ce1">
            <text:p>{"R19": [{"shape_coords":[19,9,5],"shape_name":"Round","synonyms":["R19","Rond 19","Rond19"]}]},</text:p>
          </table:table-cell>
          <table:table-cell table:number-columns-repeated="16383"/>
        </table:table-row>
        <table:table-row table:style-name="ro5">
          <table:table-cell office:value-type="string" office:string-value="{&quot;R20&quot;: [{&quot;shape_coords&quot;:[20,10],&quot;shape_name&quot;:&quot;Round&quot;,&quot;synonyms&quot;:[&quot;R20&quot;,&quot;Rond 20&quot;,&quot;Rond20&quot;]}]}," table:formula="of:=[Round.I11]" table:style-name="ce1">
            <text:p>{"R20": [{"shape_coords":[20,10],"shape_name":"Round","synonyms":["R20","Rond 20","Rond20"]}]},</text:p>
          </table:table-cell>
          <table:table-cell table:number-columns-repeated="16383"/>
        </table:table-row>
        <table:table-row table:style-name="ro5">
          <table:table-cell office:value-type="string" office:string-value="{&quot;R22&quot;: [{&quot;shape_coords&quot;:[22,11],&quot;shape_name&quot;:&quot;Round&quot;,&quot;synonyms&quot;:[&quot;R22&quot;,&quot;Rond 22&quot;,&quot;Rond22&quot;]}]}," table:formula="of:=[Round.I12]" table:style-name="ce1">
            <text:p>{"R22": [{"shape_coords":[22,11],"shape_name":"Round","synonyms":["R22","Rond 22","Rond22"]}]},</text:p>
          </table:table-cell>
          <table:table-cell table:number-columns-repeated="16383"/>
        </table:table-row>
        <table:table-row table:style-name="ro5">
          <table:table-cell office:value-type="string" office:string-value="{&quot;R24&quot;: [{&quot;shape_coords&quot;:[24,12],&quot;shape_name&quot;:&quot;Round&quot;,&quot;synonyms&quot;:[&quot;R24&quot;,&quot;Rond 24&quot;,&quot;Rond24&quot;]}]}," table:formula="of:=[Round.I13]" table:style-name="ce1">
            <text:p>{"R24": [{"shape_coords":[24,12],"shape_name":"Round","synonyms":["R24","Rond 24","Rond24"]}]},</text:p>
          </table:table-cell>
          <table:table-cell table:number-columns-repeated="16383"/>
        </table:table-row>
        <table:table-row table:style-name="ro5">
          <table:table-cell office:value-type="string" office:string-value="{&quot;R25&quot;: [{&quot;shape_coords&quot;:[25,12,5],&quot;shape_name&quot;:&quot;Round&quot;,&quot;synonyms&quot;:[&quot;R25&quot;,&quot;Rond 25&quot;,&quot;Rond25&quot;]}]}," table:formula="of:=[Round.I14]" table:style-name="ce1">
            <text:p>{"R25": [{"shape_coords":[25,12,5],"shape_name":"Round","synonyms":["R25","Rond 25","Rond25"]}]},</text:p>
          </table:table-cell>
          <table:table-cell table:number-columns-repeated="16383"/>
        </table:table-row>
        <table:table-row table:style-name="ro5">
          <table:table-cell office:value-type="string" office:string-value="{&quot;R27&quot;: [{&quot;shape_coords&quot;:[27,13,5],&quot;shape_name&quot;:&quot;Round&quot;,&quot;synonyms&quot;:[&quot;R27&quot;,&quot;Rond 27&quot;,&quot;Rond27&quot;]}]}," table:formula="of:=[Round.I15]" table:style-name="ce1">
            <text:p>{"R27": [{"shape_coords":[27,13,5],"shape_name":"Round","synonyms":["R27","Rond 27","Rond27"]}]},</text:p>
          </table:table-cell>
          <table:table-cell table:number-columns-repeated="16383"/>
        </table:table-row>
        <table:table-row table:style-name="ro5">
          <table:table-cell office:value-type="string" office:string-value="{&quot;R28&quot;: [{&quot;shape_coords&quot;:[28,14],&quot;shape_name&quot;:&quot;Round&quot;,&quot;synonyms&quot;:[&quot;R28&quot;,&quot;Rond 28&quot;,&quot;Rond28&quot;]}]}," table:formula="of:=[Round.I16]" table:style-name="ce1">
            <text:p>{"R28": [{"shape_coords":[28,14],"shape_name":"Round","synonyms":["R28","Rond 28","Rond28"]}]},</text:p>
          </table:table-cell>
          <table:table-cell table:number-columns-repeated="16383"/>
        </table:table-row>
        <table:table-row table:style-name="ro5">
          <table:table-cell office:value-type="string" office:string-value="{&quot;R30&quot;: [{&quot;shape_coords&quot;:[30,15],&quot;shape_name&quot;:&quot;Round&quot;,&quot;synonyms&quot;:[&quot;R30&quot;,&quot;Rond 30&quot;,&quot;Rond30&quot;]}]}," table:formula="of:=[Round.I17]" table:style-name="ce1">
            <text:p>{"R30": [{"shape_coords":[30,15],"shape_name":"Round","synonyms":["R30","Rond 30","Rond30"]}]},</text:p>
          </table:table-cell>
          <table:table-cell table:number-columns-repeated="16383"/>
        </table:table-row>
        <table:table-row table:style-name="ro5">
          <table:table-cell office:value-type="string" office:string-value="{&quot;R31&quot;: [{&quot;shape_coords&quot;:[31,15,5],&quot;shape_name&quot;:&quot;Round&quot;,&quot;synonyms&quot;:[&quot;R31&quot;,&quot;Rond 31&quot;,&quot;Rond31&quot;]}]}," table:formula="of:=[Round.I18]" table:style-name="ce1">
            <text:p>{"R31": [{"shape_coords":[31,15,5],"shape_name":"Round","synonyms":["R31","Rond 31","Rond31"]}]},</text:p>
          </table:table-cell>
          <table:table-cell table:number-columns-repeated="16383"/>
        </table:table-row>
        <table:table-row table:style-name="ro5">
          <table:table-cell office:value-type="string" office:string-value="{&quot;R32&quot;: [{&quot;shape_coords&quot;:[32,16],&quot;shape_name&quot;:&quot;Round&quot;,&quot;synonyms&quot;:[&quot;R32&quot;,&quot;Rond 32&quot;,&quot;Rond32&quot;]}]}," table:formula="of:=[Round.I19]" table:style-name="ce1">
            <text:p>{"R32": [{"shape_coords":[32,16],"shape_name":"Round","synonyms":["R32","Rond 32","Rond32"]}]},</text:p>
          </table:table-cell>
          <table:table-cell table:number-columns-repeated="16383"/>
        </table:table-row>
        <table:table-row table:style-name="ro5">
          <table:table-cell office:value-type="string" office:string-value="{&quot;R35&quot;: [{&quot;shape_coords&quot;:[35,17,5],&quot;shape_name&quot;:&quot;Round&quot;,&quot;synonyms&quot;:[&quot;R35&quot;,&quot;Rond 35&quot;,&quot;Rond35&quot;]}]}," table:formula="of:=[Round.I20]" table:style-name="ce1">
            <text:p>{"R35": [{"shape_coords":[35,17,5],"shape_name":"Round","synonyms":["R35","Rond 35","Rond35"]}]},</text:p>
          </table:table-cell>
          <table:table-cell table:number-columns-repeated="16383"/>
        </table:table-row>
        <table:table-row table:style-name="ro5">
          <table:table-cell office:value-type="string" office:string-value="{&quot;R38&quot;: [{&quot;shape_coords&quot;:[38,19],&quot;shape_name&quot;:&quot;Round&quot;,&quot;synonyms&quot;:[&quot;R38&quot;,&quot;Rond 38&quot;,&quot;Rond38&quot;]}]}," table:formula="of:=[Round.I21]" table:style-name="ce1">
            <text:p>{"R38": [{"shape_coords":[38,19],"shape_name":"Round","synonyms":["R38","Rond 38","Rond38"]}]},</text:p>
          </table:table-cell>
          <table:table-cell table:number-columns-repeated="16383"/>
        </table:table-row>
        <table:table-row table:style-name="ro5">
          <table:table-cell office:value-type="string" office:string-value="{&quot;R40&quot;: [{&quot;shape_coords&quot;:[40,20],&quot;shape_name&quot;:&quot;Round&quot;,&quot;synonyms&quot;:[&quot;R40&quot;,&quot;Rond 40&quot;,&quot;Rond40&quot;]}]}," table:formula="of:=[Round.I22]" table:style-name="ce1">
            <text:p>{"R40": [{"shape_coords":[40,20],"shape_name":"Round","synonyms":["R40","Rond 40","Rond40"]}]},</text:p>
          </table:table-cell>
          <table:table-cell table:number-columns-repeated="16383"/>
        </table:table-row>
        <table:table-row table:style-name="ro5">
          <table:table-cell office:value-type="string" office:string-value="{&quot;R45&quot;: [{&quot;shape_coords&quot;:[45,22,5],&quot;shape_name&quot;:&quot;Round&quot;,&quot;synonyms&quot;:[&quot;R45&quot;,&quot;Rond 45&quot;,&quot;Rond45&quot;]}]}," table:formula="of:=[Round.I23]" table:style-name="ce1">
            <text:p>{"R45": [{"shape_coords":[45,22,5],"shape_name":"Round","synonyms":["R45","Rond 45","Rond45"]}]},</text:p>
          </table:table-cell>
          <table:table-cell table:number-columns-repeated="16383"/>
        </table:table-row>
        <table:table-row table:style-name="ro5">
          <table:table-cell office:value-type="string" office:string-value="{&quot;R50&quot;: [{&quot;shape_coords&quot;:[50,25],&quot;shape_name&quot;:&quot;Round&quot;,&quot;synonyms&quot;:[&quot;R50&quot;,&quot;Rond 50&quot;,&quot;Rond50&quot;]}]}," table:formula="of:=[Round.I24]" table:style-name="ce1">
            <text:p>{"R50": [{"shape_coords":[50,25],"shape_name":"Round","synonyms":["R50","Rond 50","Rond50"]}]},</text:p>
          </table:table-cell>
          <table:table-cell table:number-columns-repeated="16383"/>
        </table:table-row>
        <table:table-row table:style-name="ro5">
          <table:table-cell office:value-type="string" office:string-value="{&quot;R55&quot;: [{&quot;shape_coords&quot;:[55,27,5],&quot;shape_name&quot;:&quot;Round&quot;,&quot;synonyms&quot;:[&quot;R55&quot;,&quot;Rond 55&quot;,&quot;Rond55&quot;]}]}," table:formula="of:=[Round.I25]" table:style-name="ce1">
            <text:p>{"R55": [{"shape_coords":[55,27,5],"shape_name":"Round","synonyms":["R55","Rond 55","Rond55"]}]},</text:p>
          </table:table-cell>
          <table:table-cell table:number-columns-repeated="16383"/>
        </table:table-row>
        <table:table-row table:style-name="ro5">
          <table:table-cell office:value-type="string" office:string-value="{&quot;R60&quot;: [{&quot;shape_coords&quot;:[60,30],&quot;shape_name&quot;:&quot;Round&quot;,&quot;synonyms&quot;:[&quot;R60&quot;,&quot;Rond 60&quot;,&quot;Rond60&quot;]}]}," table:formula="of:=[Round.I26]" table:style-name="ce1">
            <text:p>{"R60": [{"shape_coords":[60,30],"shape_name":"Round","synonyms":["R60","Rond 60","Rond60"]}]},</text:p>
          </table:table-cell>
          <table:table-cell table:number-columns-repeated="16383"/>
        </table:table-row>
        <table:table-row table:style-name="ro5">
          <table:table-cell office:value-type="string" office:string-value="{&quot;R65&quot;: [{&quot;shape_coords&quot;:[65,32,5],&quot;shape_name&quot;:&quot;Round&quot;,&quot;synonyms&quot;:[&quot;R65&quot;,&quot;Rond 65&quot;,&quot;Rond65&quot;]}]}," table:formula="of:=[Round.I27]" table:style-name="ce1">
            <text:p>{"R65": [{"shape_coords":[65,32,5],"shape_name":"Round","synonyms":["R65","Rond 65","Rond65"]}]},</text:p>
          </table:table-cell>
          <table:table-cell table:number-columns-repeated="16383"/>
        </table:table-row>
        <table:table-row table:style-name="ro5">
          <table:table-cell office:value-type="string" office:string-value="{&quot;R70&quot;: [{&quot;shape_coords&quot;:[70,35],&quot;shape_name&quot;:&quot;Round&quot;,&quot;synonyms&quot;:[&quot;R70&quot;,&quot;Rond 70&quot;,&quot;Rond70&quot;]}]}," table:formula="of:=[Round.I28]" table:style-name="ce1">
            <text:p>{"R70": [{"shape_coords":[70,35],"shape_name":"Round","synonyms":["R70","Rond 70","Rond70"]}]},</text:p>
          </table:table-cell>
          <table:table-cell table:number-columns-repeated="16383"/>
        </table:table-row>
        <table:table-row table:style-name="ro5">
          <table:table-cell office:value-type="string" office:string-value="{&quot;R75&quot;: [{&quot;shape_coords&quot;:[75,37,5],&quot;shape_name&quot;:&quot;Round&quot;,&quot;synonyms&quot;:[&quot;R75&quot;,&quot;Rond 75&quot;,&quot;Rond75&quot;]}]}," table:formula="of:=[Round.I29]" table:style-name="ce1">
            <text:p>{"R75": [{"shape_coords":[75,37,5],"shape_name":"Round","synonyms":["R75","Rond 75","Rond75"]}]},</text:p>
          </table:table-cell>
          <table:table-cell table:number-columns-repeated="16383"/>
        </table:table-row>
        <table:table-row table:style-name="ro5">
          <table:table-cell office:value-type="string" office:string-value="{&quot;R80&quot;: [{&quot;shape_coords&quot;:[80,40],&quot;shape_name&quot;:&quot;Round&quot;,&quot;synonyms&quot;:[&quot;R80&quot;,&quot;Rond 80&quot;,&quot;Rond80&quot;]}]}," table:formula="of:=[Round.I30]" table:style-name="ce1">
            <text:p>{"R80": [{"shape_coords":[80,40],"shape_name":"Round","synonyms":["R80","Rond 80","Rond80"]}]},</text:p>
          </table:table-cell>
          <table:table-cell table:number-columns-repeated="16383"/>
        </table:table-row>
        <table:table-row table:style-name="ro5">
          <table:table-cell office:value-type="string" office:string-value="{&quot;R90&quot;: [{&quot;shape_coords&quot;:[90,45],&quot;shape_name&quot;:&quot;Round&quot;,&quot;synonyms&quot;:[&quot;R90&quot;,&quot;Rond 90&quot;,&quot;Rond90&quot;]}]}," table:formula="of:=[Round.I31]" table:style-name="ce1">
            <text:p>{"R90": [{"shape_coords":[90,45],"shape_name":"Round","synonyms":["R90","Rond 90","Rond90"]}]},</text:p>
          </table:table-cell>
          <table:table-cell table:number-columns-repeated="16383"/>
        </table:table-row>
        <table:table-row table:style-name="ro5">
          <table:table-cell office:value-type="string" office:string-value="{&quot;R100&quot;: [{&quot;shape_coords&quot;:[100,50],&quot;shape_name&quot;:&quot;Round&quot;,&quot;synonyms&quot;:[&quot;R100&quot;,&quot;Rond 100&quot;,&quot;Rond100&quot;]}]}," table:formula="of:=[Round.I32]" table:style-name="ce1">
            <text:p>{"R100": [{"shape_coords":[100,50],"shape_name":"Round","synonyms":["R100","Rond 100","Rond100"]}]},</text:p>
          </table:table-cell>
          <table:table-cell table:number-columns-repeated="16383"/>
        </table:table-row>
        <table:table-row table:style-name="ro5">
          <table:table-cell office:value-type="string" office:string-value="{&quot;K40/40/3&quot;: [{&quot;shape_coords&quot;:[40,40,3,4,5,3],&quot;shape_name&quot;:&quot;Square Hollow Section&quot;,&quot;synonyms&quot;:[&quot;K40/40/3&quot;,&quot;K40x40x3&quot;,&quot;K40/3&quot;,&quot;K40x3&quot;]}]}," table:formula="of:=[SquareHollowSection.M3]" table:style-name="ce1">
            <text:p>{"K40/40/3": [{"shape_coords":[40,40,3,4,5,3],"shape_name":"Square Hollow Section","synonyms":["K40/40/3","K40x40x3","K40/3","K40x3"]}]},</text:p>
          </table:table-cell>
          <table:table-cell table:number-columns-repeated="16383"/>
        </table:table-row>
        <table:table-row table:style-name="ro5">
          <table:table-cell office:value-type="string" office:string-value="{&quot;K40/40/4&quot;: [{&quot;shape_coords&quot;:[40,40,4,6,4],&quot;shape_name&quot;:&quot;Square Hollow Section&quot;,&quot;synonyms&quot;:[&quot;K40/40/4&quot;,&quot;K40x40x4&quot;,&quot;K40/4&quot;,&quot;K40x4&quot;]}]}," table:formula="of:=[SquareHollowSection.M4]" table:style-name="ce1">
            <text:p>{"K40/40/4": [{"shape_coords":[40,40,4,6,4],"shape_name":"Square Hollow Section","synonyms":["K40/40/4","K40x40x4","K40/4","K40x4"]}]},</text:p>
          </table:table-cell>
          <table:table-cell table:number-columns-repeated="16383"/>
        </table:table-row>
        <table:table-row table:style-name="ro5">
          <table:table-cell office:value-type="string" office:string-value="{&quot;K50/50/3&quot;: [{&quot;shape_coords&quot;:[50,50,3,4,5,3],&quot;shape_name&quot;:&quot;Square Hollow Section&quot;,&quot;synonyms&quot;:[&quot;K50/50/3&quot;,&quot;K50x50x3&quot;,&quot;K50/3&quot;,&quot;K50x3&quot;]}]}," table:formula="of:=[SquareHollowSection.M5]" table:style-name="ce1">
            <text:p>{"K50/50/3": [{"shape_coords":[50,50,3,4,5,3],"shape_name":"Square Hollow Section","synonyms":["K50/50/3","K50x50x3","K50/3","K50x3"]}]},</text:p>
          </table:table-cell>
          <table:table-cell table:number-columns-repeated="16383"/>
        </table:table-row>
        <table:table-row table:style-name="ro5">
          <table:table-cell office:value-type="string" office:string-value="{&quot;K50/50/4&quot;: [{&quot;shape_coords&quot;:[50,50,4,6,4],&quot;shape_name&quot;:&quot;Square Hollow Section&quot;,&quot;synonyms&quot;:[&quot;K50/50/4&quot;,&quot;K50x50x4&quot;,&quot;K50/4&quot;,&quot;K50x4&quot;]}]}," table:formula="of:=[SquareHollowSection.M6]" table:style-name="ce1">
            <text:p>{"K50/50/4": [{"shape_coords":[50,50,4,6,4],"shape_name":"Square Hollow Section","synonyms":["K50/50/4","K50x50x4","K50/4","K50x4"]}]},</text:p>
          </table:table-cell>
          <table:table-cell table:number-columns-repeated="16383"/>
        </table:table-row>
        <table:table-row table:style-name="ro5">
          <table:table-cell office:value-type="string" office:string-value="{&quot;K60/60/4&quot;: [{&quot;shape_coords&quot;:[60,60,4,6,4],&quot;shape_name&quot;:&quot;Square Hollow Section&quot;,&quot;synonyms&quot;:[&quot;K60/60/4&quot;,&quot;K60x60x4&quot;,&quot;K60/4&quot;,&quot;K60x4&quot;]}]}," table:formula="of:=[SquareHollowSection.M7]" table:style-name="ce1">
            <text:p>{"K60/60/4": [{"shape_coords":[60,60,4,6,4],"shape_name":"Square Hollow Section","synonyms":["K60/60/4","K60x60x4","K60/4","K60x4"]}]},</text:p>
          </table:table-cell>
          <table:table-cell table:number-columns-repeated="16383"/>
        </table:table-row>
        <table:table-row table:style-name="ro5">
          <table:table-cell office:value-type="string" office:string-value="{&quot;K60/60/5&quot;: [{&quot;shape_coords&quot;:[60,60,5,7,5,5],&quot;shape_name&quot;:&quot;Square Hollow Section&quot;,&quot;synonyms&quot;:[&quot;K60/60/5&quot;,&quot;K60x60x5&quot;,&quot;K60/5&quot;,&quot;K60x5&quot;]}]}," table:formula="of:=[SquareHollowSection.M8]" table:style-name="ce1">
            <text:p>{"K60/60/5": [{"shape_coords":[60,60,5,7,5,5],"shape_name":"Square Hollow Section","synonyms":["K60/60/5","K60x60x5","K60/5","K60x5"]}]},</text:p>
          </table:table-cell>
          <table:table-cell table:number-columns-repeated="16383"/>
        </table:table-row>
        <table:table-row table:style-name="ro5">
          <table:table-cell office:value-type="string" office:string-value="{&quot;K60/60/6.3&quot;: [{&quot;shape_coords&quot;:[60,60,6.3,9,45,6.3],&quot;shape_name&quot;:&quot;Square Hollow Section&quot;,&quot;synonyms&quot;:[&quot;K60/60/6.3&quot;,&quot;K60x60x6.3&quot;,&quot;K60/6.3&quot;,&quot;K60x6.3&quot;]}]}," table:formula="of:=[SquareHollowSection.M9]" table:style-name="ce1">
            <text:p>{"K60/60/6.3": [{"shape_coords":[60,60,6.3,9,45,6.3],"shape_name":"Square Hollow Section","synonyms":["K60/60/6.3","K60x60x6.3","K60/6.3","K60x6.3"]}]},</text:p>
          </table:table-cell>
          <table:table-cell table:number-columns-repeated="16383"/>
        </table:table-row>
        <table:table-row table:style-name="ro5">
          <table:table-cell office:value-type="string" office:string-value="{&quot;K70/70/5&quot;: [{&quot;shape_coords&quot;:[70,70,5,7,5,5],&quot;shape_name&quot;:&quot;Square Hollow Section&quot;,&quot;synonyms&quot;:[&quot;K70/70/5&quot;,&quot;K70x70x5&quot;,&quot;K70/5&quot;,&quot;K70x5&quot;]}]}," table:formula="of:=[SquareHollowSection.M10]" table:style-name="ce1">
            <text:p>{"K70/70/5": [{"shape_coords":[70,70,5,7,5,5],"shape_name":"Square Hollow Section","synonyms":["K70/70/5","K70x70x5","K70/5","K70x5"]}]},</text:p>
          </table:table-cell>
          <table:table-cell table:number-columns-repeated="16383"/>
        </table:table-row>
        <table:table-row table:style-name="ro5">
          <table:table-cell office:value-type="string" office:string-value="{&quot;K70/70/6.3&quot;: [{&quot;shape_coords&quot;:[70,70,6.3,9,45,6.3],&quot;shape_name&quot;:&quot;Square Hollow Section&quot;,&quot;synonyms&quot;:[&quot;K70/70/6.3&quot;,&quot;K70x70x6.3&quot;,&quot;K70/6.3&quot;,&quot;K70x6.3&quot;]}]}," table:formula="of:=[SquareHollowSection.M11]" table:style-name="ce1">
            <text:p>{"K70/70/6.3": [{"shape_coords":[70,70,6.3,9,45,6.3],"shape_name":"Square Hollow Section","synonyms":["K70/70/6.3","K70x70x6.3","K70/6.3","K70x6.3"]}]},</text:p>
          </table:table-cell>
          <table:table-cell table:number-columns-repeated="16383"/>
        </table:table-row>
        <table:table-row table:style-name="ro5">
          <table:table-cell office:value-type="string" office:string-value="{&quot;K80/80/3.6&quot;: [{&quot;shape_coords&quot;:[80,80,3.6,5,4,3.6],&quot;shape_name&quot;:&quot;Square Hollow Section&quot;,&quot;synonyms&quot;:[&quot;K80/80/3.6&quot;,&quot;K80x80x3.6&quot;,&quot;K80/3.6&quot;,&quot;K80x3.6&quot;]}]}," table:formula="of:=[SquareHollowSection.M12]" table:style-name="ce1">
            <text:p>{"K80/80/3.6": [{"shape_coords":[80,80,3.6,5,4,3.6],"shape_name":"Square Hollow Section","synonyms":["K80/80/3.6","K80x80x3.6","K80/3.6","K80x3.6"]}]},</text:p>
          </table:table-cell>
          <table:table-cell table:number-columns-repeated="16383"/>
        </table:table-row>
        <table:table-row table:style-name="ro5">
          <table:table-cell office:value-type="string" office:string-value="{&quot;K80/80/5&quot;: [{&quot;shape_coords&quot;:[80,80,5,7,5,5],&quot;shape_name&quot;:&quot;Square Hollow Section&quot;,&quot;synonyms&quot;:[&quot;K80/80/5&quot;,&quot;K80x80x5&quot;,&quot;K80/5&quot;,&quot;K80x5&quot;]}]}," table:formula="of:=[SquareHollowSection.M13]" table:style-name="ce1">
            <text:p>{"K80/80/5": [{"shape_coords":[80,80,5,7,5,5],"shape_name":"Square Hollow Section","synonyms":["K80/80/5","K80x80x5","K80/5","K80x5"]}]},</text:p>
          </table:table-cell>
          <table:table-cell table:number-columns-repeated="16383"/>
        </table:table-row>
        <table:table-row table:style-name="ro5">
          <table:table-cell office:value-type="string" office:string-value="{&quot;K80/80/6.3&quot;: [{&quot;shape_coords&quot;:[80,80,6.3,9,45,6.3],&quot;shape_name&quot;:&quot;Square Hollow Section&quot;,&quot;synonyms&quot;:[&quot;K80/80/6.3&quot;,&quot;K80x80x6.3&quot;,&quot;K80/6.3&quot;,&quot;K80x6.3&quot;]}]}," table:formula="of:=[SquareHollowSection.M14]" table:style-name="ce1">
            <text:p>{"K80/80/6.3": [{"shape_coords":[80,80,6.3,9,45,6.3],"shape_name":"Square Hollow Section","synonyms":["K80/80/6.3","K80x80x6.3","K80/6.3","K80x6.3"]}]},</text:p>
          </table:table-cell>
          <table:table-cell table:number-columns-repeated="16383"/>
        </table:table-row>
        <table:table-row table:style-name="ro5">
          <table:table-cell office:value-type="string" office:string-value="{&quot;K90/90/5&quot;: [{&quot;shape_coords&quot;:[90,90,5,7,5,5],&quot;shape_name&quot;:&quot;Square Hollow Section&quot;,&quot;synonyms&quot;:[&quot;K90/90/5&quot;,&quot;K90x90x5&quot;,&quot;K90/5&quot;,&quot;K90x5&quot;]}]}," table:formula="of:=[SquareHollowSection.M15]" table:style-name="ce1">
            <text:p>{"K90/90/5": [{"shape_coords":[90,90,5,7,5,5],"shape_name":"Square Hollow Section","synonyms":["K90/90/5","K90x90x5","K90/5","K90x5"]}]},</text:p>
          </table:table-cell>
          <table:table-cell table:number-columns-repeated="16383"/>
        </table:table-row>
        <table:table-row table:style-name="ro5">
          <table:table-cell office:value-type="string" office:string-value="{&quot;K90/90/6.3&quot;: [{&quot;shape_coords&quot;:[90,90,6.3,9,45,6.3],&quot;shape_name&quot;:&quot;Square Hollow Section&quot;,&quot;synonyms&quot;:[&quot;K90/90/6.3&quot;,&quot;K90x90x6.3&quot;,&quot;K90/6.3&quot;,&quot;K90x6.3&quot;]}]}," table:formula="of:=[SquareHollowSection.M16]" table:style-name="ce1">
            <text:p>{"K90/90/6.3": [{"shape_coords":[90,90,6.3,9,45,6.3],"shape_name":"Square Hollow Section","synonyms":["K90/90/6.3","K90x90x6.3","K90/6.3","K90x6.3"]}]},</text:p>
          </table:table-cell>
          <table:table-cell table:number-columns-repeated="16383"/>
        </table:table-row>
        <table:table-row table:style-name="ro5">
          <table:table-cell office:value-type="string" office:string-value="{&quot;K100/100/5&quot;: [{&quot;shape_coords&quot;:[100,100,5,7,5,5],&quot;shape_name&quot;:&quot;Square Hollow Section&quot;,&quot;synonyms&quot;:[&quot;K100/100/5&quot;,&quot;K100x100x5&quot;,&quot;K100/5&quot;,&quot;K100x5&quot;]}]}," table:formula="of:=[SquareHollowSection.M17]" table:style-name="ce1">
            <text:p>{"K100/100/5": [{"shape_coords":[100,100,5,7,5,5],"shape_name":"Square Hollow Section","synonyms":["K100/100/5","K100x100x5","K100/5","K100x5"]}]},</text:p>
          </table:table-cell>
          <table:table-cell table:number-columns-repeated="16383"/>
        </table:table-row>
        <table:table-row table:style-name="ro5">
          <table:table-cell office:value-type="string" office:string-value="{&quot;K100/100/6.3&quot;: [{&quot;shape_coords&quot;:[100,100,6.3,9,45,6.3],&quot;shape_name&quot;:&quot;Square Hollow Section&quot;,&quot;synonyms&quot;:[&quot;K100/100/6.3&quot;,&quot;K100x100x6.3&quot;,&quot;K100/6.3&quot;,&quot;K100x6.3&quot;]}]}," table:formula="of:=[SquareHollowSection.M18]" table:style-name="ce1">
            <text:p>{"K100/100/6.3": [{"shape_coords":[100,100,6.3,9,45,6.3],"shape_name":"Square Hollow Section","synonyms":["K100/100/6.3","K100x100x6.3","K100/6.3","K100x6.3"]}]},</text:p>
          </table:table-cell>
          <table:table-cell table:number-columns-repeated="16383"/>
        </table:table-row>
        <table:table-row table:style-name="ro5">
          <table:table-cell office:value-type="string" office:string-value="{&quot;K100/100/8&quot;: [{&quot;shape_coords&quot;:[100,100,8,12,8],&quot;shape_name&quot;:&quot;Square Hollow Section&quot;,&quot;synonyms&quot;:[&quot;K100/100/8&quot;,&quot;K100x100x8&quot;,&quot;K100/8&quot;,&quot;K100x8&quot;]}]}," table:formula="of:=[SquareHollowSection.M19]" table:style-name="ce1">
            <text:p>{"K100/100/8": [{"shape_coords":[100,100,8,12,8],"shape_name":"Square Hollow Section","synonyms":["K100/100/8","K100x100x8","K100/8","K100x8"]}]},</text:p>
          </table:table-cell>
          <table:table-cell table:number-columns-repeated="16383"/>
        </table:table-row>
        <table:table-row table:style-name="ro5">
          <table:table-cell office:value-type="string" office:string-value="{&quot;K120/120/5&quot;: [{&quot;shape_coords&quot;:[120,120,5,7,5,5],&quot;shape_name&quot;:&quot;Square Hollow Section&quot;,&quot;synonyms&quot;:[&quot;K120/120/5&quot;,&quot;K120x120x5&quot;,&quot;K120/5&quot;,&quot;K120x5&quot;]}]}," table:formula="of:=[SquareHollowSection.M20]" table:style-name="ce1">
            <text:p>{"K120/120/5": [{"shape_coords":[120,120,5,7,5,5],"shape_name":"Square Hollow Section","synonyms":["K120/120/5","K120x120x5","K120/5","K120x5"]}]},</text:p>
          </table:table-cell>
          <table:table-cell table:number-columns-repeated="16383"/>
        </table:table-row>
        <table:table-row table:style-name="ro5">
          <table:table-cell office:value-type="string" office:string-value="{&quot;K120/120/6.3&quot;: [{&quot;shape_coords&quot;:[120,120,6.3,9,45,6.3],&quot;shape_name&quot;:&quot;Square Hollow Section&quot;,&quot;synonyms&quot;:[&quot;K120/120/6.3&quot;,&quot;K120x120x6.3&quot;,&quot;K120/6.3&quot;,&quot;K120x6.3&quot;]}]}," table:formula="of:=[SquareHollowSection.M21]" table:style-name="ce1">
            <text:p>{"K120/120/6.3": [{"shape_coords":[120,120,6.3,9,45,6.3],"shape_name":"Square Hollow Section","synonyms":["K120/120/6.3","K120x120x6.3","K120/6.3","K120x6.3"]}]},</text:p>
          </table:table-cell>
          <table:table-cell table:number-columns-repeated="16383"/>
        </table:table-row>
        <table:table-row table:style-name="ro5">
          <table:table-cell office:value-type="string" office:string-value="{&quot;K120/120/8&quot;: [{&quot;shape_coords&quot;:[120,120,8,12,8],&quot;shape_name&quot;:&quot;Square Hollow Section&quot;,&quot;synonyms&quot;:[&quot;K120/120/8&quot;,&quot;K120x120x8&quot;,&quot;K120/8&quot;,&quot;K120x8&quot;]}]}," table:formula="of:=[SquareHollowSection.M22]" table:style-name="ce1">
            <text:p>{"K120/120/8": [{"shape_coords":[120,120,8,12,8],"shape_name":"Square Hollow Section","synonyms":["K120/120/8","K120x120x8","K120/8","K120x8"]}]},</text:p>
          </table:table-cell>
          <table:table-cell table:number-columns-repeated="16383"/>
        </table:table-row>
        <table:table-row table:style-name="ro5">
          <table:table-cell office:value-type="string" office:string-value="{&quot;K140/140/8&quot;: [{&quot;shape_coords&quot;:[140,140,8,12,8],&quot;shape_name&quot;:&quot;Square Hollow Section&quot;,&quot;synonyms&quot;:[&quot;K140/140/8&quot;,&quot;K140x140x8&quot;,&quot;K140/8&quot;,&quot;K140x8&quot;]}]}," table:formula="of:=[SquareHollowSection.M23]" table:style-name="ce1">
            <text:p>{"K140/140/8": [{"shape_coords":[140,140,8,12,8],"shape_name":"Square Hollow Section","synonyms":["K140/140/8","K140x140x8","K140/8","K140x8"]}]},</text:p>
          </table:table-cell>
          <table:table-cell table:number-columns-repeated="16383"/>
        </table:table-row>
        <table:table-row table:style-name="ro5">
          <table:table-cell office:value-type="string" office:string-value="{&quot;K140/140/10&quot;: [{&quot;shape_coords&quot;:[140,140,10,15,10],&quot;shape_name&quot;:&quot;Square Hollow Section&quot;,&quot;synonyms&quot;:[&quot;K140/140/10&quot;,&quot;K140x140x10&quot;,&quot;K140/10&quot;,&quot;K140x10&quot;]}]}," table:formula="of:=[SquareHollowSection.M24]" table:style-name="ce1">
            <text:p>{"K140/140/10": [{"shape_coords":[140,140,10,15,10],"shape_name":"Square Hollow Section","synonyms":["K140/140/10","K140x140x10","K140/10","K140x10"]}]},</text:p>
          </table:table-cell>
          <table:table-cell table:number-columns-repeated="16383"/>
        </table:table-row>
        <table:table-row table:style-name="ro5">
          <table:table-cell office:value-type="string" office:string-value="{&quot;K150/150/8&quot;: [{&quot;shape_coords&quot;:[150,150,8,12,8],&quot;shape_name&quot;:&quot;Square Hollow Section&quot;,&quot;synonyms&quot;:[&quot;K150/150/8&quot;,&quot;K150x150x8&quot;,&quot;K150/8&quot;,&quot;K150x8&quot;]}]}," table:formula="of:=[SquareHollowSection.M25]" table:style-name="ce1">
            <text:p>{"K150/150/8": [{"shape_coords":[150,150,8,12,8],"shape_name":"Square Hollow Section","synonyms":["K150/150/8","K150x150x8","K150/8","K150x8"]}]},</text:p>
          </table:table-cell>
          <table:table-cell table:number-columns-repeated="16383"/>
        </table:table-row>
        <table:table-row table:style-name="ro5">
          <table:table-cell office:value-type="string" office:string-value="{&quot;K150/150/10&quot;: [{&quot;shape_coords&quot;:[150,150,10,15,10],&quot;shape_name&quot;:&quot;Square Hollow Section&quot;,&quot;synonyms&quot;:[&quot;K150/150/10&quot;,&quot;K150x150x10&quot;,&quot;K150/10&quot;,&quot;K150x10&quot;]}]}," table:formula="of:=[SquareHollowSection.M26]" table:style-name="ce1">
            <text:p>{"K150/150/10": [{"shape_coords":[150,150,10,15,10],"shape_name":"Square Hollow Section","synonyms":["K150/150/10","K150x150x10","K150/10","K150x10"]}]},</text:p>
          </table:table-cell>
          <table:table-cell table:number-columns-repeated="16383"/>
        </table:table-row>
        <table:table-row table:style-name="ro5">
          <table:table-cell office:value-type="string" office:string-value="{&quot;K150/150/12.5&quot;: [{&quot;shape_coords&quot;:[150,150,12.5,18,75,12.5],&quot;shape_name&quot;:&quot;Square Hollow Section&quot;,&quot;synonyms&quot;:[&quot;K150/150/12.5&quot;,&quot;K150x150x12.5&quot;,&quot;K150/12.5&quot;,&quot;K150x12.5&quot;]}]}," table:formula="of:=[SquareHollowSection.M27]" table:style-name="ce1">
            <text:p>{"K150/150/12.5": [{"shape_coords":[150,150,12.5,18,75,12.5],"shape_name":"Square Hollow Section","synonyms":["K150/150/12.5","K150x150x12.5","K150/12.5","K150x12.5"]}]},</text:p>
          </table:table-cell>
          <table:table-cell table:number-columns-repeated="16383"/>
        </table:table-row>
        <table:table-row table:style-name="ro5">
          <table:table-cell office:value-type="string" office:string-value="{&quot;K160/160/8&quot;: [{&quot;shape_coords&quot;:[160,160,8,12,8],&quot;shape_name&quot;:&quot;Square Hollow Section&quot;,&quot;synonyms&quot;:[&quot;K160/160/8&quot;,&quot;K160x160x8&quot;,&quot;K160/8&quot;,&quot;K160x8&quot;]}]}," table:formula="of:=[SquareHollowSection.M28]" table:style-name="ce1">
            <text:p>{"K160/160/8": [{"shape_coords":[160,160,8,12,8],"shape_name":"Square Hollow Section","synonyms":["K160/160/8","K160x160x8","K160/8","K160x8"]}]},</text:p>
          </table:table-cell>
          <table:table-cell table:number-columns-repeated="16383"/>
        </table:table-row>
        <table:table-row table:style-name="ro5">
          <table:table-cell office:value-type="string" office:string-value="{&quot;K160/160/10&quot;: [{&quot;shape_coords&quot;:[160,160,10,15,10],&quot;shape_name&quot;:&quot;Square Hollow Section&quot;,&quot;synonyms&quot;:[&quot;K160/160/10&quot;,&quot;K160x160x10&quot;,&quot;K160/10&quot;,&quot;K160x10&quot;]}]}," table:formula="of:=[SquareHollowSection.M29]" table:style-name="ce1">
            <text:p>{"K160/160/10": [{"shape_coords":[160,160,10,15,10],"shape_name":"Square Hollow Section","synonyms":["K160/160/10","K160x160x10","K160/10","K160x10"]}]},</text:p>
          </table:table-cell>
          <table:table-cell table:number-columns-repeated="16383"/>
        </table:table-row>
        <table:table-row table:style-name="ro5">
          <table:table-cell office:value-type="string" office:string-value="{&quot;K180/180/10&quot;: [{&quot;shape_coords&quot;:[180,180,10,15,10],&quot;shape_name&quot;:&quot;Square Hollow Section&quot;,&quot;synonyms&quot;:[&quot;K180/180/10&quot;,&quot;K180x180x10&quot;,&quot;K180/10&quot;,&quot;K180x10&quot;]}]}," table:formula="of:=[SquareHollowSection.M30]" table:style-name="ce1">
            <text:p>{"K180/180/10": [{"shape_coords":[180,180,10,15,10],"shape_name":"Square Hollow Section","synonyms":["K180/180/10","K180x180x10","K180/10","K180x10"]}]},</text:p>
          </table:table-cell>
          <table:table-cell table:number-columns-repeated="16383"/>
        </table:table-row>
        <table:table-row table:style-name="ro5">
          <table:table-cell office:value-type="string" office:string-value="{&quot;K180/180/12.5&quot;: [{&quot;shape_coords&quot;:[180,180,12.5,18,75,12.5],&quot;shape_name&quot;:&quot;Square Hollow Section&quot;,&quot;synonyms&quot;:[&quot;K180/180/12.5&quot;,&quot;K180x180x12.5&quot;,&quot;K180/12.5&quot;,&quot;K180x12.5&quot;]}]}," table:formula="of:=[SquareHollowSection.M31]" table:style-name="ce1">
            <text:p>{"K180/180/12.5": [{"shape_coords":[180,180,12.5,18,75,12.5],"shape_name":"Square Hollow Section","synonyms":["K180/180/12.5","K180x180x12.5","K180/12.5","K180x12.5"]}]},</text:p>
          </table:table-cell>
          <table:table-cell table:number-columns-repeated="16383"/>
        </table:table-row>
        <table:table-row table:style-name="ro5">
          <table:table-cell office:value-type="string" office:string-value="{&quot;K200/200/8&quot;: [{&quot;shape_coords&quot;:[200,200,8,12,8],&quot;shape_name&quot;:&quot;Square Hollow Section&quot;,&quot;synonyms&quot;:[&quot;K200/200/8&quot;,&quot;K200x200x8&quot;,&quot;K200/8&quot;,&quot;K200x8&quot;]}]}," table:formula="of:=[SquareHollowSection.M32]" table:style-name="ce1">
            <text:p>{"K200/200/8": [{"shape_coords":[200,200,8,12,8],"shape_name":"Square Hollow Section","synonyms":["K200/200/8","K200x200x8","K200/8","K200x8"]}]},</text:p>
          </table:table-cell>
          <table:table-cell table:number-columns-repeated="16383"/>
        </table:table-row>
        <table:table-row table:style-name="ro5">
          <table:table-cell office:value-type="string" office:string-value="{&quot;K200/200/10&quot;: [{&quot;shape_coords&quot;:[200,200,10,15,10],&quot;shape_name&quot;:&quot;Square Hollow Section&quot;,&quot;synonyms&quot;:[&quot;K200/200/10&quot;,&quot;K200x200x10&quot;,&quot;K200/10&quot;,&quot;K200x10&quot;]}]}," table:formula="of:=[SquareHollowSection.M33]" table:style-name="ce1">
            <text:p>{"K200/200/10": [{"shape_coords":[200,200,10,15,10],"shape_name":"Square Hollow Section","synonyms":["K200/200/10","K200x200x10","K200/10","K200x10"]}]},</text:p>
          </table:table-cell>
          <table:table-cell table:number-columns-repeated="16383"/>
        </table:table-row>
        <table:table-row table:style-name="ro5">
          <table:table-cell office:value-type="string" office:string-value="{&quot;K200/200/12.5&quot;: [{&quot;shape_coords&quot;:[200,200,12.5,18,75,12.5],&quot;shape_name&quot;:&quot;Square Hollow Section&quot;,&quot;synonyms&quot;:[&quot;K200/200/12.5&quot;,&quot;K200x200x12.5&quot;,&quot;K200/12.5&quot;,&quot;K200x12.5&quot;]}]}," table:formula="of:=[SquareHollowSection.M34]" table:style-name="ce1">
            <text:p>{"K200/200/12.5": [{"shape_coords":[200,200,12.5,18,75,12.5],"shape_name":"Square Hollow Section","synonyms":["K200/200/12.5","K200x200x12.5","K200/12.5","K200x12.5"]}]},</text:p>
          </table:table-cell>
          <table:table-cell table:number-columns-repeated="16383"/>
        </table:table-row>
        <table:table-row table:style-name="ro5">
          <table:table-cell office:value-type="string" office:string-value="{&quot;K250/250/10&quot;: [{&quot;shape_coords&quot;:[250,250,10,15,10],&quot;shape_name&quot;:&quot;Square Hollow Section&quot;,&quot;synonyms&quot;:[&quot;K250/250/10&quot;,&quot;K250x250x10&quot;,&quot;K250/10&quot;,&quot;K250x10&quot;]}]}," table:formula="of:=[SquareHollowSection.M35]" table:style-name="ce1">
            <text:p>{"K250/250/10": [{"shape_coords":[250,250,10,15,10],"shape_name":"Square Hollow Section","synonyms":["K250/250/10","K250x250x10","K250/10","K250x10"]}]},</text:p>
          </table:table-cell>
          <table:table-cell table:number-columns-repeated="16383"/>
        </table:table-row>
        <table:table-row table:style-name="ro5">
          <table:table-cell office:value-type="string" office:string-value="{&quot;K250/250/12.5&quot;: [{&quot;shape_coords&quot;:[250,250,12.5,18,75,12.5],&quot;shape_name&quot;:&quot;Square Hollow Section&quot;,&quot;synonyms&quot;:[&quot;K250/250/12.5&quot;,&quot;K250x250x12.5&quot;,&quot;K250/12.5&quot;,&quot;K250x12.5&quot;]}]}," table:formula="of:=[SquareHollowSection.M36]" table:style-name="ce1">
            <text:p>{"K250/250/12.5": [{"shape_coords":[250,250,12.5,18,75,12.5],"shape_name":"Square Hollow Section","synonyms":["K250/250/12.5","K250x250x12.5","K250/12.5","K250x12.5"]}]},</text:p>
          </table:table-cell>
          <table:table-cell table:number-columns-repeated="16383"/>
        </table:table-row>
        <table:table-row table:style-name="ro5">
          <table:table-cell office:value-type="string" office:string-value="{&quot;K300/300/10&quot;: [{&quot;shape_coords&quot;:[300,300,10,15,10],&quot;shape_name&quot;:&quot;Square Hollow Section&quot;,&quot;synonyms&quot;:[&quot;K300/300/10&quot;,&quot;K300x300x10&quot;,&quot;K300/10&quot;,&quot;K300x10&quot;]}]}," table:formula="of:=[SquareHollowSection.M37]" table:style-name="ce1">
            <text:p>{"K300/300/10": [{"shape_coords":[300,300,10,15,10],"shape_name":"Square Hollow Section","synonyms":["K300/300/10","K300x300x10","K300/10","K300x10"]}]},</text:p>
          </table:table-cell>
          <table:table-cell table:number-columns-repeated="16383"/>
        </table:table-row>
        <table:table-row table:style-name="ro5">
          <table:table-cell office:value-type="string" office:string-value="{&quot;K300/300/12.5&quot;: [{&quot;shape_coords&quot;:[300,300,12.5,18,75,12.5],&quot;shape_name&quot;:&quot;Square Hollow Section&quot;,&quot;synonyms&quot;:[&quot;K300/300/12.5&quot;,&quot;K300x300x12.5&quot;,&quot;K300/12.5&quot;,&quot;K300x12.5&quot;]}]}," table:formula="of:=[SquareHollowSection.M38]" table:style-name="ce1">
            <text:p>{"K300/300/12.5": [{"shape_coords":[300,300,12.5,18,75,12.5],"shape_name":"Square Hollow Section","synonyms":["K300/300/12.5","K300x300x12.5","K300/12.5","K300x12.5"]}]},</text:p>
          </table:table-cell>
          <table:table-cell table:number-columns-repeated="16383"/>
        </table:table-row>
        <table:table-row table:style-name="ro5">
          <table:table-cell office:value-type="string" office:string-value="{&quot;K350/350/10&quot;: [{&quot;shape_coords&quot;:[350,350,10,15,10],&quot;shape_name&quot;:&quot;Square Hollow Section&quot;,&quot;synonyms&quot;:[&quot;K350/350/10&quot;,&quot;K350x350x10&quot;,&quot;K350/10&quot;,&quot;K350x10&quot;]}]}," table:formula="of:=[SquareHollowSection.M39]" table:style-name="ce1">
            <text:p>{"K350/350/10": [{"shape_coords":[350,350,10,15,10],"shape_name":"Square Hollow Section","synonyms":["K350/350/10","K350x350x10","K350/10","K350x10"]}]},</text:p>
          </table:table-cell>
          <table:table-cell table:number-columns-repeated="16383"/>
        </table:table-row>
        <table:table-row table:style-name="ro5">
          <table:table-cell office:value-type="string" office:string-value="{&quot;K350/350/12.5&quot;: [{&quot;shape_coords&quot;:[350,350,12,5,18,75,12,5],&quot;shape_name&quot;:&quot;Square Hollow Section&quot;,&quot;synonyms&quot;:[&quot;K350/350/12.5&quot;,&quot;K350x350x12,5&quot;,&quot;K350/12,5&quot;,&quot;K350x12,5&quot;]}]}," table:formula="of:=[SquareHollowSection.M40]" table:style-name="ce1">
            <text:p>{"K350/350/12.5": [{"shape_coords":[350,350,12,5,18,75,12,5],"shape_name":"Square Hollow Section","synonyms":["K350/350/12.5","K350x350x12,5","K350/12,5","K350x12,5"]}]},</text:p>
          </table:table-cell>
          <table:table-cell table:number-columns-repeated="16383"/>
        </table:table-row>
        <table:table-row table:style-name="ro5">
          <table:table-cell office:value-type="string" office:string-value="{&quot;K400/400/12.5&quot;: [{&quot;shape_coords&quot;:[400,400,12.5,18,75,12.5],&quot;shape_name&quot;:&quot;Square Hollow Section&quot;,&quot;synonyms&quot;:[&quot;K400/400/12.5&quot;,&quot;K400x400x12.5&quot;,&quot;K400/12.5&quot;,&quot;K400x12.5&quot;]}]}," table:formula="of:=[SquareHollowSection.M41]" table:style-name="ce1">
            <text:p>{"K400/400/12.5": [{"shape_coords":[400,400,12.5,18,75,12.5],"shape_name":"Square Hollow Section","synonyms":["K400/400/12.5","K400x400x12.5","K400/12.5","K400x12.5"]}]},</text:p>
          </table:table-cell>
          <table:table-cell table:number-columns-repeated="16383"/>
        </table:table-row>
        <table:table-row table:style-name="ro5">
          <table:table-cell office:value-type="string" office:string-value="{&quot;K400/400/16&quot;: [{&quot;shape_coords&quot;:[400,400,16,24,16],&quot;shape_name&quot;:&quot;Square Hollow Section&quot;,&quot;synonyms&quot;:[&quot;K400/400/16&quot;,&quot;K400x400x16&quot;,&quot;K400/16&quot;,&quot;K400x16&quot;]}]}," table:formula="of:=[SquareHollowSection.M42]" table:style-name="ce1">
            <text:p>{"K400/400/16": [{"shape_coords":[400,400,16,24,16],"shape_name":"Square Hollow Section","synonyms":["K400/400/16","K400x400x16","K400/16","K400x16"]}]},</text:p>
          </table:table-cell>
          <table:table-cell table:number-columns-repeated="16383"/>
        </table:table-row>
        <table:table-row table:style-name="ro5">
          <table:table-cell office:value-type="string" office:string-value="{&quot;K50/30/3,2&quot;: [{&quot;shape_coords&quot;:[50,30,3,2,4,8,3,2],&quot;shape_name&quot;:&quot;Rectangle Hollow Section&quot;,&quot;synonyms&quot;:[&quot;K50/30/3,2&quot;,&quot;K50x30x3,2&quot;,&quot;K50/3,2&quot;,&quot;K50x3,2&quot;]}]}," table:formula="of:=[RectangleHollowSection.M3]" table:style-name="ce1">
            <text:p>{"K50/30/3,2": [{"shape_coords":[50,30,3,2,4,8,3,2],"shape_name":"Rectangle Hollow Section","synonyms":["K50/30/3,2","K50x30x3,2","K50/3,2","K50x3,2"]}]},</text:p>
          </table:table-cell>
          <table:table-cell table:number-columns-repeated="16383"/>
        </table:table-row>
        <table:table-row table:style-name="ro5">
          <table:table-cell office:value-type="string" office:string-value="{&quot;K50/30/4&quot;: [{&quot;shape_coords&quot;:[50,30,4,6,4],&quot;shape_name&quot;:&quot;Rectangle Hollow Section&quot;,&quot;synonyms&quot;:[&quot;K50/30/4&quot;,&quot;K50x30x4&quot;,&quot;K50/4&quot;,&quot;K50x4&quot;]}]}," table:formula="of:=[RectangleHollowSection.M4]" table:style-name="ce1">
            <text:p>{"K50/30/4": [{"shape_coords":[50,30,4,6,4],"shape_name":"Rectangle Hollow Section","synonyms":["K50/30/4","K50x30x4","K50/4","K50x4"]}]},</text:p>
          </table:table-cell>
          <table:table-cell table:number-columns-repeated="16383"/>
        </table:table-row>
        <table:table-row table:style-name="ro5">
          <table:table-cell office:value-type="string" office:string-value="{&quot;K60/40/4&quot;: [{&quot;shape_coords&quot;:[60,40,4,6,4],&quot;shape_name&quot;:&quot;Rectangle Hollow Section&quot;,&quot;synonyms&quot;:[&quot;K60/40/4&quot;,&quot;K60x40x4&quot;,&quot;K60/4&quot;,&quot;K60x4&quot;]}]}," table:formula="of:=[RectangleHollowSection.M5]" table:style-name="ce1">
            <text:p>{"K60/40/4": [{"shape_coords":[60,40,4,6,4],"shape_name":"Rectangle Hollow Section","synonyms":["K60/40/4","K60x40x4","K60/4","K60x4"]}]},</text:p>
          </table:table-cell>
          <table:table-cell table:number-columns-repeated="16383"/>
        </table:table-row>
        <table:table-row table:style-name="ro5">
          <table:table-cell office:value-type="string" office:string-value="{&quot;K60/40/5&quot;: [{&quot;shape_coords&quot;:[60,40,5,7,5,5],&quot;shape_name&quot;:&quot;Rectangle Hollow Section&quot;,&quot;synonyms&quot;:[&quot;K60/40/5&quot;,&quot;K60x40x5&quot;,&quot;K60/5&quot;,&quot;K60x5&quot;]}]}," table:formula="of:=[RectangleHollowSection.M6]" table:style-name="ce1">
            <text:p>{"K60/40/5": [{"shape_coords":[60,40,5,7,5,5],"shape_name":"Rectangle Hollow Section","synonyms":["K60/40/5","K60x40x5","K60/5","K60x5"]}]},</text:p>
          </table:table-cell>
          <table:table-cell table:number-columns-repeated="16383"/>
        </table:table-row>
        <table:table-row table:style-name="ro5">
          <table:table-cell office:value-type="string" office:string-value="{&quot;K80/40/4&quot;: [{&quot;shape_coords&quot;:[80,40,4,6,4],&quot;shape_name&quot;:&quot;Rectangle Hollow Section&quot;,&quot;synonyms&quot;:[&quot;K80/40/4&quot;,&quot;K80x40x4&quot;,&quot;K80/4&quot;,&quot;K80x4&quot;]}]}," table:formula="of:=[RectangleHollowSection.M7]" table:style-name="ce1">
            <text:p>{"K80/40/4": [{"shape_coords":[80,40,4,6,4],"shape_name":"Rectangle Hollow Section","synonyms":["K80/40/4","K80x40x4","K80/4","K80x4"]}]},</text:p>
          </table:table-cell>
          <table:table-cell table:number-columns-repeated="16383"/>
        </table:table-row>
        <table:table-row table:style-name="ro5">
          <table:table-cell office:value-type="string" office:string-value="{&quot;K80/40/5&quot;: [{&quot;shape_coords&quot;:[80,40,5,7,5,5],&quot;shape_name&quot;:&quot;Rectangle Hollow Section&quot;,&quot;synonyms&quot;:[&quot;K80/40/5&quot;,&quot;K80x40x5&quot;,&quot;K80/5&quot;,&quot;K80x5&quot;]}]}," table:formula="of:=[RectangleHollowSection.M8]" table:style-name="ce1">
            <text:p>{"K80/40/5": [{"shape_coords":[80,40,5,7,5,5],"shape_name":"Rectangle Hollow Section","synonyms":["K80/40/5","K80x40x5","K80/5","K80x5"]}]},</text:p>
          </table:table-cell>
          <table:table-cell table:number-columns-repeated="16383"/>
        </table:table-row>
        <table:table-row table:style-name="ro5">
          <table:table-cell office:value-type="string" office:string-value="{&quot;K80/40/6,3&quot;: [{&quot;shape_coords&quot;:[80,40,6,3,9,45,6,3],&quot;shape_name&quot;:&quot;Rectangle Hollow Section&quot;,&quot;synonyms&quot;:[&quot;K80/40/6,3&quot;,&quot;K80x40x6,3&quot;,&quot;K80/6,3&quot;,&quot;K80x6,3&quot;]}]}," table:formula="of:=[RectangleHollowSection.M9]" table:style-name="ce1">
            <text:p>{"K80/40/6,3": [{"shape_coords":[80,40,6,3,9,45,6,3],"shape_name":"Rectangle Hollow Section","synonyms":["K80/40/6,3","K80x40x6,3","K80/6,3","K80x6,3"]}]},</text:p>
          </table:table-cell>
          <table:table-cell table:number-columns-repeated="16383"/>
        </table:table-row>
        <table:table-row table:style-name="ro5">
          <table:table-cell office:value-type="string" office:string-value="{&quot;K90/50/5&quot;: [{&quot;shape_coords&quot;:[90,50,5,7,5,5],&quot;shape_name&quot;:&quot;Rectangle Hollow Section&quot;,&quot;synonyms&quot;:[&quot;K90/50/5&quot;,&quot;K90x50x5&quot;,&quot;K90/5&quot;,&quot;K90x5&quot;]}]}," table:formula="of:=[RectangleHollowSection.M10]" table:style-name="ce1">
            <text:p>{"K90/50/5": [{"shape_coords":[90,50,5,7,5,5],"shape_name":"Rectangle Hollow Section","synonyms":["K90/50/5","K90x50x5","K90/5","K90x5"]}]},</text:p>
          </table:table-cell>
          <table:table-cell table:number-columns-repeated="16383"/>
        </table:table-row>
        <table:table-row table:style-name="ro5">
          <table:table-cell office:value-type="string" office:string-value="{&quot;K90/50/6,3&quot;: [{&quot;shape_coords&quot;:[90,50,6,3,9,45,6,3],&quot;shape_name&quot;:&quot;Rectangle Hollow Section&quot;,&quot;synonyms&quot;:[&quot;K90/50/6,3&quot;,&quot;K90x50x6,3&quot;,&quot;K90/6,3&quot;,&quot;K90x6,3&quot;]}]}," table:formula="of:=[RectangleHollowSection.M11]" table:style-name="ce1">
            <text:p>{"K90/50/6,3": [{"shape_coords":[90,50,6,3,9,45,6,3],"shape_name":"Rectangle Hollow Section","synonyms":["K90/50/6,3","K90x50x6,3","K90/6,3","K90x6,3"]}]},</text:p>
          </table:table-cell>
          <table:table-cell table:number-columns-repeated="16383"/>
        </table:table-row>
        <table:table-row table:style-name="ro5">
          <table:table-cell office:value-type="string" office:string-value="{&quot;K100/50/4&quot;: [{&quot;shape_coords&quot;:[100,50,4,6,4],&quot;shape_name&quot;:&quot;Rectangle Hollow Section&quot;,&quot;synonyms&quot;:[&quot;K100/50/4&quot;,&quot;K100x50x4&quot;,&quot;K100/4&quot;,&quot;K100x4&quot;]}]}," table:formula="of:=[RectangleHollowSection.M12]" table:style-name="ce1">
            <text:p>{"K100/50/4": [{"shape_coords":[100,50,4,6,4],"shape_name":"Rectangle Hollow Section","synonyms":["K100/50/4","K100x50x4","K100/4","K100x4"]}]},</text:p>
          </table:table-cell>
          <table:table-cell table:number-columns-repeated="16383"/>
        </table:table-row>
        <table:table-row table:style-name="ro5">
          <table:table-cell office:value-type="string" office:string-value="{&quot;K100/50/5&quot;: [{&quot;shape_coords&quot;:[100,50,5,7,5,5],&quot;shape_name&quot;:&quot;Rectangle Hollow Section&quot;,&quot;synonyms&quot;:[&quot;K100/50/5&quot;,&quot;K100x50x5&quot;,&quot;K100/5&quot;,&quot;K100x5&quot;]}]}," table:formula="of:=[RectangleHollowSection.M13]" table:style-name="ce1">
            <text:p>{"K100/50/5": [{"shape_coords":[100,50,5,7,5,5],"shape_name":"Rectangle Hollow Section","synonyms":["K100/50/5","K100x50x5","K100/5","K100x5"]}]},</text:p>
          </table:table-cell>
          <table:table-cell table:number-columns-repeated="16383"/>
        </table:table-row>
        <table:table-row table:style-name="ro5">
          <table:table-cell office:value-type="string" office:string-value="{&quot;K100/50/6,3&quot;: [{&quot;shape_coords&quot;:[100,50,6,3,9,45,6,3],&quot;shape_name&quot;:&quot;Rectangle Hollow Section&quot;,&quot;synonyms&quot;:[&quot;K100/50/6,3&quot;,&quot;K100x50x6,3&quot;,&quot;K100/6,3&quot;,&quot;K100x6,3&quot;]}]}," table:formula="of:=[RectangleHollowSection.M14]" table:style-name="ce1">
            <text:p>{"K100/50/6,3": [{"shape_coords":[100,50,6,3,9,45,6,3],"shape_name":"Rectangle Hollow Section","synonyms":["K100/50/6,3","K100x50x6,3","K100/6,3","K100x6,3"]}]},</text:p>
          </table:table-cell>
          <table:table-cell table:number-columns-repeated="16383"/>
        </table:table-row>
        <table:table-row table:style-name="ro5">
          <table:table-cell office:value-type="string" office:string-value="{&quot;K100/60/5&quot;: [{&quot;shape_coords&quot;:[100,60,5,7,5,5],&quot;shape_name&quot;:&quot;Rectangle Hollow Section&quot;,&quot;synonyms&quot;:[&quot;K100/60/5&quot;,&quot;K100x60x5&quot;,&quot;K100/5&quot;,&quot;K100x5&quot;]}]}," table:formula="of:=[RectangleHollowSection.M15]" table:style-name="ce1">
            <text:p>{"K100/60/5": [{"shape_coords":[100,60,5,7,5,5],"shape_name":"Rectangle Hollow Section","synonyms":["K100/60/5","K100x60x5","K100/5","K100x5"]}]},</text:p>
          </table:table-cell>
          <table:table-cell table:number-columns-repeated="16383"/>
        </table:table-row>
        <table:table-row table:style-name="ro5">
          <table:table-cell office:value-type="string" office:string-value="{&quot;K100/60/6,3&quot;: [{&quot;shape_coords&quot;:[100,60,6,3,9,45,6,3],&quot;shape_name&quot;:&quot;Rectangle Hollow Section&quot;,&quot;synonyms&quot;:[&quot;K100/60/6,3&quot;,&quot;K100x60x6,3&quot;,&quot;K100/6,3&quot;,&quot;K100x6,3&quot;]}]}," table:formula="of:=[RectangleHollowSection.M16]" table:style-name="ce1">
            <text:p>{"K100/60/6,3": [{"shape_coords":[100,60,6,3,9,45,6,3],"shape_name":"Rectangle Hollow Section","synonyms":["K100/60/6,3","K100x60x6,3","K100/6,3","K100x6,3"]}]},</text:p>
          </table:table-cell>
          <table:table-cell table:number-columns-repeated="16383"/>
        </table:table-row>
        <table:table-row table:style-name="ro5">
          <table:table-cell office:value-type="string" office:string-value="{&quot;K120/60/5&quot;: [{&quot;shape_coords&quot;:[120,60,5,7,5,5],&quot;shape_name&quot;:&quot;Rectangle Hollow Section&quot;,&quot;synonyms&quot;:[&quot;K120/60/5&quot;,&quot;K120x60x5&quot;,&quot;K120/5&quot;,&quot;K120x5&quot;]}]}," table:formula="of:=[RectangleHollowSection.M17]" table:style-name="ce1">
            <text:p>{"K120/60/5": [{"shape_coords":[120,60,5,7,5,5],"shape_name":"Rectangle Hollow Section","synonyms":["K120/60/5","K120x60x5","K120/5","K120x5"]}]},</text:p>
          </table:table-cell>
          <table:table-cell table:number-columns-repeated="16383"/>
        </table:table-row>
        <table:table-row table:style-name="ro5">
          <table:table-cell office:value-type="string" office:string-value="{&quot;K120/60/6,3&quot;: [{&quot;shape_coords&quot;:[120,60,6,3,9,45,6,3],&quot;shape_name&quot;:&quot;Rectangle Hollow Section&quot;,&quot;synonyms&quot;:[&quot;K120/60/6,3&quot;,&quot;K120x60x6,3&quot;,&quot;K120/6,3&quot;,&quot;K120x6,3&quot;]}]}," table:formula="of:=[RectangleHollowSection.M18]" table:style-name="ce1">
            <text:p>{"K120/60/6,3": [{"shape_coords":[120,60,6,3,9,45,6,3],"shape_name":"Rectangle Hollow Section","synonyms":["K120/60/6,3","K120x60x6,3","K120/6,3","K120x6,3"]}]},</text:p>
          </table:table-cell>
          <table:table-cell table:number-columns-repeated="16383"/>
        </table:table-row>
        <table:table-row table:style-name="ro5">
          <table:table-cell office:value-type="string" office:string-value="{&quot;K120/80/6,3&quot;: [{&quot;shape_coords&quot;:[120,80,6,3,9,45,6,3],&quot;shape_name&quot;:&quot;Rectangle Hollow Section&quot;,&quot;synonyms&quot;:[&quot;K120/80/6,3&quot;,&quot;K120x80x6,3&quot;,&quot;K120/6,3&quot;,&quot;K120x6,3&quot;]}]}," table:formula="of:=[RectangleHollowSection.M19]" table:style-name="ce1">
            <text:p>{"K120/80/6,3": [{"shape_coords":[120,80,6,3,9,45,6,3],"shape_name":"Rectangle Hollow Section","synonyms":["K120/80/6,3","K120x80x6,3","K120/6,3","K120x6,3"]}]},</text:p>
          </table:table-cell>
          <table:table-cell table:number-columns-repeated="16383"/>
        </table:table-row>
        <table:table-row table:style-name="ro5">
          <table:table-cell office:value-type="string" office:string-value="{&quot;K120/80/8&quot;: [{&quot;shape_coords&quot;:[120,80,8,12,8],&quot;shape_name&quot;:&quot;Rectangle Hollow Section&quot;,&quot;synonyms&quot;:[&quot;K120/80/8&quot;,&quot;K120x80x8&quot;,&quot;K120/8&quot;,&quot;K120x8&quot;]}]}," table:formula="of:=[RectangleHollowSection.M20]" table:style-name="ce1">
            <text:p>{"K120/80/8": [{"shape_coords":[120,80,8,12,8],"shape_name":"Rectangle Hollow Section","synonyms":["K120/80/8","K120x80x8","K120/8","K120x8"]}]},</text:p>
          </table:table-cell>
          <table:table-cell table:number-columns-repeated="16383"/>
        </table:table-row>
        <table:table-row table:style-name="ro5">
          <table:table-cell office:value-type="string" office:string-value="{&quot;K150/100/6,3&quot;: [{&quot;shape_coords&quot;:[150,100,6,3,9,45,6,3],&quot;shape_name&quot;:&quot;Rectangle Hollow Section&quot;,&quot;synonyms&quot;:[&quot;K150/100/6,3&quot;,&quot;K150x100x6,3&quot;,&quot;K150/6,3&quot;,&quot;K150x6,3&quot;]}]}," table:formula="of:=[RectangleHollowSection.M21]" table:style-name="ce1">
            <text:p>{"K150/100/6,3": [{"shape_coords":[150,100,6,3,9,45,6,3],"shape_name":"Rectangle Hollow Section","synonyms":["K150/100/6,3","K150x100x6,3","K150/6,3","K150x6,3"]}]},</text:p>
          </table:table-cell>
          <table:table-cell table:number-columns-repeated="16383"/>
        </table:table-row>
        <table:table-row table:style-name="ro5">
          <table:table-cell office:value-type="string" office:string-value="{&quot;K150/100/8&quot;: [{&quot;shape_coords&quot;:[150,100,8,12,8],&quot;shape_name&quot;:&quot;Rectangle Hollow Section&quot;,&quot;synonyms&quot;:[&quot;K150/100/8&quot;,&quot;K150x100x8&quot;,&quot;K150/8&quot;,&quot;K150x8&quot;]}]}," table:formula="of:=[RectangleHollowSection.M22]" table:style-name="ce1">
            <text:p>{"K150/100/8": [{"shape_coords":[150,100,8,12,8],"shape_name":"Rectangle Hollow Section","synonyms":["K150/100/8","K150x100x8","K150/8","K150x8"]}]},</text:p>
          </table:table-cell>
          <table:table-cell table:number-columns-repeated="16383"/>
        </table:table-row>
        <table:table-row table:style-name="ro5">
          <table:table-cell office:value-type="string" office:string-value="{&quot;K150/100/10&quot;: [{&quot;shape_coords&quot;:[150,100,10,15,10],&quot;shape_name&quot;:&quot;Rectangle Hollow Section&quot;,&quot;synonyms&quot;:[&quot;K150/100/10&quot;,&quot;K150x100x10&quot;,&quot;K150/10&quot;,&quot;K150x10&quot;]}]}," table:formula="of:=[RectangleHollowSection.M23]" table:style-name="ce1">
            <text:p>{"K150/100/10": [{"shape_coords":[150,100,10,15,10],"shape_name":"Rectangle Hollow Section","synonyms":["K150/100/10","K150x100x10","K150/10","K150x10"]}]},</text:p>
          </table:table-cell>
          <table:table-cell table:number-columns-repeated="16383"/>
        </table:table-row>
        <table:table-row table:style-name="ro5">
          <table:table-cell office:value-type="string" office:string-value="{&quot;K160/80/8&quot;: [{&quot;shape_coords&quot;:[160,80,8,12,8],&quot;shape_name&quot;:&quot;Rectangle Hollow Section&quot;,&quot;synonyms&quot;:[&quot;K160/80/8&quot;,&quot;K160x80x8&quot;,&quot;K160/8&quot;,&quot;K160x8&quot;]}]}," table:formula="of:=[RectangleHollowSection.M24]" table:style-name="ce1">
            <text:p>{"K160/80/8": [{"shape_coords":[160,80,8,12,8],"shape_name":"Rectangle Hollow Section","synonyms":["K160/80/8","K160x80x8","K160/8","K160x8"]}]},</text:p>
          </table:table-cell>
          <table:table-cell table:number-columns-repeated="16383"/>
        </table:table-row>
        <table:table-row table:style-name="ro5">
          <table:table-cell office:value-type="string" office:string-value="{&quot;K160/80/10&quot;: [{&quot;shape_coords&quot;:[160,80,10,15,10],&quot;shape_name&quot;:&quot;Rectangle Hollow Section&quot;,&quot;synonyms&quot;:[&quot;K160/80/10&quot;,&quot;K160x80x10&quot;,&quot;K160/10&quot;,&quot;K160x10&quot;]}]}," table:formula="of:=[RectangleHollowSection.M25]" table:style-name="ce1">
            <text:p>{"K160/80/10": [{"shape_coords":[160,80,10,15,10],"shape_name":"Rectangle Hollow Section","synonyms":["K160/80/10","K160x80x10","K160/10","K160x10"]}]},</text:p>
          </table:table-cell>
          <table:table-cell table:number-columns-repeated="16383"/>
        </table:table-row>
        <table:table-row table:style-name="ro5">
          <table:table-cell office:value-type="string" office:string-value="{&quot;K200/100/8&quot;: [{&quot;shape_coords&quot;:[200,100,8,12,8],&quot;shape_name&quot;:&quot;Rectangle Hollow Section&quot;,&quot;synonyms&quot;:[&quot;K200/100/8&quot;,&quot;K200x100x8&quot;,&quot;K200/8&quot;,&quot;K200x8&quot;]}]}," table:formula="of:=[RectangleHollowSection.M26]" table:style-name="ce1">
            <text:p>{"K200/100/8": [{"shape_coords":[200,100,8,12,8],"shape_name":"Rectangle Hollow Section","synonyms":["K200/100/8","K200x100x8","K200/8","K200x8"]}]},</text:p>
          </table:table-cell>
          <table:table-cell table:number-columns-repeated="16383"/>
        </table:table-row>
        <table:table-row table:style-name="ro5">
          <table:table-cell office:value-type="string" office:string-value="{&quot;K200/100/10&quot;: [{&quot;shape_coords&quot;:[200,100,10,15,10],&quot;shape_name&quot;:&quot;Rectangle Hollow Section&quot;,&quot;synonyms&quot;:[&quot;K200/100/10&quot;,&quot;K200x100x10&quot;,&quot;K200/10&quot;,&quot;K200x10&quot;]}]}," table:formula="of:=[RectangleHollowSection.M27]" table:style-name="ce1">
            <text:p>{"K200/100/10": [{"shape_coords":[200,100,10,15,10],"shape_name":"Rectangle Hollow Section","synonyms":["K200/100/10","K200x100x10","K200/10","K200x10"]}]},</text:p>
          </table:table-cell>
          <table:table-cell table:number-columns-repeated="16383"/>
        </table:table-row>
        <table:table-row table:style-name="ro5">
          <table:table-cell office:value-type="string" office:string-value="{&quot;K200/100/12,5&quot;: [{&quot;shape_coords&quot;:[200,100,12,5,18,75,12,5],&quot;shape_name&quot;:&quot;Rectangle Hollow Section&quot;,&quot;synonyms&quot;:[&quot;K200/100/12,5&quot;,&quot;K200x100x12,5&quot;,&quot;K200/12,5&quot;,&quot;K200x12,5&quot;]}]}," table:formula="of:=[RectangleHollowSection.M28]" table:style-name="ce1">
            <text:p>{"K200/100/12,5": [{"shape_coords":[200,100,12,5,18,75,12,5],"shape_name":"Rectangle Hollow Section","synonyms":["K200/100/12,5","K200x100x12,5","K200/12,5","K200x12,5"]}]},</text:p>
          </table:table-cell>
          <table:table-cell table:number-columns-repeated="16383"/>
        </table:table-row>
        <table:table-row table:style-name="ro5">
          <table:table-cell office:value-type="string" office:string-value="{&quot;K200/120/8&quot;: [{&quot;shape_coords&quot;:[200,120,8,12,8],&quot;shape_name&quot;:&quot;Rectangle Hollow Section&quot;,&quot;synonyms&quot;:[&quot;K200/120/8&quot;,&quot;K200x120x8&quot;,&quot;K200/8&quot;,&quot;K200x8&quot;]}]}," table:formula="of:=[RectangleHollowSection.M29]" table:style-name="ce1">
            <text:p>{"K200/120/8": [{"shape_coords":[200,120,8,12,8],"shape_name":"Rectangle Hollow Section","synonyms":["K200/120/8","K200x120x8","K200/8","K200x8"]}]},</text:p>
          </table:table-cell>
          <table:table-cell table:number-columns-repeated="16383"/>
        </table:table-row>
        <table:table-row table:style-name="ro5">
          <table:table-cell office:value-type="string" office:string-value="{&quot;K200/120/10&quot;: [{&quot;shape_coords&quot;:[200,120,10,15,10],&quot;shape_name&quot;:&quot;Rectangle Hollow Section&quot;,&quot;synonyms&quot;:[&quot;K200/120/10&quot;,&quot;K200x120x10&quot;,&quot;K200/10&quot;,&quot;K200x10&quot;]}]}," table:formula="of:=[RectangleHollowSection.M30]" table:style-name="ce1">
            <text:p>{"K200/120/10": [{"shape_coords":[200,120,10,15,10],"shape_name":"Rectangle Hollow Section","synonyms":["K200/120/10","K200x120x10","K200/10","K200x10"]}]},</text:p>
          </table:table-cell>
          <table:table-cell table:number-columns-repeated="16383"/>
        </table:table-row>
        <table:table-row table:style-name="ro5">
          <table:table-cell office:value-type="string" office:string-value="{&quot;K250/150/10&quot;: [{&quot;shape_coords&quot;:[250,150,10,15,10],&quot;shape_name&quot;:&quot;Rectangle Hollow Section&quot;,&quot;synonyms&quot;:[&quot;K250/150/10&quot;,&quot;K250x150x10&quot;,&quot;K250/10&quot;,&quot;K250x10&quot;]}]}," table:formula="of:=[RectangleHollowSection.M31]" table:style-name="ce1">
            <text:p>{"K250/150/10": [{"shape_coords":[250,150,10,15,10],"shape_name":"Rectangle Hollow Section","synonyms":["K250/150/10","K250x150x10","K250/10","K250x10"]}]},</text:p>
          </table:table-cell>
          <table:table-cell table:number-columns-repeated="16383"/>
        </table:table-row>
        <table:table-row table:style-name="ro5">
          <table:table-cell office:value-type="string" office:string-value="{&quot;K250/150/12,5&quot;: [{&quot;shape_coords&quot;:[250,150,12,5,18,75,12,5],&quot;shape_name&quot;:&quot;Rectangle Hollow Section&quot;,&quot;synonyms&quot;:[&quot;K250/150/12,5&quot;,&quot;K250x150x12,5&quot;,&quot;K250/12,5&quot;,&quot;K250x12,5&quot;]}]}," table:formula="of:=[RectangleHollowSection.M32]" table:style-name="ce1">
            <text:p>{"K250/150/12,5": [{"shape_coords":[250,150,12,5,18,75,12,5],"shape_name":"Rectangle Hollow Section","synonyms":["K250/150/12,5","K250x150x12,5","K250/12,5","K250x12,5"]}]},</text:p>
          </table:table-cell>
          <table:table-cell table:number-columns-repeated="16383"/>
        </table:table-row>
        <table:table-row table:style-name="ro5">
          <table:table-cell office:value-type="string" office:string-value="{&quot;K300/200/10&quot;: [{&quot;shape_coords&quot;:[300,200,10,15,10],&quot;shape_name&quot;:&quot;Rectangle Hollow Section&quot;,&quot;synonyms&quot;:[&quot;K300/200/10&quot;,&quot;K300x200x10&quot;,&quot;K300/10&quot;,&quot;K300x10&quot;]}]}," table:formula="of:=[RectangleHollowSection.M33]" table:style-name="ce1">
            <text:p>{"K300/200/10": [{"shape_coords":[300,200,10,15,10],"shape_name":"Rectangle Hollow Section","synonyms":["K300/200/10","K300x200x10","K300/10","K300x10"]}]},</text:p>
          </table:table-cell>
          <table:table-cell table:number-columns-repeated="16383"/>
        </table:table-row>
        <table:table-row table:style-name="ro5">
          <table:table-cell office:value-type="string" office:string-value="{&quot;K300/200/12,5&quot;: [{&quot;shape_coords&quot;:[300,200,12,5,18,75,12,5],&quot;shape_name&quot;:&quot;Rectangle Hollow Section&quot;,&quot;synonyms&quot;:[&quot;K300/200/12,5&quot;,&quot;K300x200x12,5&quot;,&quot;K300/12,5&quot;,&quot;K300x12,5&quot;]}]}," table:formula="of:=[RectangleHollowSection.M34]" table:style-name="ce1">
            <text:p>{"K300/200/12,5": [{"shape_coords":[300,200,12,5,18,75,12,5],"shape_name":"Rectangle Hollow Section","synonyms":["K300/200/12,5","K300x200x12,5","K300/12,5","K300x12,5"]}]},</text:p>
          </table:table-cell>
          <table:table-cell table:number-columns-repeated="16383"/>
        </table:table-row>
        <table:table-row table:style-name="ro5">
          <table:table-cell office:value-type="string" office:string-value="{&quot;K400/200/10&quot;: [{&quot;shape_coords&quot;:[400,200,10,15,10],&quot;shape_name&quot;:&quot;Rectangle Hollow Section&quot;,&quot;synonyms&quot;:[&quot;K400/200/10&quot;,&quot;K400x200x10&quot;,&quot;K400/10&quot;,&quot;K400x10&quot;]}]}," table:formula="of:=[RectangleHollowSection.M35]" table:style-name="ce1">
            <text:p>{"K400/200/10": [{"shape_coords":[400,200,10,15,10],"shape_name":"Rectangle Hollow Section","synonyms":["K400/200/10","K400x200x10","K400/10","K400x10"]}]},</text:p>
          </table:table-cell>
          <table:table-cell table:number-columns-repeated="16383"/>
        </table:table-row>
        <table:table-row table:style-name="ro5">
          <table:table-cell office:value-type="string" office:string-value="{&quot;K400/200/12,5&quot;: [{&quot;shape_coords&quot;:[400,200,12,5,18,75,12,5],&quot;shape_name&quot;:&quot;Rectangle Hollow Section&quot;,&quot;synonyms&quot;:[&quot;K400/200/12,5&quot;,&quot;K400x200x12,5&quot;,&quot;K400/12,5&quot;,&quot;K400x12,5&quot;]}]}," table:formula="of:=[RectangleHollowSection.M36]" table:style-name="ce1">
            <text:p>{"K400/200/12,5": [{"shape_coords":[400,200,12,5,18,75,12,5],"shape_name":"Rectangle Hollow Section","synonyms":["K400/200/12,5","K400x200x12,5","K400/12,5","K400x12,5"]}]},</text:p>
          </table:table-cell>
          <table:table-cell table:number-columns-repeated="16383"/>
        </table:table-row>
        <table:table-row table:style-name="ro5">
          <table:table-cell office:value-type="string" office:string-value="{&quot;K450/250/10&quot;: [{&quot;shape_coords&quot;:[450,250,10,15,10],&quot;shape_name&quot;:&quot;Rectangle Hollow Section&quot;,&quot;synonyms&quot;:[&quot;K450/250/10&quot;,&quot;K450x250x10&quot;,&quot;K450/10&quot;,&quot;K450x10&quot;]}]}," table:formula="of:=[RectangleHollowSection.M37]" table:style-name="ce1">
            <text:p>{"K450/250/10": [{"shape_coords":[450,250,10,15,10],"shape_name":"Rectangle Hollow Section","synonyms":["K450/250/10","K450x250x10","K450/10","K450x10"]}]},</text:p>
          </table:table-cell>
          <table:table-cell table:number-columns-repeated="16383"/>
        </table:table-row>
        <table:table-row table:style-name="ro5">
          <table:table-cell office:value-type="string" office:string-value="{&quot;K450/250/12,5&quot;: [{&quot;shape_coords&quot;:[450,250,12,5,18,75,12,5],&quot;shape_name&quot;:&quot;Rectangle Hollow Section&quot;,&quot;synonyms&quot;:[&quot;K450/250/12,5&quot;,&quot;K450x250x12,5&quot;,&quot;K450/12,5&quot;,&quot;K450x12,5&quot;]}]}," table:formula="of:=[RectangleHollowSection.M38]" table:style-name="ce1">
            <text:p>{"K450/250/12,5": [{"shape_coords":[450,250,12,5,18,75,12,5],"shape_name":"Rectangle Hollow Section","synonyms":["K450/250/12,5","K450x250x12,5","K450/12,5","K450x12,5"]}]},</text:p>
          </table:table-cell>
          <table:table-cell table:number-columns-repeated="16383"/>
        </table:table-row>
        <table:table-row table:style-name="ro5">
          <table:table-cell office:value-type="string" office:string-value="{&quot;K500/300/12,5&quot;: [{&quot;shape_coords&quot;:[500,300,12,5,18,75,12,5],&quot;shape_name&quot;:&quot;Rectangle Hollow Section&quot;,&quot;synonyms&quot;:[&quot;K500/300/12,5&quot;,&quot;K500x300x12,5&quot;,&quot;K500/12,5&quot;,&quot;K500x12,5&quot;]}]}," table:formula="of:=[RectangleHollowSection.M39]" table:style-name="ce1">
            <text:p>{"K500/300/12,5": [{"shape_coords":[500,300,12,5,18,75,12,5],"shape_name":"Rectangle Hollow Section","synonyms":["K500/300/12,5","K500x300x12,5","K500/12,5","K500x12,5"]}]},</text:p>
          </table:table-cell>
          <table:table-cell table:number-columns-repeated="16383"/>
        </table:table-row>
        <table:table-row table:style-name="ro5">
          <table:table-cell office:value-type="string" office:string-value="{&quot;K350/350/12.5&quot;: [{&quot;shape_coords&quot;:[500,300,16,24,16],&quot;shape_name&quot;:&quot;Rectangle Hollow Section&quot;,&quot;synonyms&quot;:[&quot;K350/350/12.5&quot;,&quot;K500x300x16&quot;,&quot;K500/16&quot;,&quot;K500x16&quot;]}]}," table:formula="of:=[RectangleHollowSection.M40]" table:style-name="ce1">
            <text:p>{"K350/350/12.5": [{"shape_coords":[500,300,16,24,16],"shape_name":"Rectangle Hollow Section","synonyms":["K350/350/12.5","K500x300x16","K500/16","K500x16"]}]},</text:p>
          </table:table-cell>
          <table:table-cell table:number-columns-repeated="16383"/>
        </table:table-row>
        <table:table-row table:number-rows-repeated="10479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3-31T09:29:38Z</dc:date>
    <meta:editing-duration>PT0S</meta:editing-duration>
  </office:meta>
</office:document-meta>
</file>